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24in" fo:margin-left="0in" fo:margin-top="0in" fo:margin-bottom="0in" table:align="left"/>
    </style:style>
    <style:style style:name="Table1.A" style:family="table-column">
      <style:table-column-properties style:column-width="2.0167in"/>
    </style:style>
    <style:style style:name="Table1.B" style:family="table-column">
      <style:table-column-properties style:column-width="1.5104in"/>
    </style:style>
    <style:style style:name="Table1.C" style:family="table-column">
      <style:table-column-properties style:column-width="1.4903in"/>
    </style:style>
    <style:style style:name="Table1.D" style:family="table-column">
      <style:table-column-properties style:column-width="1.6743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4.0313in" fo:margin-left="0.4729in" fo:margin-top="0in" fo:margin-bottom="0in" table:align="left"/>
    </style:style>
    <style:style style:name="Table2.A" style:family="table-column">
      <style:table-column-properties style:column-width="1.0306in"/>
    </style:style>
    <style:style style:name="Table2.B" style:family="table-column">
      <style:table-column-properties style:column-width="0.9896in"/>
    </style:style>
    <style:style style:name="Table2.C" style:family="table-column">
      <style:table-column-properties style:column-width="1.0208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5.0625in" fo:margin-left="0.4729in" fo:margin-top="0in" fo:margin-bottom="0in" table:align="left"/>
    </style:style>
    <style:style style:name="Table3.A" style:family="table-column">
      <style:table-column-properties style:column-width="1.0097in"/>
    </style:style>
    <style:style style:name="Table3.C" style:family="table-column">
      <style:table-column-properties style:column-width="1.0208in"/>
    </style:style>
    <style:style style:name="Table3.D" style:family="table-column">
      <style:table-column-properties style:column-width="0.9896in"/>
    </style:style>
    <style:style style:name="Table3.E" style:family="table-column">
      <style:table-column-properties style:column-width="1.0326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E1" style:family="table-cell">
      <style:table-cell-properties fo:padding-left="0.0785in" fo:padding-right="0.075in" fo:padding-top="0in" fo:padding-bottom="0in" fo:border="0.5pt solid #000000"/>
    </style:style>
    <style:style style:name="Table4" style:family="table">
      <style:table-properties style:width="5.0625in" fo:margin-left="0.4729in" fo:margin-top="0in" fo:margin-bottom="0in" table:align="left"/>
    </style:style>
    <style:style style:name="Table4.A" style:family="table-column">
      <style:table-column-properties style:column-width="1.0097in"/>
    </style:style>
    <style:style style:name="Table4.C" style:family="table-column">
      <style:table-column-properties style:column-width="1.0208in"/>
    </style:style>
    <style:style style:name="Table4.D" style:family="table-column">
      <style:table-column-properties style:column-width="0.9896in"/>
    </style:style>
    <style:style style:name="Table4.E" style:family="table-column">
      <style:table-column-properties style:column-width="1.0326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E1" style:family="table-cell">
      <style:table-cell-properties fo:padding-left="0.0785in" fo:padding-right="0.075in" fo:padding-top="0in" fo:padding-bottom="0in" fo:border="0.5pt solid #000000"/>
    </style:style>
    <style:style style:name="Table5" style:family="table">
      <style:table-properties style:width="4.0313in" fo:margin-left="0.4729in" fo:margin-top="0in" fo:margin-bottom="0in" table:align="left"/>
    </style:style>
    <style:style style:name="Table5.A" style:family="table-column">
      <style:table-column-properties style:column-width="1.0306in"/>
    </style:style>
    <style:style style:name="Table5.B" style:family="table-column">
      <style:table-column-properties style:column-width="0.9896in"/>
    </style:style>
    <style:style style:name="Table5.C" style:family="table-column">
      <style:table-column-properties style:column-width="1.0208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Table6" style:family="table">
      <style:table-properties style:width="5.0625in" fo:margin-left="0.4729in" fo:margin-top="0in" fo:margin-bottom="0in" table:align="left"/>
    </style:style>
    <style:style style:name="Table6.A" style:family="table-column">
      <style:table-column-properties style:column-width="1.0097in"/>
    </style:style>
    <style:style style:name="Table6.C" style:family="table-column">
      <style:table-column-properties style:column-width="1.0208in"/>
    </style:style>
    <style:style style:name="Table6.D" style:family="table-column">
      <style:table-column-properties style:column-width="0.9896in"/>
    </style:style>
    <style:style style:name="Table6.E" style:family="table-column">
      <style:table-column-properties style:column-width="1.0326in"/>
    </style:style>
    <style:style style:name="Table6.1" style:family="table-row">
      <style:table-row-properties fo:keep-together="auto"/>
    </style:style>
    <style:style style:name="Table6.A1" style:family="table-cell">
      <style:table-cell-properties fo:padding-left="0.0785in" fo:padding-right="0.075in" fo:padding-top="0in" fo:padding-bottom="0in" fo:border-left="0.5pt solid #000000" fo:border-right="none" fo:border-top="0.5pt solid #000000" fo:border-bottom="0.5pt solid #000000"/>
    </style:style>
    <style:style style:name="Table6.E1" style:family="table-cell">
      <style:table-cell-properties fo:padding-left="0.0785in" fo:padding-right="0.075in" fo:padding-top="0in" fo:padding-bottom="0in" fo:border="0.5pt solid #000000"/>
    </style:style>
    <style:style style:name="Table7" style:family="table">
      <style:table-properties style:width="5.5125in" fo:margin-left="0.4729in" fo:margin-top="0in" fo:margin-bottom="0in" table:align="left"/>
    </style:style>
    <style:style style:name="Table7.A" style:family="table-column">
      <style:table-column-properties style:column-width="1.0292in"/>
    </style:style>
    <style:style style:name="Table7.B" style:family="table-column">
      <style:table-column-properties style:column-width="4.4826in"/>
    </style:style>
    <style:style style:name="Table7.1" style:family="table-row">
      <style:table-row-properties fo:keep-together="auto"/>
    </style:style>
    <style:style style:name="Table7.A1" style:family="table-cell">
      <style:table-cell-properties fo:padding-left="0.0785in" fo:padding-right="0.075in" fo:padding-top="0in" fo:padding-bottom="0in" fo:border-left="0.5pt solid #000000" fo:border-right="none" fo:border-top="0.5pt solid #000000" fo:border-bottom="0.5pt solid #000000"/>
    </style:style>
    <style:style style:name="Table7.B1" style:family="table-cell">
      <style:table-cell-properties fo:padding-left="0.0785in" fo:padding-right="0.075in" fo:padding-top="0in" fo:padding-bottom="0in" fo:border="0.5pt solid #000000"/>
    </style:style>
    <style:style style:name="Table8" style:family="table">
      <style:table-properties style:width="1.9792in" fo:margin-left="1.1396in" fo:margin-top="0in" fo:margin-bottom="0in" table:align="left"/>
    </style:style>
    <style:style style:name="Table8.A" style:family="table-column">
      <style:table-column-properties style:column-width="0.7417in"/>
    </style:style>
    <style:style style:name="Table8.B" style:family="table-column">
      <style:table-column-properties style:column-width="1.2368in"/>
    </style:style>
    <style:style style:name="Table8.1" style:family="table-row">
      <style:table-row-properties fo:keep-together="auto"/>
    </style:style>
    <style:style style:name="Table8.A1" style:family="table-cell">
      <style:table-cell-properties fo:padding-left="0.0785in" fo:padding-right="0.075in" fo:padding-top="0in" fo:padding-bottom="0in" fo:border-left="0.5pt solid #000000" fo:border-right="none" fo:border-top="0.5pt solid #000000" fo:border-bottom="0.5pt solid #000000"/>
    </style:style>
    <style:style style:name="Table8.B1" style:family="table-cell">
      <style:table-cell-properties fo:padding-left="0.0785in" fo:padding-right="0.075in" fo:padding-top="0in" fo:padding-bottom="0in" fo:border="0.5pt solid #000000"/>
    </style:style>
    <style:style style:name="Table9" style:family="table">
      <style:table-properties style:width="1.4972in" fo:margin-left="0.9833in" fo:margin-top="0in" fo:margin-bottom="0in" table:align="left"/>
    </style:style>
    <style:style style:name="Table9.A" style:family="table-column">
      <style:table-column-properties style:column-width="0.3507in"/>
    </style:style>
    <style:style style:name="Table9.B" style:family="table-column">
      <style:table-column-properties style:column-width="1.1458in"/>
    </style:style>
    <style:style style:name="Table9.1" style:family="table-row">
      <style:table-row-properties fo:keep-together="auto"/>
    </style:style>
    <style:style style:name="Table9.A1" style:family="table-cell">
      <style:table-cell-properties fo:padding-left="0.0785in" fo:padding-right="0.075in" fo:padding-top="0in" fo:padding-bottom="0in" fo:border-left="0.5pt solid #000000" fo:border-right="none" fo:border-top="0.5pt solid #000000" fo:border-bottom="0.5pt solid #000000"/>
    </style:style>
    <style:style style:name="Table9.B1" style:family="table-cell">
      <style:table-cell-properties fo:padding-left="0.0785in" fo:padding-right="0.075in" fo:padding-top="0in" fo:padding-bottom="0in" fo:border="0.5pt solid #000000"/>
    </style:style>
    <style:style style:name="Table10" style:family="table">
      <style:table-properties style:width="2.266in" fo:margin-left="0.9833in" fo:margin-top="0in" fo:margin-bottom="0in" table:align="left"/>
    </style:style>
    <style:style style:name="Table10.A" style:family="table-column">
      <style:table-column-properties style:column-width="0.3507in"/>
    </style:style>
    <style:style style:name="Table10.B" style:family="table-column">
      <style:table-column-properties style:column-width="1.9146in"/>
    </style:style>
    <style:style style:name="Table10.1" style:family="table-row">
      <style:table-row-properties fo:keep-together="auto"/>
    </style:style>
    <style:style style:name="Table10.A1" style:family="table-cell">
      <style:table-cell-properties fo:padding-left="0.0785in" fo:padding-right="0.075in" fo:padding-top="0in" fo:padding-bottom="0in" fo:border-left="0.5pt solid #000000" fo:border-right="none" fo:border-top="0.5pt solid #000000" fo:border-bottom="0.5pt solid #000000"/>
    </style:style>
    <style:style style:name="Table10.B1" style:family="table-cell">
      <style:table-cell-properties fo:padding-left="0.0785in" fo:padding-right="0.075in" fo:padding-top="0in" fo:padding-bottom="0in" fo:border="0.5pt solid #000000"/>
    </style:style>
    <style:style style:name="Table11" style:family="table">
      <style:table-properties style:width="4.2451in" fo:margin-left="0.9833in" fo:margin-top="0in" fo:margin-bottom="0in" table:align="left"/>
    </style:style>
    <style:style style:name="Table11.A" style:family="table-column">
      <style:table-column-properties style:column-width="0.3493in"/>
    </style:style>
    <style:style style:name="Table11.B" style:family="table-column">
      <style:table-column-properties style:column-width="3.8951in"/>
    </style:style>
    <style:style style:name="Table11.1" style:family="table-row">
      <style:table-row-properties fo:keep-together="auto"/>
    </style:style>
    <style:style style:name="Table11.A1" style:family="table-cell">
      <style:table-cell-properties fo:padding-left="0.0785in" fo:padding-right="0.075in" fo:padding-top="0in" fo:padding-bottom="0in" fo:border-left="0.5pt solid #000000" fo:border-right="none" fo:border-top="0.5pt solid #000000" fo:border-bottom="0.5pt solid #000000"/>
    </style:style>
    <style:style style:name="Table11.B1" style:family="table-cell">
      <style:table-cell-properties fo:padding-left="0.0785in" fo:padding-right="0.075in" fo:padding-top="0in" fo:padding-bottom="0in" fo:border="0.5pt solid #000000"/>
    </style:style>
    <style:style style:name="Table12" style:family="table">
      <style:table-properties style:width="1.2104in" fo:margin-left="0.9833in" fo:margin-top="0in" fo:margin-bottom="0in" table:align="left"/>
    </style:style>
    <style:style style:name="Table12.A" style:family="table-column">
      <style:table-column-properties style:column-width="0.3486in"/>
    </style:style>
    <style:style style:name="Table12.B" style:family="table-column">
      <style:table-column-properties style:column-width="0.8611in"/>
    </style:style>
    <style:style style:name="Table12.1" style:family="table-row">
      <style:table-row-properties fo:keep-together="auto"/>
    </style:style>
    <style:style style:name="Table12.A1" style:family="table-cell">
      <style:table-cell-properties fo:padding-left="0.0785in" fo:padding-right="0.075in" fo:padding-top="0in" fo:padding-bottom="0in" fo:border-left="0.5pt solid #000000" fo:border-right="none" fo:border-top="0.5pt solid #000000" fo:border-bottom="0.5pt solid #000000"/>
    </style:style>
    <style:style style:name="Table12.B1" style:family="table-cell">
      <style:table-cell-properties fo:padding-left="0.0785in" fo:padding-right="0.075in" fo:padding-top="0in" fo:padding-bottom="0in" fo:border="0.5pt solid #000000"/>
    </style:style>
    <style:style style:name="Table13" style:family="table">
      <style:table-properties style:width="4.0313in" fo:margin-left="0.4729in" fo:margin-top="0in" fo:margin-bottom="0in" table:align="left"/>
    </style:style>
    <style:style style:name="Table13.A" style:family="table-column">
      <style:table-column-properties style:column-width="1.0306in"/>
    </style:style>
    <style:style style:name="Table13.B" style:family="table-column">
      <style:table-column-properties style:column-width="0.9896in"/>
    </style:style>
    <style:style style:name="Table13.C" style:family="table-column">
      <style:table-column-properties style:column-width="1.0208in"/>
    </style:style>
    <style:style style:name="Table13.1" style:family="table-row">
      <style:table-row-properties fo:keep-together="auto"/>
    </style:style>
    <style:style style:name="Table13.A1" style:family="table-cell">
      <style:table-cell-properties fo:padding-left="0.0785in" fo:padding-right="0.075in" fo:padding-top="0in" fo:padding-bottom="0in" fo:border-left="0.5pt solid #000000" fo:border-right="none" fo:border-top="0.5pt solid #000000" fo:border-bottom="0.5pt solid #000000"/>
    </style:style>
    <style:style style:name="Table13.D1" style:family="table-cell">
      <style:table-cell-properties fo:padding-left="0.0785in" fo:padding-right="0.075in" fo:padding-top="0in" fo:padding-bottom="0in" fo:border="0.5pt solid #000000"/>
    </style:style>
    <style:style style:name="Table14" style:family="table">
      <style:table-properties style:width="5.0625in" fo:margin-left="0.4729in" fo:margin-top="0in" fo:margin-bottom="0in" table:align="left"/>
    </style:style>
    <style:style style:name="Table14.A" style:family="table-column">
      <style:table-column-properties style:column-width="1.0097in"/>
    </style:style>
    <style:style style:name="Table14.C" style:family="table-column">
      <style:table-column-properties style:column-width="1.0208in"/>
    </style:style>
    <style:style style:name="Table14.D" style:family="table-column">
      <style:table-column-properties style:column-width="0.9896in"/>
    </style:style>
    <style:style style:name="Table14.E" style:family="table-column">
      <style:table-column-properties style:column-width="1.0326in"/>
    </style:style>
    <style:style style:name="Table14.1" style:family="table-row">
      <style:table-row-properties fo:keep-together="auto"/>
    </style:style>
    <style:style style:name="Table14.A1" style:family="table-cell">
      <style:table-cell-properties fo:padding-left="0.0785in" fo:padding-right="0.075in" fo:padding-top="0in" fo:padding-bottom="0in" fo:border-left="0.5pt solid #000000" fo:border-right="none" fo:border-top="0.5pt solid #000000" fo:border-bottom="0.5pt solid #000000"/>
    </style:style>
    <style:style style:name="Table14.E1" style:family="table-cell">
      <style:table-cell-properties fo:padding-left="0.0785in" fo:padding-right="0.075in" fo:padding-top="0in" fo:padding-bottom="0in" fo:border="0.5pt solid #000000"/>
    </style:style>
    <style:style style:name="Table15" style:family="table">
      <style:table-properties style:width="5.0625in" fo:margin-left="0.4729in" fo:margin-top="0in" fo:margin-bottom="0in" table:align="left"/>
    </style:style>
    <style:style style:name="Table15.A" style:family="table-column">
      <style:table-column-properties style:column-width="1.0097in"/>
    </style:style>
    <style:style style:name="Table15.C" style:family="table-column">
      <style:table-column-properties style:column-width="1.0208in"/>
    </style:style>
    <style:style style:name="Table15.D" style:family="table-column">
      <style:table-column-properties style:column-width="0.9896in"/>
    </style:style>
    <style:style style:name="Table15.E" style:family="table-column">
      <style:table-column-properties style:column-width="1.0326in"/>
    </style:style>
    <style:style style:name="Table15.1" style:family="table-row">
      <style:table-row-properties fo:keep-together="auto"/>
    </style:style>
    <style:style style:name="Table15.A1" style:family="table-cell">
      <style:table-cell-properties fo:padding-left="0.0785in" fo:padding-right="0.075in" fo:padding-top="0in" fo:padding-bottom="0in" fo:border-left="0.5pt solid #000000" fo:border-right="none" fo:border-top="0.5pt solid #000000" fo:border-bottom="0.5pt solid #000000"/>
    </style:style>
    <style:style style:name="Table15.E1" style:family="table-cell">
      <style:table-cell-properties fo:padding-left="0.0785in" fo:padding-right="0.075in" fo:padding-top="0in" fo:padding-bottom="0in" fo:border="0.5pt solid #000000"/>
    </style:style>
    <style:style style:name="Table16" style:family="table">
      <style:table-properties style:width="2.3958in" fo:margin-left="0.9833in" fo:margin-top="0in" fo:margin-bottom="0in" table:align="left"/>
    </style:style>
    <style:style style:name="Table16.A" style:family="table-column">
      <style:table-column-properties style:column-width="0.3479in"/>
    </style:style>
    <style:style style:name="Table16.B" style:family="table-column">
      <style:table-column-properties style:column-width="2.0472in"/>
    </style:style>
    <style:style style:name="Table16.1" style:family="table-row">
      <style:table-row-properties fo:keep-together="auto"/>
    </style:style>
    <style:style style:name="Table16.A1" style:family="table-cell">
      <style:table-cell-properties fo:padding-left="0.0785in" fo:padding-right="0.075in" fo:padding-top="0in" fo:padding-bottom="0in" fo:border-left="0.5pt solid #000000" fo:border-right="none" fo:border-top="0.5pt solid #000000" fo:border-bottom="0.5pt solid #000000"/>
    </style:style>
    <style:style style:name="Table16.B1" style:family="table-cell">
      <style:table-cell-properties fo:padding-left="0.0785in" fo:padding-right="0.075in" fo:padding-top="0in" fo:padding-bottom="0in" fo:border="0.5pt solid #000000"/>
    </style:style>
    <style:style style:name="Table17" style:family="table">
      <style:table-properties style:width="4.0313in" fo:margin-left="0.4729in" fo:margin-top="0in" fo:margin-bottom="0in" table:align="left"/>
    </style:style>
    <style:style style:name="Table17.A" style:family="table-column">
      <style:table-column-properties style:column-width="1.0306in"/>
    </style:style>
    <style:style style:name="Table17.B" style:family="table-column">
      <style:table-column-properties style:column-width="0.9896in"/>
    </style:style>
    <style:style style:name="Table17.C" style:family="table-column">
      <style:table-column-properties style:column-width="1.0208in"/>
    </style:style>
    <style:style style:name="Table17.1" style:family="table-row">
      <style:table-row-properties fo:keep-together="auto"/>
    </style:style>
    <style:style style:name="Table17.A1" style:family="table-cell">
      <style:table-cell-properties fo:padding-left="0.0785in" fo:padding-right="0.075in" fo:padding-top="0in" fo:padding-bottom="0in" fo:border-left="0.5pt solid #000000" fo:border-right="none" fo:border-top="0.5pt solid #000000" fo:border-bottom="0.5pt solid #000000"/>
    </style:style>
    <style:style style:name="Table17.D1" style:family="table-cell">
      <style:table-cell-properties fo:padding-left="0.0785in" fo:padding-right="0.075in" fo:padding-top="0in" fo:padding-bottom="0in" fo:border="0.5pt solid #000000"/>
    </style:style>
    <style:style style:name="Table18" style:family="table">
      <style:table-properties style:width="5.0625in" fo:margin-left="0.4729in" fo:margin-top="0in" fo:margin-bottom="0in" table:align="left"/>
    </style:style>
    <style:style style:name="Table18.A" style:family="table-column">
      <style:table-column-properties style:column-width="1.0097in"/>
    </style:style>
    <style:style style:name="Table18.C" style:family="table-column">
      <style:table-column-properties style:column-width="1.0208in"/>
    </style:style>
    <style:style style:name="Table18.D" style:family="table-column">
      <style:table-column-properties style:column-width="0.9896in"/>
    </style:style>
    <style:style style:name="Table18.E" style:family="table-column">
      <style:table-column-properties style:column-width="1.0326in"/>
    </style:style>
    <style:style style:name="Table18.1" style:family="table-row">
      <style:table-row-properties fo:keep-together="auto"/>
    </style:style>
    <style:style style:name="Table18.A1" style:family="table-cell">
      <style:table-cell-properties fo:padding-left="0.0785in" fo:padding-right="0.075in" fo:padding-top="0in" fo:padding-bottom="0in" fo:border-left="0.5pt solid #000000" fo:border-right="none" fo:border-top="0.5pt solid #000000" fo:border-bottom="0.5pt solid #000000"/>
    </style:style>
    <style:style style:name="Table18.E1" style:family="table-cell">
      <style:table-cell-properties fo:padding-left="0.0785in" fo:padding-right="0.075in" fo:padding-top="0in" fo:padding-bottom="0in" fo:border="0.5pt solid #000000"/>
    </style:style>
    <style:style style:name="Table19" style:family="table">
      <style:table-properties style:width="5.0521in" fo:margin-left="0.4889in" fo:margin-top="0in" fo:margin-bottom="0in" table:align="left"/>
    </style:style>
    <style:style style:name="Table19.A" style:family="table-column">
      <style:table-column-properties style:column-width="1.0542in"/>
    </style:style>
    <style:style style:name="Table19.B" style:family="table-column">
      <style:table-column-properties style:column-width="1.1979in"/>
    </style:style>
    <style:style style:name="Table19.C" style:family="table-column">
      <style:table-column-properties style:column-width="2.8in"/>
    </style:style>
    <style:style style:name="Table19.1" style:family="table-row">
      <style:table-row-properties fo:keep-together="auto"/>
    </style:style>
    <style:style style:name="Table19.A1" style:family="table-cell">
      <style:table-cell-properties fo:padding-left="0.0785in" fo:padding-right="0.075in" fo:padding-top="0in" fo:padding-bottom="0in" fo:border-left="0.5pt solid #000000" fo:border-right="none" fo:border-top="0.5pt solid #000000" fo:border-bottom="0.5pt solid #000000"/>
    </style:style>
    <style:style style:name="Table19.C1" style:family="table-cell">
      <style:table-cell-properties fo:padding-left="0.0785in" fo:padding-right="0.075in" fo:padding-top="0in" fo:padding-bottom="0in" fo:border="0.5pt solid #000000"/>
    </style:style>
    <style:style style:name="Table20" style:family="table">
      <style:table-properties style:width="6.6771in" fo:margin-left="0in" fo:margin-top="0in" fo:margin-bottom="0in" table:align="left"/>
    </style:style>
    <style:style style:name="Table20.A" style:family="table-column">
      <style:table-column-properties style:column-width="1.3125in"/>
    </style:style>
    <style:style style:name="Table20.B" style:family="table-column">
      <style:table-column-properties style:column-width="1.4375in"/>
    </style:style>
    <style:style style:name="Table20.C" style:family="table-column">
      <style:table-column-properties style:column-width="3.9271in"/>
    </style:style>
    <style:style style:name="Table20.1" style:family="table-row">
      <style:table-row-properties fo:keep-together="auto"/>
    </style:style>
    <style:style style:name="Table20.A1" style:family="table-cell">
      <style:table-cell-properties fo:padding-left="0.0785in" fo:padding-right="0.075in" fo:padding-top="0in" fo:padding-bottom="0in" fo:border-left="0.5pt solid #000000" fo:border-right="none" fo:border-top="0.5pt solid #000000" fo:border-bottom="0.5pt solid #000000"/>
    </style:style>
    <style:style style:name="Table20.C1" style:family="table-cell">
      <style:table-cell-properties fo:padding-left="0.0785in" fo:padding-right="0.075in" fo:padding-top="0in" fo:padding-bottom="0in" fo:border="0.5pt solid #000000"/>
    </style:style>
    <style:style style:name="Table21" style:family="table">
      <style:table-properties style:width="6.6924in" fo:margin-left="0in" fo:margin-top="0in" fo:margin-bottom="0in" table:align="left"/>
    </style:style>
    <style:style style:name="Table21.A" style:family="table-column">
      <style:table-column-properties style:column-width="1.7563in"/>
    </style:style>
    <style:style style:name="Table21.B" style:family="table-column">
      <style:table-column-properties style:column-width="0.7167in"/>
    </style:style>
    <style:style style:name="Table21.C" style:family="table-column">
      <style:table-column-properties style:column-width="0.4292in"/>
    </style:style>
    <style:style style:name="Table21.D" style:family="table-column">
      <style:table-column-properties style:column-width="0.4694in"/>
    </style:style>
    <style:style style:name="Table21.E" style:family="table-column">
      <style:table-column-properties style:column-width="3.3208in"/>
    </style:style>
    <style:style style:name="Table21.1" style:family="table-row">
      <style:table-row-properties fo:keep-together="auto"/>
    </style:style>
    <style:style style:name="Table21.A1" style:family="table-cell">
      <style:table-cell-properties fo:padding-left="0.0785in" fo:padding-right="0.075in" fo:padding-top="0in" fo:padding-bottom="0in" fo:border-left="0.5pt solid #000000" fo:border-right="none" fo:border-top="0.5pt solid #000000" fo:border-bottom="0.5pt solid #000000"/>
    </style:style>
    <style:style style:name="Table21.E1" style:family="table-cell">
      <style:table-cell-properties fo:padding-left="0.0785in" fo:padding-right="0.075in" fo:padding-top="0in" fo:padding-bottom="0in" fo:border="0.5pt solid #000000"/>
    </style:style>
    <style:style style:name="Table22" style:family="table">
      <style:table-properties style:width="6.6924in" fo:margin-left="0in" fo:margin-top="0in" fo:margin-bottom="0in" table:align="left"/>
    </style:style>
    <style:style style:name="Table22.A" style:family="table-column">
      <style:table-column-properties style:column-width="1.7694in"/>
    </style:style>
    <style:style style:name="Table22.B" style:family="table-column">
      <style:table-column-properties style:column-width="0.7167in"/>
    </style:style>
    <style:style style:name="Table22.C" style:family="table-column">
      <style:table-column-properties style:column-width="0.4292in"/>
    </style:style>
    <style:style style:name="Table22.D" style:family="table-column">
      <style:table-column-properties style:column-width="0.4694in"/>
    </style:style>
    <style:style style:name="Table22.E" style:family="table-column">
      <style:table-column-properties style:column-width="3.3076in"/>
    </style:style>
    <style:style style:name="Table22.1" style:family="table-row">
      <style:table-row-properties fo:keep-together="auto"/>
    </style:style>
    <style:style style:name="Table22.A1" style:family="table-cell">
      <style:table-cell-properties fo:padding-left="0.0785in" fo:padding-right="0.075in" fo:padding-top="0in" fo:padding-bottom="0in" fo:border-left="0.5pt solid #000000" fo:border-right="none" fo:border-top="0.5pt solid #000000" fo:border-bottom="0.5pt solid #000000"/>
    </style:style>
    <style:style style:name="Table22.E1" style:family="table-cell">
      <style:table-cell-properties fo:padding-left="0.0785in" fo:padding-right="0.075in" fo:padding-top="0in" fo:padding-bottom="0in" fo:border="0.5pt solid #000000"/>
    </style:style>
    <style:style style:name="Table23" style:family="table">
      <style:table-properties style:width="6.9264in" fo:margin-left="0in" fo:margin-top="0in" fo:margin-bottom="0in" table:align="left"/>
    </style:style>
    <style:style style:name="Table23.A" style:family="table-column">
      <style:table-column-properties style:column-width="1.8104in"/>
    </style:style>
    <style:style style:name="Table23.B" style:family="table-column">
      <style:table-column-properties style:column-width="1.7715in"/>
    </style:style>
    <style:style style:name="Table23.C" style:family="table-column">
      <style:table-column-properties style:column-width="1.6722in"/>
    </style:style>
    <style:style style:name="Table23.D" style:family="table-column">
      <style:table-column-properties style:column-width="1.6715in"/>
    </style:style>
    <style:style style:name="Table23.1" style:family="table-row">
      <style:table-row-properties fo:keep-together="auto"/>
    </style:style>
    <style:style style:name="Table23.A1" style:family="table-cell">
      <style:table-cell-properties fo:padding-left="0.0785in" fo:padding-right="0.075in" fo:padding-top="0in" fo:padding-bottom="0in" fo:border-left="0.5pt solid #000000" fo:border-right="none" fo:border-top="0.5pt solid #000000" fo:border-bottom="0.5pt solid #000000"/>
    </style:style>
    <style:style style:name="Table23.D1" style:family="table-cell">
      <style:table-cell-properties fo:padding-left="0.0785in" fo:padding-right="0.075in" fo:padding-top="0in" fo:padding-bottom="0in" fo:border="0.5pt solid #000000"/>
    </style:style>
    <style:style style:name="P1" style:family="paragraph" style:parent-style-name="Standard">
      <style:text-properties style:font-name="Courier New" fo:font-size="12pt" fo:font-weight="normal" style:font-name-asian="Courier New1" style:font-size-asian="12pt" style:font-weight-asian="normal" style:font-name-complex="Courier New1" style:font-size-complex="12pt"/>
    </style:style>
    <style:style style:name="P2" style:family="paragraph" style:parent-style-name="Standard" style:list-style-name="WWNum4">
      <style:text-properties style:font-name="Courier New" fo:font-size="12pt" fo:font-weight="normal" style:font-name-asian="Courier New1" style:font-size-asian="12pt" style:font-weight-asian="normal" style:font-name-complex="Courier New1" style:font-size-complex="12pt"/>
    </style:style>
    <style:style style:name="P3" style:family="paragraph" style:parent-style-name="Standard">
      <style:text-properties style:font-name="Courier New" style:font-name-asian="Courier New1" style:font-name-complex="Courier New1"/>
    </style:style>
    <style:style style:name="P4" style:family="paragraph" style:parent-style-name="Standard" style:list-style-name="WWNum4">
      <style:text-properties style:font-name="Courier New" style:font-name-asian="Courier New1" style:font-name-complex="Courier New1"/>
    </style:style>
    <style:style style:name="P5" style:family="paragraph" style:parent-style-name="Standard" style:list-style-name="WWNum4">
      <style:text-properties style:font-name="Courier New" style:text-underline-style="none" style:font-name-asian="Courier New1" style:font-name-complex="Courier New1"/>
    </style:style>
    <style:style style:name="P6" style:family="paragraph" style:parent-style-name="Standard">
      <style:text-properties style:font-name="Times New Roman" fo:font-size="12pt" fo:font-weight="normal" style:font-name-asian="Times New Roman1" style:font-size-asian="12pt" style:font-weight-asian="normal" style:font-name-complex="Times New Roman1" style:font-size-complex="12pt"/>
    </style:style>
    <style:style style:name="P7" style:family="paragraph" style:parent-style-name="Standard" style:list-style-name="WWNum4">
      <style:text-properties style:font-name="Times New Roman" fo:font-size="12pt" fo:font-weight="normal" style:font-name-asian="Times New Roman1" style:font-size-asian="12pt" style:font-weight-asian="normal" style:font-name-complex="Times New Roman1" style:font-size-complex="12pt"/>
    </style:style>
    <style:style style:name="P8" style:family="paragraph" style:parent-style-name="Standard" style:list-style-name="WWNum4"/>
    <style:style style:name="P9"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0"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1"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ourier New" fo:font-size="12pt" fo:font-style="normal" style:text-underline-style="none" fo:font-weight="normal" style:font-name-asian="Courier New1" style:font-size-asian="12pt" style:font-style-asian="normal" style:font-weight-asian="normal" style:font-name-complex="Courier New1" style:font-size-complex="12pt"/>
    </style:style>
    <style:style style:name="P12"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13" style:family="paragraph" style:parent-style-name="Standard">
      <style:paragraph-properties fo:margin-left="0in" fo:margin-right="0in" fo:margin-top="0in" fo:margin-bottom="0.0835in" loext:contextual-spacing="false" fo:line-height="100%" fo:text-align="center" style:justify-single-word="false" fo:keep-together="auto" fo:orphans="0" fo:widows="0" fo:text-indent="0in" style:auto-text-indent="false" fo:padding="0in" fo:border="none" fo:keep-with-next="auto"/>
    </style:style>
    <style:style style:name="P14"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style>
    <style:style style:name="P15"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ab-stops>
          <style:tab-stop style:position="2.2008in"/>
        </style:tab-stops>
      </style:paragraph-properties>
    </style:style>
    <style:style style:name="P16"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break-before="page" fo:padding="0in" fo:border="none" fo:keep-with-next="auto"/>
    </style:style>
    <style:style style:name="P17" style:family="paragraph" style:parent-style-name="Standard">
      <style:paragraph-properties fo:margin-left="0in" fo:margin-right="0in" fo:margin-top="0in" fo:margin-bottom="0.0835in" loext:contextual-spacing="false" fo:line-height="100%" fo:text-indent="0in" style:auto-text-indent="false"/>
    </style:style>
    <style:style style:name="P18"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text-properties style:font-name="Arial" fo:font-size="16pt" fo:font-weight="bold" style:font-name-asian="Arial1" style:font-size-asian="16pt" style:font-weight-asian="bold" style:font-name-complex="Arial1" style:font-size-complex="16pt"/>
    </style:style>
    <style:style style:name="P19"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page" fo:padding="0in" fo:border="none" fo:keep-with-next="always"/>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text-indent="0in" style:auto-text-indent="false"/>
      <style:text-properties style:font-name="Courier New" fo:font-size="12pt" fo:font-weight="normal" style:font-name-asian="Courier New1" style:font-size-asian="12pt" style:font-weight-asian="normal" style:font-name-complex="Courier New1" style:font-size-complex="12pt"/>
    </style:style>
    <style:style style:name="P22" style:family="paragraph" style:parent-style-name="Standard">
      <style:paragraph-properties fo:margin-left="0in" fo:margin-right="0in" fo:text-indent="0in" style:auto-text-indent="false"/>
      <style:text-properties style:font-name="Courier New" style:font-name-asian="Courier New1" style:font-name-complex="Courier New1"/>
    </style:style>
    <style:style style:name="P23" style:family="paragraph" style:parent-style-name="Standard">
      <style:paragraph-properties fo:margin-left="0in" fo:margin-right="0in" fo:text-indent="0in" style:auto-text-indent="false"/>
      <style:text-properties style:font-name="Courier New" fo:font-size="10pt" style:font-name-asian="Courier New1" style:font-size-asian="10pt" style:font-name-complex="Courier New1" style:font-size-complex="10pt"/>
    </style:style>
    <style:style style:name="P24" style:family="paragraph" style:parent-style-name="Standard">
      <style:paragraph-properties fo:margin-left="0in" fo:margin-right="0in" fo:text-indent="0in" style:auto-text-indent="false"/>
      <style:text-properties fo:font-size="12pt" fo:font-weight="normal" style:font-size-asian="12pt" style:font-weight-asian="normal" style:font-size-complex="12pt"/>
    </style:style>
    <style:style style:name="P2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3.3457in" style:type="center"/>
          <style:tab-stop style:position="6.6925in" style:type="right"/>
        </style:tab-stops>
      </style:paragraph-properties>
    </style:style>
    <style:style style:name="P2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ourier New" fo:font-size="12pt" fo:font-style="normal" style:text-underline-style="none" fo:font-weight="normal" style:font-name-asian="Courier New1" style:font-size-asian="12pt" style:font-style-asian="normal" style:font-weight-asian="normal" style:font-name-complex="Courier New1" style:font-size-complex="12pt"/>
    </style:style>
    <style:style style:name="P2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ourier New" fo:font-size="12pt" fo:font-style="normal" style:text-underline-style="none" fo:font-weight="normal" style:font-name-asian="Courier New1" style:font-size-asian="12pt" style:font-style-asian="normal" style:font-weight-asian="normal" style:font-name-complex="Courier New1" style:font-size-complex="12pt"/>
    </style:style>
    <style:style style:name="P3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1" style:family="paragraph" style:parent-style-name="Standard">
      <style:paragraph-properties fo:margin-left="0in" fo:margin-right="0in" fo:margin-top="0.0555in" fo:margin-bottom="0in" loext:contextual-spacing="false" fo:line-height="100%" fo:text-indent="0in" style:auto-text-indent="false">
        <style:tab-stops>
          <style:tab-stop style:position="6.6925in" style:type="right"/>
        </style:tab-stops>
      </style:paragraph-properties>
    </style:style>
    <style:style style:name="P32" style:family="paragraph" style:parent-style-name="Standard">
      <style:paragraph-properties fo:margin-left="0in" fo:margin-right="0in" fo:margin-top="0in" fo:margin-bottom="0.0835in" loext:contextual-spacing="false" fo:line-height="100%" fo:text-indent="0in" style:auto-text-indent="false"/>
    </style:style>
    <style:style style:name="P33" style:family="paragraph" style:parent-style-name="Standard">
      <style:paragraph-properties fo:margin-left="0in" fo:margin-right="0in" fo:text-indent="0in" style:auto-text-indent="false"/>
      <style:text-properties style:font-name="Courier New" style:font-name-asian="Courier New1" style:font-name-complex="Courier New1"/>
    </style:style>
    <style:style style:name="P34" style:family="paragraph" style:parent-style-name="Standard">
      <style:paragraph-properties fo:margin-left="0.25in" fo:margin-right="0in" fo:margin-top="0.0417in" fo:margin-bottom="0in" loext:contextual-spacing="false" fo:line-height="100%" fo:text-indent="0in" style:auto-text-indent="false">
        <style:tab-stops>
          <style:tab-stop style:position="6.6925in" style:type="right"/>
        </style:tab-stops>
      </style:paragraph-properties>
    </style:style>
    <style:style style:name="P35" style:family="paragraph" style:parent-style-name="Standard">
      <style:paragraph-properties fo:margin-left="0.25in" fo:margin-right="0in" fo:margin-top="0.0417in" fo:margin-bottom="0.0555in" loext:contextual-spacing="false" fo:line-height="100%" fo:text-indent="0in" style:auto-text-indent="false">
        <style:tab-stops>
          <style:tab-stop style:position="6.6925in" style:type="right"/>
        </style:tab-stops>
      </style:paragraph-properties>
    </style:style>
    <style:style style:name="P36" style:family="paragraph" style:parent-style-name="Standard">
      <style:paragraph-properties fo:margin-left="0.5in" fo:margin-right="0in" fo:margin-top="0.0417in" fo:margin-bottom="0in" loext:contextual-spacing="false" fo:line-height="100%" fo:text-indent="0in" style:auto-text-indent="false">
        <style:tab-stops>
          <style:tab-stop style:position="6.6925in" style:type="right"/>
        </style:tab-stops>
      </style:paragraph-properties>
    </style:style>
    <style:style style:name="P37" style:family="paragraph" style:parent-style-name="Standard">
      <style:paragraph-properties fo:margin-left="0.5in" fo:margin-right="0in" fo:margin-top="0in" fo:margin-bottom="0.0835in" loext:contextual-spacing="false" fo:line-height="100%" fo:text-indent="0in" style:auto-text-indent="false"/>
    </style:style>
    <style:style style:name="P38" style:family="paragraph" style:parent-style-name="Standard">
      <style:paragraph-properties fo:margin-top="0in" fo:margin-bottom="0.0835in" loext:contextual-spacing="false" fo:line-height="100%"/>
    </style:style>
    <style:style style:name="P39" style:family="paragraph" style:parent-style-name="Standard">
      <style:paragraph-properties fo:margin-left="0.4902in" fo:margin-right="0in" fo:text-indent="0in" style:auto-text-indent="false"/>
    </style:style>
    <style:style style:name="P40" style:family="paragraph" style:parent-style-name="Standard">
      <style:paragraph-properties fo:margin-left="0.4902in" fo:margin-right="0in" fo:text-indent="0in" style:auto-text-indent="false"/>
      <style:text-properties style:font-name="Courier New" fo:font-size="12pt" fo:font-weight="normal" style:font-name-asian="Courier New1" style:font-size-asian="12pt" style:font-weight-asian="normal" style:font-name-complex="Courier New1" style:font-size-complex="12pt"/>
    </style:style>
    <style:style style:name="P41" style:family="paragraph" style:parent-style-name="Standard">
      <style:paragraph-properties fo:margin-left="0.4902in" fo:margin-right="0in" fo:text-indent="0in" style:auto-text-indent="false"/>
      <style:text-properties style:font-name="Courier New" style:font-name-asian="Courier New1" style:font-name-complex="Courier New1"/>
    </style:style>
    <style:style style:name="P42" style:family="paragraph" style:parent-style-name="Standard">
      <style:paragraph-properties fo:margin-left="0.4902in" fo:margin-right="0in" fo:text-indent="0in" style:auto-text-indent="false"/>
      <style:text-properties fo:font-size="12pt" fo:font-weight="normal" style:font-size-asian="12pt" style:font-weight-asian="normal" style:font-size-complex="12pt"/>
    </style:style>
    <style:style style:name="P43" style:family="paragraph" style:parent-style-name="Standard">
      <style:paragraph-properties fo:margin-left="0.4902in" fo:margin-right="0in" fo:margin-top="0in" fo:margin-bottom="0.0835in" loext:contextual-spacing="false" fo:line-height="100%" fo:text-align="start" style:justify-single-word="false" fo:keep-together="auto" fo:orphans="0" fo:widows="0" fo:text-indent="0in" style:auto-text-indent="false" fo:padding="0in" fo:border="none" fo:keep-with-next="auto"/>
    </style:style>
    <style:style style:name="P44" style:family="paragraph" style:parent-style-name="Standard">
      <style:paragraph-properties fo:margin-left="0.4902in" fo:margin-right="0in" fo:margin-top="0in" fo:margin-bottom="0.0835in" loext:contextual-spacing="false" fo:line-height="100%" fo:text-align="start" style:justify-single-word="false" fo:keep-together="auto" fo:orphans="0" fo:widows="0" fo:text-indent="0in" style:auto-text-indent="false" fo:padding="0in" fo:border="none" fo:keep-with-next="auto">
        <style:tab-stops>
          <style:tab-stop style:position="2.2008in"/>
        </style:tab-stops>
      </style:paragraph-properties>
    </style:style>
    <style:style style:name="P45" style:family="paragraph" style:parent-style-name="Standard" style:list-style-name="WWNum5">
      <style:paragraph-properties fo:margin-left="0.5in" fo:margin-right="0in" fo:text-indent="-0.25in" style:auto-text-indent="false"/>
    </style:style>
    <style:style style:name="P46" style:family="paragraph" style:parent-style-name="Standard" style:list-style-name="WWNum7">
      <style:paragraph-properties fo:margin-left="0.5in" fo:margin-right="0in" fo:text-indent="-0.25in" style:auto-text-indent="false"/>
    </style:style>
    <style:style style:name="P47" style:family="paragraph" style:parent-style-name="Standard" style:list-style-name="WWNum11">
      <style:paragraph-properties fo:margin-left="0.5in" fo:margin-right="0in" fo:text-indent="-0.25in" style:auto-text-indent="false"/>
    </style:style>
    <style:style style:name="P48" style:family="paragraph" style:parent-style-name="Standard" style:list-style-name="WWNum1">
      <style:paragraph-properties fo:margin-left="0.5in" fo:margin-right="0in" fo:text-indent="-0.25in" style:auto-text-indent="false"/>
    </style:style>
    <style:style style:name="P49" style:family="paragraph" style:parent-style-name="Standard" style:list-style-name="WWNum9">
      <style:paragraph-properties fo:margin-left="0.5in" fo:margin-right="0in" fo:text-indent="-0.25in" style:auto-text-indent="false"/>
    </style:style>
    <style:style style:name="P50" style:family="paragraph" style:parent-style-name="Standard" style:list-style-name="WWNum13">
      <style:paragraph-properties fo:margin-left="0.5in" fo:margin-right="0in" fo:text-indent="-0.25in" style:auto-text-indent="false"/>
    </style:style>
    <style:style style:name="P51" style:family="paragraph" style:parent-style-name="Standard" style:list-style-name="WWNum2">
      <style:paragraph-properties fo:margin-left="0.5in" fo:margin-right="0in" fo:text-indent="-0.25in" style:auto-text-indent="false"/>
    </style:style>
    <style:style style:name="P52" style:family="paragraph" style:parent-style-name="Standard" style:list-style-name="WWNum15">
      <style:paragraph-properties fo:margin-left="0.5in" fo:margin-right="0in" fo:text-indent="-0.25in" style:auto-text-indent="false"/>
    </style:style>
    <style:style style:name="P53" style:family="paragraph" style:parent-style-name="Standard">
      <style:paragraph-properties fo:margin-left="0.75in" fo:margin-right="0in" fo:text-indent="0in" style:auto-text-indent="false"/>
      <style:text-properties style:font-name="Times New Roman" fo:font-size="12pt" fo:font-weight="normal" style:font-name-asian="Times New Roman1" style:font-size-asian="12pt" style:font-weight-asian="normal" style:font-name-complex="Times New Roman1" style:font-size-complex="12pt"/>
    </style:style>
    <style:style style:name="P54" style:family="paragraph" style:parent-style-name="Standard">
      <style:paragraph-properties fo:margin-left="0.5in" fo:margin-right="0in" fo:margin-top="0in" fo:margin-bottom="0.0835in" loext:contextual-spacing="false" fo:line-height="100%" fo:text-align="start" style:justify-single-word="false" fo:keep-together="auto" fo:orphans="0" fo:widows="0" fo:text-indent="0in" style:auto-text-indent="false" fo:padding="0in" fo:border="none" fo:keep-with-next="auto"/>
    </style:style>
    <style:style style:name="P55" style:family="paragraph" style:parent-style-name="Standard">
      <style:paragraph-properties fo:margin-left="0.5in" fo:margin-right="0in" fo:margin-top="0in" fo:margin-bottom="0.0835in" loext:contextual-spacing="false" fo:line-height="100%" fo:text-indent="0in" style:auto-text-indent="false"/>
    </style:style>
    <style:style style:name="P56" style:family="paragraph" style:parent-style-name="Standard">
      <style:paragraph-properties fo:margin-left="0in" fo:margin-right="0in" fo:margin-top="0in" fo:margin-bottom="0.0835in" loext:contextual-spacing="false" fo:line-height="100%" fo:text-indent="0.5in" style:auto-text-indent="false"/>
    </style:style>
    <style:style style:name="P57"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5in" style:auto-text-indent="false" fo:padding="0in" fo:border="none" fo:keep-with-next="auto"/>
    </style:style>
    <style:style style:name="P58" style:family="paragraph" style:parent-style-name="Standard">
      <style:paragraph-properties fo:margin-left="0in" fo:margin-right="0in" fo:text-indent="0.5in" style:auto-text-indent="false"/>
    </style:style>
    <style:style style:name="P59" style:family="paragraph" style:parent-style-name="Standard">
      <style:paragraph-properties fo:margin-left="0.4902in" fo:margin-right="0in" fo:text-indent="0in" style:auto-text-indent="false"/>
    </style:style>
    <style:style style:name="P60" style:family="paragraph" style:parent-style-name="Standard">
      <style:paragraph-properties fo:margin-left="0.4902in" fo:margin-right="0in" fo:text-indent="0in" style:auto-text-indent="false"/>
      <style:text-properties style:font-name="Courier New" style:font-name-asian="Courier New1" style:font-name-complex="Courier New1"/>
    </style:style>
    <style:style style:name="P61" style:family="paragraph" style:parent-style-name="Standard" style:list-style-name="WWNum4">
      <style:paragraph-properties fo:margin-left="0in" fo:margin-right="0in" fo:margin-top="0in" fo:margin-bottom="0.0835in" loext:contextual-spacing="false" fo:line-height="100%" fo:text-indent="-0.5in" style:auto-text-indent="false"/>
    </style:style>
    <style:style style:name="P62" style:family="paragraph" style:parent-style-name="Standard" style:list-style-name="WWNum4">
      <style:paragraph-properties fo:margin-left="0in" fo:margin-right="0in" fo:text-indent="-0.5in" style:auto-text-indent="false"/>
    </style:style>
    <style:style style:name="P63" style:family="paragraph" style:parent-style-name="Standard" style:list-style-name="WWNum6">
      <style:paragraph-properties fo:margin-left="1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64" style:family="paragraph" style:parent-style-name="Standard" style:list-style-name="WWNum6">
      <style:paragraph-properties fo:margin-left="1in" fo:margin-right="0in" fo:margin-top="0in" fo:margin-bottom="0.0835in" loext:contextual-spacing="false" fo:line-height="100%" fo:text-align="start" style:justify-single-word="false" fo:keep-together="auto" fo:orphans="0" fo:widows="0" fo:text-indent="-0.25in" style:auto-text-indent="false" fo:padding="0in" fo:border="none" fo:keep-with-next="auto"/>
    </style:style>
    <style:style style:name="P65"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style>
    <style:style style:name="P66" style:family="paragraph" style:parent-style-name="Standard">
      <style:paragraph-properties fo:margin-left="0in" fo:margin-right="0in" fo:margin-top="0in" fo:margin-bottom="0.0835in" loext:contextual-spacing="false" fo:line-height="100%" fo:text-indent="0in" style:auto-text-indent="false"/>
    </style:style>
    <style:style style:name="P67"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5in" style:auto-text-indent="false" fo:padding="0in" fo:border="none" fo:keep-with-next="auto"/>
    </style:style>
    <style:style style:name="P68" style:family="paragraph" style:parent-style-name="Standard">
      <style:paragraph-properties fo:margin-left="0in" fo:margin-right="0in" fo:margin-top="0in" fo:margin-bottom="0.0835in" loext:contextual-spacing="false" fo:line-height="100%" fo:text-indent="0.5in" style:auto-text-indent="false"/>
    </style:style>
    <style:style style:name="P69"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70" style:family="paragraph" style:parent-style-name="Standard" style:list-style-name="WWNum12">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71" style:family="paragraph" style:parent-style-name="Standard" style:list-style-name="WWNum10">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72" style:family="paragraph" style:parent-style-name="Standard" style:list-style-name="WWNum14">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73" style:family="paragraph" style:parent-style-name="Standard" style:list-style-name="WWNum3">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74" style:family="paragraph" style:parent-style-name="Standard" style:list-style-name="WWNum8">
      <style:paragraph-properties fo:margin-left="0.5in" fo:margin-right="0in" fo:margin-top="0in" fo:margin-bottom="0.0835in" loext:contextual-spacing="false" fo:line-height="100%" fo:text-indent="-0.25in" style:auto-text-indent="false"/>
    </style:style>
    <style:style style:name="P75" style:family="paragraph" style:parent-style-name="Standard" style:list-style-name="WWNum12">
      <style:paragraph-properties fo:margin-left="0.5in" fo:margin-right="0in" fo:margin-top="0in" fo:margin-bottom="0.0835in" loext:contextual-spacing="false" fo:line-height="100%" fo:text-align="start" style:justify-single-word="false" fo:keep-together="auto" fo:orphans="0" fo:widows="0" fo:text-indent="-0.25in" style:auto-text-indent="false" fo:padding="0in" fo:border="none" fo:keep-with-next="auto"/>
    </style:style>
    <style:style style:name="P76" style:family="paragraph" style:parent-style-name="Standard" style:list-style-name="WWNum10">
      <style:paragraph-properties fo:margin-left="0.5in" fo:margin-right="0in" fo:margin-top="0in" fo:margin-bottom="0.0835in" loext:contextual-spacing="false" fo:line-height="100%" fo:text-align="start" style:justify-single-word="false" fo:keep-together="auto" fo:orphans="0" fo:widows="0" fo:text-indent="-0.25in" style:auto-text-indent="false" fo:padding="0in" fo:border="none" fo:keep-with-next="auto"/>
    </style:style>
    <style:style style:name="P77" style:family="paragraph" style:parent-style-name="Standard" style:list-style-name="WWNum14">
      <style:paragraph-properties fo:margin-left="0.5in" fo:margin-right="0in" fo:margin-top="0in" fo:margin-bottom="0.0835in" loext:contextual-spacing="false" fo:line-height="100%" fo:text-align="start" style:justify-single-word="false" fo:keep-together="auto" fo:orphans="0" fo:widows="0" fo:text-indent="-0.25in" style:auto-text-indent="false" fo:padding="0in" fo:border="none" fo:keep-with-next="auto"/>
    </style:style>
    <style:style style:name="P78" style:family="paragraph" style:parent-style-name="Standard" style:list-style-name="WWNum3">
      <style:paragraph-properties fo:margin-left="0.5in" fo:margin-right="0in" fo:margin-top="0in" fo:margin-bottom="0.0835in" loext:contextual-spacing="false" fo:line-height="100%" fo:text-align="start" style:justify-single-word="false" fo:keep-together="auto" fo:orphans="0" fo:widows="0" fo:text-indent="-0.25in" style:auto-text-indent="false" fo:padding="0in" fo:border="none" fo:keep-with-next="auto"/>
    </style:style>
    <style:style style:name="P79" style:family="paragraph" style:parent-style-name="Standard">
      <style:paragraph-properties fo:margin-left="0in" fo:margin-right="0in" fo:margin-top="0in" fo:margin-bottom="0.0835in" loext:contextual-spacing="false" fo:line-height="100%" fo:text-indent="0.5in" style:auto-text-indent="false"/>
    </style:style>
    <style:style style:name="P80" style:family="paragraph" style:parent-style-name="Standard">
      <style:paragraph-properties fo:margin-left="0in" fo:margin-right="0in" fo:margin-top="0in" fo:margin-bottom="0.0835in" loext:contextual-spacing="false" fo:line-height="100%" fo:text-indent="0.5in" style:auto-text-indent="false"/>
    </style:style>
    <style:style style:name="P81" style:family="paragraph" style:parent-style-name="Heading_20_1" style:list-style-name="WWNum4" style:master-page-name="First_20_Page">
      <style:paragraph-properties fo:margin-left="0.3in" fo:margin-right="0in" fo:margin-top="0.1665in" fo:margin-bottom="0.0835in" loext:contextual-spacing="false" fo:line-height="100%" fo:text-indent="-0.3in" style:auto-text-indent="false" style:page-number="1"/>
    </style:style>
    <style:style style:name="P82" style:family="paragraph" style:parent-style-name="Heading_20_1">
      <style:paragraph-properties fo:margin-left="0in" fo:margin-right="0in" fo:text-indent="-0.0102in" style:auto-text-indent="false" fo:break-before="page"/>
    </style:style>
    <style:style style:name="P83" style:family="paragraph" style:parent-style-name="Heading_20_2" style:list-style-name="WWNum4"/>
    <style:style style:name="P84" style:family="paragraph" style:parent-style-name="Heading_20_2" style:list-style-name="WWNum4">
      <style:paragraph-properties fo:margin-left="0in" fo:margin-right="0in" fo:text-indent="-0.3957in" style:auto-text-indent="false"/>
    </style:style>
    <style:style style:name="P85" style:family="paragraph" style:parent-style-name="Heading_20_2" style:list-style-name="WWNum4">
      <style:paragraph-properties fo:margin-left="0in" fo:margin-right="0in" fo:text-indent="-0.3957in" style:auto-text-indent="false" fo:break-before="page"/>
    </style:style>
    <style:style style:name="P86" style:family="paragraph" style:parent-style-name="Heading_20_2">
      <style:paragraph-properties fo:margin-left="0in" fo:margin-right="0in" fo:text-indent="0in" style:auto-text-indent="false"/>
    </style:style>
    <style:style style:name="P87" style:family="paragraph" style:parent-style-name="Heading_20_2">
      <style:paragraph-properties fo:margin-left="0in" fo:margin-right="0in" fo:text-indent="0in" style:auto-text-indent="false" fo:break-before="page"/>
    </style:style>
    <style:style style:name="P88" style:family="paragraph" style:parent-style-name="Heading_20_2">
      <style:paragraph-properties fo:margin-left="0in" fo:margin-right="0in" fo:margin-top="0.1665in" fo:margin-bottom="0.0835in" loext:contextual-spacing="false" fo:line-height="100%" fo:text-indent="0in" style:auto-text-indent="false"/>
    </style:style>
    <style:style style:name="P89" style:family="paragraph" style:parent-style-name="Heading_20_2" style:list-style-name="WWNum4">
      <style:paragraph-properties fo:margin-left="0.4in" fo:margin-right="0in" fo:text-indent="-0.4in" style:auto-text-indent="false"/>
    </style:style>
    <style:style style:name="P90" style:family="paragraph" style:parent-style-name="Heading_20_3">
      <style:paragraph-properties fo:margin-left="0in" fo:margin-right="0in" fo:text-indent="-0.5in" style:auto-text-indent="false"/>
    </style:style>
    <style:style style:name="P91" style:family="paragraph" style:parent-style-name="Heading_20_3" style:list-style-name="WWNum4">
      <style:paragraph-properties fo:margin-left="0in" fo:margin-right="0in" fo:text-indent="-0.5in" style:auto-text-indent="false"/>
    </style:style>
    <style:style style:name="P92" style:family="paragraph" style:parent-style-name="Heading_20_3" style:list-style-name="WWNum4">
      <style:paragraph-properties fo:margin-left="0in" fo:margin-right="0in" fo:text-indent="-0.5in" style:auto-text-indent="false">
        <style:tab-stops>
          <style:tab-stop style:position="0.0043in"/>
        </style:tab-stops>
      </style:paragraph-properties>
    </style:style>
    <style:style style:name="P93" style:family="paragraph" style:parent-style-name="Heading_20_3" style:list-style-name="WWNum4">
      <style:paragraph-properties fo:margin-left="0in" fo:margin-right="0in" fo:margin-top="0.1665in" fo:margin-bottom="0.0835in" loext:contextual-spacing="false" fo:line-height="100%" fo:text-indent="-0.5in" style:auto-text-indent="false" fo:keep-with-next="always"/>
    </style:style>
    <style:style style:name="P94" style:family="paragraph" style:parent-style-name="Heading_20_3" style:list-style-name="WWNum4">
      <style:paragraph-properties fo:margin-left="0in" fo:margin-right="0in" fo:text-indent="0in" style:auto-text-indent="false"/>
    </style:style>
    <style:style style:name="P95" style:family="paragraph" style:parent-style-name="Heading_20_3">
      <style:paragraph-properties fo:margin-left="0in" fo:margin-right="0in" fo:text-indent="0in" style:auto-text-indent="false"/>
    </style:style>
    <style:style style:name="T1" style:family="text">
      <style:text-properties fo:font-variant="normal" fo:text-transform="none" fo:color="#000000" style:text-line-through-style="none" style:text-line-through-type="none" style:text-position="0% 100%" style:font-name="Times New Roman" fo:font-size="18pt" fo:font-style="normal" style:text-underline-style="none" fo:font-weight="bold" style:font-name-asian="Times New Roman1" style:font-size-asian="18pt" style:font-style-asian="normal" style:font-weight-asian="bold" style:font-name-complex="Times New Roman1" style:font-size-complex="18pt"/>
    </style:style>
    <style:style style:name="T2"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T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4"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5" style:family="text">
      <style:text-properties fo:font-variant="normal" fo:text-transform="none"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6" style:family="text">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T7" style:family="text">
      <style:text-properties fo:font-variant="normal" fo:text-transform="none" fo:color="#000000" style:text-line-through-style="none" style:text-line-through-type="none" style:text-position="0% 100%" style:font-name="Courier New" fo:font-size="12pt" fo:font-style="normal" style:text-underline-style="none" fo:font-weight="normal" style:font-name-asian="Courier New1" style:font-size-asian="12pt" style:font-style-asian="normal" style:font-weight-asian="normal" style:font-name-complex="Courier New1" style:font-size-complex="12pt"/>
    </style:style>
    <style:style style:name="T8" style:family="text">
      <style:text-properties fo:font-variant="normal" fo:text-transform="none" fo:color="#000000" style:text-line-through-style="none" style:text-line-through-type="none" style:text-position="0% 100%" style:font-name="Courier New" fo:font-size="12pt" fo:font-style="normal" style:text-underline-style="none" style:font-name-asian="Courier New1" style:font-size-asian="12pt" style:font-style-asian="normal" style:font-name-complex="Courier New1" style:font-size-complex="12pt"/>
    </style:style>
    <style:style style:name="T9" style:family="text">
      <style:text-properties fo:font-variant="normal" fo:text-transform="none" fo:color="#000000" style:text-line-through-style="none" style:text-line-through-type="none" style:text-position="0% 100%" style:font-name="Courier New" fo:font-size="12pt" fo:font-style="normal" style:text-underline-style="none" fo:font-weight="bold" style:font-name-asian="Courier New1" style:font-size-asian="12pt" style:font-style-asian="normal" style:font-weight-asian="bold" style:font-name-complex="Courier New1"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T11" style:family="text">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T12" style:family="text">
      <style:text-properties fo:font-variant="normal" fo:text-transform="none" fo:color="#050505"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13" style:family="text">
      <style:text-properties fo:font-variant="normal" fo:text-transform="none" fo:color="#050505"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14" style:family="text">
      <style:text-properties fo:font-style="italic" style:font-style-asian="italic"/>
    </style:style>
    <style:style style:name="T15" style:family="text">
      <style:text-properties style:font-name="Courier New" fo:font-size="12pt" fo:font-weight="normal" style:font-name-asian="Courier New1" style:font-size-asian="12pt" style:font-weight-asian="normal" style:font-name-complex="Courier New1" style:font-size-complex="12pt"/>
    </style:style>
    <style:style style:name="T16" style:family="text">
      <style:text-properties style:font-name="Courier New" fo:font-size="12pt" fo:font-style="normal" fo:font-weight="normal" style:font-name-asian="Courier New1" style:font-size-asian="12pt" style:font-style-asian="normal" style:font-weight-asian="normal" style:font-name-complex="Courier New1" style:font-size-complex="12pt"/>
    </style:style>
    <style:style style:name="T17" style:family="text">
      <style:text-properties style:font-name="Courier New" fo:font-size="12pt" fo:font-weight="bold" style:font-name-asian="Courier New1" style:font-size-asian="12pt" style:font-weight-asian="bold" style:font-name-complex="Courier New1" style:font-size-complex="12pt"/>
    </style:style>
    <style:style style:name="T18" style:family="text">
      <style:text-properties style:font-name="Courier New" fo:font-size="12pt" style:font-name-asian="Courier New1" style:font-size-asian="12pt" style:font-name-complex="Courier New1" style:font-size-complex="12pt"/>
    </style:style>
    <style:style style:name="T19" style:family="text">
      <style:text-properties style:font-name="Courier New" style:font-name-asian="Courier New1" style:font-name-complex="Courier New1"/>
    </style:style>
    <style:style style:name="T20" style:family="text">
      <style:text-properties style:font-name="Courier New" fo:font-size="14pt" fo:font-weight="bold" style:font-name-asian="Courier New1" style:font-size-asian="14pt" style:font-weight-asian="bold" style:font-name-complex="Courier New1" style:font-size-complex="14pt"/>
    </style:style>
    <style:style style:name="T21" style:family="text">
      <style:text-properties fo:font-size="12pt" fo:font-weight="normal" style:font-size-asian="12pt" style:font-weight-asian="normal" style:font-size-complex="12pt"/>
    </style:style>
    <style:style style:name="T22" style:family="text">
      <style:text-properties fo:font-size="12pt" style:text-underline-style="none" fo:font-weight="normal" style:font-size-asian="12pt" style:font-weight-asian="normal" style:font-size-complex="12pt"/>
    </style:style>
    <style:style style:name="T23" style:family="text">
      <style:text-properties fo:font-size="12pt" style:font-size-asian="12pt" style:font-size-complex="12pt"/>
    </style:style>
    <style:style style:name="T24" style:family="text">
      <style:text-properties fo:font-size="14pt" fo:font-weight="bold" style:font-size-asian="14pt" style:font-weight-asian="bold" style:font-size-complex="14pt"/>
    </style:style>
    <style:style style:name="T25" style:family="text">
      <style:text-properties style:font-name="Times New Roman" fo:font-size="12pt" fo:font-weight="normal" style:font-name-asian="Times New Roman1" style:font-size-asian="12pt" style:font-weight-asian="normal" style:font-name-complex="Times New Roman1" style:font-size-complex="12pt"/>
    </style:style>
    <style:style style:name="T26" style:family="text">
      <style:text-properties style:font-name="Times New Roman" fo:font-size="12pt" style:font-name-asian="Times New Roman1" style:font-size-asian="12pt" style:font-name-complex="Times New Roman1" style:font-size-complex="12pt"/>
    </style:style>
    <style:style style:name="T27" style:family="text">
      <style:text-properties style:font-name="Times New Roman" style:font-name-asian="Times New Roman1" style:font-name-complex="Times New Roman1"/>
    </style:style>
    <style:style style:name="T28" style:family="text">
      <style:text-properties style:text-underline-style="none"/>
    </style:style>
    <style:style style:name="T29" style:family="text">
      <style:text-properties style:font-name="Arial" style:font-name-asian="Arial1" style:font-name-complex="Arial1"/>
    </style:style>
    <style:style style:name="T30" style:family="text">
      <style:text-properties style:font-name="Arial" fo:font-size="14pt" fo:font-weight="bold" style:font-name-asian="Arial1" style:font-size-asian="14pt" style:font-weight-asian="bold" style:font-name-complex="Arial1" style:font-size-complex="14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04413034" text:style-name="WWNum4">
        <text:list-item>
          <text:p text:style-name="P81"/>
        </text:list-item>
      </text:list>
      <text:p text:style-name="P9"/>
      <text:p text:style-name="P9"/>
      <text:p text:style-name="P9"/>
      <text:p text:style-name="P9"/>
      <text:p text:style-name="P9"/>
      <text:p text:style-name="P9"/>
      <text:p text:style-name="P9"/>
      <text:p text:style-name="P9"/>
      <text:p text:style-name="P13"><text:span text:style-name="T1">ZIL Reference Guide</text:span></text:p>
      <text:p text:style-name="P13"><text:span text:style-name="T2">Henrik Åsman</text:span></text:p>
      <text:p text:style-name="P18"/>
      <text:p text:style-name="P16">Copyright (C) 2020 Henrik Åsman</text:p>
      <text:p text:style-name="P14">Copying and distribution of this file, with or without modification, are permitted in any medium without royalty provided the copyright notice and this notice are preserved. This file is offered as-is, without any warranty.</text:p>
      <text:p text:style-name="P18"/>
      <text:p text:style-name="P18"/>
      <text:p text:style-name="P19"><text:span text:style-name="T5">Table of Content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1"><text:a xlink:type="simple" xlink:href="#_gjdgxs" text:style-name="Index_20_Link" text:visited-style-name="Index_20_Link"><text:span text:style-name="T12">ZIL Reference Guide</text:span></text:a><text:span text:style-name="T12"><text:tab/></text:span><text:span text:style-name="T13">13</text:span></text:p>
          <text:p text:style-name="P34"><text:a xlink:type="simple" xlink:href="#_mywnxf3fiu70" text:style-name="Index_20_Link" text:visited-style-name="Index_20_Link"><text:span text:style-name="T3">Introduction</text:span></text:a><text:span text:style-name="T3"><text:tab/>13</text:span></text:p>
          <text:p text:style-name="P34"><text:a xlink:type="simple" xlink:href="#_1fob9te" text:style-name="Index_20_Link" text:visited-style-name="Index_20_Link"><text:span text:style-name="T12">Syntax</text:span></text:a><text:span text:style-name="T12"><text:tab/>13</text:span></text:p>
          <text:p text:style-name="P34"><text:a xlink:type="simple" xlink:href="#_3znysh7" text:style-name="Index_20_Link" text:visited-style-name="Index_20_Link"><text:span text:style-name="T12">Regarding TRUE and FALSE</text:span></text:a><text:span text:style-name="T12"><text:tab/>14</text:span></text:p>
          <text:p text:style-name="P34"><text:a xlink:type="simple" xlink:href="#_dl0605y5f1ij" text:style-name="Index_20_Link" text:visited-style-name="Index_20_Link"><text:span text:style-name="T3">Regarding ATOMs</text:span></text:a><text:span text:style-name="T3"><text:tab/>14</text:span></text:p>
          <text:p text:style-name="P34"><text:a xlink:type="simple" xlink:href="#_1oqmf530yxtw" text:style-name="Index_20_Link" text:visited-style-name="Index_20_Link"><text:span text:style-name="T3">Regarding OBLISTs</text:span></text:a><text:span text:style-name="T3"><text:tab/>14</text:span></text:p>
          <text:p text:style-name="P34"><text:a xlink:type="simple" xlink:href="#_sk75egzk7fk" text:style-name="Index_20_Link" text:visited-style-name="Index_20_Link"><text:span text:style-name="T3">% and %%</text:span></text:a><text:span text:style-name="T3"><text:tab/>14</text:span></text:p>
          <text:p text:style-name="P34"><text:a xlink:type="simple" xlink:href="#_9p1vu0r47dql" text:style-name="Index_20_Link" text:visited-style-name="Index_20_Link">Segments</text:a><text:tab/>14</text:p>
          <text:p text:style-name="P34"><text:a xlink:type="simple" xlink:href="#_2et92p0" text:style-name="Index_20_Link" text:visited-style-name="Index_20_Link"><text:span text:style-name="T12">MDL builtins and ZIL library (use outside ROUTINE)</text:span></text:a><text:span text:style-name="T12"><text:tab/>15</text:span></text:p>
          <text:p text:style-name="P36"><text:a xlink:type="simple" xlink:href="#_tyjcwt" text:style-name="Index_20_Link" text:visited-style-name="Index_20_Link"><text:span text:style-name="T12">* (multiply)</text:span></text:a><text:span text:style-name="T12"><text:tab/>15</text:span></text:p>
          <text:p text:style-name="P36"><text:a xlink:type="simple" xlink:href="#_3dy6vkm" text:style-name="Index_20_Link" text:visited-style-name="Index_20_Link"><text:span text:style-name="T12">+ (add)</text:span></text:a><text:span text:style-name="T12"><text:tab/>15</text:span></text:p>
          <text:p text:style-name="P36"><text:a xlink:type="simple" xlink:href="#_1t3h5sf" text:style-name="Index_20_Link" text:visited-style-name="Index_20_Link"><text:span text:style-name="T12">- (subtract)</text:span></text:a><text:span text:style-name="T12"><text:tab/>15</text:span></text:p>
          <text:p text:style-name="P36"><text:a xlink:type="simple" xlink:href="#_4d34og8" text:style-name="Index_20_Link" text:visited-style-name="Index_20_Link"><text:span text:style-name="T12">/ (divide)</text:span></text:a><text:span text:style-name="T12"><text:tab/>15</text:span></text:p>
          <text:p text:style-name="P36"><text:a xlink:type="simple" xlink:href="#_2s8eyo1" text:style-name="Index_20_Link" text:visited-style-name="Index_20_Link"><text:span text:style-name="T12">0?</text:span></text:a><text:span text:style-name="T12"><text:tab/>16</text:span></text:p>
          <text:p text:style-name="P36"><text:a xlink:type="simple" xlink:href="#_17dp8vu" text:style-name="Index_20_Link" text:visited-style-name="Index_20_Link"><text:span text:style-name="T12">1?</text:span></text:a><text:span text:style-name="T12"><text:tab/>16</text:span></text:p>
          <text:p text:style-name="P36"><text:a xlink:type="simple" xlink:href="#_3rdcrjn" text:style-name="Index_20_Link" text:visited-style-name="Index_20_Link"><text:span text:style-name="T12">==?</text:span></text:a><text:span text:style-name="T12"><text:tab/>16</text:span></text:p>
          <text:p text:style-name="P36"><text:a xlink:type="simple" xlink:href="#_26in1rg" text:style-name="Index_20_Link" text:visited-style-name="Index_20_Link"><text:span text:style-name="T12">=?</text:span></text:a><text:span text:style-name="T12"><text:tab/>16</text:span></text:p>
          <text:p text:style-name="P36"><text:a xlink:type="simple" xlink:href="#_lnxbz9" text:style-name="Index_20_Link" text:visited-style-name="Index_20_Link"><text:span text:style-name="T12">ADD-TELL-TOKENS</text:span></text:a><text:span text:style-name="T12"><text:tab/>17</text:span></text:p>
          <text:p text:style-name="P36"><text:a xlink:type="simple" xlink:href="#_35nkun2" text:style-name="Index_20_Link" text:visited-style-name="Index_20_Link"><text:span text:style-name="T12">ADD-WORD</text:span></text:a><text:span text:style-name="T12"><text:tab/>18</text:span></text:p>
          <text:p text:style-name="P36"><text:a xlink:type="simple" xlink:href="#_1ksv4uv" text:style-name="Index_20_Link" text:visited-style-name="Index_20_Link"><text:span text:style-name="T12">ADJ-SYNONYM</text:span></text:a><text:span text:style-name="T12"><text:tab/>18</text:span></text:p>
          <text:p text:style-name="P36"><text:a xlink:type="simple" xlink:href="#_44sinio" text:style-name="Index_20_Link" text:visited-style-name="Index_20_Link"><text:span text:style-name="T12">AGAIN</text:span></text:a><text:span text:style-name="T12"><text:tab/>18</text:span></text:p>
          <text:p text:style-name="P36"><text:a xlink:type="simple" xlink:href="#_2jxsxqh" text:style-name="Index_20_Link" text:visited-style-name="Index_20_Link"><text:span text:style-name="T12">ALLTYPES</text:span></text:a><text:span text:style-name="T12"><text:tab/>18</text:span></text:p>
          <text:p text:style-name="P36"><text:a xlink:type="simple" xlink:href="#_z337ya" text:style-name="Index_20_Link" text:visited-style-name="Index_20_Link"><text:span text:style-name="T12">AND</text:span></text:a><text:span text:style-name="T12"><text:tab/>19</text:span></text:p>
          <text:p text:style-name="P36"><text:a xlink:type="simple" xlink:href="#_3j2qqm3" text:style-name="Index_20_Link" text:visited-style-name="Index_20_Link"><text:span text:style-name="T12">AND?</text:span></text:a><text:span text:style-name="T12"><text:tab/>19</text:span></text:p>
          <text:p text:style-name="P36"><text:a xlink:type="simple" xlink:href="#_1y810tw" text:style-name="Index_20_Link" text:visited-style-name="Index_20_Link"><text:span text:style-name="T12">ANDB</text:span></text:a><text:span text:style-name="T12"><text:tab/>19</text:span></text:p>
          <text:p text:style-name="P36"><text:a xlink:type="simple" xlink:href="#_4i7ojhp" text:style-name="Index_20_Link" text:visited-style-name="Index_20_Link"><text:span text:style-name="T12">APPLICABLE?</text:span></text:a><text:span text:style-name="T12"><text:tab/>20</text:span></text:p>
          <text:p text:style-name="P36"><text:a xlink:type="simple" xlink:href="#_2xcytpi" text:style-name="Index_20_Link" text:visited-style-name="Index_20_Link"><text:span text:style-name="T12">APPLY</text:span></text:a><text:span text:style-name="T12"><text:tab/>20</text:span></text:p>
          <text:p text:style-name="P36"><text:a xlink:type="simple" xlink:href="#_1ci93xb" text:style-name="Index_20_Link" text:visited-style-name="Index_20_Link"><text:span text:style-name="T12">APPLYTYPE</text:span></text:a><text:span text:style-name="T12"><text:tab/>20</text:span></text:p>
          <text:p text:style-name="P36"><text:a xlink:type="simple" xlink:href="#_3whwml4" text:style-name="Index_20_Link" text:visited-style-name="Index_20_Link"><text:span text:style-name="T12">ASCII</text:span></text:a><text:span text:style-name="T12"><text:tab/>21</text:span></text:p>
          <text:p text:style-name="P36"><text:a xlink:type="simple" xlink:href="#_vvnecpubmg7n" text:style-name="Index_20_Link" text:visited-style-name="Index_20_Link"><text:span text:style-name="T12">ASK-FOR-PICTURE-FILE?</text:span></text:a><text:span text:style-name="T12"><text:tab/>21</text:span></text:p>
          <text:p text:style-name="P36"><text:a xlink:type="simple" xlink:href="#_26v3ex3ch09u" text:style-name="Index_20_Link" text:visited-style-name="Index_20_Link"><text:span text:style-name="T12">ASSIGNED?</text:span></text:a><text:span text:style-name="T12"><text:tab/>21</text:span></text:p>
          <text:p text:style-name="P36"><text:a xlink:type="simple" xlink:href="#_qsh70q" text:style-name="Index_20_Link" text:visited-style-name="Index_20_Link"><text:span text:style-name="T12">ASSOCIATIONS</text:span></text:a><text:span text:style-name="T12"><text:tab/>21</text:span></text:p>
          <text:p text:style-name="P36"><text:a xlink:type="simple" xlink:href="#_3as4poj" text:style-name="Index_20_Link" text:visited-style-name="Index_20_Link"><text:span text:style-name="T12">ATOM</text:span></text:a><text:span text:style-name="T12"><text:tab/>21</text:span></text:p>
          <text:p text:style-name="P36"><text:a xlink:type="simple" xlink:href="#_1pxezwc" text:style-name="Index_20_Link" text:visited-style-name="Index_20_Link"><text:span text:style-name="T12">AVALUE</text:span></text:a><text:span text:style-name="T12"><text:tab/>22</text:span></text:p>
          <text:p text:style-name="P36"><text:a xlink:type="simple" xlink:href="#_49x2ik5" text:style-name="Index_20_Link" text:visited-style-name="Index_20_Link"><text:span text:style-name="T12">BACK</text:span></text:a><text:span text:style-name="T12"><text:tab/>22</text:span></text:p>
          <text:p text:style-name="P36"><text:soft-page-break/><text:a xlink:type="simple" xlink:href="#_hwuj8ctfid25" text:style-name="Index_20_Link" text:visited-style-name="Index_20_Link"><text:span text:style-name="T12">BEGIN-SEGMENT</text:span></text:a><text:span text:style-name="T12"><text:tab/>22</text:span></text:p>
          <text:p text:style-name="P36"><text:a xlink:type="simple" xlink:href="#_2p2csry" text:style-name="Index_20_Link" text:visited-style-name="Index_20_Link"><text:span text:style-name="T12">BIND</text:span></text:a><text:span text:style-name="T12"><text:tab/>22</text:span></text:p>
          <text:p text:style-name="P36"><text:a xlink:type="simple" xlink:href="#_147n2zr" text:style-name="Index_20_Link" text:visited-style-name="Index_20_Link"><text:span text:style-name="T12">BIT-SYNONYM</text:span></text:a><text:span text:style-name="T12"><text:tab/>23</text:span></text:p>
          <text:p text:style-name="P36"><text:a xlink:type="simple" xlink:href="#_hmbjnz9x3847" text:style-name="Index_20_Link" text:visited-style-name="Index_20_Link"><text:span text:style-name="T12">BLOAT</text:span></text:a><text:span text:style-name="T12"><text:tab/>23</text:span></text:p>
          <text:p text:style-name="P36"><text:a xlink:type="simple" xlink:href="#_8lrb54otx54z" text:style-name="Index_20_Link" text:visited-style-name="Index_20_Link"><text:span text:style-name="T12">BLOCK</text:span></text:a><text:span text:style-name="T12"><text:tab/>23</text:span></text:p>
          <text:p text:style-name="P36"><text:a xlink:type="simple" xlink:href="#_23ckvvd" text:style-name="Index_20_Link" text:visited-style-name="Index_20_Link"><text:span text:style-name="T12">BOUND?</text:span></text:a><text:span text:style-name="T12"><text:tab/>24</text:span></text:p>
          <text:p text:style-name="P36"><text:a xlink:type="simple" xlink:href="#_ihv636" text:style-name="Index_20_Link" text:visited-style-name="Index_20_Link"><text:span text:style-name="T12">BUZZ</text:span></text:a><text:span text:style-name="T12"><text:tab/>24</text:span></text:p>
          <text:p text:style-name="P36"><text:a xlink:type="simple" xlink:href="#_32hioqz" text:style-name="Index_20_Link" text:visited-style-name="Index_20_Link"><text:span text:style-name="T12">BYTE</text:span></text:a><text:span text:style-name="T12"><text:tab/>24</text:span></text:p>
          <text:p text:style-name="P36"><text:a xlink:type="simple" xlink:href="#_1hmsyys" text:style-name="Index_20_Link" text:visited-style-name="Index_20_Link"><text:span text:style-name="T12">CHECK-VERSION?</text:span></text:a><text:span text:style-name="T12"><text:tab/>25</text:span></text:p>
          <text:p text:style-name="P36"><text:a xlink:type="simple" xlink:href="#_wjue849k3fn1" text:style-name="Index_20_Link" text:visited-style-name="Index_20_Link"><text:span text:style-name="T12">CHECKPOINT</text:span></text:a><text:span text:style-name="T12"><text:tab/>25</text:span></text:p>
          <text:p text:style-name="P36"><text:a xlink:type="simple" xlink:href="#_41mghml" text:style-name="Index_20_Link" text:visited-style-name="Index_20_Link"><text:span text:style-name="T12">CHRSET</text:span></text:a><text:span text:style-name="T12"><text:tab/>25</text:span></text:p>
          <text:p text:style-name="P36"><text:a xlink:type="simple" xlink:href="#_2grqrue" text:style-name="Index_20_Link" text:visited-style-name="Index_20_Link"><text:span text:style-name="T12">CHTYPE</text:span></text:a><text:span text:style-name="T12"><text:tab/>25</text:span></text:p>
          <text:p text:style-name="P36"><text:a xlink:type="simple" xlink:href="#_vx1227" text:style-name="Index_20_Link" text:visited-style-name="Index_20_Link"><text:span text:style-name="T12">CLOSE</text:span></text:a><text:span text:style-name="T12"><text:tab/>25</text:span></text:p>
          <text:p text:style-name="P36"><text:a xlink:type="simple" xlink:href="#_3fwokq0" text:style-name="Index_20_Link" text:visited-style-name="Index_20_Link"><text:span text:style-name="T12">COMPILATION-FLAG</text:span></text:a><text:span text:style-name="T12"><text:tab/>25</text:span></text:p>
          <text:p text:style-name="P36"><text:a xlink:type="simple" xlink:href="#_1v1yuxt" text:style-name="Index_20_Link" text:visited-style-name="Index_20_Link"><text:span text:style-name="T12">COMPILATION-FLAG-DEFAULT</text:span></text:a><text:span text:style-name="T12"><text:tab/>26</text:span></text:p>
          <text:p text:style-name="P36"><text:a xlink:type="simple" xlink:href="#_4f1mdlm" text:style-name="Index_20_Link" text:visited-style-name="Index_20_Link"><text:span text:style-name="T12">COMPILATION-FLAG-VALUE</text:span></text:a><text:span text:style-name="T12"><text:tab/>26</text:span></text:p>
          <text:p text:style-name="P36"><text:a xlink:type="simple" xlink:href="#_2u6wntf" text:style-name="Index_20_Link" text:visited-style-name="Index_20_Link"><text:span text:style-name="T12">COMPILING?</text:span></text:a><text:span text:style-name="T12"><text:tab/>26</text:span></text:p>
          <text:p text:style-name="P36"><text:a xlink:type="simple" xlink:href="#_xlwhh4mde7i8" text:style-name="Index_20_Link" text:visited-style-name="Index_20_Link"><text:span text:style-name="T3">COND</text:span></text:a><text:span text:style-name="T3"><text:tab/>27</text:span></text:p>
          <text:p text:style-name="P36"><text:a xlink:type="simple" xlink:href="#_19c6y18" text:style-name="Index_20_Link" text:visited-style-name="Index_20_Link"><text:span text:style-name="T12">CONS</text:span></text:a><text:span text:style-name="T12"><text:tab/>27</text:span></text:p>
          <text:p text:style-name="P36"><text:a xlink:type="simple" xlink:href="#_3tbugp1" text:style-name="Index_20_Link" text:visited-style-name="Index_20_Link"><text:span text:style-name="T12">CONSTANT</text:span></text:a><text:span text:style-name="T12"><text:tab/>27</text:span></text:p>
          <text:p text:style-name="P36"><text:a xlink:type="simple" xlink:href="#_28h4qwu" text:style-name="Index_20_Link" text:visited-style-name="Index_20_Link"><text:span text:style-name="T12">CRLF</text:span></text:a><text:span text:style-name="T12"><text:tab/>27</text:span></text:p>
          <text:p text:style-name="P36"><text:a xlink:type="simple" xlink:href="#_nmf14n" text:style-name="Index_20_Link" text:visited-style-name="Index_20_Link"><text:span text:style-name="T12">DECL-CHECK</text:span></text:a><text:span text:style-name="T12"><text:tab/>28</text:span></text:p>
          <text:p text:style-name="P36"><text:a xlink:type="simple" xlink:href="#_37m2jsg" text:style-name="Index_20_Link" text:visited-style-name="Index_20_Link"><text:span text:style-name="T12">DECL?</text:span></text:a><text:span text:style-name="T12"><text:tab/>28</text:span></text:p>
          <text:p text:style-name="P36"><text:a xlink:type="simple" xlink:href="#_1mrcu09" text:style-name="Index_20_Link" text:visited-style-name="Index_20_Link"><text:span text:style-name="T12">DEFAULT-DEFINITION</text:span></text:a><text:span text:style-name="T12"><text:tab/>30</text:span></text:p>
          <text:p text:style-name="P36"><text:a xlink:type="simple" xlink:href="#_x17krqkxj4m" text:style-name="Index_20_Link" text:visited-style-name="Index_20_Link"><text:span text:style-name="T12">DEFAULTS-DEFINED</text:span></text:a><text:span text:style-name="T12"><text:tab/>31</text:span></text:p>
          <text:p text:style-name="P36"><text:a xlink:type="simple" xlink:href="#_440mph5j49mp" text:style-name="Index_20_Link" text:visited-style-name="Index_20_Link"><text:span text:style-name="T12">DEFINE</text:span></text:a><text:span text:style-name="T12"><text:tab/>31</text:span></text:p>
          <text:p text:style-name="P36"><text:a xlink:type="simple" xlink:href="#_2lwamvv" text:style-name="Index_20_Link" text:visited-style-name="Index_20_Link"><text:span text:style-name="T12">DEFINE-GLOBALS</text:span></text:a><text:span text:style-name="T12"><text:tab/>31</text:span></text:p>
          <text:p text:style-name="P36"><text:a xlink:type="simple" xlink:href="#_ezen0wv867do" text:style-name="Index_20_Link" text:visited-style-name="Index_20_Link"><text:span text:style-name="T12">DEFINE-SEGMENT</text:span></text:a><text:span text:style-name="T12"><text:tab/>32</text:span></text:p>
          <text:p text:style-name="P36"><text:a xlink:type="simple" xlink:href="#_fp08y1wku28e" text:style-name="Index_20_Link" text:visited-style-name="Index_20_Link"><text:span text:style-name="T12">DEFINE20</text:span></text:a><text:span text:style-name="T12"><text:tab/>32</text:span></text:p>
          <text:p text:style-name="P36"><text:a xlink:type="simple" xlink:href="#_3l18frh" text:style-name="Index_20_Link" text:visited-style-name="Index_20_Link"><text:span text:style-name="T12">DEFINITIONS</text:span></text:a><text:span text:style-name="T12"><text:tab/>32</text:span></text:p>
          <text:p text:style-name="P36"><text:a xlink:type="simple" xlink:href="#_206ipza" text:style-name="Index_20_Link" text:visited-style-name="Index_20_Link"><text:span text:style-name="T12">DEFMAC</text:span></text:a><text:span text:style-name="T12"><text:tab/>33</text:span></text:p>
          <text:p text:style-name="P36"><text:a xlink:type="simple" xlink:href="#_4k668n3" text:style-name="Index_20_Link" text:visited-style-name="Index_20_Link"><text:span text:style-name="T12">DEFSTRUCT</text:span></text:a><text:span text:style-name="T12"><text:tab/>33</text:span></text:p>
          <text:p text:style-name="P36"><text:a xlink:type="simple" xlink:href="#_2zbgiuw" text:style-name="Index_20_Link" text:visited-style-name="Index_20_Link"><text:span text:style-name="T12">DELAY-DEFINITION</text:span></text:a><text:span text:style-name="T12"><text:tab/>33</text:span></text:p>
          <text:p text:style-name="P36"><text:a xlink:type="simple" xlink:href="#_1egqt2p" text:style-name="Index_20_Link" text:visited-style-name="Index_20_Link"><text:span text:style-name="T12">DIR-SYNONYM</text:span></text:a><text:span text:style-name="T12"><text:tab/>33</text:span></text:p>
          <text:p text:style-name="P36"><text:a xlink:type="simple" xlink:href="#_3ygebqi" text:style-name="Index_20_Link" text:visited-style-name="Index_20_Link"><text:span text:style-name="T12">DIRECTIONS</text:span></text:a><text:span text:style-name="T12"><text:tab/>33</text:span></text:p>
          <text:p text:style-name="P36"><text:a xlink:type="simple" xlink:href="#_2dlolyb" text:style-name="Index_20_Link" text:visited-style-name="Index_20_Link"><text:span text:style-name="T12">EMPTY?</text:span></text:a><text:span text:style-name="T12"><text:tab/>33</text:span></text:p>
          <text:p text:style-name="P36"><text:soft-page-break/><text:a xlink:type="simple" xlink:href="#_sqyw64" text:style-name="Index_20_Link" text:visited-style-name="Index_20_Link"><text:span text:style-name="T12">END-DEFINITIONS</text:span></text:a><text:span text:style-name="T12"><text:tab/>33</text:span></text:p>
          <text:p text:style-name="P36"><text:a xlink:type="simple" xlink:href="#_bu3e0bvulku" text:style-name="Index_20_Link" text:visited-style-name="Index_20_Link"><text:span text:style-name="T12">END-SEGMENT</text:span></text:a><text:span text:style-name="T12"><text:tab/>34</text:span></text:p>
          <text:p text:style-name="P36"><text:a xlink:type="simple" xlink:href="#_fnw3xztabu65" text:style-name="Index_20_Link" text:visited-style-name="Index_20_Link"><text:span text:style-name="T12">ENDBLOCK</text:span></text:a><text:span text:style-name="T12"><text:tab/>34</text:span></text:p>
          <text:p text:style-name="P36"><text:a xlink:type="simple" xlink:href="#_icufndfo5bds" text:style-name="Index_20_Link" text:visited-style-name="Index_20_Link"><text:span text:style-name="T12">ENDLOAD</text:span></text:a><text:span text:style-name="T12"><text:tab/>34</text:span></text:p>
          <text:p text:style-name="P36"><text:a xlink:type="simple" xlink:href="#_1rvwp1q" text:style-name="Index_20_Link" text:visited-style-name="Index_20_Link"><text:span text:style-name="T12">ENDPACKAGE</text:span></text:a><text:span text:style-name="T12"><text:tab/>34</text:span></text:p>
          <text:p text:style-name="P36"><text:a xlink:type="simple" xlink:href="#_4bvk7pj" text:style-name="Index_20_Link" text:visited-style-name="Index_20_Link"><text:span text:style-name="T12">ENDSECTION</text:span></text:a><text:span text:style-name="T12"><text:tab/>34</text:span></text:p>
          <text:p text:style-name="P36"><text:a xlink:type="simple" xlink:href="#_2r0uhxc" text:style-name="Index_20_Link" text:visited-style-name="Index_20_Link"><text:span text:style-name="T12">ENTRY</text:span></text:a><text:span text:style-name="T12"><text:tab/>35</text:span></text:p>
          <text:p text:style-name="P36"><text:a xlink:type="simple" xlink:href="#_1664s55" text:style-name="Index_20_Link" text:visited-style-name="Index_20_Link"><text:span text:style-name="T12">EQVB</text:span></text:a><text:span text:style-name="T12"><text:tab/>35</text:span></text:p>
          <text:p text:style-name="P36"><text:a xlink:type="simple" xlink:href="#_3q5sasy" text:style-name="Index_20_Link" text:visited-style-name="Index_20_Link"><text:span text:style-name="T12">ERROR</text:span></text:a><text:span text:style-name="T12"><text:tab/>35</text:span></text:p>
          <text:p text:style-name="P36"><text:a xlink:type="simple" xlink:href="#_25b2l0r" text:style-name="Index_20_Link" text:visited-style-name="Index_20_Link"><text:span text:style-name="T12">EVAL</text:span></text:a><text:span text:style-name="T12"><text:tab/>35</text:span></text:p>
          <text:p text:style-name="P36"><text:a xlink:type="simple" xlink:href="#_kgcv8k" text:style-name="Index_20_Link" text:visited-style-name="Index_20_Link"><text:span text:style-name="T12">EVALTYPE</text:span></text:a><text:span text:style-name="T12"><text:tab/>36</text:span></text:p>
          <text:p text:style-name="P36"><text:a xlink:type="simple" xlink:href="#_34g0dwd" text:style-name="Index_20_Link" text:visited-style-name="Index_20_Link"><text:span text:style-name="T12">EXPAND</text:span></text:a><text:span text:style-name="T12"><text:tab/>36</text:span></text:p>
          <text:p text:style-name="P36"><text:a xlink:type="simple" xlink:href="#_1jlao46" text:style-name="Index_20_Link" text:visited-style-name="Index_20_Link"><text:span text:style-name="T12">FILE-FLAGS</text:span></text:a><text:span text:style-name="T12"><text:tab/>36</text:span></text:p>
          <text:p text:style-name="P36"><text:a xlink:type="simple" xlink:href="#_43ky6rz" text:style-name="Index_20_Link" text:visited-style-name="Index_20_Link"><text:span text:style-name="T12">FILE-LENGTH</text:span></text:a><text:span text:style-name="T12"><text:tab/>37</text:span></text:p>
          <text:p text:style-name="P36"><text:a xlink:type="simple" xlink:href="#_2iq8gzs" text:style-name="Index_20_Link" text:visited-style-name="Index_20_Link"><text:span text:style-name="T12">FLOAD</text:span></text:a><text:span text:style-name="T12"><text:tab/>37</text:span></text:p>
          <text:p text:style-name="P36"><text:a xlink:type="simple" xlink:href="#_xvir7l" text:style-name="Index_20_Link" text:visited-style-name="Index_20_Link"><text:span text:style-name="T12">FORM</text:span></text:a><text:span text:style-name="T12"><text:tab/>37</text:span></text:p>
          <text:p text:style-name="P36"><text:a xlink:type="simple" xlink:href="#_rvdiawa60ol4" text:style-name="Index_20_Link" text:visited-style-name="Index_20_Link"><text:span text:style-name="T12">FREQUENT-WORDS?</text:span></text:a><text:span text:style-name="T12"><text:tab/>38</text:span></text:p>
          <text:p text:style-name="P36"><text:a xlink:type="simple" xlink:href="#_m3e5asphu6rd" text:style-name="Index_20_Link" text:visited-style-name="Index_20_Link"><text:span text:style-name="T12">FUNCTION</text:span></text:a><text:span text:style-name="T12"><text:tab/>38</text:span></text:p>
          <text:p text:style-name="P36"><text:a xlink:type="simple" xlink:href="#_1x0gk37" text:style-name="Index_20_Link" text:visited-style-name="Index_20_Link"><text:span text:style-name="T12">FUNNY-GLOBALS?</text:span></text:a><text:span text:style-name="T12"><text:tab/>39</text:span></text:p>
          <text:p text:style-name="P36"><text:a xlink:type="simple" xlink:href="#_4h042r0" text:style-name="Index_20_Link" text:visited-style-name="Index_20_Link"><text:span text:style-name="T12">G=?</text:span></text:a><text:span text:style-name="T12"><text:tab/>39</text:span></text:p>
          <text:p text:style-name="P36"><text:a xlink:type="simple" xlink:href="#_2w5ecyt" text:style-name="Index_20_Link" text:visited-style-name="Index_20_Link"><text:span text:style-name="T12">G?</text:span></text:a><text:span text:style-name="T12"><text:tab/>39</text:span></text:p>
          <text:p text:style-name="P36"><text:a xlink:type="simple" xlink:href="#_1baon6m" text:style-name="Index_20_Link" text:visited-style-name="Index_20_Link"><text:span text:style-name="T12">GASSIGNED?</text:span></text:a><text:span text:style-name="T12"><text:tab/>40</text:span></text:p>
          <text:p text:style-name="P36"><text:a xlink:type="simple" xlink:href="#_3vac5uf" text:style-name="Index_20_Link" text:visited-style-name="Index_20_Link"><text:span text:style-name="T12">GBOUND?</text:span></text:a><text:span text:style-name="T12"><text:tab/>40</text:span></text:p>
          <text:p text:style-name="P36"><text:a xlink:type="simple" xlink:href="#_2afmg28" text:style-name="Index_20_Link" text:visited-style-name="Index_20_Link"><text:span text:style-name="T12">GC</text:span></text:a><text:span text:style-name="T12"><text:tab/>40</text:span></text:p>
          <text:p text:style-name="P36"><text:a xlink:type="simple" xlink:href="#_pkwqa1" text:style-name="Index_20_Link" text:visited-style-name="Index_20_Link"><text:span text:style-name="T12">GC-MON</text:span></text:a><text:span text:style-name="T12"><text:tab/>40</text:span></text:p>
          <text:p text:style-name="P36"><text:a xlink:type="simple" xlink:href="#_k62wjra3zbsy" text:style-name="Index_20_Link" text:visited-style-name="Index_20_Link"><text:span text:style-name="T12">GDECL</text:span></text:a><text:span text:style-name="T12"><text:tab/>41</text:span></text:p>
          <text:p text:style-name="P36"><text:a xlink:type="simple" xlink:href="#_39kk8xu" text:style-name="Index_20_Link" text:visited-style-name="Index_20_Link"><text:span text:style-name="T12">GET-DECL</text:span></text:a><text:span text:style-name="T12"><text:tab/>42</text:span></text:p>
          <text:p text:style-name="P36"><text:a xlink:type="simple" xlink:href="#_1opuj5n" text:style-name="Index_20_Link" text:visited-style-name="Index_20_Link"><text:span text:style-name="T12">GETB</text:span></text:a><text:span text:style-name="T12"><text:tab/>42</text:span></text:p>
          <text:p text:style-name="P36"><text:a xlink:type="simple" xlink:href="#_48pi1tg" text:style-name="Index_20_Link" text:visited-style-name="Index_20_Link"><text:span text:style-name="T12">GETPROP</text:span></text:a><text:span text:style-name="T12"><text:tab/>43</text:span></text:p>
          <text:p text:style-name="P36"><text:a xlink:type="simple" xlink:href="#_2nusc19" text:style-name="Index_20_Link" text:visited-style-name="Index_20_Link"><text:span text:style-name="T12">GLOBAL</text:span></text:a><text:span text:style-name="T12"><text:tab/>43</text:span></text:p>
          <text:p text:style-name="P36"><text:a xlink:type="simple" xlink:href="#_1302m92" text:style-name="Index_20_Link" text:visited-style-name="Index_20_Link"><text:span text:style-name="T12">GROW</text:span></text:a><text:span text:style-name="T12"><text:tab/>43</text:span></text:p>
          <text:p text:style-name="P36"><text:a xlink:type="simple" xlink:href="#_3mzq4wv" text:style-name="Index_20_Link" text:visited-style-name="Index_20_Link"><text:span text:style-name="T12">GUNASSIGN</text:span></text:a><text:span text:style-name="T12"><text:tab/>43</text:span></text:p>
          <text:p text:style-name="P36"><text:a xlink:type="simple" xlink:href="#_2250f4o" text:style-name="Index_20_Link" text:visited-style-name="Index_20_Link"><text:span text:style-name="T12">GVAL</text:span></text:a><text:span text:style-name="T12"><text:tab/>43</text:span></text:p>
          <text:p text:style-name="P36"><text:a xlink:type="simple" xlink:href="#_haapch" text:style-name="Index_20_Link" text:visited-style-name="Index_20_Link"><text:span text:style-name="T12">IFFLAG</text:span></text:a><text:span text:style-name="T12"><text:tab/>44</text:span></text:p>
          <text:p text:style-name="P36"><text:a xlink:type="simple" xlink:href="#_319y80a" text:style-name="Index_20_Link" text:visited-style-name="Index_20_Link"><text:span text:style-name="T12">ILIST</text:span></text:a><text:span text:style-name="T12"><text:tab/>44</text:span></text:p>
          <text:p text:style-name="P36"><text:a xlink:type="simple" xlink:href="#_1gf8i83" text:style-name="Index_20_Link" text:visited-style-name="Index_20_Link"><text:span text:style-name="T12">IMAGE</text:span></text:a><text:span text:style-name="T12"><text:tab/>44</text:span></text:p>
          <text:p text:style-name="P36"><text:soft-page-break/><text:a xlink:type="simple" xlink:href="#_40ew0vw" text:style-name="Index_20_Link" text:visited-style-name="Index_20_Link"><text:span text:style-name="T12">INCLUDE</text:span></text:a><text:span text:style-name="T12"><text:tab/>44</text:span></text:p>
          <text:p text:style-name="P36"><text:a xlink:type="simple" xlink:href="#_2fk6b3p" text:style-name="Index_20_Link" text:visited-style-name="Index_20_Link"><text:span text:style-name="T12">INCLUDE-WHEN</text:span></text:a><text:span text:style-name="T12"><text:tab/>45</text:span></text:p>
          <text:p text:style-name="P36"><text:a xlink:type="simple" xlink:href="#_upglbi" text:style-name="Index_20_Link" text:visited-style-name="Index_20_Link"><text:span text:style-name="T12">INDENT-TO</text:span></text:a><text:span text:style-name="T12"><text:tab/>45</text:span></text:p>
          <text:p text:style-name="P36"><text:a xlink:type="simple" xlink:href="#_3ep43zb" text:style-name="Index_20_Link" text:visited-style-name="Index_20_Link"><text:span text:style-name="T12">INDEX</text:span></text:a><text:span text:style-name="T12"><text:tab/>45</text:span></text:p>
          <text:p text:style-name="P36"><text:a xlink:type="simple" xlink:href="#_1tuee74" text:style-name="Index_20_Link" text:visited-style-name="Index_20_Link"><text:span text:style-name="T12">INDICATOR</text:span></text:a><text:span text:style-name="T12"><text:tab/>45</text:span></text:p>
          <text:p text:style-name="P36"><text:a xlink:type="simple" xlink:href="#_4du1wux" text:style-name="Index_20_Link" text:visited-style-name="Index_20_Link"><text:span text:style-name="T12">INSERT</text:span></text:a><text:span text:style-name="T12"><text:tab/>45</text:span></text:p>
          <text:p text:style-name="P36"><text:a xlink:type="simple" xlink:href="#_2szc72q" text:style-name="Index_20_Link" text:visited-style-name="Index_20_Link"><text:span text:style-name="T12">INSERT-FILE</text:span></text:a><text:span text:style-name="T12"><text:tab/>46</text:span></text:p>
          <text:p text:style-name="P36"><text:a xlink:type="simple" xlink:href="#_184mhaj" text:style-name="Index_20_Link" text:visited-style-name="Index_20_Link"><text:span text:style-name="T12">ISTRING</text:span></text:a><text:span text:style-name="T12"><text:tab/>46</text:span></text:p>
          <text:p text:style-name="P36"><text:a xlink:type="simple" xlink:href="#_3s49zyc" text:style-name="Index_20_Link" text:visited-style-name="Index_20_Link"><text:span text:style-name="T12">ITABLE</text:span></text:a><text:span text:style-name="T12"><text:tab/>46</text:span></text:p>
          <text:p text:style-name="P36"><text:a xlink:type="simple" xlink:href="#_279ka65" text:style-name="Index_20_Link" text:visited-style-name="Index_20_Link"><text:span text:style-name="T12">ITEM</text:span></text:a><text:span text:style-name="T12"><text:tab/>47</text:span></text:p>
          <text:p text:style-name="P36"><text:a xlink:type="simple" xlink:href="#_meukdy" text:style-name="Index_20_Link" text:visited-style-name="Index_20_Link"><text:span text:style-name="T12">IVECTOR</text:span></text:a><text:span text:style-name="T12"><text:tab/>47</text:span></text:p>
          <text:p text:style-name="P36"><text:a xlink:type="simple" xlink:href="#_36ei31r" text:style-name="Index_20_Link" text:visited-style-name="Index_20_Link"><text:span text:style-name="T12">L=?</text:span></text:a><text:span text:style-name="T12"><text:tab/>47</text:span></text:p>
          <text:p text:style-name="P36"><text:a xlink:type="simple" xlink:href="#_1ljsd9k" text:style-name="Index_20_Link" text:visited-style-name="Index_20_Link"><text:span text:style-name="T12">L?</text:span></text:a><text:span text:style-name="T12"><text:tab/>47</text:span></text:p>
          <text:p text:style-name="P36"><text:a xlink:type="simple" xlink:href="#_45jfvxd" text:style-name="Index_20_Link" text:visited-style-name="Index_20_Link"><text:span text:style-name="T12">LANGUAGE</text:span></text:a><text:span text:style-name="T12"><text:tab/>48</text:span></text:p>
          <text:p text:style-name="P36"><text:a xlink:type="simple" xlink:href="#_2koq656" text:style-name="Index_20_Link" text:visited-style-name="Index_20_Link"><text:span text:style-name="T12">LEGAL?</text:span></text:a><text:span text:style-name="T12"><text:tab/>48</text:span></text:p>
          <text:p text:style-name="P36"><text:a xlink:type="simple" xlink:href="#_zu0gcz" text:style-name="Index_20_Link" text:visited-style-name="Index_20_Link"><text:span text:style-name="T12">LENGTH</text:span></text:a><text:span text:style-name="T12"><text:tab/>48</text:span></text:p>
          <text:p text:style-name="P36"><text:a xlink:type="simple" xlink:href="#_3jtnz0s" text:style-name="Index_20_Link" text:visited-style-name="Index_20_Link"><text:span text:style-name="T12">LENGTH?</text:span></text:a><text:span text:style-name="T12"><text:tab/>48</text:span></text:p>
          <text:p text:style-name="P36"><text:a xlink:type="simple" xlink:href="#_1yyy98l" text:style-name="Index_20_Link" text:visited-style-name="Index_20_Link"><text:span text:style-name="T12">LINK</text:span></text:a><text:span text:style-name="T12"><text:tab/>49</text:span></text:p>
          <text:p text:style-name="P36"><text:a xlink:type="simple" xlink:href="#_4iylrwe" text:style-name="Index_20_Link" text:visited-style-name="Index_20_Link"><text:span text:style-name="T12">LIST</text:span></text:a><text:span text:style-name="T12"><text:tab/>49</text:span></text:p>
          <text:p text:style-name="P36"><text:a xlink:type="simple" xlink:href="#_2y3w247" text:style-name="Index_20_Link" text:visited-style-name="Index_20_Link"><text:span text:style-name="T12">LONG-WORDS?</text:span></text:a><text:span text:style-name="T12"><text:tab/>49</text:span></text:p>
          <text:p text:style-name="P36"><text:a xlink:type="simple" xlink:href="#_1d96cc0" text:style-name="Index_20_Link" text:visited-style-name="Index_20_Link"><text:span text:style-name="T12">LOOKUP</text:span></text:a><text:span text:style-name="T12"><text:tab/>49</text:span></text:p>
          <text:p text:style-name="P36"><text:a xlink:type="simple" xlink:href="#_3x8tuzt" text:style-name="Index_20_Link" text:visited-style-name="Index_20_Link"><text:span text:style-name="T12">LPARSE</text:span></text:a><text:span text:style-name="T12"><text:tab/>50</text:span></text:p>
          <text:p text:style-name="P36"><text:a xlink:type="simple" xlink:href="#_2ce457m" text:style-name="Index_20_Link" text:visited-style-name="Index_20_Link"><text:span text:style-name="T12">LSH</text:span></text:a><text:span text:style-name="T12"><text:tab/>50</text:span></text:p>
          <text:p text:style-name="P36"><text:a xlink:type="simple" xlink:href="#_rjefff" text:style-name="Index_20_Link" text:visited-style-name="Index_20_Link"><text:span text:style-name="T12">LTABLE</text:span></text:a><text:span text:style-name="T12"><text:tab/>50</text:span></text:p>
          <text:p text:style-name="P36"><text:a xlink:type="simple" xlink:href="#_3bj1y38" text:style-name="Index_20_Link" text:visited-style-name="Index_20_Link"><text:span text:style-name="T12">LVAL</text:span></text:a><text:span text:style-name="T12"><text:tab/>51</text:span></text:p>
          <text:p text:style-name="P36"><text:a xlink:type="simple" xlink:href="#_1qoc8b1" text:style-name="Index_20_Link" text:visited-style-name="Index_20_Link"><text:span text:style-name="T12">M-HPOS</text:span></text:a><text:span text:style-name="T12"><text:tab/>51</text:span></text:p>
          <text:p text:style-name="P36"><text:a xlink:type="simple" xlink:href="#_i66rqxfsowd5" text:style-name="Index_20_Link" text:visited-style-name="Index_20_Link"><text:span text:style-name="T3">MAKE-GVAL</text:span></text:a><text:span text:style-name="T3"><text:tab/>51</text:span></text:p>
          <text:p text:style-name="P36"><text:a xlink:type="simple" xlink:href="#_vq8v1tpbcqxn" text:style-name="Index_20_Link" text:visited-style-name="Index_20_Link"><text:span text:style-name="T3">MAPF</text:span></text:a><text:span text:style-name="T3"><text:tab/>51</text:span></text:p>
          <text:p text:style-name="P36"><text:a xlink:type="simple" xlink:href="#_2pta16n" text:style-name="Index_20_Link" text:visited-style-name="Index_20_Link"><text:span text:style-name="T12">MAPLEAVE</text:span></text:a><text:span text:style-name="T12"><text:tab/>52</text:span></text:p>
          <text:p text:style-name="P36"><text:a xlink:type="simple" xlink:href="#_14ykbeg" text:style-name="Index_20_Link" text:visited-style-name="Index_20_Link"><text:span text:style-name="T12">MAPR</text:span></text:a><text:span text:style-name="T12"><text:tab/>52</text:span></text:p>
          <text:p text:style-name="P36"><text:a xlink:type="simple" xlink:href="#_3oy7u29" text:style-name="Index_20_Link" text:visited-style-name="Index_20_Link"><text:span text:style-name="T12">MAPRET</text:span></text:a><text:span text:style-name="T12"><text:tab/>52</text:span></text:p>
          <text:p text:style-name="P36"><text:a xlink:type="simple" xlink:href="#_243i4a2" text:style-name="Index_20_Link" text:visited-style-name="Index_20_Link"><text:span text:style-name="T12">MAPSTOP</text:span></text:a><text:span text:style-name="T12"><text:tab/>52</text:span></text:p>
          <text:p text:style-name="P36"><text:a xlink:type="simple" xlink:href="#_j8sehv" text:style-name="Index_20_Link" text:visited-style-name="Index_20_Link"><text:span text:style-name="T12">MAX</text:span></text:a><text:span text:style-name="T12"><text:tab/>52</text:span></text:p>
          <text:p text:style-name="P36"><text:a xlink:type="simple" xlink:href="#_338fx5o" text:style-name="Index_20_Link" text:visited-style-name="Index_20_Link"><text:span text:style-name="T12">MEMBER</text:span></text:a><text:span text:style-name="T12"><text:tab/>52</text:span></text:p>
          <text:p text:style-name="P36"><text:a xlink:type="simple" xlink:href="#_1idq7dh" text:style-name="Index_20_Link" text:visited-style-name="Index_20_Link"><text:span text:style-name="T12">MEMQ</text:span></text:a><text:span text:style-name="T12"><text:tab/>52</text:span></text:p>
          <text:p text:style-name="P36"><text:a xlink:type="simple" xlink:href="#_42ddq1a" text:style-name="Index_20_Link" text:visited-style-name="Index_20_Link"><text:span text:style-name="T12">MIN</text:span></text:a><text:span text:style-name="T12"><text:tab/>53</text:span></text:p>
          <text:p text:style-name="P36"><text:soft-page-break/><text:a xlink:type="simple" xlink:href="#_2hio093" text:style-name="Index_20_Link" text:visited-style-name="Index_20_Link"><text:span text:style-name="T12">MOBLIST</text:span></text:a><text:span text:style-name="T12"><text:tab/>53</text:span></text:p>
          <text:p text:style-name="P36"><text:a xlink:type="simple" xlink:href="#_wnyagw" text:style-name="Index_20_Link" text:visited-style-name="Index_20_Link"><text:span text:style-name="T12">MOD</text:span></text:a><text:span text:style-name="T12"><text:tab/>53</text:span></text:p>
          <text:p text:style-name="P36"><text:a xlink:type="simple" xlink:href="#_3gnlt4p" text:style-name="Index_20_Link" text:visited-style-name="Index_20_Link"><text:span text:style-name="T12">MSETG</text:span></text:a><text:span text:style-name="T12"><text:tab/>53</text:span></text:p>
          <text:p text:style-name="P36"><text:a xlink:type="simple" xlink:href="#_1vsw3ci" text:style-name="Index_20_Link" text:visited-style-name="Index_20_Link"><text:span text:style-name="T12">N==?</text:span></text:a><text:span text:style-name="T12"><text:tab/>54</text:span></text:p>
          <text:p text:style-name="P36"><text:a xlink:type="simple" xlink:href="#_4fsjm0b" text:style-name="Index_20_Link" text:visited-style-name="Index_20_Link"><text:span text:style-name="T12">N=?</text:span></text:a><text:span text:style-name="T12"><text:tab/>54</text:span></text:p>
          <text:p text:style-name="P36"><text:a xlink:type="simple" xlink:href="#_2uxtw84" text:style-name="Index_20_Link" text:visited-style-name="Index_20_Link"><text:span text:style-name="T12">NEVER-ZAP-TO-SOURCE-DIRECTORY?</text:span></text:a><text:span text:style-name="T12"><text:tab/>54</text:span></text:p>
          <text:p text:style-name="P36"><text:a xlink:type="simple" xlink:href="#_w6kncfyhc9ue" text:style-name="Index_20_Link" text:visited-style-name="Index_20_Link"><text:span text:style-name="T12">NEW-ADD-WORD</text:span></text:a><text:span text:style-name="T12"><text:tab/>55</text:span></text:p>
          <text:p text:style-name="P36"><text:a xlink:type="simple" xlink:href="#_1a346fx" text:style-name="Index_20_Link" text:visited-style-name="Index_20_Link"><text:span text:style-name="T12">NEWTYPE</text:span></text:a><text:span text:style-name="T12"><text:tab/>55</text:span></text:p>
          <text:p text:style-name="P36"><text:a xlink:type="simple" xlink:href="#_3u2rp3q" text:style-name="Index_20_Link" text:visited-style-name="Index_20_Link"><text:span text:style-name="T12">NEXT</text:span></text:a><text:span text:style-name="T12"><text:tab/>55</text:span></text:p>
          <text:p text:style-name="P36"><text:a xlink:type="simple" xlink:href="#_2981zbj" text:style-name="Index_20_Link" text:visited-style-name="Index_20_Link"><text:span text:style-name="T12">NOT</text:span></text:a><text:span text:style-name="T12"><text:tab/>55</text:span></text:p>
          <text:p text:style-name="P36"><text:a xlink:type="simple" xlink:href="#_odc9jc" text:style-name="Index_20_Link" text:visited-style-name="Index_20_Link"><text:span text:style-name="T12">NTH</text:span></text:a><text:span text:style-name="T12"><text:tab/>55</text:span></text:p>
          <text:p text:style-name="P36"><text:a xlink:type="simple" xlink:href="#_38czs75" text:style-name="Index_20_Link" text:visited-style-name="Index_20_Link"><text:span text:style-name="T12">OBJECT</text:span></text:a><text:span text:style-name="T12"><text:tab/>56</text:span></text:p>
          <text:p text:style-name="P36"><text:a xlink:type="simple" xlink:href="#_1nia2ey" text:style-name="Index_20_Link" text:visited-style-name="Index_20_Link"><text:span text:style-name="T12">OBLIST?</text:span></text:a><text:span text:style-name="T12"><text:tab/>56</text:span></text:p>
          <text:p text:style-name="P36"><text:a xlink:type="simple" xlink:href="#_47hxl2r" text:style-name="Index_20_Link" text:visited-style-name="Index_20_Link"><text:span text:style-name="T12">OFFSET</text:span></text:a><text:span text:style-name="T12"><text:tab/>56</text:span></text:p>
          <text:p text:style-name="P36"><text:a xlink:type="simple" xlink:href="#_2mn7vak" text:style-name="Index_20_Link" text:visited-style-name="Index_20_Link"><text:span text:style-name="T12">OPEN</text:span></text:a><text:span text:style-name="T12"><text:tab/>56</text:span></text:p>
          <text:p text:style-name="P36"><text:a xlink:type="simple" xlink:href="#_11si5id" text:style-name="Index_20_Link" text:visited-style-name="Index_20_Link"><text:span text:style-name="T12">OR</text:span></text:a><text:span text:style-name="T12"><text:tab/>56</text:span></text:p>
          <text:p text:style-name="P36"><text:a xlink:type="simple" xlink:href="#_3ls5o66" text:style-name="Index_20_Link" text:visited-style-name="Index_20_Link"><text:span text:style-name="T12">OR?</text:span></text:a><text:span text:style-name="T12"><text:tab/>57</text:span></text:p>
          <text:p text:style-name="P36"><text:a xlink:type="simple" xlink:href="#_20xfydz" text:style-name="Index_20_Link" text:visited-style-name="Index_20_Link"><text:span text:style-name="T12">ORB</text:span></text:a><text:span text:style-name="T12"><text:tab/>57</text:span></text:p>
          <text:p text:style-name="P36"><text:a xlink:type="simple" xlink:href="#_4kx3h1s" text:style-name="Index_20_Link" text:visited-style-name="Index_20_Link"><text:span text:style-name="T12">ORDER-FLAGS?</text:span></text:a><text:span text:style-name="T12"><text:tab/>57</text:span></text:p>
          <text:p text:style-name="P36"><text:a xlink:type="simple" xlink:href="#_302dr9l" text:style-name="Index_20_Link" text:visited-style-name="Index_20_Link"><text:span text:style-name="T12">ORDER-OBJECTS?</text:span></text:a><text:span text:style-name="T12"><text:tab/>58</text:span></text:p>
          <text:p text:style-name="P36"><text:a xlink:type="simple" xlink:href="#_1f7o1he" text:style-name="Index_20_Link" text:visited-style-name="Index_20_Link"><text:span text:style-name="T12">ORDER-TREE?</text:span></text:a><text:span text:style-name="T12"><text:tab/>58</text:span></text:p>
          <text:p text:style-name="P36"><text:a xlink:type="simple" xlink:href="#_3z7bk57" text:style-name="Index_20_Link" text:visited-style-name="Index_20_Link"><text:span text:style-name="T12">PACKAGE</text:span></text:a><text:span text:style-name="T12"><text:tab/>59</text:span></text:p>
          <text:p text:style-name="P36"><text:a xlink:type="simple" xlink:href="#_2eclud0" text:style-name="Index_20_Link" text:visited-style-name="Index_20_Link"><text:span text:style-name="T12">PARSE</text:span></text:a><text:span text:style-name="T12"><text:tab/>60</text:span></text:p>
          <text:p text:style-name="P36"><text:a xlink:type="simple" xlink:href="#_uagkh4g68sm4" text:style-name="Index_20_Link" text:visited-style-name="Index_20_Link"><text:span text:style-name="T12">PICFILE</text:span></text:a><text:span text:style-name="T12"><text:tab/>61</text:span></text:p>
          <text:p text:style-name="P36"><text:a xlink:type="simple" xlink:href="#_yoal25lo9g0s" text:style-name="Index_20_Link" text:visited-style-name="Index_20_Link"><text:span text:style-name="T12">PLTABLE</text:span></text:a><text:span text:style-name="T12"><text:tab/>61</text:span></text:p>
          <text:p text:style-name="P36"><text:a xlink:type="simple" xlink:href="#_3dhjn8m" text:style-name="Index_20_Link" text:visited-style-name="Index_20_Link"><text:span text:style-name="T12">PNAME</text:span></text:a><text:span text:style-name="T12"><text:tab/>61</text:span></text:p>
          <text:p text:style-name="P36"><text:a xlink:type="simple" xlink:href="#_1smtxgf" text:style-name="Index_20_Link" text:visited-style-name="Index_20_Link"><text:span text:style-name="T12">PREP-SYNONYM</text:span></text:a><text:span text:style-name="T12"><text:tab/>61</text:span></text:p>
          <text:p text:style-name="P36"><text:a xlink:type="simple" xlink:href="#_4cmhg48" text:style-name="Index_20_Link" text:visited-style-name="Index_20_Link"><text:span text:style-name="T12">PRIMTYPE</text:span></text:a><text:span text:style-name="T12"><text:tab/>61</text:span></text:p>
          <text:p text:style-name="P36"><text:a xlink:type="simple" xlink:href="#_2rrrqc1" text:style-name="Index_20_Link" text:visited-style-name="Index_20_Link"><text:span text:style-name="T12">PRIN1</text:span></text:a><text:span text:style-name="T12"><text:tab/>62</text:span></text:p>
          <text:p text:style-name="P36"><text:a xlink:type="simple" xlink:href="#_16x20ju" text:style-name="Index_20_Link" text:visited-style-name="Index_20_Link"><text:span text:style-name="T12">PRINC</text:span></text:a><text:span text:style-name="T12"><text:tab/>62</text:span></text:p>
          <text:p text:style-name="P36"><text:a xlink:type="simple" xlink:href="#_3qwpj7n" text:style-name="Index_20_Link" text:visited-style-name="Index_20_Link"><text:span text:style-name="T12">PRINT</text:span></text:a><text:span text:style-name="T12"><text:tab/>62</text:span></text:p>
          <text:p text:style-name="P36"><text:a xlink:type="simple" xlink:href="#_261ztfg" text:style-name="Index_20_Link" text:visited-style-name="Index_20_Link"><text:span text:style-name="T12">PRINT-MANY</text:span></text:a><text:span text:style-name="T12"><text:tab/>63</text:span></text:p>
          <text:p text:style-name="P36"><text:a xlink:type="simple" xlink:href="#_l7a3n9" text:style-name="Index_20_Link" text:visited-style-name="Index_20_Link"><text:span text:style-name="T12">PRINTTYPE</text:span></text:a><text:span text:style-name="T12"><text:tab/>63</text:span></text:p>
          <text:p text:style-name="P36"><text:a xlink:type="simple" xlink:href="#_356xmb2" text:style-name="Index_20_Link" text:visited-style-name="Index_20_Link"><text:span text:style-name="T12">PROG</text:span></text:a><text:span text:style-name="T12"><text:tab/>64</text:span></text:p>
          <text:p text:style-name="P36"><text:a xlink:type="simple" xlink:href="#_1kc7wiv" text:style-name="Index_20_Link" text:visited-style-name="Index_20_Link"><text:span text:style-name="T12">PROPDEF</text:span></text:a><text:span text:style-name="T12"><text:tab/>64</text:span></text:p>
          <text:p text:style-name="P36"><text:a xlink:type="simple" xlink:href="#_44bvf6o" text:style-name="Index_20_Link" text:visited-style-name="Index_20_Link"><text:span text:style-name="T12">PTABLE</text:span></text:a><text:span text:style-name="T12"><text:tab/>65</text:span></text:p>
          <text:p text:style-name="P36"><text:soft-page-break/><text:a xlink:type="simple" xlink:href="#_2jh5peh" text:style-name="Index_20_Link" text:visited-style-name="Index_20_Link"><text:span text:style-name="T12">PUT</text:span></text:a><text:span text:style-name="T12"><text:tab/>65</text:span></text:p>
          <text:p text:style-name="P36"><text:a xlink:type="simple" xlink:href="#_ymfzma" text:style-name="Index_20_Link" text:visited-style-name="Index_20_Link"><text:span text:style-name="T12">PUT-DECL</text:span></text:a><text:span text:style-name="T12"><text:tab/>65</text:span></text:p>
          <text:p text:style-name="P36"><text:a xlink:type="simple" xlink:href="#_ioyxaf8hq901" text:style-name="Index_20_Link" text:visited-style-name="Index_20_Link"><text:span text:style-name="T12">PUT-PURE-HERE</text:span></text:a><text:span text:style-name="T12"><text:tab/>65</text:span></text:p>
          <text:p text:style-name="P36"><text:a xlink:type="simple" xlink:href="#_3im3ia3" text:style-name="Index_20_Link" text:visited-style-name="Index_20_Link"><text:span text:style-name="T12">PUTB</text:span></text:a><text:span text:style-name="T12"><text:tab/>66</text:span></text:p>
          <text:p text:style-name="P36"><text:a xlink:type="simple" xlink:href="#_1xrdshw" text:style-name="Index_20_Link" text:visited-style-name="Index_20_Link"><text:span text:style-name="T12">PUTPROP</text:span></text:a><text:span text:style-name="T12"><text:tab/>66</text:span></text:p>
          <text:p text:style-name="P36"><text:a xlink:type="simple" xlink:href="#_4hr1b5p" text:style-name="Index_20_Link" text:visited-style-name="Index_20_Link"><text:span text:style-name="T12">PUTREST</text:span></text:a><text:span text:style-name="T12"><text:tab/>66</text:span></text:p>
          <text:p text:style-name="P36"><text:a xlink:type="simple" xlink:href="#_2wwbldi" text:style-name="Index_20_Link" text:visited-style-name="Index_20_Link"><text:span text:style-name="T12">QUIT</text:span></text:a><text:span text:style-name="T12"><text:tab/>66</text:span></text:p>
          <text:p text:style-name="P36"><text:a xlink:type="simple" xlink:href="#_1c1lvlb" text:style-name="Index_20_Link" text:visited-style-name="Index_20_Link"><text:span text:style-name="T12">QUOTE</text:span></text:a><text:span text:style-name="T12"><text:tab/>66</text:span></text:p>
          <text:p text:style-name="P36"><text:a xlink:type="simple" xlink:href="#_3w19e94" text:style-name="Index_20_Link" text:visited-style-name="Index_20_Link"><text:span text:style-name="T12">READSTRING</text:span></text:a><text:span text:style-name="T12"><text:tab/>66</text:span></text:p>
          <text:p text:style-name="P36"><text:a xlink:type="simple" xlink:href="#_2b6jogx" text:style-name="Index_20_Link" text:visited-style-name="Index_20_Link"><text:span text:style-name="T12">REMOVE</text:span></text:a><text:span text:style-name="T12"><text:tab/>66</text:span></text:p>
          <text:p text:style-name="P36"><text:a xlink:type="simple" xlink:href="#_qbtyoq" text:style-name="Index_20_Link" text:visited-style-name="Index_20_Link"><text:span text:style-name="T12">RENTRY</text:span></text:a><text:span text:style-name="T12"><text:tab/>67</text:span></text:p>
          <text:p text:style-name="P36"><text:a xlink:type="simple" xlink:href="#_3abhhcj" text:style-name="Index_20_Link" text:visited-style-name="Index_20_Link"><text:span text:style-name="T12">REPEAT</text:span></text:a><text:span text:style-name="T12"><text:tab/>67</text:span></text:p>
          <text:p text:style-name="P36"><text:a xlink:type="simple" xlink:href="#_1pgrrkc" text:style-name="Index_20_Link" text:visited-style-name="Index_20_Link"><text:span text:style-name="T12">REPLACE-DEFINITION</text:span></text:a><text:span text:style-name="T12"><text:tab/>68</text:span></text:p>
          <text:p text:style-name="P36"><text:a xlink:type="simple" xlink:href="#_49gfa85" text:style-name="Index_20_Link" text:visited-style-name="Index_20_Link"><text:span text:style-name="T12">REST</text:span></text:a><text:span text:style-name="T12"><text:tab/>68</text:span></text:p>
          <text:p text:style-name="P36"><text:a xlink:type="simple" xlink:href="#_2olpkfy" text:style-name="Index_20_Link" text:visited-style-name="Index_20_Link"><text:span text:style-name="T12">RETURN</text:span></text:a><text:span text:style-name="T12"><text:tab/>69</text:span></text:p>
          <text:p text:style-name="P36"><text:a xlink:type="simple" xlink:href="#_13qzunr" text:style-name="Index_20_Link" text:visited-style-name="Index_20_Link"><text:span text:style-name="T12">ROOM</text:span></text:a><text:span text:style-name="T12"><text:tab/>69</text:span></text:p>
          <text:p text:style-name="P36"><text:a xlink:type="simple" xlink:href="#_3nqndbk" text:style-name="Index_20_Link" text:visited-style-name="Index_20_Link"><text:span text:style-name="T12">ROOT</text:span></text:a><text:span text:style-name="T12"><text:tab/>69</text:span></text:p>
          <text:p text:style-name="P36"><text:a xlink:type="simple" xlink:href="#_22vxnjd" text:style-name="Index_20_Link" text:visited-style-name="Index_20_Link"><text:span text:style-name="T12">ROUTINE</text:span></text:a><text:span text:style-name="T12"><text:tab/>70</text:span></text:p>
          <text:p text:style-name="P36"><text:a xlink:type="simple" xlink:href="#_i17xr6" text:style-name="Index_20_Link" text:visited-style-name="Index_20_Link"><text:span text:style-name="T12">ROUTINE-FLAGS</text:span></text:a><text:span text:style-name="T12"><text:tab/>70</text:span></text:p>
          <text:p text:style-name="P36"><text:a xlink:type="simple" xlink:href="#_320vgez" text:style-name="Index_20_Link" text:visited-style-name="Index_20_Link"><text:span text:style-name="T12">SET</text:span></text:a><text:span text:style-name="T12"><text:tab/>70</text:span></text:p>
          <text:p text:style-name="P36"><text:a xlink:type="simple" xlink:href="#_1h65qms" text:style-name="Index_20_Link" text:visited-style-name="Index_20_Link"><text:span text:style-name="T12">SET-DEFSTRUCT-FILE-DEFAULTS</text:span></text:a><text:span text:style-name="T12"><text:tab/>70</text:span></text:p>
          <text:p text:style-name="P36"><text:a xlink:type="simple" xlink:href="#_415t9al" text:style-name="Index_20_Link" text:visited-style-name="Index_20_Link"><text:span text:style-name="T12">SETG</text:span></text:a><text:span text:style-name="T12"><text:tab/>70</text:span></text:p>
          <text:p text:style-name="P36"><text:a xlink:type="simple" xlink:href="#_2gb3jie" text:style-name="Index_20_Link" text:visited-style-name="Index_20_Link"><text:span text:style-name="T12">SETG20</text:span></text:a><text:span text:style-name="T12"><text:tab/>70</text:span></text:p>
          <text:p text:style-name="P36"><text:a xlink:type="simple" xlink:href="#_vgdtq7" text:style-name="Index_20_Link" text:visited-style-name="Index_20_Link"><text:span text:style-name="T12">SORT</text:span></text:a><text:span text:style-name="T12"><text:tab/>70</text:span></text:p>
          <text:p text:style-name="P36"><text:a xlink:type="simple" xlink:href="#_3fg1ce0" text:style-name="Index_20_Link" text:visited-style-name="Index_20_Link"><text:span text:style-name="T12">SPNAME</text:span></text:a><text:span text:style-name="T12"><text:tab/>71</text:span></text:p>
          <text:p text:style-name="P36"><text:a xlink:type="simple" xlink:href="#_1ulbmlt" text:style-name="Index_20_Link" text:visited-style-name="Index_20_Link"><text:span text:style-name="T12">STRING</text:span></text:a><text:span text:style-name="T12"><text:tab/>71</text:span></text:p>
          <text:p text:style-name="P36"><text:a xlink:type="simple" xlink:href="#_4ekz59m" text:style-name="Index_20_Link" text:visited-style-name="Index_20_Link"><text:span text:style-name="T12">STRUCTURED?</text:span></text:a><text:span text:style-name="T12"><text:tab/>71</text:span></text:p>
          <text:p text:style-name="P36"><text:a xlink:type="simple" xlink:href="#_2tq9fhf" text:style-name="Index_20_Link" text:visited-style-name="Index_20_Link"><text:span text:style-name="T12">SUBSTRUC</text:span></text:a><text:span text:style-name="T12"><text:tab/>72</text:span></text:p>
          <text:p text:style-name="P36"><text:a xlink:type="simple" xlink:href="#_18vjpp8" text:style-name="Index_20_Link" text:visited-style-name="Index_20_Link"><text:span text:style-name="T12">SUPPRESS-WARNINGS?</text:span></text:a><text:span text:style-name="T12"><text:tab/>72</text:span></text:p>
          <text:p text:style-name="P36"><text:a xlink:type="simple" xlink:href="#_s1gwiysqrg1z" text:style-name="Index_20_Link" text:visited-style-name="Index_20_Link"><text:span text:style-name="T3">SYNONYM</text:span></text:a><text:span text:style-name="T3"><text:tab/>72</text:span></text:p>
          <text:p text:style-name="P36"><text:a xlink:type="simple" xlink:href="#_3sv78d1" text:style-name="Index_20_Link" text:visited-style-name="Index_20_Link"><text:span text:style-name="T12">SYNTAX</text:span></text:a><text:span text:style-name="T12"><text:tab/>72</text:span></text:p>
          <text:p text:style-name="P36"><text:a xlink:type="simple" xlink:href="#_280hiku" text:style-name="Index_20_Link" text:visited-style-name="Index_20_Link"><text:span text:style-name="T12">TABLE</text:span></text:a><text:span text:style-name="T12"><text:tab/>72</text:span></text:p>
          <text:p text:style-name="P36"><text:a xlink:type="simple" xlink:href="#_n5rssn" text:style-name="Index_20_Link" text:visited-style-name="Index_20_Link"><text:span text:style-name="T12">TELL-TOKENS</text:span></text:a><text:span text:style-name="T12"><text:tab/>73</text:span></text:p>
          <text:p text:style-name="P36"><text:a xlink:type="simple" xlink:href="#_375fbgg" text:style-name="Index_20_Link" text:visited-style-name="Index_20_Link"><text:span text:style-name="T12">TIME</text:span></text:a><text:span text:style-name="T12"><text:tab/>73</text:span></text:p>
          <text:p text:style-name="P36"><text:a xlink:type="simple" xlink:href="#_tvejozqi61yf" text:style-name="Index_20_Link" text:visited-style-name="Index_20_Link"><text:span text:style-name="T3">TOP</text:span></text:a><text:span text:style-name="T3"><text:tab/>74</text:span></text:p>
          <text:p text:style-name="P36"><text:a xlink:type="simple" xlink:href="#_1maplo9" text:style-name="Index_20_Link" text:visited-style-name="Index_20_Link"><text:span text:style-name="T12">TUPLE</text:span></text:a><text:span text:style-name="T12"><text:tab/>74</text:span></text:p>
          <text:p text:style-name="P36"><text:soft-page-break/><text:a xlink:type="simple" xlink:href="#_46ad4c2" text:style-name="Index_20_Link" text:visited-style-name="Index_20_Link"><text:span text:style-name="T12">TYPE</text:span></text:a><text:span text:style-name="T12"><text:tab/>74</text:span></text:p>
          <text:p text:style-name="P36"><text:a xlink:type="simple" xlink:href="#_2lfnejv" text:style-name="Index_20_Link" text:visited-style-name="Index_20_Link"><text:span text:style-name="T12">TYPE?</text:span></text:a><text:span text:style-name="T12"><text:tab/>75</text:span></text:p>
          <text:p text:style-name="P36"><text:a xlink:type="simple" xlink:href="#_10kxoro" text:style-name="Index_20_Link" text:visited-style-name="Index_20_Link"><text:span text:style-name="T12">TYPEPRIM</text:span></text:a><text:span text:style-name="T12"><text:tab/>75</text:span></text:p>
          <text:p text:style-name="P36"><text:a xlink:type="simple" xlink:href="#_3kkl7fh" text:style-name="Index_20_Link" text:visited-style-name="Index_20_Link"><text:span text:style-name="T12">UNASSIGN</text:span></text:a><text:span text:style-name="T12"><text:tab/>76</text:span></text:p>
          <text:p text:style-name="P36"><text:a xlink:type="simple" xlink:href="#_1zpvhna" text:style-name="Index_20_Link" text:visited-style-name="Index_20_Link"><text:span text:style-name="T12">UNPARSE</text:span></text:a><text:span text:style-name="T12"><text:tab/>76</text:span></text:p>
          <text:p text:style-name="P36"><text:a xlink:type="simple" xlink:href="#_4jpj0b3" text:style-name="Index_20_Link" text:visited-style-name="Index_20_Link"><text:span text:style-name="T12">USE</text:span></text:a><text:span text:style-name="T12"><text:tab/>76</text:span></text:p>
          <text:p text:style-name="P36"><text:a xlink:type="simple" xlink:href="#_2yutaiw" text:style-name="Index_20_Link" text:visited-style-name="Index_20_Link"><text:span text:style-name="T12">USE-WHEN</text:span></text:a><text:span text:style-name="T12"><text:tab/>77</text:span></text:p>
          <text:p text:style-name="P36"><text:a xlink:type="simple" xlink:href="#_1e03kqp" text:style-name="Index_20_Link" text:visited-style-name="Index_20_Link"><text:span text:style-name="T12">VALID-TYPE?</text:span></text:a><text:span text:style-name="T12"><text:tab/>77</text:span></text:p>
          <text:p text:style-name="P36"><text:a xlink:type="simple" xlink:href="#_3xzr3ei" text:style-name="Index_20_Link" text:visited-style-name="Index_20_Link"><text:span text:style-name="T12">VALUE</text:span></text:a><text:span text:style-name="T12"><text:tab/>77</text:span></text:p>
          <text:p text:style-name="P36"><text:a xlink:type="simple" xlink:href="#_2d51dmb" text:style-name="Index_20_Link" text:visited-style-name="Index_20_Link"><text:span text:style-name="T12">VECTOR</text:span></text:a><text:span text:style-name="T12"><text:tab/>78</text:span></text:p>
          <text:p text:style-name="P36"><text:a xlink:type="simple" xlink:href="#_sabnu4" text:style-name="Index_20_Link" text:visited-style-name="Index_20_Link"><text:span text:style-name="T12">VERB-SYNONYM</text:span></text:a><text:span text:style-name="T12"><text:tab/>78</text:span></text:p>
          <text:p text:style-name="P36"><text:a xlink:type="simple" xlink:href="#_3c9z6hx" text:style-name="Index_20_Link" text:visited-style-name="Index_20_Link"><text:span text:style-name="T12">VERSION</text:span></text:a><text:span text:style-name="T12"><text:tab/>78</text:span></text:p>
          <text:p text:style-name="P36"><text:a xlink:type="simple" xlink:href="#_1rf9gpq" text:style-name="Index_20_Link" text:visited-style-name="Index_20_Link"><text:span text:style-name="T12">VERSION?</text:span></text:a><text:span text:style-name="T12"><text:tab/>79</text:span></text:p>
          <text:p text:style-name="P36"><text:a xlink:type="simple" xlink:href="#_4bewzdj" text:style-name="Index_20_Link" text:visited-style-name="Index_20_Link"><text:span text:style-name="T12">VOC</text:span></text:a><text:span text:style-name="T12"><text:tab/>80</text:span></text:p>
          <text:p text:style-name="P36"><text:a xlink:type="simple" xlink:href="#_3x3pvmcunlrd" text:style-name="Index_20_Link" text:visited-style-name="Index_20_Link"><text:span text:style-name="T3">WARN-AS-ERROR?</text:span></text:a><text:span text:style-name="T3"><text:tab/>80</text:span></text:p>
          <text:p text:style-name="P36"><text:a xlink:type="simple" xlink:href="#_m3ye0kwa1dbk" text:style-name="Index_20_Link" text:visited-style-name="Index_20_Link"><text:span text:style-name="T3">XFLOAD</text:span></text:a><text:span text:style-name="T3"><text:tab/>80</text:span></text:p>
          <text:p text:style-name="P36"><text:a xlink:type="simple" xlink:href="#_61qomf484he5" text:style-name="Index_20_Link" text:visited-style-name="Index_20_Link"><text:span text:style-name="T3">XORB</text:span></text:a><text:span text:style-name="T3"><text:tab/>80</text:span></text:p>
          <text:p text:style-name="P36"><text:a xlink:type="simple" xlink:href="#_15phjt5" text:style-name="Index_20_Link" text:visited-style-name="Index_20_Link"><text:span text:style-name="T12">ZGET</text:span></text:a><text:span text:style-name="T12"><text:tab/>80</text:span></text:p>
          <text:p text:style-name="P36"><text:a xlink:type="simple" xlink:href="#_3pp52gy" text:style-name="Index_20_Link" text:visited-style-name="Index_20_Link"><text:span text:style-name="T12">ZIP-OPTIONS</text:span></text:a><text:span text:style-name="T12"><text:tab/>81</text:span></text:p>
          <text:p text:style-name="P36"><text:a xlink:type="simple" xlink:href="#_ywjsywklgkdy" text:style-name="Index_20_Link" text:visited-style-name="Index_20_Link"><text:span text:style-name="T3">ZPACKAGE</text:span></text:a><text:span text:style-name="T3"><text:tab/>81</text:span></text:p>
          <text:p text:style-name="P36"><text:a xlink:type="simple" xlink:href="#_t3zlmykriflu" text:style-name="Index_20_Link" text:visited-style-name="Index_20_Link"><text:span text:style-name="T3">ZPUT</text:span></text:a><text:span text:style-name="T3"><text:tab/>81</text:span></text:p>
          <text:p text:style-name="P36"><text:a xlink:type="simple" xlink:href="#_jzpmwk" text:style-name="Index_20_Link" text:visited-style-name="Index_20_Link"><text:span text:style-name="T12">ZREST</text:span></text:a><text:span text:style-name="T12"><text:tab/>81</text:span></text:p>
          <text:p text:style-name="P36"><text:a xlink:type="simple" xlink:href="#_33zd5kd" text:style-name="Index_20_Link" text:visited-style-name="Index_20_Link"><text:span text:style-name="T12">ZSECTION</text:span></text:a><text:span text:style-name="T12"><text:tab/>82</text:span></text:p>
          <text:p text:style-name="P36"><text:a xlink:type="simple" xlink:href="#_pz3bxyvddut7" text:style-name="Index_20_Link" text:visited-style-name="Index_20_Link"><text:span text:style-name="T3">ZSTART</text:span></text:a><text:span text:style-name="T3"><text:tab/>82</text:span></text:p>
          <text:p text:style-name="P36"><text:a xlink:type="simple" xlink:href="#_bszx47zazyks" text:style-name="Index_20_Link" text:visited-style-name="Index_20_Link"><text:span text:style-name="T12">ZSTR-OFF</text:span></text:a><text:span text:style-name="T12"><text:tab/>82</text:span></text:p>
          <text:p text:style-name="P36"><text:a xlink:type="simple" xlink:href="#_iulduu9el473" text:style-name="Index_20_Link" text:visited-style-name="Index_20_Link"><text:span text:style-name="T12">ZSTR-ON</text:span></text:a><text:span text:style-name="T12"><text:tab/>82</text:span></text:p>
          <text:p text:style-name="P36"><text:a xlink:type="simple" xlink:href="#_e8lte2wqvsv9" text:style-name="Index_20_Link" text:visited-style-name="Index_20_Link"><text:span text:style-name="T3">ZZPACKAGE</text:span></text:a><text:span text:style-name="T3"><text:tab/>82</text:span></text:p>
          <text:p text:style-name="P36"><text:a xlink:type="simple" xlink:href="#_x1gn6x1zsmpw" text:style-name="Index_20_Link" text:visited-style-name="Index_20_Link"><text:span text:style-name="T3">ZZSECTION</text:span></text:a><text:span text:style-name="T3"><text:tab/>82</text:span></text:p>
          <text:p text:style-name="P34"><text:a xlink:type="simple" xlink:href="#_1j4nfs6" text:style-name="Index_20_Link" text:visited-style-name="Index_20_Link"><text:span text:style-name="T12">Z-code builtins (use inside ROUTINE)</text:span></text:a><text:span text:style-name="T12"><text:tab/>84</text:span></text:p>
          <text:p text:style-name="P36"><text:a xlink:type="simple" xlink:href="#_434ayfz" text:style-name="Index_20_Link" text:visited-style-name="Index_20_Link"><text:span text:style-name="T12">*, MUL</text:span></text:a><text:span text:style-name="T12"><text:tab/>84</text:span></text:p>
          <text:p text:style-name="P36"><text:a xlink:type="simple" xlink:href="#_2i9l8ns" text:style-name="Index_20_Link" text:visited-style-name="Index_20_Link"><text:span text:style-name="T12">+, ADD</text:span></text:a><text:span text:style-name="T12"><text:tab/>84</text:span></text:p>
          <text:p text:style-name="P36"><text:a xlink:type="simple" xlink:href="#_xevivl" text:style-name="Index_20_Link" text:visited-style-name="Index_20_Link"><text:span text:style-name="T12">-, SUB</text:span></text:a><text:span text:style-name="T12"><text:tab/>84</text:span></text:p>
          <text:p text:style-name="P36"><text:a xlink:type="simple" xlink:href="#_3hej1je" text:style-name="Index_20_Link" text:visited-style-name="Index_20_Link"><text:span text:style-name="T12">/, DIV</text:span></text:a><text:span text:style-name="T12"><text:tab/>85</text:span></text:p>
          <text:p text:style-name="P36"><text:a xlink:type="simple" xlink:href="#_1wjtbr7" text:style-name="Index_20_Link" text:visited-style-name="Index_20_Link"><text:span text:style-name="T12">0?, ZERO?</text:span></text:a><text:span text:style-name="T12"><text:tab/>85</text:span></text:p>
          <text:p text:style-name="P36"><text:a xlink:type="simple" xlink:href="#_4gjguf0" text:style-name="Index_20_Link" text:visited-style-name="Index_20_Link"><text:span text:style-name="T12">1?</text:span></text:a><text:span text:style-name="T12"><text:tab/>85</text:span></text:p>
          <text:p text:style-name="P36"><text:a xlink:type="simple" xlink:href="#_2vor4mt" text:style-name="Index_20_Link" text:visited-style-name="Index_20_Link"><text:span text:style-name="T12">=?, ==?, EQUAL?</text:span></text:a><text:span text:style-name="T12"><text:tab/>85</text:span></text:p>
          <text:p text:style-name="P36"><text:soft-page-break/><text:a xlink:type="simple" xlink:href="#_1au1eum" text:style-name="Index_20_Link" text:visited-style-name="Index_20_Link"><text:span text:style-name="T12">AGAIN</text:span></text:a><text:span text:style-name="T12"><text:tab/>86</text:span></text:p>
          <text:p text:style-name="P36"><text:a xlink:type="simple" xlink:href="#_3utoxif" text:style-name="Index_20_Link" text:visited-style-name="Index_20_Link"><text:span text:style-name="T12">AND</text:span></text:a><text:span text:style-name="T12"><text:tab/>86</text:span></text:p>
          <text:p text:style-name="P36"><text:a xlink:type="simple" xlink:href="#_29yz7q8" text:style-name="Index_20_Link" text:visited-style-name="Index_20_Link"><text:span text:style-name="T12">APPLY</text:span></text:a><text:span text:style-name="T12"><text:tab/>87</text:span></text:p>
          <text:p text:style-name="P36"><text:a xlink:type="simple" xlink:href="#_p49hy1" text:style-name="Index_20_Link" text:visited-style-name="Index_20_Link"><text:span text:style-name="T12">ASH, ASHIFT</text:span></text:a><text:span text:style-name="T12"><text:tab/>87</text:span></text:p>
          <text:p text:style-name="P36"><text:a xlink:type="simple" xlink:href="#_393x0lu" text:style-name="Index_20_Link" text:visited-style-name="Index_20_Link"><text:span text:style-name="T12">ASSIGNED?</text:span></text:a><text:span text:style-name="T12"><text:tab/>88</text:span></text:p>
          <text:p text:style-name="P36"><text:a xlink:type="simple" xlink:href="#_1o97atn" text:style-name="Index_20_Link" text:visited-style-name="Index_20_Link"><text:span text:style-name="T12">BACK</text:span></text:a><text:span text:style-name="T12"><text:tab/>88</text:span></text:p>
          <text:p text:style-name="P36"><text:a xlink:type="simple" xlink:href="#_488uthg" text:style-name="Index_20_Link" text:visited-style-name="Index_20_Link"><text:span text:style-name="T12">BAND, ANDB</text:span></text:a><text:span text:style-name="T12"><text:tab/>89</text:span></text:p>
          <text:p text:style-name="P36"><text:a xlink:type="simple" xlink:href="#_2ne53p9" text:style-name="Index_20_Link" text:visited-style-name="Index_20_Link"><text:span text:style-name="T12">BCOM</text:span></text:a><text:span text:style-name="T12"><text:tab/>89</text:span></text:p>
          <text:p text:style-name="P36"><text:a xlink:type="simple" xlink:href="#_12jfdx2" text:style-name="Index_20_Link" text:visited-style-name="Index_20_Link"><text:span text:style-name="T12">BIND</text:span></text:a><text:span text:style-name="T12"><text:tab/>89</text:span></text:p>
          <text:p text:style-name="P36"><text:a xlink:type="simple" xlink:href="#_3mj2wkv" text:style-name="Index_20_Link" text:visited-style-name="Index_20_Link"><text:span text:style-name="T12">BOR, ORB</text:span></text:a><text:span text:style-name="T12"><text:tab/>90</text:span></text:p>
          <text:p text:style-name="P36"><text:a xlink:type="simple" xlink:href="#_21od6so" text:style-name="Index_20_Link" text:visited-style-name="Index_20_Link"><text:span text:style-name="T12">BTST</text:span></text:a><text:span text:style-name="T12"><text:tab/>90</text:span></text:p>
          <text:p text:style-name="P36"><text:a xlink:type="simple" xlink:href="#_gtnh0h" text:style-name="Index_20_Link" text:visited-style-name="Index_20_Link"><text:span text:style-name="T12">BUFOUT</text:span></text:a><text:span text:style-name="T12"><text:tab/>90</text:span></text:p>
          <text:p text:style-name="P36"><text:a xlink:type="simple" xlink:href="#_30tazoa" text:style-name="Index_20_Link" text:visited-style-name="Index_20_Link"><text:span text:style-name="T12">CATCH</text:span></text:a><text:span text:style-name="T12"><text:tab/>91</text:span></text:p>
          <text:p text:style-name="P36"><text:a xlink:type="simple" xlink:href="#_1fyl9w3" text:style-name="Index_20_Link" text:visited-style-name="Index_20_Link"><text:span text:style-name="T12">CHECKU</text:span></text:a><text:span text:style-name="T12"><text:tab/>91</text:span></text:p>
          <text:p text:style-name="P36"><text:a xlink:type="simple" xlink:href="#_3zy8sjw" text:style-name="Index_20_Link" text:visited-style-name="Index_20_Link"><text:span text:style-name="T12">CLEAR</text:span></text:a><text:span text:style-name="T12"><text:tab/>91</text:span></text:p>
          <text:p text:style-name="P36"><text:a xlink:type="simple" xlink:href="#_2f3j2rp" text:style-name="Index_20_Link" text:visited-style-name="Index_20_Link"><text:span text:style-name="T12">COLOR</text:span></text:a><text:span text:style-name="T12"><text:tab/>92</text:span></text:p>
          <text:p text:style-name="P36"><text:a xlink:type="simple" xlink:href="#_u8tczi" text:style-name="Index_20_Link" text:visited-style-name="Index_20_Link"><text:span text:style-name="T12">COND</text:span></text:a><text:span text:style-name="T12"><text:tab/>92</text:span></text:p>
          <text:p text:style-name="P36"><text:a xlink:type="simple" xlink:href="#_3e8gvnb" text:style-name="Index_20_Link" text:visited-style-name="Index_20_Link"><text:span text:style-name="T12">CRLF</text:span></text:a><text:span text:style-name="T12"><text:tab/>94</text:span></text:p>
          <text:p text:style-name="P36"><text:a xlink:type="simple" xlink:href="#_1tdr5v4" text:style-name="Index_20_Link" text:visited-style-name="Index_20_Link"><text:span text:style-name="T12">CURGET</text:span></text:a><text:span text:style-name="T12"><text:tab/>94</text:span></text:p>
          <text:p text:style-name="P36"><text:a xlink:type="simple" xlink:href="#_4ddeoix" text:style-name="Index_20_Link" text:visited-style-name="Index_20_Link"><text:span text:style-name="T12">CURSET</text:span></text:a><text:span text:style-name="T12"><text:tab/>94</text:span></text:p>
          <text:p text:style-name="P36"><text:a xlink:type="simple" xlink:href="#_2sioyqq" text:style-name="Index_20_Link" text:visited-style-name="Index_20_Link"><text:span text:style-name="T12">DCLEAR</text:span></text:a><text:span text:style-name="T12"><text:tab/>95</text:span></text:p>
          <text:p text:style-name="P36"><text:a xlink:type="simple" xlink:href="#_17nz8yj" text:style-name="Index_20_Link" text:visited-style-name="Index_20_Link"><text:span text:style-name="T12">DEC</text:span></text:a><text:span text:style-name="T12"><text:tab/>95</text:span></text:p>
          <text:p text:style-name="P36"><text:a xlink:type="simple" xlink:href="#_3rnmrmc" text:style-name="Index_20_Link" text:visited-style-name="Index_20_Link"><text:span text:style-name="T12">DIRIN</text:span></text:a><text:span text:style-name="T12"><text:tab/>96</text:span></text:p>
          <text:p text:style-name="P36"><text:a xlink:type="simple" xlink:href="#_26sx1u5" text:style-name="Index_20_Link" text:visited-style-name="Index_20_Link"><text:span text:style-name="T12">DIROUT</text:span></text:a><text:span text:style-name="T12"><text:tab/>96</text:span></text:p>
          <text:p text:style-name="P36"><text:a xlink:type="simple" xlink:href="#_ly7c1y" text:style-name="Index_20_Link" text:visited-style-name="Index_20_Link"><text:span text:style-name="T12">DISPLAY</text:span></text:a><text:span text:style-name="T12"><text:tab/>96</text:span></text:p>
          <text:p text:style-name="P36"><text:a xlink:type="simple" xlink:href="#_35xuupr" text:style-name="Index_20_Link" text:visited-style-name="Index_20_Link"><text:span text:style-name="T12">DLESS?</text:span></text:a><text:span text:style-name="T12"><text:tab/>97</text:span></text:p>
          <text:p text:style-name="P36"><text:a xlink:type="simple" xlink:href="#_1l354xk" text:style-name="Index_20_Link" text:visited-style-name="Index_20_Link"><text:span text:style-name="T12">DO</text:span></text:a><text:span text:style-name="T12"><text:tab/>97</text:span></text:p>
          <text:p text:style-name="P36"><text:a xlink:type="simple" xlink:href="#_452snld" text:style-name="Index_20_Link" text:visited-style-name="Index_20_Link"><text:span text:style-name="T12">ERASE</text:span></text:a><text:span text:style-name="T12"><text:tab/>101</text:span></text:p>
          <text:p text:style-name="P36"><text:a xlink:type="simple" xlink:href="#_2k82xt6" text:style-name="Index_20_Link" text:visited-style-name="Index_20_Link"><text:span text:style-name="T12">F?</text:span></text:a><text:span text:style-name="T12"><text:tab/>101</text:span></text:p>
          <text:p text:style-name="P36"><text:a xlink:type="simple" xlink:href="#_zdd80z" text:style-name="Index_20_Link" text:visited-style-name="Index_20_Link"><text:span text:style-name="T12">FCLEAR</text:span></text:a><text:span text:style-name="T12"><text:tab/>102</text:span></text:p>
          <text:p text:style-name="P36"><text:a xlink:type="simple" xlink:href="#_3jd0qos" text:style-name="Index_20_Link" text:visited-style-name="Index_20_Link"><text:span text:style-name="T12">FIRST?</text:span></text:a><text:span text:style-name="T12"><text:tab/>102</text:span></text:p>
          <text:p text:style-name="P36"><text:a xlink:type="simple" xlink:href="#_1yib0wl" text:style-name="Index_20_Link" text:visited-style-name="Index_20_Link"><text:span text:style-name="T12">FONT</text:span></text:a><text:span text:style-name="T12"><text:tab/>102</text:span></text:p>
          <text:p text:style-name="P36"><text:a xlink:type="simple" xlink:href="#_4ihyjke" text:style-name="Index_20_Link" text:visited-style-name="Index_20_Link"><text:span text:style-name="T12">FSET</text:span></text:a><text:span text:style-name="T12"><text:tab/>103</text:span></text:p>
          <text:p text:style-name="P36"><text:a xlink:type="simple" xlink:href="#_2xn8ts7" text:style-name="Index_20_Link" text:visited-style-name="Index_20_Link"><text:span text:style-name="T12">FSET?</text:span></text:a><text:span text:style-name="T12"><text:tab/>103</text:span></text:p>
          <text:p text:style-name="P36"><text:a xlink:type="simple" xlink:href="#_1csj400" text:style-name="Index_20_Link" text:visited-style-name="Index_20_Link"><text:span text:style-name="T12">FSTACK</text:span></text:a><text:span text:style-name="T12"><text:tab/>103</text:span></text:p>
          <text:p text:style-name="P36"><text:a xlink:type="simple" xlink:href="#_3ws6mnt" text:style-name="Index_20_Link" text:visited-style-name="Index_20_Link"><text:span text:style-name="T12">G?, GRTR?</text:span></text:a><text:span text:style-name="T12"><text:tab/>104</text:span></text:p>
          <text:p text:style-name="P36"><text:soft-page-break/><text:a xlink:type="simple" xlink:href="#_2bxgwvm" text:style-name="Index_20_Link" text:visited-style-name="Index_20_Link"><text:span text:style-name="T12">G=?</text:span></text:a><text:span text:style-name="T12"><text:tab/>104</text:span></text:p>
          <text:p text:style-name="P36"><text:a xlink:type="simple" xlink:href="#_r2r73f" text:style-name="Index_20_Link" text:visited-style-name="Index_20_Link"><text:span text:style-name="T12">GET</text:span></text:a><text:span text:style-name="T12"><text:tab/>104</text:span></text:p>
          <text:p text:style-name="P36"><text:a xlink:type="simple" xlink:href="#_3b2epr8" text:style-name="Index_20_Link" text:visited-style-name="Index_20_Link"><text:span text:style-name="T12">GETB</text:span></text:a><text:span text:style-name="T12"><text:tab/>104</text:span></text:p>
          <text:p text:style-name="P36"><text:a xlink:type="simple" xlink:href="#_1q7ozz1" text:style-name="Index_20_Link" text:visited-style-name="Index_20_Link"><text:span text:style-name="T12">GETP</text:span></text:a><text:span text:style-name="T12"><text:tab/>105</text:span></text:p>
          <text:p text:style-name="P36"><text:a xlink:type="simple" xlink:href="#_4a7cimu" text:style-name="Index_20_Link" text:visited-style-name="Index_20_Link"><text:span text:style-name="T12">GETPT</text:span></text:a><text:span text:style-name="T12"><text:tab/>105</text:span></text:p>
          <text:p text:style-name="P36"><text:a xlink:type="simple" xlink:href="#_2pcmsun" text:style-name="Index_20_Link" text:visited-style-name="Index_20_Link"><text:span text:style-name="T12">GVAL</text:span></text:a><text:span text:style-name="T12"><text:tab/>105</text:span></text:p>
          <text:p text:style-name="P36"><text:a xlink:type="simple" xlink:href="#_14hx32g" text:style-name="Index_20_Link" text:visited-style-name="Index_20_Link"><text:span text:style-name="T12">HLIGHT</text:span></text:a><text:span text:style-name="T12"><text:tab/>106</text:span></text:p>
          <text:p text:style-name="P36"><text:a xlink:type="simple" xlink:href="#_3ohklq9" text:style-name="Index_20_Link" text:visited-style-name="Index_20_Link"><text:span text:style-name="T12">IFFLAG</text:span></text:a><text:span text:style-name="T12"><text:tab/>106</text:span></text:p>
          <text:p text:style-name="P36"><text:a xlink:type="simple" xlink:href="#_23muvy2" text:style-name="Index_20_Link" text:visited-style-name="Index_20_Link"><text:span text:style-name="T12">IGRTR?</text:span></text:a><text:span text:style-name="T12"><text:tab/>106</text:span></text:p>
          <text:p text:style-name="P36"><text:a xlink:type="simple" xlink:href="#_is565v" text:style-name="Index_20_Link" text:visited-style-name="Index_20_Link"><text:span text:style-name="T12">IN?</text:span></text:a><text:span text:style-name="T12"><text:tab/>107</text:span></text:p>
          <text:p text:style-name="P36"><text:a xlink:type="simple" xlink:href="#_32rsoto" text:style-name="Index_20_Link" text:visited-style-name="Index_20_Link"><text:span text:style-name="T12">INC</text:span></text:a><text:span text:style-name="T12"><text:tab/>107</text:span></text:p>
          <text:p text:style-name="P36"><text:a xlink:type="simple" xlink:href="#_1hx2z1h" text:style-name="Index_20_Link" text:visited-style-name="Index_20_Link"><text:span text:style-name="T12">INPUT</text:span></text:a><text:span text:style-name="T12"><text:tab/>107</text:span></text:p>
          <text:p text:style-name="P36"><text:a xlink:type="simple" xlink:href="#_41wqhpa" text:style-name="Index_20_Link" text:visited-style-name="Index_20_Link"><text:span text:style-name="T12">INTBL?</text:span></text:a><text:span text:style-name="T12"><text:tab/>108</text:span></text:p>
          <text:p text:style-name="P36"><text:a xlink:type="simple" xlink:href="#_2h20rx3" text:style-name="Index_20_Link" text:visited-style-name="Index_20_Link"><text:span text:style-name="T12">IRESTORE</text:span></text:a><text:span text:style-name="T12"><text:tab/>108</text:span></text:p>
          <text:p text:style-name="P36"><text:a xlink:type="simple" xlink:href="#_w7b24w" text:style-name="Index_20_Link" text:visited-style-name="Index_20_Link"><text:span text:style-name="T12">ISAVE</text:span></text:a><text:span text:style-name="T12"><text:tab/>109</text:span></text:p>
          <text:p text:style-name="P36"><text:a xlink:type="simple" xlink:href="#_3g6yksp" text:style-name="Index_20_Link" text:visited-style-name="Index_20_Link"><text:span text:style-name="T12">ITABLE</text:span></text:a><text:span text:style-name="T12"><text:tab/>109</text:span></text:p>
          <text:p text:style-name="P36"><text:a xlink:type="simple" xlink:href="#_1vc8v0i" text:style-name="Index_20_Link" text:visited-style-name="Index_20_Link"><text:span text:style-name="T12">L?, LESS?</text:span></text:a><text:span text:style-name="T12"><text:tab/>109</text:span></text:p>
          <text:p text:style-name="P36"><text:a xlink:type="simple" xlink:href="#_4fbwdob" text:style-name="Index_20_Link" text:visited-style-name="Index_20_Link"><text:span text:style-name="T12">L=?</text:span></text:a><text:span text:style-name="T12"><text:tab/>110</text:span></text:p>
          <text:p text:style-name="P36"><text:a xlink:type="simple" xlink:href="#_2uh6nw4" text:style-name="Index_20_Link" text:visited-style-name="Index_20_Link"><text:span text:style-name="T12">LEX</text:span></text:a><text:span text:style-name="T12"><text:tab/>110</text:span></text:p>
          <text:p text:style-name="P36"><text:a xlink:type="simple" xlink:href="#_19mgy3x" text:style-name="Index_20_Link" text:visited-style-name="Index_20_Link"><text:span text:style-name="T12">LOC</text:span></text:a><text:span text:style-name="T12"><text:tab/>110</text:span></text:p>
          <text:p text:style-name="P36"><text:a xlink:type="simple" xlink:href="#_3tm4grq" text:style-name="Index_20_Link" text:visited-style-name="Index_20_Link"><text:span text:style-name="T12">LOWCORE-TABLE</text:span></text:a><text:span text:style-name="T12"><text:tab/>111</text:span></text:p>
          <text:p text:style-name="P36"><text:a xlink:type="simple" xlink:href="#_28reqzj" text:style-name="Index_20_Link" text:visited-style-name="Index_20_Link"><text:span text:style-name="T12">LOWCORE</text:span></text:a><text:span text:style-name="T12"><text:tab/>111</text:span></text:p>
          <text:p text:style-name="P36"><text:a xlink:type="simple" xlink:href="#_nwp17c" text:style-name="Index_20_Link" text:visited-style-name="Index_20_Link"><text:span text:style-name="T12">LSH, SHIFT</text:span></text:a><text:span text:style-name="T12"><text:tab/>111</text:span></text:p>
          <text:p text:style-name="P36"><text:a xlink:type="simple" xlink:href="#_37wcjv5" text:style-name="Index_20_Link" text:visited-style-name="Index_20_Link"><text:span text:style-name="T12">LTABLE</text:span></text:a><text:span text:style-name="T12"><text:tab/>112</text:span></text:p>
          <text:p text:style-name="P36"><text:a xlink:type="simple" xlink:href="#_1n1mu2y" text:style-name="Index_20_Link" text:visited-style-name="Index_20_Link"><text:span text:style-name="T12">LVAL</text:span></text:a><text:span text:style-name="T12"><text:tab/>112</text:span></text:p>
          <text:p text:style-name="P36"><text:a xlink:type="simple" xlink:href="#_471acqr" text:style-name="Index_20_Link" text:visited-style-name="Index_20_Link"><text:span text:style-name="T12">MAP-CONTENTS</text:span></text:a><text:span text:style-name="T12"><text:tab/>112</text:span></text:p>
          <text:p text:style-name="P36"><text:a xlink:type="simple" xlink:href="#_2m6kmyk" text:style-name="Index_20_Link" text:visited-style-name="Index_20_Link"><text:span text:style-name="T12">MAP-DIRECTIONS</text:span></text:a><text:span text:style-name="T12"><text:tab/>113</text:span></text:p>
          <text:p text:style-name="P36"><text:a xlink:type="simple" xlink:href="#_11bux6d" text:style-name="Index_20_Link" text:visited-style-name="Index_20_Link"><text:span text:style-name="T12">MARGIN</text:span></text:a><text:span text:style-name="T12"><text:tab/>114</text:span></text:p>
          <text:p text:style-name="P36"><text:a xlink:type="simple" xlink:href="#_3lbifu6" text:style-name="Index_20_Link" text:visited-style-name="Index_20_Link"><text:span text:style-name="T12">MENU</text:span></text:a><text:span text:style-name="T12"><text:tab/>114</text:span></text:p>
          <text:p text:style-name="P36"><text:a xlink:type="simple" xlink:href="#_20gsq1z" text:style-name="Index_20_Link" text:visited-style-name="Index_20_Link"><text:span text:style-name="T12">MOD</text:span></text:a><text:span text:style-name="T12"><text:tab/>115</text:span></text:p>
          <text:p text:style-name="P36"><text:a xlink:type="simple" xlink:href="#_4kgg8ps" text:style-name="Index_20_Link" text:visited-style-name="Index_20_Link"><text:span text:style-name="T12">MOUSE-INFO</text:span></text:a><text:span text:style-name="T12"><text:tab/>115</text:span></text:p>
          <text:p text:style-name="P36"><text:a xlink:type="simple" xlink:href="#_2zlqixl" text:style-name="Index_20_Link" text:visited-style-name="Index_20_Link"><text:span text:style-name="T12">MOUSE-LIMIT</text:span></text:a><text:span text:style-name="T12"><text:tab/>115</text:span></text:p>
          <text:p text:style-name="P36"><text:a xlink:type="simple" xlink:href="#_1er0t5e" text:style-name="Index_20_Link" text:visited-style-name="Index_20_Link"><text:span text:style-name="T12">MOVE</text:span></text:a><text:span text:style-name="T12"><text:tab/>116</text:span></text:p>
          <text:p text:style-name="P36"><text:a xlink:type="simple" xlink:href="#_3yqobt7" text:style-name="Index_20_Link" text:visited-style-name="Index_20_Link"><text:span text:style-name="T12">N=?, N==?</text:span></text:a><text:span text:style-name="T12"><text:tab/>116</text:span></text:p>
          <text:p text:style-name="P36"><text:a xlink:type="simple" xlink:href="#_2dvym10" text:style-name="Index_20_Link" text:visited-style-name="Index_20_Link"><text:span text:style-name="T12">NEXT?</text:span></text:a><text:span text:style-name="T12"><text:tab/>116</text:span></text:p>
          <text:p text:style-name="P36"><text:a xlink:type="simple" xlink:href="#_t18w8t" text:style-name="Index_20_Link" text:visited-style-name="Index_20_Link"><text:span text:style-name="T12">NEXTP</text:span></text:a><text:span text:style-name="T12"><text:tab/>117</text:span></text:p>
          <text:p text:style-name="P36"><text:soft-page-break/><text:a xlink:type="simple" xlink:href="#_3d0wewm" text:style-name="Index_20_Link" text:visited-style-name="Index_20_Link"><text:span text:style-name="T12">NOT</text:span></text:a><text:span text:style-name="T12"><text:tab/>117</text:span></text:p>
          <text:p text:style-name="P36"><text:a xlink:type="simple" xlink:href="#_1s66p4f" text:style-name="Index_20_Link" text:visited-style-name="Index_20_Link"><text:span text:style-name="T12">OR</text:span></text:a><text:span text:style-name="T12"><text:tab/>117</text:span></text:p>
          <text:p text:style-name="P36"><text:a xlink:type="simple" xlink:href="#_4c5u7s8" text:style-name="Index_20_Link" text:visited-style-name="Index_20_Link"><text:span text:style-name="T12">ORIGINAL?</text:span></text:a><text:span text:style-name="T12"><text:tab/>117</text:span></text:p>
          <text:p text:style-name="P36"><text:a xlink:type="simple" xlink:href="#_2rb4i01" text:style-name="Index_20_Link" text:visited-style-name="Index_20_Link"><text:span text:style-name="T12">PICINF</text:span></text:a><text:span text:style-name="T12"><text:tab/>118</text:span></text:p>
          <text:p text:style-name="P36"><text:a xlink:type="simple" xlink:href="#_16ges7u" text:style-name="Index_20_Link" text:visited-style-name="Index_20_Link"><text:span text:style-name="T12">PICSET</text:span></text:a><text:span text:style-name="T12"><text:tab/>118</text:span></text:p>
          <text:p text:style-name="P36"><text:a xlink:type="simple" xlink:href="#_3qg2avn" text:style-name="Index_20_Link" text:visited-style-name="Index_20_Link"><text:span text:style-name="T12">PLTABLE</text:span></text:a><text:span text:style-name="T12"><text:tab/>118</text:span></text:p>
          <text:p text:style-name="P36"><text:a xlink:type="simple" xlink:href="#_25lcl3g" text:style-name="Index_20_Link" text:visited-style-name="Index_20_Link"><text:span text:style-name="T12">POP</text:span></text:a><text:span text:style-name="T12"><text:tab/>118</text:span></text:p>
          <text:p text:style-name="P36"><text:a xlink:type="simple" xlink:href="#_kqmvb9" text:style-name="Index_20_Link" text:visited-style-name="Index_20_Link"><text:span text:style-name="T12">PRINT</text:span></text:a><text:span text:style-name="T12"><text:tab/>119</text:span></text:p>
          <text:p text:style-name="P36"><text:a xlink:type="simple" xlink:href="#_34qadz2" text:style-name="Index_20_Link" text:visited-style-name="Index_20_Link"><text:span text:style-name="T12">PRINTB</text:span></text:a><text:span text:style-name="T12"><text:tab/>119</text:span></text:p>
          <text:p text:style-name="P36"><text:a xlink:type="simple" xlink:href="#_1jvko6v" text:style-name="Index_20_Link" text:visited-style-name="Index_20_Link"><text:span text:style-name="T12">PRINTC</text:span></text:a><text:span text:style-name="T12"><text:tab/>119</text:span></text:p>
          <text:p text:style-name="P36"><text:a xlink:type="simple" xlink:href="#_43v86uo" text:style-name="Index_20_Link" text:visited-style-name="Index_20_Link"><text:span text:style-name="T12">PRINTD</text:span></text:a><text:span text:style-name="T12"><text:tab/>120</text:span></text:p>
          <text:p text:style-name="P36"><text:a xlink:type="simple" xlink:href="#_2j0ih2h" text:style-name="Index_20_Link" text:visited-style-name="Index_20_Link"><text:span text:style-name="T12">PRINTF</text:span></text:a><text:span text:style-name="T12"><text:tab/>120</text:span></text:p>
          <text:p text:style-name="P36"><text:a xlink:type="simple" xlink:href="#_y5sraa" text:style-name="Index_20_Link" text:visited-style-name="Index_20_Link"><text:span text:style-name="T12">PRINTI</text:span></text:a><text:span text:style-name="T12"><text:tab/>120</text:span></text:p>
          <text:p text:style-name="P36"><text:a xlink:type="simple" xlink:href="#_3i5g9y3" text:style-name="Index_20_Link" text:visited-style-name="Index_20_Link"><text:span text:style-name="T12">PRINTN</text:span></text:a><text:span text:style-name="T12"><text:tab/>121</text:span></text:p>
          <text:p text:style-name="P36"><text:a xlink:type="simple" xlink:href="#_1xaqk5w" text:style-name="Index_20_Link" text:visited-style-name="Index_20_Link"><text:span text:style-name="T12">PRINTR</text:span></text:a><text:span text:style-name="T12"><text:tab/>121</text:span></text:p>
          <text:p text:style-name="P36"><text:a xlink:type="simple" xlink:href="#_4hae2tp" text:style-name="Index_20_Link" text:visited-style-name="Index_20_Link"><text:span text:style-name="T12">PRINTT</text:span></text:a><text:span text:style-name="T12"><text:tab/>121</text:span></text:p>
          <text:p text:style-name="P36"><text:a xlink:type="simple" xlink:href="#_2wfod1i" text:style-name="Index_20_Link" text:visited-style-name="Index_20_Link"><text:span text:style-name="T12">PRINTU</text:span></text:a><text:span text:style-name="T12"><text:tab/>121</text:span></text:p>
          <text:p text:style-name="P36"><text:a xlink:type="simple" xlink:href="#_1bkyn9b" text:style-name="Index_20_Link" text:visited-style-name="Index_20_Link"><text:span text:style-name="T12">PROG</text:span></text:a><text:span text:style-name="T12"><text:tab/>122</text:span></text:p>
          <text:p text:style-name="P36"><text:a xlink:type="simple" xlink:href="#_3vkm5x4" text:style-name="Index_20_Link" text:visited-style-name="Index_20_Link"><text:span text:style-name="T12">PTABLE</text:span></text:a><text:span text:style-name="T12"><text:tab/>122</text:span></text:p>
          <text:p text:style-name="P36"><text:a xlink:type="simple" xlink:href="#_2apwg4x" text:style-name="Index_20_Link" text:visited-style-name="Index_20_Link"><text:span text:style-name="T12">PTSIZE</text:span></text:a><text:span text:style-name="T12"><text:tab/>123</text:span></text:p>
          <text:p text:style-name="P36"><text:a xlink:type="simple" xlink:href="#_pv6qcq" text:style-name="Index_20_Link" text:visited-style-name="Index_20_Link"><text:span text:style-name="T12">PUSH</text:span></text:a><text:span text:style-name="T12"><text:tab/>124</text:span></text:p>
          <text:p text:style-name="P36"><text:a xlink:type="simple" xlink:href="#_39uu90j" text:style-name="Index_20_Link" text:visited-style-name="Index_20_Link"><text:span text:style-name="T12">PUT</text:span></text:a><text:span text:style-name="T12"><text:tab/>124</text:span></text:p>
          <text:p text:style-name="P36"><text:a xlink:type="simple" xlink:href="#_1p04j8c" text:style-name="Index_20_Link" text:visited-style-name="Index_20_Link"><text:span text:style-name="T12">PUTB</text:span></text:a><text:span text:style-name="T12"><text:tab/>124</text:span></text:p>
          <text:p text:style-name="P36"><text:a xlink:type="simple" xlink:href="#_48zs1w5" text:style-name="Index_20_Link" text:visited-style-name="Index_20_Link"><text:span text:style-name="T12">PUTP</text:span></text:a><text:span text:style-name="T12"><text:tab/>125</text:span></text:p>
          <text:p text:style-name="P36"><text:a xlink:type="simple" xlink:href="#_2o52c3y" text:style-name="Index_20_Link" text:visited-style-name="Index_20_Link"><text:span text:style-name="T12">QUIT</text:span></text:a><text:span text:style-name="T12"><text:tab/>125</text:span></text:p>
          <text:p text:style-name="P36"><text:a xlink:type="simple" xlink:href="#_13acmbr" text:style-name="Index_20_Link" text:visited-style-name="Index_20_Link"><text:span text:style-name="T12">RANDOM</text:span></text:a><text:span text:style-name="T12"><text:tab/>125</text:span></text:p>
          <text:p text:style-name="P36"><text:a xlink:type="simple" xlink:href="#_3na04zk" text:style-name="Index_20_Link" text:visited-style-name="Index_20_Link"><text:span text:style-name="T12">READ</text:span></text:a><text:span text:style-name="T12"><text:tab/>125</text:span></text:p>
          <text:p text:style-name="P36"><text:a xlink:type="simple" xlink:href="#_22faf7d" text:style-name="Index_20_Link" text:visited-style-name="Index_20_Link"><text:span text:style-name="T12">REMOVE</text:span></text:a><text:span text:style-name="T12"><text:tab/>127</text:span></text:p>
          <text:p text:style-name="P36"><text:a xlink:type="simple" xlink:href="#_hkkpf6" text:style-name="Index_20_Link" text:visited-style-name="Index_20_Link"><text:span text:style-name="T12">REPEAT</text:span></text:a><text:span text:style-name="T12"><text:tab/>127</text:span></text:p>
          <text:p text:style-name="P36"><text:a xlink:type="simple" xlink:href="#_31k882z" text:style-name="Index_20_Link" text:visited-style-name="Index_20_Link"><text:span text:style-name="T12">REST</text:span></text:a><text:span text:style-name="T12"><text:tab/>127</text:span></text:p>
          <text:p text:style-name="P36"><text:a xlink:type="simple" xlink:href="#_1gpiias" text:style-name="Index_20_Link" text:visited-style-name="Index_20_Link"><text:span text:style-name="T12">RESTART</text:span></text:a><text:span text:style-name="T12"><text:tab/>128</text:span></text:p>
          <text:p text:style-name="P36"><text:a xlink:type="simple" xlink:href="#_40p60yl" text:style-name="Index_20_Link" text:visited-style-name="Index_20_Link"><text:span text:style-name="T12">RESTORE</text:span></text:a><text:span text:style-name="T12"><text:tab/>128</text:span></text:p>
          <text:p text:style-name="P36"><text:a xlink:type="simple" xlink:href="#_2fugb6e" text:style-name="Index_20_Link" text:visited-style-name="Index_20_Link"><text:span text:style-name="T12">RETURN</text:span></text:a><text:span text:style-name="T12"><text:tab/>129</text:span></text:p>
          <text:p text:style-name="P36"><text:a xlink:type="simple" xlink:href="#_uzqle7" text:style-name="Index_20_Link" text:visited-style-name="Index_20_Link"><text:span text:style-name="T12">RFALSE</text:span></text:a><text:span text:style-name="T12"><text:tab/>129</text:span></text:p>
          <text:p text:style-name="P36"><text:a xlink:type="simple" xlink:href="#_3eze420" text:style-name="Index_20_Link" text:visited-style-name="Index_20_Link"><text:span text:style-name="T12">RFATAL</text:span></text:a><text:span text:style-name="T12"><text:tab/>130</text:span></text:p>
          <text:p text:style-name="P36"><text:a xlink:type="simple" xlink:href="#_1u4oe9t" text:style-name="Index_20_Link" text:visited-style-name="Index_20_Link"><text:span text:style-name="T12">RSTACK</text:span></text:a><text:span text:style-name="T12"><text:tab/>130</text:span></text:p>
          <text:p text:style-name="P36"><text:soft-page-break/><text:a xlink:type="simple" xlink:href="#_4e4bwxm" text:style-name="Index_20_Link" text:visited-style-name="Index_20_Link"><text:span text:style-name="T12">RTRUE</text:span></text:a><text:span text:style-name="T12"><text:tab/>130</text:span></text:p>
          <text:p text:style-name="P36"><text:a xlink:type="simple" xlink:href="#_2t9m75f" text:style-name="Index_20_Link" text:visited-style-name="Index_20_Link"><text:span text:style-name="T12">SAVE</text:span></text:a><text:span text:style-name="T12"><text:tab/>130</text:span></text:p>
          <text:p text:style-name="P36"><text:a xlink:type="simple" xlink:href="#_18ewhd8" text:style-name="Index_20_Link" text:visited-style-name="Index_20_Link"><text:span text:style-name="T12">SCREEN</text:span></text:a><text:span text:style-name="T12"><text:tab/>131</text:span></text:p>
          <text:p text:style-name="P36"><text:a xlink:type="simple" xlink:href="#_3sek011" text:style-name="Index_20_Link" text:visited-style-name="Index_20_Link"><text:span text:style-name="T12">SCROLL</text:span></text:a><text:span text:style-name="T12"><text:tab/>131</text:span></text:p>
          <text:p text:style-name="P36"><text:a xlink:type="simple" xlink:href="#_27jua8u" text:style-name="Index_20_Link" text:visited-style-name="Index_20_Link"><text:span text:style-name="T12">SET</text:span></text:a><text:span text:style-name="T12"><text:tab/>131</text:span></text:p>
          <text:p text:style-name="P36"><text:a xlink:type="simple" xlink:href="#_mp4kgn" text:style-name="Index_20_Link" text:visited-style-name="Index_20_Link"><text:span text:style-name="T12">SETG</text:span></text:a><text:span text:style-name="T12"><text:tab/>132</text:span></text:p>
          <text:p text:style-name="P36"><text:a xlink:type="simple" xlink:href="#_36os34g" text:style-name="Index_20_Link" text:visited-style-name="Index_20_Link"><text:span text:style-name="T12">SOUND</text:span></text:a><text:span text:style-name="T12"><text:tab/>132</text:span></text:p>
          <text:p text:style-name="P36"><text:a xlink:type="simple" xlink:href="#_1lu2dc9" text:style-name="Index_20_Link" text:visited-style-name="Index_20_Link"><text:span text:style-name="T12">SPLIT</text:span></text:a><text:span text:style-name="T12"><text:tab/>132</text:span></text:p>
          <text:p text:style-name="P36"><text:a xlink:type="simple" xlink:href="#_45tpw02" text:style-name="Index_20_Link" text:visited-style-name="Index_20_Link"><text:span text:style-name="T12">T?</text:span></text:a><text:span text:style-name="T12"><text:tab/>133</text:span></text:p>
          <text:p text:style-name="P36"><text:a xlink:type="simple" xlink:href="#_2kz067v" text:style-name="Index_20_Link" text:visited-style-name="Index_20_Link"><text:span text:style-name="T12">TABLE</text:span></text:a><text:span text:style-name="T12"><text:tab/>133</text:span></text:p>
          <text:p text:style-name="P36"><text:a xlink:type="simple" xlink:href="#_104agfo" text:style-name="Index_20_Link" text:visited-style-name="Index_20_Link"><text:span text:style-name="T12">TELL</text:span></text:a><text:span text:style-name="T12"><text:tab/>134</text:span></text:p>
          <text:p text:style-name="P36"><text:a xlink:type="simple" xlink:href="#_3k3xz3h" text:style-name="Index_20_Link" text:visited-style-name="Index_20_Link"><text:span text:style-name="T12">THROW</text:span></text:a><text:span text:style-name="T12"><text:tab/>134</text:span></text:p>
          <text:p text:style-name="P36"><text:a xlink:type="simple" xlink:href="#_1z989ba" text:style-name="Index_20_Link" text:visited-style-name="Index_20_Link"><text:span text:style-name="T12">USL</text:span></text:a><text:span text:style-name="T12"><text:tab/>135</text:span></text:p>
          <text:p text:style-name="P36"><text:a xlink:type="simple" xlink:href="#_4j8vrz3" text:style-name="Index_20_Link" text:visited-style-name="Index_20_Link"><text:span text:style-name="T12">VALUE</text:span></text:a><text:span text:style-name="T12"><text:tab/>135</text:span></text:p>
          <text:p text:style-name="P36"><text:a xlink:type="simple" xlink:href="#_2ye626w" text:style-name="Index_20_Link" text:visited-style-name="Index_20_Link"><text:span text:style-name="T12">VERIFY</text:span></text:a><text:span text:style-name="T12"><text:tab/>135</text:span></text:p>
          <text:p text:style-name="P36"><text:a xlink:type="simple" xlink:href="#_1djgcep" text:style-name="Index_20_Link" text:visited-style-name="Index_20_Link"><text:span text:style-name="T12">VERSION?</text:span></text:a><text:span text:style-name="T12"><text:tab/>135</text:span></text:p>
          <text:p text:style-name="P36"><text:a xlink:type="simple" xlink:href="#_3xj3v2i" text:style-name="Index_20_Link" text:visited-style-name="Index_20_Link"><text:span text:style-name="T12">WINATTR</text:span></text:a><text:span text:style-name="T12"><text:tab/>136</text:span></text:p>
          <text:p text:style-name="P36"><text:a xlink:type="simple" xlink:href="#_2coe5ab" text:style-name="Index_20_Link" text:visited-style-name="Index_20_Link"><text:span text:style-name="T12">WINGET</text:span></text:a><text:span text:style-name="T12"><text:tab/>136</text:span></text:p>
          <text:p text:style-name="P36"><text:a xlink:type="simple" xlink:href="#_rtofi4" text:style-name="Index_20_Link" text:visited-style-name="Index_20_Link"><text:span text:style-name="T12">WINPOS</text:span></text:a><text:span text:style-name="T12"><text:tab/>136</text:span></text:p>
          <text:p text:style-name="P36"><text:a xlink:type="simple" xlink:href="#_3btby5x" text:style-name="Index_20_Link" text:visited-style-name="Index_20_Link"><text:span text:style-name="T12">WINPUT</text:span></text:a><text:span text:style-name="T12"><text:tab/>137</text:span></text:p>
          <text:p text:style-name="P36"><text:a xlink:type="simple" xlink:href="#_1qym8dq" text:style-name="Index_20_Link" text:visited-style-name="Index_20_Link"><text:span text:style-name="T12">WINSIZE</text:span></text:a><text:span text:style-name="T12"><text:tab/>137</text:span></text:p>
          <text:p text:style-name="P36"><text:a xlink:type="simple" xlink:href="#_4ay9r1j" text:style-name="Index_20_Link" text:visited-style-name="Index_20_Link"><text:span text:style-name="T12">XPUSH</text:span></text:a><text:span text:style-name="T12"><text:tab/>137</text:span></text:p>
          <text:p text:style-name="P36"><text:a xlink:type="simple" xlink:href="#_2q3k19c" text:style-name="Index_20_Link" text:visited-style-name="Index_20_Link"><text:span text:style-name="T12">ZWSTR</text:span></text:a><text:span text:style-name="T12"><text:tab/>137</text:span></text:p>
          <text:p text:style-name="P34"><text:a xlink:type="simple" xlink:href="#_hg55qag1kvng" text:style-name="Index_20_Link" text:visited-style-name="Index_20_Link"><text:span text:style-name="T12">Appendix A: Other Z-machine OP-codes</text:span></text:a><text:span text:style-name="T12"><text:tab/>139</text:span></text:p>
          <text:p text:style-name="P34"><text:a xlink:type="simple" xlink:href="#_3p8hu4y" text:style-name="Index_20_Link" text:visited-style-name="Index_20_Link"><text:span text:style-name="T12">Appendix B – Field-spec for header</text:span></text:a><text:span text:style-name="T12"><text:tab/>139</text:span></text:p>
          <text:p text:style-name="P36"><text:a xlink:type="simple" xlink:href="#_24ds4cr" text:style-name="Index_20_Link" text:visited-style-name="Index_20_Link"><text:span text:style-name="T12">Ordinary header</text:span></text:a><text:span text:style-name="T12"><text:tab/>139</text:span></text:p>
          <text:p text:style-name="P36"><text:a xlink:type="simple" xlink:href="#_jj2ekk" text:style-name="Index_20_Link" text:visited-style-name="Index_20_Link"><text:span text:style-name="T12">Extended header</text:span></text:a><text:span text:style-name="T12"><text:tab/>142</text:span></text:p>
          <text:p text:style-name="P35"><text:a xlink:type="simple" xlink:href="#_lzl71kiszlvw" text:style-name="Index_20_Link" text:visited-style-name="Index_20_Link"><text:span text:style-name="T12">Appendix C - Reserved constants, globals &amp; locals</text:span></text:a><text:span text:style-name="T12"><text:tab/>143</text:span></text:p>
        </text:index-body>
      </text:table-of-content>
      <text:p text:style-name="P9"/>
      <text:p text:style-name="P82"><text:bookmark text:name="_gjdgxs"/>ZIL Reference Guide</text:p>
      <text:list xml:id="list84751430363215" text:continue-numbering="true" text:style-name="WWNum4">
        <text:list-item>
          <text:list>
            <text:list-item>
              <text:p text:style-name="P84"><text:bookmark text:name="_mywnxf3fiu70"/>Introduction</text:p>
            </text:list-item>
          </text:list>
        </text:list-item>
      </text:list>
      <text:p text:style-name="P14"><text:span text:style-name="T3">Historically Zork (the mainframe version) was developed in MDL at M.I.T. On an PDP-10 ITS. When Infocom faced the task of moving Zork to 8-bit computers they created a virtual machine that was able to run a subset of MDL (just enough to get a stripped down version of Zork to </text:span>run Zork<text:span text:style-name="T3"> I). This virtual machine is now often called a "Z-Machine", and exists in many versions on many platforms.</text:span></text:p>
      <text:p text:style-name="P14"><text:span text:style-name="T3">The Z-machine runs this subset of commands and reads the game data from a formatted data-structure suited from Interactive Fiction. <text:s/></text:span></text:p>
      <text:p text:style-name="P14"><text:span text:style-name="T3">On Infocom the developing environment always was in MDL on PDP-10 <text:s/>In this environment they had access to MDL and a library of </text:span><text:span text:style-name="T7">FUNCTIONS</text:span><text:span text:style-name="T3"> designed to help build the data-structure. In the environment there was also </text:span><text:span text:style-name="T7">ZILCH</text:span><text:span text:style-name="T3"> that compiled the code to a format that the Z-machine could understand. <text:s/></text:span></text:p>
      <text:p text:style-name="P14"><text:span text:style-name="T3">This means that everything that is inside a ROUTINE is code that compiles to instructions that the Z-machine understands and everything that is outside the ROUTINE is MDL that is used to build the data-structure There are two </text:span>classes<text:span text:style-name="T3"> of commands. And some instructions to ZILCH, the compiler</text:span></text:p>
      <text:p text:style-name="P14"><text:span text:style-name="T3">The full developing environment for Infocom doesn't </text:span>exist<text:span text:style-name="T3"> today, even though parts </text:span>exist<text:span text:style-name="T3"> in a PDP-10 ITS emulation project. As of today there is a MDL interpreter and some code of ZILCH, but primarily the MDL compiler is still missing. Efforts are made to piece together the PDP-10 ITS environment from old tapes and eventually it </text:span>may<text:span text:style-name="T3"> succeed.</text:span></text:p>
      <text:p text:style-name="P14"><text:span text:style-name="T3">Luckily there is now </text:span>another<text:span text:style-name="T3"> way to write and compile ZIL, ZILF.</text:span></text:p>
      <text:p text:style-name="P14"><text:span text:style-name="T3">The ZILF environment contains a subset of MDL and the Infocom library of </text:span><text:span text:style-name="T7">FUNCTIONS</text:span><text:span text:style-name="T3"> (to build the data-structure and </text:span><text:span text:style-name="T7">ROUTINES</text:span><text:span text:style-name="T3">). ZILF also can compile all this to a format that then can run in a Z-machine. <text:s/></text:span></text:p>
      <text:p text:style-name="P14"><text:span text:style-name="T3">This document is divided in basically two parts.</text:span></text:p>
      <text:p text:style-name="P14"><text:span text:style-name="T3">The first part is the things that only work outside a </text:span><text:span text:style-name="T7">ROUTINE</text:span><text:span text:style-name="T3">. These commands </text:span>are processed<text:span text:style-name="T3"> during compilation to build the data-structure. Here you need to pay attention to order and declare things before they are used.</text:span></text:p>
      <text:p text:style-name="P14"><text:span text:style-name="T3">The second part is things that only work inside a </text:span><text:span text:style-name="T8">ROUTINE</text:span><text:span text:style-name="T3">. These commands </text:span>are processed<text:span text:style-name="T3"> by t</text:span>he<text:span text:style-name="T3"> Z-machine during runtime.</text:span></text:p>
      <text:p text:style-name="P14"><text:span text:style-name="T3">Sources:</text:span></text:p>
      <text:p text:style-name="P14"><text:span text:style-name="T2"><text:tab/>Learning ZIL, Steve E. Meretzky</text:span></text:p>
      <text:p text:style-name="P14"><text:span text:style-name="T2"><text:tab/>ZIL Course, Marc S. Blank</text:span></text:p>
      <text:list xml:id="list84752635915100" text:continue-numbering="true" text:style-name="WWNum4">
        <text:list-item>
          <text:list>
            <text:list-item>
              <text:p text:style-name="P83"><text:bookmark text:name="_1fob9te"/>Syntax</text:p>
            </text:list-item>
          </text:list>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4"><text:span text:style-name="T4">Typename</text:span></text:p>
          </table:table-cell>
          <table:table-cell table:style-name="Table1.A1" office:value-type="string">
            <text:p text:style-name="P14"><text:span text:style-name="T4">Size</text:span></text:p>
          </table:table-cell>
          <table:table-cell table:style-name="Table1.A1" office:value-type="string">
            <text:p text:style-name="P14"><text:span text:style-name="T4">Min-Max</text:span></text:p>
          </table:table-cell>
          <table:table-cell table:style-name="Table1.D1" office:value-type="string">
            <text:p text:style-name="P14"><text:span text:style-name="T4">Examples</text:span></text:p>
          </table:table-cell>
        </table:table-row>
        <table:table-row table:style-name="Table1.1">
          <table:table-cell table:style-name="Table1.A1" office:value-type="string">
            <text:p text:style-name="P14"><text:span text:style-name="T3">FIX</text:span></text:p>
          </table:table-cell>
          <table:table-cell table:style-name="Table1.A1" office:value-type="string">
            <text:p text:style-name="P14"><text:span text:style-name="T3">32-bit signed integer</text:span></text:p>
          </table:table-cell>
          <table:table-cell table:style-name="Table1.A1" office:value-type="string">
            <text:p text:style-name="P14"><text:span text:style-name="T3">-2147483648 to 2147483648</text:span></text:p>
          </table:table-cell>
          <table:table-cell table:style-name="Table1.D1" office:value-type="string">
            <text:p text:style-name="P14"><text:span text:style-name="T7">616<text:line-break/>*747*<text:line-break/>#2 10110111</text:span></text:p>
          </table:table-cell>
        </table:table-row>
        <table:table-row table:style-name="Table1.1">
          <table:table-cell table:style-name="Table1.A1" office:value-type="string">
            <text:p text:style-name="P14"><text:span text:style-name="T3">CHARACTER</text:span></text:p>
          </table:table-cell>
          <table:table-cell table:style-name="Table1.A1" office:value-type="string">
            <text:p text:style-name="P14"><text:span text:style-name="T3">8-bit</text:span></text:p>
          </table:table-cell>
          <table:table-cell table:style-name="Table1.A1" office:value-type="string">
            <text:p text:style-name="P14"><text:span text:style-name="T3">0 to 255</text:span></text:p>
          </table:table-cell>
          <table:table-cell table:style-name="Table1.D1" office:value-type="string">
            <text:p text:style-name="P14"><text:span text:style-name="T7">!\A</text:span></text:p>
          </table:table-cell>
        </table:table-row>
        <table:table-row table:style-name="Table1.1">
          <table:table-cell table:style-name="Table1.A1" office:value-type="string">
            <text:p text:style-name="P14"><text:span text:style-name="T3">BYTE</text:span></text:p>
          </table:table-cell>
          <table:table-cell table:style-name="Table1.A1" office:value-type="string">
            <text:p text:style-name="P14"><text:span text:style-name="T3">8-bit</text:span></text:p>
          </table:table-cell>
          <table:table-cell table:style-name="Table1.A1" office:value-type="string">
            <text:p text:style-name="P14"><text:span text:style-name="T3">0 to 255</text:span></text:p>
          </table:table-cell>
          <table:table-cell table:style-name="Table1.D1" office:value-type="string">
            <text:p text:style-name="P14"><text:span text:style-name="T7">65</text:span></text:p>
          </table:table-cell>
        </table:table-row>
        <table:table-row table:style-name="Table1.1">
          <table:table-cell table:style-name="Table1.A1" office:value-type="string">
            <text:p text:style-name="P14"><text:span text:style-name="T3">FALSE</text:span></text:p>
          </table:table-cell>
          <table:table-cell table:style-name="Table1.A1" office:value-type="string">
            <text:p text:style-name="P9"/>
          </table:table-cell>
          <table:table-cell table:style-name="Table1.A1" office:value-type="string">
            <text:p text:style-name="P9"/>
          </table:table-cell>
          <table:table-cell table:style-name="Table1.D1" office:value-type="string">
            <text:p text:style-name="P14"><text:span text:style-name="T7">&lt;&gt;</text:span></text:p>
          </table:table-cell>
        </table:table-row>
        <table:table-row table:style-name="Table1.1">
          <table:table-cell table:style-name="Table1.A1" office:value-type="string">
            <text:p text:style-name="P14"><text:span text:style-name="T7">&lt;CHTYPE value type&gt;<text:line-break/>&lt;GVAL value&gt;<text:line-break/>&lt;LIST values ...)<text:line-break/>&lt;LVAL value&gt;<text:line-break/>&lt;VECTOR values ...&gt;<text:line-break/>&lt;QUOTE value&gt;</text:span></text:p>
          </table:table-cell>
          <table:table-cell table:style-name="Table1.A1" office:value-type="string">
            <text:p text:style-name="P14"><text:span text:style-name="T7">#type value<text:line-break/>,value<text:line-break/>(values ...)<text:line-break/>.value<text:line-break/>[values ...]<text:line-break/>'value</text:span></text:p>
          </table:table-cell>
          <table:table-cell table:style-name="Table1.A1" office:value-type="string">
            <text:p text:style-name="P11"/>
          </table:table-cell>
          <table:table-cell table:style-name="Table1.D1" office:value-type="string">
            <text:p text:style-name="P11"/>
          </table:table-cell>
        </table:table-row>
      </table:table>
      <text:p text:style-name="P86"><text:bookmark text:name="_3znysh7"/>Regarding TRUE and FALSE</text:p>
      <text:p text:style-name="P14"><text:span text:style-name="T3">True and false are handled </text:span>differently<text:span text:style-name="T3"> depending on if you are "outside" or "inside" routines. </text:span></text:p>
      <text:p text:style-name="P14"><text:span text:style-name="T3">Outside routines </text:span><text:span text:style-name="T8">FALSE</text:span><text:span text:style-name="T3"> is </text:span>its own<text:span text:style-name="T3"> TYPE which evaluates to an empty list &lt;&gt;.</text:span></text:p>
      <text:p text:style-name="P14"><text:span text:style-name="T3">Inside routines the value 0 is considered </text:span><text:span text:style-name="T8">FALSE</text:span><text:span text:style-name="T3">, all other values </text:span>are considered<text:span text:style-name="T3"> </text:span><text:span text:style-name="T8">TRUE</text:span><text:span text:style-name="T3">.</text:span></text:p>
      <text:p text:style-name="P14"><text:span text:style-name="T3">Example:</text:span></text:p>
      <text:p text:style-name="P14"><text:span text:style-name="T7"><text:tab/>&lt;=? &lt;&gt; 0&gt;<text:tab/><text:tab/>--&gt; <text:tab/>FALSE "outside", but TRUE "inside"</text:span></text:p>
      <text:p text:style-name="P88"><text:bookmark text:name="_dl0605y5f1ij"/>Regarding ATOMs</text:p>
      <text:p text:style-name="Standard">[<text:span text:style-name="T14">Short text explaining ATOMs</text:span>]</text:p>
      <text:p text:style-name="P88"><text:bookmark text:name="_1oqmf530yxtw"/>Regarding OBLISTs</text:p>
      <text:p text:style-name="P38">[<text:span text:style-name="T14">Short text explaining how OBLISTs are used for “Lexical Blocking”, mostly from The MDL Programming Language, chapter 15. All references in the document to chapter 15 should refer to here instead.</text:span>]</text:p>
      <text:p text:style-name="P88"><text:bookmark text:name="_sk75egzk7fk"/>% and %%</text:p>
      <text:p text:style-name="P38">[<text:span text:style-name="T14">Explain …</text:span>]</text:p>
      <text:p text:style-name="P88"><text:bookmark text:name="_9p1vu0r47dql"/>Segments</text:p>
      <text:p text:style-name="P38">[<text:span text:style-name="T14">Short text explaining segments and the ! syntax from The MDL Programming Language, chapter 7.</text:span>]</text:p>
      <text:p text:style-name="Standard"><text:soft-page-break/></text:p>
      <text:list xml:id="list84752329191653" text:continue-numbering="true" text:style-name="WWNum4">
        <text:list-item>
          <text:list>
            <text:list-item>
              <text:p text:style-name="P89"/>
            </text:list-item>
          </text:list>
        </text:list-item>
      </text:list>
      <text:p text:style-name="P87"><text:bookmark text:name="_2et92p0"/>MDL builtins and ZIL library (use outside ROUTINE)</text:p>
      <text:p text:style-name="P14"><text:span text:style-name="T3">The syntax for most of these commands are much like the syntax in MDL.</text:span></text:p>
      <text:p text:style-name="P14"><text:span text:style-name="T3">All these commands </text:span>are possible<text:span text:style-name="T3"> to run, test and debug during the interactive mode of ZILF (start ZILF without any options).</text:span></text:p>
      <text:p text:style-name="P14"><text:span text:style-name="T3">Sources:</text:span></text:p>
      <text:p text:style-name="P14"><text:span text:style-name="T2"><text:tab/>The MDL Programming Language, S. W. Galley and Greg Pfister</text:span></text:p>
      <text:p text:style-name="P14"><text:span text:style-name="T2"><text:tab/>ZIL Language Guide, Jesse McGrew</text:span></text:p>
      <text:list xml:id="list84752989558588" text:continue-numbering="true" text:style-name="WWNum4">
        <text:list-item>
          <text:list>
            <text:list-item>
              <text:list>
                <text:list-item>
                  <text:p text:style-name="P91"><text:bookmark text:name="_tyjcwt"/>* (multiply)</text:p>
                </text:list-item>
              </text:list>
            </text:list-item>
          </text:list>
        </text:list-item>
      </text:list>
      <text:p text:style-name="P39"><text:span text:style-name="T15">&lt;* numbers ...&gt;</text:span></text:p>
      <text:p text:style-name="P40"/>
      <text:p text:style-name="P39"><text:span text:style-name="T15">MDL builtin</text:span></text:p>
      <text:p text:style-name="P40"/>
      <text:p text:style-name="P14"><text:span text:style-name="T3">Multiply </text:span><text:span text:style-name="T7">numbers</text:span><text:span text:style-name="T3">.</text:span></text:p>
      <text:p text:style-name="P14"><text:span text:style-name="T3">Example:</text:span></text:p>
      <text:p text:style-name="P20"><text:span text:style-name="T21"><text:tab/></text:span><text:span text:style-name="T15">&lt;* 2 3 4&gt;<text:tab/>--&gt;<text:tab/>24</text:span></text:p>
      <text:list xml:id="list84753224879964" text:continue-numbering="true" text:style-name="WWNum4">
        <text:list-item>
          <text:list>
            <text:list-item>
              <text:list>
                <text:list-item>
                  <text:p text:style-name="P93"><text:bookmark text:name="_3dy6vkm"/><text:span text:style-name="T24">+ (add) <text:s text:c="2"/></text:span></text:p>
                </text:list-item>
              </text:list>
            </text:list-item>
          </text:list>
        </text:list-item>
      </text:list>
      <text:p text:style-name="P39"><text:span text:style-name="T15">&lt;+ numbers ...&gt;</text:span></text:p>
      <text:p text:style-name="P40"/>
      <text:p text:style-name="P39"><text:span text:style-name="T15">MDL builtin</text:span></text:p>
      <text:p text:style-name="P40"/>
      <text:p text:style-name="P14"><text:span text:style-name="T3">Add </text:span><text:span text:style-name="T7">numbers</text:span><text:span text:style-name="T3">.</text:span></text:p>
      <text:p text:style-name="P14"><text:span text:style-name="T3">Example:</text:span></text:p>
      <text:p text:style-name="P20"><text:span text:style-name="T21"><text:tab/></text:span><text:span text:style-name="T15">&lt;+ 2 3 4&gt;<text:tab/>--&gt;<text:tab/>7</text:span></text:p>
      <text:list xml:id="list84752850015991" text:continue-numbering="true" text:style-name="WWNum4">
        <text:list-item>
          <text:list>
            <text:list-item>
              <text:list>
                <text:list-item>
                  <text:p text:style-name="P91"><text:bookmark text:name="_1t3h5sf"/><text:span text:style-name="T24">- (subtract)</text:span></text:p>
                </text:list-item>
              </text:list>
            </text:list-item>
          </text:list>
        </text:list-item>
      </text:list>
      <text:p text:style-name="P39"><text:span text:style-name="T15">&lt;- numbers ...&gt;</text:span></text:p>
      <text:p text:style-name="P40"/>
      <text:p text:style-name="P39"><text:span text:style-name="T15">MDL builtin</text:span></text:p>
      <text:p text:style-name="P40"/>
      <text:p text:style-name="P14"><text:span text:style-name="T3">Subtract first </text:span><text:span text:style-name="T7">number</text:span><text:span text:style-name="T3"> by subsequent </text:span><text:span text:style-name="T7">numbers</text:span></text:p>
      <text:p text:style-name="P14"><text:span text:style-name="T3">If only one </text:span><text:span text:style-name="T7">number</text:span><text:span text:style-name="T3"> is provided, it's subtracted from zero (i.e. negated). </text:span></text:p>
      <text:p text:style-name="P14"><text:span text:style-name="T3">Examples:</text:span></text:p>
      <text:p text:style-name="P20"><text:span text:style-name="T21"><text:tab/></text:span><text:span text:style-name="T15">&lt;- 8 3 4&gt;<text:tab/>--&gt;<text:tab/>1<text:line-break/><text:tab/>&lt;- 5&gt;<text:tab/>--&gt;<text:tab/>-5</text:span></text:p>
      <text:list xml:id="list84752041533701" text:continue-numbering="true" text:style-name="WWNum4">
        <text:list-item>
          <text:list>
            <text:list-item>
              <text:list>
                <text:list-item>
                  <text:p text:style-name="P94"><text:bookmark text:name="_4d34og8"/><text:span text:style-name="T24">/ (divide)</text:span></text:p>
                </text:list-item>
              </text:list>
            </text:list-item>
          </text:list>
        </text:list-item>
      </text:list>
      <text:p text:style-name="P39"><text:span text:style-name="T15">&lt;/ numbers ...&gt;</text:span></text:p>
      <text:p text:style-name="P40"/>
      <text:p text:style-name="P39"><text:span text:style-name="T15">MDL builtin</text:span></text:p>
      <text:p text:style-name="P40"/>
      <text:p text:style-name="P14"><text:soft-page-break/><text:span text:style-name="T3">Divide first </text:span><text:span text:style-name="T7">number</text:span><text:span text:style-name="T3"> by subsequent </text:span><text:span text:style-name="T7">numbers</text:span><text:span text:style-name="T3">.</text:span></text:p>
      <text:p text:style-name="P14"><text:span text:style-name="T3">Example:</text:span></text:p>
      <text:p text:style-name="P20"><text:span text:style-name="T21"><text:tab/></text:span><text:span text:style-name="T15">&lt;* 20 5 2&gt;<text:tab/>--&gt;<text:tab/>2</text:span></text:p>
      <text:list xml:id="list84752172211568" text:continue-numbering="true" text:style-name="WWNum4">
        <text:list-item>
          <text:list>
            <text:list-item>
              <text:list>
                <text:list-item>
                  <text:p text:style-name="P94"><text:bookmark text:name="_2s8eyo1"/><text:span text:style-name="T24">0?</text:span></text:p>
                </text:list-item>
              </text:list>
            </text:list-item>
          </text:list>
        </text:list-item>
      </text:list>
      <text:p text:style-name="P39"><text:span text:style-name="T15">&lt;0? value&gt;</text:span></text:p>
      <text:p text:style-name="P40"/>
      <text:p text:style-name="P39"><text:span text:style-name="T15">MDL builtin<text:line-break/></text:span></text:p>
      <text:p text:style-name="P20"><text:span text:style-name="T21">Predicate. True if </text:span><text:span text:style-name="T15">value</text:span><text:span text:style-name="T21"> is 0 otherwise false.</text:span></text:p>
      <text:list xml:id="list84752233617645" text:continue-numbering="true" text:style-name="WWNum4">
        <text:list-item>
          <text:list>
            <text:list-item>
              <text:list>
                <text:list-item>
                  <text:p text:style-name="P94"><text:bookmark text:name="_17dp8vu"/><text:span text:style-name="T24">1?</text:span></text:p>
                </text:list-item>
              </text:list>
            </text:list-item>
          </text:list>
        </text:list-item>
      </text:list>
      <text:p text:style-name="P39"><text:span text:style-name="T15">&lt;1? value&gt;</text:span></text:p>
      <text:p text:style-name="P40"/>
      <text:p text:style-name="P39"><text:span text:style-name="T15">MDL builtin</text:span></text:p>
      <text:p text:style-name="P40"/>
      <text:p text:style-name="P20"><text:span text:style-name="T21">Predicate. True if </text:span><text:span text:style-name="T15">value</text:span><text:span text:style-name="T21"> is 1 otherwise false.</text:span></text:p>
      <text:list xml:id="list84751529226068" text:continue-numbering="true" text:style-name="WWNum4">
        <text:list-item>
          <text:list>
            <text:list-item>
              <text:list>
                <text:list-item>
                  <text:p text:style-name="P94"><text:bookmark text:name="_3rdcrjn"/><text:span text:style-name="T24">==?</text:span></text:p>
                </text:list-item>
              </text:list>
            </text:list-item>
          </text:list>
        </text:list-item>
      </text:list>
      <text:p text:style-name="P39"><text:span text:style-name="T15">&lt;==? value1 value2&gt;</text:span></text:p>
      <text:p text:style-name="P40"/>
      <text:p text:style-name="P39"><text:span text:style-name="T15">MDL builtin</text:span></text:p>
      <text:p text:style-name="P40"/>
      <text:p text:style-name="P14"><text:span text:style-name="T3">Predicate. True if </text:span><text:span text:style-name="T7">value1</text:span><text:span text:style-name="T3"> and </text:span><text:span text:style-name="T7">value2</text:span><text:span text:style-name="T3"> <text:s/>is the same object, otherwise false.</text:span></text:p>
      <text:p text:style-name="P14"><text:span text:style-name="T3">ZILF defines "the same object" more loosely than MDL did:</text:span></text:p>
      <text:list xml:id="list1770129356" text:style-name="WWNum5">
        <text:list-item>
          <text:p text:style-name="P45"><text:span text:style-name="T15">STRING</text:span><text:span text:style-name="T21">s are considered </text:span><text:span text:style-name="T15">==?</text:span><text:span text:style-name="T21"> if they contain the same text.</text:span></text:p>
        </text:list-item>
        <text:list-item>
          <text:p text:style-name="P45"><text:span text:style-name="T15">LVAL</text:span><text:span text:style-name="T21">s and </text:span><text:span text:style-name="T15">GVAL</text:span><text:span text:style-name="T21">s are considered </text:span><text:span text:style-name="T15">==?</text:span><text:span text:style-name="T21"> if they refer to the same ATOMs.</text:span></text:p>
        </text:list-item>
      </text:list>
      <text:p text:style-name="P6"/>
      <text:p text:style-name="P14"><text:span text:style-name="T3">Examples:</text:span></text:p>
      <text:p text:style-name="P14"><text:span text:style-name="T7"><text:tab/>&lt;SET X 1&gt;<text:line-break/><text:tab/>&lt;==? .X 1&gt;<text:tab/><text:tab/><text:tab/>--&gt;<text:tab/>True</text:span></text:p>
      <text:p text:style-name="P14"><text:span text:style-name="T7"><text:tab/>&lt;SET X (1 2 3)&gt;<text:line-break/><text:tab/>&lt;==? .X (1 2 3)&gt;<text:tab/><text:tab/>--&gt;<text:tab/>False</text:span></text:p>
      <text:p text:style-name="P14"><text:span text:style-name="T7"><text:tab/>&lt;==? "Hello" "Hello"&gt;<text:tab/>--&gt;<text:tab/>True (ZILF not in MDL)</text:span></text:p>
      <text:list xml:id="list84753066509675" text:continue-list="list84751529226068" text:style-name="WWNum4">
        <text:list-item>
          <text:list>
            <text:list-item>
              <text:list>
                <text:list-item>
                  <text:p text:style-name="P94"><text:bookmark text:name="_26in1rg"/><text:span text:style-name="T24">=?</text:span></text:p>
                </text:list-item>
              </text:list>
            </text:list-item>
          </text:list>
        </text:list-item>
      </text:list>
      <text:p text:style-name="P39"><text:span text:style-name="T15">&lt;=? value1 value2&gt;</text:span></text:p>
      <text:p text:style-name="P40"/>
      <text:p text:style-name="P39"><text:span text:style-name="T15">MDL builtin</text:span></text:p>
      <text:p text:style-name="P40"/>
      <text:p text:style-name="P14"><text:span text:style-name="T3">Predicate. True if </text:span><text:span text:style-name="T7">value1</text:span><text:span text:style-name="T3"> and </text:span><text:span text:style-name="T7">value2</text:span><text:span text:style-name="T3"> <text:s/>is of the same </text:span><text:span text:style-name="T7">TYPE</text:span><text:span text:style-name="T3"> and structurally equal, otherwise false.</text:span></text:p>
      <text:p text:style-name="P14"><text:span text:style-name="T3">Examples:</text:span></text:p>
      <text:p text:style-name="P14"><text:span text:style-name="T7"><text:tab/>&lt;SET X 1&gt;<text:line-break/><text:tab/>&lt;=?<text:tab/>.X 1&gt;<text:tab/><text:tab/>--&gt;<text:tab/>True</text:span></text:p>
      <text:p text:style-name="P39"><text:soft-page-break/><text:span text:style-name="T15">&lt;SET X (1 2 3)&gt;<text:line-break/>&lt;=? .X (1 2 3)&gt;<text:tab/><text:tab/>--&gt;<text:tab/>True</text:span></text:p>
      <text:list xml:id="list84752570899407" text:continue-numbering="true" text:style-name="WWNum4">
        <text:list-item>
          <text:list>
            <text:list-item>
              <text:list>
                <text:list-item>
                  <text:p text:style-name="P94"><text:bookmark text:name="_lnxbz9"/><text:span text:style-name="T24">ADD-TELL-TOKENS</text:span></text:p>
                </text:list-item>
              </text:list>
            </text:list-item>
          </text:list>
        </text:list-item>
      </text:list>
      <text:p text:style-name="P39"><text:span text:style-name="T15">&lt;ADD-TELL-TOKENS {pattern form} ...&gt;</text:span></text:p>
      <text:p text:style-name="P40"/>
      <text:p text:style-name="P39"><text:span text:style-name="T15">ZIL library</text:span></text:p>
      <text:p text:style-name="P21"/>
      <text:p text:style-name="P14"><text:span text:style-name="T3">Add a new </text:span><text:span text:style-name="T7">pattern</text:span><text:span text:style-name="T3"> and </text:span><text:span text:style-name="T7">form</text:span><text:span text:style-name="T3"> to the current </text:span><text:span text:style-name="T7">TELL-TOKENS</text:span><text:span text:style-name="T3">. These can then be used in </text:span><text:span text:style-name="T7">TELL</text:span><text:span text:style-name="T3">.</text:span></text:p>
      <text:p text:style-name="P14"><text:span text:style-name="T3">Each </text:span><text:span text:style-name="T7">pattern</text:span><text:span text:style-name="T3"> starts with either:</text:span></text:p>
      <text:list xml:id="list2464665873" text:style-name="WWNum7">
        <text:list-item>
          <text:p text:style-name="P46"><text:span text:style-name="T21">Any single </text:span><text:span text:style-name="T15">ATOM</text:span><text:span text:style-name="T21"> except * (asterisk)</text:span></text:p>
        </text:list-item>
        <text:list-item>
          <text:p text:style-name="P46"><text:span text:style-name="T21">A </text:span><text:span text:style-name="T15">LIST</text:span><text:span text:style-name="T21"> of </text:span><text:span text:style-name="T15">ATOM</text:span><text:span text:style-name="T21">s, which will define them as synonyms</text:span></text:p>
        </text:list-item>
      </text:list>
      <text:p text:style-name="P6"/>
      <text:p text:style-name="P14"><text:span text:style-name="T3">A simple </text:span><text:span text:style-name="T7">pattern</text:span><text:span text:style-name="T3">, like CR, consists of a name and nothing else. More often, patterns also define placeholders to match -- and optionally capture -- parameter values when the token is used inside a </text:span><text:span text:style-name="T7">TELL</text:span><text:span text:style-name="T3">. The rest of the </text:span><text:span text:style-name="T7">pattern</text:span><text:span text:style-name="T3"> consists of any number of:</text:span></text:p>
      <text:list xml:id="list3438543891" text:style-name="WWNum11">
        <text:list-item>
          <text:p text:style-name="P47"><text:span text:style-name="T21">An asterisk ( * ), to match and capture any value.</text:span></text:p>
        </text:list-item>
        <text:list-item>
          <text:p text:style-name="P47"><text:span text:style-name="T21">An </text:span><text:span text:style-name="T15">ADECL</text:span><text:span text:style-name="T21"> whose left side is an asterisk (like *:</text:span><text:span text:style-name="T15">FIX</text:span><text:span text:style-name="T21"> ), to match and capture any value that matches the </text:span><text:span text:style-name="T15">DECL</text:span><text:span text:style-name="T21"> pattern on the right side.</text:span></text:p>
        </text:list-item>
        <text:list-item>
          <text:p text:style-name="P47"><text:span text:style-name="T21">A </text:span><text:span text:style-name="T15">GVAL</text:span><text:span text:style-name="T21"> (like </text:span><text:span text:style-name="T15">,PRSO</text:span><text:span text:style-name="T21"> or equivalently </text:span><text:span text:style-name="T15">&lt;GVAL PRSO&gt;</text:span><text:span text:style-name="T21"> ), to match that exact </text:span><text:span text:style-name="T15">GVAL</text:span><text:span text:style-name="T21"> without capturing it.</text:span></text:p>
        </text:list-item>
      </text:list>
      <text:p text:style-name="P6"/>
      <text:p text:style-name="P14"><text:span text:style-name="T3">Each pattern is followed by a form that will be copied and inserted in place of the TELL when the pattern is matched. Each element of the form must be either:</text:span></text:p>
      <text:list xml:id="list3271041658" text:style-name="WWNum1">
        <text:list-item>
          <text:p text:style-name="P48"><text:span text:style-name="T21">An </text:span><text:span text:style-name="T15">ATOM</text:span><text:span text:style-name="T21">, </text:span><text:span text:style-name="T15">FIX</text:span><text:span text:style-name="T21">, </text:span><text:span text:style-name="T15">STRING</text:span><text:span text:style-name="T21">, or </text:span><text:span text:style-name="T15">FALSE</text:span><text:span text:style-name="T21">.</text:span></text:p>
        </text:list-item>
        <text:list-item>
          <text:p text:style-name="P48"><text:span text:style-name="T21">An </text:span><text:span text:style-name="T15">LVAL</text:span><text:span text:style-name="T21"> or </text:span><text:span text:style-name="T15">GVAL</text:span></text:p>
        </text:list-item>
        <text:list-item>
          <text:p text:style-name="P48"><text:span text:style-name="T21">An empty </text:span><text:span text:style-name="T15">FORM</text:span></text:p>
        </text:list-item>
      </text:list>
      <text:p text:style-name="P53"/>
      <text:p text:style-name="P14"><text:span text:style-name="T3">The </text:span><text:span text:style-name="T7">form</text:span><text:span text:style-name="T3"> must contain exactly one </text:span><text:span text:style-name="T7">LVAL</text:span><text:span text:style-name="T3"> for each element of the </text:span><text:span text:style-name="T7">pattern</text:span><text:span text:style-name="T3"> that captures a value. These </text:span><text:span text:style-name="T7">LVAL</text:span><text:span text:style-name="T3">s are positional placeholders that will be replaced by the captured values, in order. The specific </text:span><text:span text:style-name="T7">ATOM</text:span><text:span text:style-name="T3"> referenced by each </text:span><text:span text:style-name="T7">LVAL</text:span><text:span text:style-name="T3"> is ignored.</text:span></text:p>
      <text:p text:style-name="P14"><text:span text:style-name="T3">Example (zillib 0.9 adds these tokens):</text:span></text:p>
      <text:p text:style-name="P43"><text:span text:style-name="T7">&lt;ADD-TELL-TOKENS<text:line-break/> <text:s text:c="3"/>T * <text:s text:c="17"/>&lt;PRINT-DEF .X&gt;<text:line-break/> <text:s text:c="3"/>A * <text:s text:c="17"/>&lt;PRINT-INDEF .X&gt;<text:line-break/> <text:s text:c="3"/>CT * <text:s text:c="16"/>&lt;PRINT-CDEF .X&gt;<text:line-break/> <text:s text:c="3"/>CA * <text:s text:c="16"/>&lt;PRINT-CINDEF .X&gt;<text:line-break/> <text:s text:c="3"/>NOUN-PHRASE * <text:s text:c="7"/>&lt;PRINT-NOUN-PHRASE .X&gt;<text:line-break/> <text:s text:c="3"/>OBJSPEC * <text:s text:c="11"/>&lt;PRINT-OBJSPEC .X&gt;<text:line-break/> <text:s text:c="3"/>SYNTAX-LINE * <text:s text:c="7"/>&lt;PRINT-SYNTAX-LINE .X&gt;<text:line-break/> <text:s text:c="3"/>WORD * <text:s text:c="14"/>&lt;PRINT-WORD .X&gt;<text:line-break/> <text:s text:c="3"/>MATCHING-WORD * * * <text:s/>&lt;PRINT-MATCHING-WORD .X .Y .Z&gt;&gt;</text:span></text:p>
      <text:list xml:id="list84752156508694" text:continue-list="list84752570899407" text:style-name="WWNum4">
        <text:list-item>
          <text:list>
            <text:list-item>
              <text:list>
                <text:list-item>
                  <text:p text:style-name="P94"><text:bookmark text:name="_35nkun2"/><text:span text:style-name="T24">ADD-WORD</text:span></text:p>
                </text:list-item>
              </text:list>
            </text:list-item>
          </text:list>
        </text:list-item>
      </text:list>
      <text:p text:style-name="P39"><text:span text:style-name="T15">&lt;ADD-WORD atom-or-string [part-of-speech] [value] [flags]&gt;</text:span></text:p>
      <text:list xml:id="list84752039514249" text:continue-numbering="true" text:style-name="WWNum4">
        <text:list-item>
          <text:list>
            <text:list-item>
              <text:list>
                <text:list-item>
                  <text:p text:style-name="P94"><text:bookmark text:name="_1ksv4uv"/><text:span text:style-name="T24">ADJ-SYNONYM</text:span></text:p>
                </text:list-item>
              </text:list>
            </text:list-item>
          </text:list>
        </text:list-item>
      </text:list>
      <text:p text:style-name="P39"><text:span text:style-name="T15">&lt;ADJ-SYNONYM original synonyms ...&gt;</text:span></text:p>
      <text:list xml:id="list84752319189220" text:continue-numbering="true" text:style-name="WWNum4">
        <text:list-item>
          <text:list>
            <text:list-item>
              <text:list>
                <text:list-item>
                  <text:p text:style-name="P94"><text:bookmark text:name="_44sinio"/><text:span text:style-name="T24">AGAIN</text:span></text:p>
                </text:list-item>
              </text:list>
            </text:list-item>
          </text:list>
        </text:list-item>
      </text:list>
      <text:p text:style-name="P39"><text:span text:style-name="T15">&lt;AGAIN [activation]&gt;</text:span></text:p>
      <text:p text:style-name="P40"/>
      <text:p text:style-name="P39"><text:span text:style-name="T15">MDL builtin</text:span></text:p>
      <text:p text:style-name="P40"/>
      <text:p text:style-name="P14"><text:span text:style-name="T7">AGAIN</text:span><text:span text:style-name="T3"> means “start doing this again”, where “this” is specified by the </text:span><text:span text:style-name="T7">activation</text:span><text:span text:style-name="T3">. If no </text:span><text:span text:style-name="T7">activation</text:span><text:span text:style-name="T3"> is supplied </text:span><text:span text:style-name="T7">AGAIN</text:span><text:span text:style-name="T3"> starts evaluating from the last automatically created </text:span><text:span text:style-name="T7">activation</text:span><text:span text:style-name="T3"> (</text:span><text:span text:style-name="T7">PROG</text:span><text:span text:style-name="T3"> and </text:span><text:span text:style-name="T7">REPEAT</text:span><text:span text:style-name="T3"> automatically creates an activation). The evaluation is not redone completely: in particular, no re-binding (of arguments, </text:span><text:span text:style-name="T8">"AUX"</text:span><text:span text:style-name="T3"> variables, etc.) is done.</text:span></text:p>
      <text:p text:style-name="P14"><text:span text:style-name="T3">Examples:</text:span></text:p>
      <text:p text:style-name="P54"><text:span text:style-name="T7">&lt;DEFINE TEST-AUTO-ACT ()<text:line-break/><text:tab/>&lt;PROG ((X 0))<text:line-break/><text:tab/><text:tab/>&lt;SET X &lt;+ .X 1&gt;&gt;<text:line-break/><text:tab/><text:tab/>&lt;PRIN1 .X&gt;<text:line-break/><text:tab/><text:tab/>&lt;COND (&lt;=? .X 5&gt; &lt;RETURN T&gt;)&gt;<text:line-break/><text:tab/><text:tab/>&lt;AGAIN&gt;<text:line-break/><text:tab/>&gt;<text:line-break/>&gt;<text:line-break/><text:line-break/>&lt;DEFINE TEST-NAMED-ACT-1 ACT ("AUX" (X 0))<text:line-break/><text:tab/>&lt;SET X &lt;+ .X 1&gt;&gt;<text:line-break/><text:tab/>&lt;PRIN1 .X&gt;<text:line-break/><text:tab/>&lt;COND (&lt;=? .X 5&gt; &lt;RETURN T .ACT&gt;)&gt;<text:line-break/><text:tab/>&lt;AGAIN .ACT&gt;<text:line-break/>&gt;<text:line-break/><text:line-break/>&lt;DEFINE TEST-NAMED-ACT-2 ("NAME" ACT "AUX" (X 0))<text:line-break/><text:tab/>&lt;SET X &lt;+ .X 1&gt;&gt;<text:line-break/><text:tab/>&lt;PRIN1 .X&gt;<text:line-break/><text:tab/>&lt;COND (&lt;=? .X 5&gt; &lt;RETURN T .ACT&gt;)&gt;<text:line-break/><text:tab/>&lt;AGAIN .ACT&gt;<text:line-break/>&gt;</text:span></text:p>
      <text:list xml:id="list84752180692078" text:continue-numbering="true" text:style-name="WWNum4">
        <text:list-item>
          <text:list>
            <text:list-item>
              <text:list>
                <text:list-item>
                  <text:p text:style-name="P94"><text:bookmark text:name="_2jxsxqh"/><text:soft-page-break/><text:span text:style-name="T24">ALLTYPES</text:span></text:p>
                </text:list-item>
              </text:list>
            </text:list-item>
          </text:list>
        </text:list-item>
      </text:list>
      <text:p text:style-name="P39"><text:span text:style-name="T15">&lt;ALLTYPES&gt;</text:span></text:p>
      <text:p text:style-name="P40"/>
      <text:p text:style-name="P39"><text:span text:style-name="T15">MDL builtin</text:span></text:p>
      <text:p text:style-name="P40"/>
      <text:p text:style-name="P14"><text:span text:style-name="T3">returns a </text:span><text:span text:style-name="T7">VECTOR</text:span><text:span text:style-name="T3"> containing the </text:span><text:span text:style-name="T7">ATOM</text:span><text:span text:style-name="T3">s which can currently be returned by </text:span><text:span text:style-name="T7">TYPE</text:span><text:span text:style-name="T3"> or </text:span><text:span text:style-name="T7">PRIMTYPE</text:span><text:span text:style-name="T3">.</text:span></text:p>
      <text:list xml:id="list84753330518958" text:continue-numbering="true" text:style-name="WWNum4">
        <text:list-item>
          <text:list>
            <text:list-item>
              <text:list>
                <text:list-item>
                  <text:p text:style-name="P94"><text:bookmark text:name="_z337ya"/><text:span text:style-name="T24">AND</text:span></text:p>
                </text:list-item>
              </text:list>
            </text:list-item>
          </text:list>
        </text:list-item>
      </text:list>
      <text:p text:style-name="P39"><text:span text:style-name="T19">&lt;AND expressions...&gt;</text:span></text:p>
      <text:p text:style-name="P41"/>
      <text:p text:style-name="P39"><text:span text:style-name="T19">MDL builtin</text:span></text:p>
      <text:p text:style-name="P41"/>
      <text:p text:style-name="P14"><text:span text:style-name="T3">Boolean </text:span><text:span text:style-name="T7">AND</text:span><text:span text:style-name="T3">. Requires that all </text:span><text:span text:style-name="T7">expressions</text:span><text:span text:style-name="T3"> </text:span>evaluate<text:span text:style-name="T3"> to true to return true. Exits </text:span>on the first<text:span text:style-name="T3"> </text:span><text:span text:style-name="T7">expression</text:span><text:span text:style-name="T3"> that evaluates to false (rest of </text:span><text:span text:style-name="T7">expressions</text:span><text:span text:style-name="T3"> are not evaluated).</text:span></text:p>
      <text:p text:style-name="P14"><text:span text:style-name="T3">Because 0 is considered false and all other values are considered true inside a routine </text:span><text:span text:style-name="T7">AND</text:span><text:span text:style-name="T3"> returns 0 if one </text:span><text:span text:style-name="T7">expression</text:span><text:span text:style-name="T3"> is false or the value of the last </text:span><text:span text:style-name="T7">expression</text:span><text:span text:style-name="T3"> if all </text:span><text:span text:style-name="T7">expressions</text:span><text:span text:style-name="T3"> are true.</text:span></text:p>
      <text:p text:style-name="P14"><text:span text:style-name="T3">Because false is its own </text:span><text:span text:style-name="T7">TYPE</text:span><text:span text:style-name="T3"> outside a routine </text:span><text:span text:style-name="T7">AND</text:span><text:span text:style-name="T3"> returns </text:span><text:span text:style-name="T8">#FALSE</text:span><text:span text:style-name="T3"> if </text:span>one of the<text:span text:style-name="T3"> </text:span><text:span text:style-name="T7">expressions</text:span><text:span text:style-name="T3"> is false <text:s/>or the value of the last </text:span><text:span text:style-name="T7">expression</text:span><text:span text:style-name="T3"> if all </text:span><text:span text:style-name="T7">expressions</text:span><text:span text:style-name="T3"> are true.</text:span></text:p>
      <text:p text:style-name="P14"><text:span text:style-name="T3">Example:</text:span></text:p>
      <text:p text:style-name="P43"><text:span text:style-name="T7">&lt;AND &lt;=? 1 1&gt; &lt;N=? 1 2&gt;&gt;<text:tab/><text:tab/>--&gt;<text:tab/>True<text:line-break/>&lt;AND &lt;=? 1 2&gt; &lt;SET X 2&gt;&gt;<text:tab/><text:tab/>--&gt; <text:tab/>X never set to 2 because<text:line-break/><text:tab/><text:tab/><text:tab/><text:tab/><text:tab/><text:tab/><text:tab/><text:tab/>first predicate evaluates<text:line-break/><text:tab/><text:tab/><text:tab/><text:tab/><text:tab/><text:tab/><text:tab/><text:tab/>to false<text:line-break/>&lt;SET X &lt;AND 1 2 3 0 4&gt;&gt;<text:tab/><text:tab/>--&gt;<text:tab/>X is set to 4<text:line-break/>&lt;SET X &lt;AND 1 2 3 &lt;&gt; 4&gt;&gt;<text:tab/><text:tab/>--&gt;<text:tab/>X is set to #FALSE<text:line-break/>&lt;SET X &lt;AND 1 4 3 2&gt;&gt;<text:tab/><text:tab/>--&gt; <text:tab/>X is set to 2</text:span></text:p>
      <text:list xml:id="list84752559786750" text:continue-numbering="true" text:style-name="WWNum4">
        <text:list-item>
          <text:list>
            <text:list-item>
              <text:list>
                <text:list-item>
                  <text:p text:style-name="P94"><text:bookmark text:name="_3j2qqm3"/><text:span text:style-name="T24">AND?</text:span></text:p>
                </text:list-item>
              </text:list>
            </text:list-item>
          </text:list>
        </text:list-item>
      </text:list>
      <text:p text:style-name="P39"><text:span text:style-name="T15">&lt;AND? expressions ...&gt;</text:span></text:p>
      <text:p text:style-name="P40"/>
      <text:p text:style-name="P39"><text:span text:style-name="T15">MDL builtin</text:span></text:p>
      <text:p text:style-name="P40"/>
      <text:p text:style-name="P14"><text:span text:style-name="T3">Returns the same result as </text:span><text:span text:style-name="T7">AND</text:span><text:span text:style-name="T3"> with the difference that all </text:span><text:span text:style-name="T7">exressions</text:span><text:span text:style-name="T3"> are evaluated.</text:span></text:p>
      <text:p text:style-name="P14"><text:span text:style-name="T3">Examples:</text:span></text:p>
      <text:p text:style-name="P43"><text:span text:style-name="T7">&lt;AND? &lt;=? 1 1&gt; &lt;N=? 1 2&gt;&gt;<text:tab/>--&gt;<text:tab/>True<text:line-break/>&lt;AND? &lt;=? 1 2&gt; &lt;SET X 2&gt;&gt;<text:tab/>--&gt; <text:tab/>X is set to 2 because<text:line-break/><text:tab/><text:tab/><text:tab/><text:tab/><text:tab/><text:tab/><text:tab/>all expressions are<text:line-break/><text:tab/><text:tab/><text:tab/><text:tab/><text:tab/><text:tab/><text:tab/>evaluated</text:span></text:p>
      <text:list xml:id="list84753487738791" text:continue-numbering="true" text:style-name="WWNum4">
        <text:list-item>
          <text:list>
            <text:list-item>
              <text:list>
                <text:list-item>
                  <text:p text:style-name="P94"><text:bookmark text:name="_1y810tw"/><text:span text:style-name="T24">ANDB</text:span></text:p>
                </text:list-item>
              </text:list>
            </text:list-item>
          </text:list>
        </text:list-item>
      </text:list>
      <text:p text:style-name="P39"><text:span text:style-name="T15">&lt;ANDB numbers ...&gt;</text:span></text:p>
      <text:p text:style-name="P40"/>
      <text:p text:style-name="P39"><text:span text:style-name="T15">MDL builtin</text:span></text:p>
      <text:p text:style-name="P40"/>
      <text:p text:style-name="P14"><text:span text:style-name="T3">Bitwise AND. </text:span></text:p>
      <text:p text:style-name="P14"><text:span text:style-name="T3">Examples: </text:span></text:p>
      <text:p text:style-name="P14"><text:span text:style-name="T3"><text:tab/></text:span><text:span text:style-name="T7">&lt;ANDB 33 96&gt;<text:tab/><text:tab/>--&gt;<text:tab/>32<text:line-break/><text:tab/>&lt;ANDB 33 96 64&gt;<text:tab/>--&gt;<text:tab/>0</text:span></text:p>
      <text:list xml:id="list84751486190879" text:continue-numbering="true" text:style-name="WWNum4">
        <text:list-item>
          <text:list>
            <text:list-item>
              <text:list>
                <text:list-item>
                  <text:p text:style-name="P94"><text:bookmark text:name="_4i7ojhp"/><text:span text:style-name="T24">APPLICABLE?</text:span></text:p>
                </text:list-item>
              </text:list>
            </text:list-item>
          </text:list>
        </text:list-item>
      </text:list>
      <text:p text:style-name="P39"><text:span text:style-name="T15">&lt;APPLICABLE? value&gt;</text:span></text:p>
      <text:p text:style-name="P40"/>
      <text:p text:style-name="P39"><text:span text:style-name="T15">MDL builtin</text:span></text:p>
      <text:p text:style-name="P21"><text:soft-page-break/></text:p>
      <text:p text:style-name="P14"><text:span text:style-name="T3">Predicate. Returns true if </text:span><text:span text:style-name="T7">TYPE</text:span><text:span text:style-name="T3"> of </text:span><text:span text:style-name="T8">value</text:span><text:span text:style-name="T3"> is of an applicable </text:span><text:span text:style-name="T7">TYPE</text:span><text:span text:style-name="T3">.</text:span></text:p>
      <text:p text:style-name="P14"><text:span text:style-name="T3">Applicable </text:span><text:span text:style-name="T7">TYPE</text:span><text:span text:style-name="T3">s:<text:line-break/></text:span><text:span text:style-name="T7"><text:tab/>FIX<text:line-break/><text:tab/>FSUBR<text:line-break/><text:tab/>FUNCTION<text:line-break/><text:tab/>MACRO<text:line-break/><text:tab/>OFFSET<text:line-break/><text:tab/>SUBR</text:span></text:p>
      <text:p text:style-name="P14"><text:span text:style-name="T3">Example:</text:span></text:p>
      <text:p text:style-name="P14"><text:span text:style-name="T7"><text:tab/>&lt;DEFINE SQR (X) &lt;* .X .X&gt;&gt;<text:line-break/><text:line-break/><text:tab/>&lt;APPLICABLE? ,SQR&gt;<text:tab/><text:tab/><text:tab/><text:tab/>--&gt;<text:tab/>True</text:span></text:p>
      <text:list xml:id="list84751606175086" text:continue-numbering="true" text:style-name="WWNum4">
        <text:list-item>
          <text:list>
            <text:list-item>
              <text:list>
                <text:list-item>
                  <text:p text:style-name="P94"><text:bookmark text:name="_2xcytpi"/><text:span text:style-name="T24">APPLY</text:span></text:p>
                </text:list-item>
              </text:list>
            </text:list-item>
          </text:list>
        </text:list-item>
      </text:list>
      <text:p text:style-name="P39"><text:span text:style-name="T15">&lt;APPLY applicable args ...&gt;</text:span></text:p>
      <text:p text:style-name="P40"/>
      <text:p text:style-name="P39"><text:span text:style-name="T15">MDL builtin</text:span></text:p>
      <text:p text:style-name="P41"/>
      <text:p text:style-name="P14"><text:span text:style-name="T3">Call the </text:span><text:span text:style-name="T7">applicable</text:span><text:span text:style-name="T3"> with </text:span><text:span text:style-name="T7">args</text:span><text:span text:style-name="T3">. </text:span><text:span text:style-name="T7">&lt;APPLY applicable args ...&gt;</text:span><text:span text:style-name="T3"> is equivalent to </text:span><text:span text:style-name="T7">&lt;applicable args ...&gt;. applicable</text:span><text:span text:style-name="T3"> must be an atom that </text:span><text:span text:style-name="T7">APPLICABLE?</text:span><text:span text:style-name="T3"> evaluates to true (usually </text:span><text:span text:style-name="T7">FUNCTION</text:span><text:span text:style-name="T3">, </text:span><text:span text:style-name="T7">SUBR</text:span><text:span text:style-name="T3">, </text:span><text:span text:style-name="T7">FSUBR</text:span><text:span text:style-name="T3"> &amp; </text:span><text:span text:style-name="T7">MACRO</text:span><text:span text:style-name="T3">)</text:span><text:span text:style-name="T7">.</text:span><text:span text:style-name="T3"> </text:span><text:span text:style-name="T7">APPLY</text:span><text:span text:style-name="T3"> is often used when the </text:span><text:span text:style-name="T7">applicable</text:span><text:span text:style-name="T3"> to be called is resolved during run-time (dispatch-table).</text:span></text:p>
      <text:p text:style-name="P14"><text:span text:style-name="T3">Examples:</text:span></text:p>
      <text:p text:style-name="P14"><text:span text:style-name="T7"><text:tab/>&lt;CONSTANT DISPATCH-TBL &lt;VECTOR FUNC1 FUNC2&gt;&gt;<text:line-break/><text:tab/>&lt;DEFINE FUNC1 (X) &lt;* .X .X&gt;&gt;<text:line-break/><text:tab/>&lt;DEFINE FUNC2 (X) &lt;* .X .X .X&gt;&gt; <text:line-break/><text:tab/>&lt;APPLY ,&lt;NTH ,DISPATCH-TBL 1&gt; 2&gt;<text:tab/><text:tab/>--&gt; <text:tab/>4<text:line-break/><text:tab/>&lt;APPLY ,&lt;NTH ,DISPATCH-TBL 2&gt; 2&gt;<text:tab/><text:tab/>--&gt; <text:tab/>8</text:span></text:p>
      <text:list xml:id="list84751420923611" text:continue-numbering="true" text:style-name="WWNum4">
        <text:list-item>
          <text:list>
            <text:list-item>
              <text:list>
                <text:list-item>
                  <text:p text:style-name="P94"><text:bookmark text:name="_1ci93xb"/><text:span text:style-name="T24">APPLYTYPE</text:span></text:p>
                </text:list-item>
              </text:list>
            </text:list-item>
          </text:list>
        </text:list-item>
      </text:list>
      <text:p text:style-name="P39"><text:span text:style-name="T15">&lt;APPLYTYPE atom [handler]&gt;</text:span></text:p>
      <text:p text:style-name="P41"/>
      <text:p text:style-name="P39"><text:span text:style-name="T19">MDL builtin</text:span></text:p>
      <text:p text:style-name="P41"/>
      <text:p text:style-name="P17"><text:span text:style-name="T19">APPLYTYPE</text:span> tells the <text:span text:style-name="T19">TYPE</text:span> <text:span text:style-name="T19">atom</text:span> how it should be applied in a <text:span text:style-name="T19">FORM</text:span>. If <text:span text:style-name="T19">APPLYTYPE</text:span> is called without a <text:span text:style-name="T19">handler</text:span> then the currently active <text:span text:style-name="T19">handler</text:span> is returned. If there is no active <text:span text:style-name="T19">handler</text:span>, <text:span text:style-name="T19">FALSE</text:span> is returned.</text:p>
      <text:p text:style-name="P17">Note that it is possible to replace the <text:span text:style-name="T19">handler</text:span> with a new <text:span text:style-name="T19">handler</text:span>, even on the predefined <text:span text:style-name="T19">TYPE</text:span>s (see <text:span text:style-name="T19">EVALTYPE</text:span> for example on this).</text:p>
      <text:p text:style-name="P17">See <text:span text:style-name="T19">EVALTYPE</text:span>, <text:span text:style-name="T19">NEWTYPE</text:span> and <text:span text:style-name="T19">PRINTTYPE</text:span>.</text:p>
      <text:p text:style-name="P17">Example:</text:p>
      <text:p text:style-name="P37"><text:span text:style-name="T19">&lt;NEWTYPE WINNER LIST&gt;<text:line-break/>&lt;APPLYTYPE WINNER&gt;<text:tab/><text:tab/><text:tab/><text:tab/><text:tab/>--&gt;<text:tab/>#FALSE<text:line-break/>&lt;APPLYTYPE WINNER &lt;FUNCTION (W "TUPLE" T) (!.W !.T)&gt;&gt;<text:line-break/>&lt;#WINNER (A B C) &lt;+ 1 2&gt; q&gt;<text:tab/><text:tab/><text:tab/>--&gt; <text:tab/>(A B C 3 q)</text:span></text:p>
      <text:list xml:id="list84753369157843" text:continue-numbering="true" text:style-name="WWNum4">
        <text:list-item>
          <text:list>
            <text:list-item>
              <text:list>
                <text:list-item>
                  <text:p text:style-name="P94"><text:bookmark text:name="_3whwml4"/><text:span text:style-name="T24">ASCII</text:span></text:p>
                </text:list-item>
              </text:list>
            </text:list-item>
          </text:list>
        </text:list-item>
      </text:list>
      <text:p text:style-name="P39"><text:span text:style-name="T15">&lt;ASCII {number | character}&gt;</text:span></text:p>
      <text:p text:style-name="P40"/>
      <text:p text:style-name="P39"><text:span text:style-name="T15">MDL builtin</text:span></text:p>
      <text:p text:style-name="P40"/>
      <text:p text:style-name="P14"><text:span text:style-name="T3">Converts </text:span><text:span text:style-name="T7">number</text:span><text:span text:style-name="T3"> to </text:span><text:span text:style-name="T7">character</text:span><text:span text:style-name="T3"> or </text:span><text:span text:style-name="T7">character</text:span><text:span text:style-name="T3"> to </text:span><text:span text:style-name="T7">number</text:span><text:span text:style-name="T3">.</text:span></text:p>
      <text:p text:style-name="P14"><text:span text:style-name="T3">Examples:</text:span></text:p>
      <text:p text:style-name="P20"><text:span text:style-name="T15"><text:tab/>&lt;ASCII !\A&gt;<text:tab/><text:tab/>--&gt;<text:tab/>65</text:span></text:p>
      <text:p text:style-name="P20"><text:span text:style-name="T15"><text:tab/>&lt;ASCII 65&gt;<text:tab/><text:tab/>--&gt;<text:tab/>!\A</text:span></text:p>
      <text:p text:style-name="P90"><text:bookmark text:name="_vvnecpubmg7n"/>ASK-FOR-PICTURE-FILE?</text:p>
      <text:list xml:id="list84752956854127" text:continue-numbering="true" text:style-name="WWNum4">
        <text:list-item>
          <text:list>
            <text:list-item>
              <text:list>
                <text:list-item>
                  <text:p text:style-name="P8"><text:span text:style-name="T19">&lt;ASK-FOR-PICTURE-FILE?&gt;</text:span></text:p>
                </text:list-item>
                <text:list-item>
                  <text:p text:style-name="P7"/>
                </text:list-item>
                <text:list-item>
                  <text:p text:style-name="P8"><text:span text:style-name="T19">ZIL library</text:span></text:p>
                </text:list-item>
                <text:list-item>
                  <text:p text:style-name="P5"><text:soft-page-break/></text:p>
                </text:list-item>
              </text:list>
            </text:list-item>
          </text:list>
        </text:list-item>
      </text:list>
      <text:p text:style-name="P17">ZILF ignores this and always returns <text:span text:style-name="T19">FALSE</text:span>.</text:p>
      <text:list xml:id="list84753461422956" text:continue-numbering="true" text:style-name="WWNum4">
        <text:list-item>
          <text:list>
            <text:list-item>
              <text:list>
                <text:list-item>
                  <text:p text:style-name="P94"><text:bookmark text:name="_26v3ex3ch09u"/><text:span text:style-name="T24">ASSIGNED?</text:span></text:p>
                </text:list-item>
              </text:list>
            </text:list-item>
          </text:list>
        </text:list-item>
      </text:list>
      <text:p text:style-name="P39"><text:span text:style-name="T15">&lt;ASSIGNED? atom [environment]&gt;</text:span></text:p>
      <text:p text:style-name="P40"/>
      <text:p text:style-name="P39"><text:span text:style-name="T15">MDL builtin</text:span></text:p>
      <text:p text:style-name="P40"/>
      <text:p text:style-name="P14"><text:span text:style-name="T3">Predicate. Returns true </text:span>if the <text:span text:style-name="T19">atom</text:span><text:span text:style-name="T3"> has </text:span>an<text:span text:style-name="T3"> </text:span><text:span text:style-name="T7">LVAL</text:span><text:span text:style-name="T3"> (local value).</text:span></text:p>
      <text:p text:style-name="P14"><text:span text:style-name="T3">It i</text:span>s<text:span text:style-name="T3"> possible to supply an environment for </text:span><text:span text:style-name="T7">ASSIGNED?</text:span><text:span text:style-name="T3">. See </text:span><text:span text:style-name="T2"><text:s/></text:span><text:span text:style-name="T7">EVAL</text:span><text:span text:style-name="T3"> for more about the </text:span><text:span text:style-name="T7">environment</text:span><text:span text:style-name="T3">.</text:span></text:p>
      <text:p text:style-name="P14"><text:span text:style-name="T3">Example:</text:span></text:p>
      <text:p text:style-name="P14"><text:span text:style-name="T3"><text:tab/>&lt;</text:span><text:span text:style-name="T7">ASSIGNED? X&gt;<text:tab/>--&gt;<text:tab/>False<text:line-break/><text:tab/>&lt;SET X 1&gt;<text:line-break/><text:tab/>&lt;ASSIGNED? X&gt;<text:tab/>--&gt;<text:tab/>True</text:span></text:p>
      <text:list xml:id="list84753274228435" text:continue-numbering="true" text:style-name="WWNum4">
        <text:list-item>
          <text:list>
            <text:list-item>
              <text:list>
                <text:list-item>
                  <text:p text:style-name="P94"><text:bookmark text:name="_qsh70q"/><text:span text:style-name="T24">ASSOCIATIONS</text:span></text:p>
                </text:list-item>
              </text:list>
            </text:list-item>
          </text:list>
        </text:list-item>
      </text:list>
      <text:p text:style-name="P39"><text:span text:style-name="T15">&lt;ASSOCIATIONS&gt;</text:span></text:p>
      <text:list xml:id="list84751740193047" text:continue-numbering="true" text:style-name="WWNum4">
        <text:list-item>
          <text:list>
            <text:list-item>
              <text:list>
                <text:list-item>
                  <text:p text:style-name="P94"><text:bookmark text:name="_3as4poj"/><text:span text:style-name="T24">ATOM</text:span></text:p>
                </text:list-item>
              </text:list>
            </text:list-item>
          </text:list>
        </text:list-item>
      </text:list>
      <text:p text:style-name="P39"><text:span text:style-name="T15">&lt;ATOM pname&gt;</text:span></text:p>
      <text:p text:style-name="P41"/>
      <text:p text:style-name="P39"><text:span text:style-name="T19">MDL builtin</text:span></text:p>
      <text:p text:style-name="P41"/>
      <text:p text:style-name="P17"><text:span text:style-name="T19">ATOM</text:span> returns a newly created <text:span text:style-name="T19">ATOM</text:span> with <text:span text:style-name="T19">pname</text:span> (string). The <text:span text:style-name="T19">ATOM</text:span> is not on any <text:span text:style-name="T19">OBLIST</text:span> and therefore have the trailer <text:span text:style-name="T19">!-#FALSE ()</text:span> attached to it.</text:p>
      <text:p text:style-name="P17">See <text:span text:style-name="T14">The MDL Programming Language, chapter 15</text:span>.</text:p>
      <text:p text:style-name="P17">Examples:</text:p>
      <text:p text:style-name="P17"><text:tab/><text:span text:style-name="T19">&lt;ATOM "FOO"&gt;<text:tab/><text:tab/><text:tab/><text:tab/><text:tab/>--&gt;<text:tab/>FOO!-#FALSE ()</text:span></text:p>
      <text:p text:style-name="P56"><text:span text:style-name="T19">&lt;==? &lt;ATOM "FOO"&gt; &lt;ATOM "FOO"&gt;&gt;<text:tab/>--&gt;<text:tab/>#FALSE</text:span></text:p>
      <text:list xml:id="list84751492235890" text:continue-numbering="true" text:style-name="WWNum4">
        <text:list-item>
          <text:list>
            <text:list-item>
              <text:list>
                <text:list-item>
                  <text:p text:style-name="P94"><text:bookmark text:name="_1pxezwc"/><text:span text:style-name="T24">AVALUE</text:span></text:p>
                </text:list-item>
              </text:list>
            </text:list-item>
          </text:list>
        </text:list-item>
      </text:list>
      <text:p text:style-name="P39"><text:span text:style-name="T15">&lt;AVALUE asoc&gt;</text:span></text:p>
      <text:list xml:id="list84752415233312" text:continue-numbering="true" text:style-name="WWNum4">
        <text:list-item>
          <text:list>
            <text:list-item>
              <text:list>
                <text:list-item>
                  <text:p text:style-name="P94"><text:bookmark text:name="_49x2ik5"/><text:span text:style-name="T24">BACK</text:span></text:p>
                </text:list-item>
              </text:list>
            </text:list-item>
          </text:list>
        </text:list-item>
      </text:list>
      <text:p text:style-name="P39"><text:span text:style-name="T15">&lt;BACK array [count]&gt;</text:span></text:p>
      <text:p text:style-name="P40"/>
      <text:p text:style-name="P39"><text:span text:style-name="T15">MDL builtin</text:span></text:p>
      <text:p text:style-name="P40"/>
      <text:p text:style-name="P14"><text:span text:style-name="T3">Moves </text:span><text:span text:style-name="T7">count</text:span><text:span text:style-name="T3"> elements back in </text:span><text:span text:style-name="T7">array</text:span><text:span text:style-name="T3">. If </text:span><text:span text:style-name="T7">count</text:span><text:span text:style-name="T3"> moves </text:span>past the start<text:span text:style-name="T3"> of the </text:span><text:span text:style-name="T7">array</text:span><text:span text:style-name="T3"> an error is raised. Default value for </text:span><text:span text:style-name="T7">count</text:span><text:span text:style-name="T3"> is 1.</text:span></text:p>
      <text:p text:style-name="P14"><text:span text:style-name="T7">BACK</text:span><text:span text:style-name="T3"> only works on the structures </text:span><text:span text:style-name="T7">VECTOR</text:span><text:span text:style-name="T3"> or </text:span><text:span text:style-name="T7">STRING</text:span><text:span text:style-name="T3"> (arrays) and not on a </text:span><text:span text:style-name="T7">LIST</text:span><text:span text:style-name="T3"> (a </text:span><text:span text:style-name="T7">LIST</text:span><text:span text:style-name="T3"> is only pointing forward). </text:span></text:p>
      <text:p text:style-name="P14"><text:span text:style-name="T3">Note that the returned </text:span><text:span text:style-name="T7">array</text:span><text:span text:style-name="T3"> is not a copy but pointing to the same </text:span><text:span text:style-name="T7">array</text:span><text:span text:style-name="T3"> with another starting element.</text:span></text:p>
      <text:p text:style-name="P14"><text:span text:style-name="T3">Also see </text:span><text:span text:style-name="T7">LENGTH</text:span><text:span text:style-name="T3">, </text:span><text:span text:style-name="T7">NTH</text:span><text:span text:style-name="T3">, </text:span><text:span text:style-name="T7">PUT</text:span><text:span text:style-name="T3">, </text:span><text:span text:style-name="T7">REST</text:span><text:span text:style-name="T3">, </text:span><text:span text:style-name="T7">SUBSTRUC</text:span><text:span text:style-name="T3"> and </text:span><text:span text:style-name="T7">TOP</text:span><text:span text:style-name="T3">.</text:span></text:p>
      <text:p text:style-name="P14"><text:span text:style-name="T3">Example:</text:span></text:p>
      <text:p text:style-name="P14"><text:span text:style-name="T7"><text:tab/>&lt;SETG STRUCT1 [1 2 3 4 5]&gt;<text:tab/><text:tab/>--&gt;<text:tab/>STRUCT1 = [1 2 3 4 5]<text:line-break/><text:tab/>&lt;SETG STRUCT2 &lt;REST ,STRUCT1 2&gt;&gt;<text:tab/>--&gt;<text:tab/>STRUCT2 = [3 4 5]<text:line-break/><text:tab/>&lt;BACK ,STRUCT2 1&gt;<text:tab/><text:tab/><text:tab/><text:tab/>--&gt;<text:tab/>STRUCT2 = [2 3 4 5]</text:span></text:p>
      <text:p text:style-name="P90"><text:bookmark text:name="_hwuj8ctfid25"/><text:soft-page-break/>BEGIN-SEGMENT</text:p>
      <text:list xml:id="list84751780205473" text:continue-numbering="true" text:style-name="WWNum4">
        <text:list-item>
          <text:p text:style-name="P8"><text:span text:style-name="T19">&lt;BEGIN-SEGMENT&gt;</text:span></text:p>
        </text:list-item>
        <text:list-item>
          <text:p text:style-name="P8"/>
        </text:list-item>
        <text:list-item>
          <text:p text:style-name="P8"><text:span text:style-name="T19">ZIL library</text:span></text:p>
        </text:list-item>
        <text:list-item>
          <text:p text:style-name="P5"/>
        </text:list-item>
      </text:list>
      <text:p text:style-name="P17">ZILF ignores this and always returns <text:span text:style-name="T19">FALSE</text:span>.</text:p>
      <text:list xml:id="list84752511160572" text:continue-numbering="true" text:style-name="WWNum4">
        <text:list-item>
          <text:list>
            <text:list-item>
              <text:list>
                <text:list-item>
                  <text:p text:style-name="P94"><text:bookmark text:name="_2p2csry"/><text:span text:style-name="T24">BIND</text:span></text:p>
                </text:list-item>
              </text:list>
            </text:list-item>
          </text:list>
        </text:list-item>
      </text:list>
      <text:p text:style-name="P39"><text:span text:style-name="T15">&lt;BIND [activation] (bindings ...) [decl] expressions ...&gt;</text:span></text:p>
      <text:p text:style-name="P20"><text:span text:style-name="T15"><text:tab/></text:span></text:p>
      <text:p text:style-name="P20"><text:span text:style-name="T15"><text:tab/>MDL builtin</text:span></text:p>
      <text:p text:style-name="P21"/>
      <text:p text:style-name="P14"><text:span text:style-name="T7">BIND</text:span><text:span text:style-name="T3"> defines a program block with </text:span>its own<text:span text:style-name="T3"> set of </text:span><text:span text:style-name="T7">bindings</text:span><text:span text:style-name="T3">. </text:span><text:span text:style-name="T7">BIND</text:span><text:span text:style-name="T3"> is </text:span>similar<text:span text:style-name="T3"> to </text:span><text:span text:style-name="T7">PROG</text:span><text:span text:style-name="T3"> and </text:span><text:span text:style-name="T7">REPEAT</text:span><text:span text:style-name="T3"> but </text:span><text:span text:style-name="T7">BIND</text:span><text:span text:style-name="T3"> </text:span>doesn't<text:span text:style-name="T3"> create a default </text:span><text:span text:style-name="T7">activation</text:span><text:span text:style-name="T3"> (like </text:span><text:span text:style-name="T7">PROG</text:span><text:span text:style-name="T3"> and </text:span><text:span text:style-name="T7">REPEAT</text:span><text:span text:style-name="T3">) at the start of the block and don't have an automatic </text:span><text:span text:style-name="T7">AGAIN</text:span><text:span text:style-name="T3"> at the end of the block (like </text:span><text:span text:style-name="T7">REPEAT</text:span><text:span text:style-name="T3">). If <text:s/>an </text:span><text:span text:style-name="T7">activation</text:span><text:span text:style-name="T3"> is needed it must be specified. </text:span><text:span text:style-name="T7">AGAIN</text:span><text:span text:style-name="T3"> and </text:span><text:span text:style-name="T7">RETURN</text:span><text:span text:style-name="T3"> without specified </text:span><text:span text:style-name="T7">activation</text:span><text:span text:style-name="T3"> inside a BIND-block will start over or return from the closest surrounding <text:s/></text:span><text:span text:style-name="T7">activation</text:span><text:span text:style-name="T3"> within the current function.</text:span></text:p>
      <text:p text:style-name="P38">The <text:span text:style-name="T19">decl</text:span> is used to specify the valid <text:span text:style-name="T19">TYPE</text:span> of the variables. In its simplest form <text:span text:style-name="T19">decl</text:span> is formatted like: <text:span text:style-name="T19">#DECL ((X) FIX)</text:span>, meaning that X must be of the <text:span text:style-name="T19">TYPE</text:span> <text:span text:style-name="T19">FIX</text:span>. For more information on how to format the <text:span text:style-name="T19">decl</text:span> see <text:span text:style-name="T19">GDECL</text:span>.</text:p>
      <text:p text:style-name="P14"><text:span text:style-name="T3">Also see </text:span><text:span text:style-name="T7">AGAIN</text:span><text:span text:style-name="T3">, </text:span><text:span text:style-name="T7">PROG</text:span><text:span text:style-name="T3">, </text:span><text:span text:style-name="T7">REPEAT</text:span><text:span text:style-name="T3"> and </text:span><text:span text:style-name="T7">RETURN</text:span><text:span text:style-name="T3"> for more details how to control program flow.</text:span></text:p>
      <text:p text:style-name="P14"><text:span text:style-name="T3">Example:</text:span></text:p>
      <text:p text:style-name="P14"><text:span text:style-name="T3"><text:tab/></text:span><text:span text:style-name="T7">&lt;BIND ((X 1)) #DECL ((X) FIX) <text:line-break/><text:tab/><text:tab/>&lt;BIND ((X 2)) &lt;PRIN1 .X&gt;&gt; &lt;PRIN1 .X&gt;&gt;<text:line-break/><text:tab/>--&gt; "21"</text:span></text:p>
      <text:p text:style-name="P14"><text:span text:style-name="T7"><text:tab/>&lt;DEFINE TEST-BIND-AS-REPEAT ()<text:line-break/><text:tab/><text:tab/>&lt;PRINC "START "&gt;<text:line-break/><text:tab/><text:tab/>&lt;BIND ACT ((X 0))<text:line-break/><text:tab/><text:tab/><text:tab/>&lt;SET X &lt;+ .X 1&gt;&gt;<text:line-break/><text:tab/><text:tab/><text:tab/>&lt;PRIN1 .X&gt;<text:line-break/><text:tab/><text:tab/><text:tab/>&lt;COND (&lt;=? .X 3&gt; &lt;RETURN T .ACT&gt;)&gt;<text:tab/>;"--&gt; exit <text:line-break/><text:tab/><text:tab/><text:tab/><text:tab/><text:tab/><text:tab/><text:tab/><text:tab/><text:tab/><text:tab/><text:tab/></text:span><text:span text:style-name="T19"> </text:span><text:span text:style-name="T7">block"<text:line-break/><text:tab/><text:tab/><text:tab/>&lt;AGAIN .ACT&gt; <text:s text:c="20"/><text:tab/>;"--&gt; repeat"<text:line-break/><text:tab/><text:tab/>&gt;<text:line-break/><text:tab/><text:tab/>&lt;PRINC " END"&gt;<text:line-break/><text:tab/>&gt;<text:line-break/><text:tab/><text:tab/>&lt;TEST-BIND-AS-REPEAT&gt;<text:tab/>--&gt; "START 123 END"</text:span></text:p>
      <text:list xml:id="list84751629838201" text:continue-numbering="true" text:style-name="WWNum4">
        <text:list-item>
          <text:list>
            <text:list-item>
              <text:list>
                <text:list-item>
                  <text:p text:style-name="P94"><text:bookmark text:name="_147n2zr"/><text:span text:style-name="T24">BIT-SYNONYM</text:span></text:p>
                </text:list-item>
              </text:list>
            </text:list-item>
          </text:list>
        </text:list-item>
      </text:list>
      <text:p text:style-name="P39"><text:span text:style-name="T15">&lt;BIT-SYNONYM first synonyms ...&gt;</text:span></text:p>
      <text:p text:style-name="P95"><text:bookmark text:name="_hmbjnz9x3847"/>BLOAT</text:p>
      <text:p text:style-name="P39"><text:span text:style-name="T19">&lt;BLOAT&gt;</text:span></text:p>
      <text:p text:style-name="P41"/>
      <text:p text:style-name="P39"><text:span text:style-name="T19">MDL builtin</text:span></text:p>
      <text:p text:style-name="P41"/>
      <text:list xml:id="list84753375352734" text:continue-numbering="true" text:style-name="WWNum4">
        <text:list-item>
          <text:list>
            <text:list-item>
              <text:list>
                <text:list-item>
                  <text:p text:style-name="P61">ZILF ignores this and always returns <text:span text:style-name="T19">FALSE</text:span>.</text:p>
                </text:list-item>
                <text:list-item>
                  <text:p text:style-name="P94"><text:bookmark text:name="_8lrb54otx54z"/><text:span text:style-name="T24">BLOCK</text:span></text:p>
                </text:list-item>
              </text:list>
            </text:list-item>
          </text:list>
        </text:list-item>
      </text:list>
      <text:p text:style-name="P39"><text:span text:style-name="T15">&lt;BLOCK (oblist ...)&gt;</text:span></text:p>
      <text:p text:style-name="P41"/>
      <text:p text:style-name="P39"><text:span text:style-name="T19">MDL builtin</text:span></text:p>
      <text:p text:style-name="P41"/>
      <text:p text:style-name="P17"><text:span text:style-name="T19">BLOCK</text:span> pushes current binding of the local <text:span text:style-name="T19">ATOM</text:span> <text:span text:style-name="T19">OBLIST</text:span> and rebinds it with the <text:span text:style-name="T19">LIST</text:span> of <text:span text:style-name="T19">oblist </text:span>supplied as argument and returns the new <text:span text:style-name="T19">&lt;LVAL OBLIST&gt;</text:span>.. Usually you want <text:span text:style-name="T19">&lt;ROOT&gt;</text:span> as the last <text:span text:style-name="T19">oblist</text:span> in<text:span text:style-name="T19"> LIST</text:span>. <text:s/><text:span text:style-name="T19">&lt;ENDBLOCK&gt;</text:span> then restores the local <text:span text:style-name="T19">ATOM</text:span> <text:span text:style-name="T19">OBLIST</text:span> to its previous value. </text:p>
      <text:p text:style-name="P17">See <text:span text:style-name="T14">The MDL Programming Language, chapter 15</text:span>.</text:p>
      <text:p text:style-name="P17">Example:</text:p>
      <text:p text:style-name="P17"><text:span text:style-name="T19"><text:tab/>&lt;SETG FOO 111&gt;<text:line-break/><text:tab/>&lt;SET BAR 222&gt;<text:line-break/><text:tab/>&lt;DEFINE TEST-BLOCK () &lt;PRINT "OUTSIDE BLOCK"&gt;&gt;<text:line-break/><text:tab/>&lt;BLOCK (&lt;MOBLIST NEW-OBLIST&gt; &lt;ROOT&gt;)&gt;<text:line-break/><text:tab/>&lt;SETG FOO 333&gt;<text:line-break/><text:tab/>&lt;SET BAR 444&gt;<text:line-break/><text:tab/>&lt;DEFINE TEST-BLOCK () &lt;PRINT "INSIDE BLOCK"&gt;&gt;<text:line-break/><text:tab/>&lt;GVAL FOO&gt;<text:tab/><text:tab/><text:tab/><text:tab/><text:tab/><text:tab/>--&gt;<text:tab/>333<text:line-break/><text:tab/>&lt;LVAL BAR&gt;<text:tab/><text:tab/><text:tab/><text:tab/><text:tab/><text:tab/>--&gt;<text:tab/>444<text:line-break/><text:tab/>&lt;TEST-BLOCK&gt;<text:tab/><text:tab/><text:tab/><text:tab/><text:tab/><text:tab/>--&gt;<text:tab/>"INSIDE BLOCK"<text:line-break/><text:tab/>&lt;ENDBLOCK&gt;<text:line-break/><text:tab/>&lt;GVAL FOO&gt;<text:tab/><text:tab/><text:tab/><text:tab/><text:tab/><text:tab/>--&gt;<text:tab/>111<text:line-break/><text:tab/>&lt;LVAL BAR&gt;<text:tab/><text:tab/><text:tab/><text:tab/><text:tab/><text:tab/>--&gt;<text:tab/>222<text:line-break/><text:tab/>&lt;TEST-BLOCK&gt;<text:tab/><text:tab/><text:tab/><text:tab/><text:tab/><text:tab/>--&gt;<text:tab/>"OUTSIDE BLOCK"</text:span></text:p>
      <text:list xml:id="list84751834764821" text:continue-numbering="true" text:style-name="WWNum4">
        <text:list-item>
          <text:list>
            <text:list-item>
              <text:list>
                <text:list-item>
                  <text:p text:style-name="P94"><text:bookmark text:name="_23ckvvd"/><text:span text:style-name="T24">BOUND?</text:span></text:p>
                </text:list-item>
              </text:list>
            </text:list-item>
          </text:list>
        </text:list-item>
      </text:list>
      <text:p text:style-name="P39"><text:span text:style-name="T15">&lt;BOUND? atom [environment]&gt;</text:span></text:p>
      <text:p text:style-name="P40"><text:soft-page-break/></text:p>
      <text:p text:style-name="P39"><text:span text:style-name="T15">MDL builtin</text:span></text:p>
      <text:p text:style-name="P40"/>
      <text:p text:style-name="P14"><text:span text:style-name="T7">BOUND?</text:span><text:span text:style-name="T3"> is a predicate that returns true </text:span>if the <text:span text:style-name="T19">atom</text:span><text:span text:style-name="T3"> ever had a local value in the </text:span><text:span text:style-name="T7">environment</text:span><text:span text:style-name="T3">.</text:span></text:p>
      <text:p text:style-name="P14"><text:span text:style-name="T3">If no </text:span><text:span text:style-name="T7">environment</text:span><text:span text:style-name="T3"> is supplied, the </text:span><text:span text:style-name="T7">environment</text:span><text:span text:style-name="T3"> defaults to current scope. See </text:span><text:span text:style-name="T7">EVAL</text:span><text:span text:style-name="T3"> for more </text:span>about the<text:span text:style-name="T3"> </text:span><text:span text:style-name="T7">environment</text:span><text:span text:style-name="T3">.</text:span></text:p>
      <text:p text:style-name="P14"><text:span text:style-name="T3">Examples:</text:span></text:p>
      <text:p text:style-name="P20"><text:span text:style-name="T15"><text:tab/>&lt;SET X 42&gt;<text:line-break/><text:tab/>&lt;ASSIGNED? X&gt;<text:tab/>--&gt;<text:tab/>True<text:line-break/><text:tab/>&lt;GBOUND? X&gt;<text:tab/>--&gt;<text:tab/>True<text:line-break/><text:tab/>&lt;GUNASSIGN X&gt;<text:line-break/><text:tab/>&lt;GASSIGNED? X&gt;<text:tab/>--&gt;<text:tab/>False<text:line-break/><text:tab/>&lt;GBOUND? X&gt;<text:tab/>--&gt;<text:tab/>True</text:span></text:p>
      <text:list xml:id="list84752876202076" text:continue-numbering="true" text:style-name="WWNum4">
        <text:list-item>
          <text:list>
            <text:list-item>
              <text:list>
                <text:list-item>
                  <text:p text:style-name="P94"><text:bookmark text:name="_ihv636"/><text:span text:style-name="T24">BUZZ</text:span></text:p>
                </text:list-item>
              </text:list>
            </text:list-item>
          </text:list>
        </text:list-item>
      </text:list>
      <text:p text:style-name="P39"><text:span text:style-name="T15">&lt;BUZZ atoms ...&gt;</text:span></text:p>
      <text:list xml:id="list84753312285116" text:continue-numbering="true" text:style-name="WWNum4">
        <text:list-item>
          <text:list>
            <text:list-item>
              <text:list>
                <text:list-item>
                  <text:p text:style-name="P94"><text:bookmark text:name="_32hioqz"/><text:span text:style-name="T24">BYTE</text:span></text:p>
                </text:list-item>
              </text:list>
            </text:list-item>
          </text:list>
        </text:list-item>
      </text:list>
      <text:p text:style-name="P39"><text:span text:style-name="T15">&lt;BYTE number&gt;<text:line-break/>#BYTE number<text:tab/><text:tab/><text:tab/>;"Alternative syntax (MDL builtin)"<text:line-break/>&lt;CHTYPE number BYTE&gt;<text:tab/><text:tab/>;"Alternative syntax (MDL builtin)"</text:span></text:p>
      <text:p text:style-name="P40"/>
      <text:p text:style-name="P39"><text:span text:style-name="T15">ZIL library</text:span></text:p>
      <text:p text:style-name="P21"/>
      <text:p text:style-name="P14"><text:span text:style-name="T7">BYTE</text:span><text:span text:style-name="T3"> changes </text:span><text:span text:style-name="T7">number</text:span><text:span text:style-name="T3"> of </text:span><text:span text:style-name="T7">TYPE</text:span><text:span text:style-name="T3"> to </text:span><text:span text:style-name="T7">#BYTE</text:span><text:span text:style-name="T3">.</text:span></text:p>
      <text:p text:style-name="P14"><text:span text:style-name="T3">Examples:</text:span></text:p>
      <text:p text:style-name="P14"><text:span text:style-name="T7"><text:tab/>&lt;BYTE 42&gt;<text:tab/><text:tab/><text:tab/>--&gt;<text:tab/>#BYTE 42<text:line-break/><text:tab/>#BYTE 42<text:tab/><text:tab/><text:tab/>--&gt;<text:tab/>#BYTE 42<text:line-break/><text:tab/>&lt;CHTYPE 42 BYTE&gt;<text:tab/>--&gt;<text:tab/>#BYTE 42</text:span></text:p>
      <text:list xml:id="list84751475790248" text:continue-numbering="true" text:style-name="WWNum4">
        <text:list-item>
          <text:list>
            <text:list-item>
              <text:list>
                <text:list-item>
                  <text:p text:style-name="P94"><text:bookmark text:name="_1hmsyys"/><text:span text:style-name="T24">CHECK-VERSION?</text:span></text:p>
                </text:list-item>
              </text:list>
            </text:list-item>
          </text:list>
        </text:list-item>
      </text:list>
      <text:p text:style-name="P39"><text:span text:style-name="T15">&lt;CHECK-VERSION? Version-spec&gt;</text:span></text:p>
      <text:p text:style-name="P90"><text:bookmark text:name="_wjue849k3fn1"/>CHECKPOINT</text:p>
      <text:list xml:id="list84753490654889" text:continue-numbering="true" text:style-name="WWNum4">
        <text:list-item>
          <text:p text:style-name="P8"><text:span text:style-name="T19">&lt;CHECKPOINT&gt;</text:span></text:p>
        </text:list-item>
        <text:list-item>
          <text:p text:style-name="P8"/>
        </text:list-item>
        <text:list-item>
          <text:p text:style-name="P8"><text:span text:style-name="T19">ZIL library</text:span></text:p>
        </text:list-item>
        <text:list-item>
          <text:p text:style-name="P5"/>
        </text:list-item>
      </text:list>
      <text:p text:style-name="P17">ZILF ignores this and always returns <text:span text:style-name="T19">FALSE</text:span>.</text:p>
      <text:list xml:id="list84751999411444" text:continue-numbering="true" text:style-name="WWNum4">
        <text:list-item>
          <text:list>
            <text:list-item>
              <text:list>
                <text:list-item>
                  <text:p text:style-name="P94"><text:bookmark text:name="_41mghml"/><text:span text:style-name="T24">CHRSET</text:span></text:p>
                </text:list-item>
              </text:list>
            </text:list-item>
          </text:list>
        </text:list-item>
      </text:list>
      <text:p text:style-name="P39"><text:span text:style-name="T15">&lt;CHRSET alphabet-number {string | character | </text:span></text:p>
      <text:p text:style-name="P39"><text:span text:style-name="T15"><text:tab/><text:tab/><text:tab/><text:tab/><text:tab/>number | byte} ...&gt;</text:span></text:p>
      <text:list xml:id="list84752945941776" text:continue-numbering="true" text:style-name="WWNum4">
        <text:list-item>
          <text:list>
            <text:list-item>
              <text:list>
                <text:list-item>
                  <text:p text:style-name="P94"><text:bookmark text:name="_2grqrue"/><text:span text:style-name="T24">CHTYPE</text:span></text:p>
                </text:list-item>
              </text:list>
            </text:list-item>
          </text:list>
        </text:list-item>
      </text:list>
      <text:p text:style-name="P39"><text:span text:style-name="T15">&lt;CHTYPE value type&gt;<text:line-break/>#type value<text:tab/><text:tab/><text:tab/>;"Alternative syntax"<text:line-break/><text:line-break/>MDL builtin</text:span></text:p>
      <text:p text:style-name="P40"/>
      <text:p text:style-name="P14"><text:span text:style-name="T7">CHTYPE</text:span><text:span text:style-name="T3"> returns a new object that has </text:span><text:span text:style-name="T7">TYPE</text:span><text:span text:style-name="T3"> </text:span><text:span text:style-name="T7">type</text:span><text:span text:style-name="T3"> and the same “data part” as </text:span><text:span text:style-name="T7">value</text:span><text:span text:style-name="T3">. The </text:span><text:span text:style-name="T7">PRIMTYPE</text:span><text:span text:style-name="T3"> of </text:span><text:span text:style-name="T7">value</text:span><text:span text:style-name="T3"> must be the same as the </text:span><text:span text:style-name="T7">TYPEPRIM</text:span><text:span text:style-name="T3"> of </text:span><text:span text:style-name="T7">type</text:span><text:span text:style-name="T3"> otherwise an error will be generated. </text:span></text:p>
      <text:p text:style-name="P14"><text:span text:style-name="T3">There is a abbreviated form to change type by typing </text:span><text:span text:style-name="T7">#type value </text:span><text:span text:style-name="T3">instead.</text:span></text:p>
      <text:p text:style-name="P14"><text:span text:style-name="T3">Examples:</text:span></text:p>
      <text:p text:style-name="P39"><text:span text:style-name="T15">&lt;CHTYPE !\A FIX&gt;</text:span><text:tab/><text:span text:style-name="T15">--&gt; 65</text:span></text:p>
      <text:p text:style-name="P39"><text:span text:style-name="T15">#FIX !\A</text:span><text:tab/><text:tab/><text:tab/><text:span text:style-name="T15">--&gt; 65</text:span></text:p>
      <text:p text:style-name="P39"><text:soft-page-break/><text:span text:style-name="T15">#LIST [1 2 3]</text:span><text:tab/><text:tab/><text:span text:style-name="T15">--&gt; ERROR</text:span></text:p>
      <text:list xml:id="list84752847397856" text:continue-numbering="true" text:style-name="WWNum4">
        <text:list-item>
          <text:list>
            <text:list-item>
              <text:list>
                <text:list-item>
                  <text:p text:style-name="P94"><text:bookmark text:name="_vx1227"/><text:span text:style-name="T24">CLOSE</text:span></text:p>
                </text:list-item>
              </text:list>
            </text:list-item>
          </text:list>
        </text:list-item>
      </text:list>
      <text:p text:style-name="P39"><text:span text:style-name="T15">&lt;CLOSE channel&gt;</text:span></text:p>
      <text:list xml:id="list84751715362866" text:continue-numbering="true" text:style-name="WWNum4">
        <text:list-item>
          <text:list>
            <text:list-item>
              <text:list>
                <text:list-item>
                  <text:p text:style-name="P91"><text:bookmark text:name="_3fwokq0"/><text:span text:style-name="T24">COMPILATION-FLAG</text:span></text:p>
                </text:list-item>
              </text:list>
            </text:list-item>
          </text:list>
        </text:list-item>
      </text:list>
      <text:p text:style-name="P39"><text:span text:style-name="T15">&lt;COMPILATION-FLAG atom-or-string [value]&gt;</text:span></text:p>
      <text:p text:style-name="P41"/>
      <text:p text:style-name="P39"><text:span text:style-name="T19">ZIL library</text:span></text:p>
      <text:p text:style-name="P22"/>
      <text:p text:style-name="P38">This defines a <text:span text:style-name="T19">COMPILATION-FLAG</text:span> named <text:span text:style-name="T19">atom-or-string</text:span> with initialized to <text:span text:style-name="T19">value</text:span>. If no <text:span text:style-name="T19">value</text:span> is supplied it defaults to <text:span text:style-name="T19">TRUE</text:span>. The name of the flag can either be an <text:span text:style-name="T19">ATOM</text:span> or a <text:span text:style-name="T19">STRING</text:span> whose text becomes the <text:span text:style-name="T19">ATOM</text:span>.</text:p>
      <text:p text:style-name="P38">The flag can then be read by <text:span text:style-name="T19">COMPILATION-FLAG-VALUE</text:span> or used as a <text:span text:style-name="T19">condition</text:span> in <text:span text:style-name="T19">IFFLAG</text:span>.</text:p>
      <text:p text:style-name="P38">A call to <text:span text:style-name="T19">COMPILATION-FLAG</text:span> with an already defined <text:span text:style-name="T19">ATOM</text:span> changes the value of the <text:span text:style-name="T19">ATOM</text:span>.</text:p>
      <text:p text:style-name="P38">Examples:</text:p>
      <text:p text:style-name="P38"><text:span text:style-name="T19"><text:s/><text:tab/>&lt;COMPILATION-FLAG MYFLAG&gt;<text:line-break/><text:tab/>&lt;COMPILATION-FLAG-VALUE MYFLAG&gt;<text:tab/>--&gt;<text:tab/>T<text:line-break/><text:tab/>&lt;COMPILATION-FLAG “MYFLAG” 123&gt;<text:line-break/><text:tab/>&lt;COMPILATION-FLAG-VALUE MYFLAG&gt;<text:tab/>--&gt;<text:tab/>123</text:span></text:p>
      <text:list xml:id="list84753224132713" text:continue-numbering="true" text:style-name="WWNum4">
        <text:list-item>
          <text:list>
            <text:list-item>
              <text:list>
                <text:list-item>
                  <text:p text:style-name="P94"><text:bookmark text:name="_1v1yuxt"/><text:span text:style-name="T24">COMPILATION-FLAG-DEFAULT</text:span></text:p>
                </text:list-item>
              </text:list>
            </text:list-item>
          </text:list>
        </text:list-item>
      </text:list>
      <text:p text:style-name="P39"><text:span text:style-name="T15">&lt;COMPILATION-FLAG-DEFAULT atom-or-string value&gt;</text:span></text:p>
      <text:p text:style-name="P41"/>
      <text:p text:style-name="P39"><text:span text:style-name="T19">ZIL library</text:span></text:p>
      <text:p text:style-name="P3"/>
      <text:p text:style-name="P38">This defines a <text:span text:style-name="T19">COMPILATION-FLAG</text:span> named <text:span text:style-name="T19">atom-or-string</text:span> with initialized to <text:span text:style-name="T19">value</text:span>. If no <text:span text:style-name="T19">value</text:span> is supplied it defaults to <text:span text:style-name="T19">TRUE</text:span>. The name of the flag can either be an <text:span text:style-name="T19">ATOM</text:span> or a <text:span text:style-name="T19">STRING</text:span> whose text becomes the <text:span text:style-name="T19">ATOM</text:span>.</text:p>
      <text:p text:style-name="P38">The flag can then be read by <text:span text:style-name="T19">COMPILATION-FLAG-VALUE</text:span> or used as a <text:span text:style-name="T19">condition</text:span> in <text:span text:style-name="T19">IFFLAG</text:span>.</text:p>
      <text:p text:style-name="P38">A call to <text:span text:style-name="T19">COMPILATION-FLAG-DEFAULT</text:span> with an already defined <text:span text:style-name="T19">ATOM</text:span> doesn't change the value of the <text:span text:style-name="T19">ATOM</text:span>.</text:p>
      <text:p text:style-name="P38">Examples:</text:p>
      <text:p text:style-name="P38"><text:span text:style-name="T19"><text:s/><text:tab/>&lt;COMPILATION-FLAG-DEFAULT MYFLAG T&gt;<text:line-break/><text:tab/>&lt;COMPILATION-FLAG-VALUE MYFLAG&gt;<text:tab/>--&gt;<text:tab/>T<text:line-break/><text:tab/>&lt;COMPILATION-FLAG “MYFLAG” 123&gt;<text:line-break/><text:tab/>&lt;COMPILATION-FLAG-VALUE MYFLAG&gt;<text:tab/>--&gt;<text:tab/>123<text:line-break/><text:tab/>&lt;COMPILATION-FLAG-DEFAULT MYFLAG T&gt;<text:line-break/><text:tab/>&lt;COMPILATION-FLAG-VALUE MYFLAG&gt;<text:tab/>--&gt;<text:tab/>123</text:span></text:p>
      <text:list xml:id="list84752433217779" text:continue-numbering="true" text:style-name="WWNum4">
        <text:list-item>
          <text:list>
            <text:list-item>
              <text:list>
                <text:list-item>
                  <text:p text:style-name="P94"><text:bookmark text:name="_4f1mdlm"/><text:span text:style-name="T24">COMPILATION-FLAG-VALUE</text:span></text:p>
                </text:list-item>
              </text:list>
            </text:list-item>
          </text:list>
        </text:list-item>
      </text:list>
      <text:p text:style-name="P39"><text:span text:style-name="T15">&lt;COMPILATION-FLAG-VALUE atom-or-string&gt;</text:span></text:p>
      <text:p text:style-name="P41"/>
      <text:p text:style-name="P39"><text:span text:style-name="T19">ZIL library</text:span></text:p>
      <text:p text:style-name="P41"/>
      <text:p text:style-name="P17">This returns the value of the <text:span text:style-name="T19">COMPILATION-FLAG</text:span> <text:span text:style-name="T19">atom-or-string</text:span>. If no <text:span text:style-name="T19">atom-or-string</text:span> is defined it returns <text:span text:style-name="T19">FALSE</text:span>.</text:p>
      <text:p text:style-name="P17">Examples:</text:p>
      <text:p text:style-name="P17"><text:span text:style-name="T19"><text:tab/>&lt;COMPILATION-FLAG MYFLAG 123&gt;<text:line-break/><text:tab/>&lt;COMPILATION-FLAG-VALUE MYFLAG&gt;<text:tab/><text:tab/>--&gt;<text:tab/>123</text:span></text:p>
      <text:p text:style-name="P17"><text:span text:style-name="T19"><text:tab/>&lt;COMPILATION-FLAG-VALUE ASDFGHJKL&gt;<text:tab/><text:tab/>--&gt;<text:tab/>#FALSE</text:span></text:p>
      <text:list xml:id="list84752743426058" text:continue-numbering="true" text:style-name="WWNum4">
        <text:list-item>
          <text:list>
            <text:list-item>
              <text:list>
                <text:list-item>
                  <text:p text:style-name="P94"><text:bookmark text:name="_2u6wntf"/>COMPILING?</text:p>
                </text:list-item>
                <text:list-item>
                  <text:p text:style-name="P8"><text:span text:style-name="T19">&lt;COMPILING?&gt;<text:line-break/><text:line-break/>ZIL library</text:span></text:p>
                </text:list-item>
              </text:list>
            </text:list-item>
          </text:list>
        </text:list-item>
      </text:list>
      <text:p text:style-name="P3"/>
      <text:p text:style-name="P38">ZILF ignores this and always returns <text:span text:style-name="T19">TRUE</text:span>.</text:p>
      <text:list xml:id="list84753079830415" text:continue-numbering="true" text:style-name="WWNum4">
        <text:list-item>
          <text:list>
            <text:list-item>
              <text:list>
                <text:list-item>
                  <text:p text:style-name="P94"><text:bookmark text:name="_xlwhh4mde7i8"/><text:soft-page-break/><text:span text:style-name="T24">COND</text:span></text:p>
                </text:list-item>
              </text:list>
            </text:list-item>
          </text:list>
        </text:list-item>
      </text:list>
      <text:p text:style-name="P39"><text:span text:style-name="T15">&lt;COND (condition body ...) ...&gt; **F</text:span></text:p>
      <text:list xml:id="list84752185712528" text:continue-numbering="true" text:style-name="WWNum4">
        <text:list-item>
          <text:list>
            <text:list-item>
              <text:list>
                <text:list-item>
                  <text:p text:style-name="P94"><text:bookmark text:name="_19c6y18"/><text:span text:style-name="T24">CONS</text:span></text:p>
                </text:list-item>
              </text:list>
            </text:list-item>
          </text:list>
        </text:list-item>
      </text:list>
      <text:p text:style-name="P39"><text:span text:style-name="T15">&lt;CONS first list&gt;</text:span></text:p>
      <text:p text:style-name="P40"/>
      <text:p text:style-name="P39"><text:span text:style-name="T15">MDL builtin</text:span></text:p>
      <text:p text:style-name="P40"/>
      <text:p text:style-name="P14"><text:span text:style-name="T7">CONS</text:span><text:span text:style-name="T3"> (“construct”) adds </text:span><text:span text:style-name="T7">first</text:span><text:span text:style-name="T3"> to the front of </text:span><text:span text:style-name="T7">list</text:span><text:span text:style-name="T3">, without copying </text:span><text:span text:style-name="T7">list</text:span><text:span text:style-name="T3">, and returns the resulting </text:span><text:span text:style-name="T7">LIST</text:span><text:span text:style-name="T3">. References to </text:span><text:span text:style-name="T7">list</text:span><text:span text:style-name="T3"> are not affected.</text:span></text:p>
      <text:p text:style-name="P14"><text:span text:style-name="T3">Examples:</text:span></text:p>
      <text:p text:style-name="P14"><text:span text:style-name="T3"><text:tab/></text:span><text:span text:style-name="T7">&lt;CONS 1 (2 3)&gt;<text:tab/><text:tab/><text:tab/>--&gt;<text:tab/>(1 2 3)</text:span></text:p>
      <text:p text:style-name="P14"><text:span text:style-name="T7"><text:tab/>&lt;SET S1 (!\B !\C)&gt;<text:line-break/><text:tab/>&lt;SET S2 &lt;CONS !\A .S1&gt;&gt;<text:line-break/><text:tab/>&lt;PUT .S1 2 !\D&gt;<text:line-break/><text:tab/>.S2<text:tab/><text:tab/><text:tab/><text:tab/><text:tab/>--&gt;<text:tab/>(!\A !\B !\D)</text:span></text:p>
      <text:list xml:id="list84752780732951" text:continue-numbering="true" text:style-name="WWNum4">
        <text:list-item>
          <text:list>
            <text:list-item>
              <text:list>
                <text:list-item>
                  <text:p text:style-name="P94"><text:bookmark text:name="_3tbugp1"/><text:span text:style-name="T24">CONSTANT</text:span></text:p>
                </text:list-item>
              </text:list>
            </text:list-item>
          </text:list>
        </text:list-item>
      </text:list>
      <text:p text:style-name="P39"><text:span text:style-name="T15">&lt;CONSTANT atom value&gt;<text:line-break/><text:line-break/>ZIL library</text:span></text:p>
      <text:p text:style-name="P40"/>
      <text:p text:style-name="P14"><text:span text:style-name="T7">CONSTANT</text:span><text:span text:style-name="T3"> defines an atom with value that will </text:span>never be<text:span text:style-name="T3"> changed. The atom can is accessed inside a </text:span><text:span text:style-name="T7">ROUTINE</text:span><text:span text:style-name="T3"> with </text:span><text:span text:style-name="T7">GVAL</text:span><text:span text:style-name="T3"> (or </text:span><text:span text:style-name="T7">,</text:span><text:span text:style-name="T3">) just like a </text:span><text:span text:style-name="T7">GLOBAL</text:span><text:span text:style-name="T3"> atom. Defining a </text:span><text:span text:style-name="T7">CONSTANT</text:span><text:span text:style-name="T3"> instead of a </text:span><text:span text:style-name="T7">GLOBAL</text:span><text:span text:style-name="T3"> when possible can be vital information the compiler can use for optimization. </text:span></text:p>
      <text:p text:style-name="P14"><text:span text:style-name="T7">MSETG</text:span><text:span text:style-name="T3"> is an alias for </text:span><text:span text:style-name="T7">CONSTANT</text:span><text:span text:style-name="T3">. </text:span></text:p>
      <text:p text:style-name="P14"><text:span text:style-name="T3">Example:</text:span></text:p>
      <text:p text:style-name="P14"><text:span text:style-name="T7"><text:tab/>&lt;CONSTANT MSG-CANT-DO-THAT "You can't do that!"&gt;<text:line-break/><text:tab/>...<text:line-break/><text:tab/>&lt;TELL ,MSG-CANT-DO-THAT CR&gt;</text:span></text:p>
      <text:list xml:id="list84751809660879" text:continue-numbering="true" text:style-name="WWNum4">
        <text:list-item>
          <text:list>
            <text:list-item>
              <text:list>
                <text:list-item>
                  <text:p text:style-name="P94"><text:bookmark text:name="_28h4qwu"/><text:span text:style-name="T24">CRLF</text:span></text:p>
                </text:list-item>
              </text:list>
            </text:list-item>
          </text:list>
        </text:list-item>
      </text:list>
      <text:p text:style-name="P39"><text:span text:style-name="T15">&lt;CRLF [channel]&gt;</text:span></text:p>
      <text:p text:style-name="P40"/>
      <text:p text:style-name="P39"><text:span text:style-name="T15">MDL builtin</text:span></text:p>
      <text:p text:style-name="P40"/>
      <text:p text:style-name="P14"><text:span text:style-name="T3">Prints a carriage-return and a line-feed to </text:span><text:span text:style-name="T7">channel</text:span><text:span text:style-name="T3"> (default for </text:span><text:span text:style-name="T7">channel</text:span><text:span text:style-name="T3"> is </text:span><text:span text:style-name="T7">&lt;LVAL OUTCHAN&gt;</text:span>;<text:span text:style-name="T3"> the console). </text:span><text:span text:style-name="T7">CRLF</text:span><text:span text:style-name="T3"> returns true.</text:span></text:p>
      <text:p text:style-name="P14"><text:span text:style-name="T3">Example:</text:span></text:p>
      <text:p text:style-name="P20"><text:span text:style-name="T15"><text:tab/>&lt;CRLF&gt;<text:tab/>--&gt;<text:tab/>"\n"</text:span></text:p>
      <text:list xml:id="list84752645963714" text:continue-numbering="true" text:style-name="WWNum4">
        <text:list-item>
          <text:list>
            <text:list-item>
              <text:list>
                <text:list-item>
                  <text:p text:style-name="P94"><text:bookmark text:name="_nmf14n"/><text:span text:style-name="T24">DECL-CHECK</text:span></text:p>
                </text:list-item>
              </text:list>
            </text:list-item>
          </text:list>
        </text:list-item>
      </text:list>
      <text:p text:style-name="P39"><text:span text:style-name="T15">&lt;DECL-CHECK boolean&gt;</text:span></text:p>
      <text:p text:style-name="P41"/>
      <text:p text:style-name="P39"><text:span text:style-name="T19">MDL builtin</text:span></text:p>
      <text:p text:style-name="P41"/>
      <text:p text:style-name="P17"><text:span text:style-name="T19">DECL-CHECK</text:span> turns off or on type declaration checking. It is initially on.</text:p>
      <text:p text:style-name="P17">Examples:</text:p>
      <text:p text:style-name="P17"><text:tab/><text:span text:style-name="T19">&lt;DECL-CHECK &lt;&gt;&gt;<text:line-break/><text:tab/>&lt;GDECL (FOO) FIX&gt;<text:line-break/><text:tab/>&lt;SETG FOO &lt;&gt;&gt;<text:tab/><text:tab/><text:tab/><text:tab/>--&gt;<text:tab/>Ok!</text:span></text:p>
      <text:p text:style-name="P17"><text:span text:style-name="T19"><text:tab/>&lt;DECL-CHECK T&gt;<text:line-break/><text:tab/>&lt;SETG FOO &lt;&gt;&gt;<text:tab/><text:tab/><text:tab/><text:tab/>--&gt;<text:tab/>Error</text:span></text:p>
      <text:list xml:id="list84751770504968" text:continue-numbering="true" text:style-name="WWNum4">
        <text:list-item>
          <text:list>
            <text:list-item>
              <text:list>
                <text:list-item>
                  <text:p text:style-name="P94"><text:bookmark text:name="_37m2jsg"/><text:span text:style-name="T24">DECL?</text:span></text:p>
                </text:list-item>
              </text:list>
            </text:list-item>
          </text:list>
        </text:list-item>
      </text:list>
      <text:p text:style-name="P39"><text:soft-page-break/><text:span text:style-name="T15">&lt;DECL? value pattern&gt;</text:span></text:p>
      <text:p text:style-name="P41"/>
      <text:p text:style-name="P39"><text:span text:style-name="T19">MDL builtin</text:span></text:p>
      <text:p text:style-name="P22"/>
      <text:p text:style-name="P17">Predicate. <text:span text:style-name="T19">DECL?</text:span> returns <text:span text:style-name="T19">TRUE</text:span> if <text:span text:style-name="T19">value</text:span> checks against <text:span text:style-name="T19">pattern</text:span>, otherwise <text:span text:style-name="T19">FALSE</text:span>. For the format of the <text:span text:style-name="T19">pattern</text:span>, see <text:span text:style-name="T19">GDECL</text:span>.</text:p>
      <text:p text:style-name="P17">Examples:<text:line-break/><text:tab/><text:span text:style-name="T19">;"Simple DECL"</text:span><text:line-break/><text:tab/><text:span text:style-name="T19">&lt;DECL? 1 FIX&gt;<text:tab/><text:tab/><text:tab/><text:tab/><text:tab/><text:tab/><text:tab/><text:tab/>--&gt;<text:tab/>T<text:line-break/><text:tab/>&lt;DECL? "hi" STRING&gt;<text:tab/><text:tab/><text:tab/><text:tab/><text:tab/><text:tab/><text:tab/>--&gt;<text:tab/>T<text:line-break/><text:tab/>&lt;DECL? FOO STRING&gt;<text:tab/><text:tab/><text:tab/><text:tab/><text:tab/><text:tab/><text:tab/>--&gt;<text:tab/>#FALSE<text:line-break/><text:tab/><text:line-break/><text:tab/>;"OR DECL"<text:line-break/><text:tab/>&lt;DECL? 1 '&lt;OR FIX FALSE&gt;&gt;<text:tab/><text:tab/><text:tab/><text:tab/><text:tab/>--&gt;<text:tab/>T<text:line-break/><text:tab/>&lt;DECL? "hi" '&lt;OR VECTOR STRING&gt;&gt;<text:tab/><text:tab/><text:tab/><text:tab/>--&gt;<text:tab/>T<text:line-break/><text:tab/>&lt;DECL? FOO '&lt;OR STRING FIX&gt;&gt;<text:tab/><text:tab/><text:tab/><text:tab/><text:tab/>--&gt;<text:tab/>#FALSE<text:line-break/><text:line-break/><text:tab/>;"Structure DECL"<text:line-break/><text:tab/>&lt;DECL? '(1) '&lt;LIST FIX&gt;<text:tab/><text:tab/><text:tab/><text:tab/><text:tab/><text:tab/>--&gt;<text:tab/>T<text:line-break/><text:tab/>&lt;DECL? '(1) '&lt;LIST ATOM&gt;&gt;<text:tab/><text:tab/><text:tab/><text:tab/><text:tab/>--&gt;<text:tab/>#FALSE<text:line-break/><text:tab/>&lt;DECL? '&lt;1&gt; '&lt;LIST FIX&gt;&gt;<text:tab/><text:tab/><text:tab/><text:tab/><text:tab/><text:tab/>--&gt;<text:tab/>#FALSE<text:line-break/><text:tab/>&lt;DECL? '&lt;1&gt; '&lt;&lt;OR FORM LIST&gt; FIX&gt;&gt;<text:tab/><text:tab/><text:tab/><text:tab/>--&gt;<text:tab/>T<text:line-break/><text:tab/>&lt;DECL? '&lt;1&gt; '&lt;&lt;OR &lt;PRIMTYPE LIST&gt; &lt;PRIMTYPE STRING&gt;&gt; FIX&gt;&gt;<text:line-break/><text:tab/><text:tab/><text:tab/><text:tab/><text:tab/><text:tab/><text:tab/><text:tab/><text:tab/><text:tab/><text:tab/>--&gt;<text:tab/>T<text:line-break/><text:tab/>&lt;DECL? '(1) '&lt;&lt;PRIMTYPE LIST&gt; FIX&gt;&gt;<text:tab/><text:tab/><text:tab/>--&gt;<text:tab/>T<text:line-break/><text:tab/>&lt;DECL? '&lt;1&gt; '&lt;&lt;PRIMTYPE LIST&gt; FIX&gt;&gt;<text:tab/><text:tab/><text:tab/>--&gt;<text:tab/>T<text:line-break/><text:line-break/><text:tab/>;"NTH DECL"<text:line-break/><text:tab/>&lt;DECL? '["hi" 456 789 1011] '&lt;VECTOR STRING [4 FIX]&gt;&gt;<text:line-break/><text:tab/><text:tab/><text:tab/><text:tab/><text:tab/><text:tab/><text:tab/><text:tab/><text:tab/><text:tab/><text:tab/>--&gt;<text:tab/>#FALSE<text:line-break/><text:tab/>&lt;DECL? '["hi" 456 789 1011] '&lt;VECTOR STRING [3 FIX]&gt;&gt;<text:line-break/><text:tab/><text:tab/><text:tab/><text:tab/><text:tab/><text:tab/><text:tab/><text:tab/><text:tab/><text:tab/><text:tab/>--&gt;<text:tab/>T<text:line-break/><text:tab/>&lt;DECL? '["hi" 456 789 1011] '&lt;VECTOR [3 FIX]&gt;&gt;<text:tab/>--&gt;<text:tab/>#FALSE<text:line-break/><text:tab/>&lt;DECL? '["hi" 456 789 1011] '&lt;VECTOR STRING [2 FIX]&gt;&gt;<text:line-break/><text:tab/><text:tab/><text:tab/><text:tab/><text:tab/><text:tab/><text:tab/><text:tab/><text:tab/><text:tab/><text:tab/>--&gt;<text:tab/>T<text:line-break/><text:tab/>&lt;DECL? '["hi" 456 789 1011] '&lt;VECTOR STRING [2 FIX] FIX&gt;&gt;<text:line-break/><text:tab/><text:tab/><text:tab/><text:tab/><text:tab/><text:tab/><text:tab/><text:tab/><text:tab/><text:tab/><text:tab/>--&gt;<text:tab/>T<text:line-break/><text:tab/>&lt;DECL? '["hi" 456 789 1011] '&lt;VECTOR STRING [2 FIX] ATOM&gt;&gt;<text:line-break/><text:tab/><text:tab/><text:tab/><text:tab/><text:tab/><text:tab/><text:tab/><text:tab/><text:tab/><text:tab/><text:tab/>--&gt;<text:tab/>#FALSE<text:line-break/><text:tab/>&lt;DECL? '(1 MONEY 2 SHOW 3 READY 4 GO) '&lt;LIST [4 FIX ATOM]&gt;&gt;<text:line-break/><text:tab/><text:tab/><text:tab/><text:tab/><text:tab/><text:tab/><text:tab/><text:tab/><text:tab/><text:tab/><text:tab/>--&gt;<text:tab/>T<text:line-break/><text:tab/>&lt;DECL? '(1 MONEY 2 SHOW 3 READY 4 GO) '&lt;LIST [4 FIX]&gt;&gt;<text:line-break/><text:tab/><text:tab/><text:tab/><text:tab/><text:tab/><text:tab/><text:tab/><text:tab/><text:tab/><text:tab/><text:tab/>--&gt;<text:tab/>#FALSE<text:line-break/><text:tab/>&lt;DECL? '(1 MONEY 2 SHOW 3 READY 4 GO) <text:line-break/><text:tab/><text:tab/><text:tab/><text:tab/>'&lt;LIST [3 FIX ATOM] FIX ATOM&gt;&gt;<text:tab/>--&gt;<text:tab/>T<text:line-break/><text:tab/>&lt;DECL? '(1 MONEY 2 SHOW 3 READY 4 GO) '&lt;LIST [3 FIX ATOM]&gt;&gt;<text:line-break/><text:tab/><text:tab/><text:tab/><text:tab/><text:tab/><text:tab/><text:tab/><text:tab/><text:tab/><text:tab/><text:tab/>--&gt;<text:tab/>T<text:line-break/><text:line-break/><text:tab/>;"REST DECL"<text:line-break/><text:tab/>&lt;DECL? '["hi" 456 789 1011] '&lt;VECTOR STRING FIX [REST FIX]&gt;&gt;<text:line-break/><text:tab/><text:tab/><text:tab/><text:tab/><text:tab/><text:tab/><text:tab/><text:tab/><text:tab/><text:tab/><text:tab/>--&gt;<text:tab/>T<text:line-break/><text:tab/>&lt;DECL? '(FOO BAR) '&lt;LIST STRING [REST FIX]&gt;&gt;<text:tab/><text:tab/>--&gt;<text:tab/>#FALSE<text:line-break/><text:tab/>&lt;DECL? '(FOO BAR) '&lt;LIST ATOM [REST FIX]&gt;&gt;<text:tab/><text:tab/>--&gt;<text:tab/>#FALSE<text:line-break/><text:tab/>&lt;DECL? '(FOO BAR) '&lt;LIST ATOM ATOM [REST FIX]&gt;&gt;<text:tab/>--&gt;<text:tab/>T<text:line-break/><text:line-break/><text:tab/>;"OPT DECL"<text:line-break/><text:tab/>&lt;DECL? '(FOO BAR) '&lt;LIST [OPT FIX FIX] [REST ATOM]&gt;&gt;<text:line-break/><text:tab/><text:tab/><text:tab/><text:tab/><text:tab/><text:tab/><text:tab/><text:tab/><text:tab/><text:tab/><text:tab/>--&gt;<text:tab/>T<text:line-break/><text:tab/>&lt;DECL? '(1 FOO BAR) '&lt;LIST [OPT FIX FIX] [REST ATOM]&gt;&gt;<text:line-break/><text:tab/><text:tab/><text:tab/><text:tab/><text:tab/><text:tab/><text:tab/><text:tab/><text:tab/><text:tab/><text:tab/>--&gt;<text:tab/>T<text:line-break/><text:tab/>&lt;DECL? '(1 2 FOO BAR) '&lt;LIST [OPT FIX] [REST ATOM]&gt;&gt;<text:line-break/><text:tab/><text:tab/><text:tab/><text:tab/><text:tab/><text:tab/><text:tab/><text:tab/><text:tab/><text:tab/><text:tab/>--&gt;<text:tab/>#FALSE<text:line-break/><text:tab/>&lt;DECL? '(1 2 FOO BAR) '&lt;LIST [OPT FIX FIX] [REST ATOM]&gt;&gt;<text:line-break/><text:tab/><text:tab/><text:tab/><text:tab/><text:tab/><text:tab/><text:tab/><text:tab/><text:tab/><text:tab/><text:tab/>--&gt;<text:tab/>T<text:line-break/><text:tab/>&lt;DECL? '(1 2) '&lt;LIST [OPT FIX FIX] [REST ATOM]&gt;&gt;<text:tab/>--&gt;<text:tab/>T<text:line-break/><text:tab/><text:line-break/><text:tab/>;"QUOTE DECL"<text:line-break/><text:tab/>&lt;DECL? FOO ''FOO&gt;<text:tab/><text:tab/><text:tab/><text:tab/><text:tab/><text:tab/><text:tab/>--&gt;<text:tab/>T<text:line-break/><text:tab/>&lt;DECL? FOO ''BAR&gt;<text:tab/><text:tab/><text:tab/><text:tab/><text:tab/><text:tab/><text:tab/>--&gt;<text:tab/>#FALSE<text:line-break/><text:tab/>&lt;DECL? '&lt;OR FIX FALSE&gt; ''&lt;OR FIX FALSE&gt;&gt;<text:tab/><text:tab/>--&gt;<text:tab/>T<text:line-break/><text:tab/>&lt;DECL? 123 ''&lt;OR FIX FALSE&gt;&gt;<text:tab/><text:tab/><text:tab/><text:tab/><text:tab/>--&gt;<text:tab/>#FALSE<text:line-break/><text:line-break/><text:tab/>;"Segment DECL"<text:line-break/><text:tab/>&lt;DECL? '(1 2 3) '&lt;LIST FIX FIX&gt;&gt;<text:tab/><text:tab/><text:tab/><text:tab/>--&gt;<text:tab/>T<text:line-break/><text:tab/>&lt;DECL? '(1 2 3) '!&lt;LIST FIX FIX&gt;&gt;<text:tab/><text:tab/><text:tab/><text:tab/>--&gt;<text:tab/>#FALSE<text:line-break/><text:tab/>&lt;DECL? '(1 2) '!&lt;LIST FIX FIX&gt;&gt;<text:tab/><text:tab/><text:tab/><text:tab/>--&gt;<text:tab/>T<text:line-break/><text:tab/>&lt;DECL? '(1 2) '!&lt;LIST [REST FIX FIX]&gt;&gt;<text:tab/><text:tab/><text:tab/>--&gt;<text:tab/>T<text:line-break/><text:tab/>&lt;DECL? '(1 2 3) '!&lt;LIST [REST FIX FIX]&gt;&gt;<text:tab/><text:tab/>--&gt;<text:tab/>#FALSE<text:line-break/><text:tab/>&lt;DECL? '(1 2 3 4) '!&lt;LIST [REST FIX FIX]&gt;&gt;<text:tab/><text:tab/>--&gt;<text:tab/>T<text:line-break/><text:line-break/><text:tab/>;"LVAL/GVAL DECL"<text:line-break/><text:tab/>&lt;DECL? '.X LVAL&gt;<text:tab/><text:tab/><text:tab/><text:tab/><text:tab/><text:tab/><text:tab/>--&gt;<text:tab/>T<text:line-break/><text:tab/>&lt;DECL? '.X GVAL&gt;<text:tab/><text:tab/><text:tab/><text:tab/><text:tab/><text:tab/><text:tab/>--&gt;<text:tab/>#FALSE<text:line-break/><text:tab/>&lt;DECL? ',X GVAL&gt;<text:tab/><text:tab/><text:tab/><text:tab/><text:tab/><text:tab/><text:tab/>--&gt;<text:tab/>T<text:line-break/><text:tab/>&lt;DECL? ',X LVAL&gt;<text:tab/><text:tab/><text:tab/><text:tab/><text:tab/><text:tab/><text:tab/>--&gt;<text:tab/>#FALSE<text:line-break/><text:tab/>&lt;DECL? '.X '&lt;PRIMTYPE ATOM&gt;&gt;<text:tab/><text:tab/><text:tab/><text:tab/><text:tab/>--&gt;<text:tab/>T<text:line-break/><text:tab/>&lt;DECL? ',X '&lt;PRIMTYPE ATOM&gt;&gt;<text:tab/><text:tab/><text:tab/><text:tab/><text:tab/>--&gt;<text:tab/>T<text:line-break/><text:tab/></text:span></text:p>
      <text:list xml:id="list84751807587427" text:continue-numbering="true" text:style-name="WWNum4">
        <text:list-item>
          <text:list>
            <text:list-item>
              <text:list>
                <text:list-item>
                  <text:p text:style-name="P94"><text:bookmark text:name="_1mrcu09"/><text:span text:style-name="T24">DEFAULT-DEFINITION</text:span></text:p>
                </text:list-item>
              </text:list>
            </text:list-item>
          </text:list>
        </text:list-item>
      </text:list>
      <text:p text:style-name="P39"><text:span text:style-name="T15">&lt;DEFAULT-DEFINITION name body ...&gt;</text:span></text:p>
      <text:p text:style-name="P40"/>
      <text:p text:style-name="P39"><text:span text:style-name="T15">ZIL library</text:span></text:p>
      <text:p text:style-name="P40"/>
      <text:p text:style-name="P14"><text:span text:style-name="T3">This defines a “replaceable” block with the given </text:span><text:span text:style-name="T7">name</text:span><text:span text:style-name="T3">. </text:span></text:p>
      <text:p text:style-name="P14"><text:span text:style-name="T3">If neither </text:span><text:span text:style-name="T7">DELAY-DEFINITION</text:span><text:span text:style-name="T3"> nor </text:span><text:span text:style-name="T7">REPLACE-DEFINITION</text:span><text:span text:style-name="T3"> was previously called for the given </text:span><text:span text:style-name="T7">name</text:span><text:span text:style-name="T3">, then the </text:span><text:span text:style-name="T7">body</text:span><text:span text:style-name="T2"> </text:span><text:span text:style-name="T3">is evaluated, and this function returns the result of evaluating the last element of the </text:span><text:span text:style-name="T7">body</text:span><text:span text:style-name="T3">.</text:span></text:p>
      <text:p text:style-name="P14"><text:span text:style-name="T3">If the block was replaced (via </text:span><text:span text:style-name="T7">REPLACE-DEFINITION</text:span><text:span text:style-name="T3">), the replacement </text:span><text:span text:style-name="T7">body</text:span><text:span text:style-name="T2"> </text:span><text:span text:style-name="T3">supplied earlier is used instead.</text:span></text:p>
      <text:p text:style-name="P14"><text:span text:style-name="T3">If the block was delayed (via </text:span><text:span text:style-name="T7">DELAY-DEFINITION</text:span><text:span text:style-name="T3">), the </text:span><text:span text:style-name="T7">body</text:span><text:span text:style-name="T2"> </text:span><text:span text:style-name="T3">is ignored, and this function returns </text:span><text:span text:style-name="T7">FALSE</text:span><text:span text:style-name="T3">.</text:span></text:p>
      <text:p text:style-name="P14"><text:span text:style-name="T3">It is possible to do the same by setting </text:span><text:span text:style-name="T7">REDEFINE</text:span><text:span text:style-name="T3"> to true. This actually makes it possible to change ALL definitions (it is the last one that becomes the one actually compiled).</text:span></text:p>
      <text:p text:style-name="P14"><text:span text:style-name="T3">Examples:</text:span></text:p>
      <text:p text:style-name="P14"><text:span text:style-name="T7"><text:tab/>&lt;REPLACE-DEFINITION MY-ROUTINE<text:line-break/><text:tab/><text:tab/>&lt;ROUTINE MY-ROUTINE () <text:line-break/><text:tab/><text:tab/><text:tab/>&lt;TELL "Replaced version of MY-ROUTINE" CR&gt;<text:line-break/><text:tab/><text:tab/>&gt;<text:line-break/><text:tab/>&gt;</text:span></text:p>
      <text:p text:style-name="P14"><text:span text:style-name="T7"><text:tab/>&lt;DEFAULT-DEFINITION MY-ROUTINE<text:line-break/><text:tab/><text:tab/>&lt;ROUTINE MY-ROUTINE () <text:line-break/><text:tab/><text:tab/><text:tab/>&lt;TELL "Original version of MY-ROUTINE" CR&gt;<text:line-break/><text:tab/><text:tab/>&gt;<text:line-break/><text:tab/>&gt;</text:span></text:p>
      <text:p text:style-name="P14"><text:span text:style-name="T7"><text:tab/>&lt;MY-ROUTINE&gt;<text:tab/><text:tab/>--&gt;<text:tab/>"Replaced version of MY-ROUTINE"</text:span></text:p>
      <text:p text:style-name="P14"><text:span text:style-name="T7"><text:tab/></text:span></text:p>
      <text:p text:style-name="P14"><text:span text:style-name="T7"><text:tab/>;"Alternative way"<text:line-break/><text:tab/>&lt;ROUTINE MY-ROUTINE () <text:line-break/><text:tab/><text:tab/>&lt;TELL "Original version of MY-ROUTINE" CR&gt;<text:line-break/><text:tab/>&gt;</text:span></text:p>
      <text:p text:style-name="P14"><text:span text:style-name="T7"><text:tab/>&lt;SET REDEFINE T&gt;<text:line-break/><text:tab/><text:tab/>&lt;ROUTINE MY-ROUTINE () <text:line-break/><text:tab/><text:tab/><text:tab/>&lt;TELL "Replaced version of MY-ROUTINE" CR&gt;<text:line-break/><text:tab/><text:tab/>&gt;<text:line-break/><text:tab/>&lt;SET REDEFINE &lt;&gt;&gt;</text:span></text:p>
      <text:p text:style-name="P14"><text:span text:style-name="T7"><text:tab/>&lt;MY-ROUTINE&gt;<text:tab/><text:tab/>--&gt;<text:tab/>"Replaced version of MY-ROUTINE"</text:span></text:p>
      <text:p text:style-name="P95"><text:bookmark text:name="_x17krqkxj4m"/>DEFAULTS-DEFINED</text:p>
      <text:list xml:id="list84753069246901" text:continue-numbering="true" text:style-name="WWNum4">
        <text:list-item>
          <text:list>
            <text:list-item>
              <text:list>
                <text:list-item>
                  <text:p text:style-name="P8"><text:span text:style-name="T19">&lt;DEFAULTS-DEFINED&gt;</text:span></text:p>
                </text:list-item>
                <text:list-item>
                  <text:p text:style-name="P8"/>
                </text:list-item>
                <text:list-item>
                  <text:p text:style-name="P8"><text:span text:style-name="T19">ZIL library</text:span></text:p>
                </text:list-item>
                <text:list-item>
                  <text:p text:style-name="P5"/>
                </text:list-item>
              </text:list>
            </text:list-item>
          </text:list>
        </text:list-item>
      </text:list>
      <text:p text:style-name="P17">ZILF ignores this and always returns <text:span text:style-name="T19">FALSE</text:span>.</text:p>
      <text:list xml:id="list84752004728304" text:continue-numbering="true" text:style-name="WWNum4">
        <text:list-item>
          <text:list>
            <text:list-item>
              <text:list>
                <text:list-item>
                  <text:p text:style-name="P94"><text:bookmark text:name="_440mph5j49mp"/><text:span text:style-name="T24">DEFINE</text:span></text:p>
                </text:list-item>
              </text:list>
            </text:list-item>
          </text:list>
        </text:list-item>
      </text:list>
      <text:p text:style-name="P39"><text:span text:style-name="T15">&lt;DEFINE name [activation] arg-list [decl] expressions ...&gt;</text:span></text:p>
      <text:p text:style-name="P40"/>
      <text:p text:style-name="P39"><text:span text:style-name="T15">MDL builtin</text:span></text:p>
      <text:p text:style-name="P40"/>
      <text:p text:style-name="P14"><text:span text:style-name="T3">DEFINE assigns the global variable </text:span><text:span text:style-name="T7">name</text:span><text:span text:style-name="T3"> with a </text:span><text:span text:style-name="T7">FUNCTION</text:span><text:span text:style-name="T3">. See </text:span><text:span text:style-name="T7">FUNCTION</text:span><text:span text:style-name="T3"> for an explanation of </text:span><text:span text:style-name="T7">activation</text:span><text:span text:style-name="T3">, </text:span><text:span text:style-name="T7">arg-list</text:span><text:span text:style-name="T3">, </text:span><text:span text:style-name="T7">decl</text:span><text:span text:style-name="T3"> and </text:span><text:span text:style-name="T7">expressions</text:span><text:span text:style-name="T3">.</text:span></text:p>
      <text:p text:style-name="P14"><text:soft-page-break/><text:span text:style-name="T7">&lt;DEFINE name ...&gt;</text:span><text:span text:style-name="T3"> is </text:span>equivalent<text:span text:style-name="T3"> to </text:span><text:span text:style-name="T7">&lt;SETG name #FUNCTION ...&gt;</text:span><text:span text:style-name="T3"> with the exception that </text:span><text:span text:style-name="T7">DEFINE</text:span><text:span text:style-name="T3"> protects from overwriting name with a new </text:span><text:span text:style-name="T7">FUNCTION</text:span><text:span text:style-name="T3"> (this behaviour can be changed by setting </text:span><text:span text:style-name="T7">REDEFINE</text:span><text:span text:style-name="T3"> to true, instead of false).</text:span></text:p>
      <text:p text:style-name="P14"><text:span text:style-name="T3">Example:</text:span></text:p>
      <text:p text:style-name="P14"><text:span text:style-name="T3"><text:s/><text:tab/></text:span><text:span text:style-name="T7">&lt;DEFINE MYADD (X1 X2) &lt;+ .X1 .X2&gt;&gt;<text:line-break/><text:tab/>&lt;MYADD 4 5&gt;<text:tab/><text:tab/><text:tab/><text:tab/><text:tab/><text:tab/>--&gt;<text:tab/>9</text:span></text:p>
      <text:p text:style-name="P14"><text:span text:style-name="T7"><text:tab/>&lt;DEFINE SQUARE (X) &lt;* .X .X&gt;&gt;<text:line-break/><text:tab/>&lt;SQUARE 5&gt;<text:tab/><text:tab/><text:tab/><text:tab/><text:tab/><text:tab/>--&gt;<text:tab/>25</text:span></text:p>
      <text:p text:style-name="P14"><text:span text:style-name="T7"><text:tab/>&lt;DEFINE POWER-TO ACT (X "OPT" (Y 2))<text:line-break/><text:tab/><text:tab/>&lt;COND (&lt;=? .Y 0&gt; &lt;RETURN 1 .ACT&gt;)&gt;<text:line-break/><text:tab/><text:tab/>&lt;REPEAT ((Z 1)(I 0))<text:line-break/><text:tab/><text:tab/><text:tab/>&lt;SET Z &lt;* .Z .X&gt;&gt;<text:line-break/><text:tab/><text:tab/><text:tab/>&lt;SET I &lt;+ .I 1&gt;&gt;<text:line-break/><text:tab/><text:tab/><text:tab/>&lt;COND (&lt;=? .I .Y&gt; &lt;RETURN .Z&gt;)&gt;<text:line-break/><text:tab/><text:tab/>&gt;<text:line-break/><text:tab/>&gt;<text:line-break/><text:tab/>&lt;POWER-TO 2 3&gt;<text:tab/><text:tab/><text:tab/><text:tab/><text:tab/><text:tab/>--&gt;<text:tab/>8<text:line-break/><text:tab/>&lt;POWER-TO 3 4&gt;<text:tab/><text:tab/><text:tab/><text:tab/><text:tab/><text:tab/>--&gt;<text:tab/>81<text:line-break/><text:tab/>&lt;POWER-TO 3 0&gt;<text:tab/><text:tab/><text:tab/><text:tab/><text:tab/><text:tab/>--&gt;<text:tab/>1</text:span></text:p>
      <text:list xml:id="list84752160954572" text:continue-numbering="true" text:style-name="WWNum4">
        <text:list-item>
          <text:list>
            <text:list-item>
              <text:list>
                <text:list-item>
                  <text:p text:style-name="P94"><text:bookmark text:name="_2lwamvv"/><text:span text:style-name="T24">DEFINE-GLOBALS</text:span></text:p>
                </text:list-item>
              </text:list>
            </text:list-item>
          </text:list>
        </text:list-item>
      </text:list>
      <text:p text:style-name="P39"><text:span text:style-name="T15">&lt;DEFINE-GLOBALS group-name</text:span></text:p>
      <text:p text:style-name="P39"><text:span text:style-name="T15"><text:s text:c="4"/>(atom-or-adecl [{BYTE | WORD}] [initializer]) ...&gt;</text:span></text:p>
      <text:p text:style-name="P40"/>
      <text:p text:style-name="P39"><text:span text:style-name="T15">ZIL libary</text:span></text:p>
      <text:p text:style-name="P40"/>
      <text:p text:style-name="P14"><text:span text:style-name="T3">Defines a set of macros that can be used for global storage in Z-code, similar to global variables.</text:span></text:p>
      <text:p text:style-name="P14"><text:span text:style-name="T3">Each </text:span><text:span text:style-name="T7">atom-or-adecl</text:span><text:span text:style-name="T3"> becomes the name of a new macro which can be called with no arguments (to read the global value) or one argument (to write it). The optional </text:span><text:span text:style-name="T7">initializer</text:span><text:span text:style-name="T3"> sets the initial value, as in </text:span><text:span text:style-name="T7">GLOBAL</text:span><text:span text:style-name="T3">. </text:span><text:span text:style-name="T7">BYTE</text:span><text:span text:style-name="T3"> or </text:span><text:span text:style-name="T7">WORD</text:span><text:span text:style-name="T3"> can be specified to set the global’s size; </text:span><text:span text:style-name="T7">WORD</text:span><text:span text:style-name="T3"> is the default.</text:span></text:p>
      <text:p text:style-name="P14"><text:span text:style-name="T3">ZILF ignores the </text:span><text:span text:style-name="T7">group-name</text:span><text:span text:style-name="T3">. </text:span></text:p>
      <text:p text:style-name="P14"><text:span text:style-name="T3">See </text:span><text:span text:style-name="T7">FUNNY-GLOBALS?</text:span><text:span text:style-name="T3"> for a more convenient way to bypass the Z-machine’s global variable limit. (In fact, ZILF implements </text:span><text:span text:style-name="T7">DEFINE-GLOBALS</text:span><text:span text:style-name="T3"> by turning on </text:span><text:span text:style-name="T7">FUNNY-GLOBALS?</text:span><text:span text:style-name="T3"> and defining a global variable for each macro.)</text:span></text:p>
      <text:p text:style-name="P90"><text:bookmark text:name="_ezen0wv867do"/>DEFINE-SEGMENT</text:p>
      <text:list xml:id="list84752325504844" text:continue-numbering="true" text:style-name="WWNum4">
        <text:list-item>
          <text:list>
            <text:list-item>
              <text:list>
                <text:list-item>
                  <text:p text:style-name="P8"><text:span text:style-name="T19">&lt;DEFINE-SEGMENT&gt;</text:span></text:p>
                </text:list-item>
                <text:list-item>
                  <text:p text:style-name="P7"/>
                </text:list-item>
                <text:list-item>
                  <text:p text:style-name="P8"><text:span text:style-name="T19">ZIL library</text:span></text:p>
                </text:list-item>
                <text:list-item>
                  <text:p text:style-name="P5"/>
                </text:list-item>
              </text:list>
            </text:list-item>
          </text:list>
        </text:list-item>
      </text:list>
      <text:p text:style-name="P17">ZILF ignores this and always returns <text:span text:style-name="T19">FALSE</text:span>.</text:p>
      <text:list xml:id="list84751597305347" text:continue-numbering="true" text:style-name="WWNum4">
        <text:list-item>
          <text:list>
            <text:list-item>
              <text:list>
                <text:list-item>
                  <text:p text:style-name="P94"><text:bookmark text:name="_fp08y1wku28e"/><text:span text:style-name="T24">DEFINE20</text:span></text:p>
                </text:list-item>
              </text:list>
            </text:list-item>
          </text:list>
        </text:list-item>
      </text:list>
      <text:p text:style-name="P39"><text:span text:style-name="T15">&lt;DEFINE20 name [activation] arg-list [decl] expressions ...&gt;</text:span></text:p>
      <text:p text:style-name="P40"/>
      <text:p text:style-name="P39"><text:span text:style-name="T15">ZIL library</text:span></text:p>
      <text:p text:style-name="P21"/>
      <text:p text:style-name="P14"><text:span text:style-name="T7">DEFINE20</text:span><text:span text:style-name="T3"> is an alias for </text:span><text:span text:style-name="T7">DEFINE</text:span><text:span text:style-name="T3"> except that it isn’t affected by MDL-ZIL mode: it always defines a MDL function. </text:span></text:p>
      <text:p text:style-name="P14"><text:span text:style-name="T7">DEFINE20</text:span><text:span text:style-name="T3"> (and </text:span><text:span text:style-name="T7">SETG20</text:span><text:span text:style-name="T3">) are used in "MDL-ZIL"-files, where routines are defined with </text:span><text:span text:style-name="T7">DEFINE</text:span><text:span text:style-name="T3"> instead of </text:span><text:span text:style-name="T7">ROUTINE</text:span><text:span text:style-name="T3">, global variables are created with </text:span><text:span text:style-name="T7">SETG</text:span><text:span text:style-name="T3"> instead of </text:span><text:span text:style-name="T7">GLOBAL</text:span><text:span text:style-name="T3">, etc. Presumably that was a way to run the games in MDL during development to avoid recompiling them. </text:span><text:span text:style-name="T7">SETG20</text:span><text:span text:style-name="T3"> and </text:span><text:span text:style-name="T7">DEFINE20</text:span><text:span text:style-name="T3"> are aliases for the MDL versions of </text:span><text:span text:style-name="T7">SETG</text:span><text:span text:style-name="T3"> and </text:span><text:span text:style-name="T7">DEFINE</text:span><text:span text:style-name="T3">.</text:span></text:p>
      <text:list xml:id="list84751853544172" text:continue-numbering="true" text:style-name="WWNum4">
        <text:list-item>
          <text:list>
            <text:list-item>
              <text:list>
                <text:list-item>
                  <text:p text:style-name="P94"><text:bookmark text:name="_3l18frh"/><text:span text:style-name="T24">DEFINITIONS</text:span></text:p>
                </text:list-item>
              </text:list>
            </text:list-item>
          </text:list>
        </text:list-item>
      </text:list>
      <text:p text:style-name="P39"><text:span text:style-name="T15">&lt;DEFINITIONS package-name&gt;</text:span></text:p>
      <text:p text:style-name="P41"/>
      <text:p text:style-name="P39"><text:span text:style-name="T19">MDL package library</text:span></text:p>
      <text:p text:style-name="P41"/>
      <text:p text:style-name="P17"><text:span text:style-name="T19">DEFINITIONS</text:span> is exactly as <text:span text:style-name="T19">PACKAGE</text:span> except that there is no internal <text:span text:style-name="T19">OBLIST</text:span> with <text:span text:style-name="T19">DEFINITIONS</text:span>, every <text:span text:style-name="T19">ATOM</text:span> created inside the <text:span text:style-name="T19">DEFINITIONS</text:span> is on the external <text:span text:style-name="T19">OBLIST</text:span> automatically.</text:p>
      <text:p text:style-name="P17">To activate a package-name <text:span text:style-name="T19">INCLUDE</text:span> or <text:span text:style-name="T19">INCLUDE-WHEN</text:span> is used.</text:p>
      <text:p text:style-name="P17">See <text:span text:style-name="T19">END-DEFINITIONS</text:span>, <text:span text:style-name="T19">INCLUDE</text:span>, <text:span text:style-name="T19">INCLUDE-WHEN</text:span>, <text:span text:style-name="T19">PACKAGE</text:span> and <text:span text:style-name="T19">RENTRY</text:span>.</text:p>
      <text:p text:style-name="P17"><text:soft-page-break/>Examples:</text:p>
      <text:p text:style-name="P17"><text:tab/><text:span text:style-name="T19">;"Define PACKAGE"<text:line-break/><text:tab/>&lt;REMOVE ANSWER&gt; ;"Secure that ATOM not on any OBLIST"</text:span> <text:line-break/><text:span text:style-name="T19"><text:tab/>&lt;DEFINITIONS "FOO"&gt;<text:line-break/><text:tab/>&lt;SETG ANSWER 42&gt;<text:line-break/><text:tab/>&lt;END-DEFINITIONS&gt;</text:span></text:p>
      <text:p text:style-name="P17"><text:span text:style-name="T19">&lt;TYPE? &lt;GETPROP FOO!-PACKAGE OBLIST&gt; OBLIST&gt;<text:tab/><text:tab/><text:tab/>--&gt;<text:tab/>OBLIST<text:line-break/>&lt;GASSIGNED? ANSWER&gt;<text:tab/><text:tab/><text:tab/><text:tab/><text:tab/><text:tab/><text:tab/><text:tab/>--&gt;<text:tab/>#FALSE<text:line-break/>&lt;GASSIGNED? ANSWER!-FOO!-PACKAGE&gt;<text:tab/><text:tab/><text:tab/><text:tab/><text:tab/>--&gt;<text:tab/>T<text:line-break/>,ANSWER!-FOO!-PACKAGE<text:tab/><text:tab/><text:tab/><text:tab/><text:tab/><text:tab/><text:tab/>--&gt;<text:tab/>42</text:span></text:p>
      <text:p text:style-name="P17"><text:span text:style-name="T19">&lt;REMOVE ANSWER&gt; ;"Secure that ATOM not on any OBLIST"</text:span> <text:line-break/><text:span text:style-name="T19">&lt;INCLUDE "FOO"&gt;<text:line-break/>,ANSWER<text:tab/><text:tab/><text:tab/><text:tab/><text:tab/><text:tab/><text:tab/><text:tab/><text:tab/><text:tab/>--&gt;<text:tab/>42</text:span></text:p>
      <text:list xml:id="list84752550457233" text:continue-numbering="true" text:style-name="WWNum4">
        <text:list-item>
          <text:list>
            <text:list-item>
              <text:list>
                <text:list-item>
                  <text:p text:style-name="P94"><text:bookmark text:name="_206ipza"/><text:span text:style-name="T24">DEFMAC</text:span></text:p>
                </text:list-item>
              </text:list>
            </text:list-item>
          </text:list>
        </text:list-item>
      </text:list>
      <text:p text:style-name="P39"><text:span text:style-name="T15">&lt;DEFMAC name [activation-atom] arg-list [decl] body ...&gt; **F</text:span></text:p>
      <text:list xml:id="list84753489421116" text:continue-numbering="true" text:style-name="WWNum4">
        <text:list-item>
          <text:list>
            <text:list-item>
              <text:list>
                <text:list-item>
                  <text:p text:style-name="P94"><text:bookmark text:name="_4k668n3"/><text:span text:style-name="T24">DEFSTRUCT</text:span></text:p>
                </text:list-item>
              </text:list>
            </text:list-item>
          </text:list>
        </text:list-item>
      </text:list>
      <text:p text:style-name="P39"><text:span text:style-name="T15">&lt;DEFSTRUCT</text:span></text:p>
      <text:p text:style-name="P39"><text:span text:style-name="T15"><text:s text:c="4"/>type-name {base-type | (base-type struct-options ...)}</text:span></text:p>
      <text:p text:style-name="P39"><text:span text:style-name="T15"><text:s text:c="4"/>(field-name decl field-options ...) ...&gt; **F</text:span></text:p>
      <text:list xml:id="list84751598227921" text:continue-numbering="true" text:style-name="WWNum4">
        <text:list-item>
          <text:list>
            <text:list-item>
              <text:list>
                <text:list-item>
                  <text:p text:style-name="P94"><text:bookmark text:name="_2zbgiuw"/><text:span text:style-name="T24">DELAY-DEFINITION</text:span></text:p>
                </text:list-item>
              </text:list>
            </text:list-item>
          </text:list>
        </text:list-item>
      </text:list>
      <text:p text:style-name="P39"><text:span text:style-name="T15">&lt;DELAY-DEFINITION name&gt;</text:span></text:p>
      <text:list xml:id="list84751999664936" text:continue-numbering="true" text:style-name="WWNum4">
        <text:list-item>
          <text:list>
            <text:list-item>
              <text:list>
                <text:list-item>
                  <text:p text:style-name="P94"><text:bookmark text:name="_1egqt2p"/><text:span text:style-name="T24">DIR-SYNONYM</text:span></text:p>
                </text:list-item>
              </text:list>
            </text:list-item>
          </text:list>
        </text:list-item>
      </text:list>
      <text:p text:style-name="P39"><text:span text:style-name="T15">&lt;DIR-SYNONYM original synonyms ...&gt;</text:span></text:p>
      <text:list xml:id="list84751622256724" text:continue-numbering="true" text:style-name="WWNum4">
        <text:list-item>
          <text:list>
            <text:list-item>
              <text:list>
                <text:list-item>
                  <text:p text:style-name="P94"><text:bookmark text:name="_3ygebqi"/><text:span text:style-name="T24">DIRECTIONS</text:span></text:p>
                </text:list-item>
              </text:list>
            </text:list-item>
          </text:list>
        </text:list-item>
      </text:list>
      <text:p text:style-name="P39"><text:span text:style-name="T15">&lt;DIRECTIONS atoms ...&gt;</text:span></text:p>
      <text:list xml:id="list84751893097916" text:continue-numbering="true" text:style-name="WWNum4">
        <text:list-item>
          <text:list>
            <text:list-item>
              <text:list>
                <text:list-item>
                  <text:p text:style-name="P94"><text:bookmark text:name="_2dlolyb"/><text:span text:style-name="T24">EMPTY?</text:span></text:p>
                </text:list-item>
              </text:list>
            </text:list-item>
          </text:list>
        </text:list-item>
      </text:list>
      <text:p text:style-name="P39"><text:span text:style-name="T15">&lt;EMPTY? structure&gt;</text:span></text:p>
      <text:p text:style-name="P40"/>
      <text:p text:style-name="P39"><text:span text:style-name="T15">MDL builtin</text:span></text:p>
      <text:p text:style-name="P40"/>
      <text:p text:style-name="P14"><text:span text:style-name="T3">Predicate. Returns true if </text:span><text:span text:style-name="T7">structure</text:span><text:span text:style-name="T3"> contains no elements, otherwise false.</text:span></text:p>
      <text:p text:style-name="P14"><text:span text:style-name="T7">structure</text:span><text:span text:style-name="T3"> must be </text:span>an object<text:span text:style-name="T3"> that </text:span><text:span text:style-name="T7">STRUCTURED?</text:span><text:span text:style-name="T3"> evaluates to true.</text:span></text:p>
      <text:p text:style-name="P14"><text:span text:style-name="T3">Examples:</text:span></text:p>
      <text:p text:style-name="P14"><text:span text:style-name="T7"><text:tab/>&lt;EMPTY? [1 2 3]&gt;<text:tab/>--&gt;<text:tab/>False<text:line-break/><text:tab/>&lt;EMPTY? []&gt;<text:tab/><text:tab/>--&gt;<text:tab/>True</text:span></text:p>
      <text:list xml:id="list84752867225557" text:continue-numbering="true" text:style-name="WWNum4">
        <text:list-item>
          <text:list>
            <text:list-item>
              <text:list>
                <text:list-item>
                  <text:p text:style-name="P94"><text:bookmark text:name="_sqyw64"/><text:span text:style-name="T24">END-DEFINITIONS</text:span></text:p>
                </text:list-item>
              </text:list>
            </text:list-item>
          </text:list>
        </text:list-item>
      </text:list>
      <text:p text:style-name="P39"><text:span text:style-name="T15">&lt;END-DEFINITIONS&gt;</text:span></text:p>
      <text:p text:style-name="P41"/>
      <text:p text:style-name="P39"><text:span text:style-name="T19">MDL package library</text:span></text:p>
      <text:p text:style-name="P22"/>
      <text:p text:style-name="P17"><text:span text:style-name="T19">END-DEFINITIONS</text:span> is an alias to <text:span text:style-name="T19">ENDBLOCK</text:span>.</text:p>
      <text:p text:style-name="P17">See <text:span text:style-name="T19">DEFINITIONS</text:span>.</text:p>
      <text:p text:style-name="P90"><text:bookmark text:name="_bu3e0bvulku"/>END-SEGMENT</text:p>
      <text:list xml:id="list84752612495665" text:continue-numbering="true" text:style-name="WWNum4">
        <text:list-item>
          <text:list>
            <text:list-item>
              <text:list>
                <text:list-item>
                  <text:p text:style-name="P8"><text:span text:style-name="T19">&lt;END-SEGMENT&gt;</text:span></text:p>
                </text:list-item>
                <text:list-item>
                  <text:p text:style-name="P7"/>
                </text:list-item>
                <text:list-item>
                  <text:p text:style-name="P8"><text:span text:style-name="T19">ZIL library</text:span></text:p>
                </text:list-item>
                <text:list-item>
                  <text:p text:style-name="P5"><text:soft-page-break/></text:p>
                </text:list-item>
              </text:list>
            </text:list-item>
          </text:list>
        </text:list-item>
      </text:list>
      <text:p text:style-name="P17">ZILF ignores this and always returns <text:span text:style-name="T19">FALSE</text:span>.</text:p>
      <text:list xml:id="list84751904110564" text:continue-numbering="true" text:style-name="WWNum4">
        <text:list-item>
          <text:list>
            <text:list-item>
              <text:list>
                <text:list-item>
                  <text:p text:style-name="P94"><text:bookmark text:name="_fnw3xztabu65"/><text:span text:style-name="T24">ENDBLOCK</text:span></text:p>
                </text:list-item>
              </text:list>
            </text:list-item>
          </text:list>
        </text:list-item>
      </text:list>
      <text:p text:style-name="P39"><text:span text:style-name="T15">&lt;ENDBLOCK&gt;</text:span></text:p>
      <text:p text:style-name="P41"/>
      <text:p text:style-name="P39"><text:span text:style-name="T19">MDL builtin</text:span></text:p>
      <text:p text:style-name="P41"/>
      <text:p text:style-name="P17"><text:span text:style-name="T19">ENDBLOCK</text:span> pops back, rebinds and returns the local <text:span text:style-name="T19">ATOM</text:span> <text:span text:style-name="T19">OBLIST</text:span> to the state it had before the call to <text:span text:style-name="T19">BLOCK</text:span>. <text:span text:style-name="T19">ENDBLOCK</text:span> without previous <text:span text:style-name="T19">BLOCK</text:span> (or <text:span text:style-name="T19">PACKAGE</text:span>, <text:span text:style-name="T19">DEFINITIONS</text:span>, etc) results in an error.</text:p>
      <text:p text:style-name="P17">See <text:span text:style-name="T14">The MDL Programming Language, chapter 15</text:span>.</text:p>
      <text:p text:style-name="P20">Example:</text:p>
      <text:p text:style-name="P20"><text:tab/><text:span text:style-name="T19">XYZZY!-MY-OBLIST</text:span></text:p>
      <text:p text:style-name="P58"><text:span text:style-name="T19">&lt;SETG FIRST!- FOO&gt;</text:span></text:p>
      <text:p text:style-name="P58"><text:span text:style-name="T19">&lt;BLOCK (&lt;GETPROP MY-OBLIST OBLIST&gt; &lt;ROOT&gt;)&gt;</text:span></text:p>
      <text:p text:style-name="P58"><text:span text:style-name="T19">&lt;SETG SECOND!- FOO&gt;</text:span></text:p>
      <text:p text:style-name="P58"><text:span text:style-name="T19">&lt;ENDBLOCK&gt;</text:span></text:p>
      <text:p text:style-name="P58"><text:span text:style-name="T19">&lt;=? ,FIRST!- ,SECOND!-&gt;<text:tab/><text:tab/><text:tab/><text:tab/><text:tab/>--&gt;<text:tab/>#FALSE</text:span></text:p>
      <text:p text:style-name="P90"><text:bookmark text:name="_icufndfo5bds"/>ENDLOAD</text:p>
      <text:p text:style-name="P39"><text:span text:style-name="T19">&lt;ENDLOAD&gt;</text:span></text:p>
      <text:p text:style-name="P41"/>
      <text:p text:style-name="P39"><text:span text:style-name="T19">ZIL library</text:span></text:p>
      <text:p text:style-name="P41"/>
      <text:p text:style-name="P17">ZILF ignores this and always returns <text:span text:style-name="T19">FALSE</text:span>.</text:p>
      <text:list xml:id="list84751953770354" text:continue-numbering="true" text:style-name="WWNum4">
        <text:list-item>
          <text:list>
            <text:list-item>
              <text:list>
                <text:list-item>
                  <text:p text:style-name="P94"><text:bookmark text:name="_1rvwp1q"/><text:span text:style-name="T24">ENDPACKAGE</text:span></text:p>
                </text:list-item>
              </text:list>
            </text:list-item>
          </text:list>
        </text:list-item>
      </text:list>
      <text:p text:style-name="P39"><text:span text:style-name="T15">&lt;ENDPACKAGE&gt;</text:span></text:p>
      <text:p text:style-name="P41"/>
      <text:p text:style-name="P39"><text:span text:style-name="T19">MDL package library</text:span></text:p>
      <text:p text:style-name="P3"/>
      <text:p text:style-name="P38"><text:span text:style-name="T19">ENDPACKAGE</text:span> is an alias to <text:span text:style-name="T19">ENDBLOCK</text:span>.</text:p>
      <text:p text:style-name="P38">See <text:span text:style-name="T19">PACKAGE</text:span>.</text:p>
      <text:list xml:id="list84752701314630" text:continue-numbering="true" text:style-name="WWNum4">
        <text:list-item>
          <text:list>
            <text:list-item>
              <text:list>
                <text:list-item>
                  <text:p text:style-name="P94"><text:bookmark text:name="_4bvk7pj"/><text:span text:style-name="T24">ENDSECTION</text:span></text:p>
                </text:list-item>
              </text:list>
            </text:list-item>
          </text:list>
        </text:list-item>
      </text:list>
      <text:p text:style-name="P39"><text:span text:style-name="T15">&lt;ENDSECTION&gt;</text:span></text:p>
      <text:p text:style-name="P41"/>
      <text:p text:style-name="P39"><text:span text:style-name="T19">MDL package library</text:span></text:p>
      <text:p text:style-name="P3"/>
      <text:p text:style-name="P38"><text:span text:style-name="T19">ENDSECTION</text:span> is an alias to <text:span text:style-name="T19">ENDBLOCK</text:span>.</text:p>
      <text:p text:style-name="P38">See <text:span text:style-name="T19">DEFINITIONS</text:span>.</text:p>
      <text:list xml:id="list84753246138656" text:continue-numbering="true" text:style-name="WWNum4">
        <text:list-item>
          <text:list>
            <text:list-item>
              <text:list>
                <text:list-item>
                  <text:p text:style-name="P94"><text:bookmark text:name="_2r0uhxc"/><text:soft-page-break/><text:span text:style-name="T24">ENTRY</text:span></text:p>
                </text:list-item>
              </text:list>
            </text:list-item>
          </text:list>
        </text:list-item>
      </text:list>
      <text:p text:style-name="P39"><text:span text:style-name="T15">&lt;ENTRY atoms ...&gt;</text:span></text:p>
      <text:p text:style-name="P41"/>
      <text:p text:style-name="P39"><text:span text:style-name="T19">MDL package library</text:span></text:p>
      <text:p text:style-name="P41"/>
      <text:p text:style-name="P17"><text:span text:style-name="T19">ENTRY</text:span> creates/moves one or more <text:span text:style-name="T19">ATOM</text:span>s to the external <text:span text:style-name="T19">OBLIST</text:span> in a <text:span text:style-name="T19">PACKAGE</text:span>. <text:span text:style-name="T19">ENTRY</text:span> is only valid inside a <text:span text:style-name="T19">PACKAGE</text:span>, if it's used outside an error is raised.</text:p>
      <text:p text:style-name="P17">See <text:span text:style-name="T19">PACKAGE</text:span>, <text:span text:style-name="T19">RENTRY</text:span>, <text:span text:style-name="T19">USE</text:span>, <text:span text:style-name="T19">USE-WHEN</text:span>.</text:p>
      <text:p text:style-name="P17">Examples:</text:p>
      <text:p text:style-name="P56"><text:span text:style-name="T19">&lt;REMOVE ANSWER&gt; ;"Secure that ATOM not on any OBLIST"<text:line-break/><text:tab/>&lt;PACKAGE "FOO"&gt;<text:line-break/><text:tab/>&lt;SETG ANSWER 42&gt;<text:line-break/><text:tab/>&lt;1 .OBLIST&gt;<text:tab/>--&gt;<text:tab/>#OBLIST (("ANSWER" ANSWER))<text:line-break/><text:tab/>&lt;2 .OBLIST&gt;<text:tab/>--&gt;<text:tab/>#OBLIST (("IFOO" IFOO))<text:line-break/><text:tab/>&lt;ENTRY ANSWER&gt;<text:line-break/><text:tab/>&lt;1 .OBLIST&gt;<text:tab/>--&gt;<text:tab/>#OBLIST ()<text:line-break/><text:tab/>&lt;2 .OBLIST&gt;<text:tab/>--&gt;<text:tab/>#OBLIST (("IFOO" IFOO) ("ANSWER" ANSWER))<text:line-break/><text:tab/>&lt;ENDPACKAGE&gt;</text:span></text:p>
      <text:p text:style-name="P56"><text:span text:style-name="T19">,ANSWER<text:tab/><text:tab/>--&gt;<text:tab/>42</text:span></text:p>
      <text:list xml:id="list84753360094859" text:continue-numbering="true" text:style-name="WWNum4">
        <text:list-item>
          <text:list>
            <text:list-item>
              <text:list>
                <text:list-item>
                  <text:p text:style-name="P94"><text:bookmark text:name="_1664s55"/><text:span text:style-name="T24">EQVB</text:span></text:p>
                </text:list-item>
              </text:list>
            </text:list-item>
          </text:list>
        </text:list-item>
      </text:list>
      <text:p text:style-name="P39"><text:span text:style-name="T15">&lt;EQVB numbers ...&gt;</text:span></text:p>
      <text:p text:style-name="P40"/>
      <text:p text:style-name="P39"><text:span text:style-name="T15">MDL builtin</text:span></text:p>
      <text:p text:style-name="P40"/>
      <text:p text:style-name="P14"><text:span text:style-name="T3">Bitwise equivalence (inverse of exclusive “or”). Uses 32-bit. </text:span></text:p>
      <text:p text:style-name="P14"><text:span text:style-name="T3">Examples:</text:span></text:p>
      <text:p text:style-name="P43"><text:span text:style-name="T7">&lt;XORB 250 245&gt;<text:tab/>--&gt;<text:tab/>00000000 00000000 00000000 11111010<text:line-break/><text:tab/><text:tab/><text:tab/><text:tab/><text:tab/>00000000 00000000 00000000 11110101<text:line-break/><text:tab/><text:tab/><text:tab/><text:tab/><text:tab/>-----------------------------------<text:line-break/><text:tab/><text:tab/><text:tab/><text:tab/></text:span><text:span text:style-name="T19"><text:tab/></text:span><text:span text:style-name="T7">11111111 11111111 11111111 11110000</text:span><text:span text:style-name="T19"> </text:span><text:span text:style-name="T7">=</text:span><text:span text:style-name="T19"> </text:span><text:span text:style-name="T7">-16 </text:span></text:p>
      <text:list xml:id="list84751708985407" text:continue-numbering="true" text:style-name="WWNum4">
        <text:list-item>
          <text:list>
            <text:list-item>
              <text:list>
                <text:list-item>
                  <text:p text:style-name="P94"><text:bookmark text:name="_3q5sasy"/><text:span text:style-name="T24">ERROR</text:span></text:p>
                </text:list-item>
              </text:list>
            </text:list-item>
          </text:list>
        </text:list-item>
      </text:list>
      <text:p text:style-name="P39"><text:span text:style-name="T15">&lt;ERROR values ...&gt;</text:span></text:p>
      <text:list xml:id="list84753607391783" text:continue-numbering="true" text:style-name="WWNum4">
        <text:list-item>
          <text:list>
            <text:list-item>
              <text:list>
                <text:list-item>
                  <text:p text:style-name="P94"><text:bookmark text:name="_25b2l0r"/><text:span text:style-name="T24">EVAL</text:span></text:p>
                </text:list-item>
              </text:list>
            </text:list-item>
          </text:list>
        </text:list-item>
      </text:list>
      <text:p text:style-name="P39"><text:span text:style-name="T15">&lt;EVAL value [environment]&gt;</text:span></text:p>
      <text:p text:style-name="P40"/>
      <text:p text:style-name="P39"><text:span text:style-name="T15">MDL builtin</text:span></text:p>
      <text:p text:style-name="P40"/>
      <text:p text:style-name="P14"><text:span text:style-name="T3">This evaluates </text:span><text:span text:style-name="T7">value</text:span><text:span text:style-name="T3"> (usually a </text:span><text:span text:style-name="T7">FORM</text:span><text:span text:style-name="T3"> created by </text:span><text:span text:style-name="T7">FORM</text:span><text:span text:style-name="T3"> or </text:span><text:span text:style-name="T7">QUOTE</text:span><text:span text:style-name="T3">).</text:span><text:span text:style-name="T7"> </text:span></text:p>
      <text:p text:style-name="P14"><text:span text:style-name="T3">It i</text:span>s<text:span text:style-name="T3"> possible to supply an </text:span><text:span text:style-name="T7">environment</text:span><text:span text:style-name="T3"> for </text:span><text:span text:style-name="T7">EVAL</text:span><text:span text:style-name="T3">. This tells </text:span><text:span text:style-name="T7">EVAL</text:span><text:span text:style-name="T3"> from which </text:span><text:span text:style-name="T7">environment</text:span><text:span text:style-name="T3"> </text:span><text:span text:style-name="T7">EVAL</text:span><text:span text:style-name="T3"> should take variable bindings. See </text:span><text:span text:style-name="T2">The MDL Programming Language, chap. 9.7</text:span><text:span text:style-name="T3"> for more </text:span>about the <text:span text:style-name="T19">environment</text:span><text:span text:style-name="T3">.</text:span></text:p>
      <text:p text:style-name="P14"><text:span text:style-name="T3">Examples:</text:span></text:p>
      <text:p text:style-name="P14"><text:span text:style-name="T7"><text:tab/>&lt;SET F '&lt;+ 1 2&gt;&gt;</text:span></text:p>
      <text:p text:style-name="P14"><text:span text:style-name="T7"><text:tab/>.F<text:tab/><text:tab/><text:tab/><text:tab/><text:tab/>--&gt;<text:tab/>&lt;+ 1 2&gt;<text:line-break/><text:tab/>&lt;EVAL .F&gt;<text:tab/><text:tab/><text:tab/><text:tab/>--&gt;<text:tab/>3</text:span></text:p>
      <text:p text:style-name="P14"><text:span text:style-name="T7"><text:tab/>&lt;SET A 0&gt;<text:line-break/><text:tab/>&lt;DEFINE WRONG ('B "AUX" (A 1)) &lt;EVAL .B&gt;&gt;<text:line-break/><text:tab/>&lt;DEFINE RIGHT ("BIND" E 'B "AUX" (A 1)) &lt;EVAL .B .E&gt;&gt;</text:span></text:p>
      <text:p text:style-name="P14"><text:span text:style-name="T7"><text:tab/>&lt;WRONG .A&gt;<text:tab/><text:tab/><text:tab/>--&gt;<text:tab/>1<text:line-break/><text:tab/>&lt;RIGHT .A&gt;<text:tab/><text:tab/><text:tab/>--&gt;<text:tab/>0</text:span></text:p>
      <text:list xml:id="list84752071682576" text:continue-numbering="true" text:style-name="WWNum4">
        <text:list-item>
          <text:list>
            <text:list-item>
              <text:list>
                <text:list-item>
                  <text:p text:style-name="P94"><text:bookmark text:name="_kgcv8k"/><text:span text:style-name="T24">EVALTYPE</text:span></text:p>
                </text:list-item>
              </text:list>
            </text:list-item>
          </text:list>
        </text:list-item>
      </text:list>
      <text:p text:style-name="P39"><text:span text:style-name="T15">&lt;EVALTYPE atom [handler]&gt;</text:span></text:p>
      <text:p text:style-name="P41"/>
      <text:p text:style-name="P39"><text:span text:style-name="T19">MDL builtin</text:span></text:p>
      <text:p text:style-name="P41"><text:soft-page-break/></text:p>
      <text:p text:style-name="P38"><text:span text:style-name="T19">EVALTYPE</text:span> tells the <text:span text:style-name="T19">TYPE</text:span> <text:span text:style-name="T19">atom</text:span> how it should be evaluated by <text:span text:style-name="T19">EVAL</text:span>. If <text:span text:style-name="T19">EVALTYPE</text:span> is called without a <text:span text:style-name="T19">handler</text:span> then the currently active <text:span text:style-name="T19">handler</text:span> is returned. If there is no active <text:span text:style-name="T19">handler</text:span>, <text:span text:style-name="T19">FALSE</text:span> is returned.</text:p>
      <text:p text:style-name="P38">Note that it is possible to replace the <text:span text:style-name="T19">handler</text:span> with a new <text:span text:style-name="T19">handler</text:span>, even on the predefined <text:span text:style-name="T19">TYPE</text:span>s.</text:p>
      <text:p text:style-name="P38">See <text:span text:style-name="T19">APPLYTYPE</text:span>, <text:span text:style-name="T19">NEWTYPE</text:span> and <text:span text:style-name="T19">PRINTTYPE</text:span>.</text:p>
      <text:p text:style-name="P38">Example:</text:p>
      <text:p text:style-name="P37"><text:span text:style-name="T19">&lt;NEWTYPE GRITCH LIST&gt;<text:line-break/>&lt;EVALTYPE GRITCH&gt;<text:tab/><text:tab/><text:tab/><text:tab/><text:tab/>--&gt;<text:tab/>#FALSE<text:line-break/>&lt;EVALTYPE GRITCH LIST&gt; ;"Evaluate GRITCH as a LIST"<text:line-break/>&lt;EVALTYPE GRITCH&gt;<text:tab/><text:tab/><text:tab/><text:tab/><text:tab/>--&gt;<text:tab/>LIST<text:line-break/>#GRITCH (A &lt;+ 1 2 3&gt; !&lt;SET A "BC"&gt;)<text:tab/>--&gt; <text:tab/>(A 6 !\B !\C)</text:span></text:p>
      <text:p text:style-name="P37"><text:span text:style-name="T19">;"Make it like LISP!"<text:line-break/>&lt;EVALTYPE LIST FORM&gt; <text:s/>;"Evaluate LISTs as FORMs!"<text:line-break/>&lt;EVALTYPE ATOM ,LVAL&gt; ;"Evaluate bare ATOM as LVAL!"<text:line-break/>(+ 1 2)<text:tab/><text:tab/><text:tab/><text:tab/><text:tab/><text:tab/><text:tab/>--&gt;<text:tab/>3<text:line-break/>(SET 'A 5)<text:line-break/>A<text:tab/><text:tab/><text:tab/><text:tab/><text:tab/><text:tab/><text:tab/><text:tab/>--&gt;<text:tab/>5</text:span></text:p>
      <text:list xml:id="list84751565606324" text:continue-numbering="true" text:style-name="WWNum4">
        <text:list-item>
          <text:list>
            <text:list-item>
              <text:list>
                <text:list-item>
                  <text:p text:style-name="P94"><text:bookmark text:name="_34g0dwd"/><text:span text:style-name="T24">EXPAND</text:span></text:p>
                </text:list-item>
              </text:list>
            </text:list-item>
          </text:list>
        </text:list-item>
      </text:list>
      <text:p text:style-name="P39"><text:span text:style-name="T15">&lt;EXPAND value&gt;</text:span></text:p>
      <text:list xml:id="list84751529694733" text:continue-numbering="true" text:style-name="WWNum4">
        <text:list-item>
          <text:list>
            <text:list-item>
              <text:list>
                <text:list-item>
                  <text:p text:style-name="P94"><text:bookmark text:name="_1jlao46"/><text:span text:style-name="T24">FILE-FLAGS</text:span></text:p>
                </text:list-item>
              </text:list>
            </text:list-item>
          </text:list>
        </text:list-item>
      </text:list>
      <text:p text:style-name="P39"><text:span text:style-name="T15">&lt;FILE-FLAGS {CLEAN-STACK? | MDL-ZIL? | SEN</text:span><text:span text:style-name="T19">TENCE-ENDS? | <text:line-break/><text:tab/><text:tab/><text:tab/><text:tab/>ZAP-TO-SOURCE-DIRECTORY?</text:span><text:span text:style-name="T15">}</text:span><text:span text:style-name="T19"> ...</text:span><text:span text:style-name="T15">&gt;</text:span></text:p>
      <text:p text:style-name="P40"/>
      <text:p text:style-name="P39"><text:span text:style-name="T15">ZIL library</text:span></text:p>
      <text:p text:style-name="P40"/>
      <text:p text:style-name="P14">This sets flags to control how ZILF should compile. To clear, call FILE-FLAGS without any flags. The flags are:</text:p>
      <text:list xml:id="list1760564490" text:style-name="WWNum6">
        <text:list-item>
          <text:p text:style-name="P63"><text:span text:style-name="T7">CLEAN-STACK?</text:span><text:span text:style-name="T3"> tells the compiler to generate extra code to remove unneeded values from the stack. Without it, the compiler will generate smaller code in some cases, at the risk of potentially causing stack overflow at runtime.</text:span></text:p>
        </text:list-item>
        <text:list-item>
          <text:p text:style-name="P63"><text:span text:style-name="T19">MDL-ZIL?</text:span> tells the compiler to treat <text:span text:style-name="T19">SETG</text:span> (at top-level) as <text:span text:style-name="T19">GLOBAL</text:span> and <text:span text:style-name="T19">DEFINE</text:span> as <text:span text:style-name="T19">ROUTINE</text:span> (<text:span text:style-name="T19">SETG20</text:span> and <text:span text:style-name="T19">DEFINE20</text:span> always works as in MDL). Presumably that was a way to run the games in MDL during development without recompiling them.</text:p>
        </text:list-item>
        <text:list-item>
          <text:p text:style-name="P63"><text:span text:style-name="T19">SENTENCE-ENDS?</text:span> tells the compiler (only version 6) to treat two spaces after a period or a question mark as the end of a sentence in TELL. <text:line-break/>Note: a space followed by an embedded newline will produce two spaces instead of collapsing.</text:p>
        </text:list-item>
        <text:list-item>
          <text:p text:style-name="P64"><text:span text:style-name="T19">ZAP-TO-SOURCE-DIRECTORY?</text:span> ZILF ignores this.</text:p>
        </text:list-item>
      </text:list>
      <text:p text:style-name="P14">Examples:</text:p>
      <text:p text:style-name="P14"><text:span text:style-name="T19"><text:tab/>&lt;FILE-FLAGS CLEAN-STACK? MDL-ZIL?&gt;<text:tab/>--&gt; Set both flags</text:span></text:p>
      <text:p text:style-name="P57"><text:span text:style-name="T19">&lt;FILE-FLAGS MDL-ZIL?&gt;<text:line-break/><text:tab/>&lt;SETG X 123&gt;<text:tab/><text:tab/><text:tab/><text:tab/><text:tab/>;”This compiles as GLOBAL"<text:line-break/><text:tab/>&lt;DEFINE MDL-ZIL-TEST () &lt;TELL N X CR&gt;&gt; <text:tab/>;"This compiles as a<text:line-break/><text:tab/><text:tab/><text:tab/><text:tab/><text:tab/><text:tab/><text:tab/><text:tab/><text:tab/> ROUTINE"</text:span></text:p>
      <text:p text:style-name="P57"><text:span text:style-name="T19">&lt;FILE-FLAGS SENTENCE-ENDS?&gt;<text:line-break/><text:tab/>&lt;ROUTINE SENTENCE-ENDS-TEST ()<text:line-break/><text:tab/><text:tab/>&lt;TELL \"Hi. <text:s/>Hi. <text:s text:c="2"/>Hi.| <text:s/>Hi! <text:s/>Hi? <text:s/>Hi. \nHi.\" CR&gt;"&gt;<text:line-break/><text:tab/>--&gt;<text:tab/>"Hi.\u000bHi.\u000b Hi.\n <text:s/>Hi!\u000bHi?\u000bHi. <text:s/>Hi.\n"</text:span></text:p>
      <text:list xml:id="list84752715320066" text:continue-list="list84751529694733" text:style-name="WWNum4">
        <text:list-item>
          <text:list>
            <text:list-item>
              <text:list>
                <text:list-item>
                  <text:p text:style-name="P94"><text:bookmark text:name="_43ky6rz"/><text:span text:style-name="T24">FILE-LENGTH</text:span></text:p>
                </text:list-item>
              </text:list>
            </text:list-item>
          </text:list>
        </text:list-item>
      </text:list>
      <text:p text:style-name="P39"><text:span text:style-name="T15">&lt;FILE-LENGTH channel&gt;</text:span></text:p>
      <text:list xml:id="list84752702209405" text:continue-numbering="true" text:style-name="WWNum4">
        <text:list-item>
          <text:list>
            <text:list-item>
              <text:list>
                <text:list-item>
                  <text:p text:style-name="P94"><text:bookmark text:name="_2iq8gzs"/><text:span text:style-name="T24">FLOAD</text:span></text:p>
                </text:list-item>
              </text:list>
            </text:list-item>
          </text:list>
        </text:list-item>
      </text:list>
      <text:p text:style-name="P39"><text:span text:style-name="T15">&lt;FLOAD filename&gt;</text:span></text:p>
      <text:p text:style-name="P41"/>
      <text:p text:style-name="P39"><text:span text:style-name="T19">MDL builtin</text:span></text:p>
      <text:p text:style-name="P41"/>
      <text:p text:style-name="P17">ZILF ignores all but the first argument and treats <text:span text:style-name="T19">FLOAD</text:span> as an alias to <text:span text:style-name="T19">INSERT-FILE</text:span>.</text:p>
      <text:list xml:id="list84752778478252" text:continue-numbering="true" text:style-name="WWNum4">
        <text:list-item>
          <text:list>
            <text:list-item>
              <text:list>
                <text:list-item>
                  <text:p text:style-name="P94"><text:bookmark text:name="_xvir7l"/><text:span text:style-name="T24">FORM</text:span></text:p>
                </text:list-item>
              </text:list>
            </text:list-item>
          </text:list>
        </text:list-item>
      </text:list>
      <text:p text:style-name="P39"><text:span text:style-name="T15">&lt;FORM values ...&gt;</text:span></text:p>
      <text:p text:style-name="P40"/>
      <text:p text:style-name="P39"><text:span text:style-name="T15">MDL builtin</text:span></text:p>
      <text:p text:style-name="P40"/>
      <text:p text:style-name="P14"><text:soft-page-break/><text:span text:style-name="T3">This creates a </text:span><text:span text:style-name="T7">FORM</text:span><text:span text:style-name="T3"> without </text:span>evaluating<text:span text:style-name="T3"> it. This is analogous to </text:span><text:span text:style-name="T7">LIST</text:span><text:span text:style-name="T3"> and </text:span><text:span text:style-name="T7">VECTOR</text:span><text:span text:style-name="T3"> but with "</text:span><text:span text:style-name="T7">&lt;&gt;</text:span><text:span text:style-name="T3">" instead of "</text:span><text:span text:style-name="T7">()</text:span><text:span text:style-name="T3">" or "</text:span><text:span text:style-name="T7">[]</text:span><text:span text:style-name="T3">". In many cases it is possible to use </text:span><text:span text:style-name="T7">QUOTE</text:span><text:span text:style-name="T3"> to achieve the same result.</text:span></text:p>
      <text:p text:style-name="P14"><text:span text:style-name="T3">Examples:</text:span></text:p>
      <text:p text:style-name="P14"><text:span text:style-name="T3"><text:tab/></text:span><text:span text:style-name="T7">&lt;FORM + 1 2&gt;<text:tab/><text:tab/>--&gt;<text:tab/>&lt;+ 1 2&gt;</text:span></text:p>
      <text:p text:style-name="P14"><text:span text:style-name="T7"><text:tab/>&lt;DEFINE INC-FORM (A)<text:line-break/><text:tab/><text:tab/>&lt;FORM SET .A &lt;FORM + 1 &lt;FORM LVAL .A&gt;&gt;&gt;&gt;</text:span></text:p>
      <text:p text:style-name="P14"><text:span text:style-name="T7"><text:tab/>&lt;INC-FORM X&gt;<text:tab/><text:tab/>--&gt;<text:tab/>&lt;SET X &lt;+ 1 .X&gt;</text:span></text:p>
      <text:p text:style-name="P90"><text:bookmark text:name="_rvdiawa60ol4"/>FREQUENT-WORDS?</text:p>
      <text:list xml:id="list84752689790067" text:continue-numbering="true" text:style-name="WWNum4">
        <text:list-item>
          <text:list>
            <text:list-item>
              <text:list>
                <text:list-item>
                  <text:p text:style-name="P8"><text:span text:style-name="T19">&lt;FREQUENT-WORDS?&gt;</text:span></text:p>
                </text:list-item>
                <text:list-item>
                  <text:p text:style-name="P7"/>
                </text:list-item>
                <text:list-item>
                  <text:p text:style-name="P8"><text:span text:style-name="T19">ZIL library</text:span></text:p>
                </text:list-item>
                <text:list-item>
                  <text:p text:style-name="P5"/>
                </text:list-item>
              </text:list>
            </text:list-item>
          </text:list>
        </text:list-item>
      </text:list>
      <text:p text:style-name="P17">ZILF ignores this and always returns <text:span text:style-name="T19">FALSE</text:span>. Frequent words table is built by ZAPF instead.</text:p>
      <text:list xml:id="list84751943240254" text:continue-numbering="true" text:style-name="WWNum4">
        <text:list-item>
          <text:list>
            <text:list-item>
              <text:list>
                <text:list-item>
                  <text:p text:style-name="P94"><text:bookmark text:name="_m3e5asphu6rd"/><text:span text:style-name="T24">FUNCTION</text:span></text:p>
                </text:list-item>
              </text:list>
            </text:list-item>
          </text:list>
        </text:list-item>
      </text:list>
      <text:p text:style-name="P39"><text:span text:style-name="T15">&lt;FUNCTION [activation] arg-list [decl] expressions ...&gt;</text:span></text:p>
      <text:p text:style-name="P39"><text:span text:style-name="T15">#FUNCTION ([activation] arg-list [decl] expressions ...)</text:span></text:p>
      <text:p text:style-name="P40"/>
      <text:p text:style-name="P39"><text:span text:style-name="T15">MDL builtin</text:span></text:p>
      <text:p text:style-name="P40"/>
      <text:p text:style-name="P14"><text:span text:style-name="T3">This creates a </text:span><text:span text:style-name="T7">FUNCTION</text:span><text:span text:style-name="T3">. When a </text:span><text:span text:style-name="T7">FUNCTION</text:span><text:span text:style-name="T3"> is called it evaluates all the </text:span><text:span text:style-name="T7">expressions</text:span><text:span text:style-name="T3"> and </text:span>returns<text:span text:style-name="T3"> the result of the last expression.</text:span></text:p>
      <text:p text:style-name="P14"><text:span text:style-name="T3">The </text:span><text:span text:style-name="T7">arg-list</text:span><text:span text:style-name="T3"> is a </text:span><text:span text:style-name="T7">LIST</text:span><text:span text:style-name="T3"> of arguments for the </text:span><text:span text:style-name="T7">FUNCTION</text:span><text:span text:style-name="T3">. Besides the arguments to the </text:span><text:span text:style-name="T7">FUNCTION</text:span><text:span text:style-name="T3">, </text:span><text:span text:style-name="T7">arg-list</text:span><text:span text:style-name="T3"> can also contain these tokens (in this order):</text:span></text:p>
      <text:p text:style-name="P14"><text:span text:style-name="T3"><text:tab/></text:span><text:span text:style-name="T7">"BIND"</text:span><text:span text:style-name="T3"><text:tab/>Followed by an </text:span><text:span text:style-name="T7">ATOM</text:span><text:span text:style-name="T3"> that binds the </text:span><text:span text:style-name="T7">ATOM</text:span><text:span text:style-name="T3"> to the </text:span><text:span text:style-name="T7">ENVIRONMENT</text:span><text:span text:style-name="T3"> <text:line-break/><text:tab/><text:tab/><text:tab/>when the </text:span><text:span text:style-name="T7">FUNCTION</text:span><text:span text:style-name="T3"> was applied. See </text:span><text:span text:style-name="T7">EVAL</text:span><text:span text:style-name="T3"> for example on this.<text:line-break/><text:tab/></text:span><text:span text:style-name="T7">Arguments</text:span><text:span text:style-name="T3"><text:tab/>The required </text:span><text:span text:style-name="T7">arguments</text:span><text:span text:style-name="T3"> for this </text:span><text:span text:style-name="T7">FUNCTION</text:span><text:span text:style-name="T3">. The </text:span><text:span text:style-name="T7">arguments</text:span><text:span text:style-name="T3"> are <text:line-break/><text:tab/><text:tab/><text:tab/>bound to local variables inside this </text:span><text:span text:style-name="T7">FUNCTION</text:span><text:span text:style-name="T3">.<text:line-break/><text:tab/></text:span><text:span text:style-name="T7">"OPT"</text:span><text:span text:style-name="T3"><text:tab/>The optional </text:span><text:span text:style-name="T7">arguments</text:span><text:span text:style-name="T3"> for this </text:span><text:span text:style-name="T7">FUNCTION</text:span><text:span text:style-name="T3">. The </text:span><text:span text:style-name="T7">arguments</text:span><text:span text:style-name="T3"> are <text:line-break/><text:tab/><text:tab/><text:tab/>bound to local variables inside this </text:span><text:span text:style-name="T7">FUNCTION</text:span><text:span text:style-name="T3"> and can be defined with<text:line-break/><text:tab/><text:tab/><text:tab/>a default value. </text:span><text:span text:style-name="T7">"OPTIONAL"</text:span><text:span text:style-name="T3"> is an alias for </text:span><text:span text:style-name="T7">"OPT"</text:span><text:span text:style-name="T3">.<text:line-break/><text:tab/></text:span><text:span text:style-name="T7">"ARGS"</text:span><text:span text:style-name="T3"><text:tab/>Followed by an </text:span><text:span text:style-name="T7">ATOM</text:span><text:span text:style-name="T3"> that is bound a </text:span><text:span text:style-name="T7">LIST</text:span><text:span text:style-name="T3"> of all remaining arguments,<text:line-break/><text:tab/><text:tab/><text:tab/>unevaluated. If </text:span><text:span text:style-name="T7">"ARGS"</text:span><text:span text:style-name="T3"> appears in arg-list, </text:span><text:span text:style-name="T7">"TUPLE"</text:span><text:span text:style-name="T3"> should not appear.<text:line-break/><text:tab/></text:span><text:span text:style-name="T7">"TUPLE"</text:span><text:span text:style-name="T3"><text:tab/>Followed by an </text:span><text:span text:style-name="T7">ATOM</text:span><text:span text:style-name="T3"> that is bound a </text:span><text:span text:style-name="T7">TUPLE</text:span><text:span text:style-name="T3"> of all remaining arguments,<text:line-break/><text:tab/><text:tab/><text:tab/>evaluated. If </text:span><text:span text:style-name="T7">"TUPLE"</text:span><text:span text:style-name="T3"> appears in arg-list, </text:span><text:span text:style-name="T7">"ARGS"</text:span><text:span text:style-name="T3"> should not appear.<text:line-break/><text:tab/><text:tab/><text:tab/>See </text:span><text:span text:style-name="T7">TUPLE</text:span><text:span text:style-name="T3"> for example on this.<text:line-break/><text:tab/></text:span><text:span text:style-name="T7">"AUX"</text:span><text:span text:style-name="T3"><text:tab/>Followed by any number of </text:span><text:span text:style-name="T7">ATOM</text:span><text:span text:style-name="T3">s that becomes local variables inside<text:line-break/><text:tab/><text:tab/><text:tab/>this </text:span><text:span text:style-name="T7">FUNCTION</text:span><text:span text:style-name="T3"> and can be defined with a default value. </text:span><text:span text:style-name="T7">"EXTRA"</text:span><text:span text:style-name="T3"><text:line-break/><text:tab/><text:tab/><text:tab/>is a alias for </text:span><text:span text:style-name="T7">"AUX"</text:span><text:span text:style-name="T3">.<text:line-break/><text:tab/></text:span><text:span text:style-name="T7">"NAME"</text:span><text:span text:style-name="T3"><text:tab/>Followed by an </text:span><text:span text:style-name="T7">ATOM</text:span><text:span text:style-name="T3"> that becomes the </text:span><text:span text:style-name="T7">activation</text:span><text:span text:style-name="T3"> for this </text:span><text:span text:style-name="T7">FUNCTION</text:span><text:span text:style-name="T3">.<text:line-break/><text:tab/><text:tab/><text:tab/>This is equivalent to naming the </text:span><text:span text:style-name="T7">activation</text:span><text:span text:style-name="T3"> before the </text:span><text:span text:style-name="T7">arg-list</text:span><text:span text:style-name="T3">.<text:line-break/><text:tab/><text:tab/><text:tab/></text:span><text:span text:style-name="T7">"ACT"</text:span><text:span text:style-name="T3"> is an alias for </text:span><text:span text:style-name="T7">"NAME"</text:span><text:span text:style-name="T3">. See </text:span><text:span text:style-name="T7">AGAIN</text:span><text:span text:style-name="T3"> for example on this.</text:span></text:p>
      <text:p text:style-name="P14"><text:span text:style-name="T3">Default values for </text:span><text:span text:style-name="T8">"OPT"</text:span><text:span text:style-name="T3"> and </text:span><text:span text:style-name="T8">"AUX"</text:span><text:span text:style-name="T3"> are defined by a two-element </text:span><text:span text:style-name="T8">LIST</text:span><text:span text:style-name="T3"> whose first element is the </text:span><text:span text:style-name="T8">ATOM</text:span><text:span text:style-name="T3"> and the second element is assigned to. </text:span></text:p>
      <text:p text:style-name="P14"><text:span text:style-name="T3"><text:tab/></text:span><text:span text:style-name="T7">&lt;FUNCTION ("AUX" (X 1) (Y 2)) &lt;+ .X .Y&gt;&gt;</text:span></text:p>
      <text:p text:style-name="P14"><text:span text:style-name="T3">Means that the local variables </text:span><text:span text:style-name="T7">X</text:span><text:span text:style-name="T3"> and </text:span><text:span text:style-name="T7">Y</text:span><text:span text:style-name="T3"> are initially assigned 1 and 2.</text:span></text:p>
      <text:p text:style-name="P14">rogramm</text:p>
      <text:p text:style-name="P14"><text:span text:style-name="T7">FUNCTION</text:span><text:span text:style-name="T3"> is its own </text:span><text:span text:style-name="T7">TYPE</text:span><text:span text:style-name="T3"> and it is perfectly legal to, for example, use </text:span><text:span text:style-name="T7">#FUNCTION</text:span><text:span text:style-name="T3"> instead to create a </text:span><text:span text:style-name="T7">FUNCTION</text:span><text:span text:style-name="T3">. </text:span></text:p>
      <text:p text:style-name="P14"><text:span text:style-name="T3">Usually a </text:span><text:span text:style-name="T7">FUNCTION</text:span><text:span text:style-name="T3"> is assigned to a global variable. This can be done by assigning a global </text:span><text:span text:style-name="T7">ATOM</text:span><text:span text:style-name="T3"> the </text:span><text:span text:style-name="T7">FUNCTION</text:span><text:span text:style-name="T3"> with </text:span><text:span text:style-name="T7">SETG</text:span><text:span text:style-name="T3"> (this is more commonly done with </text:span><text:span text:style-name="T7">DEFINE)</text:span><text:span text:style-name="T3">.</text:span></text:p>
      <text:p text:style-name="P14"><text:span text:style-name="T3">Examples:</text:span></text:p>
      <text:p text:style-name="P14"><text:span text:style-name="T3"><text:tab/></text:span><text:span text:style-name="T7">&lt;&lt;FUNCTION (X1 X2) &lt;+ .X1 .X2&gt;&gt; 5 4&gt;<text:tab/>--&gt;<text:tab/>9</text:span></text:p>
      <text:p text:style-name="P14"><text:span text:style-name="T7"><text:tab/>&lt;SETG SQUARE &lt;FUNCTION (X) &lt;* .X .X&gt;&gt;&gt;<text:line-break/><text:tab/>&lt;SQUARE 5&gt;<text:tab/><text:tab/><text:tab/><text:tab/><text:tab/><text:tab/>--&gt;<text:tab/>25</text:span></text:p>
      <text:p text:style-name="P14"><text:span text:style-name="T7"><text:tab/>&lt;SETG POWER-TO &lt;FUNCTION ACT (X "OPT" (Y 2))<text:line-break/><text:tab/><text:tab/>&lt;COND (&lt;=? .Y 0&gt; &lt;RETURN 1 .ACT&gt;)&gt;<text:line-break/><text:tab/><text:tab/>&lt;REPEAT ((Z 1)(I 0))<text:line-break/><text:tab/><text:tab/><text:tab/>&lt;SET Z &lt;* .Z .X&gt;&gt;<text:line-break/><text:tab/><text:tab/><text:tab/>&lt;SET I &lt;+ .I 1&gt;&gt;<text:line-break/><text:tab/><text:tab/><text:tab/>&lt;COND (&lt;=? .I .Y&gt; &lt;RETURN .Z&gt;)&gt;<text:line-break/><text:tab/><text:tab/>&gt;<text:line-break/><text:tab/>&gt;&gt;<text:line-break/><text:tab/>&lt;POWER-TO 2 3&gt;<text:tab/><text:tab/><text:tab/><text:tab/><text:tab/><text:tab/>--&gt;<text:tab/>8<text:line-break/><text:tab/>&lt;POWER-TO 3 4&gt;<text:tab/><text:tab/><text:tab/><text:tab/><text:tab/><text:tab/>--&gt;<text:tab/>81<text:line-break/><text:tab/>&lt;POWER-TO 3 0&gt;<text:tab/><text:tab/><text:tab/><text:tab/><text:tab/><text:tab/>--&gt;<text:tab/>1</text:span></text:p>
      <text:list xml:id="list84752121447288" text:continue-numbering="true" text:style-name="WWNum4">
        <text:list-item>
          <text:list>
            <text:list-item>
              <text:list>
                <text:list-item>
                  <text:p text:style-name="P94"><text:bookmark text:name="_1x0gk37"/><text:span text:style-name="T24">FUNNY-GLOBALS?</text:span></text:p>
                </text:list-item>
              </text:list>
            </text:list-item>
          </text:list>
        </text:list-item>
      </text:list>
      <text:p text:style-name="P39"><text:span text:style-name="T15">&lt;FUNNY-GLOBALS? [boolean]&gt;</text:span></text:p>
      <text:p text:style-name="P40"/>
      <text:p text:style-name="P39"><text:span text:style-name="T15">ZIL library</text:span></text:p>
      <text:p text:style-name="P21"/>
      <text:p text:style-name="P14"><text:span text:style-name="T3">When enabled, “funny globals” mode lets the game define more than the usual 240 global variables.</text:span></text:p>
      <text:p text:style-name="P14"><text:soft-page-break/><text:span text:style-name="T3">If needed, ZILF will move the extra variables into a table (GLOBAL-VARS-TABLE) and generate table instructions to access them (</text:span><text:span text:style-name="T7">PUT</text:span><text:span text:style-name="T3"> and </text:span><text:span text:style-name="T7">GET</text:span><text:span text:style-name="T3">, or in the case of </text:span><text:span text:style-name="T7">BYTE</text:span><text:span text:style-name="T3"> globals created with </text:span><text:span text:style-name="T7">DEFINE-GLOBALS</text:span><text:span text:style-name="T3">, </text:span><text:span text:style-name="T7">PUTB</text:span><text:span text:style-name="T3"> and </text:span><text:span text:style-name="T7">GETB</text:span><text:span text:style-name="T3">).</text:span></text:p>
      <text:p text:style-name="P14"><text:span text:style-name="T3">This translation is mostly transparent to game source code, but it can’t be used for global variables that are ever referenced indirectly by number. ZILF uses a simple heuristic to try to identify those variables and reserve “real” global variable slots for them.</text:span></text:p>
      <text:list xml:id="list84753537804320" text:continue-numbering="true" text:style-name="WWNum4">
        <text:list-item>
          <text:list>
            <text:list-item>
              <text:list>
                <text:list-item>
                  <text:p text:style-name="P94"><text:bookmark text:name="_4h042r0"/><text:span text:style-name="T24">G=?</text:span></text:p>
                </text:list-item>
              </text:list>
            </text:list-item>
          </text:list>
        </text:list-item>
      </text:list>
      <text:p text:style-name="P39"><text:span text:style-name="T15">&lt;G=? value1 value2&gt;</text:span></text:p>
      <text:p text:style-name="P40"/>
      <text:p text:style-name="P39"><text:span text:style-name="T15">MDL builtin</text:span></text:p>
      <text:p text:style-name="P40"/>
      <text:p text:style-name="P20"><text:span text:style-name="T21">Predicate. True if </text:span><text:span text:style-name="T15">value1</text:span><text:span text:style-name="T21"> is greater or equal than </text:span><text:span text:style-name="T15">value2</text:span><text:span text:style-name="T21"> otherwise false.</text:span></text:p>
      <text:list xml:id="list84752387855436" text:continue-numbering="true" text:style-name="WWNum4">
        <text:list-item>
          <text:list>
            <text:list-item>
              <text:list>
                <text:list-item>
                  <text:p text:style-name="P94"><text:bookmark text:name="_2w5ecyt"/><text:span text:style-name="T24">G?</text:span></text:p>
                </text:list-item>
              </text:list>
            </text:list-item>
          </text:list>
        </text:list-item>
      </text:list>
      <text:p text:style-name="P39"><text:span text:style-name="T15">&lt;G? value1 value2&gt;</text:span></text:p>
      <text:p text:style-name="P40"/>
      <text:p text:style-name="P39"><text:span text:style-name="T15">MDL builtin</text:span></text:p>
      <text:p text:style-name="P40"/>
      <text:p text:style-name="P20"><text:span text:style-name="T21">Predicate. True if </text:span><text:span text:style-name="T15">value1</text:span><text:span text:style-name="T21"> is greater than </text:span><text:span text:style-name="T15">value2</text:span><text:span text:style-name="T21"> otherwise false.</text:span></text:p>
      <text:list xml:id="list84752078472505" text:continue-numbering="true" text:style-name="WWNum4">
        <text:list-item>
          <text:list>
            <text:list-item>
              <text:list>
                <text:list-item>
                  <text:p text:style-name="P94"><text:bookmark text:name="_1baon6m"/><text:span text:style-name="T24">GASSIGNED?</text:span></text:p>
                </text:list-item>
              </text:list>
            </text:list-item>
          </text:list>
        </text:list-item>
      </text:list>
      <text:p text:style-name="P39"><text:span text:style-name="T15">&lt;GASSIGNED? Atom&gt;</text:span></text:p>
      <text:p text:style-name="P40"/>
      <text:p text:style-name="P39"><text:span text:style-name="T15">MDL builtin</text:span></text:p>
      <text:p text:style-name="P40"/>
      <text:p text:style-name="P14"><text:span text:style-name="T3">Predicate. Returns true </text:span>if the <text:span text:style-name="T19">atom</text:span><text:span text:style-name="T3"> has </text:span>an<text:span text:style-name="T3"> </text:span><text:span text:style-name="T8">G</text:span><text:span text:style-name="T7">VAL</text:span><text:span text:style-name="T3"> (global value).</text:span></text:p>
      <text:p text:style-name="P14"><text:span text:style-name="T3">Example:</text:span></text:p>
      <text:p text:style-name="P43"><text:span text:style-name="T3"><text:tab/>&lt;</text:span><text:span text:style-name="T7">GASSIGNED? X&gt;<text:tab/>--&gt;<text:tab/>False<text:line-break/><text:tab/>&lt;SETG X 1&gt;<text:line-break/><text:tab/>&lt;GASSIGNED? X&gt;<text:tab/>--&gt;<text:tab/>True</text:span></text:p>
      <text:list xml:id="list84753310798407" text:continue-numbering="true" text:style-name="WWNum4">
        <text:list-item>
          <text:list>
            <text:list-item>
              <text:list>
                <text:list-item>
                  <text:p text:style-name="P94"><text:bookmark text:name="_3vac5uf"/><text:span text:style-name="T24">GBOUND?</text:span></text:p>
                </text:list-item>
              </text:list>
            </text:list-item>
          </text:list>
        </text:list-item>
      </text:list>
      <text:p text:style-name="P39"><text:span text:style-name="T15">&lt;GBOUND? atom&gt;</text:span></text:p>
      <text:p text:style-name="P40"/>
      <text:p text:style-name="P39"><text:span text:style-name="T15">MDL builtin</text:span></text:p>
      <text:p text:style-name="P40"/>
      <text:p text:style-name="P14"><text:span text:style-name="T7">GBOUND?</text:span><text:span text:style-name="T3"> Is a predicate that returns true if the </text:span><text:span text:style-name="T8">atom</text:span><text:span text:style-name="T3"> ever had a global value.</text:span></text:p>
      <text:p text:style-name="P14"><text:span text:style-name="T3">Examples:</text:span></text:p>
      <text:p text:style-name="P20"><text:span text:style-name="T15"><text:tab/>&lt;SETG X 42&gt;<text:line-break/><text:tab/>&lt;GASSIGNED? X&gt;<text:tab/>--&gt;<text:tab/>True<text:line-break/><text:tab/>&lt;GBOUND? X&gt;<text:tab/>--&gt;<text:tab/>True<text:line-break/><text:tab/>&lt;GUNASSIGN X&gt;<text:line-break/><text:tab/>&lt;GASSIGNED? X&gt;<text:tab/>--&gt;<text:tab/>False<text:line-break/><text:tab/>&lt;GBOUND? X&gt;<text:tab/>--&gt;<text:tab/>True</text:span></text:p>
      <text:list xml:id="list84752254549750" text:continue-numbering="true" text:style-name="WWNum4">
        <text:list-item>
          <text:list>
            <text:list-item>
              <text:list>
                <text:list-item>
                  <text:p text:style-name="P94"><text:bookmark text:name="_2afmg28"/><text:span text:style-name="T24">GC</text:span></text:p>
                </text:list-item>
              </text:list>
            </text:list-item>
          </text:list>
        </text:list-item>
      </text:list>
      <text:p text:style-name="P39"><text:span text:style-name="T15">&lt;GC&gt;</text:span></text:p>
      <text:p text:style-name="P41"/>
      <text:p text:style-name="P39"><text:span text:style-name="T15">MDL builtin</text:span></text:p>
      <text:p text:style-name="P40"/>
      <text:p text:style-name="P14"><text:span text:style-name="T3">This </text:span>causes garbage<text:span text:style-name="T3"> collection.</text:span></text:p>
      <text:p text:style-name="P14"><text:soft-page-break/><text:span text:style-name="T3">In ZILF </text:span><text:span text:style-name="T7">GC</text:span><text:span text:style-name="T3"> ignores all arguments and always </text:span>returns<text:span text:style-name="T3"> true. ZILF relies on the garbage collection in the NET framework and only implements this for </text:span>compatibility<text:span text:style-name="T3">.</text:span></text:p>
      <text:p text:style-name="P14"><text:span text:style-name="T3">Examples:</text:span></text:p>
      <text:p text:style-name="P14"><text:span text:style-name="T7"><text:tab/>&lt;GC&gt;<text:tab/><text:tab/><text:tab/>--&gt;<text:tab/>T</text:span></text:p>
      <text:p text:style-name="P14"><text:span text:style-name="T7"><text:tab/>&lt;GC 0 T 5&gt;<text:tab/>--&gt;<text:tab/>T </text:span></text:p>
      <text:list xml:id="list84751523159843" text:continue-numbering="true" text:style-name="WWNum4">
        <text:list-item>
          <text:list>
            <text:list-item>
              <text:list>
                <text:list-item>
                  <text:p text:style-name="P94"><text:bookmark text:name="_pkwqa1"/>GC-MON</text:p>
                </text:list-item>
              </text:list>
            </text:list-item>
          </text:list>
        </text:list-item>
      </text:list>
      <text:p text:style-name="P39"><text:span text:style-name="T19">&lt;GC-MON&gt;</text:span></text:p>
      <text:p text:style-name="P41"/>
      <text:p text:style-name="P39"><text:span text:style-name="T19">MDL builtin</text:span></text:p>
      <text:p text:style-name="P41"/>
      <text:p text:style-name="P38">ZILF ignores this and always returns <text:span text:style-name="T19">FALSE</text:span>.</text:p>
      <text:list xml:id="list84751666616484" text:continue-numbering="true" text:style-name="WWNum4">
        <text:list-item>
          <text:list>
            <text:list-item>
              <text:list>
                <text:list-item>
                  <text:p text:style-name="P94"><text:bookmark text:name="_k62wjra3zbsy"/><text:span text:style-name="T24">GDECL</text:span></text:p>
                </text:list-item>
              </text:list>
            </text:list-item>
          </text:list>
        </text:list-item>
      </text:list>
      <text:p text:style-name="P39"><text:span text:style-name="T15">&lt;GDECL (atoms ...) decl ...&gt;</text:span></text:p>
      <text:p text:style-name="P41"/>
      <text:p text:style-name="P39"><text:span text:style-name="T19">MDL builtin</text:span></text:p>
      <text:p text:style-name="P41"/>
      <text:p text:style-name="P17"><text:span text:style-name="T19">GDECL</text:span> declares the type/structure of the global value of <text:span text:style-name="T19">ATOM</text:span>s. <text:span text:style-name="T19">GDECL</text:span> pairs a <text:span text:style-name="T19">LIST</text:span> of <text:span text:style-name="T19">atoms</text:span> with a <text:span text:style-name="T19">decl</text:span> pattern, this can then be repeated indefinitely. </text:p>
      <text:p text:style-name="P17">The <text:span text:style-name="T19">decl</text:span> pattern can contain the following:</text:p>
      <text:p text:style-name="P17"><text:tab/>A <text:span text:style-name="T19">TYPE</text:span> name<text:tab/><text:tab/>The <text:span text:style-name="T19">atoms</text:span> <text:span text:style-name="T19">TYPE</text:span> must be of this <text:span text:style-name="T19">TYPE</text:span>. This can be generalized<text:line-break/><text:tab/><text:tab/><text:tab/><text:tab/>slightly by using <text:span text:style-name="T19">&lt;PRIMTYPE type&gt;</text:span>, which means that the <text:span text:style-name="T19">atom</text:span>s<text:line-break/><text:tab/><text:tab/><text:tab/><text:tab/><text:span text:style-name="T19">TYPE</text:span> must have the same <text:span text:style-name="T19">PRIMTYPE</text:span> as <text:span text:style-name="T19">type</text:span>.<text:line-break/><text:tab/><text:span text:style-name="T19">ANY</text:span><text:tab/><text:tab/><text:tab/>The <text:span text:style-name="T19">atom</text:span> can be of any <text:span text:style-name="T19">TYPE</text:span>.<text:line-break/><text:tab/><text:span text:style-name="T19">STRUCTURED<text:tab/></text:span>Means that <text:span text:style-name="T19">&lt;STRUCTURED? atom&gt;</text:span> must be <text:span text:style-name="T19">TRUE</text:span> (<text:span text:style-name="T19">atom</text:span> is for<text:line-break/><text:tab/><text:tab/><text:tab/><text:tab/>example a <text:span text:style-name="T19">LIST</text:span>, <text:span text:style-name="T19">VECTOR</text:span> or <text:span text:style-name="T19">STRING</text:span>).<text:line-break/><text:tab/><text:span text:style-name="T19">APPLICABLE<text:tab/></text:span>Means that <text:span text:style-name="T19">&lt;APPLICABLE? atom&gt;</text:span> must be <text:span text:style-name="T19">TRUE</text:span> (<text:span text:style-name="T19">atom</text:span> is for<text:line-break/><text:tab/><text:tab/><text:tab/><text:tab/>example a <text:span text:style-name="T19">FIX</text:span>, <text:span text:style-name="T19">FUNCTION</text:span> or <text:span text:style-name="T19">MACRO</text:span>).<text:line-break/><text:tab/>A <text:span text:style-name="T19">QUOTE</text:span>d <text:span text:style-name="T19">ATOM<text:tab/></text:span>Means that the <text:span text:style-name="T19">atom</text:span> must be <text:span text:style-name="T19">=?</text:span> with the <text:span text:style-name="T19">QUOTE</text:span>d <text:span text:style-name="T19">ATOM</text:span>.</text:p>
      <text:p text:style-name="P17">If the <text:s/><text:span text:style-name="T19">decl</text:span> pattern is <text:span text:style-name="T19">STRUCTURED</text:span> it is possible to specify a pattern for the structure. This has the following syntax:</text:p>
      <text:p text:style-name="P17"><text:tab/><text:span text:style-name="T19">&lt;structure patterns ...&gt;<text:tab/></text:span>This means that the <text:span text:style-name="T19">structure</text:span> must follow the <text:line-break/><text:tab/><text:tab/><text:tab/><text:tab/><text:tab/><text:tab/>defined <text:span text:style-name="T19">pattern</text:span> (so long it is defined). Items in the <text:line-break/><text:tab/><text:tab/><text:tab/><text:tab/><text:tab/><text:tab/><text:span text:style-name="T19">structure</text:span> at positions beyond the defined <text:line-break/><text:tab/><text:tab/><text:tab/><text:tab/><text:tab/><text:tab/><text:span text:style-name="T19">pattern</text:span> can be of any <text:span text:style-name="T19">TYPE</text:span>.</text:p>
      <text:p text:style-name="P17">This means that, for example, <text:span text:style-name="T19">&lt;GDECL (X) &lt;LIST FIX ANY FIX&gt;&gt;</text:span> is declaring that <text:span text:style-name="T19">X</text:span> must be a <text:span text:style-name="T19">LIST</text:span> (at least of <text:span text:style-name="T19">LENGTH</text:span> 3), with a <text:span text:style-name="T19">FIX</text:span> in position 1 and 3 and any <text:span text:style-name="T19">TYPE</text:span> in position 2 and position 4 and beyond.</text:p>
      <text:p text:style-name="P17"><text:tab/><text:span text:style-name="T19">&lt;SETG X (1 2 3)&gt;</text:span><text:tab/><text:tab/>is legal<text:line-break/><text:tab/><text:span text:style-name="T19">&lt;SETG X (1 2 3 4)&gt;</text:span><text:tab/><text:tab/>is legal<text:line-break/><text:tab/><text:span text:style-name="T19">&lt;SETG X (1 2 3 !\A)&gt;</text:span><text:tab/>is legal<text:line-break/><text:tab/><text:span text:style-name="T19">&lt;SETG X (1 2)&gt;</text:span><text:tab/><text:tab/><text:tab/>is illegal<text:line-break/><text:tab/><text:span text:style-name="T19">&lt;SETG X (!\A 2 3)&gt;<text:tab/><text:tab/></text:span>is illegal</text:p>
      <text:p text:style-name="P38">Normally the pattern for structures defines that the structure should at least contain these elements, but it can contain additional items. If you want to disallow additional items , a <text:span text:style-name="T19">SEGMENT</text:span> is used instead of a <text:span text:style-name="T19">FORM</text:span>. <text:span text:style-name="T19">&lt;GDECL (X) !&lt;LIST FIX ANY FIX&gt;&gt;</text:span> means that the <text:span text:style-name="T19">LIST</text:span> must have exactly <text:span text:style-name="T19">LENGTH</text:span> 3. </text:p>
      <text:p text:style-name="P38"><text:tab/><text:span text:style-name="T19">&lt;SETG X (1 2 3)&gt;</text:span><text:tab/><text:tab/>is legal<text:line-break/><text:tab/><text:span text:style-name="T19">&lt;SETG X (1 2 3 4)&gt;</text:span><text:tab/><text:tab/>is illegal<text:line-break/><text:tab/><text:span text:style-name="T19">&lt;SETG X (1 2 3 !\A)&gt;</text:span><text:tab/>is illegal<text:line-break/><text:tab/><text:span text:style-name="T19">&lt;SETG X (1 2)&gt;</text:span><text:tab/><text:tab/><text:tab/>is illegal<text:line-break/><text:tab/><text:span text:style-name="T19">&lt;SETG X (!\A 2 3)&gt;<text:tab/><text:tab/></text:span>is illegal</text:p>
      <text:p text:style-name="P17">The pattern in this construction can in turn be defined to repeat itself by the syntax:</text:p>
      <text:p text:style-name="P17"><text:tab/><text:span text:style-name="T19">[number patterns ...]</text:span><text:tab/>Means that specified <text:span text:style-name="T19">pattern</text:span> should repeat itself <text:s/><text:line-break/><text:tab/><text:tab/><text:tab/><text:tab/><text:tab/><text:tab/><text:span text:style-name="T19">number</text:span> of times.<text:line-break/><text:tab/><text:span text:style-name="T19">[REST patterns ...]<text:tab/></text:span><text:tab/>Means that specified <text:span text:style-name="T19">pattern</text:span> should repeat itself<text:line-break/><text:tab/><text:tab/><text:tab/><text:tab/><text:tab/><text:tab/>indefinetly. If this is defined it must be the last <text:line-break/><text:tab/><text:tab/><text:tab/><text:tab/><text:tab/><text:tab/>in the structure declaration.<text:line-break/><text:tab/><text:span text:style-name="T19">[OPT patterns ...]</text:span><text:tab/><text:tab/>Means that this <text:span text:style-name="T19">structure</text:span> can either be empty or <text:line-break/><text:tab/><text:tab/><text:tab/><text:tab/><text:tab/><text:tab/>follow <text:tab/>the defined <text:span text:style-name="T19">pattern</text:span>. Only a <text:span text:style-name="T19">REST</text:span> <text:line-break/><text:tab/><text:tab/><text:tab/><text:tab/><text:tab/><text:tab/>construction can follow <text:span text:style-name="T19">OPT</text:span>.</text:p>
      <text:p text:style-name="P17">Finally, it is allowed to specify several possible <text:span text:style-name="T19">decl</text:span> to an atom with the compound <text:span text:style-name="T19">decl</text:span> <text:span text:style-name="T19">OR</text:span>.</text:p>
      <text:p text:style-name="P56"><text:span text:style-name="T19">&lt;OR decl ...&gt;</text:span> <text:tab/>This means that the <text:span text:style-name="T19">atoms</text:span> can be one of the specified <text:span text:style-name="T19">decl</text:span>. Each <text:line-break/><text:tab/><text:tab/><text:tab/><text:tab/>of the <text:span text:style-name="T19">decl</text:span> follow the same rules as above.</text:p>
      <text:p text:style-name="P17">Examples:</text:p>
      <text:p text:style-name="P17"><text:tab/><text:tab/><text:tab/><text:tab/><text:tab/><text:tab/><text:tab/><text:tab/><text:span text:style-name="T19">X must be:</text:span><text:line-break/><text:tab/><text:span text:style-name="T19">&lt;GDECL (X) FIX&gt;<text:tab/><text:tab/><text:tab/>--&gt; <text:tab/>FIX<text:line-break/><text:tab/>&lt;GDECL (X) &lt;OR FIX STRING&gt;&gt;<text:tab/>--&gt; <text:tab/>FIX or STRING<text:line-break/><text:tab/>&lt;GDECL (X) &lt;LIST FIX&gt;<text:tab/><text:tab/>--&gt;<text:tab/>LIST with FIX in pos 1<text:line-break/><text:tab/>&lt;GDECL (X) &lt;LIST [3 FIX]&gt;<text:tab/>--&gt;<text:tab/>LIST with FIX in pos 1-3<text:line-break/><text:tab/>&lt;GDECL (X) &lt;LIST [REST FIX]&gt;<text:tab/>--&gt;<text:tab/>LIST with only FIX<text:line-break/><text:tab/>&lt;GDECL (X) &lt;LIST [OPT FIX] [REST FIX]&gt;&gt;<text:line-break/><text:tab/><text:tab/><text:tab/><text:tab/><text:tab/>--&gt;<text:tab/>Empty LIST or LIST containing FIX<text:line-break/><text:line-break/><text:tab/>See DECL? for more examples on how to format decl.</text:span></text:p>
      <text:list xml:id="list84752475331870" text:continue-numbering="true" text:style-name="WWNum4">
        <text:list-item>
          <text:list>
            <text:list-item>
              <text:list>
                <text:list-item>
                  <text:p text:style-name="P94"><text:bookmark text:name="_39kk8xu"/><text:span text:style-name="T24">GET-DECL</text:span></text:p>
                </text:list-item>
              </text:list>
            </text:list-item>
          </text:list>
        </text:list-item>
      </text:list>
      <text:p text:style-name="P39"><text:span text:style-name="T15">&lt;GET-DECL item&gt;</text:span></text:p>
      <text:p text:style-name="P41"/>
      <text:p text:style-name="P39"><text:span text:style-name="T19">MDL builtin</text:span></text:p>
      <text:p text:style-name="P41"/>
      <text:p text:style-name="P38"><text:span text:style-name="T19">GET-DECL</text:span> returns the <text:span text:style-name="T19">pattern</text:span> defined to the <text:span text:style-name="T19">item</text:span>. It returns <text:span text:style-name="T19">FALSE</text:span> if no <text:span text:style-name="T19">item</text:span> exists.</text:p>
      <text:p text:style-name="P38"><text:soft-page-break/>See <text:span text:style-name="T19">DECL?</text:span>, <text:span text:style-name="T19">GDECL</text:span> and <text:span text:style-name="T19">PUT-DECL</text:span> for more on declaration patterns.</text:p>
      <text:p text:style-name="P38">Examples:</text:p>
      <text:p text:style-name="P38"><text:tab/><text:span text:style-name="T19">&lt;GET-DECL BOOLEAN&gt;<text:tab/><text:tab/><text:tab/><text:tab/><text:tab/>--&gt;<text:tab/>#FALSE</text:span></text:p>
      <text:p text:style-name="P38"><text:span text:style-name="T19"><text:tab/>&lt;PUT-DECL BOOLEAN '&lt;OR ATOM FALSE&gt;&gt;<text:line-break/><text:tab/>&lt;GET-DECL BOOLEAN&gt;<text:tab/><text:tab/><text:tab/><text:tab/><text:tab/>--&gt;<text:tab/>&lt;OR ATOM FALSE&gt;</text:span></text:p>
      <text:list xml:id="list84752914833085" text:continue-numbering="true" text:style-name="WWNum4">
        <text:list-item>
          <text:list>
            <text:list-item>
              <text:list>
                <text:list-item>
                  <text:p text:style-name="P94"><text:bookmark text:name="_1opuj5n"/><text:span text:style-name="T24">GETB</text:span></text:p>
                </text:list-item>
              </text:list>
            </text:list-item>
          </text:list>
        </text:list-item>
      </text:list>
      <text:p text:style-name="P39"><text:span text:style-name="T15">&lt;GETB table index&gt;</text:span></text:p>
      <text:p text:style-name="P40"/>
      <text:p text:style-name="P39"><text:span text:style-name="T15">ZIL library</text:span></text:p>
      <text:p text:style-name="P40"/>
      <text:p text:style-name="P14"><text:span text:style-name="T3">Returns BYTE-record (1 byte) stored at </text:span><text:span text:style-name="T7">index</text:span><text:span text:style-name="T3">.</text:span></text:p>
      <text:p text:style-name="P14"><text:span text:style-name="T7">TABLE</text:span><text:span text:style-name="T3"> </text:span>is a ZIL-specific<text:span text:style-name="T3"> structure that can be used both outside and inside </text:span><text:span text:style-name="T7">ROUTINES</text:span><text:span text:style-name="T3">. </text:span><text:span text:style-name="T7">GETB</text:span><text:span text:style-name="T3"> is equivalent to the Z-code builtin </text:span><text:span text:style-name="T7">GETB</text:span><text:span text:style-name="T3">. </text:span></text:p>
      <text:p text:style-name="P14"><text:span text:style-name="T3">Also see </text:span><text:span text:style-name="T7">PUTB</text:span><text:span text:style-name="T3">, </text:span><text:span text:style-name="T7">ZGET</text:span><text:span text:style-name="T3">, </text:span><text:span text:style-name="T7">ZPUT</text:span><text:span text:style-name="T3"> and </text:span><text:span text:style-name="T7">ZREST</text:span><text:span text:style-name="T3">.</text:span></text:p>
      <text:p text:style-name="P14"><text:span text:style-name="T3">Example:</text:span></text:p>
      <text:p text:style-name="P43"><text:span text:style-name="T7">&lt;GETB &lt;TABLE (BYTE) !\A !\B !\C !\D&gt; 2&gt;<text:tab/><text:tab/>--&gt;<text:tab/>!\C</text:span></text:p>
      <text:list xml:id="list84752053511363" text:continue-numbering="true" text:style-name="WWNum4">
        <text:list-item>
          <text:list>
            <text:list-item>
              <text:list>
                <text:list-item>
                  <text:p text:style-name="P94"><text:bookmark text:name="_48pi1tg"/><text:span text:style-name="T24">GETPROP</text:span></text:p>
                </text:list-item>
              </text:list>
            </text:list-item>
          </text:list>
        </text:list-item>
      </text:list>
      <text:p text:style-name="P39"><text:span text:style-name="T15">&lt;GETPROP item indicator [default-value]&gt;</text:span></text:p>
      <text:list xml:id="list84752076413032" text:continue-numbering="true" text:style-name="WWNum4">
        <text:list-item>
          <text:list>
            <text:list-item>
              <text:list>
                <text:list-item>
                  <text:p text:style-name="P94"><text:bookmark text:name="_2nusc19"/><text:span text:style-name="T24">GLOBAL</text:span></text:p>
                </text:list-item>
              </text:list>
            </text:list-item>
          </text:list>
        </text:list-item>
      </text:list>
      <text:p text:style-name="P39"><text:span text:style-name="T15">&lt;GLOBAL atom default-value [decl] [size]&gt; </text:span></text:p>
      <text:p text:style-name="P40"/>
      <text:p text:style-name="P39"><text:span text:style-name="T15">ZIL library</text:span></text:p>
      <text:p text:style-name="P40"/>
      <text:p text:style-name="P14"><text:span text:style-name="T3">Declare a global variable </text:span><text:span text:style-name="T7">atom</text:span><text:span text:style-name="T3">, that later can be used inside a </text:span><text:span text:style-name="T7">ROUTINE</text:span><text:span text:style-name="T3">. The variable is initialized with </text:span><text:span text:style-name="T7">default-value</text:span><text:span text:style-name="T3">.</text:span></text:p>
      <text:p text:style-name="P14"><text:span text:style-name="T3">ZILF ignores the </text:span><text:span text:style-name="T7">decl</text:span><text:span text:style-name="T3">.</text:span></text:p>
      <text:p text:style-name="P14"><text:span text:style-name="T3">Example</text:span><text:span text:style-name="T2">:</text:span></text:p>
      <text:p text:style-name="P14"><text:span text:style-name="T7"><text:tab/>&lt;GLOBAL MYVAR 0&gt;</text:span></text:p>
      <text:list xml:id="list84751652845135" text:continue-numbering="true" text:style-name="WWNum4">
        <text:list-item>
          <text:list>
            <text:list-item>
              <text:list>
                <text:list-item>
                  <text:p text:style-name="P94"><text:bookmark text:name="_1302m92"/><text:span text:style-name="T24">GROW</text:span></text:p>
                </text:list-item>
              </text:list>
            </text:list-item>
          </text:list>
        </text:list-item>
      </text:list>
      <text:p text:style-name="P39"><text:span text:style-name="T15">&lt;GROW structure end beginning&gt;</text:span></text:p>
      <text:list xml:id="list84753097967261" text:continue-numbering="true" text:style-name="WWNum4">
        <text:list-item>
          <text:list>
            <text:list-item>
              <text:list>
                <text:list-item>
                  <text:p text:style-name="P94"><text:bookmark text:name="_3mzq4wv"/><text:span text:style-name="T24">GUNASSIGN</text:span></text:p>
                </text:list-item>
              </text:list>
            </text:list-item>
          </text:list>
        </text:list-item>
      </text:list>
      <text:p text:style-name="P39"><text:span text:style-name="T15">&lt;GUNASSIGN atom&gt;</text:span></text:p>
      <text:p text:style-name="P40"/>
      <text:p text:style-name="P39"><text:span text:style-name="T15">MDL builtin</text:span></text:p>
      <text:p text:style-name="P40"/>
      <text:p text:style-name="P14"><text:span text:style-name="T3">Unassign global </text:span><text:span text:style-name="T7">atom</text:span><text:span text:style-name="T3">.</text:span></text:p>
      <text:p text:style-name="P14"><text:span text:style-name="T3">Example:</text:span></text:p>
      <text:p text:style-name="P14"><text:span text:style-name="T7"><text:tab/>&lt;SETG X 1&gt;<text:line-break/><text:tab/>&lt;GASSIGNED? X&gt;<text:tab/><text:tab/>--&gt;<text:tab/>True<text:line-break/><text:tab/>&lt;GUNASSIGN X&gt;<text:line-break/><text:tab/>&lt;GASSIGNED? X&gt;<text:tab/><text:tab/>--&gt;<text:tab/>False</text:span></text:p>
      <text:list xml:id="list84752066445484" text:continue-numbering="true" text:style-name="WWNum4">
        <text:list-item>
          <text:list>
            <text:list-item>
              <text:list>
                <text:list-item>
                  <text:p text:style-name="P94"><text:bookmark text:name="_2250f4o"/><text:span text:style-name="T24">GVAL</text:span></text:p>
                </text:list-item>
              </text:list>
            </text:list-item>
          </text:list>
        </text:list-item>
      </text:list>
      <text:p text:style-name="P39"><text:soft-page-break/><text:span text:style-name="T15">&lt;GVAL atom&gt;<text:line-break/>,atom<text:tab/><text:tab/><text:tab/><text:tab/>;"Alternative syntax"</text:span></text:p>
      <text:p text:style-name="P40"/>
      <text:p text:style-name="P39"><text:span text:style-name="T15">MDL builtin</text:span></text:p>
      <text:p text:style-name="P40"/>
      <text:p text:style-name="P14">Get the value<text:span text:style-name="T3"> </text:span>of the global<text:span text:style-name="T3"> </text:span><text:span text:style-name="T7">atom</text:span><text:span text:style-name="T3">. More often used in its short form "</text:span><text:span text:style-name="T7">,atom</text:span><text:span text:style-name="T3">". </text:span></text:p>
      <text:p text:style-name="P14"><text:span text:style-name="T3">Example:</text:span></text:p>
      <text:p text:style-name="P14"><text:span text:style-name="T7"><text:tab/>&lt;SETG X 5&gt;<text:line-break/><text:line-break/><text:tab/>&lt;GVAL X&gt;<text:tab/>--&gt;<text:tab/>5<text:line-break/><text:tab/>,X<text:tab/><text:tab/>--&gt;<text:tab/>5</text:span></text:p>
      <text:list xml:id="list84753670432401" text:continue-numbering="true" text:style-name="WWNum4">
        <text:list-item>
          <text:list>
            <text:list-item>
              <text:list>
                <text:list-item>
                  <text:p text:style-name="P94"><text:bookmark text:name="_haapch"/><text:span text:style-name="T24">IFFLAG</text:span></text:p>
                </text:list-item>
              </text:list>
            </text:list-item>
          </text:list>
        </text:list-item>
      </text:list>
      <text:p text:style-name="P39"><text:span text:style-name="T15">&lt;IFFLAG (condition body ...) ...&gt;</text:span></text:p>
      <text:p text:style-name="P40"/>
      <text:p text:style-name="P39"><text:span text:style-name="T15">ZIL library</text:span></text:p>
      <text:p text:style-name="P40"/>
      <text:p text:style-name="P14"><text:span text:style-name="T3">Each </text:span><text:span text:style-name="T7">condition</text:span><text:span text:style-name="T3"> is either:</text:span></text:p>
      <text:list xml:id="list2300635085" text:style-name="WWNum9">
        <text:list-item>
          <text:p text:style-name="P49"><text:span text:style-name="T21">A </text:span><text:span text:style-name="T15">STRING</text:span><text:span text:style-name="T21"> naming a compilation flag, to evaluate the corresponding </text:span><text:span text:style-name="T15">body</text:span><text:span text:style-name="T21"> if the flag’s value is true.</text:span></text:p>
        </text:list-item>
        <text:list-item>
          <text:p text:style-name="P49"><text:span text:style-name="T21">An </text:span><text:span text:style-name="T15">ATOM</text:span><text:span text:style-name="T21"> whose </text:span><text:span text:style-name="T15">PNAME</text:span><text:span text:style-name="T21"> names a compilation flag, to evaluate the corresponding </text:span><text:span text:style-name="T15">body</text:span><text:span text:style-name="T21"> if the flag’s value is true.</text:span></text:p>
        </text:list-item>
        <text:list-item>
          <text:p text:style-name="P49"><text:span text:style-name="T21">A </text:span><text:span text:style-name="T15">FORM</text:span><text:span text:style-name="T21">, to evaluate the </text:span><text:span text:style-name="T15">FORM</text:span><text:span text:style-name="T21"> after replacing any element </text:span><text:span text:style-name="T15">ATOM</text:span><text:span text:style-name="T21">s whose </text:span><text:span text:style-name="T15">PNAME</text:span><text:span text:style-name="T21">s name compilation flags with the flag values, and then evaluate the corresponding </text:span><text:span text:style-name="T15">body</text:span><text:span text:style-name="T21"> if the result is true.</text:span></text:p>
        </text:list-item>
        <text:list-item>
          <text:p text:style-name="P49"><text:span text:style-name="T21">Any other value, to evaluate the corresponding </text:span><text:span text:style-name="T15">body</text:span><text:span text:style-name="T21"> immediately.</text:span></text:p>
        </text:list-item>
      </text:list>
      <text:p text:style-name="P53"/>
      <text:p text:style-name="P14"><text:span text:style-name="T3">As soon as any </text:span><text:span text:style-name="T7">body</text:span><text:span text:style-name="T3"> is evaluated, the function returns the result. If no </text:span><text:span text:style-name="T7">body</text:span><text:span text:style-name="T3"> is evaluated, the function returns </text:span><text:span text:style-name="T7">FALSE</text:span><text:span text:style-name="T3">.</text:span></text:p>
      <text:p text:style-name="P14"><text:span text:style-name="T3">Note: as a consequence of the evaluation rules above, undefined compilation flags are effectively </text:span><text:span text:style-name="T19">TRUE</text:span><text:span text:style-name="T3">.</text:span></text:p>
      <text:p text:style-name="P14">Example:</text:p>
      <text:p text:style-name="P57"><text:span text:style-name="T19">&lt;COMPILATION-FLAG MYFLAG &lt;&gt;&gt;<text:line-break/><text:tab/>&lt;IFFLAG (MYFLAG &lt;SETG FOO "NOT OFF"&gt;) (T &lt;SETG FOO "OFF"&gt;)&gt;<text:line-break/><text:tab/>,FOO<text:tab/><text:tab/><text:tab/>--&gt;<text:tab/>"OFF"</text:span></text:p>
      <text:list xml:id="list84753153318678" text:continue-list="list84753670432401" text:style-name="WWNum4">
        <text:list-item>
          <text:list>
            <text:list-item>
              <text:list>
                <text:list-item>
                  <text:p text:style-name="P94"><text:bookmark text:name="_319y80a"/><text:span text:style-name="T24">ILIST</text:span></text:p>
                </text:list-item>
              </text:list>
            </text:list-item>
          </text:list>
        </text:list-item>
      </text:list>
      <text:p text:style-name="P39"><text:span text:style-name="T15">&lt;ILIST count [init]&gt;</text:span></text:p>
      <text:p text:style-name="P40"/>
      <text:p text:style-name="P39"><text:span text:style-name="T15">MDL builtin</text:span></text:p>
      <text:p text:style-name="P40"/>
      <text:p text:style-name="P14"><text:span text:style-name="T3">ILIST ("implicit" or "iterated") returns a </text:span><text:span text:style-name="T7">LIST</text:span><text:span text:style-name="T3"> with </text:span><text:span text:style-name="T7">count</text:span><text:span text:style-name="T3"> items all set to </text:span><text:span text:style-name="T7">init</text:span><text:span text:style-name="T3">. </text:span></text:p>
      <text:p text:style-name="P14"><text:span text:style-name="T3">Examples:</text:span></text:p>
      <text:p text:style-name="P14"><text:span text:style-name="T7"><text:tab/>&lt;ILIST 4 2&gt;<text:tab/><text:tab/><text:tab/><text:tab/><text:tab/>--&gt;<text:tab/>(2 2 2 2)</text:span></text:p>
      <text:p text:style-name="P43"><text:span text:style-name="T7">&lt;SET A 0&gt;<text:line-break/>&lt;ILIST 4 '&lt;SET A &lt;+ .A 1&gt;&gt;&gt;<text:tab/><text:tab/>--&gt;<text:tab/>(1 2 3 4)</text:span></text:p>
      <text:list xml:id="list84751645995384" text:continue-numbering="true" text:style-name="WWNum4">
        <text:list-item>
          <text:list>
            <text:list-item>
              <text:list>
                <text:list-item>
                  <text:p text:style-name="P94"><text:bookmark text:name="_1gf8i83"/><text:span text:style-name="T24">IMAGE</text:span></text:p>
                </text:list-item>
              </text:list>
            </text:list-item>
          </text:list>
        </text:list-item>
      </text:list>
      <text:p text:style-name="P39"><text:span text:style-name="T15">&lt;IMAGE ch [channel]&gt;</text:span></text:p>
      <text:list xml:id="list84752455148778" text:continue-numbering="true" text:style-name="WWNum4">
        <text:list-item>
          <text:list>
            <text:list-item>
              <text:list>
                <text:list-item>
                  <text:p text:style-name="P94"><text:bookmark text:name="_40ew0vw"/><text:span text:style-name="T24">INCLUDE</text:span></text:p>
                </text:list-item>
              </text:list>
            </text:list-item>
          </text:list>
        </text:list-item>
      </text:list>
      <text:p text:style-name="P39"><text:span text:style-name="T15">&lt;INCLUDE package-name ...&gt;</text:span></text:p>
      <text:list xml:id="list84752709826811" text:continue-numbering="true" text:style-name="WWNum4">
        <text:list-item>
          <text:list>
            <text:list-item>
              <text:list>
                <text:list-item>
                  <text:p text:style-name="P94"><text:bookmark text:name="_2fk6b3p"/><text:span text:style-name="T24">INCLUDE-WHEN</text:span></text:p>
                </text:list-item>
              </text:list>
            </text:list-item>
          </text:list>
        </text:list-item>
      </text:list>
      <text:p text:style-name="P39"><text:soft-page-break/><text:span text:style-name="T15">&lt;INCLUDE-WHEN condition package-name ...&gt;</text:span></text:p>
      <text:list xml:id="list84752280630219" text:continue-numbering="true" text:style-name="WWNum4">
        <text:list-item>
          <text:list>
            <text:list-item>
              <text:list>
                <text:list-item>
                  <text:p text:style-name="P94"><text:bookmark text:name="_upglbi"/><text:span text:style-name="T24">INDENT-TO</text:span></text:p>
                </text:list-item>
              </text:list>
            </text:list-item>
          </text:list>
        </text:list-item>
      </text:list>
      <text:p text:style-name="P39"><text:span text:style-name="T15">&lt;INDENT-TO position [channel]&gt;</text:span></text:p>
      <text:list xml:id="list84752681340790" text:continue-numbering="true" text:style-name="WWNum4">
        <text:list-item>
          <text:list>
            <text:list-item>
              <text:list>
                <text:list-item>
                  <text:p text:style-name="P94"><text:bookmark text:name="_3ep43zb"/><text:span text:style-name="T24">INDEX</text:span></text:p>
                </text:list-item>
              </text:list>
            </text:list-item>
          </text:list>
        </text:list-item>
      </text:list>
      <text:p text:style-name="P39"><text:span text:style-name="T15">&lt;INDEX offset&gt;</text:span></text:p>
      <text:list xml:id="list84753176203716" text:continue-numbering="true" text:style-name="WWNum4">
        <text:list-item>
          <text:list>
            <text:list-item>
              <text:list>
                <text:list-item>
                  <text:p text:style-name="P94"><text:bookmark text:name="_1tuee74"/><text:span text:style-name="T24">INDICATOR</text:span></text:p>
                </text:list-item>
              </text:list>
            </text:list-item>
          </text:list>
        </text:list-item>
      </text:list>
      <text:p text:style-name="P39"><text:span text:style-name="T15">&lt;INDICATOR asoc&gt;</text:span></text:p>
      <text:list xml:id="list84753534894719" text:continue-numbering="true" text:style-name="WWNum4">
        <text:list-item>
          <text:list>
            <text:list-item>
              <text:list>
                <text:list-item>
                  <text:p text:style-name="P94"><text:bookmark text:name="_4du1wux"/><text:span text:style-name="T24">INSERT</text:span></text:p>
                </text:list-item>
              </text:list>
            </text:list-item>
          </text:list>
        </text:list-item>
      </text:list>
      <text:p text:style-name="P39"><text:span text:style-name="T15">&lt;INSERT </text:span><text:span text:style-name="T19">atom | pname</text:span><text:span text:style-name="T15"> oblist&gt;</text:span></text:p>
      <text:p text:style-name="P41"/>
      <text:p text:style-name="P39"><text:span text:style-name="T19">MDL builtin</text:span></text:p>
      <text:p text:style-name="P41"/>
      <text:p text:style-name="P17"><text:span text:style-name="T19">INSERT</text:span> creates an <text:span text:style-name="T19">ATOM</text:span> with the <text:span text:style-name="T19">pname</text:span> and inserts it into <text:span text:style-name="T19">oblist</text:span>. <text:span text:style-name="T19">INSERT</text:span> returns the newly created <text:span text:style-name="T19">ATOM</text:span> (or raises an error if the <text:span text:style-name="T19">ATOM</text:span> already was on the <text:span text:style-name="T19">oblis</text:span>t). First argument can also be an <text:span text:style-name="T19">atom</text:span> but this <text:span text:style-name="T19">ATOM</text:span> can not be on any <text:span text:style-name="T19">OBLIST</text:span> and therefore must be newly created by <text:span text:style-name="T19">ATOM</text:span> or recently <text:span text:style-name="T19">REMOVE</text:span>d.</text:p>
      <text:p text:style-name="P17"><text:span text:style-name="T19">INSERT</text:span> requires that you specify <text:span text:style-name="T19">oblist</text:span>, if you want to create an <text:span text:style-name="T19">ATOM</text:span> on the standard <text:span text:style-name="T19">OBLIST</text:span>, usually <text:span text:style-name="T19">&lt;1 .OBLIST&gt;</text:span>, you can use<text:span text:style-name="T19"> &lt;PARSE string&gt;</text:span> instead.</text:p>
      <text:p text:style-name="P17">Note that you also can use trailers to both create the <text:span text:style-name="T19">ATOM</text:span> and the <text:span text:style-name="T19">OBLIST</text:span> (or one of them). <text:span text:style-name="T19">atom!-oblist</text:span> inserts the <text:span text:style-name="T19">atom</text:span> on the <text:span text:style-name="T19">oblist</text:span> and if one of them or both don’t exist, they are created.</text:p>
      <text:p text:style-name="P17">See <text:span text:style-name="T14">The MDL Programming Language, chapter 15</text:span>.</text:p>
      <text:p text:style-name="P17">Examples:</text:p>
      <text:p text:style-name="P17"><text:tab/><text:span text:style-name="T19">&lt;INSERT "FOO-1" &lt;MOBLIST OB&gt;&gt;<text:tab/><text:tab/><text:tab/><text:tab/>--&gt;<text:tab/>FOO-1!-OB</text:span></text:p>
      <text:p text:style-name="P17"><text:span text:style-name="T19"><text:tab/>&lt;INSERT &lt;ATOM "FOO-2"&gt; &lt;MOBLIST OB&gt;&gt;<text:tab/><text:tab/>--&gt;<text:tab/>FOO-2!-OB<text:line-break/><text:tab/>&lt;INSERT &lt;REMOVE "FOO-2" &lt;MOBLIST OB&gt;&gt; &lt;MOBLIST OB2&gt;&gt;<text:line-break/><text:tab/><text:tab/><text:tab/><text:tab/><text:tab/><text:tab/><text:tab/><text:tab/><text:tab/><text:tab/>--&gt;<text:tab/>FOO-2!-OB2</text:span></text:p>
      <text:p text:style-name="P17"><text:span text:style-name="T19"><text:tab/>&lt;INSERT FOO-3 &lt;MOBLIST OB&gt;&gt;<text:line-break/><text:tab/><text:tab/>--&gt; <text:tab/>Error (Interpreter already placed it on &lt;1 .OBLIST&gt;</text:span></text:p>
      <text:p text:style-name="P56"><text:span text:style-name="T19">;"Returns FOO from OB. Creates ATOM/OBLIST if needed." </text:span><text:line-break/><text:tab/><text:span text:style-name="T19">&lt;OR &lt;LOOKUP "FOO" &lt;MOBLIST OB&gt;&gt; &lt;INSERT "FOO" &lt;MOBLIST OB&gt;&gt;<text:line-break/><text:tab/><text:tab/><text:tab/><text:tab/><text:tab/><text:tab/><text:tab/><text:tab/><text:tab/><text:tab/>--&gt;<text:tab/>FOO!-OB</text:span></text:p>
      <text:p text:style-name="P56"><text:span text:style-name="T19">FOO!-OB<text:tab/><text:tab/><text:tab/><text:tab/><text:tab/><text:tab/><text:tab/><text:tab/>--&gt;<text:tab/>FOO!-OB<text:line-break/><text:tab/>BAR!-OB<text:tab/><text:tab/><text:tab/><text:tab/><text:tab/><text:tab/><text:tab/><text:tab/>--&gt;<text:tab/>BAR!-OB<text:line-break/><text:tab/>&lt;MOBLIST OB&gt;<text:tab/>--&gt;<text:tab/>#OBLIST (("FOO" FOO!-OB) ("BAR" BAR!-OB))</text:span></text:p>
      <text:list xml:id="list84753244378882" text:continue-numbering="true" text:style-name="WWNum4">
        <text:list-item>
          <text:list>
            <text:list-item>
              <text:list>
                <text:list-item>
                  <text:p text:style-name="P94"><text:bookmark text:name="_2szc72q"/><text:span text:style-name="T24">INSERT-FILE</text:span></text:p>
                </text:list-item>
              </text:list>
            </text:list-item>
          </text:list>
        </text:list-item>
      </text:list>
      <text:p text:style-name="P39"><text:span text:style-name="T15">&lt;INSERT-FILE filename&gt;</text:span></text:p>
      <text:p text:style-name="P40"/>
      <text:p text:style-name="P39"><text:span text:style-name="T15">ZIL library</text:span></text:p>
      <text:p text:style-name="P40"/>
      <text:p text:style-name="P14"><text:span text:style-name="T3">Insert file with </text:span><text:span text:style-name="T7">filename</text:span><text:span text:style-name="T3"> at this point. If extension is omitted, ".zil" is assumed.</text:span></text:p>
      <text:p text:style-name="P14"><text:span text:style-name="T3">The </text:span><text:span text:style-name="T7">filename</text:span><text:span text:style-name="T3"> can have an absolute or relative path. If no path is given, the compiler looks </text:span>in the current<text:span text:style-name="T3"> library and the libraries specified to the compiler with the </text:span><text:span text:style-name="T7">-ip</text:span><text:span text:style-name="T3"> switch. </text:span></text:p>
      <text:p text:style-name="P14"><text:span text:style-name="T3">Note that path is specified like in LINUX (forward slashes etc.) and uppercase/lowercase can be significant, depending on the host system.</text:span></text:p>
      <text:p text:style-name="P38">ZILF ignores all but the first argument.</text:p>
      <text:p text:style-name="P14"><text:span text:style-name="T3">Examples:</text:span></text:p>
      <text:p text:style-name="P14"><text:span text:style-name="T7"><text:tab/>&lt;INSERT-FILE "rooms"&gt;<text:tab/><text:tab/>--&gt;<text:tab/>Include "rooms.zil" from<text:line-break/> <text:tab/><text:tab/><text:tab/><text:tab/><text:tab/><text:tab/><text:tab/><text:tab/>current directory<text:line-break/><text:tab/>&lt;INSERT-FILE "zillib/parser"&gt;<text:tab/>--&gt;<text:tab/>Include "parser.zil" from<text:line-break/><text:tab/><text:tab/><text:tab/><text:tab/><text:tab/><text:tab/><text:tab/><text:tab/>subdir "zilllib"</text:span></text:p>
      <text:p text:style-name="P20"><text:span text:style-name="T15"><text:s/></text:span></text:p>
      <text:list xml:id="list84752035694478" text:continue-numbering="true" text:style-name="WWNum4">
        <text:list-item>
          <text:list>
            <text:list-item>
              <text:list>
                <text:list-item>
                  <text:p text:style-name="P94"><text:bookmark text:name="_184mhaj"/><text:span text:style-name="T24">ISTRING</text:span></text:p>
                </text:list-item>
              </text:list>
            </text:list-item>
          </text:list>
        </text:list-item>
      </text:list>
      <text:p text:style-name="P39"><text:span text:style-name="T15">&lt;ISTRING count [init]&gt;</text:span></text:p>
      <text:p text:style-name="P40"><text:soft-page-break/></text:p>
      <text:p text:style-name="P39"><text:span text:style-name="T15">MDL builtin</text:span></text:p>
      <text:p text:style-name="P40"/>
      <text:p text:style-name="P14"><text:span text:style-name="T7">ISTRING</text:span><text:span text:style-name="T3"> ("implicit" or "iterated") returns a </text:span><text:span text:style-name="T7">STRING</text:span><text:span text:style-name="T3"> with </text:span><text:span text:style-name="T7">count</text:span><text:span text:style-name="T3"> items all set to </text:span><text:span text:style-name="T7">init</text:span><text:span text:style-name="T3"> (character). </text:span></text:p>
      <text:p text:style-name="P14"><text:span text:style-name="T3">Examples:</text:span></text:p>
      <text:p text:style-name="P14"><text:span text:style-name="T7"><text:tab/>&lt;ISTRING 4 !\A&gt;<text:tab/><text:tab/><text:tab/><text:tab/><text:tab/>--&gt;<text:tab/>"AAAA"</text:span></text:p>
      <text:p text:style-name="P43"><text:span text:style-name="T7">&lt;SET A 64&gt;<text:line-break/>&lt;ISTRING 4 '&lt;ASCII &lt;SET A &lt;+ .A 1&gt;&gt;&gt;&gt;<text:tab/>--&gt;<text:tab/>"ABCD"</text:span></text:p>
      <text:list xml:id="list84751817404418" text:continue-numbering="true" text:style-name="WWNum4">
        <text:list-item>
          <text:list>
            <text:list-item>
              <text:list>
                <text:list-item>
                  <text:p text:style-name="P94"><text:bookmark text:name="_3s49zyc"/><text:span text:style-name="T24">ITABLE</text:span></text:p>
                </text:list-item>
              </text:list>
            </text:list-item>
          </text:list>
        </text:list-item>
      </text:list>
      <text:p text:style-name="P39"><text:span text:style-name="T15">&lt;ITABLE [specifier] count [(flags...)] defaults ...&gt;</text:span></text:p>
      <text:p text:style-name="P20"><text:span text:style-name="T15"><text:line-break/><text:tab/>ZIL library</text:span></text:p>
      <text:p text:style-name="P21"/>
      <text:p text:style-name="P14"><text:span text:style-name="T3">Defines a table of </text:span><text:span text:style-name="T7">count</text:span><text:span text:style-name="T3"> elements filled with default values: either zeros or, if the </text:span><text:span text:style-name="T7">default</text:span><text:span text:style-name="T3"> list is specified, the specified list of values repeated until the table is full.</text:span></text:p>
      <text:p text:style-name="P14"><text:span text:style-name="T3">The optional </text:span><text:span text:style-name="T7">specifier</text:span><text:span text:style-name="T3"> may be the atoms </text:span><text:span text:style-name="T7">NONE</text:span><text:span text:style-name="T3">, </text:span><text:span text:style-name="T7">BYTE</text:span><text:span text:style-name="T3">, or </text:span><text:span text:style-name="T7">WORD</text:span><text:span text:style-name="T3">. </text:span><text:span text:style-name="T7">BYTE</text:span><text:span text:style-name="T3"> and </text:span><text:span text:style-name="T7">WORD</text:span><text:span text:style-name="T3"> change the type of the table and also turn on the length marker (element 0 in the table contains the length of the table), This can also be done with the flags (see </text:span><text:span text:style-name="T7">TABLE</text:span><text:span text:style-name="T3"> about flags).</text:span></text:p>
      <text:p text:style-name="P14"><text:span text:style-name="T3">Examples:</text:span></text:p>
      <text:p text:style-name="Standard"><text:span text:style-name="T16"><text:tab/>&lt;ITABLE 4 0&gt; <text:s/>--&gt;</text:span></text:p>
      <table:table table:name="Table2" table:style-name="Table2">
        <table:table-column table:style-name="Table2.A"/>
        <table:table-column table:style-name="Table2.B"/>
        <table:table-column table:style-name="Table2.C"/>
        <table:table-column table:style-name="Table2.B"/>
        <table:table-row table:style-name="Table2.1">
          <table:table-cell table:style-name="Table2.A1" office:value-type="string">
            <text:p text:style-name="P25"><text:span text:style-name="T7">Element 0<text:line-break/>WORD</text:span></text:p>
          </table:table-cell>
          <table:table-cell table:style-name="Table2.A1" office:value-type="string">
            <text:p text:style-name="P25"><text:span text:style-name="T7">Element 1<text:line-break/>WORD</text:span></text:p>
          </table:table-cell>
          <table:table-cell table:style-name="Table2.A1" office:value-type="string">
            <text:p text:style-name="P25"><text:span text:style-name="T7">Element 2<text:line-break/>WORD</text:span></text:p>
          </table:table-cell>
          <table:table-cell table:style-name="Table2.D1" office:value-type="string">
            <text:p text:style-name="P25"><text:span text:style-name="T7">Element 3<text:line-break/>WORD</text:span></text:p>
          </table:table-cell>
        </table:table-row>
        <table:table-row table:style-name="Table2.1">
          <table:table-cell table:style-name="Table2.A1" office:value-type="string">
            <text:p text:style-name="P25"><text:span text:style-name="T7">0</text:span></text:p>
          </table:table-cell>
          <table:table-cell table:style-name="Table2.A1" office:value-type="string">
            <text:p text:style-name="P25"><text:span text:style-name="T7">0</text:span></text:p>
          </table:table-cell>
          <table:table-cell table:style-name="Table2.A1" office:value-type="string">
            <text:p text:style-name="P25"><text:span text:style-name="T7">0</text:span></text:p>
          </table:table-cell>
          <table:table-cell table:style-name="Table2.D1" office:value-type="string">
            <text:p text:style-name="P25"><text:span text:style-name="T7">0</text:span></text:p>
          </table:table-cell>
        </table:table-row>
      </table:table>
      <text:p text:style-name="Standard"><text:span text:style-name="T16"><text:tab/></text:span></text:p>
      <text:p text:style-name="Standard"><text:span text:style-name="T16"><text:tab/>&lt;ITABLE (BYTE LENGTH) 4 0&gt; <text:s/>--&gt;</text:span></text:p>
      <table:table table:name="Table3" table:style-name="Table3">
        <table:table-column table:style-name="Table3.A" table:number-columns-repeated="2"/>
        <table:table-column table:style-name="Table3.C"/>
        <table:table-column table:style-name="Table3.D"/>
        <table:table-column table:style-name="Table3.E"/>
        <table:table-row table:style-name="Table3.1">
          <table:table-cell table:style-name="Table3.A1" office:value-type="string">
            <text:p text:style-name="P25"><text:span text:style-name="T7">Element 0<text:line-break/>BYTE</text:span></text:p>
          </table:table-cell>
          <table:table-cell table:style-name="Table3.A1" office:value-type="string">
            <text:p text:style-name="P25"><text:span text:style-name="T7">Element 1<text:line-break/>BYTE</text:span></text:p>
          </table:table-cell>
          <table:table-cell table:style-name="Table3.A1" office:value-type="string">
            <text:p text:style-name="P25"><text:span text:style-name="T7">Element 2<text:line-break/>BYTE</text:span></text:p>
          </table:table-cell>
          <table:table-cell table:style-name="Table3.A1" office:value-type="string">
            <text:p text:style-name="P25"><text:span text:style-name="T7">Element 3<text:line-break/>BYTE</text:span></text:p>
          </table:table-cell>
          <table:table-cell table:style-name="Table3.E1" office:value-type="string">
            <text:p text:style-name="P25"><text:span text:style-name="T7">Element 4<text:line-break/>BYTE</text:span></text:p>
          </table:table-cell>
        </table:table-row>
        <table:table-row table:style-name="Table3.1">
          <table:table-cell table:style-name="Table3.A1" office:value-type="string">
            <text:p text:style-name="P25"><text:span text:style-name="T7">4</text:span></text:p>
          </table:table-cell>
          <table:table-cell table:style-name="Table3.A1" office:value-type="string">
            <text:p text:style-name="P25"><text:span text:style-name="T7">0</text:span></text:p>
          </table:table-cell>
          <table:table-cell table:style-name="Table3.A1" office:value-type="string">
            <text:p text:style-name="P25"><text:span text:style-name="T7">0</text:span></text:p>
          </table:table-cell>
          <table:table-cell table:style-name="Table3.A1" office:value-type="string">
            <text:p text:style-name="P25"><text:span text:style-name="T7">0</text:span></text:p>
          </table:table-cell>
          <table:table-cell table:style-name="Table3.E1" office:value-type="string">
            <text:p text:style-name="P25"><text:span text:style-name="T7">0</text:span></text:p>
          </table:table-cell>
        </table:table-row>
      </table:table>
      <text:p text:style-name="P9"/>
      <text:p text:style-name="Standard"><text:span text:style-name="T16"><text:tab/>&lt;ITABLE BYTE 4 0&gt; <text:s/>--&gt;</text:span></text:p>
      <table:table table:name="Table4" table:style-name="Table4">
        <table:table-column table:style-name="Table4.A" table:number-columns-repeated="2"/>
        <table:table-column table:style-name="Table4.C"/>
        <table:table-column table:style-name="Table4.D"/>
        <table:table-column table:style-name="Table4.E"/>
        <table:table-row table:style-name="Table4.1">
          <table:table-cell table:style-name="Table4.A1" office:value-type="string">
            <text:p text:style-name="P25"><text:span text:style-name="T7">Element 0<text:line-break/>BYTE</text:span></text:p>
          </table:table-cell>
          <table:table-cell table:style-name="Table4.A1" office:value-type="string">
            <text:p text:style-name="P25"><text:span text:style-name="T7">Element 1<text:line-break/>BYTE</text:span></text:p>
          </table:table-cell>
          <table:table-cell table:style-name="Table4.A1" office:value-type="string">
            <text:p text:style-name="P25"><text:span text:style-name="T7">Element 2<text:line-break/>BYTE</text:span></text:p>
          </table:table-cell>
          <table:table-cell table:style-name="Table4.A1" office:value-type="string">
            <text:p text:style-name="P25"><text:span text:style-name="T7">Element 3<text:line-break/>BYTE</text:span></text:p>
          </table:table-cell>
          <table:table-cell table:style-name="Table4.E1" office:value-type="string">
            <text:p text:style-name="P25"><text:span text:style-name="T7">Element 4<text:line-break/>BYTE</text:span></text:p>
          </table:table-cell>
        </table:table-row>
        <table:table-row table:style-name="Table4.1">
          <table:table-cell table:style-name="Table4.A1" office:value-type="string">
            <text:p text:style-name="P25"><text:span text:style-name="T7">4</text:span></text:p>
          </table:table-cell>
          <table:table-cell table:style-name="Table4.A1" office:value-type="string">
            <text:p text:style-name="P25"><text:span text:style-name="T7">0</text:span></text:p>
          </table:table-cell>
          <table:table-cell table:style-name="Table4.A1" office:value-type="string">
            <text:p text:style-name="P25"><text:span text:style-name="T7">0</text:span></text:p>
          </table:table-cell>
          <table:table-cell table:style-name="Table4.A1" office:value-type="string">
            <text:p text:style-name="P25"><text:span text:style-name="T7">0</text:span></text:p>
          </table:table-cell>
          <table:table-cell table:style-name="Table4.E1" office:value-type="string">
            <text:p text:style-name="P25"><text:span text:style-name="T7">0</text:span></text:p>
          </table:table-cell>
        </table:table-row>
      </table:table>
      <text:p text:style-name="P9"/>
      <text:p text:style-name="P14"><text:span text:style-name="T7">TABLE</text:span><text:span text:style-name="T3"> </text:span>is a ZIL-specific<text:span text:style-name="T3"> structure that can be used both outside and inside </text:span><text:span text:style-name="T7">ROUTINES</text:span><text:span text:style-name="T3">.</text:span></text:p>
      <text:list xml:id="list84752033904443" text:continue-numbering="true" text:style-name="WWNum4">
        <text:list-item>
          <text:list>
            <text:list-item>
              <text:list>
                <text:list-item>
                  <text:p text:style-name="P94"><text:bookmark text:name="_279ka65"/><text:span text:style-name="T24">ITEM</text:span></text:p>
                </text:list-item>
              </text:list>
            </text:list-item>
          </text:list>
        </text:list-item>
      </text:list>
      <text:p text:style-name="P39"><text:span text:style-name="T15">&lt;ITEM asoc&gt;</text:span></text:p>
      <text:list xml:id="list84753631922660" text:continue-numbering="true" text:style-name="WWNum4">
        <text:list-item>
          <text:list>
            <text:list-item>
              <text:list>
                <text:list-item>
                  <text:p text:style-name="P94"><text:bookmark text:name="_meukdy"/><text:span text:style-name="T24">IVECTOR</text:span></text:p>
                </text:list-item>
              </text:list>
            </text:list-item>
          </text:list>
        </text:list-item>
      </text:list>
      <text:p text:style-name="P39"><text:span text:style-name="T15">&lt;IVECTOR count [init]&gt;</text:span></text:p>
      <text:p text:style-name="P40"/>
      <text:p text:style-name="P39"><text:span text:style-name="T15">MDL builtin</text:span></text:p>
      <text:p text:style-name="P40"/>
      <text:p text:style-name="P14"><text:span text:style-name="T7">IVECTOR</text:span><text:span text:style-name="T3"> ("implicit" or "iterated") returns a </text:span><text:span text:style-name="T7">VECTOR</text:span><text:span text:style-name="T3"> with </text:span><text:span text:style-name="T7">count</text:span><text:span text:style-name="T3"> items all set to </text:span><text:span text:style-name="T7">init</text:span><text:span text:style-name="T3">. </text:span></text:p>
      <text:p text:style-name="P14"><text:span text:style-name="T3">Examples:</text:span></text:p>
      <text:p text:style-name="P14"><text:soft-page-break/><text:span text:style-name="T7"><text:tab/>&lt;IVECTOR 4 2&gt;<text:tab/><text:tab/><text:tab/><text:tab/><text:tab/>--&gt;<text:tab/>[2 2 2 2]</text:span></text:p>
      <text:p text:style-name="P14"><text:span text:style-name="T7"><text:tab/>&lt;SET A 0&gt;<text:line-break/><text:tab/>&lt;IVECTOR 4 '&lt;SET A &lt;+ .A 1&gt;&gt;&gt;<text:tab/><text:tab/>--&gt;<text:tab/>[1 2 3 4]</text:span></text:p>
      <text:list xml:id="list84753518579373" text:continue-numbering="true" text:style-name="WWNum4">
        <text:list-item>
          <text:list>
            <text:list-item>
              <text:list>
                <text:list-item>
                  <text:p text:style-name="P94"><text:bookmark text:name="_36ei31r"/><text:span text:style-name="T24">L=?</text:span></text:p>
                </text:list-item>
              </text:list>
            </text:list-item>
          </text:list>
        </text:list-item>
      </text:list>
      <text:p text:style-name="P39"><text:span text:style-name="T15">&lt;L=? value1 value2&gt;</text:span></text:p>
      <text:p text:style-name="P40"/>
      <text:p text:style-name="P39"><text:span text:style-name="T15">MDL builtin</text:span></text:p>
      <text:p text:style-name="P40"/>
      <text:p text:style-name="P20"><text:span text:style-name="T21">Predicate. True if </text:span><text:span text:style-name="T15">value1</text:span><text:span text:style-name="T21"> is lower or equal than </text:span><text:span text:style-name="T15">value2</text:span><text:span text:style-name="T21"> otherwise false.</text:span></text:p>
      <text:list xml:id="list84752018643932" text:continue-numbering="true" text:style-name="WWNum4">
        <text:list-item>
          <text:list>
            <text:list-item>
              <text:list>
                <text:list-item>
                  <text:p text:style-name="P94"><text:bookmark text:name="_1ljsd9k"/><text:span text:style-name="T24">L?</text:span></text:p>
                </text:list-item>
              </text:list>
            </text:list-item>
          </text:list>
        </text:list-item>
      </text:list>
      <text:p text:style-name="P39"><text:span text:style-name="T15">&lt;L? value1 value2&gt;</text:span></text:p>
      <text:p text:style-name="P40"/>
      <text:p text:style-name="P39"><text:span text:style-name="T15">MDL builtin</text:span></text:p>
      <text:p text:style-name="P40"/>
      <text:p text:style-name="P20"><text:span text:style-name="T21">Predicate. True if </text:span><text:span text:style-name="T15">value1</text:span><text:span text:style-name="T21"> is lower than </text:span><text:span text:style-name="T15">value2</text:span><text:span text:style-name="T21"> otherwise false.</text:span></text:p>
      <text:list xml:id="list84751949487407" text:continue-numbering="true" text:style-name="WWNum4">
        <text:list-item>
          <text:list>
            <text:list-item>
              <text:list>
                <text:list-item>
                  <text:p text:style-name="P94"><text:bookmark text:name="_45jfvxd"/><text:span text:style-name="T24">LANGUAGE</text:span></text:p>
                </text:list-item>
              </text:list>
            </text:list-item>
          </text:list>
        </text:list-item>
      </text:list>
      <text:p text:style-name="P39"><text:span text:style-name="T15">&lt;LANGUAGE name [escape-char] [change-chrset]&gt;</text:span></text:p>
      <text:p text:style-name="P40"/>
      <text:p text:style-name="P39"><text:span text:style-name="T15">ZIL library</text:span></text:p>
      <text:p text:style-name="P40"/>
      <text:p text:style-name="P14"><text:span text:style-name="T3">The language setting changes how text is encoded in two ways: it lets you write language-specific characters in ZIL source code by adding a prefix to ASCII characters, and it changes the Z-machine alphabet to encode them more efficiently.</text:span></text:p>
      <text:p text:style-name="P14"><text:span text:style-name="T3">If </text:span><text:span text:style-name="T7">change-chrset</text:span><text:span text:style-name="T3"> is false, the Z-machine character set won’t be changed, so the language setting will only affect how source code is read.</text:span></text:p>
      <text:p text:style-name="P14"><text:span text:style-name="T3">The </text:span><text:span text:style-name="T7">escape-char</text:span><text:span text:style-name="T3"> is </text:span><text:span text:style-name="T7">!\%</text:span><text:span text:style-name="T3"> by default, meaning that language-specific characters may be used in strings or atoms by adding a percent sign prefix (e.g. </text:span><text:span text:style-name="T7">%s</text:span><text:span text:style-name="T3"> for ß).</text:span></text:p>
      <text:p text:style-name="P14"><text:span text:style-name="T3">The </text:span><text:span text:style-name="T7">name</text:span><text:span text:style-name="T3"> may be </text:span><text:span text:style-name="T7">GERMAN</text:span><text:span text:style-name="T3">, or </text:span><text:span text:style-name="T7">DEFAULT</text:span><text:span text:style-name="T3"> to stick with classic ZSCII.</text:span></text:p>
      <text:p text:style-name="P14"><text:span text:style-name="T7">GERMAN</text:span><text:span text:style-name="T3"> is defined as follows:</text:span></text:p>
      <text:list xml:id="list1600475604" text:style-name="WWNum13">
        <text:list-item>
          <text:p text:style-name="P50"><text:span text:style-name="T21">Alphabet 0: </text:span><text:span text:style-name="T15">abcdefghiklmnoprstuwzäöü.,</text:span></text:p>
        </text:list-item>
        <text:list-item>
          <text:p text:style-name="P50"><text:span text:style-name="T21">Alphabet 1: </text:span><text:span text:style-name="T15">ABCDEFGHIKLMNOPRSTUWZjqvxy</text:span></text:p>
        </text:list-item>
        <text:list-item>
          <text:p text:style-name="P50"><text:span text:style-name="T21">Alphabet 2: </text:span><text:span text:style-name="T15">0123456789!?'-:()JÄÖÜß«»</text:span></text:p>
        </text:list-item>
        <text:list-item>
          <text:p text:style-name="P50"><text:span text:style-name="T21">Special characters:</text:span> <text:s/><text:span text:style-name="T15">ä(%a), ö(%o), ü(%u), ß(%s), Ä(%A), Ö(%O),<text:line-break/><text:tab/><text:tab/><text:tab/></text:span><text:span text:style-name="T19"> </text:span><text:span text:style-name="T15">Ü(%U), «(%&lt;), »(%&gt;)</text:span></text:p>
        </text:list-item>
      </text:list>
      <text:list xml:id="list84753108889598" text:continue-list="list84751949487407" text:style-name="WWNum4">
        <text:list-item>
          <text:list>
            <text:list-item>
              <text:list>
                <text:list-item>
                  <text:p text:style-name="P94"><text:bookmark text:name="_2koq656"/><text:span text:style-name="T24">LEGAL?</text:span></text:p>
                </text:list-item>
              </text:list>
            </text:list-item>
          </text:list>
        </text:list-item>
      </text:list>
      <text:p text:style-name="P39"><text:span text:style-name="T15">&lt;LEGAL? Value&gt;</text:span></text:p>
      <text:list xml:id="list84751875164062" text:continue-numbering="true" text:style-name="WWNum4">
        <text:list-item>
          <text:list>
            <text:list-item>
              <text:list>
                <text:list-item>
                  <text:p text:style-name="P94"><text:bookmark text:name="_zu0gcz"/><text:span text:style-name="T24">LENGTH</text:span></text:p>
                </text:list-item>
              </text:list>
            </text:list-item>
          </text:list>
        </text:list-item>
      </text:list>
      <text:p text:style-name="P39"><text:span text:style-name="T15">&lt;LENGTH structure&gt;</text:span></text:p>
      <text:p text:style-name="P40"/>
      <text:p text:style-name="P39"><text:span text:style-name="T15">MDL builtin</text:span></text:p>
      <text:p text:style-name="P40"/>
      <text:p text:style-name="P14"><text:span text:style-name="T3">Return the number of elements in </text:span><text:span text:style-name="T7">structure</text:span><text:span text:style-name="T3">.</text:span></text:p>
      <text:p text:style-name="P14"><text:soft-page-break/><text:span text:style-name="T7">structure</text:span><text:span text:style-name="T3"> must be </text:span>an object<text:span text:style-name="T3"> that </text:span><text:span text:style-name="T7">STRUCTURED?</text:span><text:span text:style-name="T3"> evaluates to true.</text:span></text:p>
      <text:p text:style-name="P14"><text:span text:style-name="T3">Note that </text:span><text:span text:style-name="T7">TABLE</text:span><text:span text:style-name="T3"> is not a </text:span><text:span text:style-name="T7">structure</text:span><text:span text:style-name="T3">.</text:span></text:p>
      <text:p text:style-name="P14"><text:span text:style-name="T3">Also see </text:span><text:span text:style-name="T7">BACK</text:span><text:span text:style-name="T3">, </text:span><text:span text:style-name="T7">NTH</text:span><text:span text:style-name="T3">, </text:span><text:span text:style-name="T7">PUT</text:span><text:span text:style-name="T3">, </text:span><text:span text:style-name="T7">REST</text:span><text:span text:style-name="T3">, </text:span><text:span text:style-name="T7">SUBSTRUC</text:span><text:span text:style-name="T3"> and </text:span><text:span text:style-name="T7">TOP</text:span><text:span text:style-name="T3">.</text:span></text:p>
      <text:p text:style-name="P14"><text:span text:style-name="T3">Example:</text:span></text:p>
      <text:p text:style-name="P14"><text:span text:style-name="T3"><text:tab/></text:span><text:span text:style-name="T7">&lt;LENGTH &lt;LIST 1 2 3&gt;&gt;<text:tab/><text:tab/>--&gt;<text:tab/>3</text:span></text:p>
      <text:list xml:id="list84751763429302" text:continue-numbering="true" text:style-name="WWNum4">
        <text:list-item>
          <text:list>
            <text:list-item>
              <text:list>
                <text:list-item>
                  <text:p text:style-name="P94"><text:bookmark text:name="_3jtnz0s"/><text:span text:style-name="T24">LENGTH?</text:span></text:p>
                </text:list-item>
              </text:list>
            </text:list-item>
          </text:list>
        </text:list-item>
      </text:list>
      <text:p text:style-name="P39"><text:span text:style-name="T15">&lt;LENGTH? structure limit&gt;</text:span></text:p>
      <text:p text:style-name="P40"/>
      <text:p text:style-name="P39"><text:span text:style-name="T15">MDL builtin</text:span></text:p>
      <text:p text:style-name="P40"/>
      <text:p text:style-name="P14"><text:span text:style-name="T7">LENGTH?</text:span><text:span text:style-name="T3"> is a predicate that returns false if </text:span><text:span text:style-name="T7">LENGTH</text:span><text:span text:style-name="T3"> of </text:span><text:span text:style-name="T7">structure</text:span><text:span text:style-name="T3"> is greater than </text:span><text:span text:style-name="T7">limit</text:span><text:span text:style-name="T3">, otherwise true (it actually returns </text:span><text:span text:style-name="T7">LENGTH</text:span><text:span text:style-name="T3"> of </text:span><text:span text:style-name="T7">structure</text:span><text:span text:style-name="T3">).</text:span></text:p>
      <text:p text:style-name="P14"><text:span text:style-name="T7">LENGTH?</text:span><text:span text:style-name="T3"> answers the question: "is </text:span><text:span text:style-name="T7">LENGTH</text:span><text:span text:style-name="T3"> of </text:span><text:span text:style-name="T7">structure</text:span><text:span text:style-name="T3"> less or equal to </text:span><text:span text:style-name="T7">limit</text:span><text:span text:style-name="T3">?"</text:span></text:p>
      <text:p text:style-name="P14"><text:span text:style-name="T3">Examples:</text:span></text:p>
      <text:p text:style-name="P20"><text:span text:style-name="T15"><text:tab/>&lt;LENGTH? (1 2 3) 1&gt;<text:tab/><text:tab/><text:tab/><text:tab/>--&gt;<text:tab/>False<text:line-break/><text:tab/>&lt;LENGTH? (1 2 3) 3&gt;<text:tab/><text:tab/><text:tab/><text:tab/>--&gt;<text:tab/>3<text:line-break/><text:tab/>&lt;NOT &lt;NOT &lt;LENGTH? (1 2 3) 4&gt;&gt;&gt;<text:tab/>--&gt;<text:tab/>True</text:span></text:p>
      <text:list xml:id="list84751784052906" text:continue-numbering="true" text:style-name="WWNum4">
        <text:list-item>
          <text:list>
            <text:list-item>
              <text:list>
                <text:list-item>
                  <text:p text:style-name="P94"><text:bookmark text:name="_1yyy98l"/><text:span text:style-name="T24">LINK</text:span></text:p>
                </text:list-item>
              </text:list>
            </text:list-item>
          </text:list>
        </text:list-item>
      </text:list>
      <text:p text:style-name="P39"><text:span text:style-name="T15">&lt;LINK value str oblist&gt;</text:span></text:p>
      <text:list xml:id="list84753452453895" text:continue-numbering="true" text:style-name="WWNum4">
        <text:list-item>
          <text:list>
            <text:list-item>
              <text:list>
                <text:list-item>
                  <text:p text:style-name="P94"><text:bookmark text:name="_4iylrwe"/><text:span text:style-name="T24">LIST</text:span></text:p>
                </text:list-item>
              </text:list>
            </text:list-item>
          </text:list>
        </text:list-item>
      </text:list>
      <text:p text:style-name="P39"><text:span text:style-name="T15">&lt;LIST values ...&gt;<text:line-break/>(values ...)<text:tab/><text:tab/><text:tab/><text:tab/>;"Alternative syntax"</text:span></text:p>
      <text:p text:style-name="P40"/>
      <text:p text:style-name="P39"><text:span text:style-name="T15">MDL builtin</text:span></text:p>
      <text:p text:style-name="P40"/>
      <text:p text:style-name="P14"><text:span text:style-name="T3">Returns a list of containing </text:span><text:span text:style-name="T7">values</text:span><text:span text:style-name="T3">.</text:span></text:p>
      <text:p text:style-name="P14"><text:span text:style-name="T3">A list is a collection of items where each item </text:span>has<text:span text:style-name="T3"> a pointer to the next item in the collection. This makes it easy to add and insert items in lists but a list is always forward looking. See more about </text:span><text:span text:style-name="T7">LIST</text:span><text:span text:style-name="T3"> structure in </text:span><text:span text:style-name="T2">The MDL Programming Language, Appendix 1</text:span><text:span text:style-name="T3">.</text:span></text:p>
      <text:p text:style-name="P14"><text:span text:style-name="T3">Example:</text:span></text:p>
      <text:p text:style-name="P14"><text:span text:style-name="T7"><text:tab/>&lt;LIST 1 2 "AB" !\C&gt;<text:tab/><text:tab/>--&gt;<text:tab/>(1 2 "AB" !\C)<text:line-break/><text:tab/>(1 2 "AB" !\C)<text:tab/><text:tab/><text:tab/>--&gt;<text:tab/>(1 2 "AB" !\C)</text:span></text:p>
      <text:list xml:id="list84753348002785" text:continue-numbering="true" text:style-name="WWNum4">
        <text:list-item>
          <text:list>
            <text:list-item>
              <text:list>
                <text:list-item>
                  <text:p text:style-name="P94"><text:bookmark text:name="_2y3w247"/><text:span text:style-name="T24">LONG-WORDS?</text:span></text:p>
                </text:list-item>
              </text:list>
            </text:list-item>
          </text:list>
        </text:list-item>
      </text:list>
      <text:p text:style-name="P39"><text:span text:style-name="T15">&lt;LONG-WORDS? [boolean]&gt;</text:span></text:p>
      <text:p text:style-name="P40"/>
      <text:p text:style-name="P39"><text:span text:style-name="T15">ZIL library</text:span></text:p>
      <text:p text:style-name="P40"/>
      <text:p text:style-name="P14"><text:span text:style-name="T3">The </text:span><text:span text:style-name="T7">boolean</text:span><text:span text:style-name="T3"> , which defaults to true if omitted, tells the compiler whether to generate LONG-WORDS-TABLE. </text:span></text:p>
      <text:p text:style-name="P14"><text:span text:style-name="T3">LONG-WORDS-TABLE contains an entry for each vocab word whose length exceeds the maximum word length for the selected Z-machine version (6 Z-characters for V3, or 9 Z-characters for V4+). The table is prefixed by the number of entries, and each entry consists of a word pointer followed by a string giving the printed form of the word.</text:span></text:p>
      <text:p text:style-name="P14"><text:span text:style-name="T3">For example, the table might be defined as equivalent to:</text:span></text:p>
      <text:p text:style-name="P14"><text:span text:style-name="T7"><text:tab/>&lt;CONSTANT LONG-WORDS-TABLE<text:line-break/><text:tab/><text:tab/>&lt;TABLE 2<text:line-break/><text:tab/><text:tab/><text:tab/>,W?HEMIDEMIS “hemidemisemiquaver”<text:line-break/><text:tab/><text:tab/><text:tab/>,W?SUPERCALI “supercalifragilisticexpialidocious”&gt;&gt;</text:span></text:p>
      <text:list xml:id="list84751890190301" text:continue-numbering="true" text:style-name="WWNum4">
        <text:list-item>
          <text:list>
            <text:list-item>
              <text:list>
                <text:list-item>
                  <text:p text:style-name="P94"><text:bookmark text:name="_1d96cc0"/><text:span text:style-name="T24">LOOKUP</text:span></text:p>
                </text:list-item>
              </text:list>
            </text:list-item>
          </text:list>
        </text:list-item>
      </text:list>
      <text:p text:style-name="P39"><text:span text:style-name="T15">&lt;LOOKUP string oblist&gt;</text:span></text:p>
      <text:p text:style-name="P41"><text:soft-page-break/></text:p>
      <text:p text:style-name="P39"><text:span text:style-name="T19">MDL builtin</text:span></text:p>
      <text:p text:style-name="P41"/>
      <text:p text:style-name="P17"><text:span text:style-name="T19">LOOKUP</text:span> returns the <text:span text:style-name="T19">ATOM</text:span> with <text:span text:style-name="T19">PNAME</text:span> <text:span text:style-name="T19">string</text:span> from <text:span text:style-name="T19">oblist</text:span>. It returns <text:span text:style-name="T19">FALSE</text:span> if no <text:span text:style-name="T19">ATOM</text:span> is found.</text:p>
      <text:p text:style-name="P17">See <text:span text:style-name="T14">The MDL Programming Language, chapter 15</text:span>.</text:p>
      <text:p text:style-name="P17">Examples:</text:p>
      <text:p text:style-name="P17"><text:tab/><text:span text:style-name="T19">&lt;LOOKUP "FIX" &lt;ROOT&gt;&gt;<text:tab/><text:tab/><text:tab/>--&gt;<text:tab/>FIX</text:span></text:p>
      <text:p text:style-name="P17"><text:span text:style-name="T19"><text:tab/>FOO!-MYOBLIST<text:line-break/><text:tab/>&lt;LOOKUP "FOO" &lt;ROOT&gt;&gt;<text:tab/><text:tab/><text:tab/>--&gt;<text:tab/>#FALSE<text:line-break/><text:tab/>&lt;LOOKUP "FOO" &lt;MOBLIST MYOBLIST&gt;&gt;<text:tab/>--&gt;<text:tab/>FOO!-MYOBLIST<text:tab/></text:span></text:p>
      <text:list xml:id="list84753591551655" text:continue-numbering="true" text:style-name="WWNum4">
        <text:list-item>
          <text:list>
            <text:list-item>
              <text:list>
                <text:list-item>
                  <text:p text:style-name="P94"><text:bookmark text:name="_3x8tuzt"/><text:span text:style-name="T24">LPARSE</text:span></text:p>
                </text:list-item>
              </text:list>
            </text:list-item>
          </text:list>
        </text:list-item>
      </text:list>
      <text:p text:style-name="P39"><text:span text:style-name="T15">&lt;LPARSE text [10] [lookup-oblist]&gt;</text:span></text:p>
      <text:p text:style-name="P41"/>
      <text:p text:style-name="P39"><text:span text:style-name="T19">MDL builtin</text:span></text:p>
      <text:p text:style-name="P41"/>
      <text:p text:style-name="P17"><text:span text:style-name="T19">LPARSE</text:span> ("list parse") is just like <text:span text:style-name="T19">PARSE</text:span> with the exception that <text:span text:style-name="T19">LPARSE</text:span> returns a <text:span text:style-name="T19">LIST</text:span> of all the expressions in the <text:span text:style-name="T19">text</text:span>.</text:p>
      <text:p text:style-name="P17">ZILF requires that the second argument is <text:span text:style-name="T19">10</text:span> if a <text:span text:style-name="T19">lookup-oblist</text:span> is given.</text:p>
      <text:p text:style-name="P17">Examples:</text:p>
      <text:p text:style-name="P17"><text:tab/><text:span text:style-name="T19">&lt;LPARSE "1 FOO [3]"&gt;<text:tab/><text:tab/><text:tab/>--&gt;<text:tab/>(1 FOO [3])</text:span></text:p>
      <text:p text:style-name="P17"><text:span text:style-name="T19"><text:tab/>&lt;LPARSE " "&gt;<text:tab/><text:tab/><text:tab/><text:tab/><text:tab/>--&gt;<text:tab/>()</text:span></text:p>
      <text:p text:style-name="P56"><text:span text:style-name="T19">&lt;SET A 0&gt;<text:line-break/><text:tab/>&lt;DEFINE NXT () &lt;SET A &lt;+ .A 1&gt;&gt;&gt;<text:line-break/><text:tab/>&lt;LPARSE "%&lt;NXT&gt; %&lt;NXT&gt; %&lt;NXT&gt;"&gt;<text:tab/>--&gt;<text:tab/>(1 2 3)</text:span></text:p>
      <text:list xml:id="list84751834636328" text:continue-numbering="true" text:style-name="WWNum4">
        <text:list-item>
          <text:list>
            <text:list-item>
              <text:list>
                <text:list-item>
                  <text:p text:style-name="P94"><text:bookmark text:name="_2ce457m"/><text:span text:style-name="T24">LSH</text:span></text:p>
                </text:list-item>
              </text:list>
            </text:list-item>
          </text:list>
        </text:list-item>
      </text:list>
      <text:p text:style-name="P39"><text:span text:style-name="T15">&lt;LSH number places&gt;</text:span></text:p>
      <text:p text:style-name="P40"/>
      <text:p text:style-name="P39"><text:span text:style-name="T15">MDL builtin</text:span></text:p>
      <text:p text:style-name="P40"/>
      <text:p text:style-name="P14"><text:span text:style-name="T3">Bitwise shift. </text:span>Shift<text:span text:style-name="T3"> </text:span><text:span text:style-name="T7">number</text:span><text:span text:style-name="T3"> left when </text:span><text:span text:style-name="T7">places</text:span><text:span text:style-name="T3"> is positive and right if it is negative. When right </text:span>shifting<text:span text:style-name="T3"> the sign is not preserved (0 is always shifted in).</text:span></text:p>
      <text:p text:style-name="P14"><text:span text:style-name="T3"><text:tab/></text:span><text:span text:style-name="T7">1000 0000 0000 1010<text:tab/><text:tab/>--&gt; <text:tab/>0100 0000 0000 0101</text:span></text:p>
      <text:p text:style-name="P14"><text:span text:style-name="T3">Examples:</text:span></text:p>
      <text:p text:style-name="P43"><text:span text:style-name="T7"><text:tab/>&lt;LSH 4 1&gt;<text:tab/><text:tab/>--&gt;<text:tab/>8<text:line-break/><text:tab/>&lt;LSH 4 -2&gt;<text:tab/>--&gt;<text:tab/>1</text:span></text:p>
      <text:list xml:id="list84752443282908" text:continue-numbering="true" text:style-name="WWNum4">
        <text:list-item>
          <text:list>
            <text:list-item>
              <text:list>
                <text:list-item>
                  <text:p text:style-name="P94"><text:bookmark text:name="_rjefff"/><text:span text:style-name="T24">LTABLE</text:span></text:p>
                </text:list-item>
              </text:list>
            </text:list-item>
          </text:list>
        </text:list-item>
      </text:list>
      <text:p text:style-name="P39"><text:span text:style-name="T15">&lt;LTABLE [(flags ...)] values ...&gt;</text:span></text:p>
      <text:p text:style-name="P40"/>
      <text:p text:style-name="P39"><text:span text:style-name="T15">ZIL library</text:span></text:p>
      <text:p text:style-name="P40"/>
      <text:p text:style-name="P14"><text:span text:style-name="T3">Defines a table containing the specified </text:span><text:span text:style-name="T7">values</text:span><text:span text:style-name="T3"> and with the </text:span><text:span text:style-name="T7">LENGTH</text:span><text:span text:style-name="T3"> flag (see </text:span><text:span text:style-name="T7">TABLE</text:span><text:span text:style-name="T3"> about </text:span><text:span text:style-name="T7">LENGTH</text:span><text:span text:style-name="T3"> and other flags).</text:span></text:p>
      <text:p text:style-name="P14"><text:span text:style-name="T7">TABLE</text:span><text:span text:style-name="T3"> </text:span>is a ZIL-specific<text:span text:style-name="T3"> structure that can be used both outside and inside </text:span><text:span text:style-name="T7">ROUTINES</text:span><text:span text:style-name="T3">.</text:span></text:p>
      <text:list xml:id="list84753258747315" text:continue-numbering="true" text:style-name="WWNum4">
        <text:list-item>
          <text:list>
            <text:list-item>
              <text:list>
                <text:list-item>
                  <text:p text:style-name="P94"><text:bookmark text:name="_3bj1y38"/><text:span text:style-name="T24">LVAL</text:span></text:p>
                </text:list-item>
              </text:list>
            </text:list-item>
          </text:list>
        </text:list-item>
      </text:list>
      <text:p text:style-name="P39"><text:soft-page-break/><text:span text:style-name="T15">&lt;LVAL atom [environment]&gt;<text:line-break/>.atom<text:tab/><text:tab/><text:tab/><text:tab/><text:tab/>;"Alternative syntax"</text:span></text:p>
      <text:p text:style-name="P40"/>
      <text:p text:style-name="P20"><text:span text:style-name="T15"><text:tab/>MDL builtin</text:span></text:p>
      <text:p text:style-name="P21"/>
      <text:p text:style-name="P14">Get the value<text:span text:style-name="T3"> </text:span>of the local<text:span text:style-name="T3"> </text:span><text:span text:style-name="T7">atom</text:span><text:span text:style-name="T3">. More often used in its short form "</text:span><text:span text:style-name="T7">.atom</text:span><text:span text:style-name="T3">". </text:span></text:p>
      <text:p text:style-name="P14"><text:span text:style-name="T3">It i</text:span>s<text:span text:style-name="T3"> possible to supply an </text:span><text:span text:style-name="T7">environment</text:span><text:span text:style-name="T3"> for </text:span><text:span text:style-name="T7">LVAL</text:span><text:span text:style-name="T3">. See </text:span><text:span text:style-name="T7">EVAL</text:span><text:span text:style-name="T3"> for more about the </text:span><text:span text:style-name="T7">environment</text:span><text:span text:style-name="T3">.</text:span></text:p>
      <text:p text:style-name="P14"><text:span text:style-name="T3">Example:</text:span></text:p>
      <text:p text:style-name="P14"><text:span text:style-name="T7"><text:tab/>&lt;SET X 5&gt;<text:line-break/><text:line-break/><text:tab/>&lt;LVAL X&gt;<text:tab/>--&gt;<text:tab/>5<text:line-break/><text:tab/>.X<text:tab/><text:tab/>--&gt;<text:tab/>5</text:span></text:p>
      <text:list xml:id="list84753442181105" text:continue-numbering="true" text:style-name="WWNum4">
        <text:list-item>
          <text:list>
            <text:list-item>
              <text:list>
                <text:list-item>
                  <text:p text:style-name="P94"><text:bookmark text:name="_1qoc8b1"/><text:span text:style-name="T24">M-HPOS</text:span></text:p>
                </text:list-item>
              </text:list>
            </text:list-item>
          </text:list>
        </text:list-item>
      </text:list>
      <text:p text:style-name="P39"><text:span text:style-name="T15">&lt;M-HPOS channel&gt;</text:span></text:p>
      <text:p text:style-name="P95"><text:bookmark text:name="_i66rqxfsowd5"/>MAKE-GVAL</text:p>
      <text:p text:style-name="P39"><text:span text:style-name="T19">&lt;MAKE-GVAL atom&gt;</text:span></text:p>
      <text:p text:style-name="P41"/>
      <text:p text:style-name="P39"><text:span text:style-name="T19">ZIL library</text:span></text:p>
      <text:p text:style-name="P41"/>
      <text:p text:style-name="P17"><text:span text:style-name="T19">MAKE-GVAL</text:span> returns the <text:span text:style-name="T19">atom</text:span> as <text:span text:style-name="T19">GVAL</text:span> (<text:span text:style-name="T19">,atom</text:span>).</text:p>
      <text:p text:style-name="P17">Example:</text:p>
      <text:p text:style-name="P17"><text:span text:style-name="T19"><text:tab/>&lt;SET FOO BAR&gt;<text:line-break/><text:tab/>&lt;SETG BAR 123&gt;<text:line-break/><text:tab/>&lt;MAKE-GVAL .FOO&gt;<text:tab/><text:tab/><text:tab/>--&gt;<text:tab/>,BAR<text:line-break/><text:tab/>&lt;EVAL &lt;MAKE-GVAL .FOO&gt;&gt;<text:tab/><text:tab/>--&gt;<text:tab/>123</text:span></text:p>
      <text:list xml:id="list84751604944144" text:continue-numbering="true" text:style-name="WWNum4">
        <text:list-item>
          <text:list>
            <text:list-item>
              <text:list>
                <text:list-item>
                  <text:p text:style-name="P94"><text:bookmark text:name="_vq8v1tpbcqxn"/><text:span text:style-name="T24">MAPF</text:span></text:p>
                </text:list-item>
              </text:list>
            </text:list-item>
          </text:list>
        </text:list-item>
      </text:list>
      <text:p text:style-name="P39"><text:span text:style-name="T15">&lt;MAPF finalf applicable structs ...&gt;</text:span></text:p>
      <text:list xml:id="list84751752597518" text:continue-numbering="true" text:style-name="WWNum4">
        <text:list-item>
          <text:list>
            <text:list-item>
              <text:list>
                <text:list-item>
                  <text:p text:style-name="P94"><text:bookmark text:name="_2pta16n"/><text:span text:style-name="T24">MAPLEAVE</text:span></text:p>
                </text:list-item>
              </text:list>
            </text:list-item>
          </text:list>
        </text:list-item>
      </text:list>
      <text:p text:style-name="P39"><text:span text:style-name="T15">&lt;MAPLEAVE [value]&gt;</text:span></text:p>
      <text:list xml:id="list84753035736339" text:continue-numbering="true" text:style-name="WWNum4">
        <text:list-item>
          <text:list>
            <text:list-item>
              <text:list>
                <text:list-item>
                  <text:p text:style-name="P94"><text:bookmark text:name="_14ykbeg"/><text:span text:style-name="T24">MAPR</text:span></text:p>
                </text:list-item>
              </text:list>
            </text:list-item>
          </text:list>
        </text:list-item>
      </text:list>
      <text:p text:style-name="P39"><text:span text:style-name="T15">&lt;MAPR finalf applicable structs ...&gt;</text:span></text:p>
      <text:list xml:id="list84752491074094" text:continue-numbering="true" text:style-name="WWNum4">
        <text:list-item>
          <text:list>
            <text:list-item>
              <text:list>
                <text:list-item>
                  <text:p text:style-name="P94"><text:bookmark text:name="_3oy7u29"/><text:span text:style-name="T24">MAPRET</text:span></text:p>
                </text:list-item>
              </text:list>
            </text:list-item>
          </text:list>
        </text:list-item>
      </text:list>
      <text:p text:style-name="P39"><text:span text:style-name="T15">&lt;MAPRET [value] ...&gt;</text:span></text:p>
      <text:list xml:id="list84752944690846" text:continue-numbering="true" text:style-name="WWNum4">
        <text:list-item>
          <text:list>
            <text:list-item>
              <text:list>
                <text:list-item>
                  <text:p text:style-name="P94"><text:bookmark text:name="_243i4a2"/><text:span text:style-name="T24">MAPSTOP</text:span></text:p>
                </text:list-item>
              </text:list>
            </text:list-item>
          </text:list>
        </text:list-item>
      </text:list>
      <text:p text:style-name="P39"><text:span text:style-name="T15">&lt;MAPSTOP [value] ...&gt;</text:span></text:p>
      <text:list xml:id="list84752755528608" text:continue-numbering="true" text:style-name="WWNum4">
        <text:list-item>
          <text:list>
            <text:list-item>
              <text:list>
                <text:list-item>
                  <text:p text:style-name="P94"><text:bookmark text:name="_j8sehv"/><text:span text:style-name="T24">MAX</text:span></text:p>
                </text:list-item>
              </text:list>
            </text:list-item>
          </text:list>
        </text:list-item>
      </text:list>
      <text:p text:style-name="P39"><text:span text:style-name="T15">&lt;MAX numbers ...&gt;</text:span></text:p>
      <text:p text:style-name="P40"/>
      <text:p text:style-name="P39"><text:span text:style-name="T15">MDL builtin</text:span></text:p>
      <text:p text:style-name="P40"/>
      <text:p text:style-name="P14"><text:span text:style-name="T7">MAX</text:span><text:span text:style-name="T3"> returns the maximum number among </text:span><text:span text:style-name="T7">numbers</text:span><text:span text:style-name="T3">.</text:span></text:p>
      <text:p text:style-name="P14"><text:span text:style-name="T3">Example:</text:span></text:p>
      <text:p text:style-name="P43"><text:span text:style-name="T7"><text:tab/>&lt;MAX 2 3 4 1&gt;<text:tab/><text:tab/>--&gt;<text:tab/>4</text:span></text:p>
      <text:list xml:id="list84751800284538" text:continue-numbering="true" text:style-name="WWNum4">
        <text:list-item>
          <text:list>
            <text:list-item>
              <text:list>
                <text:list-item>
                  <text:p text:style-name="P94"><text:bookmark text:name="_338fx5o"/><text:soft-page-break/><text:span text:style-name="T24">MEMBER</text:span></text:p>
                </text:list-item>
              </text:list>
            </text:list-item>
          </text:list>
        </text:list-item>
      </text:list>
      <text:p text:style-name="P39"><text:span text:style-name="T15">&lt;MEMBER item structure&gt;</text:span></text:p>
      <text:p text:style-name="P40"/>
      <text:p text:style-name="P39"><text:span text:style-name="T15">MDL builtin</text:span></text:p>
      <text:p text:style-name="P40"/>
      <text:p text:style-name="P14"><text:span text:style-name="T7">MEMBER</text:span><text:span text:style-name="T3"> iterates through </text:span><text:span text:style-name="T7">structure</text:span><text:span text:style-name="T3"> and returns </text:span><text:span text:style-name="T7">&lt;REST structure i&gt;</text:span><text:span text:style-name="T3">, where </text:span><text:span text:style-name="T7">i</text:span><text:span text:style-name="T3"> is the index of the first element in </text:span><text:span text:style-name="T7">structure</text:span><text:span text:style-name="T3"> that is </text:span><text:span text:style-name="T7">=?</text:span><text:span text:style-name="T3"> with </text:span><text:span text:style-name="T7">item</text:span><text:span text:style-name="T3">.</text:span></text:p>
      <text:p text:style-name="P14"><text:span text:style-name="T7">MEMBER</text:span><text:span text:style-name="T3"> returns false </text:span>if the <text:span text:style-name="T19">item</text:span><text:span text:style-name="T3"> is not found.</text:span></text:p>
      <text:p text:style-name="P14"><text:span text:style-name="T3">Examples:</text:span></text:p>
      <text:p text:style-name="P14"><text:span text:style-name="T7"><text:tab/>&lt;MEMBER "BC" "ABCD"&gt;<text:tab/>--&gt;<text:tab/>"BCD"<text:line-break/><text:tab/>&lt;MEMBER 2 (1 2 3 4)&gt;<text:tab/>--&gt;<text:tab/>(2 3 4)<text:line-break/><text:tab/>&lt;MEMBER 0 (1 2 3 4)&gt;<text:tab/>--&gt; <text:tab/>#FALSE &lt;&gt;</text:span></text:p>
      <text:list xml:id="list84752267469743" text:continue-numbering="true" text:style-name="WWNum4">
        <text:list-item>
          <text:list>
            <text:list-item>
              <text:list>
                <text:list-item>
                  <text:p text:style-name="P94"><text:bookmark text:name="_1idq7dh"/><text:span text:style-name="T24">MEMQ</text:span></text:p>
                </text:list-item>
              </text:list>
            </text:list-item>
          </text:list>
        </text:list-item>
      </text:list>
      <text:p text:style-name="P39"><text:span text:style-name="T15">&lt;MEMQ item structure&gt;</text:span></text:p>
      <text:p text:style-name="P40"/>
      <text:p text:style-name="P39"><text:span text:style-name="T15">MDL builtin</text:span></text:p>
      <text:p text:style-name="P40"/>
      <text:p text:style-name="P14"><text:span text:style-name="T7">MEMQ</text:span><text:span text:style-name="T3"> ("member quick") iterates through </text:span><text:span text:style-name="T7">structure</text:span><text:span text:style-name="T3"> and returns </text:span><text:span text:style-name="T7">&lt;REST structure i&gt;</text:span><text:span text:style-name="T3">, where </text:span><text:span text:style-name="T7">i</text:span><text:span text:style-name="T3"> is the index of the first element in </text:span><text:span text:style-name="T7">structure</text:span><text:span text:style-name="T3"> that is </text:span><text:span text:style-name="T8">==?</text:span><text:span text:style-name="T3"> with </text:span><text:span text:style-name="T7">item</text:span><text:span text:style-name="T3">.</text:span></text:p>
      <text:p text:style-name="P14"><text:span text:style-name="T7">MEMQ</text:span><text:span text:style-name="T3"> returns false </text:span>if the <text:span text:style-name="T19">item</text:span><text:span text:style-name="T3"> is not found.</text:span></text:p>
      <text:p text:style-name="P14"><text:span text:style-name="T3">Examples:</text:span></text:p>
      <text:p text:style-name="P14"><text:span text:style-name="T7"><text:tab/>&lt;MEMBER "BC" "ABCD"&gt;<text:tab/>--&gt;<text:tab/>#FALSE &lt;&gt;<text:line-break/><text:tab/>&lt;MEMBER 2 (1 2 3 4)&gt;<text:tab/>--&gt; <text:tab/>(2 3 4)<text:line-break/><text:tab/>&lt;MEMBER 0 (1 2 3 4)&gt;<text:tab/>--&gt; <text:tab/>#FALSE &lt;&gt;</text:span></text:p>
      <text:list xml:id="list84751829655645" text:continue-numbering="true" text:style-name="WWNum4">
        <text:list-item>
          <text:list>
            <text:list-item>
              <text:list>
                <text:list-item>
                  <text:p text:style-name="P94"><text:bookmark text:name="_42ddq1a"/><text:span text:style-name="T24">MIN</text:span></text:p>
                </text:list-item>
              </text:list>
            </text:list-item>
          </text:list>
        </text:list-item>
      </text:list>
      <text:p text:style-name="P39"><text:span text:style-name="T15">&lt;MIN numbers ...&gt;</text:span></text:p>
      <text:p text:style-name="P40"/>
      <text:p text:style-name="P39"><text:span text:style-name="T15">MDL builtin</text:span></text:p>
      <text:p text:style-name="P40"/>
      <text:p text:style-name="P14"><text:span text:style-name="T7">MIN</text:span><text:span text:style-name="T3"> returns the minimum number among </text:span><text:span text:style-name="T7">numbers</text:span><text:span text:style-name="T3">.</text:span></text:p>
      <text:p text:style-name="P14"><text:span text:style-name="T3">Example:</text:span></text:p>
      <text:p text:style-name="P14"><text:span text:style-name="T7"><text:tab/>&lt;MIN 2 3 4 1&gt;<text:tab/><text:tab/>--&gt;<text:tab/>1</text:span></text:p>
      <text:list xml:id="list84752691198750" text:continue-numbering="true" text:style-name="WWNum4">
        <text:list-item>
          <text:list>
            <text:list-item>
              <text:list>
                <text:list-item>
                  <text:p text:style-name="P94"><text:bookmark text:name="_2hio093"/><text:span text:style-name="T24">MOBLIST</text:span></text:p>
                </text:list-item>
              </text:list>
            </text:list-item>
          </text:list>
        </text:list-item>
      </text:list>
      <text:p text:style-name="P39"><text:span text:style-name="T15">&lt;MOBLIST name&gt;</text:span></text:p>
      <text:p text:style-name="P41"/>
      <text:p text:style-name="P39"><text:span text:style-name="T19">MDL builtin</text:span></text:p>
      <text:p text:style-name="P41"/>
      <text:p text:style-name="P17"><text:span text:style-name="T19">MOBLIST</text:span> ("make oblist") creates and returns a new empty <text:span text:style-name="T19">OBLIST</text:span> named <text:span text:style-name="T19">name</text:span>. If an <text:span text:style-name="T19">OBLIST</text:span> with the <text:span text:style-name="T19">name</text:span> already exists it is returned instead.</text:p>
      <text:p text:style-name="P17">See <text:span text:style-name="T14">The MDL Programming Language, chapter 15</text:span>.</text:p>
      <text:p text:style-name="P17">Example:</text:p>
      <text:p text:style-name="P17"><text:tab/><text:span text:style-name="T19">&lt;INSERT "FOO" &lt;MOBLIST NEW-OBLIST&gt;&gt;<text:tab/>--&gt;<text:tab/>FOO!-NEW-OBLIST</text:span></text:p>
      <text:p text:style-name="P17"><text:span text:style-name="T19"><text:tab/>FOO!-NEW-OBLIST ;"This can also be done with trailer"</text:span></text:p>
      <text:list xml:id="list84753026809197" text:continue-numbering="true" text:style-name="WWNum4">
        <text:list-item>
          <text:list>
            <text:list-item>
              <text:list>
                <text:list-item>
                  <text:p text:style-name="P94"><text:bookmark text:name="_wnyagw"/><text:soft-page-break/><text:span text:style-name="T24">MOD</text:span></text:p>
                </text:list-item>
              </text:list>
            </text:list-item>
          </text:list>
        </text:list-item>
      </text:list>
      <text:p text:style-name="P39"><text:span text:style-name="T15">&lt;MOD number1 number2&gt;</text:span></text:p>
      <text:p text:style-name="P40"/>
      <text:p text:style-name="P39"><text:span text:style-name="T15">MDL builtin</text:span></text:p>
      <text:p text:style-name="P40"/>
      <text:p text:style-name="P14"><text:span text:style-name="T7">MOD</text:span><text:span text:style-name="T3"> divides </text:span><text:span text:style-name="T7">number1</text:span><text:span text:style-name="T3"> with </text:span><text:span text:style-name="T7">number2</text:span><text:span text:style-name="T3">, which must be non-zero, and returns the remainder.</text:span></text:p>
      <text:p text:style-name="P14"><text:span text:style-name="T3">Examples:</text:span></text:p>
      <text:p text:style-name="P14"><text:span text:style-name="T7"><text:tab/>&lt;MOD 3 2&gt;<text:tab/><text:tab/>--&gt;<text:tab/>1<text:line-break/><text:tab/>&lt;MOD 3256 256&gt;<text:tab/>--&gt;<text:tab/>184</text:span></text:p>
      <text:list xml:id="list84752268883621" text:continue-numbering="true" text:style-name="WWNum4">
        <text:list-item>
          <text:list>
            <text:list-item>
              <text:list>
                <text:list-item>
                  <text:p text:style-name="P94"><text:bookmark text:name="_3gnlt4p"/><text:span text:style-name="T24">MSETG</text:span></text:p>
                </text:list-item>
              </text:list>
            </text:list-item>
          </text:list>
        </text:list-item>
      </text:list>
      <text:p text:style-name="P39"><text:span text:style-name="T15">&lt;MSETG atom value&gt;<text:line-break/><text:line-break/>ZIL library</text:span></text:p>
      <text:p text:style-name="P40"/>
      <text:p text:style-name="P14"><text:span text:style-name="T7">MSETG</text:span><text:span text:style-name="T3"> (</text:span>"manifest<text:span text:style-name="T3"> </text:span>set<text:span text:style-name="T3"> </text:span>g<text:span text:style-name="T3">lobal</text:span>"<text:span text:style-name="T3">) is an alias for </text:span><text:span text:style-name="T7">CONSTANT</text:span><text:span text:style-name="T3">. </text:span></text:p>
      <text:p text:style-name="P14"><text:span text:style-name="T7">MSETG</text:span><text:span text:style-name="T3"> (</text:span><text:span text:style-name="T7">CONSTANT</text:span><text:span text:style-name="T3">) defines an atom with value that will </text:span>never be<text:span text:style-name="T3"> changed. The atom can is accessed inside a </text:span><text:span text:style-name="T7">ROUTINE</text:span><text:span text:style-name="T3"> with </text:span><text:span text:style-name="T7">GVAL</text:span><text:span text:style-name="T3"> (or </text:span><text:span text:style-name="T7">,</text:span><text:span text:style-name="T3">) just like a </text:span><text:span text:style-name="T7">GLOBAL</text:span><text:span text:style-name="T3"> atom. Defining a </text:span><text:span text:style-name="T7">MSETG</text:span><text:span text:style-name="T3"> (</text:span><text:span text:style-name="T7">CONSTANT</text:span><text:span text:style-name="T3">) instead of a </text:span><text:span text:style-name="T7">GLOBAL</text:span><text:span text:style-name="T3"> when possible can be vital information the compiler can use for optimization. </text:span></text:p>
      <text:p text:style-name="P14"><text:span text:style-name="T3">Example:</text:span></text:p>
      <text:p text:style-name="P39"><text:span text:style-name="T15">&lt;MSETG MSG-CANT-DO-THAT "You can't do that!"&gt;<text:line-break/>...<text:line-break/>&lt;TELL ,MSG-CANT-DO-THAT CR&gt;</text:span></text:p>
      <text:list xml:id="list84753340832220" text:continue-numbering="true" text:style-name="WWNum4">
        <text:list-item>
          <text:list>
            <text:list-item>
              <text:list>
                <text:list-item>
                  <text:p text:style-name="P94"><text:bookmark text:name="_1vsw3ci"/><text:span text:style-name="T24">N==?</text:span></text:p>
                </text:list-item>
              </text:list>
            </text:list-item>
          </text:list>
        </text:list-item>
      </text:list>
      <text:p text:style-name="P39"><text:span text:style-name="T15">&lt;N==? value1 value2&gt;</text:span></text:p>
      <text:p text:style-name="P40"/>
      <text:p text:style-name="P39"><text:span text:style-name="T15">MDL builtin</text:span></text:p>
      <text:p text:style-name="P40"/>
      <text:p text:style-name="P14"><text:span text:style-name="T3">Predicate. False if </text:span><text:span text:style-name="T7">value1</text:span><text:span text:style-name="T3"> and </text:span><text:span text:style-name="T7">value2</text:span><text:span text:style-name="T3"> <text:s/>is the same object, otherwise true. </text:span><text:span text:style-name="T7">N==?</text:span><text:span text:style-name="T3"> is the opposite to </text:span><text:span text:style-name="T7">==?</text:span><text:span text:style-name="T3">.</text:span></text:p>
      <text:p text:style-name="P38">ZILF defines "the same object" more loosely than MDL, see <text:span text:style-name="T19">==?</text:span>.</text:p>
      <text:p text:style-name="P14"><text:span text:style-name="T3">Examples:</text:span></text:p>
      <text:p text:style-name="P14"><text:span text:style-name="T7"><text:tab/>&lt;SET X 1&gt;<text:line-break/><text:tab/>&lt;N==? .X 1&gt;<text:tab/><text:tab/>--&gt;<text:tab/>False</text:span></text:p>
      <text:p text:style-name="P43"><text:span text:style-name="T7">&lt;SET X (1 2 3)&gt;<text:line-break/>&lt;N==? .X (1 2 3)&gt;<text:tab/>--&gt;<text:tab/>True</text:span></text:p>
      <text:list xml:id="list84753554844044" text:continue-numbering="true" text:style-name="WWNum4">
        <text:list-item>
          <text:list>
            <text:list-item>
              <text:list>
                <text:list-item>
                  <text:p text:style-name="P94"><text:bookmark text:name="_4fsjm0b"/><text:span text:style-name="T24">N=?</text:span></text:p>
                </text:list-item>
              </text:list>
            </text:list-item>
          </text:list>
        </text:list-item>
      </text:list>
      <text:p text:style-name="P39"><text:span text:style-name="T15">&lt;N=? value1 value2&gt;</text:span></text:p>
      <text:p text:style-name="P40"/>
      <text:p text:style-name="P39"><text:span text:style-name="T15">MDL builtin</text:span></text:p>
      <text:p text:style-name="P40"/>
      <text:p text:style-name="P14"><text:span text:style-name="T3">Predicate. False if </text:span><text:span text:style-name="T7">value1</text:span><text:span text:style-name="T3"> and </text:span><text:span text:style-name="T7">value2</text:span><text:span text:style-name="T3"> <text:s/>is of the same </text:span><text:span text:style-name="T7">TYPE</text:span><text:span text:style-name="T3"> and structurally equal, otherwise true. </text:span><text:span text:style-name="T7">N=?</text:span><text:span text:style-name="T3"> is the opposite to </text:span><text:span text:style-name="T7">=?</text:span><text:span text:style-name="T3">.</text:span></text:p>
      <text:p text:style-name="P14"><text:span text:style-name="T3">Examples:</text:span></text:p>
      <text:p text:style-name="P14"><text:span text:style-name="T7"><text:tab/>&lt;SET X 1&gt;<text:line-break/><text:tab/>&lt;N=?<text:tab/>.X 1&gt;<text:tab/><text:tab/>--&gt;<text:tab/>True</text:span></text:p>
      <text:p text:style-name="P39"><text:span text:style-name="T15">&lt;SET X (1 2 3)&gt;<text:line-break/>&lt;N=? .X (1 2 3)&gt;<text:tab/>--&gt;<text:tab/>True</text:span></text:p>
      <text:list xml:id="list84751838326525" text:continue-numbering="true" text:style-name="WWNum4">
        <text:list-item>
          <text:list>
            <text:list-item>
              <text:list>
                <text:list-item>
                  <text:p text:style-name="P94"><text:bookmark text:name="_2uxtw84"/>NEVER-ZAP-TO-SOURCE-DIRECTORY?</text:p>
                </text:list-item>
                <text:list-item>
                  <text:p text:style-name="P8"><text:span text:style-name="T19">&lt;NEVER-ZAP-TO-SOURCE-DIRECTORY?&gt;<text:line-break/><text:line-break/>ZIL library</text:span></text:p>
                </text:list-item>
              </text:list>
            </text:list-item>
          </text:list>
        </text:list-item>
      </text:list>
      <text:p text:style-name="P22"><text:soft-page-break/></text:p>
      <text:p text:style-name="P17">ZILF ignores this and always returns <text:span text:style-name="T19">FALSE</text:span>.</text:p>
      <text:list xml:id="list84753303524808" text:continue-numbering="true" text:style-name="WWNum4">
        <text:list-item>
          <text:list>
            <text:list-item>
              <text:list>
                <text:list-item>
                  <text:p text:style-name="P94"><text:bookmark text:name="_w6kncfyhc9ue"/><text:span text:style-name="T24">NEW-ADD-WORD</text:span></text:p>
                </text:list-item>
              </text:list>
            </text:list-item>
          </text:list>
        </text:list-item>
      </text:list>
      <text:p text:style-name="P39"><text:span text:style-name="T15">&lt;NEW-ADD-WORD atom-or-string [type] [value] [flags]&gt;</text:span></text:p>
      <text:list xml:id="list84752243030848" text:continue-numbering="true" text:style-name="WWNum4">
        <text:list-item>
          <text:list>
            <text:list-item>
              <text:list>
                <text:list-item>
                  <text:p text:style-name="P94"><text:bookmark text:name="_1a346fx"/><text:span text:style-name="T24">NEWTYPE</text:span></text:p>
                </text:list-item>
              </text:list>
            </text:list-item>
          </text:list>
        </text:list-item>
      </text:list>
      <text:p text:style-name="P39"><text:span text:style-name="T15">&lt;NEWTYPE name primtype-atom [decl]&gt;</text:span></text:p>
      <text:p text:style-name="P41"/>
      <text:p text:style-name="P39"><text:span text:style-name="T19">MDL builtin</text:span></text:p>
      <text:p text:style-name="P41"/>
      <text:p text:style-name="P17"><text:span text:style-name="T19">NEWTYPE</text:span> creates a new <text:span text:style-name="T19">TYPE</text:span> with the name, <text:span text:style-name="T19">name</text:span> and the same <text:span text:style-name="T19">PRIMTYPE</text:span> as <text:span text:style-name="T19">primtype-atom</text:span>. It returns the new <text:span text:style-name="T19">TYPE</text:span>. The <text:span text:style-name="T19">name</text:span> must be unique (<text:span text:style-name="T19">&lt;VALID-TYPE? name&gt;</text:span> is <text:span text:style-name="T19">FALSE</text:span>&gt; otherwise <text:span text:style-name="T19">NEWTYPE</text:span> results in an error.</text:p>
      <text:p text:style-name="P17">It is possible to specify a <text:span text:style-name="T19">decl</text:span> (see <text:span text:style-name="T19">GDECL</text:span>) for the new <text:span text:style-name="T19">TYPE</text:span> that is enforced when <text:span text:style-name="T19">CHTYPE</text:span>.</text:p>
      <text:p text:style-name="P17">See <text:span text:style-name="T19">APPLYTYPE</text:span>, <text:span text:style-name="T19">EVALTYPE</text:span> and <text:span text:style-name="T19">PRINTTYPE</text:span>.</text:p>
      <text:p text:style-name="P17">Examples:</text:p>
      <text:p text:style-name="P17"><text:tab/><text:span text:style-name="T19">&lt;NEWTYPE GARGLE CHARACTER&gt;<text:line-break/><text:tab/>&lt;TYPEPRIM GARGLE&gt;<text:tab/><text:tab/><text:tab/><text:tab/><text:tab/><text:tab/>--&gt;<text:tab/>FIX<text:line-break/><text:tab/>&lt;SET A &lt;CHTYPE 65 GARGLE&gt;&gt;<text:line-break/><text:tab/>&lt;TYPE .A&gt;<text:tab/><text:tab/><text:tab/><text:tab/><text:tab/><text:tab/><text:tab/><text:tab/>--&gt;<text:tab/>GARGLE<text:line-break/><text:tab/>&lt;PRIMTYPE .A&gt;<text:tab/><text:tab/><text:tab/><text:tab/><text:tab/><text:tab/><text:tab/>--&gt;<text:tab/>FIX<text:line-break/><text:tab/></text:span></text:p>
      <text:p text:style-name="P17"><text:span text:style-name="T19"><text:tab/>&lt;NEWTYPE FIRSTNAME ATOM&gt;<text:line-break/><text:tab/>&lt;NEWTYPE LASTNAME FIRSTNAME&gt;<text:line-break/><text:tab/>&lt;=? ALFONSO #FIRSTNAME ALFONSO&gt;<text:tab/><text:tab/><text:tab/>--&gt;<text:tab/>#FALSE<text:line-break/><text:tab/>&lt;=? #FIRSTNAME MADISON #LASTNAME MADISON&gt;<text:tab/>--&gt;<text:tab/>#FALSE</text:span><text:line-break/><text:tab/><text:span text:style-name="T19">&lt;=? #LASTNAME MADISON #LASTNAME MADISON&gt;<text:tab/>--&gt;<text:tab/>T</text:span></text:p>
      <text:p text:style-name="P17"><text:span text:style-name="T19"><text:tab/>&lt;NEWTYPE 2FIXLIST LIST '!&lt;LIST FIX FIX&gt;&gt;<text:line-break/><text:tab/>#2FIXLIST (1 2)<text:tab/><text:tab/><text:tab/><text:tab/><text:tab/><text:tab/>--&gt;<text:tab/>Ok<text:line-break/><text:tab/>#2FIXLIST (1 2 3)<text:tab/><text:tab/><text:tab/><text:tab/><text:tab/><text:tab/>--&gt;<text:tab/>Error</text:span></text:p>
      <text:list xml:id="list84753183814817" text:continue-numbering="true" text:style-name="WWNum4">
        <text:list-item>
          <text:list>
            <text:list-item>
              <text:list>
                <text:list-item>
                  <text:p text:style-name="P94"><text:bookmark text:name="_3u2rp3q"/><text:span text:style-name="T24">NEXT</text:span></text:p>
                </text:list-item>
              </text:list>
            </text:list-item>
          </text:list>
        </text:list-item>
      </text:list>
      <text:p text:style-name="P39"><text:span text:style-name="T15">&lt;NEXT asoc&gt;</text:span></text:p>
      <text:list xml:id="list84753457556697" text:continue-numbering="true" text:style-name="WWNum4">
        <text:list-item>
          <text:list>
            <text:list-item>
              <text:list>
                <text:list-item>
                  <text:p text:style-name="P94"><text:bookmark text:name="_2981zbj"/><text:span text:style-name="T24">NOT</text:span></text:p>
                </text:list-item>
              </text:list>
            </text:list-item>
          </text:list>
        </text:list-item>
      </text:list>
      <text:p text:style-name="P39"><text:span text:style-name="T15">&lt;NOT value&gt;</text:span></text:p>
      <text:p text:style-name="P40"/>
      <text:p text:style-name="P39"><text:span text:style-name="T15">MDL builtin</text:span></text:p>
      <text:p text:style-name="P40"/>
      <text:p text:style-name="P14"><text:span text:style-name="T3">Boolean (logical) "not". </text:span><text:span text:style-name="T7">NOT</text:span><text:span text:style-name="T3"> returns true if value is false (</text:span><text:span text:style-name="T7">#FALSE &lt;&gt;</text:span><text:span text:style-name="T3">), otherwise </text:span><text:span text:style-name="T7">NOT</text:span><text:span text:style-name="T3"> returns false.</text:span></text:p>
      <text:p text:style-name="P14"><text:span text:style-name="T3">Examples:</text:span></text:p>
      <text:p text:style-name="P14"><text:span text:style-name="T7"><text:tab/>&lt;NOT &lt;&gt;&gt;<text:tab/><text:tab/>--&gt;<text:tab/>T<text:line-break/><text:tab/>&lt;NOT T&gt;<text:tab/><text:tab/>--&gt;<text:tab/>#FALSE &lt;&gt;<text:line-break/><text:tab/>&lt;NOT &lt;=? 1 2&gt;&gt;<text:tab/>--&gt;<text:tab/>T (Same as &lt;N=? 1 2&gt;</text:span></text:p>
      <text:list xml:id="list84753697100523" text:continue-numbering="true" text:style-name="WWNum4">
        <text:list-item>
          <text:list>
            <text:list-item>
              <text:list>
                <text:list-item>
                  <text:p text:style-name="P94"><text:bookmark text:name="_odc9jc"/><text:span text:style-name="T24">NTH</text:span></text:p>
                </text:list-item>
              </text:list>
            </text:list-item>
          </text:list>
        </text:list-item>
      </text:list>
      <text:p text:style-name="P39"><text:span text:style-name="T15">&lt;NTH structure index&gt;<text:line-break/>&lt;index structure&gt;<text:tab/><text:tab/><text:tab/>;"Alternative syntax"</text:span></text:p>
      <text:p text:style-name="P40"/>
      <text:p text:style-name="P39"><text:span text:style-name="T15">MDL builtin</text:span></text:p>
      <text:p text:style-name="P21"/>
      <text:p text:style-name="P14"><text:span text:style-name="T3">Returns the element at </text:span><text:span text:style-name="T7">index</text:span><text:span text:style-name="T3"> in </text:span><text:span text:style-name="T7">structure</text:span><text:span text:style-name="T3">. Valid values for </text:span><text:span text:style-name="T7">index</text:span><text:span text:style-name="T3"> are between 1 and </text:span><text:span text:style-name="T7">&lt;LENGTH structure&gt;</text:span><text:span text:style-name="T3">.</text:span></text:p>
      <text:p text:style-name="P14"><text:span text:style-name="T7">structure</text:span><text:span text:style-name="T3"> must be </text:span>an object<text:span text:style-name="T3"> that </text:span><text:span text:style-name="T7">STRUCTURED?</text:span><text:span text:style-name="T3"> evaluates to </text:span><text:span text:style-name="T19">TRUE</text:span><text:span text:style-name="T3">.</text:span></text:p>
      <text:p text:style-name="P14"><text:span text:style-name="T8">NTH</text:span><text:span text:style-name="T3"> can also be abbreviated as </text:span><text:span text:style-name="T8">&lt;index structure&gt;</text:span><text:span text:style-name="T3">.</text:span></text:p>
      <text:p text:style-name="P14"><text:span text:style-name="T3">Note that </text:span><text:span text:style-name="T7">TABLE</text:span><text:span text:style-name="T3"> is not a </text:span><text:span text:style-name="T7">structure</text:span><text:span text:style-name="T3">.</text:span></text:p>
      <text:p text:style-name="P14"><text:span text:style-name="T3">Also see </text:span><text:span text:style-name="T7">BACK</text:span><text:span text:style-name="T3">, </text:span><text:span text:style-name="T7">LENGTH</text:span><text:span text:style-name="T3">, </text:span><text:span text:style-name="T7">PUT</text:span><text:span text:style-name="T3">, </text:span><text:span text:style-name="T7">REST</text:span><text:span text:style-name="T3">, </text:span><text:span text:style-name="T7">SUBSTRUC</text:span><text:span text:style-name="T3"> and </text:span><text:span text:style-name="T7">TOP</text:span><text:span text:style-name="T3">.</text:span></text:p>
      <text:p text:style-name="P14"><text:soft-page-break/><text:span text:style-name="T3">Example: </text:span></text:p>
      <text:p text:style-name="P14"><text:span text:style-name="T3"><text:tab/></text:span><text:span text:style-name="T7">&lt;NTH &lt;VECTOR "AB" "CD" "EF"&gt; 2&gt;<text:tab/>--&gt; <text:tab/>"CD"<text:line-break/><text:tab/>&lt;2 &lt;VECTOR "AB" "CD" "EF"&gt;&gt;<text:tab/><text:tab/>--&gt;<text:tab/></text:span><text:span text:style-name="T19">“CD”</text:span></text:p>
      <text:list xml:id="list84752194106909" text:continue-numbering="true" text:style-name="WWNum4">
        <text:list-item>
          <text:list>
            <text:list-item>
              <text:list>
                <text:list-item>
                  <text:p text:style-name="P94"><text:bookmark text:name="_38czs75"/><text:span text:style-name="T24">OBJECT</text:span></text:p>
                </text:list-item>
              </text:list>
            </text:list-item>
          </text:list>
        </text:list-item>
      </text:list>
      <text:p text:style-name="P39"><text:span text:style-name="T15">&lt;OBJECT name (property values ...) ...&gt;</text:span></text:p>
      <text:list xml:id="list84751785101350" text:continue-numbering="true" text:style-name="WWNum4">
        <text:list-item>
          <text:list>
            <text:list-item>
              <text:list>
                <text:list-item>
                  <text:p text:style-name="P94"><text:bookmark text:name="_1nia2ey"/><text:span text:style-name="T24">OBLIST?</text:span></text:p>
                </text:list-item>
              </text:list>
            </text:list-item>
          </text:list>
        </text:list-item>
      </text:list>
      <text:p text:style-name="P39"><text:span text:style-name="T15">&lt;OBLIST? </text:span><text:span text:style-name="T19">a</text:span><text:span text:style-name="T15">tom&gt;</text:span></text:p>
      <text:p text:style-name="P41"/>
      <text:p text:style-name="P39"><text:span text:style-name="T19">MDL builtin</text:span></text:p>
      <text:p text:style-name="P41"/>
      <text:p text:style-name="P17"><text:span text:style-name="T19">OBLIST?</text:span> returns the <text:span text:style-name="T19">OBLIST</text:span> that contains <text:span text:style-name="T19">atom</text:span>. If <text:span text:style-name="T19">atom</text:span> is not in any <text:span text:style-name="T19">OBLIST</text:span> it returns <text:span text:style-name="T19">FALSE</text:span>.</text:p>
      <text:p text:style-name="P17">See <text:span text:style-name="T14">The MDL Programming Language, chapter 15</text:span>.</text:p>
      <text:p text:style-name="P17">Examples:</text:p>
      <text:p text:style-name="P17"><text:tab/><text:span text:style-name="T19">&lt;==? &lt;OBLIST? STRING&gt; &lt;ROOT&gt;&gt;<text:tab/><text:tab/><text:tab/><text:tab/><text:tab/>--&gt;<text:tab/>T</text:span></text:p>
      <text:p text:style-name="P56"><text:span text:style-name="T19">&lt;OBLIST? &lt;ATOM "SPANK-NEW-ATOM"&gt;&gt;<text:tab/><text:tab/><text:tab/><text:tab/>--&gt;<text:tab/>#FALSE</text:span></text:p>
      <text:p text:style-name="P56"><text:span text:style-name="T19">&lt;==? &lt;OBLIST? FOO!-MY-OBLST&gt; &lt;MOBLIST MY-OBLST&gt;&gt;<text:tab/>--&gt;<text:tab/>T</text:span></text:p>
      <text:list xml:id="list84752888489698" text:continue-numbering="true" text:style-name="WWNum4">
        <text:list-item>
          <text:list>
            <text:list-item>
              <text:list>
                <text:list-item>
                  <text:p text:style-name="P94"><text:bookmark text:name="_47hxl2r"/><text:span text:style-name="T24">OFFSET</text:span></text:p>
                </text:list-item>
              </text:list>
            </text:list-item>
          </text:list>
        </text:list-item>
      </text:list>
      <text:p text:style-name="P39"><text:span text:style-name="T15">&lt;OFFSET offset structure-decl [value-decl]&gt;</text:span></text:p>
      <text:list xml:id="list84752372751090" text:continue-numbering="true" text:style-name="WWNum4">
        <text:list-item>
          <text:list>
            <text:list-item>
              <text:list>
                <text:list-item>
                  <text:p text:style-name="P94"><text:bookmark text:name="_2mn7vak"/><text:span text:style-name="T24">OPEN</text:span></text:p>
                </text:list-item>
              </text:list>
            </text:list-item>
          </text:list>
        </text:list-item>
      </text:list>
      <text:p text:style-name="P39"><text:span text:style-name="T15">&lt;OPEN "READ" path&gt;</text:span></text:p>
      <text:list xml:id="list84751776753642" text:continue-numbering="true" text:style-name="WWNum4">
        <text:list-item>
          <text:list>
            <text:list-item>
              <text:list>
                <text:list-item>
                  <text:p text:style-name="P94"><text:bookmark text:name="_11si5id"/><text:span text:style-name="T24">OR</text:span></text:p>
                </text:list-item>
              </text:list>
            </text:list-item>
          </text:list>
        </text:list-item>
      </text:list>
      <text:p text:style-name="P39"><text:span text:style-name="T19">&lt;OR expressions...&gt;</text:span></text:p>
      <text:p text:style-name="P41"/>
      <text:p text:style-name="P39"><text:span text:style-name="T19">MDL builtin</text:span></text:p>
      <text:p text:style-name="P22"/>
      <text:p text:style-name="P14"><text:span text:style-name="T3">Boolean </text:span><text:span text:style-name="T7">OR</text:span><text:span text:style-name="T3">. Requires that one of the </text:span><text:span text:style-name="T7">expressions</text:span><text:span text:style-name="T3"> evaluates to true to return true. Exits </text:span>on the first<text:span text:style-name="T3"> </text:span><text:span text:style-name="T7">expression</text:span><text:span text:style-name="T3"> that evaluates to true (rest of </text:span><text:span text:style-name="T7">expressions</text:span><text:span text:style-name="T3"> are not evaluated).</text:span></text:p>
      <text:p text:style-name="P14"><text:span text:style-name="T3">Because false is its own </text:span><text:span text:style-name="T7">TYPE</text:span><text:span text:style-name="T3"> outside a routine </text:span><text:span text:style-name="T7">OR</text:span><text:span text:style-name="T3"> returns </text:span><text:span text:style-name="T7">#FALSE</text:span><text:span text:style-name="T3"> if all </text:span><text:span text:style-name="T7">expressions</text:span><text:span text:style-name="T3"> </text:span>are false<text:span text:style-name="T3"> or the value of the first true </text:span><text:span text:style-name="T7">expression.</text:span></text:p>
      <text:p text:style-name="P14"><text:span text:style-name="T3">Example:</text:span></text:p>
      <text:p text:style-name="P14"><text:span text:style-name="T3"><text:tab/></text:span><text:span text:style-name="T7">&lt;OR &lt;=? 1 2&gt; &lt;=? 1 1&gt;&gt;<text:tab/><text:tab/>--&gt;<text:tab/>True<text:line-break/><text:tab/>&lt;OR &lt;=? 1 1&gt; &lt;SET X 2&gt;&gt;<text:tab/><text:tab/>--&gt; <text:tab/>X never set to 2 because<text:line-break/><text:tab/><text:tab/><text:tab/><text:tab/><text:tab/><text:tab/><text:tab/><text:tab/>first predicate evaluates<text:line-break/><text:tab/><text:tab/><text:tab/><text:tab/><text:tab/><text:tab/><text:tab/><text:tab/>to true<text:line-break/><text:tab/>&lt;SET X &lt;OR 0 1 2 3&gt;&gt;<text:tab/><text:tab/>--&gt;<text:tab/>X is set to 0<text:line-break/><text:tab/>&lt;SET X &lt;OR &lt;&gt; 1 2 3&gt;&gt;<text:tab/><text:tab/>--&gt;<text:tab/>X is set to 1</text:span></text:p>
      <text:list xml:id="list84751735806466" text:continue-numbering="true" text:style-name="WWNum4">
        <text:list-item>
          <text:list>
            <text:list-item>
              <text:list>
                <text:list-item>
                  <text:p text:style-name="P94"><text:bookmark text:name="_3ls5o66"/><text:span text:style-name="T24">OR?</text:span></text:p>
                </text:list-item>
              </text:list>
            </text:list-item>
          </text:list>
        </text:list-item>
      </text:list>
      <text:p text:style-name="P39"><text:span text:style-name="T15">&lt;OR? Expressions ...&gt;</text:span></text:p>
      <text:p text:style-name="P40"/>
      <text:p text:style-name="P39"><text:span text:style-name="T15">MDL builtin</text:span></text:p>
      <text:p text:style-name="P40"/>
      <text:p text:style-name="P14"><text:span text:style-name="T3">Returns the same result as </text:span><text:span text:style-name="T7">OR</text:span><text:span text:style-name="T3"> with the difference that all </text:span><text:span text:style-name="T7">exressions</text:span><text:span text:style-name="T3"> are evaluated.</text:span></text:p>
      <text:p text:style-name="P14"><text:span text:style-name="T3">Examples:</text:span></text:p>
      <text:p text:style-name="P14"><text:span text:style-name="T3"><text:tab/></text:span><text:span text:style-name="T7">&lt;OR? &lt;=? 1 2&gt; &lt;=? 1 1&gt;&gt;<text:tab/><text:tab/>--&gt;<text:tab/>True<text:line-break/><text:tab/>&lt;OR? &lt;=? 1 1&gt; &lt;SET X 2&gt;&gt;<text:tab/><text:tab/>--&gt; <text:tab/>X is set to 2 because<text:line-break/><text:tab/><text:tab/><text:tab/><text:tab/><text:tab/><text:tab/><text:tab/><text:tab/>all expressions are<text:line-break/><text:tab/><text:tab/><text:tab/><text:tab/><text:tab/><text:tab/><text:tab/><text:tab/>evaluated</text:span></text:p>
      <text:list xml:id="list84751905147719" text:continue-numbering="true" text:style-name="WWNum4">
        <text:list-item>
          <text:list>
            <text:list-item>
              <text:list>
                <text:list-item>
                  <text:p text:style-name="P94"><text:bookmark text:name="_20xfydz"/><text:soft-page-break/><text:span text:style-name="T24">ORB</text:span></text:p>
                </text:list-item>
              </text:list>
            </text:list-item>
          </text:list>
        </text:list-item>
      </text:list>
      <text:p text:style-name="P39"><text:span text:style-name="T15">&lt;ORB numbers ...&gt;</text:span></text:p>
      <text:p text:style-name="P40"/>
      <text:p text:style-name="P39"><text:span text:style-name="T15">MDL builtin</text:span></text:p>
      <text:p text:style-name="P40"/>
      <text:p text:style-name="P14"><text:span text:style-name="T3">Bitwise OR.</text:span></text:p>
      <text:p text:style-name="P14"><text:span text:style-name="T3">Examples:</text:span></text:p>
      <text:p text:style-name="P14"><text:span text:style-name="T7"><text:tab/>&lt;ORB 33 96&gt;<text:tab/>--&gt;<text:tab/>97<text:line-break/><text:tab/>&lt;ORB 33 96 64&gt;<text:tab/>--&gt;<text:tab/>97</text:span></text:p>
      <text:list xml:id="list84752421888966" text:continue-numbering="true" text:style-name="WWNum4">
        <text:list-item>
          <text:list>
            <text:list-item>
              <text:list>
                <text:list-item>
                  <text:p text:style-name="P94"><text:bookmark text:name="_4kx3h1s"/><text:span text:style-name="T24">ORDER-FLAGS?</text:span></text:p>
                </text:list-item>
              </text:list>
            </text:list-item>
          </text:list>
        </text:list-item>
      </text:list>
      <text:p text:style-name="P39"><text:span text:style-name="T15">&lt;ORDER-FLAGS? LAST objects ...&gt;</text:span></text:p>
      <text:p text:style-name="P40"/>
      <text:p text:style-name="P39"><text:span text:style-name="T15">ZIL library</text:span></text:p>
      <text:p text:style-name="P40"/>
      <text:p text:style-name="P14"><text:span text:style-name="T3">Each of the </text:span><text:span text:style-name="T7">objects</text:span><text:span text:style-name="T3"> is an atom naming a flag, as seen in the </text:span><text:span text:style-name="T7">(FLAGS </text:span><text:span text:style-name="T19">...</text:span><text:span text:style-name="T7">)</text:span><text:span text:style-name="T3"> clause of an OBJECTdefinition.</text:span></text:p>
      <text:p text:style-name="P14"><text:span text:style-name="T3">The only ordering allowed is </text:span><text:span text:style-name="T7">LAST</text:span><text:span text:style-name="T3">, which causes the named flags to be added to the list of “flags requiring high numbers”, which are assigned the highest flag numbers so they may be distinguished from zero. Flags mentioned in the </text:span><text:span text:style-name="T7">(FIND ...)</text:span><text:span text:style-name="T3"> clause of </text:span><text:span text:style-name="T7">SYNTAX</text:span><text:span text:style-name="T3"> definitions are already added to this list by default.</text:span></text:p>
      <text:list xml:id="list84752059486261" text:continue-numbering="true" text:style-name="WWNum4">
        <text:list-item>
          <text:list>
            <text:list-item>
              <text:list>
                <text:list-item>
                  <text:p text:style-name="P94"><text:bookmark text:name="_302dr9l"/><text:span text:style-name="T24">ORDER-OBJECTS?</text:span></text:p>
                </text:list-item>
              </text:list>
            </text:list-item>
          </text:list>
        </text:list-item>
      </text:list>
      <text:p text:style-name="P39"><text:span text:style-name="T15">&lt;ORDER-OBJECTS? atom&gt;</text:span></text:p>
      <text:p text:style-name="P40"/>
      <text:p text:style-name="P39"><text:span text:style-name="T15">ZIL library</text:span></text:p>
      <text:p text:style-name="P21"/>
      <text:p text:style-name="P14"><text:span text:style-name="T3">This controls the order in which object numbers are assigned to objects.</text:span></text:p>
      <text:p text:style-name="P14"><text:span text:style-name="T3">Note that there are two ways the compiler can learn about an object: some objects are explicitly “defined” using </text:span><text:span text:style-name="T7">ROOM</text:span><text:span text:style-name="T3"> or </text:span><text:span text:style-name="T7">OBJECT</text:span><text:span text:style-name="T3">, whereas the existence of others is merely implied when the objects are “mentioned” as part of another object’s definition (in a </text:span><text:span text:style-name="T7">LOC</text:span><text:span text:style-name="T3"> or direction property).</text:span></text:p>
      <text:p text:style-name="P14"><text:span text:style-name="T3">By default, if </text:span><text:span text:style-name="T7">ORDER-OBJECTS?</text:span><text:span text:style-name="T3"> is not used, object numbers are assigned in reverse mention order. That is, the first object defined is given the highest number, and any other objects mentioned in its definition are given the next highest numbers (in order), whether or not those objects are explicitly defined later.</text:span></text:p>
      <text:p text:style-name="P14"><text:span text:style-name="T3">The </text:span><text:span text:style-name="T7">atom</text:span><text:span text:style-name="T3"> is one of the following:</text:span></text:p>
      <text:list xml:id="list2328492057" text:style-name="WWNum2">
        <text:list-item>
          <text:p text:style-name="P51"><text:span text:style-name="T15">DEFINED</text:span><text:span text:style-name="T21">, to assign numbers to all explicitly defined objects in the order of their definitions (starting at 1), then to all other mentioned objects in the order of their mentions.</text:span></text:p>
        </text:list-item>
        <text:list-item>
          <text:p text:style-name="P51"><text:span text:style-name="T15">ROOMS-FIRST</text:span><text:span text:style-name="T21">, the same as </text:span><text:span text:style-name="T15">DEFINED</text:span><text:span text:style-name="T21"> except that numbers are assigned to rooms before non-rooms, so room numbers can be packed into a byte array (assuming there are less than 256 of them).</text:span></text:p>
        </text:list-item>
        <text:list-item>
          <text:p text:style-name="P51"><text:span text:style-name="T15">ROOMS-LAST</text:span><text:span text:style-name="T21">, the same as </text:span><text:span text:style-name="T15">DEFINED</text:span><text:span text:style-name="T21"> except that numbers are assigned to non-rooms before rooms.</text:span></text:p>
        </text:list-item>
        <text:list-item>
          <text:p text:style-name="P51"><text:span text:style-name="T15">ROOMS-AND-LGS-FIRST</text:span><text:span text:style-name="T21">, the same as </text:span><text:span text:style-name="T15">ROOMS-FIRST</text:span><text:span text:style-name="T21"> except that numbers are assigned to rooms and local globals before the remaining objects.</text:span></text:p>
        </text:list-item>
      </text:list>
      <text:p text:style-name="P6"/>
      <text:p text:style-name="P14"><text:span text:style-name="T3">For the purpose of object ordering, “rooms” include all objects defined with </text:span><text:span text:style-name="T7">ROOM</text:span><text:span text:style-name="T3"> (instead of </text:span><text:span text:style-name="T7">OBJECT</text:span><text:span text:style-name="T3">) as well as all objects whose initial </text:span><text:span text:style-name="T7">LOC</text:span><text:span text:style-name="T3"> is an object named </text:span><text:span text:style-name="T7">ROOMS</text:span><text:span text:style-name="T3">. “Local globals” includes all objects whose initial </text:span><text:span text:style-name="T7">LOC</text:span><text:span text:style-name="T3"> is an object named </text:span><text:span text:style-name="T7">LOCAL-GLOBALS</text:span><text:span text:style-name="T3">.</text:span></text:p>
      <text:list xml:id="list84752915018196" text:continue-list="list84752059486261" text:style-name="WWNum4">
        <text:list-item>
          <text:list>
            <text:list-item>
              <text:list>
                <text:list-item>
                  <text:p text:style-name="P94"><text:bookmark text:name="_1f7o1he"/><text:span text:style-name="T24">ORDER-TREE?</text:span></text:p>
                </text:list-item>
              </text:list>
            </text:list-item>
          </text:list>
        </text:list-item>
      </text:list>
      <text:p text:style-name="P39"><text:span text:style-name="T15">&lt;ORDER-TREE? atom&gt;</text:span></text:p>
      <text:p text:style-name="P40"/>
      <text:p text:style-name="P39"><text:span text:style-name="T15">ZIL library</text:span></text:p>
      <text:p text:style-name="P40"/>
      <text:p text:style-name="P14"><text:span text:style-name="T3">This controls the initial layout of the Z-machine object tree.</text:span></text:p>
      <text:p text:style-name="P14"><text:soft-page-break/><text:span text:style-name="T3">The object tree is defined by three fields on each object, named in the Z-Machine Standards Document as “parent”, “child”, and “sibling”, which are read by the ZIL functions </text:span><text:span text:style-name="T7">LOC</text:span><text:span text:style-name="T3">, </text:span><text:span text:style-name="T7">FIRST?</text:span><text:span text:style-name="T3">, and </text:span><text:span text:style-name="T7">NEXT?</text:span><text:span text:style-name="T3">. Each object’s parent field is specified by the </text:span><text:span text:style-name="T7">(LOC …)</text:span><text:span text:style-name="T3"> clause in the object definition, but the compiler has discretion to set the child and sibling fields as long as the tree remains well-formed.</text:span></text:p>
      <text:p text:style-name="P14"><text:span text:style-name="T3">The </text:span><text:span text:style-name="T7">atom</text:span><text:span text:style-name="T3"> must be:</text:span></text:p>
      <text:list xml:id="list2393183522" text:style-name="WWNum15">
        <text:list-item>
          <text:p text:style-name="P52"><text:span text:style-name="T15">REVERSE-DEFINED</text:span><text:span text:style-name="T21">, to force objects to be linked in the reverse order of their definitions. That is, the child of an object </text:span><text:span text:style-name="T15">X</text:span><text:span text:style-name="T21"> is the last object in the source code whose definition contains </text:span><text:span text:style-name="T15">(LOC X)</text:span><text:span text:style-name="T21">; the sibling of that child is the next to last object in the source code that contains </text:span><text:span text:style-name="T15">(LOC X)</text:span><text:span text:style-name="T21">; and so on.</text:span></text:p>
        </text:list-item>
      </text:list>
      <text:p text:style-name="P6"/>
      <text:p text:style-name="P14"><text:span text:style-name="T3">By default, if ORDER-TREE? is not used, the order is the same as </text:span><text:span text:style-name="T7">REVERSE-DEFINED</text:span><text:span text:style-name="T3"> except for the first defined child, which remains the first object linked. That is, the child of an object </text:span><text:span text:style-name="T7">X</text:span><text:span text:style-name="T3"> is the first object in the source code whose definition contains </text:span><text:span text:style-name="T7">(LOC X)</text:span><text:span text:style-name="T3">; the sibling of that child is the last object that contains </text:span><text:span text:style-name="T7">(LOC X)</text:span><text:span text:style-name="T3">; the sibling of that child in turn is the next to last object that contains </text:span><text:span text:style-name="T7">(LOC X)</text:span><text:span text:style-name="T3">; and so on.</text:span></text:p>
      <text:list xml:id="list84751637080597" text:continue-list="list84752915018196" text:style-name="WWNum4">
        <text:list-item>
          <text:list>
            <text:list-item>
              <text:list>
                <text:list-item>
                  <text:p text:style-name="P94"><text:bookmark text:name="_3z7bk57"/><text:span text:style-name="T24">PACKAGE</text:span></text:p>
                </text:list-item>
              </text:list>
            </text:list-item>
          </text:list>
        </text:list-item>
      </text:list>
      <text:p text:style-name="P39"><text:span text:style-name="T15">&lt;PACKAGE package-name&gt;</text:span></text:p>
      <text:p text:style-name="P41"/>
      <text:p text:style-name="P39"><text:span text:style-name="T19">MDL package library</text:span></text:p>
      <text:p text:style-name="P41"/>
      <text:p text:style-name="P17"><text:span text:style-name="T19">PACKAGE</text:span> defines a group of <text:span text:style-name="T19">ATOM</text:span>s (i.e. variables and functions) with the <text:span text:style-name="T19">package-name</text:span> for potential later inclusion (via <text:span text:style-name="T19">USE</text:span> or <text:span text:style-name="T19">USE-WHEN</text:span>) in the project. A <text:span text:style-name="T19">PACKAGE</text:span> is often used to functionally group together library functions that can have a usage over many projects.</text:p>
      <text:p text:style-name="P17">Internally an <text:span text:style-name="T19">OBLIST</text:span> named <text:span text:style-name="T19">PACKAGE</text:span> is used in conjunction with <text:span text:style-name="T19">BLOCK</text:span> and <text:span text:style-name="T19">ENDBLOCK</text:span>. When you define a <text:span text:style-name="T19">PACKAGE</text:span> the following is happening:</text:p>
      <text:list xml:id="list2344476707" text:style-name="WWNum8">
        <text:list-item>
          <text:p text:style-name="P69">An external <text:span text:style-name="T19">OBLIST</text:span>, <text:span text:style-name="T19">package-name</text:span>, is created and added to the <text:span text:style-name="T19">OBLIST</text:span> <text:span text:style-name="T19">PACKAGE</text:span> (e.g. <text:span text:style-name="T19">FOO!-PACKAGE</text:span>).</text:p>
        </text:list-item>
        <text:list-item>
          <text:p text:style-name="P69">An internal <text:span text:style-name="T19">OBLIST</text:span>, <text:span text:style-name="T19">Ipackage-name</text:span>, is created and added to the <text:span text:style-name="T19">OBLIST</text:span> <text:span text:style-name="T19">package-name</text:span> (e.g. <text:span text:style-name="T19">IFOO!-FOO!-PACKAGE</text:span>).</text:p>
        </text:list-item>
        <text:list-item>
          <text:p text:style-name="P74">A <text:span text:style-name="T19">BLOCK</text:span> is started with the <text:span text:style-name="T19">OBLIST</text:span>s (in this order) <text:span text:style-name="T19">Ipackage-name</text:span>, <text:span text:style-name="T19">package-name</text:span> and <text:span text:style-name="T19">&lt;ROOT&gt;</text:span> (e.g. <text:span text:style-name="T19">IFOO</text:span>, <text:span text:style-name="T19">FOO</text:span>, <text:span text:style-name="T19">&lt;ROOT&gt;</text:span>).</text:p>
        </text:list-item>
      </text:list>
      <text:p text:style-name="P17">This means that every <text:span text:style-name="T19">ATOM</text:span> that is created inside the <text:span text:style-name="T19">PACKAGE</text:span> ends up on the internal <text:span text:style-name="T19">OBLIST</text:span> first. If <text:span text:style-name="T19">ENTRY</text:span> is used the <text:span text:style-name="T19">ATOM</text:span> is created/moved to the external <text:span text:style-name="T19">OBLIST</text:span> and finally <text:span text:style-name="T19">RENTRY</text:span> creates/moves the <text:span text:style-name="T19">ATOM</text:span> to the <text:span text:style-name="T19">ROOT</text:span> <text:span text:style-name="T19">OBLIST</text:span>.</text:p>
      <text:p text:style-name="P17">The <text:span text:style-name="T19">PACKAGE</text:span> definition is ended by <text:span text:style-name="T19">END-PACKAGE</text:span> (in fact an <text:span text:style-name="T19">ENDBLOCK</text:span>) which restores the <text:span text:style-name="T19">OBLIST</text:span>s to the state they had before the <text:span text:style-name="T19">PACKAGE</text:span> definition began.</text:p>
      <text:p text:style-name="P17">When you decide to use a package by <text:span text:style-name="T19">USE</text:span> or <text:span text:style-name="T19">USE-WHEN</text:span> the <text:span text:style-name="T19">OBLIST</text:span> <text:span text:style-name="T19">package-name</text:span> is copied and added last to the local <text:span text:style-name="T19">OBLIST</text:span> (<text:span text:style-name="T19">&lt;LVAL OBLIST&gt;</text:span>). This means that all <text:span text:style-name="T19">ATOM</text:span>s on the external package <text:span text:style-name="T19">OBLIST</text:span> becomes available in current environment.</text:p>
      <text:p text:style-name="P17">Note that a <text:span text:style-name="T19">PACKAGE</text:span> can be defined additive (i.e. multiple <text:span text:style-name="T19">PACKAGE</text:span> definitions with the same <text:span text:style-name="T19">package-name</text:span> is added together to one <text:span text:style-name="T19">PACKAGE</text:span>).</text:p>
      <text:p text:style-name="P17">See <text:span text:style-name="T19">DEFINITIONS</text:span>, <text:span text:style-name="T19">ENDPACKAGE</text:span>, <text:span text:style-name="T19">ENTRY</text:span>, <text:span text:style-name="T19">RENTRY</text:span>, <text:span text:style-name="T19">USE</text:span> and <text:span text:style-name="T19">USE-WHEN</text:span>.</text:p>
      <text:p text:style-name="P17">Examples:</text:p>
      <text:p text:style-name="P17"><text:span text:style-name="T19"><text:tab/>;"Define PACKAGE"<text:line-break/><text:tab/>&lt;REMOVE ANSWER&gt; ;"Secure that ATOM not on any OBLIST"<text:line-break/><text:tab/>&lt;REMOVE DBL-ANSWER&gt; <text:line-break/><text:tab/>&lt;REMOVE ROOT-ANSWER&gt;<text:line-break/><text:tab/>&lt;REMOVE SECRET&gt;<text:line-break/><text:tab/>&lt;PACKAGE "FOO"&gt;<text:line-break/><text:tab/>&lt;ENTRY ANSWER&gt;<text:line-break/><text:tab/>&lt;SETG ANSWER 42&gt;<text:line-break/><text:tab/>&lt;SETG SECRET 12345&gt;<text:line-break/><text:tab/>&lt;RENTRY ROOT-ANSWER&gt;<text:line-break/><text:tab/>&lt;SETG ROOT-ANSWER 21&gt;<text:line-break/><text:tab/>&lt;ENDPACKAGE&gt; </text:span></text:p>
      <text:p text:style-name="P17"><text:span text:style-name="T19"><text:tab/>&lt;TYPE? &lt;GETPROP FOO!-PACKAGE OBLIST&gt; OBLIST&gt;<text:tab/><text:tab/>--&gt;<text:tab/>OBLIST<text:line-break/><text:tab/>&lt;TYPE? &lt;GETPROP IFOO!-FOO!-PACKAGE OBLIST&gt; OBLIST&gt;--&gt;<text:tab/>OBLIST<text:line-break/><text:tab/>&lt;GASSIGNED? ANSWER&gt;<text:tab/><text:tab/><text:tab/><text:tab/><text:tab/><text:tab/><text:tab/>--&gt;<text:tab/>#FALSE<text:line-break/><text:tab/>&lt;GASSIGNED? ANSWER!-FOO!-PACKAGE&gt;<text:tab/><text:tab/><text:tab/><text:tab/>--&gt;<text:tab/>T<text:line-break/><text:tab/>&lt;GASSIGNED? SECRET!-IFOO!-FOO!-PACKAGE&gt;<text:tab/><text:tab/><text:tab/>--&gt;<text:tab/>T<text:line-break/><text:tab/>,ANSWER!-FOO!-PACKAGE<text:tab/><text:tab/><text:tab/><text:tab/><text:tab/><text:tab/>--&gt;<text:tab/>42<text:line-break/><text:tab/>,SECRET!-IFOO!-FOO!-PACKAGE<text:tab/><text:tab/><text:tab/><text:tab/><text:tab/>--&gt;<text:tab/>12345<text:line-break/><text:tab/>,ROOT-ANSWER<text:tab/><text:tab/><text:tab/><text:tab/><text:tab/><text:tab/><text:tab/><text:tab/>--&gt;<text:tab/>21</text:span></text:p>
      <text:p text:style-name="P17"><text:span text:style-name="T19"><text:tab/>;"PACKAGEs can be defined additive"<text:line-break/><text:tab/>&lt;PACKAGE "FOO"&gt;<text:line-break/><text:tab/>&lt;SETG DBL-ANSWER &lt;* ,ANSWER 2&gt;&gt;<text:line-break/><text:tab/>&lt;ENTRY DBL-ANSWER&gt;<text:line-break/><text:tab/>&lt;ENDPACKAGE&gt;</text:span></text:p>
      <text:p text:style-name="P56"><text:span text:style-name="T19">,ANSWER!-FOO!-PACKAGE<text:tab/><text:tab/><text:tab/><text:tab/><text:tab/><text:tab/>--&gt;<text:tab/>42<text:line-break/><text:tab/>,DBL-ANSWER!-FOO!-PACKAGE<text:tab/><text:tab/><text:tab/><text:tab/><text:tab/>--&gt;<text:tab/>84</text:span></text:p>
      <text:p text:style-name="P56"><text:span text:style-name="T19">;"USE adds external OBLIST to local OBLIST-path"<text:line-break/><text:tab/>&lt;REMOVE ANSWER&gt; ;"Secure that ATOM not on any OBLIST"<text:line-break/><text:tab/>&lt;LENGTH .OBLIST&gt;<text:tab/><text:tab/><text:tab/><text:tab/><text:tab/><text:tab/><text:tab/>--&gt;<text:tab/>2<text:line-break/><text:tab/>&lt;USE "FOO"&gt;<text:line-break/><text:tab/>&lt;LENGTH .OBLIST&gt;<text:tab/><text:tab/><text:tab/><text:tab/><text:tab/><text:tab/><text:tab/>--&gt;<text:tab/>3<text:line-break/><text:tab/>,ANSWER<text:tab/><text:tab/><text:tab/><text:tab/><text:tab/><text:tab/><text:tab/><text:tab/><text:tab/>--&gt;<text:tab/>42<text:line-break/><text:tab/>&lt;GASSIGNED? SECRET&gt;<text:tab/><text:tab/><text:tab/><text:tab/><text:tab/><text:tab/><text:tab/>--&gt;<text:tab/>#FALSE<text:line-break/><text:tab/>,SECRET!-IFOO<text:tab/><text:tab/><text:tab/><text:tab/><text:tab/><text:tab/><text:tab/><text:tab/>--&gt;<text:tab/>12345 </text:span></text:p>
      <text:list xml:id="list84752342387412" text:continue-list="list84751637080597" text:style-name="WWNum4">
        <text:list-item>
          <text:list>
            <text:list-item>
              <text:list>
                <text:list-item>
                  <text:p text:style-name="P94"><text:bookmark text:name="_2eclud0"/><text:span text:style-name="T24">PARSE</text:span></text:p>
                </text:list-item>
              </text:list>
            </text:list-item>
          </text:list>
        </text:list-item>
      </text:list>
      <text:p text:style-name="P39"><text:span text:style-name="T15">&lt;PARSE text [10] [lookup-oblist]&gt;</text:span></text:p>
      <text:p text:style-name="P41"/>
      <text:p text:style-name="P39"><text:span text:style-name="T19">MDL builtin</text:span></text:p>
      <text:p text:style-name="P41"/>
      <text:p text:style-name="P17"><text:span text:style-name="T19">PARSE</text:span> takes a string, <text:span text:style-name="T19">text</text:span>, and returns the first MDL object encountered in it. If <text:span text:style-name="T19">lookup-oblist</text:span> is supplied, <text:span text:style-name="T19">PARSE</text:span> looks for potential <text:span text:style-name="T19">ATOM</text:span>s on this <text:span text:style-name="T19">OBLIST</text:span>. If no <text:span text:style-name="T19">lookup-oblist</text:span> is supplied, <text:span text:style-name="T19">.OBLIST</text:span> is used.</text:p>
      <text:p text:style-name="P17">ZILF requires that the second argument is <text:span text:style-name="T19">10</text:span> if a <text:span text:style-name="T19">lookup-oblist</text:span> is supplied.</text:p>
      <text:p text:style-name="P17">Examples:</text:p>
      <text:p text:style-name="P17"><text:tab/><text:span text:style-name="T19">&lt;PARSE "FOO"&gt;<text:tab/><text:tab/><text:tab/><text:tab/><text:tab/><text:tab/>--&gt;<text:tab/>FOO</text:span></text:p>
      <text:p text:style-name="P17"><text:span text:style-name="T19"><text:tab/>&lt;PARSE "+"&gt;<text:tab/><text:tab/><text:tab/><text:tab/><text:tab/><text:tab/>--&gt;<text:tab/>+<text:line-break/><text:tab/>&lt;PARSE "+" 10 &lt;GETPROP PACKAGE OBLIST&gt;&gt;<text:tab/>--&gt;<text:tab/>+!-PACKAGE</text:span></text:p>
      <text:p text:style-name="P17"><text:soft-page-break/><text:span text:style-name="T19"><text:tab/>&lt;PARSE "23"&gt;<text:tab/><text:tab/><text:tab/><text:tab/><text:tab/><text:tab/>--&gt;<text:tab/>23</text:span></text:p>
      <text:p text:style-name="P17"><text:span text:style-name="T19"><text:tab/>&lt;PARSE "(1 2 3)"&gt;<text:tab/><text:tab/><text:tab/><text:tab/><text:tab/>--&gt;<text:tab/>(1 2 3)</text:span></text:p>
      <text:p text:style-name="P17"><text:span text:style-name="T19"><text:tab/>&lt;PARSE "&lt;+ 12 34&gt;"&gt;<text:tab/><text:tab/><text:tab/><text:tab/><text:tab/>--&gt;<text:tab/>&lt;+ 12 34&gt;<text:line-break/><text:tab/>&lt;PARSE "%&lt;+ 12 34&gt;"&gt;<text:tab/><text:tab/><text:tab/><text:tab/>--&gt;<text:tab/>46</text:span></text:p>
      <text:p text:style-name="P17"><text:span text:style-name="T19"><text:tab/>&lt;PARSE "&lt;+ .A .B&gt;" 10 &lt;MOBLIST OB&gt;&gt;<text:line-break/><text:tab/><text:tab/><text:tab/>--&gt;<text:tab/>&lt;+!-OB &lt;LVAL!-OB A!-OB&gt; &lt;LVAL!-OB B!-OB&gt;&gt;</text:span></text:p>
      <text:p text:style-name="P17"><text:span text:style-name="T19"><text:tab/>&lt;PARSE " "&gt;<text:tab/><text:tab/><text:tab/><text:tab/>--&gt;<text:tab/>ERROR (No expression)</text:span></text:p>
      <text:p text:style-name="P17"><text:span text:style-name="T19"><text:tab/>&lt;PARSE "1 2 3"&gt;<text:tab/><text:tab/><text:tab/>--&gt;<text:tab/>1 (Only 1st expression)</text:span></text:p>
      <text:p text:style-name="P90"><text:bookmark text:name="_uagkh4g68sm4"/>PICFILE</text:p>
      <text:list xml:id="list84752793550158" text:continue-numbering="true" text:style-name="WWNum4">
        <text:list-item>
          <text:list>
            <text:list-item>
              <text:list>
                <text:list-item>
                  <text:p text:style-name="P8"><text:span text:style-name="T19">&lt;PICFILE&gt;</text:span></text:p>
                </text:list-item>
                <text:list-item>
                  <text:p text:style-name="P7"/>
                </text:list-item>
                <text:list-item>
                  <text:p text:style-name="P8"><text:span text:style-name="T19">ZIL library</text:span></text:p>
                </text:list-item>
                <text:list-item>
                  <text:p text:style-name="P5"/>
                </text:list-item>
              </text:list>
            </text:list-item>
          </text:list>
        </text:list-item>
      </text:list>
      <text:p text:style-name="P17">ZILF ignores this and always returns <text:span text:style-name="T19">FALSE</text:span>.</text:p>
      <text:list xml:id="list84752111053077" text:continue-numbering="true" text:style-name="WWNum4">
        <text:list-item>
          <text:list>
            <text:list-item>
              <text:list>
                <text:list-item>
                  <text:p text:style-name="P94"><text:bookmark text:name="_yoal25lo9g0s"/><text:span text:style-name="T24">PLTABLE</text:span></text:p>
                </text:list-item>
              </text:list>
            </text:list-item>
          </text:list>
        </text:list-item>
      </text:list>
      <text:p text:style-name="P39"><text:span text:style-name="T15">&lt;PLTABLE [flags ...] values ...&gt;</text:span></text:p>
      <text:p text:style-name="P40"/>
      <text:p text:style-name="P39"><text:span text:style-name="T15">ZIL library</text:span></text:p>
      <text:p text:style-name="P40"/>
      <text:p text:style-name="P14"><text:span text:style-name="T3">Defines a table containing the specified </text:span><text:span text:style-name="T7">values</text:span><text:span text:style-name="T3"> and with the </text:span><text:span text:style-name="T7">PURE</text:span><text:span text:style-name="T3"> and </text:span><text:span text:style-name="T7">LENGTH</text:span><text:span text:style-name="T3"> flag (see </text:span><text:span text:style-name="T7">TABLE</text:span><text:span text:style-name="T3"> about </text:span><text:span text:style-name="T7">LENGTH</text:span><text:span text:style-name="T3">, </text:span><text:span text:style-name="T7">PURE</text:span><text:span text:style-name="T3"> and other flags).</text:span></text:p>
      <text:p text:style-name="P14"><text:span text:style-name="T7">TABLE</text:span><text:span text:style-name="T3"> </text:span>is a ZIL-specific<text:span text:style-name="T3"> structure that can be used both outside and inside </text:span><text:span text:style-name="T7">ROUTINES</text:span><text:span text:style-name="T3">.</text:span></text:p>
      <text:list xml:id="list84753757377493" text:continue-numbering="true" text:style-name="WWNum4">
        <text:list-item>
          <text:list>
            <text:list-item>
              <text:list>
                <text:list-item>
                  <text:p text:style-name="P94"><text:bookmark text:name="_3dhjn8m"/><text:span text:style-name="T24">PNAME</text:span></text:p>
                </text:list-item>
              </text:list>
            </text:list-item>
          </text:list>
        </text:list-item>
      </text:list>
      <text:p text:style-name="P39"><text:span text:style-name="T15">&lt;PNAME atom&gt;</text:span></text:p>
      <text:p text:style-name="P41"/>
      <text:p text:style-name="P39"><text:span text:style-name="T19">MDL builtin</text:span></text:p>
      <text:p text:style-name="P41"/>
      <text:p text:style-name="P17"><text:span text:style-name="T19">PNAME</text:span> ("printed name") returns a newly created string copy of the <text:span text:style-name="T19">atom</text:span>’s pname. <text:span text:style-name="T19">PNAME</text:span> never prints an <text:span text:style-name="T19">ATOM</text:span>s trailers, unlike <text:span text:style-name="T19">UNPARSE</text:span>, and is therefore quicker.</text:p>
      <text:p text:style-name="P17">See <text:span text:style-name="T14">The MDL Programming Language, chapter 15</text:span>.</text:p>
      <text:p text:style-name="P17">Examples:</text:p>
      <text:p text:style-name="P17"><text:span text:style-name="T19"><text:tab/>&lt;PNAME FOO&gt;<text:tab/><text:tab/><text:tab/><text:tab/>--&gt;<text:tab/>"FOO"</text:span></text:p>
      <text:p text:style-name="P17"><text:span text:style-name="T19"><text:tab/>&lt;PNAME FOO!-NEW-OBLIST&gt;<text:tab/><text:tab/>--&gt;<text:tab/>"FOO"<text:line-break/><text:tab/>&lt;UNPARSE FOO!-NEW-OBLIST&gt;<text:tab/>--&gt;<text:tab/>"FOO!-NEW-OBLIST"</text:span></text:p>
      <text:list xml:id="list84752635991661" text:continue-numbering="true" text:style-name="WWNum4">
        <text:list-item>
          <text:list>
            <text:list-item>
              <text:list>
                <text:list-item>
                  <text:p text:style-name="P94"><text:bookmark text:name="_1smtxgf"/><text:span text:style-name="T24">PREP-SYNONYM</text:span></text:p>
                </text:list-item>
              </text:list>
            </text:list-item>
          </text:list>
        </text:list-item>
      </text:list>
      <text:p text:style-name="P39"><text:span text:style-name="T15">&lt;PREP-SYNONYM original synonyms ...&gt;</text:span></text:p>
      <text:list xml:id="list84751743694175" text:continue-numbering="true" text:style-name="WWNum4">
        <text:list-item>
          <text:list>
            <text:list-item>
              <text:list>
                <text:list-item>
                  <text:p text:style-name="P91"><text:bookmark text:name="_4cmhg48"/><text:span text:style-name="T24">PRIMTYPE</text:span></text:p>
                </text:list-item>
              </text:list>
            </text:list-item>
          </text:list>
        </text:list-item>
      </text:list>
      <text:p text:style-name="P39"><text:span text:style-name="T15">&lt;PRIMTYPE value&gt;</text:span></text:p>
      <text:p text:style-name="P39"/>
      <text:p text:style-name="P39"><text:span text:style-name="T19">MDL builtin</text:span></text:p>
      <text:p text:style-name="P39"/>
      <text:p text:style-name="P14"><text:soft-page-break/><text:span text:style-name="T3">evaluates to the primitive type of </text:span><text:span text:style-name="T7">value</text:span><text:span text:style-name="T3">. The primitive types are <text:s/></text:span><text:span text:style-name="T7">ATOM</text:span><text:span text:style-name="T3">, </text:span><text:span text:style-name="T7">FIX</text:span><text:span text:style-name="T3">, </text:span><text:span text:style-name="T7">LIST</text:span><text:span text:style-name="T3">, </text:span><text:span text:style-name="T7">STRING</text:span><text:span text:style-name="T3">, </text:span><text:span text:style-name="T7">TABLE</text:span><text:span text:style-name="T3"> and </text:span><text:span text:style-name="T7">VECTOR</text:span><text:span text:style-name="T3">.</text:span></text:p>
      <text:p text:style-name="P14"><text:span text:style-name="T3">Examples:</text:span></text:p>
      <text:p text:style-name="P39"><text:span text:style-name="T15">&lt;PRIMTYPE !\A&gt;</text:span><text:tab/><text:tab/><text:span text:style-name="T15">--&gt; <text:tab/>FIX</text:span></text:p>
      <text:p text:style-name="P39"><text:span text:style-name="T15">&lt;PRIMTYPE &lt;+1 2&gt;&gt;<text:tab/>--&gt; <text:tab/>FIX</text:span></text:p>
      <text:p text:style-name="P39"><text:span text:style-name="T15">&lt;PRIMTYPE "ABC"&gt;</text:span><text:tab/><text:span text:style-name="T15">--&gt; <text:tab/>STRING</text:span></text:p>
      <text:list xml:id="list84752138312615" text:continue-numbering="true" text:style-name="WWNum4">
        <text:list-item>
          <text:list>
            <text:list-item>
              <text:list>
                <text:list-item>
                  <text:p text:style-name="P94"><text:bookmark text:name="_2rrrqc1"/><text:span text:style-name="T24">PRIN1</text:span></text:p>
                </text:list-item>
              </text:list>
            </text:list-item>
          </text:list>
        </text:list-item>
      </text:list>
      <text:p text:style-name="P39"><text:span text:style-name="T15">&lt;PRIN1 value [channel]&gt;</text:span></text:p>
      <text:p text:style-name="P40"/>
      <text:p text:style-name="P39"><text:span text:style-name="T15">MDL builtin</text:span></text:p>
      <text:p text:style-name="P21"/>
      <text:p text:style-name="P14"><text:span text:style-name="T3">Prints the evaluated representation of </text:span><text:span text:style-name="T7">value</text:span><text:span text:style-name="T3"> to </text:span><text:span text:style-name="T7">channel</text:span><text:span text:style-name="T3"> (default for </text:span><text:span text:style-name="T7">channel</text:span><text:span text:style-name="T3"> is </text:span><text:span text:style-name="T7">&lt;LVAL OUTCHAN&gt;</text:span><text:span text:style-name="T3"> - the console). </text:span><text:span text:style-name="T7">PRIN1</text:span><text:span text:style-name="T3"> also returns the evaluated representation of </text:span><text:span text:style-name="T7">value</text:span><text:span text:style-name="T3">. <text:s/></text:span></text:p>
      <text:p text:style-name="P20">Examples:</text:p>
      <text:p text:style-name="P20"><text:span text:style-name="T19"><text:tab/>&lt;PRIN1 !\A&gt;<text:tab/><text:tab/><text:tab/><text:tab/>--&gt;<text:tab/>!\A<text:line-break/><text:tab/>&lt;PRIN1 42&gt;<text:tab/><text:tab/><text:tab/><text:tab/>--&gt;<text:tab/>42<text:line-break/><text:tab/>&lt;PRIN1 "Hello, world!"&gt;<text:tab/><text:tab/>--&gt;<text:tab/>"Hello, world!"<text:line-break/><text:tab/>&lt;PRIN1 (1 2 3)&gt;<text:tab/><text:tab/><text:tab/>--&gt;<text:tab/>(1 2 3)<text:line-break/><text:tab/>&lt;PRIN1 &lt;+ 1 2&gt;&gt;<text:tab/><text:tab/><text:tab/>--&gt;<text:tab/>3</text:span></text:p>
      <text:list xml:id="list84753488595156" text:continue-numbering="true" text:style-name="WWNum4">
        <text:list-item>
          <text:list>
            <text:list-item>
              <text:list>
                <text:list-item>
                  <text:p text:style-name="P94"><text:bookmark text:name="_16x20ju"/><text:span text:style-name="T24">PRINC</text:span></text:p>
                </text:list-item>
              </text:list>
            </text:list-item>
          </text:list>
        </text:list-item>
      </text:list>
      <text:p text:style-name="P39"><text:span text:style-name="T15">&lt;PRINC value [channel]&gt;</text:span></text:p>
      <text:p text:style-name="P40"/>
      <text:p text:style-name="P39"><text:span text:style-name="T15">MDL builtin</text:span></text:p>
      <text:p text:style-name="P21"/>
      <text:p text:style-name="P14"><text:span text:style-name="T7">PRINC</text:span><text:span text:style-name="T3"> is </text:span>just<text:span text:style-name="T3"> like </text:span><text:span text:style-name="T7">PRIN1</text:span><text:span text:style-name="T3">, except for </text:span><text:span text:style-name="T7">STRING</text:span><text:span text:style-name="T3"> and </text:span><text:span text:style-name="T7">CHARACTER</text:span><text:span text:style-name="T3"> where surrounding </text:span>dubbel quote<text:span text:style-name="T3"> (</text:span><text:span text:style-name="T7">"</text:span><text:span text:style-name="T3">) and initial </text:span><text:span text:style-name="T7">!\</text:span><text:span text:style-name="T3"> is suppressed. <text:s/></text:span><text:span text:style-name="T7">PRINC</text:span><text:span text:style-name="T3"> returns the evaluated representation of </text:span><text:span text:style-name="T7">value</text:span><text:span text:style-name="T3">.</text:span></text:p>
      <text:p text:style-name="P20">Examples:</text:p>
      <text:p text:style-name="P20"><text:span text:style-name="T15"><text:tab/>&lt;PRINC !\A&gt;<text:tab/><text:tab/><text:tab/><text:tab/>--&gt;<text:tab/>A<text:line-break/><text:tab/>&lt;PRINC 42&gt;<text:tab/><text:tab/><text:tab/><text:tab/>--&gt;<text:tab/>42<text:line-break/><text:tab/>&lt;PRINC "Hello, world!"&gt;<text:tab/><text:tab/>--&gt;<text:tab/>Hello, world!<text:line-break/><text:tab/>&lt;PRINC (1 2 3)&gt;<text:tab/><text:tab/><text:tab/>--&gt;<text:tab/>(1 2 3)<text:line-break/><text:tab/>&lt;PRINC &lt;+ 1 2&gt;&gt;<text:tab/><text:tab/><text:tab/>--&gt;<text:tab/>3</text:span></text:p>
      <text:list xml:id="list84751790603606" text:continue-numbering="true" text:style-name="WWNum4">
        <text:list-item>
          <text:list>
            <text:list-item>
              <text:list>
                <text:list-item>
                  <text:p text:style-name="P94"><text:bookmark text:name="_3qwpj7n"/><text:span text:style-name="T24">PRINT</text:span></text:p>
                </text:list-item>
              </text:list>
            </text:list-item>
          </text:list>
        </text:list-item>
      </text:list>
      <text:p text:style-name="P39"><text:span text:style-name="T15">&lt;PRINT value [channel]&gt;</text:span></text:p>
      <text:p text:style-name="P40"/>
      <text:p text:style-name="P39"><text:span text:style-name="T15">MDL builtin</text:span></text:p>
      <text:p text:style-name="P21"/>
      <text:p text:style-name="P14"><text:span text:style-name="T7">PRINT </text:span><text:span text:style-name="T3">is </text:span>just<text:span text:style-name="T3"> like </text:span><text:span text:style-name="T7">PRIN1</text:span><text:span text:style-name="T3">, except that it first prints a CRLF, then the evaluated representation of value and lastly a space. <text:s/></text:span><text:span text:style-name="T7">PRINT</text:span><text:span text:style-name="T3"> returns the evaluated representation of </text:span><text:span text:style-name="T7">value</text:span><text:span text:style-name="T3">.</text:span></text:p>
      <text:p text:style-name="P20">Examples:</text:p>
      <text:p text:style-name="P20"><text:span text:style-name="T15"><text:tab/>&lt;PRINT !\A&gt;<text:tab/><text:tab/><text:tab/><text:tab/>--&gt;<text:tab/>\n!\A&lt;space&gt;<text:line-break/><text:tab/>&lt;PRINT 42&gt;<text:tab/><text:tab/><text:tab/><text:tab/>--&gt;<text:tab/>\n42&lt;space&gt;<text:line-break/><text:tab/>&lt;PRINT "Hello, world!"&gt;<text:tab/><text:tab/>--&gt;<text:tab/>\n"Hello, world!"&lt;space&gt;<text:line-break/><text:tab/>&lt;PRINT (1 2 3)&gt;<text:tab/><text:tab/><text:tab/>--&gt;<text:tab/>\n(1 2 3)&lt;space&gt;<text:line-break/><text:tab/>&lt;PRINT &lt;+ 1 2&gt;&gt;<text:tab/><text:tab/><text:tab/>--&gt;<text:tab/>\n3&lt;space&gt;</text:span></text:p>
      <text:list xml:id="list84751942029221" text:continue-numbering="true" text:style-name="WWNum4">
        <text:list-item>
          <text:list>
            <text:list-item>
              <text:list>
                <text:list-item>
                  <text:p text:style-name="P94"><text:bookmark text:name="_261ztfg"/><text:span text:style-name="T24">PRINT-MANY</text:span></text:p>
                </text:list-item>
              </text:list>
            </text:list-item>
          </text:list>
        </text:list-item>
      </text:list>
      <text:p text:style-name="P39"><text:span text:style-name="T15">&lt;PRINT-MANY channel printer items ...&gt;</text:span></text:p>
      <text:list xml:id="list84751808814233" text:continue-numbering="true" text:style-name="WWNum4">
        <text:list-item>
          <text:list>
            <text:list-item>
              <text:list>
                <text:list-item>
                  <text:p text:style-name="P94"><text:bookmark text:name="_l7a3n9"/><text:span text:style-name="T24">PRINTTYPE</text:span></text:p>
                </text:list-item>
              </text:list>
            </text:list-item>
          </text:list>
        </text:list-item>
      </text:list>
      <text:p text:style-name="P39"><text:span text:style-name="T15">&lt;PRINTTYPE atom [handler]&gt;</text:span></text:p>
      <text:p text:style-name="P41"/>
      <text:p text:style-name="P39"><text:span text:style-name="T19">MDL builtin</text:span></text:p>
      <text:p text:style-name="P41"/>
      <text:p text:style-name="P38"><text:soft-page-break/><text:span text:style-name="T19">PRINTTYPE</text:span> tells the <text:span text:style-name="T19">TYPE</text:span> <text:span text:style-name="T19">atom</text:span> how it should be printed (<text:span text:style-name="T19">PRIN1</text:span>-style). If <text:span text:style-name="T19">PRINTTYPE</text:span> is called without a <text:span text:style-name="T19">handler</text:span> then the currently active <text:span text:style-name="T19">handler</text:span> is returned. If there is no active <text:span text:style-name="T19">handler</text:span>, <text:span text:style-name="T19">FALSE</text:span> is returned.</text:p>
      <text:p text:style-name="P38">Note that it is possible to replace the <text:span text:style-name="T19">handler</text:span> with a new <text:span text:style-name="T19">handler</text:span>, even on the predefined <text:span text:style-name="T19">TYPE</text:span>s.</text:p>
      <text:p text:style-name="P38">See <text:span text:style-name="T19">APPLYTYPE</text:span>, <text:span text:style-name="T19">EVALTYPE</text:span> and <text:span text:style-name="T19">NEWTYPE</text:span>.</text:p>
      <text:p text:style-name="P38">Examples:</text:p>
      <text:p text:style-name="P56"><text:span text:style-name="T19">&lt;DEFINE ROMAN-PRINT (ROMAN "AUX" (RNUM &lt;CHTYPE .ROMAN FIX&gt;))<text:line-break/><text:tab/>&lt;COND (&lt;OR &lt;L=? .RNUM 0&gt; &lt;G? .RNUM 3999&gt;&gt;<text:line-break/><text:tab/><text:tab/> &lt;PRINC &lt;CHTYPE .NUMB TIME&gt;&gt;)<text:line-break/> <text:tab/><text:tab/>(T<text:line-break/> <text:tab/><text:tab/> &lt;RCPRINT &lt;/ .RNUM 1000&gt; '![!\M]&gt;<text:line-break/><text:tab/><text:tab/> &lt;RCPRINT &lt;/ .RNUM 100&gt; <text:s/>'![!\C !\D !\M]&gt;<text:line-break/><text:tab/><text:tab/> &lt;RCPRINT &lt;/ .RNUM 10&gt; <text:s text:c="2"/>'![!\X !\L !\C]&gt;<text:line-break/><text:tab/><text:tab/> &lt;RCPRINT <text:s text:c="3"/>.RNUM <text:s text:c="6"/>'![!\I !\V !\X]&gt;)&gt;&gt;</text:span></text:p>
      <text:p text:style-name="P56"><text:span text:style-name="T19">&lt;DEFINE RCPRINT (MODN V)<text:line-break/><text:tab/>&lt;SET MODN &lt;MOD .MODN 10&gt;&gt;<text:line-break/><text:tab/>&lt;COND (&lt;==? 0 .MODN&gt;)<text:line-break/> <text:tab/><text:tab/> (&lt;==? 1 .MODN&gt; &lt;PRINC &lt;1 .V&gt;&gt;)<text:line-break/><text:tab/><text:tab/> (&lt;==? 2 .MODN&gt; &lt;PRINC &lt;1 .V&gt;&gt; &lt;PRINC &lt;1 .V&gt;&gt;)<text:line-break/><text:tab/><text:tab/> (&lt;==? 3 .MODN&gt; &lt;PRINC &lt;1 .V&gt;&gt; &lt;PRINC &lt;1 .V&gt;&gt;<text:line-break/><text:tab/><text:tab/><text:tab/><text:tab/><text:tab/><text:tab/><text:tab/><text:tab/> &lt;PRINC &lt;1 .V&gt;&gt;)<text:line-break/><text:tab/><text:tab/> (&lt;==? 4 .MODN&gt; &lt;PRINC &lt;1 .V&gt;&gt; &lt;PRINC &lt;2 .V&gt;&gt;)<text:line-break/><text:tab/><text:tab/> (&lt;==? 5 .MODN&gt; &lt;PRINC &lt;2 .V&gt;&gt;)<text:line-break/><text:tab/><text:tab/> (&lt;==? 6 .MODN&gt; &lt;PRINC &lt;2 .V&gt;&gt; &lt;PRINC &lt;1 .V&gt;&gt;)<text:line-break/><text:tab/><text:tab/> (&lt;==? 7 .MODN&gt; &lt;PRINC &lt;2 .V&gt;&gt; &lt;PRINC &lt;1 .V&gt;&gt;<text:line-break/><text:tab/><text:tab/><text:tab/><text:tab/><text:tab/><text:tab/><text:tab/><text:tab/> &lt;PRINC &lt;1 .V&gt;&gt;)<text:line-break/><text:tab/><text:tab/> (&lt;==? 8 .MODN&gt; &lt;PRINC &lt;2 .V&gt;&gt; &lt;PRINC &lt;1 .V&gt;&gt;<text:line-break/><text:tab/><text:tab/><text:tab/><text:tab/> <text:s text:c="5"/>&lt;PRINC &lt;1 .V&gt;&gt; &lt;PRINC &lt;1 .V&gt;&gt;)<text:line-break/><text:tab/><text:tab/> (&lt;==? 9 .MODN&gt; &lt;PRINC &lt;1 .V&gt;&gt; &lt;PRINC &lt;3 .V&gt;&gt;)&gt;&gt;</text:span></text:p>
      <text:p text:style-name="P56"><text:span text:style-name="T19">&lt;NEWTYPE ROMAN FIX&gt;<text:line-break/><text:tab/>&lt;PRINTTYPE ROMAN ,ROMAN-PRINT&gt;<text:line-break/><text:tab/>&lt;==? &lt;PRINTTYPE ROMAN&gt; ,ROMAN-PRINT&gt;</text:span><text:line-break/><text:tab/><text:span text:style-name="T19">#ROMAN 1984<text:tab/><text:tab/><text:tab/><text:tab/><text:tab/><text:tab/>--&gt;<text:tab/>MCMLXXXIV</text:span></text:p>
      <text:p text:style-name="P56"><text:span text:style-name="T19">&lt;NEWTYPE ROMAN2 FIX&gt;<text:line-break/><text:tab/>&lt;PRINTTYPE ROMAN2 ROMAN&gt; ;"Copies active handler, if exists"<text:line-break/><text:tab/>#ROMAN2 2020<text:tab/><text:tab/><text:tab/><text:tab/><text:tab/><text:tab/>--&gt;<text:tab/>MMXX</text:span></text:p>
      <text:p text:style-name="P56"><text:span text:style-name="T19">&lt;PRINTTYPE ROMAN FIX&gt;<text:line-break/><text:tab/>&lt;=? &lt;PRINTTYPE ROMAN&gt; &lt;&gt;&gt;<text:tab/><text:tab/><text:tab/>--&gt;<text:tab/>T<text:line-break/><text:tab/>#ROMAN 2020<text:tab/><text:tab/><text:tab/><text:tab/><text:tab/><text:tab/>--&gt;<text:tab/>2020<text:line-break/><text:tab/>;"Change in ROMAN doesn’t affect ROMAN2"<text:line-break/><text:tab/>#ROMAN2 2020 <text:tab/><text:tab/><text:tab/><text:tab/><text:tab/><text:tab/>--&gt;<text:tab/>MMXX</text:span></text:p>
      <text:p text:style-name="P56"><text:span text:style-name="T19">&lt;PRINTTYPE FIX ,ROMAN-PRINT&gt; ;"Works on builtin too!"<text:line-break/><text:tab/>23<text:tab/><text:tab/><text:tab/><text:tab/><text:tab/><text:tab/><text:tab/><text:tab/>--&gt;<text:tab/>XXIII</text:span></text:p>
      <text:p text:style-name="P56"><text:span text:style-name="T19">&lt;PRINTTYPE FORM &lt;FUNCTION (F) &lt;PRIN1 &lt;CHTYPE .F LIST&gt;&gt;&gt;&gt;<text:line-break/><text:tab/>&lt;FORM + 1 2&gt;<text:tab/><text:tab/><text:tab/><text:tab/><text:tab/><text:tab/>--&gt;<text:tab/>(+ I II)</text:span></text:p>
      <text:list xml:id="list84751698578633" text:continue-numbering="true" text:style-name="WWNum4">
        <text:list-item>
          <text:list>
            <text:list-item>
              <text:list>
                <text:list-item>
                  <text:p text:style-name="P94"><text:bookmark text:name="_356xmb2"/><text:span text:style-name="T24">PROG</text:span></text:p>
                </text:list-item>
              </text:list>
            </text:list-item>
          </text:list>
        </text:list-item>
      </text:list>
      <text:p text:style-name="P39"><text:span text:style-name="T15">&lt;PROG [activation] (bindings ...) [decl] expressions ...&gt;</text:span></text:p>
      <text:p text:style-name="P40"/>
      <text:p text:style-name="P20"><text:span text:style-name="T15"><text:tab/>MDL builtin</text:span></text:p>
      <text:p text:style-name="P21"/>
      <text:p text:style-name="P14"><text:span text:style-name="T7">PROG</text:span><text:span text:style-name="T3"> defines a program block with </text:span>its own<text:span text:style-name="T3"> set of </text:span><text:span text:style-name="T7">bindings</text:span><text:span text:style-name="T3">. </text:span><text:span text:style-name="T7">PROG</text:span><text:span text:style-name="T3"> is </text:span>similar<text:span text:style-name="T3"> to </text:span><text:span text:style-name="T7">BIND</text:span><text:span text:style-name="T3"> and </text:span><text:span text:style-name="T7">REPEAT</text:span><text:span text:style-name="T3"> but unlike </text:span><text:span text:style-name="T7">BIND</text:span><text:span text:style-name="T3"> it creates a default </text:span><text:span text:style-name="T7">activation</text:span><text:span text:style-name="T3"> (like </text:span><text:span text:style-name="T7">REPEAT</text:span><text:span text:style-name="T3">) at the start of the block and </text:span>doesn't<text:span text:style-name="T3"> have an automatic </text:span><text:span text:style-name="T7">AGAIN</text:span><text:span text:style-name="T3"> at the end of the block (like </text:span><text:span text:style-name="T7">REPEAT</text:span><text:span text:style-name="T3">). It is possible to name an </text:span><text:span text:style-name="T7">atom</text:span><text:span text:style-name="T3"> to the </text:span><text:span text:style-name="T7">activation</text:span><text:span text:style-name="T3"> but it is not </text:span>necessary<text:span text:style-name="T3">. </text:span><text:span text:style-name="T7">AGAIN</text:span><text:span text:style-name="T3"> and </text:span><text:span text:style-name="T7">RETURN</text:span><text:span text:style-name="T3"> inside a PROG-block will start the block over or return from the block.</text:span></text:p>
      <text:p text:style-name="P38">The <text:span text:style-name="T19">decl</text:span> is used to specify the valid <text:span text:style-name="T19">TYPE</text:span> of the variables. In its simplest form <text:span text:style-name="T19">decl</text:span> is formatted like: <text:span text:style-name="T19">#DECL ((X) FIX)</text:span>, meaning that X must be of the <text:span text:style-name="T19">TYPE</text:span> <text:span text:style-name="T19">FIX</text:span>. For more information on how to format the <text:span text:style-name="T19">decl</text:span> see <text:span text:style-name="T19">GDECL</text:span>.</text:p>
      <text:p text:style-name="P14"><text:span text:style-name="T3">Also see </text:span><text:span text:style-name="T7">AGAIN</text:span><text:span text:style-name="T3">, </text:span><text:span text:style-name="T7">BIND</text:span><text:span text:style-name="T3">, </text:span><text:span text:style-name="T7">REPEAT</text:span><text:span text:style-name="T3"> and </text:span><text:span text:style-name="T7">RETURN</text:span><text:span text:style-name="T3"> for more details how to control program flow.</text:span></text:p>
      <text:p text:style-name="P14"><text:span text:style-name="T3">Example:</text:span></text:p>
      <text:p text:style-name="P14"><text:span text:style-name="T3"><text:tab/></text:span><text:span text:style-name="T7">&lt;PROG ((X 1)) #DECL ((X) FIX) <text:line-break/><text:tab/><text:tab/>&lt;PROG ((X 2)) &lt;PRIN1 .X&gt;&gt; &lt;PRIN1 .X&gt;&gt;<text:line-break/><text:tab/>--&gt; "21"</text:span></text:p>
      <text:p text:style-name="P14"><text:span text:style-name="T7"><text:tab/>&lt;DEFINE TEST-PROG-AS-REPEAT ()<text:line-break/><text:tab/><text:tab/>&lt;PRINC "START "&gt;<text:line-break/><text:tab/><text:tab/>&lt;PROG ((X 0))<text:line-break/><text:tab/><text:tab/><text:tab/>&lt;SET X &lt;+ .X 1&gt;&gt;<text:line-break/><text:tab/><text:tab/><text:tab/>&lt;PRIN1 .X&gt;<text:line-break/><text:tab/><text:tab/><text:tab/>&lt;COND (&lt;=? .X 3&gt; &lt;RETURN&gt;)&gt;<text:tab/>;"--&gt; exit block"<text:line-break/><text:tab/><text:tab/><text:tab/>&lt;AGAIN&gt; <text:s text:c="20"/><text:tab/>;"--&gt; repeat"<text:line-break/><text:tab/><text:tab/>&gt;<text:line-break/><text:tab/><text:tab/>&lt;PRINC " END"&gt;<text:line-break/><text:tab/>&gt;<text:line-break/><text:tab/><text:tab/>&lt;TEST-PROG-AS-REPEAT&gt;<text:tab/>--&gt; "START 123 END"</text:span></text:p>
      <text:list xml:id="list84753302795619" text:continue-numbering="true" text:style-name="WWNum4">
        <text:list-item>
          <text:list>
            <text:list-item>
              <text:list>
                <text:list-item>
                  <text:p text:style-name="P94"><text:bookmark text:name="_1kc7wiv"/><text:span text:style-name="T24">PROPDEF</text:span></text:p>
                </text:list-item>
              </text:list>
            </text:list-item>
          </text:list>
        </text:list-item>
      </text:list>
      <text:p text:style-name="P39"><text:span text:style-name="T15">&lt;PROPDEF atom default-value spec ...&gt; **F</text:span></text:p>
      <text:list xml:id="list84752688643397" text:continue-numbering="true" text:style-name="WWNum4">
        <text:list-item>
          <text:list>
            <text:list-item>
              <text:list>
                <text:list-item>
                  <text:p text:style-name="P94"><text:bookmark text:name="_44bvf6o"/><text:span text:style-name="T24">PTABLE</text:span></text:p>
                </text:list-item>
              </text:list>
            </text:list-item>
          </text:list>
        </text:list-item>
      </text:list>
      <text:p text:style-name="P39"><text:span text:style-name="T15">&lt;PTABLE [(flags ...)] values ...&gt;</text:span></text:p>
      <text:p text:style-name="P40"/>
      <text:p text:style-name="P39"><text:span text:style-name="T15">ZIL library</text:span></text:p>
      <text:p text:style-name="P40"/>
      <text:p text:style-name="P14"><text:span text:style-name="T3">Defines a table containing the specified </text:span><text:span text:style-name="T7">values</text:span><text:span text:style-name="T3"> and with the </text:span><text:span text:style-name="T7">PURE</text:span><text:span text:style-name="T3"> flag (see </text:span><text:span text:style-name="T7">TABLE</text:span><text:span text:style-name="T3"> about </text:span><text:span text:style-name="T7">PURE</text:span><text:span text:style-name="T3"> and other flags).</text:span></text:p>
      <text:p text:style-name="P14"><text:span text:style-name="T7">TABLE</text:span><text:span text:style-name="T3"> </text:span>is a ZIL-specific<text:span text:style-name="T3"> structure that can be used both outside and inside </text:span><text:span text:style-name="T7">ROUTINES</text:span><text:span text:style-name="T3">.</text:span></text:p>
      <text:list xml:id="list84753776452999" text:continue-numbering="true" text:style-name="WWNum4">
        <text:list-item>
          <text:list>
            <text:list-item>
              <text:list>
                <text:list-item>
                  <text:p text:style-name="P94"><text:bookmark text:name="_2jh5peh"/><text:span text:style-name="T24">PUT</text:span></text:p>
                </text:list-item>
              </text:list>
            </text:list-item>
          </text:list>
        </text:list-item>
      </text:list>
      <text:p text:style-name="P39"><text:span text:style-name="T15">&lt;PUT structure index new-value&gt;</text:span></text:p>
      <text:p text:style-name="P40"/>
      <text:p text:style-name="P39"><text:span text:style-name="T15">MDL builtin</text:span></text:p>
      <text:p text:style-name="P40"/>
      <text:p text:style-name="P14"><text:soft-page-break/><text:span text:style-name="T3">Sets the element at </text:span><text:span text:style-name="T7">index</text:span><text:span text:style-name="T3"> in </text:span><text:span text:style-name="T7">structure</text:span><text:span text:style-name="T3"> to </text:span><text:span text:style-name="T7">new-value</text:span><text:span text:style-name="T3">. Valid values for </text:span><text:span text:style-name="T7">index</text:span><text:span text:style-name="T3"> are between 1 and </text:span><text:span text:style-name="T7">&lt;LENGTH structure&gt;</text:span><text:span text:style-name="T3">.</text:span></text:p>
      <text:p text:style-name="P14"><text:span text:style-name="T7">structure</text:span><text:span text:style-name="T3"> must be </text:span>an object<text:span text:style-name="T3"> that </text:span><text:span text:style-name="T7">STRUCTURED?</text:span><text:span text:style-name="T3"> evaluates to true.</text:span></text:p>
      <text:p text:style-name="P14"><text:span text:style-name="T3">Note that </text:span><text:span text:style-name="T7">TABLE</text:span><text:span text:style-name="T3"> is not a </text:span><text:span text:style-name="T7">structure</text:span><text:span text:style-name="T3">.</text:span></text:p>
      <text:p text:style-name="P14"><text:span text:style-name="T3">Also see </text:span><text:span text:style-name="T7">BACK</text:span><text:span text:style-name="T3">, </text:span><text:span text:style-name="T7">LENGTH</text:span><text:span text:style-name="T3">, </text:span><text:span text:style-name="T7">NTH</text:span><text:span text:style-name="T3">, </text:span><text:span text:style-name="T7">REST</text:span><text:span text:style-name="T3">, </text:span><text:span text:style-name="T7">SUBSTRUC</text:span><text:span text:style-name="T3"> and </text:span><text:span text:style-name="T7">TOP</text:span><text:span text:style-name="T3">.</text:span></text:p>
      <text:p text:style-name="P14"><text:span text:style-name="T3">Example: </text:span></text:p>
      <text:p text:style-name="P14"><text:span text:style-name="T3"><text:tab/></text:span><text:span text:style-name="T7">&lt;SETG STRUCT (1 2 3 4)&gt;<text:line-break/><text:tab/>&lt;PUT ,STRUCT 2 5&gt;<text:tab/><text:tab/>--&gt; <text:tab/>STRUCT = (1 5 3 4)</text:span></text:p>
      <text:list xml:id="list84753156326031" text:continue-numbering="true" text:style-name="WWNum4">
        <text:list-item>
          <text:list>
            <text:list-item>
              <text:list>
                <text:list-item>
                  <text:p text:style-name="P94"><text:bookmark text:name="_ymfzma"/><text:span text:style-name="T24">PUT-DECL</text:span></text:p>
                </text:list-item>
              </text:list>
            </text:list-item>
          </text:list>
        </text:list-item>
      </text:list>
      <text:p text:style-name="P39"><text:span text:style-name="T15">&lt;PUT-DECL item pattern&gt;<text:line-break/><text:line-break/>MDL builtin</text:span></text:p>
      <text:p text:style-name="P41"/>
      <text:p text:style-name="P17"><text:span text:style-name="T19">PUT-DECL</text:span> defines an alias, <text:span text:style-name="T19">item</text:span>, for a <text:span text:style-name="T19">pattern</text:span>. See <text:span text:style-name="T19">DECL?</text:span>, <text:span text:style-name="T19">GDECL</text:span> and <text:span text:style-name="T19">GET-DECL</text:span> for more on declaration patterns.</text:p>
      <text:p text:style-name="P17">Examples:</text:p>
      <text:p text:style-name="P17"><text:tab/><text:span text:style-name="T19">&lt;DECL? T BOOLEAN&gt;<text:tab/><text:tab/><text:tab/><text:tab/><text:tab/>--&gt;<text:tab/>Error</text:span></text:p>
      <text:p text:style-name="P17"><text:span text:style-name="T19"><text:tab/>&lt;PUT-DECL BOOLEAN '&lt;OR ATOM FALSE&gt;&gt;<text:line-break/><text:tab/>&lt;DECL? T BOOLEAN&gt;<text:tab/><text:tab/><text:tab/><text:tab/><text:tab/>--&gt;<text:tab/>T<text:line-break/><text:tab/>&lt;DECL? "Hi" BOOLEAN&gt;<text:tab/><text:tab/><text:tab/><text:tab/>--&gt;<text:tab/>#FALSE</text:span></text:p>
      <text:p text:style-name="P90"><text:bookmark text:name="_ioyxaf8hq901"/>PUT-PURE-HERE</text:p>
      <text:p text:style-name="P39"><text:span text:style-name="T19">&lt;PUT-PURE-HERE&gt;</text:span></text:p>
      <text:p text:style-name="P41"/>
      <text:p text:style-name="P39"><text:span text:style-name="T19">ZIL library</text:span></text:p>
      <text:p text:style-name="P41"/>
      <text:p text:style-name="P17">ZILF ignores this and always returns <text:span text:style-name="T19">FALSE</text:span>.</text:p>
      <text:list xml:id="list84751794386539" text:continue-numbering="true" text:style-name="WWNum4">
        <text:list-item>
          <text:list>
            <text:list-item>
              <text:list>
                <text:list-item>
                  <text:p text:style-name="P94"><text:bookmark text:name="_3im3ia3"/><text:span text:style-name="T24">PUTB</text:span></text:p>
                </text:list-item>
              </text:list>
            </text:list-item>
          </text:list>
        </text:list-item>
      </text:list>
      <text:p text:style-name="P39"><text:span text:style-name="T15">&lt;PUTB table index new-value&gt;</text:span></text:p>
      <text:p text:style-name="P40"/>
      <text:p text:style-name="P39"><text:span text:style-name="T15">ZIL library</text:span></text:p>
      <text:p text:style-name="P40"/>
      <text:p text:style-name="P14"><text:span text:style-name="T3">Put a byte </text:span><text:span text:style-name="T7">new-value</text:span><text:span text:style-name="T3"> in the </text:span><text:span text:style-name="T7">table</text:span><text:span text:style-name="T3"> at byte position </text:span><text:span text:style-name="T7">index</text:span><text:span text:style-name="T3">. Actual address is table-address+index.</text:span></text:p>
      <text:p text:style-name="P14"><text:span text:style-name="T7">TABLE</text:span><text:span text:style-name="T3"> </text:span>is a ZIL-specific<text:span text:style-name="T3"> structure that can be used both outside and inside ROUTINES. </text:span><text:span text:style-name="T7">PUTB</text:span><text:span text:style-name="T3"> is equivalent to the Z-code builtin </text:span><text:span text:style-name="T7">PUTB</text:span><text:span text:style-name="T3">. </text:span></text:p>
      <text:p text:style-name="P14"><text:span text:style-name="T3">Also see </text:span><text:span text:style-name="T7">GETB</text:span><text:span text:style-name="T3">, </text:span><text:span text:style-name="T7">ZGET</text:span><text:span text:style-name="T3">, </text:span><text:span text:style-name="T7">ZPUT</text:span><text:span text:style-name="T3"> and </text:span><text:span text:style-name="T7">ZREST</text:span><text:span text:style-name="T3">.</text:span></text:p>
      <text:p text:style-name="P14"><text:span text:style-name="T3">Example:</text:span></text:p>
      <text:p text:style-name="P14"><text:span text:style-name="T7"><text:tab/>&lt;PUTB ,MYTABLE 1 !\A&gt;<text:tab/><text:tab/>--&gt;<text:tab/>Stores character A at<text:line-break/><text:tab/><text:tab/><text:tab/><text:tab/><text:tab/><text:tab/><text:tab/><text:tab/>position 1 in MYTABLE</text:span></text:p>
      <text:list xml:id="list84752496837981" text:continue-numbering="true" text:style-name="WWNum4">
        <text:list-item>
          <text:list>
            <text:list-item>
              <text:list>
                <text:list-item>
                  <text:p text:style-name="P94"><text:bookmark text:name="_1xrdshw"/><text:span text:style-name="T24">PUTPROP</text:span></text:p>
                </text:list-item>
              </text:list>
            </text:list-item>
          </text:list>
        </text:list-item>
      </text:list>
      <text:p text:style-name="P39"><text:span text:style-name="T15">&lt;PUTPROP item indicator [value]&gt;</text:span></text:p>
      <text:list xml:id="list84753113001629" text:continue-numbering="true" text:style-name="WWNum4">
        <text:list-item>
          <text:list>
            <text:list-item>
              <text:list>
                <text:list-item>
                  <text:p text:style-name="P94"><text:bookmark text:name="_4hr1b5p"/><text:span text:style-name="T24">PUTREST</text:span></text:p>
                </text:list-item>
              </text:list>
            </text:list-item>
          </text:list>
        </text:list-item>
      </text:list>
      <text:p text:style-name="P39"><text:span text:style-name="T15">&lt;PUTREST list new-rest&gt;</text:span></text:p>
      <text:list xml:id="list84753187900285" text:continue-numbering="true" text:style-name="WWNum4">
        <text:list-item>
          <text:list>
            <text:list-item>
              <text:list>
                <text:list-item>
                  <text:p text:style-name="P94"><text:bookmark text:name="_2wwbldi"/><text:span text:style-name="T24">QUIT</text:span></text:p>
                </text:list-item>
              </text:list>
            </text:list-item>
          </text:list>
        </text:list-item>
      </text:list>
      <text:p text:style-name="P39"><text:span text:style-name="T15">&lt;QUIT [exit-code]&gt;</text:span></text:p>
      <text:list xml:id="list84751998925183" text:continue-numbering="true" text:style-name="WWNum4">
        <text:list-item>
          <text:list>
            <text:list-item>
              <text:list>
                <text:list-item>
                  <text:p text:style-name="P94"><text:bookmark text:name="_1c1lvlb"/><text:span text:style-name="T24">QUOTE</text:span></text:p>
                </text:list-item>
              </text:list>
            </text:list-item>
          </text:list>
        </text:list-item>
      </text:list>
      <text:p text:style-name="P39"><text:soft-page-break/><text:span text:style-name="T15">&lt;QUOTE value&gt;<text:line-break/>'value<text:tab/><text:tab/><text:tab/><text:tab/><text:tab/>;"Alternative syntax"</text:span></text:p>
      <text:p text:style-name="P39"><text:span text:style-name="T15">MDL builtin</text:span></text:p>
      <text:p text:style-name="P40"/>
      <text:p text:style-name="P14"><text:span text:style-name="T7">QUOTE</text:span><text:span text:style-name="T11"> returns </text:span><text:span text:style-name="T8">value</text:span><text:span text:style-name="T11"> unevaluated.</text:span></text:p>
      <text:p text:style-name="P14"><text:span text:style-name="T11">Examples:</text:span></text:p>
      <text:p text:style-name="P14"><text:span text:style-name="T7"><text:tab/>&lt;SET F &lt;QUOTE &lt;+ 1 2&gt;&gt;<text:tab/>--&gt;<text:tab/>Or &lt;SET F '&lt;+ 1 2&gt;&gt;<text:line-break/><text:tab/>.F<text:tab/><text:tab/><text:tab/><text:tab/><text:tab/>--&gt;<text:tab/>&lt;+ 1 2&gt;<text:line-break/><text:tab/>&lt;EVAL .F&gt;<text:tab/><text:tab/><text:tab/><text:tab/>--&gt;<text:tab/>3</text:span></text:p>
      <text:p text:style-name="P14"><text:span text:style-name="T19"><text:tab/>'%&lt;+ 1 2&gt;<text:tab/><text:tab/><text:tab/><text:tab/>--&gt;<text:tab/>3</text:span></text:p>
      <text:list xml:id="list84752698278407" text:continue-numbering="true" text:style-name="WWNum4">
        <text:list-item>
          <text:list>
            <text:list-item>
              <text:list>
                <text:list-item>
                  <text:p text:style-name="P94"><text:bookmark text:name="_3w19e94"/><text:span text:style-name="T24">READSTRING</text:span></text:p>
                </text:list-item>
              </text:list>
            </text:list-item>
          </text:list>
        </text:list-item>
      </text:list>
      <text:p text:style-name="P39"><text:span text:style-name="T15">&lt;READSTRING dest channel [max-length-or-stop-chars]&gt;</text:span></text:p>
      <text:list xml:id="list84753030853421" text:continue-numbering="true" text:style-name="WWNum4">
        <text:list-item>
          <text:list>
            <text:list-item>
              <text:list>
                <text:list-item>
                  <text:p text:style-name="P94"><text:bookmark text:name="_2b6jogx"/><text:span text:style-name="T24">REMOVE</text:span></text:p>
                </text:list-item>
              </text:list>
            </text:list-item>
          </text:list>
        </text:list-item>
      </text:list>
      <text:p text:style-name="P39"><text:span text:style-name="T15">&lt;REMOVE pname oblist&gt;<text:line-break/>&lt;REMOVE atom&gt;</text:span></text:p>
      <text:p text:style-name="P41"/>
      <text:p text:style-name="P39"><text:span text:style-name="T19">MDL builtin</text:span></text:p>
      <text:p text:style-name="P41"/>
      <text:p text:style-name="P17">This <text:span text:style-name="T19">REMOVE</text:span>s the <text:span text:style-name="T19">ATOM</text:span> with <text:span text:style-name="T19">pname</text:span> from <text:span text:style-name="T19">oblist</text:span>. It returns <text:span text:style-name="T19">FALSE</text:span> If the <text:span text:style-name="T19">ATOM</text:span> is not on the <text:span text:style-name="T19">oblist</text:span>.</text:p>
      <text:p text:style-name="P17"><text:span text:style-name="T19">&lt;REMOVE atom&gt;</text:span> <text:span text:style-name="T19">REMOVE</text:span>s the atom from its <text:span text:style-name="T19">OBLIST</text:span>. <text:span text:style-name="T19">FALSE</text:span> is returned if it's not on its <text:span text:style-name="T19">OBLIST</text:span>. </text:p>
      <text:p text:style-name="P17">See <text:span text:style-name="T14">The MDL Programming Language, chapter 15</text:span>.</text:p>
      <text:p text:style-name="P17">Examples:</text:p>
      <text:p text:style-name="P17"><text:span text:style-name="T19"><text:tab/>FOO<text:line-break/><text:tab/>&lt;1 .OBLIST&gt;<text:tab/><text:tab/><text:tab/>--&gt;<text:tab/>(... ("FOO" FOO))<text:line-break/><text:tab/>&lt;REMOVE FOO&gt;<text:tab/><text:tab/><text:tab/><text:tab/><text:line-break/><text:tab/>&lt;1 .OBLIST&gt;<text:tab/><text:tab/><text:tab/>--&gt;<text:tab/>FOO is removed from &lt;1 .OBLIST&gt;</text:span></text:p>
      <text:p text:style-name="P56"><text:span text:style-name="T19">FOO-1!-OB<text:line-break/><text:tab/>FOO-2!-OB<text:line-break/><text:tab/>&lt;MOBLIST OB&gt;<text:tab/><text:tab/><text:tab/><text:tab/>--&gt;<text:tab/>FOO-1, FOO-2 on OB<text:line-break/><text:tab/>&lt;REMOVE "FOO-1" &lt;MOBLIST OB&gt;&gt;<text:tab/>--&gt;<text:tab/>FOO-1!-#FALSE ()<text:line-break/><text:tab/>&lt;MOBLIST OB&gt;<text:tab/><text:tab/><text:tab/><text:tab/>--&gt;<text:tab/>Only FOO-1 on OB<text:line-break/><text:tab/>&lt;REMOVE FOO-2!-OB&gt;<text:line-break/><text:tab/>&lt;MOBLIST OB&gt;<text:tab/><text:tab/><text:tab/><text:tab/>--&gt;<text:tab/>OB is empty</text:span><text:tab/></text:p>
      <text:list xml:id="list84752383971391" text:continue-numbering="true" text:style-name="WWNum4">
        <text:list-item>
          <text:list>
            <text:list-item>
              <text:list>
                <text:list-item>
                  <text:p text:style-name="P94"><text:bookmark text:name="_qbtyoq"/><text:span text:style-name="T24">RENTRY</text:span></text:p>
                </text:list-item>
              </text:list>
            </text:list-item>
          </text:list>
        </text:list-item>
      </text:list>
      <text:p text:style-name="P39"><text:span text:style-name="T15">&lt;RENTRY atoms ...&gt;</text:span></text:p>
      <text:p text:style-name="P41"/>
      <text:p text:style-name="P39"><text:span text:style-name="T19">MDL package library</text:span></text:p>
      <text:p text:style-name="P41"/>
      <text:p text:style-name="P38"><text:span text:style-name="T19">RENTRY</text:span> creates/moves one or more <text:span text:style-name="T19">ATOM</text:span>s to <text:span text:style-name="T19">&lt;ROOT&gt;</text:span> in a <text:span text:style-name="T19">PACKAGE</text:span> or <text:span text:style-name="T19">DEFINITION</text:span>. <text:span text:style-name="T19">RENTRY</text:span> is only valid inside a <text:span text:style-name="T19">PACKAGE</text:span> or <text:span text:style-name="T19">DEFINITION</text:span>, if it's used outside an error is raised.</text:p>
      <text:p text:style-name="P38">See <text:span text:style-name="T19">DEFINITIONS</text:span>, <text:span text:style-name="T19">ENTRY</text:span>, <text:span text:style-name="T19">INCLUDE</text:span>, <text:span text:style-name="T19">INCLUDE-WHEN</text:span>, <text:span text:style-name="T19">PACKAGE</text:span>, <text:span text:style-name="T19">USE</text:span>, <text:span text:style-name="T19">USE-WHEN</text:span>.</text:p>
      <text:p text:style-name="P38">Examples:</text:p>
      <text:p text:style-name="P56"><text:span text:style-name="T19">&lt;REMOVE ANSWER&gt; ;"Secure that ATOM not on any OBLIST"<text:line-break/><text:tab/>&lt;PACKAGE "FOO"&gt;<text:line-break/><text:tab/>&lt;SETG ANSWER 42&gt;<text:line-break/><text:tab/>&lt;RENTRY ANSWER&gt;<text:line-break/><text:tab/>&lt;ENDPACKAGE&gt;</text:span></text:p>
      <text:p text:style-name="P56"><text:span text:style-name="T19">,ANSWER<text:tab/><text:tab/>--&gt;<text:tab/>42 ;”Accessible without previous USE” </text:span></text:p>
      <text:list xml:id="list84753742017391" text:continue-numbering="true" text:style-name="WWNum4">
        <text:list-item>
          <text:list>
            <text:list-item>
              <text:list>
                <text:list-item>
                  <text:p text:style-name="P94"><text:bookmark text:name="_3abhhcj"/><text:span text:style-name="T24">REPEAT</text:span></text:p>
                </text:list-item>
              </text:list>
            </text:list-item>
          </text:list>
        </text:list-item>
      </text:list>
      <text:p text:style-name="P39"><text:span text:style-name="T15">&lt;REPEAT [activation] (bindings ...) [decl] expressions ...&gt;</text:span></text:p>
      <text:p text:style-name="P40"/>
      <text:p text:style-name="P20"><text:span text:style-name="T15"><text:tab/>MDL builtin</text:span></text:p>
      <text:p text:style-name="P21"/>
      <text:p text:style-name="P14"><text:span text:style-name="T7">REPEAT</text:span><text:span text:style-name="T3"> defines a program block with </text:span>its own<text:span text:style-name="T3"> set of </text:span><text:span text:style-name="T7">bindings</text:span><text:span text:style-name="T3">. </text:span><text:span text:style-name="T7">REPEAT</text:span><text:span text:style-name="T3"> is </text:span>similar<text:span text:style-name="T3"> to </text:span><text:span text:style-name="T7">BIND</text:span><text:span text:style-name="T3"> and </text:span><text:span text:style-name="T7">PROG</text:span><text:span text:style-name="T3"> but unlike </text:span><text:span text:style-name="T7">BIND</text:span><text:span text:style-name="T3"> it creates a default </text:span><text:span text:style-name="T7">activation</text:span><text:span text:style-name="T3"> (like </text:span><text:span text:style-name="T7">PROG</text:span><text:span text:style-name="T3">) at the start of the block but unlike </text:span><text:span text:style-name="T7">PROG</text:span><text:span text:style-name="T3"> it also </text:span>has<text:span text:style-name="T3"> an automatic </text:span><text:span text:style-name="T7">AGAIN</text:span><text:span text:style-name="T3"> at the end of the block. It is possible to name an </text:span><text:span text:style-name="T7">atom</text:span><text:span text:style-name="T3"> to the </text:span><text:span text:style-name="T7">activation</text:span><text:span text:style-name="T3"> but it is not </text:span>necessary<text:span text:style-name="T3">. A REPEAT-block repeatedly executes expressions until it encounters a </text:span><text:span text:style-name="T7">RETURN</text:span><text:span text:style-name="T3"> statement that will exit the block.</text:span></text:p>
      <text:p text:style-name="P38"><text:soft-page-break/>The <text:span text:style-name="T19">decl</text:span> is used to specify the valid <text:span text:style-name="T19">TYPE</text:span> of the variables. In its simplest form <text:span text:style-name="T19">decl</text:span> is formatted like: <text:span text:style-name="T19">#DECL ((X) FIX)</text:span>, meaning that X must be of the <text:span text:style-name="T19">TYPE</text:span> <text:span text:style-name="T19">FIX</text:span>. For more information on how to format the <text:span text:style-name="T19">decl</text:span> see <text:span text:style-name="T19">GDECL</text:span>.</text:p>
      <text:p text:style-name="P14"><text:span text:style-name="T3">Also see </text:span><text:span text:style-name="T7">AGAIN</text:span><text:span text:style-name="T3">, </text:span><text:span text:style-name="T7">BIND</text:span><text:span text:style-name="T3">, </text:span><text:span text:style-name="T7">PROG</text:span><text:span text:style-name="T3"> and </text:span><text:span text:style-name="T7">RETURN</text:span><text:span text:style-name="T3"> for more details how to control program flow.</text:span></text:p>
      <text:p text:style-name="P14"><text:span text:style-name="T3">Example:</text:span></text:p>
      <text:p text:style-name="P14"><text:span text:style-name="T3"><text:tab/></text:span><text:span text:style-name="T7">&lt;REPEAT ((X 1)) #DECL ((X) FIX) <text:line-break/><text:tab/><text:tab/>&lt;REPEAT ((X 2)) &lt;PRIN1 .X&gt; &lt;RETURN&gt;&gt; <text:line-break/><text:tab/><text:tab/>&lt;PRIN1 .X&gt; &lt;RETURN&gt;&gt;<text:line-break/><text:tab/>--&gt; "21"</text:span></text:p>
      <text:p text:style-name="P14"><text:span text:style-name="T7"><text:tab/>&lt;DEFINE TEST-REPEAT ()<text:line-break/><text:tab/><text:tab/>&lt;PRINC "START "&gt;<text:line-break/><text:tab/><text:tab/>&lt;REPEAT ((X 0))<text:line-break/><text:tab/><text:tab/><text:tab/>&lt;SET X &lt;+ .X 1&gt;&gt;<text:line-break/><text:tab/><text:tab/><text:tab/>&lt;PRIN1 .X&gt;<text:line-break/><text:tab/><text:tab/><text:tab/>&lt;COND (&lt;=? .X 3&gt; &lt;RETURN&gt;)&gt;<text:tab/>;"--&gt; exit block"<text:line-break/><text:tab/><text:tab/>&gt;<text:line-break/><text:tab/><text:tab/>&lt;PRINC " END"&gt;<text:line-break/><text:tab/>&gt;<text:line-break/><text:tab/><text:tab/>&lt;TEST-REPEAT&gt;<text:tab/>--&gt; "START 123 END"</text:span></text:p>
      <text:list xml:id="list84753662481616" text:continue-numbering="true" text:style-name="WWNum4">
        <text:list-item>
          <text:list>
            <text:list-item>
              <text:list>
                <text:list-item>
                  <text:p text:style-name="P94"><text:bookmark text:name="_1pgrrkc"/><text:span text:style-name="T24">REPLACE-DEFINITION</text:span></text:p>
                </text:list-item>
              </text:list>
            </text:list-item>
          </text:list>
        </text:list-item>
      </text:list>
      <text:p text:style-name="P39"><text:span text:style-name="T15">&lt;REPLACE-DEFINITION name body ...&gt;</text:span></text:p>
      <text:p text:style-name="P40"/>
      <text:p text:style-name="P39"><text:span text:style-name="T15">ZIL library</text:span></text:p>
      <text:p text:style-name="P40"/>
      <text:p text:style-name="P14"><text:span text:style-name="T3">This tells the compiler this block of code defined by </text:span><text:span text:style-name="T7">name</text:span><text:span text:style-name="T3"> should replace a later <text:s/></text:span><text:span text:style-name="T7">DEFAULT-DEFINITION</text:span><text:span text:style-name="T3"> block of code with the same </text:span><text:span text:style-name="T7">name</text:span><text:span text:style-name="T3">.</text:span></text:p>
      <text:p text:style-name="P14"><text:span text:style-name="T3">This is usually used when there is a library that is inserted (like "parser.zil") </text:span>where<text:span text:style-name="T3"> some definitions are possible to override.</text:span></text:p>
      <text:p text:style-name="P14"><text:span text:style-name="T3">Note that the </text:span><text:span text:style-name="T7">REPLACE-DEFINITION</text:span><text:span text:style-name="T3"> is required to appear before the </text:span><text:span text:style-name="T7">DEFAULT-DEFINITION</text:span><text:span text:style-name="T3">.</text:span></text:p>
      <text:p text:style-name="P14"><text:span text:style-name="T3">It is possible to do the same by setting </text:span><text:span text:style-name="T7">REDEFINE</text:span><text:span text:style-name="T3"> to true. This actually makes it possible to change ALL definitions (it is the last one that becomes the one actually compiled).</text:span></text:p>
      <text:p text:style-name="P14"><text:span text:style-name="T3">See </text:span><text:span text:style-name="T7">DEFAULT-DEFINIION</text:span><text:span text:style-name="T3"> for examples.</text:span></text:p>
      <text:list xml:id="list84751718898903" text:continue-numbering="true" text:style-name="WWNum4">
        <text:list-item>
          <text:list>
            <text:list-item>
              <text:list>
                <text:list-item>
                  <text:p text:style-name="P94"><text:bookmark text:name="_49gfa85"/><text:span text:style-name="T24">REST</text:span></text:p>
                </text:list-item>
              </text:list>
            </text:list-item>
          </text:list>
        </text:list-item>
      </text:list>
      <text:p text:style-name="P39"><text:span text:style-name="T15">&lt;REST structure [count]&gt;</text:span></text:p>
      <text:p text:style-name="P40"/>
      <text:p text:style-name="P39"><text:span text:style-name="T15">MDL natvive</text:span></text:p>
      <text:p text:style-name="P40"/>
      <text:p text:style-name="P14"><text:span text:style-name="T3">Return </text:span><text:span text:style-name="T7">structure</text:span><text:span text:style-name="T3"> without its first </text:span><text:span text:style-name="T7">count</text:span><text:span text:style-name="T3"> elements (</text:span><text:span text:style-name="T7">count</text:span><text:span text:style-name="T3"> is default 1). Note that this is not a copy of the </text:span><text:span text:style-name="T7">structure</text:span><text:span text:style-name="T3">, it is pointing to the same </text:span><text:span text:style-name="T7">structure</text:span><text:span text:style-name="T3"> with another starting element.</text:span></text:p>
      <text:p text:style-name="P14"><text:span text:style-name="T7">structure</text:span><text:span text:style-name="T3"> must be </text:span>an object<text:span text:style-name="T3"> that </text:span><text:span text:style-name="T7">STRUCTURED?</text:span><text:span text:style-name="T3"> evaluates to true.</text:span></text:p>
      <text:p text:style-name="P14"><text:span text:style-name="T3">Note that </text:span><text:span text:style-name="T7">TABLE</text:span><text:span text:style-name="T3"> is not a </text:span><text:span text:style-name="T7">structure</text:span><text:span text:style-name="T3">. </text:span></text:p>
      <text:p text:style-name="P14"><text:span text:style-name="T3">Also see </text:span><text:span text:style-name="T7">BACK</text:span><text:span text:style-name="T3">, </text:span><text:span text:style-name="T7">LENGTH</text:span><text:span text:style-name="T3">, </text:span><text:span text:style-name="T7">NTH</text:span><text:span text:style-name="T3">, </text:span><text:span text:style-name="T7">PUT</text:span><text:span text:style-name="T3">, </text:span><text:span text:style-name="T7">SUBSTRUC</text:span><text:span text:style-name="T3"> and </text:span><text:span text:style-name="T7">TOP</text:span><text:span text:style-name="T3">.</text:span></text:p>
      <text:p text:style-name="P14"><text:span text:style-name="T3">Example:</text:span></text:p>
      <text:p text:style-name="P14"><text:span text:style-name="T7"><text:tab/>&lt;SETG STRUCT1 [1 2 3 4]&gt;<text:tab/><text:tab/><text:tab/>--&gt;<text:tab/>STRUCT1 = [1 2 3 4]<text:line-break/><text:tab/>&lt;SETG STRUCT2 &lt;REST ,STRUCT1&gt;&gt;<text:tab/>--&gt;<text:tab/>STRUCT2 = [2 3 4]<text:line-break/><text:tab/>&lt;PUT ,STRUCT2 1 5&gt;<text:tab/><text:tab/><text:tab/><text:tab/>--&gt;<text:tab/>STRUCT1 = [1 5 3 4],<text:line-break/><text:tab/><text:tab/><text:tab/><text:tab/><text:tab/><text:tab/><text:tab/><text:tab/><text:tab/>STRUCT2 = [5 3 4]</text:span></text:p>
      <text:list xml:id="list84752918063941" text:continue-numbering="true" text:style-name="WWNum4">
        <text:list-item>
          <text:list>
            <text:list-item>
              <text:list>
                <text:list-item>
                  <text:p text:style-name="P94"><text:bookmark text:name="_2olpkfy"/><text:span text:style-name="T24">RETURN</text:span></text:p>
                </text:list-item>
              </text:list>
            </text:list-item>
          </text:list>
        </text:list-item>
      </text:list>
      <text:p text:style-name="P39"><text:span text:style-name="T15">&lt;RETURN [value] [activation]&gt;</text:span></text:p>
      <text:p text:style-name="P40"/>
      <text:p text:style-name="P39"><text:span text:style-name="T15">MDL builtin</text:span></text:p>
      <text:p text:style-name="P40"/>
      <text:p text:style-name="P14"><text:span text:style-name="T3">This returns </text:span><text:span text:style-name="T7">value</text:span><text:span text:style-name="T3"> from program-block defined by </text:span><text:span text:style-name="T7">activation</text:span><text:span text:style-name="T3">. True is returned if no </text:span><text:span text:style-name="T7">value</text:span><text:span text:style-name="T3"> is specified. If </text:span><text:span text:style-name="T7">activation</text:span><text:span text:style-name="T3"> is not specified </text:span><text:span text:style-name="T7">RETURN</text:span><text:span text:style-name="T3"> will </text:span>exit the current<text:span text:style-name="T3"> defined program-block where an automatic </text:span><text:span text:style-name="T7">activation</text:span><text:span text:style-name="T3"> was created (</text:span><text:span text:style-name="T7">PROG</text:span><text:span text:style-name="T3"> and </text:span><text:span text:style-name="T7">REPEAT</text:span><text:span text:style-name="T3"> creates automatic </text:span><text:span text:style-name="T7">activations</text:span><text:span text:style-name="T3">, </text:span><text:span text:style-name="T7">BIND</text:span><text:span text:style-name="T3"> does not). </text:span></text:p>
      <text:p text:style-name="P14"><text:span text:style-name="T3">In practice </text:span><text:span text:style-name="T7">RETURN</text:span><text:span text:style-name="T3"> exits current program-block and returns </text:span><text:span text:style-name="T7">value</text:span><text:span text:style-name="T3"> <text:s/>to outer program-block defined by </text:span><text:span text:style-name="T7">BIND</text:span><text:span text:style-name="T3"> (needs </text:span><text:span text:style-name="T7">activation)</text:span><text:span text:style-name="T3">, </text:span><text:span text:style-name="T7">PROG</text:span><text:span text:style-name="T3"> or </text:span><text:span text:style-name="T7">REPEAT</text:span><text:span text:style-name="T3">. </text:span></text:p>
      <text:p text:style-name="P14"><text:span text:style-name="T3">See </text:span><text:span text:style-name="T7">AGAIN</text:span><text:span text:style-name="T3">, </text:span><text:span text:style-name="T7">BIND</text:span><text:span text:style-name="T3">, </text:span><text:span text:style-name="T7">PROG</text:span><text:span text:style-name="T3"> and </text:span><text:span text:style-name="T7">REPEAT</text:span><text:span text:style-name="T3"> for more examples of using </text:span><text:span text:style-name="T7">RETURN</text:span><text:span text:style-name="T3"> and details how to control program flow.</text:span></text:p>
      <text:p text:style-name="P14"><text:span text:style-name="T3">Examples:</text:span></text:p>
      <text:p text:style-name="P14"><text:span text:style-name="T3"><text:tab/></text:span><text:span text:style-name="T7">&lt;PROG () &lt;RETURN&gt;&gt;<text:tab/><text:tab/><text:tab/><text:tab/><text:tab/>--&gt;<text:tab/>T</text:span></text:p>
      <text:p text:style-name="P14"><text:soft-page-break/><text:span text:style-name="T7"><text:tab/>&lt;PROG ACT () <text:line-break/><text:tab/><text:tab/>&lt;PROG () &lt;RETURN 42 .ACT&gt;&gt;<text:line-break/><text:tab/>&lt;RETURN 43&gt;&gt;<text:tab/>;"Never reached"<text:tab/><text:tab/>--&gt;<text:tab/>42</text:span></text:p>
      <text:list xml:id="list84752463660485" text:continue-numbering="true" text:style-name="WWNum4">
        <text:list-item>
          <text:list>
            <text:list-item>
              <text:list>
                <text:list-item>
                  <text:p text:style-name="P94"><text:bookmark text:name="_13qzunr"/><text:span text:style-name="T24">ROOM</text:span></text:p>
                </text:list-item>
              </text:list>
            </text:list-item>
          </text:list>
        </text:list-item>
      </text:list>
      <text:p text:style-name="P39"><text:span text:style-name="T15">&lt;ROOM name (property value ...) ...&gt;</text:span></text:p>
      <text:list xml:id="list84752660834257" text:continue-numbering="true" text:style-name="WWNum4">
        <text:list-item>
          <text:list>
            <text:list-item>
              <text:list>
                <text:list-item>
                  <text:p text:style-name="P94"><text:bookmark text:name="_3nqndbk"/><text:span text:style-name="T24">ROOT</text:span></text:p>
                </text:list-item>
              </text:list>
            </text:list-item>
          </text:list>
        </text:list-item>
      </text:list>
      <text:p text:style-name="P39"><text:span text:style-name="T15">&lt;ROOT&gt;</text:span></text:p>
      <text:p text:style-name="P41"/>
      <text:p text:style-name="P39"><text:span text:style-name="T19">MDL builtin</text:span></text:p>
      <text:p text:style-name="P41"/>
      <text:p text:style-name="P17"><text:span text:style-name="T19">ROOT</text:span> returns the <text:span text:style-name="T19">OBLIST</text:span> containing names of primitives (the same as <text:span text:style-name="T19">&lt;2 .OBLIST&gt;</text:span>). Initially it contains all predefined <text:span text:style-name="T19">SUBR</text:span>s or <text:span text:style-name="T19">FSUBR</text:span>s, as well as <text:span text:style-name="T19">OBLIST</text:span>, <text:span text:style-name="T19">DEFAULT</text:span>, <text:span text:style-name="T19">T</text:span>, etc.</text:p>
      <text:p text:style-name="P17">See <text:span text:style-name="T14">The MDL Programming Language, chapter 15</text:span>.</text:p>
      <text:list xml:id="list84753539575736" text:continue-numbering="true" text:style-name="WWNum4">
        <text:list-item>
          <text:list>
            <text:list-item>
              <text:list>
                <text:list-item>
                  <text:p text:style-name="P94"><text:bookmark text:name="_22vxnjd"/><text:span text:style-name="T24">ROUTINE</text:span></text:p>
                </text:list-item>
              </text:list>
            </text:list-item>
          </text:list>
        </text:list-item>
      </text:list>
      <text:p text:style-name="P39"><text:span text:style-name="T15">&lt;ROUTINE name [activation-atom] arg-list body ...&gt; **F</text:span></text:p>
      <text:list xml:id="list84751922895327" text:continue-numbering="true" text:style-name="WWNum4">
        <text:list-item>
          <text:list>
            <text:list-item>
              <text:list>
                <text:list-item>
                  <text:p text:style-name="P94"><text:bookmark text:name="_i17xr6"/><text:span text:style-name="T24">ROUTINE-FLAGS</text:span></text:p>
                </text:list-item>
              </text:list>
            </text:list-item>
          </text:list>
        </text:list-item>
      </text:list>
      <text:p text:style-name="P39"><text:span text:style-name="T15">&lt;ROUTINE-FLAGS flags ...&gt;</text:span></text:p>
      <text:list xml:id="list84751893769498" text:continue-numbering="true" text:style-name="WWNum4">
        <text:list-item>
          <text:list>
            <text:list-item>
              <text:list>
                <text:list-item>
                  <text:p text:style-name="P94"><text:bookmark text:name="_320vgez"/><text:span text:style-name="T24">SET</text:span></text:p>
                </text:list-item>
              </text:list>
            </text:list-item>
          </text:list>
        </text:list-item>
      </text:list>
      <text:p text:style-name="P39"><text:span text:style-name="T15">&lt;SET atom value [environment]&gt;</text:span></text:p>
      <text:p text:style-name="P40"/>
      <text:p text:style-name="P39"><text:span text:style-name="T15">MDL builtin</text:span></text:p>
      <text:p text:style-name="P40"/>
      <text:p text:style-name="P14"><text:span text:style-name="T3">Assign </text:span><text:span text:style-name="T7">value</text:span><text:span text:style-name="T3"> </text:span>to the local<text:span text:style-name="T3"> </text:span><text:span text:style-name="T7">atom</text:span><text:span text:style-name="T3">.</text:span></text:p>
      <text:p text:style-name="P14"><text:span text:style-name="T3">It i</text:span>s<text:span text:style-name="T3"> possible to supply an </text:span><text:span text:style-name="T7">environment</text:span><text:span text:style-name="T3"> for </text:span><text:span text:style-name="T7">SET</text:span><text:span text:style-name="T3">. See </text:span><text:span text:style-name="T7">EVAL</text:span><text:span text:style-name="T3"> for more about the </text:span><text:span text:style-name="T7">environment</text:span><text:span text:style-name="T3">.</text:span></text:p>
      <text:p text:style-name="P14"><text:span text:style-name="T3">Example:</text:span></text:p>
      <text:p text:style-name="P43"><text:span text:style-name="T7">&lt;PROG (X) &lt;SET X 5&gt; &lt;RETURN .X&gt;&gt;<text:tab/>--&gt;<text:tab/>5 </text:span></text:p>
      <text:list xml:id="list84752922015440" text:continue-numbering="true" text:style-name="WWNum4">
        <text:list-item>
          <text:list>
            <text:list-item>
              <text:list>
                <text:list-item>
                  <text:p text:style-name="P94"><text:bookmark text:name="_1h65qms"/><text:span text:style-name="T24">SET-DEFSTRUCT-FILE-DEFAULTS</text:span></text:p>
                </text:list-item>
              </text:list>
            </text:list-item>
          </text:list>
        </text:list-item>
      </text:list>
      <text:p text:style-name="P39"><text:span text:style-name="T15">&lt;SET-DEFSTRUCT-FILE-DEFAULTS args ...&gt; **F</text:span></text:p>
      <text:list xml:id="list84753250815874" text:continue-numbering="true" text:style-name="WWNum4">
        <text:list-item>
          <text:list>
            <text:list-item>
              <text:list>
                <text:list-item>
                  <text:p text:style-name="P94"><text:bookmark text:name="_415t9al"/><text:span text:style-name="T24">SETG</text:span></text:p>
                </text:list-item>
              </text:list>
            </text:list-item>
          </text:list>
        </text:list-item>
      </text:list>
      <text:p text:style-name="P39"><text:span text:style-name="T15">&lt;SETG atom value&gt;</text:span></text:p>
      <text:p text:style-name="P40"/>
      <text:p text:style-name="P39"><text:span text:style-name="T15">MDL builtin</text:span></text:p>
      <text:p text:style-name="P40"/>
      <text:p text:style-name="P14"><text:span text:style-name="T3">Assign </text:span><text:span text:style-name="T7">value</text:span><text:span text:style-name="T3"> </text:span>to the global<text:span text:style-name="T3"> </text:span><text:span text:style-name="T7">atom</text:span><text:span text:style-name="T3">. If an </text:span><text:span text:style-name="T7">atom</text:span><text:span text:style-name="T3"> already is assigned a </text:span><text:span text:style-name="T7">value</text:span><text:span text:style-name="T3">, it is changed.</text:span></text:p>
      <text:p text:style-name="P14"><text:span text:style-name="T3">Example:</text:span></text:p>
      <text:p text:style-name="P43"><text:span text:style-name="T7">&lt;SETG MYVAR 42&gt;<text:tab/>--&gt;<text:tab/>Store 42 in global atom MYVAR </text:span></text:p>
      <text:list xml:id="list84753207399639" text:continue-numbering="true" text:style-name="WWNum4">
        <text:list-item>
          <text:list>
            <text:list-item>
              <text:list>
                <text:list-item>
                  <text:p text:style-name="P94"><text:bookmark text:name="_2gb3jie"/><text:span text:style-name="T24">SETG20</text:span></text:p>
                </text:list-item>
              </text:list>
            </text:list-item>
          </text:list>
        </text:list-item>
      </text:list>
      <text:p text:style-name="P39"><text:span text:style-name="T15">&lt;SETG20 atom value&gt;</text:span></text:p>
      <text:p text:style-name="P40"/>
      <text:p text:style-name="P39"><text:soft-page-break/><text:span text:style-name="T15">ZIL library</text:span></text:p>
      <text:p text:style-name="P40"/>
      <text:p text:style-name="P14"><text:span text:style-name="T3">Assign </text:span><text:span text:style-name="T7">value</text:span><text:span text:style-name="T3"> </text:span>to the global<text:span text:style-name="T3"> </text:span><text:span text:style-name="T7">atom</text:span><text:span text:style-name="T3">. If an </text:span><text:span text:style-name="T7">atom</text:span><text:span text:style-name="T3"> already is assigned a </text:span><text:span text:style-name="T7">value</text:span><text:span text:style-name="T3">, it is changed.</text:span></text:p>
      <text:p text:style-name="P14"><text:span text:style-name="T7">SETG20</text:span><text:span text:style-name="T3"> is an alias for </text:span><text:span text:style-name="T7">SETG</text:span><text:span text:style-name="T3">.</text:span></text:p>
      <text:p text:style-name="P14"><text:span text:style-name="T3">Example:</text:span></text:p>
      <text:p text:style-name="P43"><text:span text:style-name="T7">&lt;SETG20 MYVAR 42&gt;<text:tab/>--&gt;<text:tab/>Store 42 in global atom MYVAR </text:span></text:p>
      <text:list xml:id="list84751807021813" text:continue-numbering="true" text:style-name="WWNum4">
        <text:list-item>
          <text:list>
            <text:list-item>
              <text:list>
                <text:list-item>
                  <text:p text:style-name="P94"><text:bookmark text:name="_vgdtq7"/><text:span text:style-name="T24">SORT</text:span></text:p>
                </text:list-item>
              </text:list>
            </text:list-item>
          </text:list>
        </text:list-item>
      </text:list>
      <text:p text:style-name="P39"><text:span text:style-name="T15">&lt;SORT predicate vector [record-size] [key-offset] </text:span></text:p>
      <text:p text:style-name="P39"><text:span text:style-name="T15"><text:tab/><text:tab/>[vector [record-size] ...]&gt;</text:span></text:p>
      <text:list xml:id="list84752574929374" text:continue-numbering="true" text:style-name="WWNum4">
        <text:list-item>
          <text:list>
            <text:list-item>
              <text:list>
                <text:list-item>
                  <text:p text:style-name="P94"><text:bookmark text:name="_3fg1ce0"/><text:span text:style-name="T24">SPNAME</text:span></text:p>
                </text:list-item>
              </text:list>
            </text:list-item>
          </text:list>
        </text:list-item>
      </text:list>
      <text:p text:style-name="P39"><text:span text:style-name="T15">&lt;SPNAME atom&gt;</text:span></text:p>
      <text:p text:style-name="P41"/>
      <text:p text:style-name="P39"><text:span text:style-name="T19">MDL builtin</text:span></text:p>
      <text:p text:style-name="P41"/>
      <text:p text:style-name="P38"><text:span text:style-name="T19">SPNAME</text:span> ("shared printed name") should return the same string of the <text:span text:style-name="T19">atom</text:span>’s pname that is in its <text:span text:style-name="T19">OBLIST</text:span> (i.e. pointing to the same storage and therefore not able to change or modify). </text:p>
      <text:p text:style-name="P38">ZILF treats <text:span text:style-name="T19">SPNAME</text:span> as an alias to <text:span text:style-name="T19">PNAME</text:span> and returns a string copy of the <text:span text:style-name="T19">atom</text:span>’s pname.</text:p>
      <text:p text:style-name="P38">See <text:span text:style-name="T19">PNAME</text:span> and <text:span text:style-name="T14">The MDL Programming Language, chapter 15</text:span>.</text:p>
      <text:list xml:id="list84753560900282" text:continue-numbering="true" text:style-name="WWNum4">
        <text:list-item>
          <text:list>
            <text:list-item>
              <text:list>
                <text:list-item>
                  <text:p text:style-name="P94"><text:bookmark text:name="_1ulbmlt"/><text:span text:style-name="T24">STRING</text:span></text:p>
                </text:list-item>
              </text:list>
            </text:list-item>
          </text:list>
        </text:list-item>
      </text:list>
      <text:p text:style-name="P39"><text:span text:style-name="T15">&lt;STRING values ...&gt;</text:span></text:p>
      <text:p text:style-name="P40"/>
      <text:p text:style-name="P39"><text:span text:style-name="T15">MDL builtin</text:span></text:p>
      <text:p text:style-name="P40"/>
      <text:p text:style-name="P14"><text:span text:style-name="T7">STRING</text:span><text:span text:style-name="T3"> returns a concatenated string of all </text:span><text:span text:style-name="T7">values</text:span><text:span text:style-name="T3">. </text:span><text:span text:style-name="T7">values</text:span><text:span text:style-name="T3"> can be </text:span><text:span text:style-name="T7">character</text:span><text:span text:style-name="T3"> or </text:span><text:span text:style-name="T7">string</text:span><text:span text:style-name="T3">.</text:span></text:p>
      <text:p text:style-name="P14"><text:span text:style-name="T3">A string is a block of contiguous bytes where each byte holds a character. See more about </text:span><text:span text:style-name="T7">STRING </text:span><text:span text:style-name="T3"><text:s/>structure in </text:span><text:span text:style-name="T2">The MDL Programming Language, Appendix 1</text:span><text:span text:style-name="T3">.</text:span></text:p>
      <text:p text:style-name="P14"><text:span text:style-name="T3">Example:</text:span></text:p>
      <text:p text:style-name="P14"><text:span text:style-name="T3"><text:tab/></text:span><text:span text:style-name="T7">&lt;STRING !\A &lt;ASCII 66&gt; "CD"&gt;<text:tab/><text:tab/>--&gt;<text:tab/>"ABCD"</text:span></text:p>
      <text:list xml:id="list84752339410372" text:continue-numbering="true" text:style-name="WWNum4">
        <text:list-item>
          <text:list>
            <text:list-item>
              <text:list>
                <text:list-item>
                  <text:p text:style-name="P94"><text:bookmark text:name="_4ekz59m"/><text:span text:style-name="T24">STRUCTURED?</text:span></text:p>
                </text:list-item>
              </text:list>
            </text:list-item>
          </text:list>
        </text:list-item>
      </text:list>
      <text:p text:style-name="P39"><text:span text:style-name="T15">&lt;STRUCTURED? value&gt;</text:span></text:p>
      <text:p text:style-name="P40"/>
      <text:p text:style-name="P39"><text:span text:style-name="T15">MDL builtin</text:span></text:p>
      <text:p text:style-name="P40"/>
      <text:p text:style-name="P14"><text:span text:style-name="T3">Predicate. Returns true if </text:span><text:span text:style-name="T7">value</text:span><text:span text:style-name="T3"> is of a structured </text:span><text:span text:style-name="T7">TYPE</text:span><text:span text:style-name="T3">. The structured </text:span><text:span text:style-name="T7">TYPE</text:span><text:span text:style-name="T3">:s are:</text:span></text:p>
      <text:p text:style-name="P14"><text:span text:style-name="T7"><text:tab/>CHANNEL<text:line-break/><text:tab/>DECL<text:line-break/><text:tab/>FALSE<text:line-break/><text:tab/>FORM<text:line-break/><text:tab/>FUNCTION<text:line-break/><text:tab/>LIST<text:line-break/><text:tab/>MACRO<text:line-break/><text:tab/>OBLIST<text:line-break/><text:tab/>SEGMENT<text:line-break/><text:tab/>SPLICE<text:line-break/><text:tab/>STRING<text:line-break/><text:tab/>VECTOR</text:span></text:p>
      <text:p text:style-name="P14"><text:span text:style-name="T3">Examples:</text:span></text:p>
      <text:p text:style-name="P14"><text:span text:style-name="T7"><text:tab/>&lt;STRUCTURED? &lt;LIST 1 2 3&gt;&gt;<text:tab/>--&gt;<text:tab/>True<text:line-break/><text:tab/>&lt;STRUCTURED? &lt;TABLE 1 2 3&gt;&gt;<text:tab/>--&gt;<text:tab/>False</text:span></text:p>
      <text:list xml:id="list84753612721791" text:continue-numbering="true" text:style-name="WWNum4">
        <text:list-item>
          <text:list>
            <text:list-item>
              <text:list>
                <text:list-item>
                  <text:p text:style-name="P94"><text:bookmark text:name="_2tq9fhf"/><text:span text:style-name="T24">SUBSTRUC</text:span></text:p>
                </text:list-item>
              </text:list>
            </text:list-item>
          </text:list>
        </text:list-item>
      </text:list>
      <text:p text:style-name="P39"><text:soft-page-break/><text:span text:style-name="T15">&lt;SUBSTRUC structure-from [rest] [amount] [structure-to]&gt;</text:span></text:p>
      <text:p text:style-name="P40"/>
      <text:p text:style-name="P39"><text:span text:style-name="T15">MDL builtin</text:span></text:p>
      <text:p text:style-name="P40"/>
      <text:p text:style-name="P14"><text:span text:style-name="T3">Copies an </text:span><text:span text:style-name="T7">amount</text:span><text:span text:style-name="T3"> number of elements, starting at </text:span><text:span text:style-name="T7">rest</text:span><text:span text:style-name="T3">, from </text:span><text:span text:style-name="T7">structure-from</text:span><text:span text:style-name="T3">. The result is copied into </text:span><text:span text:style-name="T7">structure-to</text:span><text:span text:style-name="T3">, if supplied, otherwise a new </text:span><text:span text:style-name="T7">structure</text:span><text:span text:style-name="T3"> is returned.</text:span></text:p>
      <text:p text:style-name="P14"><text:span text:style-name="T3">Default value for </text:span><text:span text:style-name="T7">rest</text:span><text:span text:style-name="T3"> is 0 and default value for </text:span><text:span text:style-name="T7">amount</text:span><text:span text:style-name="T3"> is </text:span><text:span text:style-name="T7">LENGTH</text:span><text:span text:style-name="T3"> – </text:span><text:span text:style-name="T7">rest</text:span><text:span text:style-name="T3"> (in other words, copies from </text:span><text:span text:style-name="T7">rest</text:span><text:span text:style-name="T3"> to end of </text:span><text:span text:style-name="T7">structure-from</text:span><text:span text:style-name="T3">).</text:span></text:p>
      <text:p text:style-name="P14"><text:span text:style-name="T7">structure-from</text:span><text:span text:style-name="T3"> must be of </text:span><text:span text:style-name="T7">PRIMTYPE</text:span><text:span text:style-name="T3"> </text:span><text:span text:style-name="T7">LIST</text:span><text:span text:style-name="T3">, </text:span><text:span text:style-name="T7">VECTOR</text:span><text:span text:style-name="T3"> or </text:span><text:span text:style-name="T7">STRING</text:span><text:span text:style-name="T3"> and </text:span><text:span text:style-name="T7">structure-to</text:span><text:span text:style-name="T3"> must be of the same </text:span><text:span text:style-name="T7">PRIMTYPE</text:span><text:span text:style-name="T3"> as </text:span><text:span text:style-name="T7">struture-from</text:span><text:span text:style-name="T3"> and have enough room for the </text:span><text:span text:style-name="T8">SUBSTRUC</text:span><text:span text:style-name="T3"> to fit.</text:span></text:p>
      <text:p text:style-name="P14"><text:span text:style-name="T3">Also see </text:span><text:span text:style-name="T7">BACK</text:span><text:span text:style-name="T3">, </text:span><text:span text:style-name="T7">LENGTH</text:span><text:span text:style-name="T3">, </text:span><text:span text:style-name="T7">NTH</text:span><text:span text:style-name="T3">, </text:span><text:span text:style-name="T7">PUT</text:span><text:span text:style-name="T3">, </text:span><text:span text:style-name="T7">REST</text:span><text:span text:style-name="T3"> and </text:span><text:span text:style-name="T7">TOP</text:span><text:span text:style-name="T3">.</text:span></text:p>
      <text:p text:style-name="P14"><text:span text:style-name="T3">Examples:</text:span></text:p>
      <text:p text:style-name="P14"><text:span text:style-name="T3"><text:tab/></text:span><text:span text:style-name="T7">&lt;SUBSTRUC "ABCD" 1 2&gt;<text:tab/><text:tab/>--&gt;<text:tab/>"BC"<text:line-break/><text:line-break/><text:tab/>&lt;SETG STR1 "EEEEEE"&gt;<text:line-break/><text:tab/>&lt;SUBSTRUC "ABCD" 1 2 ,STR1&gt;<text:tab/>--&gt;<text:tab/>STR1 = "BCEEEEEE"</text:span></text:p>
      <text:list xml:id="list84753284846897" text:continue-numbering="true" text:style-name="WWNum4">
        <text:list-item>
          <text:list>
            <text:list-item>
              <text:list>
                <text:list-item>
                  <text:p text:style-name="P94"><text:bookmark text:name="_18vjpp8"/>SUPPRESS-WARNINGS?</text:p>
                </text:list-item>
                <text:list-item>
                  <text:p text:style-name="P8"><text:span text:style-name="T19">&lt;SUPPRESS-WARNINGS?<text:line-break/><text:line-break/>ZILF compiler directive<text:line-break/></text:span></text:p>
                </text:list-item>
              </text:list>
            </text:list-item>
          </text:list>
        </text:list-item>
      </text:list>
      <text:p text:style-name="P17">[<text:span text:style-name="T14">See MetaTests.cs</text:span>]</text:p>
      <text:list xml:id="list84752000579933" text:continue-numbering="true" text:style-name="WWNum4">
        <text:list-item>
          <text:list>
            <text:list-item>
              <text:list>
                <text:list-item>
                  <text:p text:style-name="P94"><text:bookmark text:name="_s1gwiysqrg1z"/><text:span text:style-name="T24">SYNONYM</text:span></text:p>
                </text:list-item>
              </text:list>
            </text:list-item>
          </text:list>
        </text:list-item>
      </text:list>
      <text:p text:style-name="P39"><text:span text:style-name="T15">&lt;SYNONYM original synonyms ...&gt;</text:span></text:p>
      <text:list xml:id="list84752747602732" text:continue-numbering="true" text:style-name="WWNum4">
        <text:list-item>
          <text:list>
            <text:list-item>
              <text:list>
                <text:list-item>
                  <text:p text:style-name="P94"><text:bookmark text:name="_3sv78d1"/><text:span text:style-name="T24">SYNTAX</text:span></text:p>
                </text:list-item>
              </text:list>
            </text:list-item>
          </text:list>
        </text:list-item>
      </text:list>
      <text:p text:style-name="P39"><text:span text:style-name="T15">&lt;SYNTAX verb [prep1] [OBJECT] [(FIND flag-name)] </text:span></text:p>
      <text:p text:style-name="P39"><text:span text:style-name="T15"><text:tab/><text:tab/>[(search-flags ...)] [prep2] [OBJECT] </text:span></text:p>
      <text:p text:style-name="P39"><text:span text:style-name="T15"><text:tab/><text:tab/>[(FIND flag-name)] [(search-flags ...)]</text:span></text:p>
      <text:p text:style-name="P39"><text:span text:style-name="T15"><text:s text:c="8"/><text:tab/>= action-routine-name [preaction-routine-name]</text:span></text:p>
      <text:p text:style-name="P39"><text:span text:style-name="T15"><text:s/><text:tab/><text:tab/>[action-name]&gt;</text:span></text:p>
      <text:list xml:id="list84752511181927" text:continue-numbering="true" text:style-name="WWNum4">
        <text:list-item>
          <text:list>
            <text:list-item>
              <text:list>
                <text:list-item>
                  <text:p text:style-name="P91"><text:bookmark text:name="_280hiku"/><text:span text:style-name="T24">TABLE</text:span></text:p>
                </text:list-item>
              </text:list>
            </text:list-item>
          </text:list>
        </text:list-item>
      </text:list>
      <text:p text:style-name="P39"><text:span text:style-name="T15">&lt;TABLE [(flags ...)] values ...&gt;</text:span></text:p>
      <text:p text:style-name="P40"/>
      <text:p text:style-name="P39"><text:span text:style-name="T15">ZIL library</text:span></text:p>
      <text:p text:style-name="P40"/>
      <text:p text:style-name="P14"><text:span text:style-name="T3">Defines a table containing the specified </text:span><text:span text:style-name="T7">values</text:span><text:span text:style-name="T3">.</text:span></text:p>
      <text:p text:style-name="P14"><text:span text:style-name="T3">These </text:span><text:span text:style-name="T7">flags</text:span><text:span text:style-name="T3"> control the format of the table:</text:span></text:p>
      <text:list xml:id="list765985280" text:style-name="WWNum12">
        <text:list-item>
          <text:p text:style-name="P70"><text:span text:style-name="T7">WORD</text:span><text:span text:style-name="T3"> causes the elements to be 2-byte words. This is the default.</text:span></text:p>
        </text:list-item>
        <text:list-item>
          <text:p text:style-name="P70"><text:span text:style-name="T7">BYTE</text:span><text:span text:style-name="T3"> causes the elements to be single bytes.</text:span></text:p>
        </text:list-item>
        <text:list-item>
          <text:p text:style-name="P70"><text:span text:style-name="T7">LEXV</text:span><text:span text:style-name="T3"> <text:s/>causes the elements to be 4-byte records. If </text:span><text:span text:style-name="T7">default</text:span><text:span text:style-name="T3"> values are given to </text:span><text:span text:style-name="T7">ITABLE</text:span><text:span text:style-name="T3"> with this flag, they will be split into groups of three: the first compiled as a word, the next two compiled as bytes. The table is also prefixed with a byte indicating the number of records, followed by a zero byte</text:span></text:p>
        </text:list-item>
        <text:list-item>
          <text:p text:style-name="P75"><text:span text:style-name="T7">STRING</text:span><text:span text:style-name="T3"> causes the elements to be single bytes and also changes the initializer format. This flag may not be used with </text:span><text:span text:style-name="T7">ITABLE</text:span><text:span text:style-name="T3">. When this flag is given, any </text:span><text:span text:style-name="T7">values</text:span><text:span text:style-name="T3"> given as strings will be compiled as a series of individual ASCII characters, rather than as string addresses.</text:span></text:p>
        </text:list-item>
      </text:list>
      <text:p text:style-name="P14"><text:span text:style-name="T3">These </text:span><text:span text:style-name="T7">flags</text:span><text:span text:style-name="T3"> alter the table without changing its basic format:</text:span></text:p>
      <text:list xml:id="list2568287390" text:style-name="WWNum10">
        <text:list-item>
          <text:p text:style-name="P71"><text:span text:style-name="T7">LENGTH</text:span><text:span text:style-name="T3"> <text:s/>causes a length marker to be written at the beginning of the table, indicating the number of elements that follow. The length marker is a byte if </text:span><text:span text:style-name="T7">BYTE</text:span><text:span text:style-name="T3"> or </text:span><text:span text:style-name="T7">STRING</text:span><text:span text:style-name="T3"> are also given; otherwise the length marker is a </text:span><text:span text:style-name="T7">WORD</text:span><text:span text:style-name="T3">. This flag is ignored if </text:span><text:span text:style-name="T7">LEXV</text:span><text:span text:style-name="T3"> is given</text:span></text:p>
        </text:list-item>
        <text:list-item>
          <text:p text:style-name="P76"><text:span text:style-name="T7">PURE</text:span><text:span text:style-name="T3"> causes the table to be compiled into static memory (ROM).</text:span></text:p>
        </text:list-item>
      </text:list>
      <text:p text:style-name="P14"><text:span text:style-name="T3">The flags </text:span><text:span text:style-name="T7">LENGTH</text:span><text:span text:style-name="T3"> and </text:span><text:span text:style-name="T7">PURE</text:span><text:span text:style-name="T3"> are implied in </text:span><text:span text:style-name="T7">LTABLE</text:span><text:span text:style-name="T3">, </text:span><text:span text:style-name="T7">PTABLE</text:span><text:span text:style-name="T3"> or </text:span><text:span text:style-name="T7">PLTABLE</text:span><text:span text:style-name="T3">.</text:span></text:p>
      <text:p text:style-name="P14"><text:soft-page-break/><text:span text:style-name="T3">Examples:</text:span></text:p>
      <text:p text:style-name="Standard"><text:span text:style-name="T16"><text:tab/>&lt;TABLE 1 2 3 4&gt; <text:s/>--&gt;</text:span></text:p>
      <table:table table:name="Table5" table:style-name="Table5">
        <table:table-column table:style-name="Table5.A"/>
        <table:table-column table:style-name="Table5.B"/>
        <table:table-column table:style-name="Table5.C"/>
        <table:table-column table:style-name="Table5.B"/>
        <table:table-row table:style-name="Table5.1">
          <table:table-cell table:style-name="Table5.A1" office:value-type="string">
            <text:p text:style-name="P25"><text:span text:style-name="T7">Element 0<text:line-break/>WORD</text:span></text:p>
          </table:table-cell>
          <table:table-cell table:style-name="Table5.A1" office:value-type="string">
            <text:p text:style-name="P25"><text:span text:style-name="T7">Element 1<text:line-break/>WORD</text:span></text:p>
          </table:table-cell>
          <table:table-cell table:style-name="Table5.A1" office:value-type="string">
            <text:p text:style-name="P25"><text:span text:style-name="T7">Element 2<text:line-break/>WORD</text:span></text:p>
          </table:table-cell>
          <table:table-cell table:style-name="Table5.D1" office:value-type="string">
            <text:p text:style-name="P25"><text:span text:style-name="T7">Element 3<text:line-break/>WORD</text:span></text:p>
          </table:table-cell>
        </table:table-row>
        <table:table-row table:style-name="Table5.1">
          <table:table-cell table:style-name="Table5.A1" office:value-type="string">
            <text:p text:style-name="P25"><text:span text:style-name="T7">1</text:span></text:p>
          </table:table-cell>
          <table:table-cell table:style-name="Table5.A1" office:value-type="string">
            <text:p text:style-name="P25"><text:span text:style-name="T7">2</text:span></text:p>
          </table:table-cell>
          <table:table-cell table:style-name="Table5.A1" office:value-type="string">
            <text:p text:style-name="P25"><text:span text:style-name="T7">3</text:span></text:p>
          </table:table-cell>
          <table:table-cell table:style-name="Table5.D1" office:value-type="string">
            <text:p text:style-name="P25"><text:span text:style-name="T7">4</text:span></text:p>
          </table:table-cell>
        </table:table-row>
      </table:table>
      <text:p text:style-name="Standard"><text:span text:style-name="T16"><text:tab/></text:span></text:p>
      <text:p text:style-name="Standard"><text:span text:style-name="T16"><text:tab/>&lt;TABLE (BYTE LENGTH) 1 2 3 4&gt; <text:s/>--&gt;</text:span></text:p>
      <table:table table:name="Table6" table:style-name="Table6">
        <table:table-column table:style-name="Table6.A" table:number-columns-repeated="2"/>
        <table:table-column table:style-name="Table6.C"/>
        <table:table-column table:style-name="Table6.D"/>
        <table:table-column table:style-name="Table6.E"/>
        <table:table-row table:style-name="Table6.1">
          <table:table-cell table:style-name="Table6.A1" office:value-type="string">
            <text:p text:style-name="P25"><text:span text:style-name="T7">Element 0<text:line-break/>BYTE</text:span></text:p>
          </table:table-cell>
          <table:table-cell table:style-name="Table6.A1" office:value-type="string">
            <text:p text:style-name="P25"><text:span text:style-name="T7">Element 1<text:line-break/>BYTE</text:span></text:p>
          </table:table-cell>
          <table:table-cell table:style-name="Table6.A1" office:value-type="string">
            <text:p text:style-name="P25"><text:span text:style-name="T7">Element 2<text:line-break/>BYTE</text:span></text:p>
          </table:table-cell>
          <table:table-cell table:style-name="Table6.A1" office:value-type="string">
            <text:p text:style-name="P25"><text:span text:style-name="T7">Element 3<text:line-break/>BYTE</text:span></text:p>
          </table:table-cell>
          <table:table-cell table:style-name="Table6.E1" office:value-type="string">
            <text:p text:style-name="P25"><text:span text:style-name="T7">Element 4<text:line-break/>BYTE</text:span></text:p>
          </table:table-cell>
        </table:table-row>
        <table:table-row table:style-name="Table6.1">
          <table:table-cell table:style-name="Table6.A1" office:value-type="string">
            <text:p text:style-name="P25"><text:span text:style-name="T7">4</text:span></text:p>
          </table:table-cell>
          <table:table-cell table:style-name="Table6.A1" office:value-type="string">
            <text:p text:style-name="P25"><text:span text:style-name="T7">1</text:span></text:p>
          </table:table-cell>
          <table:table-cell table:style-name="Table6.A1" office:value-type="string">
            <text:p text:style-name="P25"><text:span text:style-name="T7">2</text:span></text:p>
          </table:table-cell>
          <table:table-cell table:style-name="Table6.A1" office:value-type="string">
            <text:p text:style-name="P25"><text:span text:style-name="T7">3</text:span></text:p>
          </table:table-cell>
          <table:table-cell table:style-name="Table6.E1" office:value-type="string">
            <text:p text:style-name="P25"><text:span text:style-name="T7">4</text:span></text:p>
          </table:table-cell>
        </table:table-row>
      </table:table>
      <text:p text:style-name="P9"/>
      <text:p text:style-name="P14"><text:span text:style-name="T7">TABLE</text:span><text:span text:style-name="T3"> </text:span>is a ZIL-specific<text:span text:style-name="T3"> structure that can be used both outside and inside </text:span><text:span text:style-name="T7">ROUTINES</text:span><text:span text:style-name="T3">.</text:span></text:p>
      <text:p text:style-name="P95"><text:bookmark text:name="_n5rssn"/><text:span text:style-name="T24">TELL-TOKENS</text:span></text:p>
      <text:p text:style-name="P39"><text:span text:style-name="T15">&lt;TELL-TOKENS {pattern form} ...&gt;</text:span></text:p>
      <text:p text:style-name="P40"/>
      <text:p text:style-name="P39"><text:span text:style-name="T15">ZIL library</text:span></text:p>
      <text:p text:style-name="P21"/>
      <text:p text:style-name="P14"><text:span text:style-name="T3">Replace current </text:span><text:span text:style-name="T7">TELL-TOKENS</text:span><text:span text:style-name="T3"> with the specified list of </text:span><text:span text:style-name="T7">pattern</text:span><text:span text:style-name="T3"> and </text:span><text:span text:style-name="T7">form</text:span><text:span text:style-name="T3">. These can then be used in </text:span><text:span text:style-name="T7">TELL</text:span><text:span text:style-name="T3">. See </text:span><text:span text:style-name="T8">ADD-TELL-TOKEN</text:span><text:span text:style-name="T3"> for a description of </text:span><text:span text:style-name="T8">pattern</text:span><text:span text:style-name="T3"> and </text:span><text:span text:style-name="T8">form</text:span><text:span text:style-name="T3">.</text:span></text:p>
      <text:p text:style-name="P14"><text:span text:style-name="T3">Example (from Infocom's Trinity):</text:span></text:p>
      <text:p text:style-name="P43"><text:span text:style-name="T7">&lt;TELL-TOKENS <text:line-break/><text:tab/>(CR CRLF)<text:tab/><text:tab/>&lt;CRLF&gt;<text:line-break/><text:tab/>(N NUM) *<text:tab/><text:tab/>&lt;PRINTN .X&gt;<text:line-break/><text:tab/>(C CHAR CHR) *<text:tab/>&lt;PRINTC .X&gt;<text:line-break/><text:tab/>(D DESC) *<text:tab/>&lt;PRINTD .X&gt;<text:line-break/><text:tab/>(A AN) *<text:tab/><text:tab/>&lt;PRINTA .X&gt;<text:line-break/><text:tab/>THE *<text:tab/><text:tab/>&lt;THE-PRINT .X&gt;<text:line-break/><text:tab/>CTHE *<text:tab/><text:tab/>&lt;CTHE-PRINT .X&gt;<text:line-break/><text:tab/>THEO<text:tab/><text:tab/><text:tab/>&lt;THE-PRINT&gt;<text:line-break/><text:tab/>CTHEO<text:tab/><text:tab/>&lt;CTHE-PRINT&gt;<text:line-break/><text:tab/>CTHEI<text:tab/><text:tab/>&lt;CTHEI-PRINT&gt;<text:line-break/><text:tab/>THEI<text:tab/><text:tab/><text:tab/>&lt;THEI-PRINT&gt;&gt;</text:span></text:p>
      <text:list xml:id="list84751723024317" text:continue-list="list84752511181927" text:style-name="WWNum4">
        <text:list-item>
          <text:list>
            <text:list-item>
              <text:list>
                <text:list-item>
                  <text:p text:style-name="P91"><text:bookmark text:name="_375fbgg"/>TIME</text:p>
                </text:list-item>
                <text:list-item>
                  <text:p text:style-name="P8"><text:span text:style-name="T19">&lt;TIME&gt;<text:line-break/><text:line-break/>MDL builtin<text:line-break/></text:span></text:p>
                </text:list-item>
              </text:list>
            </text:list-item>
          </text:list>
        </text:list-item>
      </text:list>
      <text:p text:style-name="P17">ZILF ignores this and always returns <text:span text:style-name="T19">1.</text:span></text:p>
      <text:list xml:id="list84753027689503" text:continue-numbering="true" text:style-name="WWNum4">
        <text:list-item>
          <text:list>
            <text:list-item>
              <text:list>
                <text:list-item>
                  <text:p text:style-name="P91"><text:bookmark text:name="_tvejozqi61yf"/><text:span text:style-name="T24">TOP</text:span></text:p>
                </text:list-item>
              </text:list>
            </text:list-item>
          </text:list>
        </text:list-item>
      </text:list>
      <text:p text:style-name="Standard"><text:span text:style-name="T15"><text:tab/>&lt;TOP array&gt;</text:span></text:p>
      <text:p text:style-name="P6"/>
      <text:p text:style-name="P39"><text:span text:style-name="T15">MDL builtin</text:span></text:p>
      <text:p text:style-name="P40"/>
      <text:p text:style-name="P14"><text:span text:style-name="T3">Returns array with all elements put back in <text:s/></text:span><text:span text:style-name="T7">array</text:span><text:span text:style-name="T3">. </text:span></text:p>
      <text:p text:style-name="P14"><text:span text:style-name="T7">TOP</text:span><text:span text:style-name="T3"> only works on the structures </text:span><text:span text:style-name="T7">VECTOR</text:span><text:span text:style-name="T3"> or </text:span><text:span text:style-name="T7">STRING</text:span><text:span text:style-name="T3"> (arrays) and not on a </text:span><text:span text:style-name="T7">LIST</text:span><text:span text:style-name="T3"> (a </text:span><text:span text:style-name="T7">LIST</text:span><text:span text:style-name="T3"> is only pointing forward). </text:span></text:p>
      <text:p text:style-name="P14"><text:span text:style-name="T3">Note that the returned </text:span><text:span text:style-name="T7">array</text:span><text:span text:style-name="T3"> is not a copy but pointing to the same </text:span><text:span text:style-name="T7">array</text:span><text:span text:style-name="T3"> with another starting element.</text:span></text:p>
      <text:p text:style-name="P14"><text:span text:style-name="T3">Also see </text:span><text:span text:style-name="T7">BACK</text:span><text:span text:style-name="T3">, </text:span><text:span text:style-name="T7">NTH</text:span><text:span text:style-name="T3">, </text:span><text:span text:style-name="T7">PUT</text:span><text:span text:style-name="T3">, </text:span><text:span text:style-name="T7">REST</text:span><text:span text:style-name="T3"> and </text:span><text:span text:style-name="T7">SUBSTRUC</text:span><text:span text:style-name="T3">.</text:span></text:p>
      <text:p text:style-name="P14"><text:span text:style-name="T3">Example:</text:span></text:p>
      <text:p text:style-name="P14"><text:span text:style-name="T7"><text:tab/>&lt;SETG STRUCT1 [1 2 3 4 5]&gt;<text:tab/><text:tab/>--&gt;<text:tab/>STRUCT1 = [1 2 3 4 5]<text:line-break/><text:tab/>&lt;SETG STRUCT2 &lt;REST ,STRUCT1 2&gt;&gt;<text:tab/>--&gt;<text:tab/>STRUCT2 = [3 4 5]<text:line-break/><text:tab/>&lt;TOP ,STRUCT2&gt;<text:tab/><text:tab/><text:tab/><text:tab/><text:tab/>--&gt;<text:tab/>STRUCT2 = [1 2 3 4 5]</text:span></text:p>
      <text:list xml:id="list84753651256013" text:continue-numbering="true" text:style-name="WWNum4">
        <text:list-item>
          <text:list>
            <text:list-item>
              <text:list>
                <text:list-item>
                  <text:p text:style-name="P91"><text:bookmark text:name="_1maplo9"/><text:span text:style-name="T24">TUPLE</text:span></text:p>
                </text:list-item>
              </text:list>
            </text:list-item>
          </text:list>
        </text:list-item>
      </text:list>
      <text:p text:style-name="Standard"><text:span text:style-name="T15"><text:tab/>&lt;TUPLE values ...&gt;</text:span></text:p>
      <text:p text:style-name="P1"/>
      <text:p text:style-name="Standard"><text:span text:style-name="T15"><text:tab/>MDL builtin</text:span></text:p>
      <text:p text:style-name="P1"><text:soft-page-break/></text:p>
      <text:p text:style-name="P14"><text:span text:style-name="T7">TUPLE</text:span><text:span text:style-name="T3"> is just like a </text:span><text:span text:style-name="T7">VECTOR</text:span><text:span text:style-name="T3"> with the only difference that a </text:span><text:span text:style-name="T7">TUPLE</text:span><text:span text:style-name="T3"> should live on the control stack. The advantage of a </text:span><text:span text:style-name="T7">TUPLE</text:span><text:span text:style-name="T3"> over a </text:span><text:span text:style-name="T7">VECTOR</text:span><text:span text:style-name="T3"> is that a </text:span><text:span text:style-name="T7">TUPLE</text:span><text:span text:style-name="T3"> </text:span>doesn't<text:span text:style-name="T3"> need to be garbage collected, the disadvantage is that a </text:span><text:span text:style-name="T7">TUPLE</text:span><text:span text:style-name="T3"> only lives during the execution of the function where it was declared. </text:span>It is only<text:span text:style-name="T3"> valid to declare a </text:span><text:span text:style-name="T7">TUPLE</text:span><text:span text:style-name="T3"> in the </text:span><text:span text:style-name="T7">"AUX"</text:span><text:span text:style-name="T3"> or </text:span><text:span text:style-name="T7">"OPTIONAL"</text:span><text:span text:style-name="T3"> part of a functions definition or as a </text:span><text:span text:style-name="T7">"TUPLE"</text:span><text:span text:style-name="T3"> in a functions definition.</text:span></text:p>
      <text:p text:style-name="P14"><text:span text:style-name="T3">The above is not entirely true for ZILF. In ZILF, </text:span><text:span text:style-name="T7">TUPLE</text:span><text:span text:style-name="T3"> is treated as an </text:span>alias to<text:span text:style-name="T3"> </text:span><text:span text:style-name="T7">VECTOR</text:span><text:span text:style-name="T3">.</text:span></text:p>
      <text:p text:style-name="P14"><text:span text:style-name="T3">A </text:span><text:span text:style-name="T8">TUPLE</text:span><text:span text:style-name="T3"> defined in the </text:span><text:span text:style-name="T8">"AUX"</text:span><text:span text:style-name="T3"> or </text:span><text:span text:style-name="T8">"OPT"</text:span><text:span text:style-name="T3"> is just like a </text:span><text:span text:style-name="T8">VECTOR</text:span><text:span text:style-name="T3">. A </text:span><text:span text:style-name="T8">"TUPLE"</text:span><text:span text:style-name="T3"> definition makes it possible to have a variable number of arguments to a </text:span><text:span text:style-name="T19">FUNCTION</text:span><text:span text:style-name="T3">.</text:span></text:p>
      <text:p text:style-name="P14"><text:span text:style-name="T3">Examples:</text:span></text:p>
      <text:p text:style-name="P43"><text:span text:style-name="T7">&lt;DEFINE MY+ ("TUPLE" T)<text:line-break/><text:tab/>&lt;REPEAT ((M 0))<text:line-break/><text:tab/><text:tab/>&lt;COND (&lt;EMPTY? .T&gt; &lt;RETURN .M&gt;)&gt;<text:line-break/><text:tab/><text:tab/>&lt;SET M &lt;+ .M &lt;1 .T&gt;&gt;&gt;<text:line-break/><text:tab/><text:tab/>&lt;SET T &lt;REST .T&gt;&gt;<text:line-break/><text:tab/>&gt;<text:line-break/>&gt;<text:line-break/><text:line-break/>&lt;MY+ 1 2 3&gt;<text:tab/><text:tab/>--&gt;<text:tab/>6<text:line-break/>&lt;MY+ 4 5&gt;<text:tab/><text:tab/><text:tab/>--&gt;<text:tab/>9<text:line-break/><text:line-break/>&lt;TYPE &lt;TUPLE 1 2 3&gt;&gt;<text:tab/>--&gt;<text:tab/>VECTOR (in ZILF!)<text:line-break/><text:tab/><text:tab/><text:tab/><text:tab/><text:tab/><text:tab/>TUPLE (in MDL)</text:span></text:p>
      <text:list xml:id="list84752449757001" text:continue-numbering="true" text:style-name="WWNum4">
        <text:list-item>
          <text:list>
            <text:list-item>
              <text:list>
                <text:list-item>
                  <text:p text:style-name="P91"><text:bookmark text:name="_46ad4c2"/><text:span text:style-name="T24">TYPE</text:span></text:p>
                </text:list-item>
              </text:list>
            </text:list-item>
          </text:list>
        </text:list-item>
      </text:list>
      <text:p text:style-name="P39"><text:span text:style-name="T15">&lt;TYPE value&gt;</text:span></text:p>
      <text:p text:style-name="P40"/>
      <text:p text:style-name="P39"><text:span text:style-name="T15">MDL builtin</text:span></text:p>
      <text:p text:style-name="P39"/>
      <text:p text:style-name="P14"><text:span text:style-name="T3">evaluates to the type of </text:span><text:span text:style-name="T7">value</text:span><text:span text:style-name="T3">. See </text:span>a<text:span text:style-name="T3">lso </text:span><text:span text:style-name="T7">ALLTYPES</text:span><text:span text:style-name="T3">.</text:span></text:p>
      <text:p text:style-name="P14"><text:span text:style-name="T3">Examples:</text:span></text:p>
      <text:p text:style-name="P39"><text:span text:style-name="T15">&lt;TYPE !\A&gt;</text:span><text:tab/><text:tab/><text:tab/><text:span text:style-name="T15">--&gt; <text:tab/>CHARACTER</text:span></text:p>
      <text:p text:style-name="P39"><text:span text:style-name="T15">&lt;TYPE &lt;+1 2&gt;&gt;<text:tab/><text:tab/>--&gt; <text:tab/>FIX</text:span></text:p>
      <text:p text:style-name="P39"><text:span text:style-name="T15">&lt;TYPE #BYTE 42&gt;</text:span><text:tab/><text:tab/><text:span text:style-name="T15">--&gt; <text:tab/>BYTE</text:span></text:p>
      <text:list xml:id="list84752872635323" text:continue-numbering="true" text:style-name="WWNum4">
        <text:list-item>
          <text:list>
            <text:list-item>
              <text:list>
                <text:list-item>
                  <text:p text:style-name="P94"><text:bookmark text:name="_2lfnejv"/><text:span text:style-name="T24">TYPE?</text:span></text:p>
                </text:list-item>
              </text:list>
            </text:list-item>
          </text:list>
        </text:list-item>
      </text:list>
      <text:p text:style-name="P39"><text:span text:style-name="T15">&lt;TYPE? value type-1 ... type-N&gt;</text:span></text:p>
      <text:p text:style-name="P40"/>
      <text:p text:style-name="P39"><text:span text:style-name="T15">MDL builtin</text:span></text:p>
      <text:p text:style-name="P40"/>
      <text:p text:style-name="P14"><text:span text:style-name="T3">Evaluates to type-i only if </text:span><text:span text:style-name="T7">&lt;==? type-i &gt;</text:span><text:span text:style-name="T3"> is true. It is faster and gives more information than </text:span><text:span text:style-name="T7">OR</text:span><text:span text:style-name="T3">ing tests for each </text:span><text:span text:style-name="T7">TYPE</text:span><text:span text:style-name="T3">. If the test fails for all type-i’s, </text:span><text:span text:style-name="T7">TYPE?</text:span><text:span text:style-name="T3"> returns </text:span><text:span text:style-name="T7">#FALSE ()</text:span><text:span text:style-name="T3">.</text:span></text:p>
      <text:p text:style-name="P14"><text:span text:style-name="T3">Examples:</text:span></text:p>
      <text:p text:style-name="P39"><text:span text:style-name="T15">&lt;TYPE? !\A CHARACTER FIX&gt;</text:span><text:tab/><text:tab/><text:tab/><text:span text:style-name="T15">--&gt;</text:span><text:span text:style-name="T19"><text:tab/></text:span><text:span text:style-name="T15">CHARACTER</text:span></text:p>
      <text:p text:style-name="P39"><text:span text:style-name="T15">&lt;TYPE? &lt;+1 2&gt; CHARACTER FIX&gt;</text:span><text:tab/><text:tab/><text:span text:style-name="T15">--&gt; <text:tab/>FIX</text:span></text:p>
      <text:p text:style-name="P39"><text:span text:style-name="T15">&lt;TYPE? #BYTE 42 CHARACTER FIX&gt;</text:span><text:tab/><text:tab/><text:span text:style-name="T15">--&gt; <text:tab/>#FALSE ()</text:span></text:p>
      <text:list xml:id="list84752527510239" text:continue-numbering="true" text:style-name="WWNum4">
        <text:list-item>
          <text:list>
            <text:list-item>
              <text:list>
                <text:list-item>
                  <text:p text:style-name="P93"><text:bookmark text:name="_10kxoro"/><text:span text:style-name="T24">TYPEPRIM</text:span></text:p>
                </text:list-item>
              </text:list>
            </text:list-item>
          </text:list>
        </text:list-item>
      </text:list>
      <text:p text:style-name="P39"><text:span text:style-name="T15">&lt;TYPEPRIM type&gt;</text:span></text:p>
      <text:p text:style-name="P40"/>
      <text:p text:style-name="P39"><text:span text:style-name="T15">MDL builtin</text:span></text:p>
      <text:p text:style-name="P40"/>
      <text:p text:style-name="P14"><text:span text:style-name="T3">evaluates to the primitive type of </text:span><text:span text:style-name="T7">type</text:span><text:span text:style-name="T3">. The primitive types are <text:s/></text:span><text:span text:style-name="T7">ATOM</text:span><text:span text:style-name="T3">, </text:span><text:span text:style-name="T7">FIX</text:span><text:span text:style-name="T3">, </text:span><text:span text:style-name="T7">LIST</text:span><text:span text:style-name="T3">, </text:span><text:span text:style-name="T7">STRING</text:span><text:span text:style-name="T3">, </text:span><text:span text:style-name="T7">TABLE</text:span><text:span text:style-name="T3"> and </text:span><text:span text:style-name="T7">VECTOR</text:span><text:span text:style-name="T3">.</text:span></text:p>
      <text:p text:style-name="P14"><text:span text:style-name="T3">Examples:</text:span></text:p>
      <text:p text:style-name="P39"><text:span text:style-name="T15">&lt;TYPEPRIM CHARACTER&gt;</text:span><text:tab/><text:tab/><text:span text:style-name="T15">--&gt; <text:tab/>FIX</text:span></text:p>
      <text:p text:style-name="P39"><text:span text:style-name="T15">&lt;TYPEPRIM FORM&gt;</text:span><text:tab/><text:tab/><text:tab/><text:span text:style-name="T15">--&gt; <text:tab/>LIST</text:span></text:p>
      <text:p text:style-name="P39"><text:span text:style-name="T15">&lt;TYPEPRIM BYTE&gt;</text:span><text:tab/><text:tab/><text:tab/><text:span text:style-name="T15">--&gt; <text:tab/>FIX</text:span></text:p>
      <text:list xml:id="list84753427623826" text:continue-numbering="true" text:style-name="WWNum4">
        <text:list-item>
          <text:list>
            <text:list-item>
              <text:list>
                <text:list-item>
                  <text:p text:style-name="P94"><text:bookmark text:name="_3kkl7fh"/><text:soft-page-break/><text:span text:style-name="T24">UNASSIGN</text:span></text:p>
                </text:list-item>
              </text:list>
            </text:list-item>
          </text:list>
        </text:list-item>
      </text:list>
      <text:p text:style-name="P39"><text:span text:style-name="T15">&lt;UNASSIGN atom [environment]&gt;</text:span></text:p>
      <text:p text:style-name="P40"/>
      <text:p text:style-name="P39"><text:span text:style-name="T15">MDL builtin</text:span></text:p>
      <text:p text:style-name="P40"/>
      <text:p text:style-name="P14"><text:span text:style-name="T3">Unassign global </text:span><text:span text:style-name="T7">atom</text:span><text:span text:style-name="T3">.</text:span></text:p>
      <text:p text:style-name="P14"><text:span text:style-name="T3">It i</text:span>s<text:span text:style-name="T3"> possible to supply an environment for </text:span><text:span text:style-name="T7">ASSIGNED?</text:span><text:span text:style-name="T3">. See </text:span><text:span text:style-name="T7">EVAL</text:span><text:span text:style-name="T3"> for more about the </text:span><text:span text:style-name="T7">environment</text:span><text:span text:style-name="T3">.</text:span></text:p>
      <text:p text:style-name="P14"><text:span text:style-name="T3">Example:</text:span></text:p>
      <text:p text:style-name="P43"><text:span text:style-name="T7"><text:tab/>&lt;SET X 1&gt;<text:line-break/><text:tab/>&lt;ASSIGNED? X&gt;<text:tab/><text:tab/>--&gt;<text:tab/>True<text:line-break/><text:tab/>&lt;UNASSIGN X&gt;<text:line-break/><text:tab/>&lt;ASSIGNED? X&gt;<text:tab/><text:tab/>--&gt;<text:tab/>False</text:span></text:p>
      <text:list xml:id="list84751899733603" text:continue-numbering="true" text:style-name="WWNum4">
        <text:list-item>
          <text:list>
            <text:list-item>
              <text:list>
                <text:list-item>
                  <text:p text:style-name="P94"><text:bookmark text:name="_1zpvhna"/><text:span text:style-name="T24">UNPARSE</text:span></text:p>
                </text:list-item>
              </text:list>
            </text:list-item>
          </text:list>
        </text:list-item>
      </text:list>
      <text:p text:style-name="P39"><text:span text:style-name="T15">&lt;UNPARSE value&gt;</text:span></text:p>
      <text:p text:style-name="P41"/>
      <text:p text:style-name="P39"><text:span text:style-name="T19">MDL builtin</text:span></text:p>
      <text:p text:style-name="P41"/>
      <text:p text:style-name="P17"><text:span text:style-name="T19">UNPARSE</text:span> returns a <text:span text:style-name="T19">STRING</text:span> representation of <text:span text:style-name="T19">value</text:span>. Unlike <text:span text:style-name="T19">PNAME</text:span>, <text:span text:style-name="T19">UNPASE</text:span> prints an <text:span text:style-name="T19">ATOM</text:span>s trailers if required.</text:p>
      <text:p text:style-name="P17">Examples:USE</text:p>
      <text:p text:style-name="P17"><text:tab/><text:span text:style-name="T19">&lt;UNPARSE 123&gt;<text:tab/><text:tab/><text:tab/>--&gt;<text:tab/>"123"</text:span></text:p>
      <text:p text:style-name="P17"><text:span text:style-name="T19"><text:tab/>&lt;UNPARSE &lt;+ 1 2&gt;&gt;<text:tab/><text:tab/>--&gt;<text:tab/>"3"</text:span></text:p>
      <text:p text:style-name="P17"><text:span text:style-name="T19"><text:tab/>&lt;UNPARSE FOO&gt;<text:tab/><text:tab/><text:tab/>--&gt;<text:tab/>"FOO"</text:span></text:p>
      <text:p text:style-name="P17"><text:span text:style-name="T19"><text:tab/>&lt;UNPARSE &lt;ATOM "FOO"&gt;&gt;<text:tab/>--&gt;<text:tab/>"FOO!-#FALSE ()"<text:line-break/><text:tab/>&lt;PNAME &lt;ATOM "FOO"&gt;&gt;<text:tab/>--&gt;<text:tab/>"FOO"</text:span></text:p>
      <text:list xml:id="list84752005054251" text:continue-numbering="true" text:style-name="WWNum4">
        <text:list-item>
          <text:list>
            <text:list-item>
              <text:list>
                <text:list-item>
                  <text:p text:style-name="P94"><text:bookmark text:name="_4jpj0b3"/><text:span text:style-name="T24">USE</text:span></text:p>
                </text:list-item>
              </text:list>
            </text:list-item>
          </text:list>
        </text:list-item>
      </text:list>
      <text:p text:style-name="P39"><text:span text:style-name="T15">&lt;USE package-name ...&gt;</text:span></text:p>
      <text:p text:style-name="P41"/>
      <text:p text:style-name="P39"><text:span text:style-name="T19">MDL package library</text:span></text:p>
      <text:p text:style-name="P41"/>
      <text:p text:style-name="P38"><text:span text:style-name="T19">USE</text:span> activates one or many <text:span text:style-name="T19">package-name</text:span>s and makes its content available in the current <text:span text:style-name="T19">OBLIST</text:span>-path. In practice <text:span text:style-name="T19">USE</text:span> copies the <text:span text:style-name="T19">OBLIST</text:span> <text:span text:style-name="T19">package-name</text:span> and adds it last to the local <text:span text:style-name="T19">OBLIST</text:span> (<text:span text:style-name="T19">&lt;LVAL OBLIST&gt;</text:span>). This means that all <text:span text:style-name="T19">ATOM</text:span>s on the external package <text:span text:style-name="T19">OBLIST</text:span> becomes available in current environment.</text:p>
      <text:p text:style-name="P38">If the <text:span text:style-name="T19">package-name</text:span> is not available in the current environment, <text:span text:style-name="T19">USE</text:span> tries to load “<text:span text:style-name="T19">package-name.zil</text:span>” from the current path.</text:p>
      <text:p text:style-name="P38"><text:span text:style-name="T19">USE</text:span> only works together with <text:span text:style-name="T19">PACKAGE</text:span> and missing definition of the <text:span text:style-name="T19">package-name</text:span>, or file that contains that definition, will result in an error.</text:p>
      <text:p text:style-name="P38">See <text:span text:style-name="T19">USE-WHEN</text:span> and <text:span text:style-name="T19">PACKAGE</text:span>.</text:p>
      <text:p text:style-name="P38">Example:</text:p>
      <text:p text:style-name="P38"><text:tab/><text:span text:style-name="T19">&lt;USE "FOOFOO"&gt;<text:tab/>;"Searches for file "foofoo.zil" which<text:line-break/> <text:tab/><text:tab/><text:tab/><text:tab/> <text:s/>contains the definition for <text:line-break/><text:tab/><text:tab/><text:tab/><text:tab/> <text:s/>&lt;PACKAGE "FOOFOO"&gt; ..."</text:span></text:p>
      <text:list xml:id="list84753395557013" text:continue-numbering="true" text:style-name="WWNum4">
        <text:list-item>
          <text:list>
            <text:list-item>
              <text:list>
                <text:list-item>
                  <text:p text:style-name="P94"><text:bookmark text:name="_2yutaiw"/><text:span text:style-name="T24">USE-WHEN</text:span></text:p>
                </text:list-item>
              </text:list>
            </text:list-item>
          </text:list>
        </text:list-item>
      </text:list>
      <text:p text:style-name="P39"><text:span text:style-name="T15">&lt;USE-WHEN condition package-name ...&gt;</text:span></text:p>
      <text:p text:style-name="P41"/>
      <text:p text:style-name="P39"><text:span text:style-name="T19">MDL package library</text:span></text:p>
      <text:p text:style-name="P41"/>
      <text:p text:style-name="P17"><text:soft-page-break/><text:span text:style-name="T19">USE-WHEN</text:span> is exactly like USE but only activates the package-name if the condition evaluates to TRUE.</text:p>
      <text:p text:style-name="P17">See PACKAGE, USE.</text:p>
      <text:p text:style-name="P17">Example:</text:p>
      <text:p text:style-name="P17"><text:span text:style-name="T19"><text:tab/>&lt;PACKAGE "FOO"&gt;<text:line-break/><text:tab/>&lt;SETG AAAA 1234&gt;<text:line-break/><text:tab/>&lt;ENTRY AAAA&gt;<text:line-break/><text:tab/>&lt;ENDPACKAGE&gt;</text:span></text:p>
      <text:p text:style-name="P17"><text:span text:style-name="T19"><text:tab/>&lt;GASSIGNED? AAAA&gt;<text:tab/><text:tab/><text:tab/><text:tab/><text:tab/><text:tab/><text:tab/>--&gt;<text:tab/>#FALSE<text:line-break/><text:tab/>&lt;REMOVE AAAA&gt; ;"Secure that ATOM not on any OBLIST"<text:line-break/><text:tab/>&lt;USE-WHEN &lt;=? 1 2&gt; "FOO"&gt;<text:line-break/><text:tab/>&lt;GASSIGNED? AAAA&gt;<text:tab/><text:tab/><text:tab/><text:tab/><text:tab/><text:tab/><text:tab/>--&gt;<text:tab/>#FALSE<text:line-break/><text:tab/>&lt;REMOVE AAAA&gt; ;"Secure that ATOM not on any OBLIST"<text:line-break/><text:tab/>&lt;USE-WHEN &lt;=? 1 1&gt; "FOO"&gt;<text:line-break/><text:tab/>,AAAA<text:tab/><text:tab/><text:tab/><text:tab/><text:tab/><text:tab/><text:tab/><text:tab/><text:tab/>--&gt;<text:tab/>1234</text:span></text:p>
      <text:list xml:id="list84752182218707" text:continue-numbering="true" text:style-name="WWNum4">
        <text:list-item>
          <text:list>
            <text:list-item>
              <text:list>
                <text:list-item>
                  <text:p text:style-name="P94"><text:bookmark text:name="_1e03kqp"/><text:span text:style-name="T24">VALID-TYPE?</text:span></text:p>
                </text:list-item>
              </text:list>
            </text:list-item>
          </text:list>
        </text:list-item>
      </text:list>
      <text:p text:style-name="P39"><text:span text:style-name="T15">&lt;VALID-TYPE? </text:span><text:span text:style-name="T19">a</text:span><text:span text:style-name="T15">tom&gt;</text:span></text:p>
      <text:p text:style-name="P41"/>
      <text:p text:style-name="P39"><text:span text:style-name="T19">MDL builtin</text:span></text:p>
      <text:p text:style-name="P41"/>
      <text:p text:style-name="P17"><text:span text:style-name="T19">VALID-TYPE?</text:span> returns the <text:span text:style-name="T19">TYPE</text:span> if the <text:span text:style-name="T19">atom</text:span> is a valid name of a <text:span text:style-name="T19">TYPE</text:span> (the atom name is in <text:span text:style-name="T19">ALLTYPES</text:span>), otherwise <text:span text:style-name="T19">FALSE</text:span>.</text:p>
      <text:p text:style-name="P17">Examples:</text:p>
      <text:p text:style-name="P17"><text:span text:style-name="T19"><text:tab/>&lt;VALID-TYPE? VECTOR&gt;<text:tab/>--&gt;<text:tab/>VECTOR</text:span></text:p>
      <text:p text:style-name="P17"><text:span text:style-name="T19"><text:tab/>&lt;VALID-TYPE? FOO&gt;<text:tab/><text:tab/>--&gt;<text:tab/>#FALSE<text:line-break/><text:tab/>&lt;NEWTYPE FOO FIX&gt;<text:line-break/><text:tab/>&lt;VALID-TYPE? FOO&gt;<text:tab/><text:tab/>--&gt;<text:tab/>FOO</text:span></text:p>
      <text:list xml:id="list84752614716077" text:continue-numbering="true" text:style-name="WWNum4">
        <text:list-item>
          <text:list>
            <text:list-item>
              <text:list>
                <text:list-item>
                  <text:p text:style-name="P94"><text:bookmark text:name="_3xzr3ei"/><text:span text:style-name="T24">VALUE</text:span></text:p>
                </text:list-item>
              </text:list>
            </text:list-item>
          </text:list>
        </text:list-item>
      </text:list>
      <text:p text:style-name="P39"><text:span text:style-name="T15">&lt;VALUE atom [environment]&gt;</text:span></text:p>
      <text:p text:style-name="P40"/>
      <text:p text:style-name="P39"><text:span text:style-name="T15">MDL builtin</text:span></text:p>
      <text:p text:style-name="P21"/>
      <text:p text:style-name="P14"><text:span text:style-name="T19">VALUE</text:span><text:span text:style-name="T3"> </text:span>returns<text:span text:style-name="T3"> the value of an </text:span><text:span text:style-name="T7">atom</text:span><text:span text:style-name="T3">. If <text:s/>the</text:span><text:span text:style-name="T8"> atom</text:span><text:span text:style-name="T3"> has an </text:span><text:span text:style-name="T7">LVAL</text:span><text:span text:style-name="T3"> then the </text:span><text:span text:style-name="T7">LVAL</text:span><text:span text:style-name="T3"> is returned, otherwise the </text:span><text:span text:style-name="T7">GVAL</text:span><text:span text:style-name="T3"> of the </text:span><text:span text:style-name="T7">atom</text:span><text:span text:style-name="T3"> is returned.</text:span></text:p>
      <text:p text:style-name="P14"><text:span text:style-name="T3">It i</text:span>s<text:span text:style-name="T3"> possible to supply an environment for </text:span><text:span text:style-name="T19">VALUE</text:span><text:span text:style-name="T3">. See </text:span><text:span text:style-name="T7">EVAL</text:span><text:span text:style-name="T3"> for more about the </text:span><text:span text:style-name="T7">environment</text:span><text:span text:style-name="T3">.</text:span></text:p>
      <text:p text:style-name="P14"><text:span text:style-name="T3">Example:</text:span></text:p>
      <text:p text:style-name="P14"><text:span text:style-name="T7"><text:tab/>&lt;SETG X 3&gt;<text:line-break/><text:tab/>&lt;SET X 4&gt;<text:line-break/><text:tab/>&lt;VALUE X&gt;<text:tab/><text:tab/><text:tab/>;"--&gt; 4<text:line-break/><text:tab/>&lt;UNASSIGN X&gt;<text:line-break/><text:tab/>&lt;VALUE X&gt;<text:tab/><text:tab/><text:tab/>;"--&gt; 3</text:span></text:p>
      <text:list xml:id="list84752450670369" text:continue-numbering="true" text:style-name="WWNum4">
        <text:list-item>
          <text:list>
            <text:list-item>
              <text:list>
                <text:list-item>
                  <text:p text:style-name="P94"><text:bookmark text:name="_2d51dmb"/><text:span text:style-name="T24">VECTOR</text:span></text:p>
                </text:list-item>
              </text:list>
            </text:list-item>
          </text:list>
        </text:list-item>
      </text:list>
      <text:p text:style-name="P39"><text:span text:style-name="T15">&lt;VECTOR values ...&gt;</text:span></text:p>
      <text:p text:style-name="P39"><text:span text:style-name="T15">[values ...]<text:tab/><text:tab/><text:tab/><text:tab/>;"Alternative syntax"</text:span></text:p>
      <text:p text:style-name="P40"/>
      <text:p text:style-name="P39"><text:span text:style-name="T15">MDL builtin</text:span></text:p>
      <text:p text:style-name="P40"/>
      <text:p text:style-name="P14"><text:span text:style-name="T3">This returns a </text:span><text:span text:style-name="T19">VECTOR</text:span><text:span text:style-name="T3"> of containing </text:span><text:span text:style-name="T7">values</text:span><text:span text:style-name="T3">.</text:span></text:p>
      <text:p text:style-name="P14"><text:span text:style-name="T3">A </text:span><text:span text:style-name="T19">VECTOR</text:span> <text:span text:style-name="T3">is a collection of items that occupies a </text:span>continuous<text:span text:style-name="T3"> block of memory. This makes it easy to traverse a </text:span><text:span text:style-name="T19">VECTOR</text:span> <text:span text:style-name="T3">both forward and backward but costly to add or insert items in the </text:span><text:span text:style-name="T19">VECTOR</text:span><text:span text:style-name="T3">. See more about </text:span><text:span text:style-name="T7">VECTOR</text:span><text:span text:style-name="T3"> structure in </text:span><text:span text:style-name="T2">The MDL Programming Language, Appendix 1</text:span><text:span text:style-name="T3">.</text:span></text:p>
      <text:p text:style-name="P14"><text:span text:style-name="T3">Note that in MDL there is another type of vector, </text:span><text:span text:style-name="T7">UVECTOR</text:span><text:span text:style-name="T3"> (uniform vector). In an </text:span><text:span text:style-name="T7">UVECTOR</text:span><text:span text:style-name="T3"> every item is of the same TYPE which makes an </text:span><text:span text:style-name="T7">UVECTOR</text:span><text:span text:style-name="T3"> more space efficient. ZILF does not support </text:span><text:span text:style-name="T8">UVECTOR</text:span><text:span text:style-name="T3"> but treats short form definitions of </text:span>an<text:span text:style-name="T3"> </text:span><text:span text:style-name="T7">UVECTOR</text:span><text:span text:style-name="T3"> as a ordinary </text:span><text:span text:style-name="T7">VECTOR</text:span><text:span text:style-name="T3"> </text:span></text:p>
      <text:p text:style-name="P57"><text:span text:style-name="T3">(</text:span><text:span text:style-name="T7">![1 2 3!] --&gt; [1 2 3]</text:span><text:span text:style-name="T3">).</text:span></text:p>
      <text:p text:style-name="P14"><text:span text:style-name="T3">Examples:</text:span></text:p>
      <text:p text:style-name="P43"><text:span text:style-name="T7"><text:tab/>&lt;VECTOR 1 2 "AB" !\C&gt;<text:tab/>--&gt;<text:tab/>[1 2 "AB" !\C]<text:line-break/><text:tab/>[1 2 "AB" !\C]<text:tab/><text:tab/><text:tab/>--&gt;<text:tab/>[1 2 "AB" !\C]<text:line-break/><text:line-break/><text:tab/>&lt;TYPE ![1 2 3!]&gt;<text:tab/><text:tab/>--&gt;<text:tab/>VECTOR (in ZILF)<text:line-break/><text:tab/><text:tab/><text:tab/><text:tab/><text:tab/><text:tab/><text:tab/>UVECTOR (in MDL)</text:span></text:p>
      <text:list xml:id="list84752531349094" text:continue-numbering="true" text:style-name="WWNum4">
        <text:list-item>
          <text:list>
            <text:list-item>
              <text:list>
                <text:list-item>
                  <text:p text:style-name="P94"><text:bookmark text:name="_sabnu4"/><text:span text:style-name="T24">VERB-SYNONYM</text:span></text:p>
                </text:list-item>
              </text:list>
            </text:list-item>
          </text:list>
        </text:list-item>
      </text:list>
      <text:p text:style-name="P39"><text:soft-page-break/><text:span text:style-name="T15">&lt;VERB-SYNONYM original synonyms ...&gt;</text:span></text:p>
      <text:list xml:id="list84753529121617" text:continue-numbering="true" text:style-name="WWNum4">
        <text:list-item>
          <text:list>
            <text:list-item>
              <text:list>
                <text:list-item>
                  <text:p text:style-name="P94"><text:bookmark text:name="_3c9z6hx"/><text:span text:style-name="T24">VERSION</text:span></text:p>
                </text:list-item>
              </text:list>
            </text:list-item>
          </text:list>
        </text:list-item>
      </text:list>
      <text:p text:style-name="P39"><text:span text:style-name="T15">&lt;VERSION {ZIP | EZIP | XZIP | YZIP | number} [TIME]&gt;</text:span></text:p>
      <text:p text:style-name="P40"/>
      <text:p text:style-name="P39"><text:span text:style-name="T15">ZIL library</text:span></text:p>
      <text:p text:style-name="P21"/>
      <text:p text:style-name="P14"><text:span text:style-name="T3">This </text:span>tells<text:span text:style-name="T3"> the compiler which Z-machine version that this program is targeting. </text:span></text:p>
      <text:p text:style-name="P21"/>
      <table:table table:name="Table7" table:style-name="Table7">
        <table:table-column table:style-name="Table7.A"/>
        <table:table-column table:style-name="Table7.B"/>
        <table:table-row table:style-name="Table7.1">
          <table:table-cell table:style-name="Table7.A1" office:value-type="string">
            <text:p text:style-name="P25"><text:span text:style-name="T3">Version</text:span></text:p>
          </table:table-cell>
          <table:table-cell table:style-name="Table7.B1" office:value-type="string">
            <text:p text:style-name="P25"><text:span text:style-name="T3">Description</text:span></text:p>
          </table:table-cell>
        </table:table-row>
        <table:table-row table:style-name="Table7.1">
          <table:table-cell table:style-name="Table7.A1" office:value-type="string">
            <text:p text:style-name="P27"><text:span text:style-name="T7">3 or ZIP</text:span></text:p>
          </table:table-cell>
          <table:table-cell table:style-name="Table7.B1" office:value-type="string">
            <text:p text:style-name="P27"><text:span text:style-name="T3">Version 3 (file extension *.z3). </text:span>Almost<text:span text:style-name="T3"> all classical Infocom games </text:span>are in<text:span text:style-name="T3"> this version. You are limited to 255 objects (rooms+items) and the game can't be bigger than 128K.</text:span></text:p>
          </table:table-cell>
        </table:table-row>
        <table:table-row table:style-name="Table7.1">
          <table:table-cell table:style-name="Table7.A1" office:value-type="string">
            <text:p text:style-name="P27"><text:span text:style-name="T7">4 or EZIP</text:span></text:p>
          </table:table-cell>
          <table:table-cell table:style-name="Table7.B1" office:value-type="string">
            <text:p text:style-name="P27"><text:span text:style-name="T3">Version 4 (file extension *.z4). Infocom's "plus" games – AMFV, </text:span>Bureaucracy<text:span text:style-name="T3">, Nord and Bert... and Trinity. This format supports 65535 objects and a game size up to 256K.</text:span></text:p>
          </table:table-cell>
        </table:table-row>
        <table:table-row table:style-name="Table7.1">
          <table:table-cell table:style-name="Table7.A1" office:value-type="string">
            <text:p text:style-name="P27"><text:span text:style-name="T7">5 or XZIP</text:span></text:p>
          </table:table-cell>
          <table:table-cell table:style-name="Table7.B1" office:value-type="string">
            <text:p text:style-name="P27"><text:span text:style-name="T3">Version 5 (file extension *.z5). Infocom's Beyond Zork, Border Zone, Sherlock and the Solid Gold versions of older games. This version </text:span>adds<text:span text:style-name="T3"> things like UNDO, COLOR and timed input. This format supports 65535 objects and a game size up to 256K.</text:span></text:p>
          </table:table-cell>
        </table:table-row>
        <table:table-row table:style-name="Table7.1">
          <table:table-cell table:style-name="Table7.A1" office:value-type="string">
            <text:p text:style-name="P27"><text:span text:style-name="T7">6 or YZIP</text:span></text:p>
          </table:table-cell>
          <table:table-cell table:style-name="Table7.B1" office:value-type="string">
            <text:p text:style-name="P27"><text:span text:style-name="T3">Version 6 (file extension *.z6). Infocom's Arthur, Journey, </text:span>Shogun<text:span text:style-name="T3"> and Zork Zero. This version primarily </text:span>adds<text:span text:style-name="T3"> graphics. This version </text:span>supports<text:span text:style-name="T3"> game size up to 512K.</text:span></text:p>
          </table:table-cell>
        </table:table-row>
        <table:table-row table:style-name="Table7.1">
          <table:table-cell table:style-name="Table7.A1" office:value-type="string">
            <text:p text:style-name="P27"><text:span text:style-name="T7">7</text:span></text:p>
          </table:table-cell>
          <table:table-cell table:style-name="Table7.B1" office:value-type="string">
            <text:p text:style-name="P27"><text:span text:style-name="T3">Version 7 (file extension *.z7). Post Infocom version. This version </text:span>supports<text:span text:style-name="T3"> game size up to 512K. Rarely used version that is </text:span>superseded<text:span text:style-name="T3"> by version 8.</text:span></text:p>
          </table:table-cell>
        </table:table-row>
        <table:table-row table:style-name="Table7.1">
          <table:table-cell table:style-name="Table7.A1" office:value-type="string">
            <text:p text:style-name="P27"><text:span text:style-name="T7">8</text:span></text:p>
          </table:table-cell>
          <table:table-cell table:style-name="Table7.B1" office:value-type="string">
            <text:p text:style-name="P27"><text:span text:style-name="T3">Version 8 (file extension *.z8). Post Infocom version. This version </text:span>supports<text:span text:style-name="T3"> game size up to 512K.</text:span></text:p>
          </table:table-cell>
        </table:table-row>
      </table:table>
      <text:p text:style-name="P12"/>
      <text:p text:style-name="P14"><text:span text:style-name="T3">In version </text:span><text:span text:style-name="T7">ZIP</text:span><text:span text:style-name="T3"> the status line is drawn by the interpreter and the argument </text:span><text:span text:style-name="T7">TIME</text:span><text:span text:style-name="T3"> specifies that the status line should display hh:mm instead of score and moves. Global variable 2, usually </text:span><text:span text:style-name="T7">SCORE</text:span><text:span text:style-name="T3">, <text:s/>holds the hour-part and global variable 3, usually </text:span><text:span text:style-name="T7">MOVES</text:span><text:span text:style-name="T3">, </text:span>holds<text:span text:style-name="T3"> the minute-part.</text:span></text:p>
      <text:p text:style-name="P14"><text:span text:style-name="T3">Examples:</text:span></text:p>
      <text:p text:style-name="P14"><text:span text:style-name="T7"><text:tab/>&lt;VERSION XZIP&gt;<text:tab/><text:tab/>;"Target Z-machine version 5"</text:span></text:p>
      <text:p text:style-name="P14"><text:span text:style-name="T7"><text:tab/>&lt;VERSION 8&gt;<text:tab/><text:tab/>;"Target Z-machine version 8"</text:span></text:p>
      <text:p text:style-name="P14"><text:span text:style-name="T7"><text:tab/>&lt;VERSION ZIP TIME&gt;<text:tab/>;"Target Z-machine version 3 with hh:mm"<text:line-break/><text:tab/>&lt;ROUTINE GO ()<text:line-break/><text:tab/><text:tab/>&lt;SETG SCORE 13&gt;;"Game starting 13:30"<text:line-break/><text:tab/><text:tab/>&lt;SETG MOVES 30&gt;<text:line-break/><text:tab/>&gt;</text:span></text:p>
      <text:list xml:id="list84752464695287" text:continue-numbering="true" text:style-name="WWNum4">
        <text:list-item>
          <text:list>
            <text:list-item>
              <text:list>
                <text:list-item>
                  <text:p text:style-name="P94"><text:bookmark text:name="_1rf9gpq"/><text:span text:style-name="T24">VERSION?</text:span></text:p>
                </text:list-item>
              </text:list>
            </text:list-item>
          </text:list>
        </text:list-item>
      </text:list>
      <text:p text:style-name="P39"><text:span text:style-name="T15">&lt;VERSION? (version-spec body ...) ...&gt;</text:span></text:p>
      <text:p text:style-name="P40"/>
      <text:p text:style-name="P39"><text:span text:style-name="T15">ZIL library</text:span></text:p>
      <text:p text:style-name="P40"/>
      <text:p text:style-name="P14"><text:span text:style-name="T7">VERSION?</text:span><text:span text:style-name="T3"> Tell the compiler to use different code-blocks depending on the setting of </text:span><text:span text:style-name="T7">VERSION</text:span><text:span text:style-name="T3">. The </text:span><text:span text:style-name="T7">version-spec</text:span><text:span text:style-name="T3"> can be:<text:line-break/><text:tab/>3<text:tab/>ZIP<text:tab/><text:tab/>4<text:tab/>EZIP<text:line-break/><text:tab/>5<text:tab/>XZIP<text:line-break/><text:tab/>6<text:tab/>YZIP<text:line-break/><text:tab/>7<text:line-break/><text:tab/>8<text:line-break/><text:tab/><text:tab/>ELSE/T<text:line-break/>Example:</text:span></text:p>
      <text:p text:style-name="P14"><text:span text:style-name="T7"><text:tab/>&lt;VERSION?<text:line-break/><text:tab/><text:tab/>(ZIP &lt;ROUTINE RTN-ZIP () ...&gt;)<text:line-break/><text:tab/><text:tab/>(XZIP &lt;ROUTINE RTN-XZIP () ...&gt;)<text:line-break/><text:tab/><text:tab/>(ELSE &lt;ROUTINE RTN-OTHER () ...&gt;)<text:line-break/><text:tab/>&gt;</text:span></text:p>
      <text:list xml:id="list84752000079295" text:continue-numbering="true" text:style-name="WWNum4">
        <text:list-item>
          <text:list>
            <text:list-item>
              <text:list>
                <text:list-item>
                  <text:p text:style-name="P94"><text:bookmark text:name="_4bewzdj"/><text:span text:style-name="T24">VOC</text:span></text:p>
                </text:list-item>
              </text:list>
            </text:list-item>
          </text:list>
        </text:list-item>
      </text:list>
      <text:p text:style-name="P39"><text:span text:style-name="T15">&lt;VOC string [part-of-speech]&gt;</text:span></text:p>
      <text:p text:style-name="P95"><text:bookmark text:name="_3x3pvmcunlrd"/>WARN-AS-ERROR?</text:p>
      <text:p text:style-name="Standard"><text:tab/><text:span text:style-name="T19">&lt;WARN-AS-ERROR? value&gt;<text:line-break/><text:line-break/><text:tab/>ZILF compiler directive</text:span></text:p>
      <text:p text:style-name="P3"/>
      <text:p text:style-name="P38">[<text:span text:style-name="T14">See MetaTests.cs</text:span>]</text:p>
      <text:p text:style-name="P95"><text:bookmark text:name="_m3ye0kwa1dbk"/>XFLOAD</text:p>
      <text:p text:style-name="P39"><text:span text:style-name="T19">&lt;XFLOAD filename&gt;</text:span></text:p>
      <text:p text:style-name="P41"><text:soft-page-break/></text:p>
      <text:p text:style-name="P39"><text:span text:style-name="T19">ZIL library</text:span></text:p>
      <text:p text:style-name="P41"/>
      <text:list xml:id="list84752691936482" text:continue-numbering="true" text:style-name="WWNum4">
        <text:list-item>
          <text:list>
            <text:list-item>
              <text:list>
                <text:list-item>
                  <text:p text:style-name="P62"><text:span text:style-name="T27">ZILF ignores all but the first argument and treats </text:span><text:span text:style-name="T19">XFLOAD</text:span><text:span text:style-name="T27"> as an alias to </text:span><text:span text:style-name="T19">INSERT-FILE</text:span><text:span text:style-name="T27">.</text:span></text:p>
                </text:list-item>
                <text:list-item>
                  <text:p text:style-name="P94"><text:bookmark text:name="_61qomf484he5"/><text:span text:style-name="T24">XORB</text:span></text:p>
                </text:list-item>
              </text:list>
            </text:list-item>
          </text:list>
        </text:list-item>
      </text:list>
      <text:p text:style-name="P39"><text:span text:style-name="T15">&lt;XORB numbers ...&gt;</text:span></text:p>
      <text:p text:style-name="P40"/>
      <text:p text:style-name="P39"><text:span text:style-name="T15">MDL builtin</text:span></text:p>
      <text:p text:style-name="P40"/>
      <text:p text:style-name="P14"><text:span text:style-name="T3">Bitwise exclusive "or".</text:span></text:p>
      <text:p text:style-name="P14"><text:span text:style-name="T3">Examples:</text:span></text:p>
      <text:p text:style-name="P14"><text:span text:style-name="T3"><text:tab/></text:span><text:span text:style-name="T7">&lt;XORB 250 245&gt;<text:tab/>--&gt;<text:tab/>11111010 XOR 11110101 = 00001111 (15)</text:span></text:p>
      <text:list xml:id="list84752701673356" text:continue-numbering="true" text:style-name="WWNum4">
        <text:list-item>
          <text:list>
            <text:list-item>
              <text:list>
                <text:list-item>
                  <text:p text:style-name="P94"><text:bookmark text:name="_15phjt5"/><text:span text:style-name="T24">ZGET</text:span></text:p>
                </text:list-item>
              </text:list>
            </text:list-item>
          </text:list>
        </text:list-item>
      </text:list>
      <text:p text:style-name="P39"><text:span text:style-name="T15">&lt;ZGET table index&gt;</text:span></text:p>
      <text:p text:style-name="P40"/>
      <text:p text:style-name="P39"><text:span text:style-name="T15">ZIL libarary</text:span></text:p>
      <text:p text:style-name="P40"/>
      <text:p text:style-name="P14"><text:span text:style-name="T3">Returns WORD-record (2 bytes) stored at </text:span><text:span text:style-name="T7">index</text:span><text:span text:style-name="T3">.</text:span></text:p>
      <text:p text:style-name="P14"><text:span text:style-name="T7">TABLE</text:span><text:span text:style-name="T3"> </text:span>is a ZIL-specific<text:span text:style-name="T3"> structure that can be used both outside and inside ROUTINES. </text:span><text:span text:style-name="T7">ZGET</text:span><text:span text:style-name="T3"> is equivalent to the Z-code builtin </text:span><text:span text:style-name="T7">GET</text:span><text:span text:style-name="T3">. </text:span></text:p>
      <text:p text:style-name="P14"><text:span text:style-name="T3">Also see </text:span><text:span text:style-name="T7">GETB</text:span><text:span text:style-name="T3">, </text:span><text:span text:style-name="T7">PUTB</text:span><text:span text:style-name="T3">, </text:span><text:span text:style-name="T7">ZPUT</text:span><text:span text:style-name="T3"> and </text:span><text:span text:style-name="T7">ZREST</text:span><text:span text:style-name="T3">.</text:span></text:p>
      <text:p text:style-name="P14"><text:span text:style-name="T3">Example:</text:span></text:p>
      <text:p text:style-name="P14"><text:span text:style-name="T7"><text:tab/>&lt;ZGET &lt;TABLE 0 1 2 3&gt; 2&gt;<text:tab/><text:tab/>--&gt;<text:tab/>2</text:span></text:p>
      <text:list xml:id="list84753394962891" text:continue-numbering="true" text:style-name="WWNum4">
        <text:list-item>
          <text:list>
            <text:list-item>
              <text:list>
                <text:list-item>
                  <text:p text:style-name="P94"><text:bookmark text:name="_3pp52gy"/><text:span text:style-name="T24">ZIP-OPTIONS</text:span></text:p>
                </text:list-item>
              </text:list>
            </text:list-item>
          </text:list>
        </text:list-item>
      </text:list>
      <text:p text:style-name="P39"><text:span text:style-name="T15">&lt;ZIP-OPTIONS {COLOR | MOUSE | UNDO | DISPLAY | SOUND </text:span></text:p>
      <text:p text:style-name="P39"><text:span text:style-name="T15"><text:tab/><text:tab/><text:tab/>| MENU} ...&gt;</text:span></text:p>
      <text:p text:style-name="P95"><text:bookmark text:name="_ywjsywklgkdy"/>ZPACKAGE</text:p>
      <text:list xml:id="list84752842408469" text:continue-numbering="true" text:style-name="WWNum4">
        <text:list-item>
          <text:list>
            <text:list-item>
              <text:list>
                <text:list-item>
                  <text:p text:style-name="P8"><text:span text:style-name="T19">&lt;ZPACKAGE package-name&gt;<text:line-break/><text:line-break/>ZIL library</text:span></text:p>
                </text:list-item>
                <text:list-item>
                  <text:p text:style-name="P2"/>
                </text:list-item>
              </text:list>
            </text:list-item>
          </text:list>
        </text:list-item>
      </text:list>
      <text:p text:style-name="P38"><text:span text:style-name="T19">ZPACKAGE</text:span> is an alias to <text:span text:style-name="T19">PACKAGE</text:span>.</text:p>
      <text:list xml:id="list84753573392393" text:continue-numbering="true" text:style-name="WWNum4">
        <text:list-item>
          <text:list>
            <text:list-item>
              <text:list>
                <text:list-item>
                  <text:p text:style-name="P94"><text:bookmark text:name="_t3zlmykriflu"/><text:span text:style-name="T24">ZPUT</text:span></text:p>
                </text:list-item>
              </text:list>
            </text:list-item>
          </text:list>
        </text:list-item>
      </text:list>
      <text:p text:style-name="P39"><text:span text:style-name="T15">&lt;ZPUT table index new-value&gt;</text:span></text:p>
      <text:p text:style-name="P40"/>
      <text:p text:style-name="P39"><text:span text:style-name="T15">ZIL library</text:span></text:p>
      <text:p text:style-name="P40"/>
      <text:p text:style-name="P14"><text:span text:style-name="T3">Put a 16-bit WORD </text:span><text:span text:style-name="T7">new-value</text:span><text:span text:style-name="T3"> in the </text:span><text:span text:style-name="T7">table</text:span><text:span text:style-name="T3"> at word position </text:span><text:span text:style-name="T7">index</text:span><text:span text:style-name="T3">. Actual address is table-address+index*2.</text:span></text:p>
      <text:p text:style-name="P14"><text:span text:style-name="T7">TABLE</text:span><text:span text:style-name="T3"> </text:span>is a ZIL-specific<text:span text:style-name="T3"> structure that can be used both outside and inside </text:span><text:span text:style-name="T7">ROUTINES</text:span><text:span text:style-name="T3">. </text:span><text:span text:style-name="T7">ZPUT</text:span><text:span text:style-name="T3"> is equivalent to the Z-code builtin </text:span><text:span text:style-name="T7">PUT</text:span><text:span text:style-name="T3">. </text:span></text:p>
      <text:p text:style-name="P14"><text:soft-page-break/><text:span text:style-name="T3">Also see </text:span><text:span text:style-name="T7">GETB</text:span><text:span text:style-name="T3">, </text:span><text:span text:style-name="T7">PUTB</text:span><text:span text:style-name="T3">, </text:span><text:span text:style-name="T7">ZGET</text:span><text:span text:style-name="T3"> and </text:span><text:span text:style-name="T7">ZREST</text:span><text:span text:style-name="T3">.</text:span></text:p>
      <text:p text:style-name="P14"><text:span text:style-name="T3">Examples:</text:span></text:p>
      <text:p text:style-name="P14"><text:span text:style-name="T7"><text:tab/>&lt;ZPUT ,MYTABLE 1 123&gt;<text:tab/>--&gt; <text:tab/>Stores 123 at position 1 <text:line-break/><text:tab/><text:tab/><text:tab/><text:tab/><text:tab/><text:tab/><text:tab/>in MYTABLE</text:span></text:p>
      <text:list xml:id="list84751772298583" text:continue-numbering="true" text:style-name="WWNum4">
        <text:list-item>
          <text:list>
            <text:list-item>
              <text:list>
                <text:list-item>
                  <text:p text:style-name="P94"><text:bookmark text:name="_jzpmwk"/><text:span text:style-name="T24">ZREST</text:span></text:p>
                </text:list-item>
              </text:list>
            </text:list-item>
          </text:list>
        </text:list-item>
      </text:list>
      <text:p text:style-name="P39"><text:span text:style-name="T15">&lt;ZREST table bytes&gt;</text:span></text:p>
      <text:p text:style-name="P40"/>
      <text:p text:style-name="P39"><text:span text:style-name="T15">ZIL library</text:span></text:p>
      <text:p text:style-name="P40"/>
      <text:p text:style-name="P14"><text:span text:style-name="T3">Return </text:span><text:span text:style-name="T7">table</text:span><text:span text:style-name="T3"> without its first </text:span><text:span text:style-name="T7">bytes</text:span><text:span text:style-name="T3">. Note that this is not a copy of the </text:span><text:span text:style-name="T7">table</text:span><text:span text:style-name="T3">, it is pointing to the same </text:span><text:span text:style-name="T7">table</text:span><text:span text:style-name="T3"> with another starting address. </text:span></text:p>
      <text:p text:style-name="P14"><text:span text:style-name="T7">TABLE</text:span><text:span text:style-name="T3"> </text:span>is a ZIL-specific<text:span text:style-name="T3"> structure that can be used both outside and inside </text:span><text:span text:style-name="T7">ROUTINES</text:span><text:span text:style-name="T3">. </text:span><text:span text:style-name="T7">ZREST</text:span><text:span text:style-name="T3"> is equivalent to the Z-code builtin </text:span><text:span text:style-name="T7">REST</text:span><text:span text:style-name="T3">. </text:span></text:p>
      <text:p text:style-name="P14"><text:span text:style-name="T3">Also see </text:span><text:span text:style-name="T7">GETB</text:span><text:span text:style-name="T3">, </text:span><text:span text:style-name="T7">PUTB</text:span><text:span text:style-name="T3">, </text:span><text:span text:style-name="T7">ZGET</text:span><text:span text:style-name="T3"> and </text:span><text:span text:style-name="T7">ZPUT</text:span><text:span text:style-name="T3">.</text:span></text:p>
      <text:p text:style-name="P14"><text:span text:style-name="T3">Example:</text:span></text:p>
      <text:p text:style-name="P43"><text:span text:style-name="T7">&lt;SETG TBL1 &lt;TABLE 1 2 3 4&gt;&gt;<text:tab/><text:tab/>--&gt;<text:tab/>TBL1 = [1 2 3 4]<text:line-break/>&lt;SETG TBL2 &lt;ZREST ,TBL1 2&gt;&gt;<text:tab/><text:tab/>--&gt;<text:tab/>TBL2 = [2 3 4]<text:line-break/><text:tab/><text:tab/><text:tab/><text:tab/><text:tab/><text:tab/><text:tab/><text:tab/><text:tab/>Move 2 because<text:line-break/><text:tab/><text:tab/><text:tab/><text:tab/><text:tab/><text:tab/><text:tab/><text:tab/><text:tab/>WORD-table!<text:line-break/>&lt;ZPUT ,TBL2 0 5&gt;<text:tab/><text:tab/><text:tab/><text:tab/>--&gt;<text:tab/>TBL1 = [1 5 3 4],<text:line-break/><text:tab/><text:tab/><text:tab/><text:tab/><text:tab/><text:tab/><text:tab/><text:tab/><text:tab/>TBL2 = [5 3 4]</text:span></text:p>
      <text:list xml:id="list84752110547080" text:continue-numbering="true" text:style-name="WWNum4">
        <text:list-item>
          <text:list>
            <text:list-item>
              <text:list>
                <text:list-item>
                  <text:p text:style-name="P94"><text:bookmark text:name="_33zd5kd"/>ZSECTION</text:p>
                </text:list-item>
                <text:list-item>
                  <text:p text:style-name="P8"><text:span text:style-name="T19">&lt;ZSECTION package-name&gt;<text:line-break/><text:line-break/>ZIL library</text:span></text:p>
                </text:list-item>
                <text:list-item>
                  <text:p text:style-name="P4"/>
                </text:list-item>
              </text:list>
            </text:list-item>
          </text:list>
        </text:list-item>
      </text:list>
      <text:p text:style-name="P17"><text:span text:style-name="T19">ZSECTION</text:span> is an alias to <text:span text:style-name="T19">DEFINITIONS</text:span>.</text:p>
      <text:list xml:id="list84753839879759" text:continue-numbering="true" text:style-name="WWNum4">
        <text:list-item>
          <text:list>
            <text:list-item>
              <text:list>
                <text:list-item>
                  <text:p text:style-name="P94"><text:bookmark text:name="_pz3bxyvddut7"/><text:span text:style-name="T24">ZSTART</text:span></text:p>
                </text:list-item>
              </text:list>
            </text:list-item>
          </text:list>
        </text:list-item>
      </text:list>
      <text:p text:style-name="P39"><text:span text:style-name="T15">&lt;ZSTART atom&gt;</text:span></text:p>
      <text:p text:style-name="P40"/>
      <text:p text:style-name="P39"><text:span text:style-name="T15">ZIL library</text:span></text:p>
      <text:p text:style-name="P40"/>
      <text:p text:style-name="P14"><text:span text:style-name="T3">Default starting </text:span><text:span text:style-name="T7">ROUTINE</text:span><text:span text:style-name="T3"> for a compiled ZIL program is the </text:span><text:span text:style-name="T7">ROUTINE</text:span><text:span text:style-name="T3"> </text:span><text:span text:style-name="T7">GO</text:span><text:span text:style-name="T3">. </text:span><text:span text:style-name="T7">ZSTART</text:span><text:span text:style-name="T3"> can move to ZIL entry point to another </text:span><text:span text:style-name="T7">ROUTINE</text:span><text:span text:style-name="T3">.</text:span></text:p>
      <text:p text:style-name="P14"><text:span text:style-name="T3">Example:</text:span></text:p>
      <text:p text:style-name="P14"><text:span text:style-name="T3"><text:tab/></text:span><text:span text:style-name="T7">&lt;ZSTART MAIN&gt;<text:tab/>--&gt;<text:tab/>Starts with ROUTINE MAIN instead of GO</text:span></text:p>
      <text:list xml:id="list84753559142221" text:continue-numbering="true" text:style-name="WWNum4">
        <text:list-item>
          <text:list>
            <text:list-item>
              <text:list>
                <text:list-item>
                  <text:p text:style-name="P91"><text:bookmark text:name="_bszx47zazyks"/>ZSTR-OFF</text:p>
                </text:list-item>
              </text:list>
            </text:list-item>
          </text:list>
        </text:list-item>
      </text:list>
      <text:p text:style-name="P39"><text:span text:style-name="T19">&lt;ZSTR-OFF&gt;</text:span></text:p>
      <text:p text:style-name="P41"/>
      <text:p text:style-name="P39"><text:span text:style-name="T19">ZIL library</text:span></text:p>
      <text:p text:style-name="P41"/>
      <text:p text:style-name="P14">ZILF ignores this and always returns <text:span text:style-name="T19">FALSE</text:span>.</text:p>
      <text:list xml:id="list84753192957415" text:continue-numbering="true" text:style-name="WWNum4">
        <text:list-item>
          <text:list>
            <text:list-item>
              <text:list>
                <text:list-item>
                  <text:p text:style-name="P91"><text:bookmark text:name="_iulduu9el473"/>ZSTR-ON</text:p>
                </text:list-item>
              </text:list>
            </text:list-item>
          </text:list>
        </text:list-item>
      </text:list>
      <text:p text:style-name="P39"><text:span text:style-name="T19">&lt;ZSTR-ON&gt;</text:span></text:p>
      <text:p text:style-name="P41"/>
      <text:p text:style-name="P39"><text:span text:style-name="T19">ZIL library</text:span></text:p>
      <text:p text:style-name="P41"/>
      <text:p text:style-name="P14"><text:soft-page-break/>ZILF ignores this and always returns <text:span text:style-name="T19">FALSE</text:span>.</text:p>
      <text:p text:style-name="P90"><text:bookmark text:name="_e8lte2wqvsv9"/>ZZPACKAGE</text:p>
      <text:list xml:id="list84751980727237" text:continue-numbering="true" text:style-name="WWNum4">
        <text:list-item>
          <text:list>
            <text:list-item>
              <text:list>
                <text:list-item>
                  <text:p text:style-name="P8"><text:span text:style-name="T19">&lt;ZZPACKAGE package-name&gt;<text:line-break/><text:line-break/>ZIL library</text:span></text:p>
                </text:list-item>
                <text:list-item>
                  <text:p text:style-name="P5"/>
                </text:list-item>
                <text:list-item>
                  <text:p text:style-name="P62"><text:span text:style-name="T19">ZZPACKAGE</text:span><text:span text:style-name="T27"> is an alias to </text:span><text:span text:style-name="T19">PACKAGE</text:span><text:span text:style-name="T27">.</text:span></text:p>
                </text:list-item>
                <text:list-item>
                  <text:p text:style-name="P91"><text:bookmark text:name="_x1gn6x1zsmpw"/>ZZSECTION</text:p>
                </text:list-item>
                <text:list-item>
                  <text:p text:style-name="P8"><text:span text:style-name="T19">&lt;ZZSECTION package-name&gt;<text:line-break/><text:line-break/>ZIL library</text:span></text:p>
                </text:list-item>
                <text:list-item>
                  <text:p text:style-name="P4"/>
                </text:list-item>
              </text:list>
            </text:list-item>
          </text:list>
        </text:list-item>
      </text:list>
      <text:p text:style-name="P14"><text:span text:style-name="T19">ZZSECTION</text:span> is an alias to <text:span text:style-name="T19">DEFINITIONS</text:span>.</text:p>
      <text:list xml:id="list84753135365214" text:continue-numbering="true" text:style-name="WWNum4">
        <text:list-item>
          <text:list>
            <text:list-item>
              <text:p text:style-name="P85"><text:bookmark text:name="_1j4nfs6"/>Z-code builtins (use inside ROUTINE)</text:p>
            </text:list-item>
          </text:list>
        </text:list-item>
      </text:list>
      <text:p text:style-name="P14"><text:span text:style-name="T3">Sources:</text:span></text:p>
      <text:p text:style-name="P14"><text:span text:style-name="T2"><text:tab/>The Z-Machine Standards Document, Graham Nelson</text:span></text:p>
      <text:p text:style-name="P14"><text:span text:style-name="T2"><text:tab/> The Inform Designer’s Manual, Graham Nelson</text:span></text:p>
      <text:p text:style-name="P14"><text:span text:style-name="T2"><text:tab/>ZIL Language Guide, Jesse McGrew</text:span></text:p>
      <text:list xml:id="list84752303430652" text:continue-numbering="true" text:style-name="WWNum4">
        <text:list-item>
          <text:list>
            <text:list-item>
              <text:list>
                <text:list-item>
                  <text:p text:style-name="P91"><text:bookmark text:name="_434ayfz"/>*, MUL</text:p>
                </text:list-item>
              </text:list>
            </text:list-item>
          </text:list>
        </text:list-item>
      </text:list>
      <text:p text:style-name="P39"><text:span text:style-name="T15">&lt;* numbers ...&gt;<text:line-break/>&lt;MUL numbers ...&gt;<text:tab/><text:tab/>;"Alternative syntax"</text:span></text:p>
      <text:p text:style-name="P40"/>
      <text:p text:style-name="P39"><text:span text:style-name="T17">Zapf syntax<text:tab/><text:tab/>Inform syntax</text:span></text:p>
      <text:p text:style-name="P39"><text:span text:style-name="T15">MUL<text:tab/><text:tab/><text:tab/><text:tab/>mul</text:span></text:p>
      <text:p text:style-name="P40"/>
      <text:p text:style-name="P14"><text:span text:style-name="T3">Multiply </text:span><text:span text:style-name="T7">numbers</text:span><text:span text:style-name="T3">.</text:span></text:p>
      <text:p text:style-name="P14"><text:span text:style-name="T3">Example:</text:span></text:p>
      <text:p text:style-name="Standard"><text:span text:style-name="T21"><text:tab/></text:span><text:span text:style-name="T15">&lt;* 2 3 4&gt;<text:tab/>--&gt;<text:tab/>24</text:span></text:p>
      <text:list xml:id="list84753270399243" text:continue-numbering="true" text:style-name="WWNum4">
        <text:list-item>
          <text:list>
            <text:list-item>
              <text:list>
                <text:list-item>
                  <text:p text:style-name="P93"><text:bookmark text:name="_2i9l8ns"/><text:span text:style-name="T24">+, ADD</text:span></text:p>
                </text:list-item>
              </text:list>
            </text:list-item>
          </text:list>
        </text:list-item>
      </text:list>
      <text:p text:style-name="P39"><text:span text:style-name="T15">&lt;+ numbers ...&gt;<text:line-break/>&lt;ADD numbers ...&gt;<text:tab/><text:tab/>;"Alternative syntax"</text:span></text:p>
      <text:p text:style-name="P40"/>
      <text:p text:style-name="P39"><text:span text:style-name="T17">Zapf syntax<text:tab/><text:tab/>Inform syntax</text:span></text:p>
      <text:p text:style-name="P39"><text:span text:style-name="T15">ADD<text:tab/><text:tab/><text:tab/><text:tab/>add</text:span></text:p>
      <text:p text:style-name="P40"/>
      <text:p text:style-name="P39"><text:span text:style-name="T15">All versions</text:span></text:p>
      <text:p text:style-name="P40"/>
      <text:p text:style-name="P14"><text:span text:style-name="T3">Add </text:span><text:span text:style-name="T7">numbers</text:span><text:span text:style-name="T3">.</text:span></text:p>
      <text:p text:style-name="P14"><text:span text:style-name="T3">Example:</text:span></text:p>
      <text:p text:style-name="P20"><text:span text:style-name="T21"><text:tab/></text:span><text:span text:style-name="T15">&lt;+ 2 3 4&gt;<text:tab/>--&gt;<text:tab/>7</text:span></text:p>
      <text:list xml:id="list84753847662810" text:continue-numbering="true" text:style-name="WWNum4">
        <text:list-item>
          <text:list>
            <text:list-item>
              <text:list>
                <text:list-item>
                  <text:p text:style-name="P91"><text:bookmark text:name="_xevivl"/><text:span text:style-name="T24">-, SUB</text:span></text:p>
                </text:list-item>
              </text:list>
            </text:list-item>
          </text:list>
        </text:list-item>
      </text:list>
      <text:p text:style-name="P39"><text:span text:style-name="T15">&lt;- numbers ...&gt;<text:line-break/>&lt;SUB numbers ...&gt;<text:tab/><text:tab/>;"Alternative syntax"<text:line-break/>&lt;BACK number1 number2&gt;<text:tab/>;"Alternative syntax"</text:span></text:p>
      <text:p text:style-name="P40"/>
      <text:p text:style-name="P39"><text:span text:style-name="T17">Zapf syntax<text:tab/><text:tab/>Inform syntax</text:span></text:p>
      <text:p text:style-name="P39"><text:span text:style-name="T15">SUB<text:tab/><text:tab/><text:tab/><text:tab/>sub</text:span></text:p>
      <text:p text:style-name="P40"/>
      <text:p text:style-name="P39"><text:span text:style-name="T15">All versions</text:span></text:p>
      <text:p text:style-name="P40"/>
      <text:p text:style-name="P14"><text:span text:style-name="T3">Subtract first </text:span><text:span text:style-name="T7">number</text:span><text:span text:style-name="T3"> by subsequent </text:span><text:span text:style-name="T7">numbers</text:span><text:span text:style-name="T3">.</text:span></text:p>
      <text:p text:style-name="P38">If only one <text:span text:style-name="T19">number</text:span> is provided, it's subtracted from zero (i.e. negated). </text:p>
      <text:p text:style-name="P14"><text:span text:style-name="T3">Note that it is possible to use BACK </text:span>as an alias<text:span text:style-name="T3"> for </text:span><text:span text:style-name="T7">SUB</text:span><text:span text:style-name="T3">.</text:span></text:p>
      <text:p text:style-name="P14"><text:soft-page-break/><text:span text:style-name="T3">Example:</text:span></text:p>
      <text:p text:style-name="P20"><text:span text:style-name="T21"><text:tab/></text:span><text:span text:style-name="T15">&lt;- 8 3 4&gt;<text:tab/><text:tab/>--&gt;<text:tab/>1<text:line-break/><text:tab/>&lt;- </text:span><text:span text:style-name="T19">4&gt;<text:tab/><text:tab/>→<text:tab/>-4</text:span><text:span text:style-name="T15"><text:line-break/><text:tab/>&lt;BACK 2&gt;<text:tab/><text:tab/>--&gt;<text:tab/>1<text:tab/>(Defaults to 1)<text:line-break/><text:tab/>&lt;BACK 1 2&gt;<text:tab/>--&gt;<text:tab/>-1</text:span></text:p>
      <text:list xml:id="list84753751859925" text:continue-numbering="true" text:style-name="WWNum4">
        <text:list-item>
          <text:list>
            <text:list-item>
              <text:list>
                <text:list-item>
                  <text:p text:style-name="P94"><text:bookmark text:name="_3hej1je"/><text:span text:style-name="T24">/, DIV</text:span></text:p>
                </text:list-item>
              </text:list>
            </text:list-item>
          </text:list>
        </text:list-item>
      </text:list>
      <text:p text:style-name="P39"><text:span text:style-name="T15">&lt;/ numbers ...&gt;<text:line-break/>&lt;DIV numbers ...&gt;<text:tab/><text:tab/>;"Alternative syntax"</text:span></text:p>
      <text:p text:style-name="P40"/>
      <text:p text:style-name="P39"><text:span text:style-name="T17">Zapf syntax<text:tab/><text:tab/>Inform syntax</text:span></text:p>
      <text:p text:style-name="P39"><text:span text:style-name="T15">DIV<text:tab/><text:tab/><text:tab/><text:tab/>div</text:span></text:p>
      <text:p text:style-name="P40"/>
      <text:p text:style-name="P39"><text:span text:style-name="T15">All versions</text:span></text:p>
      <text:p text:style-name="P40"/>
      <text:p text:style-name="P14"><text:span text:style-name="T3">Divide first </text:span><text:span text:style-name="T7">number</text:span><text:span text:style-name="T3"> by subsequent </text:span><text:span text:style-name="T7">numbers</text:span><text:span text:style-name="T3">.</text:span></text:p>
      <text:p text:style-name="P14"><text:span text:style-name="T3">Example:</text:span></text:p>
      <text:p text:style-name="P20"><text:span text:style-name="T21"><text:tab/></text:span><text:span text:style-name="T15">&lt;* 20 5 2&gt;<text:tab/>--&gt;<text:tab/>2</text:span></text:p>
      <text:list xml:id="list84752055015910" text:continue-numbering="true" text:style-name="WWNum4">
        <text:list-item>
          <text:list>
            <text:list-item>
              <text:list>
                <text:list-item>
                  <text:p text:style-name="P94"><text:bookmark text:name="_1wjtbr7"/><text:span text:style-name="T24">0?, ZERO?</text:span></text:p>
                </text:list-item>
              </text:list>
            </text:list-item>
          </text:list>
        </text:list-item>
      </text:list>
      <text:p text:style-name="P39"><text:span text:style-name="T15">&lt;0? value&gt;<text:line-break/>&lt;ZERO? Value&gt;<text:tab/><text:tab/><text:tab/>;"Alternative syntax"</text:span></text:p>
      <text:p text:style-name="P40"/>
      <text:p text:style-name="P39"><text:span text:style-name="T17">Zapf syntax<text:tab/><text:tab/>Inform syntax</text:span></text:p>
      <text:p text:style-name="P39"><text:span text:style-name="T15">ZERO?<text:tab/><text:tab/><text:tab/><text:tab/>Jz</text:span></text:p>
      <text:p text:style-name="P40"/>
      <text:p text:style-name="P39"><text:span text:style-name="T15">All versions</text:span></text:p>
      <text:p text:style-name="P40"/>
      <text:p text:style-name="P14"><text:span text:style-name="T3">Predicate. True if </text:span><text:span text:style-name="T7">value</text:span><text:span text:style-name="T3"> is 0 otherwise false.</text:span></text:p>
      <text:p text:style-name="P14"><text:span text:style-name="T3">Example:</text:span></text:p>
      <text:p text:style-name="P14"><text:span text:style-name="T7"><text:tab/>&lt;0? &lt;- 1 1&gt;&gt;<text:tab/>--&gt; <text:tab/>TRUE</text:span></text:p>
      <text:list xml:id="list84752569238120" text:continue-numbering="true" text:style-name="WWNum4">
        <text:list-item>
          <text:list>
            <text:list-item>
              <text:list>
                <text:list-item>
                  <text:p text:style-name="P94"><text:bookmark text:name="_4gjguf0"/><text:span text:style-name="T24">1?</text:span></text:p>
                </text:list-item>
              </text:list>
            </text:list-item>
          </text:list>
        </text:list-item>
      </text:list>
      <text:p text:style-name="P39"><text:span text:style-name="T15">&lt;1? value&gt;</text:span></text:p>
      <text:p text:style-name="P40"/>
      <text:p text:style-name="P14"><text:span text:style-name="T3">Predicate. True if </text:span><text:span text:style-name="T7">value</text:span><text:span text:style-name="T3"> is 1 otherwise false.</text:span></text:p>
      <text:p text:style-name="P14"><text:span text:style-name="T3">Example:</text:span></text:p>
      <text:p text:style-name="P14"><text:span text:style-name="T3"><text:tab/></text:span><text:span text:style-name="T7">&lt;1? &lt;- 2 1&gt;&gt;<text:tab/>--&gt; <text:tab/>TRUE</text:span></text:p>
      <text:list xml:id="list84753342758697" text:continue-numbering="true" text:style-name="WWNum4">
        <text:list-item>
          <text:list>
            <text:list-item>
              <text:list>
                <text:list-item>
                  <text:p text:style-name="P94"><text:bookmark text:name="_2vor4mt"/><text:span text:style-name="T24">=?, ==?, EQUAL?</text:span></text:p>
                </text:list-item>
              </text:list>
            </text:list-item>
          </text:list>
        </text:list-item>
      </text:list>
      <text:p text:style-name="P39"><text:span text:style-name="T15">&lt;=? value1 value2...valueN&gt;<text:line-break/>&lt;==? value1 value2...valueN&gt;<text:tab/><text:tab/>;Alternative syntax"<text:line-break/>&lt;EQUAL? value1 value2...valueN&gt;<text:tab/>;Alternative syntax"</text:span></text:p>
      <text:p text:style-name="P40"/>
      <text:p text:style-name="P39"><text:span text:style-name="T17">Zapf syntax<text:tab/><text:tab/>Inform syntax</text:span></text:p>
      <text:p text:style-name="P39"><text:span text:style-name="T15">EQUAL?<text:tab/><text:tab/><text:tab/>Je</text:span></text:p>
      <text:p text:style-name="P40"/>
      <text:p text:style-name="P39"><text:soft-page-break/><text:span text:style-name="T15">All versions</text:span></text:p>
      <text:p text:style-name="P40"/>
      <text:p text:style-name="P14"><text:span text:style-name="T3">Predicate. True if </text:span><text:span text:style-name="T7">value1</text:span><text:span text:style-name="T3"> is equal to any of the values </text:span><text:span text:style-name="T7">value2</text:span><text:span text:style-name="T3"> to </text:span><text:span text:style-name="T7">valueN</text:span><text:span text:style-name="T3">.</text:span></text:p>
      <text:p text:style-name="P14"><text:span text:style-name="T3">Examples:</text:span></text:p>
      <text:p text:style-name="P14"><text:span text:style-name="T3"><text:tab/></text:span><text:span text:style-name="T7">&lt;=? 1 1&gt;<text:tab/><text:tab/>--&gt;<text:tab/>TRUE<text:line-break/><text:tab/>&lt;=? 1 2&gt;<text:tab/><text:tab/>--&gt;<text:tab/>FALSE<text:line-break/><text:tab/>&lt;=? 1 2 1&gt;<text:tab/>--&gt;<text:tab/>TRUE</text:span></text:p>
      <text:list xml:id="list84752774773899" text:continue-numbering="true" text:style-name="WWNum4">
        <text:list-item>
          <text:list>
            <text:list-item>
              <text:list>
                <text:list-item>
                  <text:p text:style-name="P94"><text:bookmark text:name="_1au1eum"/><text:span text:style-name="T24">AGAIN</text:span></text:p>
                </text:list-item>
              </text:list>
            </text:list-item>
          </text:list>
        </text:list-item>
      </text:list>
      <text:p text:style-name="P39"><text:span text:style-name="T19">&lt;AGAIN [activation]&gt;</text:span></text:p>
      <text:p text:style-name="P41"/>
      <text:p text:style-name="P14"><text:span text:style-name="T7">AGAIN</text:span><text:span text:style-name="T3"> means "start doing this again", where "this" is </text:span><text:span text:style-name="T7">activation</text:span><text:span text:style-name="T3">. If no </text:span><text:span text:style-name="T7">activation</text:span><text:span text:style-name="T3"> is supplied the most recent is used. In practice </text:span><text:span text:style-name="T7">AGAIN</text:span><text:span text:style-name="T3"> is used to </text:span>restart<text:span text:style-name="T3"> a program block (</text:span><text:span text:style-name="T7">BIND</text:span><text:span text:style-name="T3">, </text:span><text:span text:style-name="T7">DO</text:span><text:span text:style-name="T3">, </text:span><text:span text:style-name="T7">PROG</text:span><text:span text:style-name="T3">, </text:span><text:span text:style-name="T7">REPEAT</text:span><text:span text:style-name="T3"> or </text:span><text:span text:style-name="T7">ROUTINE</text:span><text:span text:style-name="T3">) again from the top. Note that arguments and variables for a </text:span><text:span text:style-name="T7">ROUTINE</text:span><text:span text:style-name="T3"> are reinitialized (to </text:span>starting<text:span text:style-name="T3"> value, if supplied) otherwise they keep values between iterations. <text:s/></text:span><text:span text:style-name="T7">BIND</text:span><text:span text:style-name="T3">, </text:span><text:span text:style-name="T7">DO</text:span><text:span text:style-name="T3">, </text:span><text:span text:style-name="T7">PROG</text:span><text:span text:style-name="T3"> and </text:span><text:span text:style-name="T7">REPEAT</text:span><text:span text:style-name="T3"> don't reinitialize variables.</text:span></text:p>
      <text:p text:style-name="P14"><text:span text:style-name="T3">Also see </text:span><text:span text:style-name="T7">BIND</text:span><text:span text:style-name="T3">, </text:span><text:span text:style-name="T7">DO</text:span><text:span text:style-name="T3">, </text:span><text:span text:style-name="T7">PROG</text:span><text:span text:style-name="T3">, </text:span><text:span text:style-name="T7">REPEAT</text:span><text:span text:style-name="T3"> and </text:span><text:span text:style-name="T7">RETURN</text:span><text:span text:style-name="T3"> for more details how to control program flow.</text:span></text:p>
      <text:p text:style-name="P14"><text:span text:style-name="T3">Examples:</text:span></text:p>
      <text:p text:style-name="P14"><text:span text:style-name="T7"><text:tab/>&lt;ROUTINE TEST-AGAIN-1 ("AUX" X)<text:line-break/><text:tab/><text:tab/>&lt;SET X &lt;+ .X 1&gt;&gt;<text:line-break/><text:tab/><text:tab/>&lt;TELL N .X " "&gt;<text:line-break/><text:tab/><text:tab/>&lt;COND (&lt;=? .X 5&gt; &lt;RETURN&gt;)&gt;<text:line-break/><text:tab/><text:tab/>&lt;AGAIN&gt; <text:s text:c="3"/>;"Start routine again, X keeps value"<text:line-break/><text:tab/>&gt; <text:s text:c="26"/><text:line-break/><text:tab/>&lt;TEST-AGAIN-1&gt;<text:tab/>--&gt;<text:tab/>"1 2 3 4 5"</text:span></text:p>
      <text:p text:style-name="P14"><text:span text:style-name="T7"><text:tab/>&lt;ROUTINE TEST-AGAIN-2 ("AUX" (X 0))<text:line-break/><text:tab/><text:tab/>&lt;SET X &lt;+ .X 1&gt;&gt;<text:line-break/><text:tab/><text:tab/>&lt;TELL N .X " "&gt;<text:line-break/><text:tab/><text:tab/>&lt;COND (&lt;=? .X 5&gt; &lt;RETURN&gt;)&gt; <text:s/>;"Never reached"<text:line-break/><text:tab/><text:tab/>&lt;AGAIN&gt; <text:s text:c="3"/>;"Start routine again, X reinitialize to 0"<text:line-break/><text:tab/>&gt; <text:s text:c="13"/><text:line-break/><text:tab/>&lt;TEST-AGAIN-2&gt;<text:tab/>--&gt;<text:tab/>"1 1 1 1 1 ..."</text:span></text:p>
      <text:p text:style-name="P14"><text:span text:style-name="T7"><text:tab/>&lt;ROUTINE TEST-AGAIN-3 ()<text:line-break/><text:tab/><text:tab/>&lt;BIND ACT1 ((X 0)) <text:line-break/><text:tab/><text:tab/><text:tab/>&lt;SET X &lt;+ .X 1&gt;&gt;<text:line-break/><text:tab/><text:tab/><text:tab/>&lt;TELL N .X " "&gt;<text:line-break/><text:tab/><text:tab/><text:tab/>&lt;COND (&lt;=? .X 5&gt; &lt;RETURN&gt;)&gt;<text:line-break/><text:tab/><text:tab/>&lt;AGAIN .ACT1&gt; <text:s text:c="2"/>;"Start block again from ACT1,"<text:line-break/><text:tab/>&gt; <text:s text:c="19"/>;"X keeps value"<text:line-break/><text:tab/>&lt;TEST-AGAIN-3&gt;<text:tab/>--&gt;<text:tab/>"1 2 3 4 5"</text:span></text:p>
      <text:p text:style-name="P14"><text:span text:style-name="T7"><text:tab/>&lt;ROUTINE TEST-AGAIN-4 ()<text:line-break/><text:tab/><text:tab/>&lt;PROG ((X 0)) <text:s text:c="2"/>;"PROG generates default activation" <text:line-break/><text:tab/><text:tab/><text:tab/>&lt;SET X &lt;+ .X 1&gt;&gt;<text:line-break/><text:tab/><text:tab/><text:tab/>&lt;TELL N .X " "&gt;<text:line-break/><text:tab/><text:tab/><text:tab/>&lt;COND (&lt;=? .X 5&gt; &lt;RETURN&gt;)&gt;<text:line-break/><text:tab/><text:tab/>&lt;AGAIN&gt; <text:s text:c="8"/>;"Start block again from PROG,"<text:line-break/><text:tab/>&gt; <text:s text:c="19"/>;"X keeps value"<text:line-break/><text:tab/>&lt;TEST-AGAIN-4&gt;<text:tab/>--&gt;<text:tab/>"1 2 3 4 5"</text:span></text:p>
      <text:list xml:id="list84752248334878" text:continue-numbering="true" text:style-name="WWNum4">
        <text:list-item>
          <text:list>
            <text:list-item>
              <text:list>
                <text:list-item>
                  <text:p text:style-name="P94"><text:bookmark text:name="_3utoxif"/><text:span text:style-name="T24">AND</text:span></text:p>
                </text:list-item>
              </text:list>
            </text:list-item>
          </text:list>
        </text:list-item>
      </text:list>
      <text:p text:style-name="P39"><text:span text:style-name="T19">&lt;AND expressions...&gt;</text:span></text:p>
      <text:p text:style-name="P41"/>
      <text:p text:style-name="P14"><text:span text:style-name="T3">Boolean </text:span><text:span text:style-name="T7">AND</text:span><text:span text:style-name="T3">. Requires that all </text:span><text:span text:style-name="T7">expressions</text:span><text:span text:style-name="T3"> </text:span>evaluate<text:span text:style-name="T3"> to true to return true. Exits </text:span>on the first<text:span text:style-name="T3"> </text:span><text:span text:style-name="T7">expression</text:span><text:span text:style-name="T3"> that evaluates to false (rest of </text:span><text:span text:style-name="T7">expressions</text:span><text:span text:style-name="T3"> are not evaluated).</text:span></text:p>
      <text:p text:style-name="P14"><text:span text:style-name="T3">Because 0 is considered false and all other values are considered true inside a routine </text:span><text:span text:style-name="T7">AND</text:span><text:span text:style-name="T3"> returns 0 if one </text:span><text:span text:style-name="T7">expression</text:span><text:span text:style-name="T3"> is false or the value of the last </text:span><text:span text:style-name="T7">expression</text:span><text:span text:style-name="T3"> if all </text:span><text:span text:style-name="T7">expressions</text:span><text:span text:style-name="T3"> are true.</text:span></text:p>
      <text:p text:style-name="P14"><text:span text:style-name="T3">Example:</text:span></text:p>
      <text:p text:style-name="P14"><text:span text:style-name="T3"><text:tab/></text:span><text:span text:style-name="T7">&lt;AND &lt;=? 1 1&gt; &lt;N=? 1 2&gt;&gt;<text:tab/><text:tab/>--&gt;<text:tab/>True<text:line-break/><text:tab/>&lt;AND &lt;=? 1 2&gt; &lt;SET X 2&gt;&gt;<text:tab/><text:tab/>--&gt; <text:tab/>X never set to 2 because<text:line-break/><text:tab/><text:tab/><text:tab/><text:tab/><text:tab/><text:tab/><text:tab/><text:tab/>first predicate evaluates<text:line-break/><text:tab/><text:tab/><text:tab/><text:tab/><text:tab/><text:tab/><text:tab/><text:tab/>to false<text:line-break/><text:tab/>&lt;SET X &lt;AND 1 2 3 0 4&gt;&gt;<text:tab/><text:tab/>--&gt;<text:tab/>X is set to 0<text:line-break/><text:tab/>&lt;SET X &lt;AND 1 4 3 2&gt;&gt;<text:tab/><text:tab/>--&gt; <text:tab/>X is set to 2</text:span></text:p>
      <text:list xml:id="list84753629373490" text:continue-numbering="true" text:style-name="WWNum4">
        <text:list-item>
          <text:list>
            <text:list-item>
              <text:list>
                <text:list-item>
                  <text:p text:style-name="P94"><text:bookmark text:name="_29yz7q8"/><text:span text:style-name="T24">APPLY</text:span></text:p>
                </text:list-item>
              </text:list>
            </text:list-item>
          </text:list>
        </text:list-item>
      </text:list>
      <text:p text:style-name="P39"><text:span text:style-name="T19">&lt;APPLY routine values...&gt;</text:span></text:p>
      <text:p text:style-name="P41"/>
      <text:p text:style-name="P14"><text:span text:style-name="T3">Call the </text:span><text:span text:style-name="T7">routine</text:span><text:span text:style-name="T3"> with </text:span><text:span text:style-name="T7">values</text:span><text:span text:style-name="T3">. </text:span><text:span text:style-name="T7">&lt;APPLY routine values ...&gt;</text:span><text:span text:style-name="T3"> is equivalent to </text:span><text:span text:style-name="T7">&lt;routine values ...&gt;</text:span><text:span text:style-name="T3">, but </text:span><text:span text:style-name="T7">APPLY</text:span><text:span text:style-name="T3"> is often used when the </text:span><text:span text:style-name="T7">routine</text:span><text:span text:style-name="T3"> to be called is resolved during run-time (dispatch-table).</text:span></text:p>
      <text:p text:style-name="P14"><text:span text:style-name="T3">Examples:</text:span></text:p>
      <text:p text:style-name="P14"><text:span text:style-name="T7"><text:tab/>&lt;GLOBAL MYROUTINES &lt;LTABLE ROUTINE1 ROUTINE2&gt;&gt;<text:line-break/><text:tab/>...<text:line-break/><text:tab/>&lt;APPLY &lt;GET ,MYROUTINES 1&gt; .X&gt;<text:tab/>--&gt; <text:tab/>&lt;ROUTINE1 .X&gt;<text:line-break/><text:tab/>&lt;APPLY &lt;GET ,MYROUTINES 2&gt; .X&gt;<text:tab/>--&gt; <text:tab/>&lt;ROUTINE2 .X&gt;<text:line-break/><text:line-break/><text:tab/>&lt;APPLY &lt;GETP .OBJECT ,P?ACTION&gt;&gt;<text:tab/>--&gt; <text:tab/>Call ACTION-routine <text:line-break/><text:tab/><text:tab/><text:tab/><text:tab/><text:tab/><text:tab/><text:tab/><text:tab/><text:tab/>on OBJECT</text:span></text:p>
      <text:list xml:id="list84753580443600" text:continue-numbering="true" text:style-name="WWNum4">
        <text:list-item>
          <text:list>
            <text:list-item>
              <text:list>
                <text:list-item>
                  <text:p text:style-name="P94"><text:bookmark text:name="_p49hy1"/><text:span text:style-name="T24">ASH, ASHIFT</text:span></text:p>
                </text:list-item>
              </text:list>
            </text:list-item>
          </text:list>
        </text:list-item>
      </text:list>
      <text:p text:style-name="P39"><text:span text:style-name="T19">&lt;ASH number places&gt;<text:line-break/>&lt;ASHIFT number places&gt;<text:tab/><text:tab/>;"Alternative syntax"</text:span></text:p>
      <text:p text:style-name="P41"/>
      <text:p text:style-name="P39"><text:span text:style-name="T17">Zapf syntax<text:tab/><text:tab/>Inform syntax</text:span></text:p>
      <text:p text:style-name="P39"><text:span text:style-name="T19">ASHIFT<text:tab/><text:tab/><text:tab/>art_shift</text:span></text:p>
      <text:p text:style-name="P22"/>
      <text:p text:style-name="P20"><text:span text:style-name="T19"><text:tab/>Versions: 5-</text:span></text:p>
      <text:p text:style-name="P22"/>
      <text:p text:style-name="P14"><text:soft-page-break/><text:span text:style-name="T3">Arithmetic shift. </text:span>Shift<text:span text:style-name="T3"> </text:span><text:span text:style-name="T7">number</text:span><text:span text:style-name="T3"> left when </text:span><text:span text:style-name="T7">places</text:span><text:span text:style-name="T3"> is positive and right if it is negative. When right shift the sign is preserved (if bit 15 is 1 a 1 is shifted in, otherwise a 0 is shifted in).</text:span></text:p>
      <text:p text:style-name="P14"><text:span text:style-name="T3"><text:tab/></text:span><text:span text:style-name="T7">1000 0000 0000 1010<text:tab/><text:tab/>--&gt; <text:tab/>1100 0000 0000 0101</text:span></text:p>
      <text:p text:style-name="P14"><text:span text:style-name="T3">Also see </text:span><text:span text:style-name="T7">LSH</text:span><text:span text:style-name="T3">. </text:span></text:p>
      <text:p text:style-name="P14"><text:span text:style-name="T3">Examples:</text:span></text:p>
      <text:p text:style-name="P14"><text:span text:style-name="T7"><text:tab/>&lt;ASH 4 1&gt;<text:tab/><text:tab/>--&gt;<text:tab/>8<text:line-break/><text:tab/>&lt;ASH 4 -2&gt;<text:tab/>--&gt;<text:tab/>1</text:span></text:p>
      <text:list xml:id="list84752592346690" text:continue-numbering="true" text:style-name="WWNum4">
        <text:list-item>
          <text:list>
            <text:list-item>
              <text:list>
                <text:list-item>
                  <text:p text:style-name="P94"><text:bookmark text:name="_393x0lu"/><text:span text:style-name="T24">ASSIGNED?</text:span></text:p>
                </text:list-item>
              </text:list>
            </text:list-item>
          </text:list>
        </text:list-item>
      </text:list>
      <text:p text:style-name="P39"><text:span text:style-name="T19">&lt;ASSIGNED? Name&gt;</text:span></text:p>
      <text:p text:style-name="P41"/>
      <text:p text:style-name="P39"><text:span text:style-name="T17">Zapf syntax<text:tab/><text:tab/>Inform syntax</text:span></text:p>
      <text:p text:style-name="P39"><text:span text:style-name="T19">ASSIGNED?<text:tab/><text:tab/><text:tab/>check_arg_count</text:span></text:p>
      <text:p text:style-name="P41"/>
      <text:p text:style-name="P39"><text:span text:style-name="T19">Versions: 5-</text:span></text:p>
      <text:p text:style-name="P41"/>
      <text:p text:style-name="P14"><text:span text:style-name="T3">Predicate. Can test </text:span>if an optional<text:span text:style-name="T3"> argument named </text:span><text:span text:style-name="T7">name</text:span><text:span text:style-name="T3"> is supplied in call to routine.</text:span></text:p>
      <text:p text:style-name="P14"><text:span text:style-name="T3">Example:</text:span></text:p>
      <text:p text:style-name="P39"><text:span text:style-name="T19">&lt;ROUTINE TEST("OPT" X)</text:span></text:p>
      <text:p text:style-name="P39"><text:span text:style-name="T19"><text:tab/>&lt;COND (&lt;ASSIGNED? X&gt; </text:span></text:p>
      <text:p text:style-name="P39"><text:span text:style-name="T19"><text:tab/><text:tab/>&lt;TELL "X is assigned." CR&gt;</text:span></text:p>
      <text:p text:style-name="P39"><text:span text:style-name="T19"><text:tab/>)</text:span></text:p>
      <text:p text:style-name="P39"><text:span text:style-name="T19"><text:tab/>(ELSE</text:span></text:p>
      <text:p text:style-name="P39"><text:span text:style-name="T19"><text:tab/><text:tab/>&lt;TELL "X is not assigned." CR&gt;</text:span></text:p>
      <text:p text:style-name="P39"><text:span text:style-name="T19"><text:tab/>)&gt;</text:span></text:p>
      <text:p text:style-name="P39"><text:span text:style-name="T19">&gt;</text:span></text:p>
      <text:p text:style-name="P41"/>
      <text:p text:style-name="P39"><text:span text:style-name="T19">&lt;TEST&gt;<text:tab/><text:tab/>--&gt; X is not assigned.</text:span></text:p>
      <text:p text:style-name="P39"><text:span text:style-name="T19">&lt;TEST 1&gt;<text:tab/><text:tab/>--&gt; X is assigned.</text:span></text:p>
      <text:list xml:id="list84752525209802" text:continue-numbering="true" text:style-name="WWNum4">
        <text:list-item>
          <text:list>
            <text:list-item>
              <text:list>
                <text:list-item>
                  <text:p text:style-name="P94"><text:bookmark text:name="_1o97atn"/><text:span text:style-name="T24">BACK</text:span></text:p>
                </text:list-item>
              </text:list>
            </text:list-item>
          </text:list>
        </text:list-item>
      </text:list>
      <text:p text:style-name="P39"><text:span text:style-name="T19">&lt;BACK table [bytes]&gt;</text:span></text:p>
      <text:p text:style-name="P41"/>
      <text:p text:style-name="P14"><text:span text:style-name="T3">Return </text:span><text:span text:style-name="T7">table</text:span><text:span text:style-name="T3"> with address moved </text:span><text:span text:style-name="T7">bytes</text:span><text:span text:style-name="T3"> back. If the </text:span><text:span text:style-name="T7">count</text:span><text:span text:style-name="T3"> moves </text:span>past the start<text:span text:style-name="T3"> of the </text:span><text:span text:style-name="T7">table</text:span><text:span text:style-name="T3"> no error is raised. Default value for </text:span><text:span text:style-name="T7">bytes</text:span><text:span text:style-name="T3"> is 1.</text:span></text:p>
      <text:p text:style-name="P14"><text:span text:style-name="T3">Note that this is not a copy of the </text:span><text:span text:style-name="T7">table</text:span><text:span text:style-name="T3">, it is pointing to the same </text:span><text:span text:style-name="T7">table</text:span><text:span text:style-name="T3"> with another starting address.</text:span></text:p>
      <text:p text:style-name="P14"><text:span text:style-name="T3">Also see </text:span><text:span text:style-name="T7">GET</text:span><text:span text:style-name="T3">, </text:span><text:span text:style-name="T7">GETB</text:span><text:span text:style-name="T3">, </text:span><text:span text:style-name="T7">PUT</text:span><text:span text:style-name="T3">, </text:span><text:span text:style-name="T7">PUTB</text:span><text:span text:style-name="T3"> and </text:span><text:span text:style-name="T7">REST</text:span><text:span text:style-name="T3">.</text:span></text:p>
      <text:p text:style-name="P14"><text:span text:style-name="T3">Example:</text:span></text:p>
      <text:p text:style-name="P43"><text:span text:style-name="T7">&lt;GLOBAL TBL1 &lt;TABLE 1 2 3 4&gt;&gt;<text:tab/><text:tab/>--&gt;<text:tab/>TBL1 = [1 2 3 4]<text:line-break/>&lt;GLOBAL TBL2 &lt;REST ,STRUCT1 4&gt;&gt;<text:tab/>--&gt;<text:tab/>TBL2 = [3 4]<text:line-break/><text:tab/><text:tab/><text:tab/><text:tab/><text:tab/><text:tab/><text:tab/><text:tab/>Move 4 because<text:line-break/><text:tab/><text:tab/><text:tab/><text:tab/><text:tab/><text:tab/><text:tab/><text:tab/>WORD-table!<text:line-break/>&lt;SETG TBL2 &lt;BACK ,TBL2 2&gt;&gt;<text:tab/><text:tab/>--&gt;<text:tab/>TBL2 = [2 3 4]</text:span></text:p>
      <text:list xml:id="list84752599911226" text:continue-numbering="true" text:style-name="WWNum4">
        <text:list-item>
          <text:list>
            <text:list-item>
              <text:list>
                <text:list-item>
                  <text:p text:style-name="P94"><text:bookmark text:name="_488uthg"/><text:span text:style-name="T24">BAND, ANDB</text:span></text:p>
                </text:list-item>
              </text:list>
            </text:list-item>
          </text:list>
        </text:list-item>
      </text:list>
      <text:p text:style-name="P39"><text:span text:style-name="T19">&lt;BAND numbers ...&gt;<text:line-break/>&lt;ANDB numbers ...&gt;<text:tab/><text:tab/><text:tab/>;"Alternative syntax"</text:span></text:p>
      <text:p text:style-name="P41"><text:soft-page-break/></text:p>
      <text:p text:style-name="P39"><text:span text:style-name="T17">Zapf syntax<text:tab/><text:tab/>Inform syntax</text:span></text:p>
      <text:p text:style-name="P39"><text:span text:style-name="T19">BAND<text:tab/><text:tab/><text:tab/><text:tab/>and</text:span></text:p>
      <text:p text:style-name="P41"/>
      <text:p text:style-name="P39"><text:span text:style-name="T19">All versions</text:span></text:p>
      <text:p text:style-name="P41"/>
      <text:p text:style-name="P14"><text:span text:style-name="T3">Bitwise AND. </text:span></text:p>
      <text:p text:style-name="P14"><text:span text:style-name="T3">Examples: </text:span></text:p>
      <text:p text:style-name="P14"><text:span text:style-name="T3"><text:tab/></text:span><text:span text:style-name="T7">&lt;BAND 33 96&gt;<text:tab/><text:tab/>--&gt;<text:tab/>32<text:line-break/><text:tab/>&lt;BAND 33 96 64&gt;<text:tab/>--&gt;<text:tab/>0</text:span></text:p>
      <text:list xml:id="list84752984905436" text:continue-numbering="true" text:style-name="WWNum4">
        <text:list-item>
          <text:list>
            <text:list-item>
              <text:list>
                <text:list-item>
                  <text:p text:style-name="P94"><text:bookmark text:name="_2ne53p9"/><text:span text:style-name="T24">BCOM</text:span></text:p>
                </text:list-item>
              </text:list>
            </text:list-item>
          </text:list>
        </text:list-item>
      </text:list>
      <text:p text:style-name="P39"><text:span text:style-name="T19">&lt;BCOM value&gt;</text:span></text:p>
      <text:p text:style-name="P41"/>
      <text:p text:style-name="P39"><text:span text:style-name="T17">Zapf syntax<text:tab/><text:tab/>Inform syntax</text:span></text:p>
      <text:p text:style-name="P39"><text:span text:style-name="T19">BCOM<text:tab/><text:tab/><text:tab/><text:tab/>not</text:span></text:p>
      <text:p text:style-name="P41"/>
      <text:p text:style-name="P39"><text:span text:style-name="T19">All versions</text:span></text:p>
      <text:p text:style-name="P41"/>
      <text:p text:style-name="P14"><text:span text:style-name="T3">Bitwise NOT. Reverse all bits in the </text:span><text:span text:style-name="T8">WORD</text:span><text:span text:style-name="T3"> </text:span><text:span text:style-name="T7">value</text:span><text:span text:style-name="T3"> (16 bits).</text:span></text:p>
      <text:p text:style-name="P14"><text:span text:style-name="T3">Examples:</text:span></text:p>
      <text:p text:style-name="P14"><text:span text:style-name="T3"><text:tab/></text:span><text:span text:style-name="T7">&lt;BCOM #2 000011110001111&gt;<text:tab/>--&gt; #2 1111000011110000</text:span></text:p>
      <text:list xml:id="list84752530614585" text:continue-numbering="true" text:style-name="WWNum4">
        <text:list-item>
          <text:list>
            <text:list-item>
              <text:list>
                <text:list-item>
                  <text:p text:style-name="P94"><text:bookmark text:name="_12jfdx2"/><text:span text:style-name="T24">BIND</text:span></text:p>
                </text:list-item>
              </text:list>
            </text:list-item>
          </text:list>
        </text:list-item>
      </text:list>
      <text:p text:style-name="P39"><text:span text:style-name="T19">&lt;BIND [activation] (bindings...) expressions...&gt;</text:span></text:p>
      <text:p text:style-name="P41"/>
      <text:p text:style-name="P14"><text:span text:style-name="T7">BIND</text:span><text:span text:style-name="T3"> defines a program block with </text:span>its own<text:span text:style-name="T3"> set of </text:span><text:span text:style-name="T7">bindings</text:span><text:span text:style-name="T3">. </text:span><text:span text:style-name="T7">BIND</text:span><text:span text:style-name="T3"> is </text:span>similar<text:span text:style-name="T3"> to </text:span><text:span text:style-name="T7">PROG</text:span><text:span text:style-name="T3"> but </text:span><text:span text:style-name="T7">BIND</text:span><text:span text:style-name="T3"> </text:span>doesn't<text:span text:style-name="T3"> create a default </text:span><text:span text:style-name="T7">activation</text:span><text:span text:style-name="T3"> at the start of the block. If <text:s/>an </text:span><text:span text:style-name="T7">activation</text:span><text:span text:style-name="T3"> is needed it must be specified. </text:span><text:span text:style-name="T7">AGAIN</text:span><text:span text:style-name="T3"> and </text:span><text:span text:style-name="T7">RETURN</text:span><text:span text:style-name="T3"> without specified </text:span><text:span text:style-name="T7">activation</text:span><text:span text:style-name="T3"> inside a BIND-block will start over or return from the previous </text:span><text:span text:style-name="T7">activation</text:span><text:span text:style-name="T3"> (most probably the </text:span><text:span text:style-name="T7">ROUTINE</text:span><text:span text:style-name="T3">). </text:span></text:p>
      <text:p text:style-name="P14"><text:span text:style-name="T3">Also see </text:span><text:span text:style-name="T7">AGAIN</text:span><text:span text:style-name="T3">, </text:span><text:span text:style-name="T7">DO</text:span><text:span text:style-name="T3">, </text:span><text:span text:style-name="T7">PROG</text:span><text:span text:style-name="T3">, </text:span><text:span text:style-name="T7">REPEAT</text:span><text:span text:style-name="T3"> and </text:span><text:span text:style-name="T7">RETURN</text:span><text:span text:style-name="T3"> for more details how to control program flow.</text:span></text:p>
      <text:p text:style-name="P14"><text:span text:style-name="T3">Example:</text:span></text:p>
      <text:p text:style-name="P14"><text:span text:style-name="T3"><text:tab/></text:span><text:span text:style-name="T7">&lt;ROUTINE TEST-BIND-1 ("AUX" X)<text:line-break/><text:tab/><text:tab/>&lt;TELL "START "&gt;<text:line-break/><text:tab/><text:tab/>&lt;SET X 1&gt;<text:line-break/><text:tab/><text:tab/>&lt;BIND (X)<text:line-break/><text:tab/><text:tab/><text:tab/>&lt;SET X 2&gt;<text:line-break/><text:tab/><text:tab/><text:tab/>&lt;TELL N .X " "&gt;<text:tab/><text:tab/><text:tab/>;"--&gt; 2 (Inner X)"<text:line-break/><text:tab/><text:tab/>&gt;<text:line-break/><text:tab/><text:tab/>&lt;TELL N .X " "&gt;<text:tab/><text:tab/><text:tab/><text:tab/>;"--&gt; 1 (Outer X)"<text:line-break/><text:tab/><text:tab/>&lt;TELL "END" CR&gt;<text:line-break/><text:tab/>&gt;<text:line-break/><text:tab/>--&gt; "START 2 1 END"</text:span></text:p>
      <text:p text:style-name="P14"><text:span text:style-name="T7"><text:tab/>&lt;ROUTINE TEST-BIND-2 ()<text:line-break/><text:tab/><text:tab/>&lt;TELL "START "&gt;<text:line-break/><text:tab/><text:tab/>&lt;BIND (X)<text:line-break/><text:tab/><text:tab/><text:tab/>&lt;SET X &lt;+ .X 1&gt;&gt;<text:line-break/><text:tab/><text:tab/><text:tab/>&lt;TELL N .X " "&gt;<text:line-break/><text:tab/><text:tab/><text:tab/>&lt;COND (&lt;=? .X 3&gt; &lt;RETURN&gt;)&gt; ;"--&gt; exit routine"<text:line-break/><text:tab/><text:tab/><text:tab/>&lt;AGAIN&gt; <text:s text:c="20"/>;"--&gt; top of routine"<text:line-break/><text:tab/><text:tab/>&gt;<text:line-break/><text:tab/><text:tab/>&lt;TELL "END" CR&gt; <text:s text:c="17"/>;"Never reached"<text:line-break/><text:tab/>&gt;<text:line-break/><text:tab/>--&gt; "START 1 START 2 START 3 "</text:span></text:p>
      <text:list xml:id="list84752319563720" text:continue-numbering="true" text:style-name="WWNum4">
        <text:list-item>
          <text:list>
            <text:list-item>
              <text:list>
                <text:list-item>
                  <text:p text:style-name="P94"><text:bookmark text:name="_3mj2wkv"/><text:span text:style-name="T24">BOR, ORB</text:span></text:p>
                </text:list-item>
              </text:list>
            </text:list-item>
          </text:list>
        </text:list-item>
      </text:list>
      <text:p text:style-name="P39"><text:span text:style-name="T19">&lt;BOR numbers ...&gt;<text:line-break/>&lt;ORB numbers ...&gt;<text:tab/><text:tab/><text:tab/>;"Alternative syntax"</text:span></text:p>
      <text:p text:style-name="P41"/>
      <text:p text:style-name="P39"><text:span text:style-name="T17">Zapf syntax<text:tab/><text:tab/>Inform syntax</text:span></text:p>
      <text:p text:style-name="P39"><text:span text:style-name="T19">BOR<text:tab/><text:tab/><text:tab/><text:tab/>or</text:span></text:p>
      <text:p text:style-name="P41"/>
      <text:p text:style-name="P39"><text:span text:style-name="T19">All versions</text:span></text:p>
      <text:p text:style-name="P41"/>
      <text:p text:style-name="P14"><text:soft-page-break/><text:span text:style-name="T3">Bitwise OR.</text:span></text:p>
      <text:p text:style-name="P14"><text:span text:style-name="T3">Examples:</text:span></text:p>
      <text:p text:style-name="P14"><text:span text:style-name="T3"><text:tab/></text:span><text:span text:style-name="T7">&lt;BOR 33 96&gt;<text:tab/>--&gt;<text:tab/>97<text:line-break/><text:tab/>&lt;BOR 33 96 64&gt;<text:tab/>--&gt;<text:tab/>97</text:span></text:p>
      <text:list xml:id="list84753303870348" text:continue-numbering="true" text:style-name="WWNum4">
        <text:list-item>
          <text:list>
            <text:list-item>
              <text:list>
                <text:list-item>
                  <text:p text:style-name="P94"><text:bookmark text:name="_21od6so"/><text:span text:style-name="T24">BTST</text:span></text:p>
                </text:list-item>
              </text:list>
            </text:list-item>
          </text:list>
        </text:list-item>
      </text:list>
      <text:p text:style-name="P39"><text:span text:style-name="T19">&lt;BTST value1 value2&gt;</text:span></text:p>
      <text:p text:style-name="P41"/>
      <text:p text:style-name="P39"><text:span text:style-name="T17">Zapf syntax<text:tab/><text:tab/>Inform syntax</text:span></text:p>
      <text:p text:style-name="P39"><text:span text:style-name="T19">BTST<text:tab/><text:tab/><text:tab/><text:tab/>test</text:span></text:p>
      <text:p text:style-name="P41"/>
      <text:p text:style-name="P39"><text:span text:style-name="T19">All versions</text:span></text:p>
      <text:p text:style-name="P41"/>
      <text:p text:style-name="P14"><text:span text:style-name="T3">Predicate. Binary test. Evaluates to true if <text:s/>all </text:span><text:span text:style-name="T7">value2</text:span><text:span text:style-name="T3"> bits are set in </text:span><text:span text:style-name="T7">value1</text:span><text:span text:style-name="T3">. Could be expressed as </text:span><text:span text:style-name="T7">&lt;=? &lt;BAND value1 value2&gt; value2&gt;</text:span><text:span text:style-name="T3">.</text:span></text:p>
      <text:p text:style-name="P14"><text:span text:style-name="T3">Examples:</text:span></text:p>
      <text:p text:style-name="P14"><text:span text:style-name="T7"><text:tab/>&lt;BTST 64 64&gt; <text:tab/>--&gt; TRUE<text:line-break/><text:tab/>&lt;BTST 64 63&gt;<text:tab/>--&gt; FALSE<text:line-break/><text:tab/>&lt;BTST 97 33&gt;<text:tab/>--&gt; TRUE</text:span></text:p>
      <text:list xml:id="list84752066250106" text:continue-numbering="true" text:style-name="WWNum4">
        <text:list-item>
          <text:list>
            <text:list-item>
              <text:list>
                <text:list-item>
                  <text:p text:style-name="P94"><text:bookmark text:name="_gtnh0h"/><text:span text:style-name="T24">BUFOUT</text:span></text:p>
                </text:list-item>
              </text:list>
            </text:list-item>
          </text:list>
        </text:list-item>
      </text:list>
      <text:p text:style-name="P39"><text:span text:style-name="T19">&lt;BUFOUT value&gt;</text:span></text:p>
      <text:p text:style-name="P41"/>
      <text:p text:style-name="P39"><text:span text:style-name="T17">Zapf syntax<text:tab/><text:tab/>Inform syntax</text:span></text:p>
      <text:p text:style-name="P39"><text:span text:style-name="T19">BUFOUT<text:tab/><text:tab/><text:tab/>buffer_mode</text:span></text:p>
      <text:p text:style-name="P41"/>
      <text:p text:style-name="P39"><text:span text:style-name="T19">Versions: 4-</text:span></text:p>
      <text:p text:style-name="P41"/>
      <text:p text:style-name="P14"><text:span text:style-name="T3">Flag that controls if output is buffered (to enable proper word-wrap). </text:span><text:span text:style-name="T19">v</text:span><text:span text:style-name="T7">alue</text:span><text:span text:style-name="T3"> can be true or false.</text:span></text:p>
      <text:p text:style-name="P14"><text:span text:style-name="T3">Examples:</text:span></text:p>
      <text:p text:style-name="P14"><text:span text:style-name="T3"><text:tab/></text:span><text:span text:style-name="T7">&lt;BUFOUT &lt;&gt;&gt;<text:tab/>--&gt; Turns off buffering(disables word-wrap)<text:line-break/><text:tab/>&lt;BUFOUT T&gt;<text:tab/>--&gt; Turns on buffering </text:span></text:p>
      <text:list xml:id="list84752386704425" text:continue-numbering="true" text:style-name="WWNum4">
        <text:list-item>
          <text:list>
            <text:list-item>
              <text:list>
                <text:list-item>
                  <text:p text:style-name="P94"><text:bookmark text:name="_30tazoa"/><text:span text:style-name="T24">CATCH</text:span></text:p>
                </text:list-item>
              </text:list>
            </text:list-item>
          </text:list>
        </text:list-item>
      </text:list>
      <text:p text:style-name="P39"><text:span text:style-name="T19">&lt;CATCH&gt;</text:span></text:p>
      <text:p text:style-name="P41"/>
      <text:p text:style-name="P39"><text:span text:style-name="T17">Zapf syntax<text:tab/><text:tab/>Inform syntax</text:span></text:p>
      <text:p text:style-name="P39"><text:span text:style-name="T19">CATCH<text:tab/><text:tab/><text:tab/><text:tab/>catch</text:span></text:p>
      <text:p text:style-name="P41"/>
      <text:p text:style-name="P39"><text:span text:style-name="T19">Versions: 5-</text:span></text:p>
      <text:p text:style-name="P41"/>
      <text:p text:style-name="P14"><text:span text:style-name="T3">Used in conjunction with </text:span><text:span text:style-name="T7">THROW</text:span><text:span text:style-name="T3">. </text:span><text:span text:style-name="T7">CATCH</text:span><text:span text:style-name="T3"> returns the current state of the stack (the "stack frame"). Also see </text:span><text:span text:style-name="T7">THROW</text:span><text:span text:style-name="T3">.</text:span></text:p>
      <text:p text:style-name="P14"><text:span text:style-name="T3">Example:</text:span></text:p>
      <text:p text:style-name="P14"><text:span text:style-name="T3"><text:tab/></text:span><text:span text:style-name="T7">&lt;SETG CATCH-POINT &lt;CATCH&gt;&gt;<text:tab/>--&gt; <text:tab/>Saves the current stack<text:line-break/><text:tab/><text:tab/><text:tab/><text:tab/><text:tab/><text:tab/><text:tab/><text:tab/>frame in global variable <text:s/></text:span></text:p>
      <text:list xml:id="list84753965572962" text:continue-numbering="true" text:style-name="WWNum4">
        <text:list-item>
          <text:list>
            <text:list-item>
              <text:list>
                <text:list-item>
                  <text:p text:style-name="P94"><text:bookmark text:name="_1fyl9w3"/><text:soft-page-break/><text:span text:style-name="T24">CHECKU</text:span></text:p>
                </text:list-item>
              </text:list>
            </text:list-item>
          </text:list>
        </text:list-item>
      </text:list>
      <text:p text:style-name="P39"><text:span text:style-name="T19">&lt;CHECKU character&gt;</text:span></text:p>
      <text:p text:style-name="P41"/>
      <text:p text:style-name="P39"><text:span text:style-name="T17">Zapf syntax<text:tab/><text:tab/>Inform syntax</text:span></text:p>
      <text:p text:style-name="P39"><text:span text:style-name="T19">CHECKU<text:tab/><text:tab/><text:tab/>check_unicode</text:span></text:p>
      <text:p text:style-name="P41"/>
      <text:p text:style-name="P39"><text:span text:style-name="T19">Versions: 5-</text:span></text:p>
      <text:p text:style-name="P22"/>
      <text:p text:style-name="P14"><text:span text:style-name="T3">Checks </text:span>if a given<text:span text:style-name="T3"> unicode </text:span><text:span text:style-name="T7">character</text:span><text:span text:style-name="T3"> can be printed and/or </text:span>received<text:span text:style-name="T3"> </text:span>from the keyboard<text:span text:style-name="T3">. Return is in bit 0 and 1 so the return result is <text:s/>either 0, 1, 2 or 3. <text:line-break/><text:tab/>0 = character can not be printed and not </text:span>received<text:span text:style-name="T3"> from keyboard<text:line-break/><text:tab/>1 = character can be printed but not </text:span>received<text:span text:style-name="T3"> from keyboard <text:line-break/><text:tab/>2 = character can not be printed but </text:span>received<text:span text:style-name="T3"> from keyboard<text:line-break/><text:tab/>3 = character can both be printed and </text:span>received<text:span text:style-name="T3"> from keyboard</text:span></text:p>
      <text:p text:style-name="P14"><text:span text:style-name="T3">Example:</text:span></text:p>
      <text:p text:style-name="P14"><text:span text:style-name="T3"><text:tab/></text:span><text:span text:style-name="T7">&lt;CHECKU 65&gt;<text:tab/>--&gt;<text:tab/>3</text:span></text:p>
      <text:list xml:id="list84752823257795" text:continue-numbering="true" text:style-name="WWNum4">
        <text:list-item>
          <text:list>
            <text:list-item>
              <text:list>
                <text:list-item>
                  <text:p text:style-name="P94"><text:bookmark text:name="_3zy8sjw"/><text:span text:style-name="T24">CLEAR</text:span></text:p>
                </text:list-item>
              </text:list>
            </text:list-item>
          </text:list>
        </text:list-item>
      </text:list>
      <text:p text:style-name="P39"><text:span text:style-name="T19">&lt;CLEAR window-number&gt;</text:span></text:p>
      <text:p text:style-name="P41"/>
      <text:p text:style-name="Standard"><text:span text:style-name="T17"><text:tab/>Zapf syntax<text:tab/><text:tab/>Inform syntax</text:span></text:p>
      <text:p text:style-name="Standard"><text:tab/><text:span text:style-name="T19">CLEAR<text:tab/><text:tab/><text:tab/>erase_window</text:span></text:p>
      <text:p text:style-name="P3"/>
      <text:p text:style-name="Standard"><text:span text:style-name="T19"><text:tab/>Versions: 4-</text:span></text:p>
      <text:p text:style-name="P3"/>
      <text:p text:style-name="P14"><text:span text:style-name="T3">Clears window with given </text:span><text:span text:style-name="T7">window-number</text:span><text:span text:style-name="T3">. If </text:span><text:span text:style-name="T7">window-number</text:span><text:span text:style-name="T3"> is -1 it unsplit all windows and then clears the resulting window. If </text:span><text:span text:style-name="T7">window-number</text:span><text:span text:style-name="T3"> is -2 it clears all windows without unsplitting.</text:span></text:p>
      <text:p text:style-name="P14"><text:span text:style-name="T3">Example:</text:span></text:p>
      <text:p text:style-name="P14"><text:span text:style-name="T7"><text:tab/>&lt;CLEAR 0&gt;<text:tab/><text:tab/>--&gt; Clears window 0 (the "main"-window)</text:span></text:p>
      <text:list xml:id="list84751905339452" text:continue-numbering="true" text:style-name="WWNum4">
        <text:list-item>
          <text:list>
            <text:list-item>
              <text:list>
                <text:list-item>
                  <text:p text:style-name="P94"><text:bookmark text:name="_2f3j2rp"/><text:span text:style-name="T24">COLOR</text:span></text:p>
                </text:list-item>
              </text:list>
            </text:list-item>
          </text:list>
        </text:list-item>
      </text:list>
      <text:p text:style-name="P39"><text:span text:style-name="T19">&lt;COLOR fg-color bg-color&gt;<text:tab/><text:tab/><text:tab/><text:tab/><text:tab/>;"Version 5"<text:line-break/>&lt;COLOR fg-color bg-color [window-number]&gt;<text:tab/>;"Versions: 6-"</text:span></text:p>
      <text:p text:style-name="P41"/>
      <text:p text:style-name="P39"><text:span text:style-name="T17">Zapf syntax<text:tab/><text:tab/>Inform syntax</text:span></text:p>
      <text:p text:style-name="P39"><text:span text:style-name="T19">COLOR<text:tab/><text:tab/><text:tab/><text:tab/>set_colour</text:span></text:p>
      <text:p text:style-name="P41"/>
      <text:p text:style-name="P39"><text:span text:style-name="T19">Versions: 5-</text:span></text:p>
      <text:p text:style-name="P41"/>
      <text:p text:style-name="P14"><text:span text:style-name="T3">Print text in given f</text:span><text:span text:style-name="T7">g-color</text:span><text:span text:style-name="T3"> and </text:span><text:span text:style-name="T7">bg-color</text:span><text:span text:style-name="T3"> from this point on (flushing out text in buffer in old colors first). Version 6 supports a third argument, </text:span><text:span text:style-name="T7">window-number</text:span><text:span text:style-name="T3">. The colors available (if interpreter supports it) are:</text:span></text:p>
      <table:table table:name="Table8" table:style-name="Table8">
        <table:table-column table:style-name="Table8.A"/>
        <table:table-column table:style-name="Table8.B"/>
        <text:soft-page-break/>
        <table:table-row table:style-name="Table8.1">
          <table:table-cell table:style-name="Table8.A1" office:value-type="string">
            <text:p text:style-name="P25"><text:span text:style-name="T3">0</text:span></text:p>
          </table:table-cell>
          <table:table-cell table:style-name="Table8.B1" office:value-type="string">
            <text:p text:style-name="P27"><text:span text:style-name="T3">Current color</text:span></text:p>
          </table:table-cell>
        </table:table-row>
        <table:table-row table:style-name="Table8.1">
          <table:table-cell table:style-name="Table8.A1" office:value-type="string">
            <text:p text:style-name="P25"><text:span text:style-name="T3">1</text:span></text:p>
          </table:table-cell>
          <table:table-cell table:style-name="Table8.B1" office:value-type="string">
            <text:p text:style-name="P27"><text:span text:style-name="T3">Default color</text:span></text:p>
          </table:table-cell>
        </table:table-row>
        <table:table-row table:style-name="Table8.1">
          <table:table-cell table:style-name="Table8.A1" office:value-type="string">
            <text:p text:style-name="P25"><text:span text:style-name="T3">2</text:span></text:p>
          </table:table-cell>
          <table:table-cell table:style-name="Table8.B1" office:value-type="string">
            <text:p text:style-name="P27"><text:span text:style-name="T3">Black</text:span></text:p>
          </table:table-cell>
        </table:table-row>
        <table:table-row table:style-name="Table8.1">
          <table:table-cell table:style-name="Table8.A1" office:value-type="string">
            <text:p text:style-name="P25"><text:span text:style-name="T3">3</text:span></text:p>
          </table:table-cell>
          <table:table-cell table:style-name="Table8.B1" office:value-type="string">
            <text:p text:style-name="P27"><text:span text:style-name="T3">Red</text:span></text:p>
          </table:table-cell>
        </table:table-row>
        <table:table-row table:style-name="Table8.1">
          <table:table-cell table:style-name="Table8.A1" office:value-type="string">
            <text:p text:style-name="P25"><text:span text:style-name="T3">4</text:span></text:p>
          </table:table-cell>
          <table:table-cell table:style-name="Table8.B1" office:value-type="string">
            <text:p text:style-name="P27"><text:span text:style-name="T3">Green</text:span></text:p>
          </table:table-cell>
        </table:table-row>
        <table:table-row table:style-name="Table8.1">
          <table:table-cell table:style-name="Table8.A1" office:value-type="string">
            <text:p text:style-name="P25"><text:span text:style-name="T3">5</text:span></text:p>
          </table:table-cell>
          <table:table-cell table:style-name="Table8.B1" office:value-type="string">
            <text:p text:style-name="P27"><text:span text:style-name="T3">Yellow</text:span></text:p>
          </table:table-cell>
        </table:table-row>
        <table:table-row table:style-name="Table8.1">
          <table:table-cell table:style-name="Table8.A1" office:value-type="string">
            <text:p text:style-name="P25"><text:span text:style-name="T3">6</text:span></text:p>
          </table:table-cell>
          <table:table-cell table:style-name="Table8.B1" office:value-type="string">
            <text:p text:style-name="P27"><text:span text:style-name="T3">Blue</text:span></text:p>
          </table:table-cell>
        </table:table-row>
        <table:table-row table:style-name="Table8.1">
          <table:table-cell table:style-name="Table8.A1" office:value-type="string">
            <text:p text:style-name="P25"><text:span text:style-name="T3">7</text:span></text:p>
          </table:table-cell>
          <table:table-cell table:style-name="Table8.B1" office:value-type="string">
            <text:p text:style-name="P27"><text:span text:style-name="T3">Magenta</text:span></text:p>
          </table:table-cell>
        </table:table-row>
        <table:table-row table:style-name="Table8.1">
          <table:table-cell table:style-name="Table8.A1" office:value-type="string">
            <text:p text:style-name="P25"><text:span text:style-name="T3">8</text:span></text:p>
          </table:table-cell>
          <table:table-cell table:style-name="Table8.B1" office:value-type="string">
            <text:p text:style-name="P27"><text:span text:style-name="T3">Cyan</text:span></text:p>
          </table:table-cell>
        </table:table-row>
        <table:table-row table:style-name="Table8.1">
          <table:table-cell table:style-name="Table8.A1" office:value-type="string">
            <text:p text:style-name="P25"><text:span text:style-name="T3">9</text:span></text:p>
          </table:table-cell>
          <table:table-cell table:style-name="Table8.B1" office:value-type="string">
            <text:p text:style-name="P27"><text:span text:style-name="T3">White</text:span></text:p>
          </table:table-cell>
        </table:table-row>
      </table:table>
      <text:p text:style-name="P9"/>
      <text:p text:style-name="P14"><text:span text:style-name="T3">Example:</text:span></text:p>
      <text:p text:style-name="P14"><text:span text:style-name="T3"><text:tab/></text:span><text:span text:style-name="T7">&lt;COLOR 2 9&gt;<text:tab/>--&gt; <text:s/>Set black text against white background</text:span></text:p>
      <text:list xml:id="list84752306637908" text:continue-numbering="true" text:style-name="WWNum4">
        <text:list-item>
          <text:list>
            <text:list-item>
              <text:list>
                <text:list-item>
                  <text:p text:style-name="P94"><text:bookmark text:name="_u8tczi"/><text:span text:style-name="T24">COND</text:span></text:p>
                </text:list-item>
              </text:list>
            </text:list-item>
          </text:list>
        </text:list-item>
      </text:list>
      <text:p text:style-name="P39"><text:span text:style-name="T19">&lt;COND (condition expressions...)...&gt;</text:span></text:p>
      <text:p text:style-name="P41"/>
      <text:p text:style-name="P14"><text:span text:style-name="T3">Test </text:span><text:span text:style-name="T7">condition</text:span><text:span text:style-name="T3"> (predicate) and if </text:span><text:span text:style-name="T7">condition</text:span><text:span text:style-name="T3"> evaluates to true </text:span><text:span text:style-name="T7">expressions</text:span><text:span text:style-name="T3"> are executed.</text:span></text:p>
      <text:p text:style-name="P14"><text:span text:style-name="T3">IF-THEN style:</text:span></text:p>
      <text:p text:style-name="P14"><text:span text:style-name="T3"><text:tab/></text:span><text:span text:style-name="T7">&lt;COND (&lt;AND &lt;=? 1 1&gt; &lt;=? 2 2&gt;&gt; &lt;TELL "IF-THEN &lt;...&gt;)&gt;</text:span></text:p>
      <text:p text:style-name="P14"><text:span text:style-name="T3">IF-THEN-ELSE style:</text:span></text:p>
      <text:p text:style-name="P14"><text:span text:style-name="T3"><text:tab/></text:span><text:span text:style-name="T7">&lt;COND (&lt;AND &lt;=? 1 1&gt; &lt;=? 2 2&gt;&gt;<text:line-break/><text:tab/><text:tab/>&lt;TELL "THEN &lt;...&gt;" CR&gt;<text:line-break/><text:tab/>)<text:line-break/><text:tab/>(ELSE<text:tab/><text:tab/><text:tab/><text:tab/><text:tab/><text:tab/>;"Or T"<text:line-break/><text:tab/><text:tab/>&lt;TELL "ELSE &lt;...&gt;" CR&gt;<text:line-break/><text:tab/>)&gt;</text:span></text:p>
      <text:p text:style-name="P14"><text:span text:style-name="T7">COND</text:span><text:span text:style-name="T3"> evaluates each </text:span><text:span text:style-name="T7">condition</text:span><text:span text:style-name="T3"> in turn and executes the </text:span><text:span text:style-name="T7">expressions</text:span><text:span text:style-name="T3"> directly after the first </text:span><text:span text:style-name="T7">condition</text:span><text:span text:style-name="T3"> that evaluates to true. </text:span><text:span text:style-name="T7">ELSE</text:span><text:span text:style-name="T3"> is an alias for </text:span><text:span text:style-name="T7">T</text:span><text:span text:style-name="T3"> so </text:span>if the first<text:span text:style-name="T3"> </text:span><text:span text:style-name="T7">condition</text:span><text:span text:style-name="T3"> is false the second is always true and is executed.</text:span></text:p>
      <text:p text:style-name="P14"><text:span text:style-name="T3">SWITCH style:</text:span></text:p>
      <text:p text:style-name="P14"><text:span text:style-name="T3"><text:tab/></text:span><text:span text:style-name="T7">&lt;COND<text:line-break/><text:tab/><text:tab/>(&lt;=? .SWITCH 1&gt;<text:line-break/><text:tab/><text:tab/><text:tab/>&lt;TELL "Variable SWITCH = 1" CR&gt;)<text:line-break/><text:tab/><text:tab/>(&lt;=? .SWITCH 2&gt;<text:line-break/><text:tab/><text:tab/><text:tab/>&lt;TELL "Variable SWITCH = 2" CR&gt;)<text:line-break/><text:tab/><text:tab/>(&lt;=? .SWITCH 3&gt;<text:line-break/><text:tab/><text:tab/><text:tab/>&lt;TELL "Variable SWITCH = 3" CR&gt;)<text:line-break/><text:tab/><text:tab/>(T<text:line-break/><text:tab/><text:tab/><text:tab/>&lt;TELL "Variable SWITCH not in (1 2 3)" CR&gt;)<text:line-break/><text:tab/>&gt;</text:span></text:p>
      <text:p text:style-name="P14"><text:span text:style-name="T3">Note that only one</text:span> of the <text:span text:style-name="T8">(conditions expressions </text:span><text:span text:style-name="T19">…</text:span><text:span text:style-name="T8">)</text:span><text:span text:style-name="T3">is executed, the </text:span><text:span text:style-name="T7">conditions</text:span><text:span text:style-name="T3"> after a </text:span><text:span text:style-name="T7">condition</text:span><text:span text:style-name="T3"> that </text:span>evaluates<text:span text:style-name="T3"> to true is skipped.</text:span></text:p>
      <text:p text:style-name="P14"><text:span text:style-name="T3"><text:tab/></text:span><text:span text:style-name="T7">&lt;COND<text:line-break/><text:tab/><text:tab/>(T<text:line-break/><text:tab/><text:tab/><text:tab/>&lt;TELL "Variable SWITCH not in (1 2 3)" CR&gt;)<text:line-break/><text:tab/><text:tab/>(&lt;=? .SWITCH 1&gt;<text:line-break/><text:tab/><text:tab/><text:tab/>&lt;TELL "Variable SWITCH = 1" CR&gt;)<text:line-break/><text:tab/><text:tab/>(&lt;=? .SWITCH 2&gt;<text:line-break/><text:tab/><text:tab/><text:tab/>&lt;TELL "Variable SWITCH = 2" CR&gt;)<text:line-break/><text:tab/><text:tab/>(&lt;=? .SWITCH 3&gt;<text:line-break/><text:tab/><text:tab/><text:tab/>&lt;TELL "Variable SWITCH = 3" CR&gt;)<text:line-break/><text:tab/>&gt;</text:span></text:p>
      <text:p text:style-name="P14"><text:span text:style-name="T3">In this case </text:span><text:span text:style-name="T7">conditions</text:span><text:span text:style-name="T3"> for 1, 2 &amp; 3 is never executed and should result in </text:span>a compiler<text:span text:style-name="T3"> warning.<text:tab/></text:span></text:p>
      <text:p text:style-name="P14"><text:span text:style-name="T6">COPYT</text:span></text:p>
      <text:p text:style-name="P39"><text:span text:style-name="T19">&lt;COPYT src-table dest-table length&gt;</text:span></text:p>
      <text:p text:style-name="P41"/>
      <text:p text:style-name="P39"><text:span text:style-name="T17">Zapf syntax<text:tab/><text:tab/>Inform syntax</text:span></text:p>
      <text:p text:style-name="P39"><text:span text:style-name="T19">COPYT<text:tab/><text:tab/><text:tab/><text:tab/>copy_table </text:span></text:p>
      <text:p text:style-name="P41"/>
      <text:p text:style-name="P39"><text:span text:style-name="T19">Versions: 5-</text:span></text:p>
      <text:p text:style-name="P41"/>
      <text:p text:style-name="P14"><text:span text:style-name="T3">Copies </text:span><text:span text:style-name="T7">length</text:span><text:span text:style-name="T3"> number of bytes from </text:span><text:span text:style-name="T7">src-table</text:span><text:span text:style-name="T3"> to </text:span><text:span text:style-name="T7">dest-table</text:span><text:span text:style-name="T3">. The tables are allowed to overlap. If </text:span><text:span text:style-name="T7">length</text:span><text:span text:style-name="T3"> is positive then the copy is done without corrupting the </text:span><text:span text:style-name="T7">src-table</text:span><text:span text:style-name="T3">. If </text:span><text:span text:style-name="T7">length</text:span><text:span text:style-name="T3"> is negative the copy is always forward from </text:span><text:span text:style-name="T7">src-table</text:span><text:span text:style-name="T3"> to </text:span><text:span text:style-name="T7">dest-table</text:span><text:span text:style-name="T3"> (the absolute </text:span><text:span text:style-name="T7">length</text:span><text:span text:style-name="T3"> number of bytes) even if this corrupts </text:span><text:span text:style-name="T7">src-table</text:span><text:span text:style-name="T3">.</text:span></text:p>
      <text:p text:style-name="P14"><text:span text:style-name="T3">Example:</text:span></text:p>
      <text:p text:style-name="P14"><text:span text:style-name="T7"><text:tab/>&lt;GLOBAL TABLE1 &lt;TABLE 1 2 3&gt;&gt;<text:line-break/><text:tab/>&lt;GLOBAL TABLE2 &lt;TABLE 0 0 0&gt;&gt;<text:line-break/><text:tab/>&lt;ROUTINE TEST-COPYT()<text:line-break/><text:tab/><text:tab/>&lt;COPYT ,TABLE1 ,TABLE2 6&gt;<text:line-break/><text:tab/><text:tab/>&lt;GET ,TABLE2 2&gt;<text:line-break/><text:tab/>&gt;<text:line-break/><text:line-break/><text:tab/>&lt;TEST-COPYT&gt;<text:tab/>--&gt;<text:tab/>3</text:span></text:p>
      <text:list xml:id="list84753323642504" text:continue-numbering="true" text:style-name="WWNum4">
        <text:list-item>
          <text:list>
            <text:list-item>
              <text:list>
                <text:list-item>
                  <text:p text:style-name="P94"><text:bookmark text:name="_3e8gvnb"/><text:span text:style-name="T24">CRLF</text:span></text:p>
                </text:list-item>
              </text:list>
            </text:list-item>
          </text:list>
        </text:list-item>
      </text:list>
      <text:p text:style-name="P39"><text:span text:style-name="T19">&lt;CRLF&gt;</text:span></text:p>
      <text:p text:style-name="P41"/>
      <text:p text:style-name="P39"><text:span text:style-name="T17">Zapf syntax<text:tab/><text:tab/>Inform syntax</text:span></text:p>
      <text:p text:style-name="P39"><text:span text:style-name="T19">CRLF<text:tab/><text:tab/><text:tab/><text:tab/>new_line</text:span></text:p>
      <text:p text:style-name="P41"/>
      <text:p text:style-name="P39"><text:span text:style-name="T19">All versions</text:span></text:p>
      <text:p text:style-name="P41"><text:soft-page-break/></text:p>
      <text:p text:style-name="P14"><text:span text:style-name="T3">Prints carriage return and line feed.</text:span></text:p>
      <text:p text:style-name="P14"><text:span text:style-name="T3">Example:</text:span></text:p>
      <text:p text:style-name="P14"><text:span text:style-name="T7"><text:tab/>&lt;CRLF&gt;<text:tab/>--&gt;<text:tab/>Moves </text:span><text:span text:style-name="T19">cursor</text:span><text:span text:style-name="T7"> to position 1 on new line</text:span></text:p>
      <text:list xml:id="list84753503645759" text:continue-numbering="true" text:style-name="WWNum4">
        <text:list-item>
          <text:list>
            <text:list-item>
              <text:list>
                <text:list-item>
                  <text:p text:style-name="P94"><text:bookmark text:name="_1tdr5v4"/><text:span text:style-name="T24">CURGET</text:span></text:p>
                </text:list-item>
              </text:list>
            </text:list-item>
          </text:list>
        </text:list-item>
      </text:list>
      <text:p text:style-name="P39"><text:span text:style-name="T19">&lt;CURGET table&gt;</text:span></text:p>
      <text:p text:style-name="P41"/>
      <text:p text:style-name="P39"><text:span text:style-name="T17">Zapf syntax<text:tab/><text:tab/>Inform syntax</text:span></text:p>
      <text:p text:style-name="P39"><text:span text:style-name="T19">CURGET<text:tab/><text:tab/><text:tab/>get_cursor</text:span></text:p>
      <text:p text:style-name="P41"/>
      <text:p text:style-name="P39"><text:span text:style-name="T19">Versions: 4-</text:span></text:p>
      <text:p text:style-name="P41"/>
      <text:p text:style-name="P14"><text:span text:style-name="T7">CURGET</text:span><text:span text:style-name="T3"> puts current cursor row in record 0 and current cursor column in record 1 </text:span>of the supplied<text:span text:style-name="T3"> table.Both row and column are WORD (16-bit).</text:span></text:p>
      <text:p text:style-name="P14"><text:span text:style-name="T3">Example:</text:span></text:p>
      <text:p text:style-name="P14"><text:span text:style-name="T3"><text:tab/></text:span><text:span text:style-name="T7">&lt;GLOBAL CURTABLE &lt;TABLE 0 0&gt;&gt;<text:line-break/><text:tab/>&lt;ROUTINE TEST-CURGET ()<text:line-break/><text:tab/><text:tab/>&lt;CURGET ,CURTABLE&gt;<text:line-break/><text:tab/>&gt;<text:line-break/><text:line-break/><text:tab/>&lt;TEST-CURGET&gt;<text:tab/>--&gt;<text:tab/>Puts current row and column in CURTABLE</text:span></text:p>
      <text:list xml:id="list84752978040488" text:continue-numbering="true" text:style-name="WWNum4">
        <text:list-item>
          <text:list>
            <text:list-item>
              <text:list>
                <text:list-item>
                  <text:p text:style-name="P94"><text:bookmark text:name="_4ddeoix"/><text:span text:style-name="T24">CURSET</text:span></text:p>
                </text:list-item>
              </text:list>
            </text:list-item>
          </text:list>
        </text:list-item>
      </text:list>
      <text:p text:style-name="P39"><text:span text:style-name="T19">&lt;CURSET row column&gt;<text:tab/><text:tab/><text:tab/><text:tab/><text:tab/>;"Versions: 4-5"<text:line-break/>&lt;CURSET row column [window-number]&gt;<text:tab/><text:tab/>;"Versions: 6-"</text:span></text:p>
      <text:p text:style-name="P41"/>
      <text:p text:style-name="P39"><text:span text:style-name="T19">Versions: 4-</text:span></text:p>
      <text:p text:style-name="P22"/>
      <text:p text:style-name="P14"><text:span text:style-name="T7">CURSET</text:span><text:span text:style-name="T3"> moves cursor to </text:span><text:span text:style-name="T7">row</text:span><text:span text:style-name="T3"> and </text:span><text:span text:style-name="T7">column</text:span><text:span text:style-name="T3"> in current window (or supplied </text:span><text:span text:style-name="T7">window-number</text:span><text:span text:style-name="T3">).</text:span></text:p>
      <text:p text:style-name="P14"><text:span text:style-name="T3">In versions 4-5 it is only possible to move the cursor in the upper window (</text:span><text:span text:style-name="T7">window-number</text:span><text:span text:style-name="T3"> = 1).</text:span></text:p>
      <text:p text:style-name="P14"><text:span text:style-name="T3">In versions 6-, if </text:span><text:span text:style-name="T7">row</text:span><text:span text:style-name="T3"> is -1 then the cursor is turned off (-2 turns it back on).</text:span></text:p>
      <text:p text:style-name="P14"><text:span text:style-name="T3">Example:</text:span></text:p>
      <text:p text:style-name="P14"><text:span text:style-name="T3"><text:tab/></text:span><text:span text:style-name="T7">&lt;CURSET 1 1&gt;<text:tab/>--&gt;<text:tab/>Move cursor to upper left corner in <text:tab/><text:tab/><text:tab/><text:tab/><text:tab/><text:tab/>current window</text:span></text:p>
      <text:list xml:id="list84752067779867" text:continue-numbering="true" text:style-name="WWNum4">
        <text:list-item>
          <text:list>
            <text:list-item>
              <text:list>
                <text:list-item>
                  <text:p text:style-name="P94"><text:bookmark text:name="_2sioyqq"/><text:span text:style-name="T24">DCLEAR</text:span></text:p>
                </text:list-item>
              </text:list>
            </text:list-item>
          </text:list>
        </text:list-item>
      </text:list>
      <text:p text:style-name="P39"><text:span text:style-name="T19">&lt;DCLEAR picture-number [row] [column]&gt;</text:span></text:p>
      <text:p text:style-name="P41"/>
      <text:p text:style-name="P39"><text:span text:style-name="T17">Zapf syntax<text:tab/><text:tab/>Inform syntax</text:span></text:p>
      <text:p text:style-name="P39"><text:span text:style-name="T19">DCLEAR<text:tab/><text:tab/><text:tab/>erase_picture</text:span></text:p>
      <text:p text:style-name="P41"/>
      <text:p text:style-name="P39"><text:span text:style-name="T19">Versions: 6-</text:span></text:p>
      <text:p text:style-name="P41"/>
      <text:p text:style-name="P14"><text:span text:style-name="T3">Clears (draw background color) area covered by </text:span><text:span text:style-name="T7">picture-number</text:span><text:span text:style-name="T3">, starting at </text:span><text:span text:style-name="T7">row</text:span><text:span text:style-name="T3"> and </text:span><text:span text:style-name="T7">column</text:span><text:span text:style-name="T3">. Also see </text:span><text:span text:style-name="T7">DISPLAY</text:span><text:span text:style-name="T3">.</text:span></text:p>
      <text:p text:style-name="P14"><text:span text:style-name="T3">Example:</text:span></text:p>
      <text:p text:style-name="P14"><text:span text:style-name="T7"><text:tab/>&lt;DCLEAR 1 1 1&gt;<text:tab/><text:tab/>--&gt; Clears picture 1</text:span></text:p>
      <text:list xml:id="list84752733622721" text:continue-numbering="true" text:style-name="WWNum4">
        <text:list-item>
          <text:list>
            <text:list-item>
              <text:list>
                <text:list-item>
                  <text:p text:style-name="P94"><text:bookmark text:name="_17nz8yj"/><text:soft-page-break/><text:span text:style-name="T24">DEC</text:span></text:p>
                </text:list-item>
              </text:list>
            </text:list-item>
          </text:list>
        </text:list-item>
      </text:list>
      <text:p text:style-name="P39"><text:span text:style-name="T19">&lt;DEC name&gt;</text:span></text:p>
      <text:p text:style-name="P41"/>
      <text:p text:style-name="P39"><text:span text:style-name="T17">Zapf syntax<text:tab/><text:tab/>Inform syntax</text:span></text:p>
      <text:p text:style-name="P39"><text:span text:style-name="T19">DEC<text:tab/><text:tab/><text:tab/><text:tab/>dec</text:span></text:p>
      <text:p text:style-name="P41"/>
      <text:p text:style-name="P39"><text:span text:style-name="T19">All versions</text:span></text:p>
      <text:p text:style-name="P41"/>
      <text:p text:style-name="P14"><text:span text:style-name="T3">Decrease variable (signed) </text:span><text:span text:style-name="T7">name</text:span><text:span text:style-name="T3"> with 1.</text:span></text:p>
      <text:p text:style-name="P14"><text:span text:style-name="T3">Example:</text:span></text:p>
      <text:p text:style-name="P14"><text:span text:style-name="T7"><text:tab/>&lt;ROUTINE TEST-DEC (X) &lt;DEC .X&gt;&gt;</text:span></text:p>
      <text:p text:style-name="P14"><text:span text:style-name="T7"><text:line-break/><text:tab/>&lt;TEST-DEC 45&gt;<text:tab/><text:tab/>--&gt;<text:tab/>44<text:line-break/><text:tab/>&lt;TEST-DEC 0&gt;<text:tab/><text:tab/>--&gt;<text:tab/>-1</text:span></text:p>
      <text:list xml:id="list84752375691136" text:continue-numbering="true" text:style-name="WWNum4">
        <text:list-item>
          <text:list>
            <text:list-item>
              <text:list>
                <text:list-item>
                  <text:p text:style-name="P94"><text:bookmark text:name="_3rnmrmc"/><text:span text:style-name="T24">DIRIN</text:span></text:p>
                </text:list-item>
              </text:list>
            </text:list-item>
          </text:list>
        </text:list-item>
      </text:list>
      <text:p text:style-name="P39"><text:span text:style-name="T19">&lt;DIRIN stream-number&gt;</text:span></text:p>
      <text:p text:style-name="P41"/>
      <text:p text:style-name="P39"><text:span text:style-name="T17">Zapf syntax<text:tab/><text:tab/>Inform syntax</text:span></text:p>
      <text:p text:style-name="P39"><text:span text:style-name="T19">DIRIN<text:tab/><text:tab/><text:tab/><text:tab/>input_stream</text:span></text:p>
      <text:p text:style-name="P41"/>
      <text:p text:style-name="P39"><text:span text:style-name="T19">All versions</text:span></text:p>
      <text:p text:style-name="P41"/>
      <text:p text:style-name="P14"><text:span text:style-name="T3">Select input stream. Only </text:span><text:span text:style-name="T7">stream-number</text:span><text:span text:style-name="T3"> 0 and 1 are valid.</text:span></text:p>
      <table:table table:name="Table9" table:style-name="Table9">
        <table:table-column table:style-name="Table9.A"/>
        <table:table-column table:style-name="Table9.B"/>
        <table:table-row table:style-name="Table9.1">
          <table:table-cell table:style-name="Table9.A1" office:value-type="string">
            <text:p text:style-name="P25"><text:span text:style-name="T3">0</text:span></text:p>
          </table:table-cell>
          <table:table-cell table:style-name="Table9.B1" office:value-type="string">
            <text:p text:style-name="P27"><text:span text:style-name="T3">Keyboard</text:span></text:p>
          </table:table-cell>
        </table:table-row>
        <table:table-row table:style-name="Table9.1">
          <table:table-cell table:style-name="Table9.A1" office:value-type="string">
            <text:p text:style-name="P25"><text:span text:style-name="T3">1</text:span></text:p>
          </table:table-cell>
          <table:table-cell table:style-name="Table9.B1" office:value-type="string">
            <text:p text:style-name="P27"><text:span text:style-name="T3">File on host</text:span></text:p>
          </table:table-cell>
        </table:table-row>
      </table:table>
      <text:p text:style-name="P14"><text:span text:style-name="T3">Example:</text:span></text:p>
      <text:p text:style-name="P14"><text:span text:style-name="T7"><text:tab/>&lt;DIRIN 0&gt;<text:tab/><text:tab/>--&gt;<text:tab/>True and select input stream keyboard </text:span></text:p>
      <text:list xml:id="list84752412781077" text:continue-numbering="true" text:style-name="WWNum4">
        <text:list-item>
          <text:list>
            <text:list-item>
              <text:list>
                <text:list-item>
                  <text:p text:style-name="P94"><text:bookmark text:name="_26sx1u5"/><text:span text:style-name="T24">DIROUT</text:span></text:p>
                </text:list-item>
              </text:list>
            </text:list-item>
          </text:list>
        </text:list-item>
      </text:list>
      <text:p text:style-name="P39"><text:span text:style-name="T19">&lt;DIROUT stream-number [table]&gt;<text:tab/><text:tab/><text:tab/>;"Versions -5"<text:line-break/>&lt;DIROUT stream-number [table] [width]&gt;<text:tab/>;"Versions 6-"</text:span></text:p>
      <text:p text:style-name="P41"/>
      <text:p text:style-name="P39"><text:span text:style-name="T17">Zapf syntax<text:tab/><text:tab/>Inform syntax</text:span></text:p>
      <text:p text:style-name="P39"><text:span text:style-name="T15">DIROUT<text:tab/><text:tab/><text:tab/>output_stream</text:span></text:p>
      <text:p text:style-name="P42"/>
      <text:p text:style-name="P14"><text:span text:style-name="T3">Directs output to one or more output streams (multiple streams can be active simultaneously). Turn on stream with positive </text:span><text:span text:style-name="T7">stream-number</text:span><text:span text:style-name="T3"> and turn off stream with negative </text:span><text:span text:style-name="T7">stream-number</text:span><text:span text:style-name="T3">.</text:span></text:p>
      <text:p text:style-name="P14"><text:span text:style-name="T3">If stream 3 is active a </text:span><text:span text:style-name="T7">table</text:span><text:span text:style-name="T3"> must be supplied. WORD 0 in </text:span><text:span text:style-name="T7">table</text:span><text:span text:style-name="T3"> holds number of printed characters and byte 2 onward holds the characters printed. </text:span><text:span text:style-name="T7">DIROUT</text:span><text:span text:style-name="T3"> can overrun </text:span><text:span text:style-name="T19">table</text:span><text:span text:style-name="T3"> if not enough space is allocated.</text:span></text:p>
      <text:p text:style-name="P14"><text:span text:style-name="T3">Later versions can format output text to </text:span><text:span text:style-name="T7">width</text:span><text:span text:style-name="T3"> (number of characters if </text:span><text:span text:style-name="T7">width</text:span><text:span text:style-name="T3"> is positive or number of pixels if </text:span><text:span text:style-name="T7">width</text:span><text:span text:style-name="T3"> is negative).</text:span></text:p>
      <table:table table:name="Table10" table:style-name="Table10">
        <table:table-column table:style-name="Table10.A"/>
        <table:table-column table:style-name="Table10.B"/>
        <text:soft-page-break/>
        <table:table-row table:style-name="Table10.1">
          <table:table-cell table:style-name="Table10.A1" office:value-type="string">
            <text:p text:style-name="P25"><text:span text:style-name="T3">1</text:span></text:p>
          </table:table-cell>
          <table:table-cell table:style-name="Table10.B1" office:value-type="string">
            <text:p text:style-name="P27"><text:span text:style-name="T3">Screen</text:span></text:p>
          </table:table-cell>
        </table:table-row>
        <table:table-row table:style-name="Table10.1">
          <table:table-cell table:style-name="Table10.A1" office:value-type="string">
            <text:p text:style-name="P25"><text:span text:style-name="T3">2</text:span></text:p>
          </table:table-cell>
          <table:table-cell table:style-name="Table10.B1" office:value-type="string">
            <text:p text:style-name="P27"><text:span text:style-name="T3">File on host (transcript)</text:span></text:p>
          </table:table-cell>
        </table:table-row>
        <table:table-row table:style-name="Table10.1">
          <table:table-cell table:style-name="Table10.A1" office:value-type="string">
            <text:p text:style-name="P25"><text:span text:style-name="T3">3</text:span></text:p>
          </table:table-cell>
          <table:table-cell table:style-name="Table10.B1" office:value-type="string">
            <text:p text:style-name="P27"><text:span text:style-name="T3">Table</text:span></text:p>
          </table:table-cell>
        </table:table-row>
        <table:table-row table:style-name="Table10.1">
          <table:table-cell table:style-name="Table10.A1" office:value-type="string">
            <text:p text:style-name="P25"><text:span text:style-name="T3">4</text:span></text:p>
          </table:table-cell>
          <table:table-cell table:style-name="Table10.B1" office:value-type="string">
            <text:p text:style-name="P27"><text:span text:style-name="T3">File of commands on host</text:span></text:p>
          </table:table-cell>
        </table:table-row>
      </table:table>
      <text:p text:style-name="P14"><text:span text:style-name="T3">Example: </text:span></text:p>
      <text:p text:style-name="P14"><text:span text:style-name="T7"><text:tab/>&lt;DIROUT 3&gt;<text:tab/>--&gt;<text:tab/>Turns on output to file<text:line-break/><text:tab/>&lt;DIROUT -3&gt;<text:tab/>--&gt;<text:tab/>Turns off output to file</text:span></text:p>
      <text:list xml:id="list84753985706951" text:continue-numbering="true" text:style-name="WWNum4">
        <text:list-item>
          <text:list>
            <text:list-item>
              <text:list>
                <text:list-item>
                  <text:p text:style-name="P94"><text:bookmark text:name="_ly7c1y"/><text:span text:style-name="T24">DISPLAY</text:span></text:p>
                </text:list-item>
              </text:list>
            </text:list-item>
          </text:list>
        </text:list-item>
      </text:list>
      <text:p text:style-name="P39"><text:span text:style-name="T19">&lt;DISPLAY picture-number [row] [column]&gt;</text:span></text:p>
      <text:p text:style-name="P41"/>
      <text:p text:style-name="P39"><text:span text:style-name="T17">Zapf syntax<text:tab/><text:tab/>Inform syntax</text:span></text:p>
      <text:p text:style-name="P39"><text:span text:style-name="T15">DISPLAY<text:tab/><text:tab/><text:tab/>draw_picture</text:span></text:p>
      <text:p text:style-name="P42"/>
      <text:p text:style-name="P39"><text:span text:style-name="T15">Versions: 6-</text:span></text:p>
      <text:p text:style-name="P42"/>
      <text:p text:style-name="P14"><text:span text:style-name="T3">Draw picture-number at coordinates row and column. If row and column are </text:span>omitted the current<text:span text:style-name="T3"> cursor </text:span>position is<text:span text:style-name="T3"> used.</text:span></text:p>
      <text:p text:style-name="P14"><text:span text:style-name="T3">Example:</text:span></text:p>
      <text:p text:style-name="P14"><text:span text:style-name="T3"><text:tab/></text:span><text:span text:style-name="T7">&lt;DISPLAY 1&gt;<text:tab/>--&gt; Draws picture 1 at current cursor position </text:span></text:p>
      <text:list xml:id="list84753820192631" text:continue-numbering="true" text:style-name="WWNum4">
        <text:list-item>
          <text:list>
            <text:list-item>
              <text:list>
                <text:list-item>
                  <text:p text:style-name="P94"><text:bookmark text:name="_35xuupr"/><text:span text:style-name="T24">DLESS?</text:span></text:p>
                </text:list-item>
              </text:list>
            </text:list-item>
          </text:list>
        </text:list-item>
      </text:list>
      <text:p text:style-name="P39"><text:span text:style-name="T19">&lt;DLESS? name value&gt;</text:span></text:p>
      <text:p text:style-name="P41"/>
      <text:p text:style-name="P39"><text:span text:style-name="T17">Zapf syntax<text:tab/><text:tab/>Inform syntax</text:span></text:p>
      <text:p text:style-name="P39"><text:span text:style-name="T19">DLESS?<text:tab/><text:tab/><text:tab/>dec_chk</text:span></text:p>
      <text:p text:style-name="P41"/>
      <text:p text:style-name="P39"><text:span text:style-name="T19">All versions</text:span></text:p>
      <text:p text:style-name="P41"/>
      <text:p text:style-name="P14"><text:span text:style-name="T3">Predicate. Decrease variable (signed) </text:span><text:span text:style-name="T7">name</text:span><text:span text:style-name="T3"> with 1and returns true if variable </text:span><text:span text:style-name="T7">name</text:span><text:span text:style-name="T3"> is lower than </text:span><text:span text:style-name="T7">value</text:span><text:span text:style-name="T3">, otherwise returns false.</text:span></text:p>
      <text:p text:style-name="P14"><text:span text:style-name="T3">Example:</text:span></text:p>
      <text:p text:style-name="P14"><text:span text:style-name="T3"><text:tab/></text:span><text:span text:style-name="T7">&lt;ROUTINE TEST-DLESS? (X) <text:line-break/><text:tab/><text:tab/>&lt;PRINTN &lt;DLESS? X 100&gt;&gt;<text:line-break/><text:tab/><text:tab/>&lt;CRLF&gt; <text:line-break/><text:tab/><text:tab/>&lt;PRINTN .X&gt;<text:line-break/><text:tab/>&gt;<text:line-break/><text:line-break/><text:tab/>&lt;TEST-DLESS? 101&gt;<text:tab/>--&gt;<text:tab/>"0\n100"</text:span></text:p>
      <text:list xml:id="list84752503694410" text:continue-numbering="true" text:style-name="WWNum4">
        <text:list-item>
          <text:list>
            <text:list-item>
              <text:list>
                <text:list-item>
                  <text:p text:style-name="P94"><text:bookmark text:name="_1l354xk"/><text:span text:style-name="T24">DO</text:span></text:p>
                </text:list-item>
              </text:list>
            </text:list-item>
          </text:list>
        </text:list-item>
      </text:list>
      <text:p text:style-name="P39"><text:span text:style-name="T19">&lt;DO (name start end [step]) <text:line-break/><text:tab/>[(END expressions ...)] expressions ...&gt;</text:span></text:p>
      <text:p text:style-name="P41"/>
      <text:p text:style-name="P14"><text:span text:style-name="T3">A quirk of the DO statement, which can be thought of as a cross between a Pascal-style "for" statement and a C-style "for" statement.</text:span></text:p>
      <text:p text:style-name="P14"><text:span text:style-name="T3">Pascal-style "for" statements loop over a range of values:</text:span></text:p>
      <text:p text:style-name="P43"><text:span text:style-name="T7">// Pascal<text:line-break/>for i := 1 to 10 do ...<text:line-break/>for j := 10 downto 1 do ...</text:span></text:p>
      <text:p text:style-name="P43"><text:span text:style-name="T7">// ZIL<text:line-break/>&lt;DO (I 1 10) ...&gt;<text:line-break/>&lt;DO (J 10 1 -1) ...&gt;</text:span></text:p>
      <text:p text:style-name="P14"><text:span text:style-name="T3">C-style "for" statements initialize some state, then mutate it and repeat until a condition becomes false. In ZIL, the condition is reversed - the loop exits when it becomes true:</text:span></text:p>
      <text:p text:style-name="P43"><text:span text:style-name="T7">// C<text:line-break/>for (i = first(obj); i; i = next(i)) { ... }</text:span></text:p>
      <text:p text:style-name="P43"><text:span text:style-name="T7">// ZIL<text:line-break/>&lt;DO (I &lt;FIRST? .OBJ&gt; &lt;NOT .I&gt; &lt;NEXT? .I&gt;) ...&gt;</text:span></text:p>
      <text:p text:style-name="P14"><text:span text:style-name="T3">Notice that every Pascal-style loop can be transformed into a C-style loop:</text:span></text:p>
      <text:p text:style-name="P43"><text:soft-page-break/><text:span text:style-name="T7">// Pascal-style loops<text:line-break/>&lt;DO (I 1 10) ...&gt;<text:line-break/>&lt;DO (J 10 1 -1) ...&gt;</text:span></text:p>
      <text:p text:style-name="P43"><text:span text:style-name="T7">// C-style equivalents<text:line-break/>&lt;DO (I 1 &lt;G? .I 10&gt; &lt;+ .I 1&gt;) ...&gt;<text:line-break/>&lt;DO (J 10 &lt;L? .J 1&gt; &lt;- .J 1&gt;) ...&gt;</text:span></text:p>
      <text:p text:style-name="P14"><text:span text:style-name="T3">The quirk is that the behavior of DO depends on the syntax you use for each part.</text:span></text:p>
      <text:p text:style-name="P14"><text:span text:style-name="T3">If the third value inside the parens is a complex FORM -- meaning one that isn't a simple LVAL or GVAL, like '.MAX' is -- it's assumed to be a "C-style" exit condition, otherwise it's assumed to be a "Pascal-style" upper/lower bound. Likewise, the optional fourth value is treated as either a C-style mutator or a Pascal-style step size.</text:span></text:p>
      <text:p text:style-name="P14"><text:span text:style-name="T12">More of the DO statement's quirks are demonstrated here:</text:span><text:span text:style-name="T3"> </text:span></text:p>
      <text:p text:style-name="P43"><text:span text:style-name="T7">&lt;ROUTINE GO ()<text:line-break/> <text:s text:c="3"/>&lt;TEST-PASCAL-STYLE&gt;<text:line-break/> <text:s text:c="3"/>&lt;TEST-C-STYLE&gt;<text:line-break/> <text:s text:c="3"/>&lt;TEST-MIXED-STYLE&gt;<text:line-break/> <text:s text:c="3"/>&lt;QUIT&gt;&gt;<text:line-break/><text:line-break/>&lt;CONSTANT C-ONE 1&gt;<text:line-break/>&lt;CONSTANT C-TEN 10&gt;<text:line-break/><text:line-break/>&lt;ROUTINE TEST-PASCAL-STYLE ("AUX" (ONE 1) (TEN 10))<text:line-break/> <text:s text:c="3"/>&lt;TELL "== Pascal style ==" CR&gt;<text:line-break/><text:line-break/> <text:s text:c="3"/>&lt;TELL "Counting from 1 to 10..."&gt;<text:line-break/> <text:s text:c="3"/>;"1 2 3 4 5 6 7 8 9 10"<text:line-break/> <text:s text:c="3"/>&lt;DO (I 1 10)<text:line-break/> <text:s text:c="7"/>(END &lt;CRLF&gt;)<text:line-break/> <text:s text:c="7"/>&lt;TELL " " N .I&gt;&gt;<text:line-break/> <text:s/><text:line-break/> <text:s text:c="3"/>&lt;TELL "Counting from 1 to 10 with step 2..."&gt;<text:line-break/> <text:s text:c="3"/>;"1 3 5 7 9"<text:line-break/> <text:s text:c="3"/>&lt;DO (I 1 10 2)<text:line-break/> <text:s text:c="7"/>(END &lt;CRLF&gt;)<text:line-break/> <text:s text:c="7"/>&lt;TELL " " N .I&gt;&gt;<text:line-break/> <text:s text:c="3"/><text:line-break/> <text:s text:c="3"/>&lt;TELL "Counting from 10 to 1..."&gt;<text:line-break/> <text:s text:c="3"/>;"10 9 8 7 6 5 4 3 2 1"<text:line-break/> <text:s text:c="3"/>&lt;DO (I 10 1)<text:line-break/> <text:s text:c="7"/>(END &lt;CRLF&gt;)<text:line-break/> <text:s text:c="7"/>&lt;TELL " " N .I&gt;&gt;<text:line-break/><text:line-break/> <text:s text:c="3"/>&lt;TELL "Counting from 10 to 1 with step -2..."&gt;<text:line-break/> <text:s text:c="3"/>;"10 8 6 4 2"<text:line-break/> <text:s text:c="3"/>&lt;DO (I 10 1 -2)<text:line-break/> <text:s text:c="7"/>(END &lt;CRLF&gt;)<text:line-break/> <text:s text:c="7"/>&lt;TELL " " N .I&gt;&gt;<text:line-break/><text:line-break/> <text:s text:c="3"/>&lt;TELL "Counting from .ONE to .TEN..."&gt;<text:line-break/> <text:s text:c="3"/>;"1 2 3 4 5 6 7 8 9 10"<text:line-break/> <text:s text:c="3"/>&lt;DO (I .ONE .TEN)<text:line-break/> <text:s text:c="7"/>(END &lt;CRLF&gt;)<text:line-break/> <text:s text:c="7"/>&lt;TELL " " N .I&gt;&gt;<text:line-break/> <text:s text:c="3"/><text:line-break/> <text:s text:c="3"/>&lt;TELL "Counting from .TEN to .ONE..."&gt;<text:line-break/> <text:s text:c="3"/>;"10"<text:line-break/> <text:s text:c="3"/>;"Since the loop bounds aren't FIXes (numeric <text:line-break/><text:tab/>literals), ZILF doesn't know the loop is meant <text:line-break/> <text:tab/>to count down, and it compiles a loop that counts <text:line-break/><text:tab/>up and exits after the first iteration. A DO loop <text:line-break/><text:tab/>whose condition is a constant or simple FORM always <text:line-break/><text:tab/>runs at least once."<text:line-break/> <text:s text:c="3"/>&lt;DO (I .TEN .ONE)<text:line-break/> <text:s text:c="7"/>(END &lt;CRLF&gt;)<text:line-break/> <text:s text:c="7"/>&lt;TELL " " N .I&gt;&gt;<text:line-break/><text:line-break/> <text:s text:c="3"/>&lt;TELL "Counting from 10 to .ONE..."&gt;<text:line-break/> <text:s text:c="3"/>;"10"<text:line-break/> <text:s text:c="3"/>;"See above."<text:line-break/> <text:s text:c="3"/>&lt;DO (I 10 .ONE)<text:line-break/> <text:s text:c="7"/>(END &lt;CRLF&gt;)<text:line-break/> <text:s text:c="7"/>&lt;TELL " " N .I&gt;&gt;<text:line-break/><text:line-break/> <text:s text:c="3"/>&lt;TELL "Counting from .TEN to 1..."&gt;<text:line-break/> <text:s text:c="3"/>;"10"<text:line-break/> <text:s text:c="3"/>;"See above."<text:line-break/> <text:s text:c="3"/>&lt;DO (I .TEN 1)<text:line-break/> <text:s text:c="7"/>(END &lt;CRLF&gt;)<text:line-break/> <text:s text:c="7"/>&lt;TELL " " N .I&gt;&gt;<text:line-break/><text:line-break/> <text:s text:c="3"/>&lt;TELL "Counting from .TEN to .ONE with step -1..."&gt;<text:line-break/> <text:s text:c="3"/>;"10 9 8 7 6 5 4 3 2 1"<text:line-break/> <text:s text:c="3"/>&lt;DO (I .TEN .ONE -1)<text:line-break/> <text:s text:c="7"/>(END &lt;CRLF&gt;)<text:line-break/> <text:s text:c="7"/>&lt;TELL " " N .I&gt;&gt;<text:line-break/><text:line-break/> <text:s text:c="3"/>&lt;TELL "Counting from ,C-TEN to ,C-ONE..."&gt;<text:line-break/> <text:s text:c="3"/>;"10"<text:line-break/> <text:s text:c="3"/>;"Even defining the loop bounds as CONSTANTs won't <text:line-break/><text:tab/>tell ZILF that the loop needs to run backwards."<text:line-break/> <text:s text:c="3"/>&lt;DO (I ,C-TEN ,C-ONE)<text:line-break/> <text:s text:c="7"/>(END &lt;CRLF&gt;)<text:line-break/> <text:s text:c="7"/>&lt;TELL " " N .I&gt;&gt;<text:line-break/><text:line-break/> <text:s text:c="3"/>&lt;TELL "Counting from %,C-TEN to %,C-ONE..."&gt;<text:line-break/> <text:s text:c="3"/>;"10 9 8 7 5 4 3 2 1"<text:line-break/> <text:s text:c="3"/>;"The % forces ,C-TEN to be evaluated at read time, <text:line-break/><text:tab/>so the loop bounds are specified as FIXes, allowing <text:line-break/><text:tab/>ZILF to determine that the loop runs backwards."<text:line-break/> <text:s text:c="3"/>&lt;DO (I %,C-TEN %,C-ONE)<text:line-break/> <text:s text:c="7"/>(END &lt;CRLF&gt;)<text:line-break/> <text:s text:c="7"/>&lt;TELL " " N .I&gt;&gt;<text:line-break/><text:line-break/> <text:s text:c="3"/>&lt;CRLF&gt;&gt;<text:line-break/><text:line-break/>&lt;OBJECT DESK<text:line-break/> <text:s text:c="3"/>(DESC "desk")&gt;<text:line-break/><text:line-break/>&lt;OBJECT MONITOR<text:line-break/> <text:s text:c="3"/>(DESC "monitor")<text:line-break/> <text:s text:c="3"/>(LOC DESK)&gt;<text:line-break/><text:line-break/>&lt;OBJECT KEYBOARD<text:line-break/> <text:s text:c="3"/>(DESC "keyboard")<text:line-break/> <text:s text:c="3"/>(LOC DESK)&gt;<text:line-break/><text:line-break/>&lt;OBJECT MOUSE<text:line-break/> <text:s text:c="3"/>(DESC "mouse")<text:line-break/> <text:s text:c="3"/>(LOC DESK)&gt;<text:line-break/><text:line-break/>&lt;ROUTINE TEST-C-STYLE ()<text:line-break/> <text:s text:c="3"/>&lt;TELL "== C style ==" CR&gt;<text:line-break/><text:line-break/> <text:s text:c="3"/>&lt;TELL "Counting from 10 down to 1..."&gt;<text:line-break/> <text:s text:c="3"/>;"10 9 8 7 6 5 4 3 2 1"<text:line-break/> <text:s text:c="3"/>&lt;DO (I 10 &lt;L? .I 1&gt; &lt;- .I 1&gt;)<text:line-break/> <text:s text:c="7"/>(END &lt;CRLF&gt;)<text:line-break/> <text:s text:c="7"/>&lt;TELL " " N .I&gt;&gt;<text:line-break/> <text:s text:c="3"/><text:line-break/> <text:s text:c="3"/>&lt;TELL "Counting from 10 up (!) to 1..."&gt;<text:line-break/> <text:s text:c="3"/>;""<text:line-break/> <text:s text:c="3"/>;"Nothing is printed, because the exit condition <text:line-break/><text:tab/>is initially true. A DO loop whose condition is <text:line-break/><text:tab/>a complex FORM can exit before the first iteration."<text:line-break/> <text:s text:c="3"/>&lt;DO (I 10 &lt;G? .I 1&gt; &lt;+ .I 1&gt;)<text:line-break/> <text:s text:c="7"/>(END &lt;CRLF&gt;)<text:line-break/> <text:s text:c="7"/>&lt;TELL " " N .I&gt;&gt;<text:line-break/> <text:s text:c="3"/><text:line-break/> <text:s text:c="3"/>&lt;TELL "On the desk:"&gt;<text:line-break/> <text:s text:c="3"/>;"monitor mouse keyboard"<text:line-break/> <text:s text:c="3"/>&lt;DO (I &lt;FIRST? ,DESK&gt; &lt;NOT .I&gt; &lt;NEXT? .I&gt;)<text:line-break/> <text:s text:c="7"/>(END &lt;CRLF&gt;)<text:line-break/> <text:s text:c="7"/>&lt;TELL " " D .I&gt;&gt;<text:line-break/> <text:s text:c="3"/><text:line-break/> <text:s text:c="3"/>&lt;CRLF&gt;&gt;<text:line-break/></text:span></text:p>
      <text:p text:style-name="P43"><text:span text:style-name="T7">&lt;ROUTINE TEST-MIXED-STYLE ()<text:line-break/> <text:s text:c="3"/>&lt;TELL "== Mixed ==" CR&gt;<text:line-break/> <text:s text:c="3"/><text:line-break/> <text:s text:c="3"/>&lt;TELL "Powers of 2 up to 1000:"&gt;<text:line-break/> <text:s text:c="3"/>;"1 2 4 8 16 32 64 128 256 512"<text:line-break/> <text:s text:c="3"/>&lt;DO (I 1 1000 &lt;* .I 2&gt;)<text:line-break/> <text:s text:c="7"/>(END &lt;CRLF&gt;)<text:line-break/> <text:s text:c="7"/>&lt;TELL " " N .I&gt;&gt;<text:line-break/> <text:s text:c="3"/><text:line-break/> <text:s text:c="3"/>&lt;CRLF&gt;&gt;</text:span></text:p>
      <text:p text:style-name="P14"><text:span text:style-name="T3">Highlights:</text:span></text:p>
      <text:p text:style-name="P14"><text:span text:style-name="T3">- Loops can include subsequent code in an (END ...) clause for brevity, e.g. to print a newline after a list.</text:span></text:p>
      <text:p text:style-name="P14"><text:span text:style-name="T3">A Pascal-style DO can *sometimes* determine when it needs to run backwards, even if no step size is provided.</text:span></text:p>
      <text:p text:style-name="P14"><text:span text:style-name="T3">Pascal and C style can be mixed in the same loop, e.g. &lt;DO (I 1 1000 &lt;* .I 2&gt;) ...&gt; to count powers of 2 up to 1000.</text:span></text:p>
      <text:list xml:id="list84752137556093" text:continue-numbering="true" text:style-name="WWNum4">
        <text:list-item>
          <text:list>
            <text:list-item>
              <text:list>
                <text:list-item>
                  <text:p text:style-name="P94"><text:bookmark text:name="_452snld"/><text:span text:style-name="T24">ERASE</text:span></text:p>
                </text:list-item>
              </text:list>
            </text:list-item>
          </text:list>
        </text:list-item>
      </text:list>
      <text:p text:style-name="P39"><text:span text:style-name="T19">&lt;ERASE value&gt;</text:span></text:p>
      <text:p text:style-name="P41"/>
      <text:p text:style-name="P39"><text:span text:style-name="T17">Zapf syntax<text:tab/><text:tab/>Inform syntax</text:span></text:p>
      <text:p text:style-name="P39"><text:span text:style-name="T15">ERASE<text:tab/><text:tab/><text:tab/><text:tab/>erase_line</text:span></text:p>
      <text:p text:style-name="P42"/>
      <text:p text:style-name="P39"><text:span text:style-name="T15">Versions: 4-</text:span></text:p>
      <text:p text:style-name="P24"/>
      <text:p text:style-name="P14"><text:span text:style-name="T3">Versions 4 and 5: if the </text:span><text:span text:style-name="T7">value</text:span><text:span text:style-name="T3"> is 1, erase from the current cursor position to the end of its line in the current window. If the </text:span><text:span text:style-name="T7">value</text:span><text:span text:style-name="T3"> is anything other than 1, do nothing. </text:span></text:p>
      <text:p text:style-name="P14"><text:span text:style-name="T3">Version 6: if the </text:span><text:span text:style-name="T7">value</text:span><text:span text:style-name="T3"> is 1, erase from the current cursor position to the end of the its line in the current window. If not, erase the given number of pixels minus one across from the cursor (clipped to stay inside the right margin). The cursor does not move. </text:span></text:p>
      <text:p text:style-name="P14"><text:span text:style-name="T3">Example:</text:span></text:p>
      <text:p text:style-name="P14"><text:span text:style-name="T7"><text:tab/>&lt;ERASE 1&gt;<text:tab/><text:tab/>--&gt;<text:tab/>Clears from cursor to end of line</text:span></text:p>
      <text:list xml:id="list84753512652283" text:continue-numbering="true" text:style-name="WWNum4">
        <text:list-item>
          <text:list>
            <text:list-item>
              <text:list>
                <text:list-item>
                  <text:p text:style-name="P91"><text:bookmark text:name="_2k82xt6"/><text:span text:style-name="T24">F?</text:span></text:p>
                </text:list-item>
              </text:list>
            </text:list-item>
          </text:list>
        </text:list-item>
      </text:list>
      <text:p text:style-name="P39"><text:span text:style-name="T19">&lt;F? expression&gt;</text:span></text:p>
      <text:p text:style-name="P41"/>
      <text:p text:style-name="P14"><text:span text:style-name="T3">Predicate. Test if </text:span><text:span text:style-name="T7">expression</text:span><text:span text:style-name="T3"> evaluates to false.</text:span></text:p>
      <text:p text:style-name="P14"><text:span text:style-name="T3">Example:</text:span></text:p>
      <text:p text:style-name="P14"><text:span text:style-name="T7"><text:tab/>&lt;F? &lt;=? 1 1&gt;&gt;<text:tab/><text:tab/>--&gt;<text:tab/>False<text:line-break/><text:tab/>&lt;F? &lt;=? 1 2&gt;&gt;<text:tab/><text:tab/>--&gt;<text:tab/>True</text:span></text:p>
      <text:list xml:id="list84751910419546" text:continue-numbering="true" text:style-name="WWNum4">
        <text:list-item>
          <text:list>
            <text:list-item>
              <text:list>
                <text:list-item>
                  <text:p text:style-name="P91"><text:bookmark text:name="_zdd80z"/><text:span text:style-name="T24">FCLEAR</text:span></text:p>
                </text:list-item>
              </text:list>
            </text:list-item>
          </text:list>
        </text:list-item>
      </text:list>
      <text:p text:style-name="P39"><text:span text:style-name="T19">&lt;FCLEAR object flag&gt;</text:span></text:p>
      <text:p text:style-name="P41"/>
      <text:p text:style-name="P39"><text:span text:style-name="T17">Zapf syntax<text:tab/><text:tab/>Inform syntax</text:span></text:p>
      <text:p text:style-name="P39"><text:span text:style-name="T15">FCLEAR<text:tab/><text:tab/><text:tab/>clear_attr</text:span></text:p>
      <text:p text:style-name="P42"/>
      <text:p text:style-name="P39"><text:span text:style-name="T15">All versions</text:span></text:p>
      <text:p text:style-name="P42"><text:soft-page-break/></text:p>
      <text:p text:style-name="P14"><text:span text:style-name="T3">Removes </text:span><text:span text:style-name="T7">flag</text:span><text:span text:style-name="T3"> from </text:span><text:span text:style-name="T7">object</text:span><text:span text:style-name="T3">.</text:span></text:p>
      <text:p text:style-name="P14"><text:span text:style-name="T3">Example:</text:span></text:p>
      <text:p text:style-name="P14"><text:span text:style-name="T3"><text:tab/></text:span><text:span text:style-name="T7">&lt;FCLEAR ,TRAP-DOOR ,OPENBIT&gt;<text:tab/>--&gt;<text:tab/>Marks the trap-door as<text:line-break/><text:tab/><text:tab/><text:tab/><text:tab/><text:tab/><text:tab/><text:tab/><text:tab/>closed</text:span></text:p>
      <text:list xml:id="list84752076270395" text:continue-numbering="true" text:style-name="WWNum4">
        <text:list-item>
          <text:list>
            <text:list-item>
              <text:list>
                <text:list-item>
                  <text:p text:style-name="P91"><text:bookmark text:name="_3jd0qos"/><text:span text:style-name="T24">FIRST?</text:span></text:p>
                </text:list-item>
              </text:list>
            </text:list-item>
          </text:list>
        </text:list-item>
      </text:list>
      <text:p text:style-name="P39"><text:span text:style-name="T19">&lt;FIRST? object&gt;</text:span></text:p>
      <text:p text:style-name="P41"/>
      <text:p text:style-name="P39"><text:span text:style-name="T17">Zapf syntax<text:tab/><text:tab/>Inform syntax</text:span></text:p>
      <text:p text:style-name="P39"><text:span text:style-name="T19">FIRST?<text:tab/><text:tab/><text:tab/>get_child</text:span></text:p>
      <text:p text:style-name="P41"/>
      <text:p text:style-name="P39"><text:span text:style-name="T19">All versions</text:span></text:p>
      <text:p text:style-name="P41"/>
      <text:p text:style-name="P14">Returns the first<text:span text:style-name="T3"> object inside (contained) in the </text:span><text:span text:style-name="T7">object</text:span><text:span text:style-name="T3">. Returns 0 (false) if no object exists.</text:span></text:p>
      <text:p text:style-name="P14"><text:span text:style-name="T3">Example:</text:span></text:p>
      <text:p text:style-name="P14"><text:span text:style-name="T3"><text:tab/></text:span><text:span text:style-name="T7">&lt;SET RM &lt;FIRST? ,ROOMS&gt;&gt;<text:tab/>--&gt; <text:tab/>Sets RM to first object in<text:line-break/><text:tab/><text:tab/><text:tab/><text:tab/><text:tab/><text:tab/><text:tab/>ROOMS. Also evaluates to <text:line-break/><text:tab/><text:tab/><text:tab/><text:tab/><text:tab/><text:tab/><text:tab/>true (all values not 0 is true)</text:span></text:p>
      <text:list xml:id="list84752380491200" text:continue-numbering="true" text:style-name="WWNum4">
        <text:list-item>
          <text:list>
            <text:list-item>
              <text:list>
                <text:list-item>
                  <text:p text:style-name="P91"><text:bookmark text:name="_1yib0wl"/>FONT</text:p>
                </text:list-item>
              </text:list>
            </text:list-item>
          </text:list>
        </text:list-item>
      </text:list>
      <text:p text:style-name="P39"><text:span text:style-name="T19">&lt;FONT number&gt;<text:tab/><text:tab/><text:tab/><text:tab/><text:tab/>;"Version 5"<text:line-break/>&lt;FONT number [window-number]&gt;<text:tab/><text:tab/>;"Versions 6-"</text:span></text:p>
      <text:p text:style-name="P41"/>
      <text:p text:style-name="P39"><text:span text:style-name="T17">Zapf syntax<text:tab/><text:tab/>Inform syntax</text:span></text:p>
      <text:p text:style-name="P39"><text:span text:style-name="T19">FONT<text:tab/><text:tab/><text:tab/><text:tab/>set_font</text:span></text:p>
      <text:p text:style-name="P41"/>
      <text:p text:style-name="P39"><text:span text:style-name="T19">Versions: 5-</text:span></text:p>
      <text:p text:style-name="P22"/>
      <text:p text:style-name="P20">Sets current font to <text:span text:style-name="T19">number</text:span>. Returns old fonts <text:span text:style-name="T19">number</text:span>. If the font <text:span text:style-name="T19">number</text:span> is not available 0 (false) is returned.</text:p>
      <text:p text:style-name="P22"/>
      <table:table table:name="Table11" table:style-name="Table11">
        <table:table-column table:style-name="Table11.A"/>
        <table:table-column table:style-name="Table11.B"/>
        <table:table-row table:style-name="Table11.1">
          <table:table-cell table:style-name="Table11.A1" office:value-type="string">
            <text:p text:style-name="P25"><text:span text:style-name="T3">1</text:span></text:p>
          </table:table-cell>
          <table:table-cell table:style-name="Table11.B1" office:value-type="string">
            <text:p text:style-name="P27"><text:span text:style-name="T3">Normal font</text:span></text:p>
          </table:table-cell>
        </table:table-row>
        <table:table-row table:style-name="Table11.1">
          <table:table-cell table:style-name="Table11.A1" office:value-type="string">
            <text:p text:style-name="P25"><text:span text:style-name="T3">3</text:span></text:p>
          </table:table-cell>
          <table:table-cell table:style-name="Table11.B1" office:value-type="string">
            <text:p text:style-name="P27"><text:span text:style-name="T3">Character graphics font<text:line-break/>(see §16 in </text:span><text:span text:style-name="T2">The Z-Machine Standards Document</text:span><text:span text:style-name="T3">)</text:span></text:p>
          </table:table-cell>
        </table:table-row>
        <table:table-row table:style-name="Table11.1">
          <table:table-cell table:style-name="Table11.A1" office:value-type="string">
            <text:p text:style-name="P25"><text:span text:style-name="T3">4</text:span></text:p>
          </table:table-cell>
          <table:table-cell table:style-name="Table11.B1" office:value-type="string">
            <text:p text:style-name="P27"><text:span text:style-name="T3">Monospace (fixed-pitch) font</text:span></text:p>
          </table:table-cell>
        </table:table-row>
      </table:table>
      <text:p text:style-name="P14"><text:span text:style-name="T3">Example:</text:span></text:p>
      <text:p text:style-name="P14"><text:span text:style-name="T3"><text:tab/></text:span><text:span text:style-name="T7">&lt;FONT 4&gt;<text:tab/>--&gt;<text:tab/>Sets fixed-pitch font. In version 3-4 this is<text:line-break/><text:tab/><text:tab/><text:tab/><text:tab/>done by setting bit 1 of Flags 2 in header<text:line-break/><text:tab/><text:tab/><text:tab/><text:tab/>&lt;PUT 0 8 &lt;BOR &lt;GET 0 8&gt; 2&gt;&gt;</text:span></text:p>
      <text:list xml:id="list84752945743007" text:continue-numbering="true" text:style-name="WWNum4">
        <text:list-item>
          <text:list>
            <text:list-item>
              <text:list>
                <text:list-item>
                  <text:p text:style-name="P91"><text:bookmark text:name="_4ihyjke"/>FSET</text:p>
                </text:list-item>
              </text:list>
            </text:list-item>
          </text:list>
        </text:list-item>
      </text:list>
      <text:p text:style-name="P39"><text:span text:style-name="T19">&lt;FSET object flag&gt;</text:span></text:p>
      <text:p text:style-name="P41"/>
      <text:p text:style-name="P39"><text:span text:style-name="T17">Zapf syntax<text:tab/><text:tab/>Inform syntax</text:span></text:p>
      <text:p text:style-name="P39"><text:span text:style-name="T19">FSET<text:tab/><text:tab/><text:tab/><text:tab/>set_attr</text:span></text:p>
      <text:p text:style-name="P41"/>
      <text:p text:style-name="P39"><text:soft-page-break/><text:span text:style-name="T15">All versions</text:span></text:p>
      <text:p text:style-name="P42"/>
      <text:p text:style-name="P14"><text:span text:style-name="T3">Add </text:span><text:span text:style-name="T7">flag</text:span><text:span text:style-name="T3"> to </text:span><text:span text:style-name="T7">object</text:span><text:span text:style-name="T3">.</text:span></text:p>
      <text:p text:style-name="P14"><text:span text:style-name="T3">Example:</text:span></text:p>
      <text:p text:style-name="P43"><text:span text:style-name="T7">&lt;FSET ,TRAP-DOOR ,OPENBIT&gt;<text:tab/>--&gt;<text:tab/>Marks the trap-door as<text:line-break/><text:tab/><text:tab/><text:tab/><text:tab/><text:tab/><text:tab/><text:tab/><text:tab/>open</text:span></text:p>
      <text:list xml:id="list84752962045325" text:continue-numbering="true" text:style-name="WWNum4">
        <text:list-item>
          <text:list>
            <text:list-item>
              <text:list>
                <text:list-item>
                  <text:p text:style-name="P91"><text:bookmark text:name="_2xn8ts7"/>FSET?</text:p>
                </text:list-item>
              </text:list>
            </text:list-item>
          </text:list>
        </text:list-item>
      </text:list>
      <text:p text:style-name="P39"><text:span text:style-name="T19">&lt;FSET? object flag&gt;</text:span></text:p>
      <text:p text:style-name="P41"/>
      <text:p text:style-name="P39"><text:span text:style-name="T17">Zapf syntax<text:tab/><text:tab/>Inform syntax</text:span></text:p>
      <text:p text:style-name="P39"><text:span text:style-name="T19">FSET?<text:tab/><text:tab/><text:tab/><text:tab/>test_attr</text:span></text:p>
      <text:p text:style-name="P41"/>
      <text:p text:style-name="P39"><text:span text:style-name="T15">All versions</text:span></text:p>
      <text:p text:style-name="P42"/>
      <text:p text:style-name="P14"><text:span text:style-name="T3">Predicate. Tests i</text:span>f the<text:span text:style-name="T3"> </text:span><text:span text:style-name="T7">flag</text:span><text:span text:style-name="T3"> is set on</text:span> the<text:span text:style-name="T3"> </text:span><text:span text:style-name="T7">object</text:span><text:span text:style-name="T3">.</text:span></text:p>
      <text:p text:style-name="P14"><text:span text:style-name="T3">Example:</text:span></text:p>
      <text:p text:style-name="P43"><text:span text:style-name="T7">&lt;FSET? ,TRAP-DOOR ,OPENBIT&gt;<text:tab/>--&gt;<text:tab/>True if OPENBIT is set</text:span></text:p>
      <text:list xml:id="list84753208899859" text:continue-numbering="true" text:style-name="WWNum4">
        <text:list-item>
          <text:list>
            <text:list-item>
              <text:list>
                <text:list-item>
                  <text:p text:style-name="P91"><text:bookmark text:name="_1csj400"/>FSTACK</text:p>
                </text:list-item>
              </text:list>
            </text:list-item>
          </text:list>
        </text:list-item>
      </text:list>
      <text:p text:style-name="P39"><text:span text:style-name="T19">&lt;FSTACK number [stack]&gt;</text:span></text:p>
      <text:p text:style-name="P41"/>
      <text:p text:style-name="P39"><text:span text:style-name="T17">Zapf syntax<text:tab/><text:tab/>Inform syntax</text:span></text:p>
      <text:p text:style-name="P39"><text:span text:style-name="T19">FSTACK<text:tab/><text:tab/><text:tab/>pop / pop_stack</text:span></text:p>
      <text:p text:style-name="P41"/>
      <text:p text:style-name="P39"><text:span text:style-name="T19">Versions: 6-</text:span></text:p>
      <text:p text:style-name="P41"/>
      <text:p text:style-name="P14"><text:span text:style-name="T3">Removes </text:span><text:span text:style-name="T7">number</text:span><text:span text:style-name="T3"> of items from system stack or given </text:span><text:span text:style-name="T7">stack</text:span><text:span text:style-name="T3"> (table).</text:span></text:p>
      <text:p text:style-name="P20">Example:</text:p>
      <text:p text:style-name="P20"><text:span text:style-name="T19"><text:tab/>&lt;PUSH 123&gt; &lt;PUSH 0&gt; &lt;PUSH 0&gt; &lt;PUSH 0&gt; &lt;FSTACK 3&gt; &lt;POP&gt;<text:line-break/><text:tab/><text:tab/>---&gt; 123</text:span></text:p>
      <text:list xml:id="list84753380734735" text:continue-numbering="true" text:style-name="WWNum4">
        <text:list-item>
          <text:list>
            <text:list-item>
              <text:list>
                <text:list-item>
                  <text:p text:style-name="P91"><text:bookmark text:name="_3ws6mnt"/>G?, GRTR?</text:p>
                </text:list-item>
              </text:list>
            </text:list-item>
          </text:list>
        </text:list-item>
      </text:list>
      <text:p text:style-name="P39"><text:span text:style-name="T19">&lt;G? value1 value2&gt;<text:line-break/>&lt;GRTR? Value1 value2&gt;<text:tab/><text:tab/></text:span><text:span text:style-name="T15">;Alternative syntax"</text:span></text:p>
      <text:p text:style-name="P41"/>
      <text:p text:style-name="P39"><text:span text:style-name="T17">Zapf syntax<text:tab/><text:tab/>Inform syntax</text:span></text:p>
      <text:p text:style-name="P39"><text:span text:style-name="T19">GRTR?<text:tab/><text:tab/><text:tab/><text:tab/>Jg</text:span></text:p>
      <text:p text:style-name="P41"/>
      <text:p text:style-name="P39"><text:span text:style-name="T19">All versions</text:span></text:p>
      <text:p text:style-name="P41"/>
      <text:p text:style-name="P14"><text:span text:style-name="T3">Predicate. Returns true if </text:span><text:span text:style-name="T7">value1</text:span><text:span text:style-name="T3"> is greater than </text:span><text:span text:style-name="T7">value2</text:span><text:span text:style-name="T3">, otherwise false.</text:span></text:p>
      <text:p text:style-name="P14"><text:soft-page-break/><text:span text:style-name="T3">Examples:</text:span></text:p>
      <text:p text:style-name="P14"><text:span text:style-name="T3"><text:tab/></text:span><text:span text:style-name="T7">&lt;G? 5 4&gt;<text:tab/>--&gt;<text:tab/>T<text:line-break/><text:tab/>&lt;G? 4 5&gt;<text:tab/>--&gt;<text:tab/>&lt;&gt;</text:span></text:p>
      <text:list xml:id="list84752858284678" text:continue-numbering="true" text:style-name="WWNum4">
        <text:list-item>
          <text:list>
            <text:list-item>
              <text:list>
                <text:list-item>
                  <text:p text:style-name="P91"><text:bookmark text:name="_2bxgwvm"/>G=?</text:p>
                </text:list-item>
              </text:list>
            </text:list-item>
          </text:list>
        </text:list-item>
      </text:list>
      <text:p text:style-name="P39"><text:span text:style-name="T19">&lt;G=? value1 value2&gt;</text:span></text:p>
      <text:p text:style-name="P22"/>
      <text:p text:style-name="P14"><text:span text:style-name="T3">Predicate. Returns true if </text:span><text:span text:style-name="T7">value1</text:span><text:span text:style-name="T3"> is greater or equal to </text:span><text:span text:style-name="T7">value2</text:span><text:span text:style-name="T3">, otherwise false.</text:span></text:p>
      <text:p text:style-name="P14"><text:span text:style-name="T3">Examples:</text:span></text:p>
      <text:p text:style-name="P14"><text:span text:style-name="T3"><text:tab/></text:span><text:span text:style-name="T7">&lt;G=? 5 4&gt;<text:tab/>--&gt;<text:tab/>T<text:line-break/><text:tab/>&lt;G=? 5 5&gt;<text:tab/>--&gt;<text:tab/>T</text:span></text:p>
      <text:list xml:id="list84751908668420" text:continue-numbering="true" text:style-name="WWNum4">
        <text:list-item>
          <text:list>
            <text:list-item>
              <text:list>
                <text:list-item>
                  <text:p text:style-name="P91"><text:bookmark text:name="_r2r73f"/>GET</text:p>
                </text:list-item>
              </text:list>
            </text:list-item>
          </text:list>
        </text:list-item>
      </text:list>
      <text:p text:style-name="P39"><text:span text:style-name="T19">&lt;GET table offset&gt;</text:span></text:p>
      <text:p text:style-name="P41"/>
      <text:p text:style-name="P39"><text:span text:style-name="T17">Zapf syntax<text:tab/><text:tab/>Inform syntax</text:span></text:p>
      <text:p text:style-name="P39"><text:span text:style-name="T19">GET<text:tab/><text:tab/><text:tab/><text:tab/>loadw</text:span></text:p>
      <text:p text:style-name="P41"/>
      <text:p text:style-name="P39"><text:span text:style-name="T19">All versions</text:span></text:p>
      <text:p text:style-name="P41"/>
      <text:p text:style-name="P14"><text:span text:style-name="T3">Returns WORD-record (2 bytes) stored at offset.</text:span></text:p>
      <text:p text:style-name="P14"><text:span text:style-name="T3">Note: </text:span><text:span text:style-name="T8">table</text:span><text:span text:style-name="T3"> is an address in memory so the WORD that is returned is at table+offset*2. It is legal to use, for example, 0 </text:span>as an address<text:span text:style-name="T3"> to retrieve information </text:span>from the header<text:span text:style-name="T3">. </text:span></text:p>
      <text:p text:style-name="P14"><text:span text:style-name="T3">Also see </text:span><text:span text:style-name="T7">BACK</text:span><text:span text:style-name="T3">, </text:span><text:span text:style-name="T7">GETB</text:span><text:span text:style-name="T3">, </text:span><text:span text:style-name="T7">PUT</text:span><text:span text:style-name="T3">, </text:span><text:span text:style-name="T7">PUTB</text:span><text:span text:style-name="T3"> and </text:span><text:span text:style-name="T7">REST</text:span><text:span text:style-name="T3">.</text:span></text:p>
      <text:p text:style-name="P14"><text:span text:style-name="T3">Example:</text:span></text:p>
      <text:p text:style-name="P14"><text:span text:style-name="T7"><text:tab/>&lt;GET &lt;TABLE 0 1 2 3&gt; 2&gt;<text:tab/><text:tab/>--&gt;<text:tab/>2</text:span></text:p>
      <text:list xml:id="list84752222203593" text:continue-numbering="true" text:style-name="WWNum4">
        <text:list-item>
          <text:list>
            <text:list-item>
              <text:list>
                <text:list-item>
                  <text:p text:style-name="P91"><text:bookmark text:name="_3b2epr8"/>GETB</text:p>
                </text:list-item>
              </text:list>
            </text:list-item>
          </text:list>
        </text:list-item>
      </text:list>
      <text:p text:style-name="P39"><text:span text:style-name="T19">&lt;GETB table offset&gt;</text:span></text:p>
      <text:p text:style-name="P41"/>
      <text:p text:style-name="P39"><text:span text:style-name="T17">Zapf syntax<text:tab/><text:tab/>Inform syntax</text:span></text:p>
      <text:p text:style-name="P39"><text:span text:style-name="T19">GETB<text:tab/><text:tab/><text:tab/><text:tab/>loadb</text:span></text:p>
      <text:p text:style-name="P41"/>
      <text:p text:style-name="P39"><text:span text:style-name="T19">All versions</text:span></text:p>
      <text:p text:style-name="P41"/>
      <text:p text:style-name="P14"><text:span text:style-name="T3">Returns BYTE-record (1 byte) stored at offset.<text:line-break/>Note: table is an address in memory so the BYTE that is returned is at table+offset. It is legal to use, for example, 0 </text:span>as an address<text:span text:style-name="T3"> to retrieve information from the header. </text:span></text:p>
      <text:p text:style-name="P14"><text:span text:style-name="T3">Also see </text:span><text:span text:style-name="T7">BACK</text:span><text:span text:style-name="T3">, </text:span><text:span text:style-name="T7">GET</text:span><text:span text:style-name="T3">, </text:span><text:span text:style-name="T7">PUT</text:span><text:span text:style-name="T3">, </text:span><text:span text:style-name="T7">PUTB</text:span><text:span text:style-name="T3"> and </text:span><text:span text:style-name="T7">REST</text:span><text:span text:style-name="T3">.</text:span></text:p>
      <text:p text:style-name="P14"><text:span text:style-name="T3">Example:</text:span></text:p>
      <text:p text:style-name="P43"><text:span text:style-name="T7">&lt;GETB &lt;TABLE (BYTE) !\A !\B !\C !\D&gt; 2&gt;<text:tab/><text:tab/>--&gt;<text:tab/>!\C</text:span></text:p>
      <text:list xml:id="list84752504262824" text:continue-numbering="true" text:style-name="WWNum4">
        <text:list-item>
          <text:list>
            <text:list-item>
              <text:list>
                <text:list-item>
                  <text:p text:style-name="P91"><text:bookmark text:name="_1q7ozz1"/>GETP</text:p>
                </text:list-item>
              </text:list>
            </text:list-item>
          </text:list>
        </text:list-item>
      </text:list>
      <text:p text:style-name="P39"><text:span text:style-name="T19">&lt;GETP object property&gt;</text:span></text:p>
      <text:p text:style-name="P41"/>
      <text:p text:style-name="P39"><text:soft-page-break/><text:span text:style-name="T17">Zapf syntax<text:tab/><text:tab/>Inform syntax</text:span></text:p>
      <text:p text:style-name="P39"><text:span text:style-name="T19">GETP<text:tab/><text:tab/><text:tab/><text:tab/>get_prop</text:span></text:p>
      <text:p text:style-name="P41"/>
      <text:p text:style-name="P39"><text:span text:style-name="T19">All versions</text:span></text:p>
      <text:p text:style-name="P41"/>
      <text:p text:style-name="P14"><text:span text:style-name="T3">Get </text:span><text:span text:style-name="T7">property</text:span><text:span text:style-name="T3"> from the </text:span><text:span text:style-name="T7">object</text:span><text:span text:style-name="T3">. Returns default value if </text:span><text:span text:style-name="T7">property</text:span><text:span text:style-name="T3"> is not declared in the </text:span><text:span text:style-name="T7">object</text:span><text:span text:style-name="T3">.</text:span></text:p>
      <text:p text:style-name="P14"><text:span text:style-name="T3">Example:</text:span></text:p>
      <text:p text:style-name="P14"><text:span text:style-name="T7"><text:tab/>&lt;OBJECT MYOBJ (MYPROP 123)&gt;<text:line-break/><text:line-break/><text:tab/>&lt;GETP ,MYOBJ ,P?MYPROP&gt;<text:tab/>--&gt;<text:tab/>123</text:span></text:p>
      <text:list xml:id="list84752124259440" text:continue-numbering="true" text:style-name="WWNum4">
        <text:list-item>
          <text:list>
            <text:list-item>
              <text:list>
                <text:list-item>
                  <text:p text:style-name="P91"><text:bookmark text:name="_4a7cimu"/>GETPT</text:p>
                </text:list-item>
              </text:list>
            </text:list-item>
          </text:list>
        </text:list-item>
      </text:list>
      <text:p text:style-name="P39"><text:span text:style-name="T19">&lt;GETPT object property&gt;</text:span></text:p>
      <text:p text:style-name="P41"/>
      <text:p text:style-name="P39"><text:span text:style-name="T17">Zapf syntax<text:tab/><text:tab/>Inform syntax</text:span></text:p>
      <text:p text:style-name="P39"><text:span text:style-name="T19">GETPT<text:tab/><text:tab/><text:tab/><text:tab/>get_prop_addr</text:span></text:p>
      <text:p text:style-name="P41"/>
      <text:p text:style-name="P39"><text:span text:style-name="T19">All versions</text:span></text:p>
      <text:p text:style-name="P41"/>
      <text:p text:style-name="P14"><text:span text:style-name="T3">Get </text:span><text:span text:style-name="T7">property</text:span><text:span text:style-name="T3"> </text:span>address<text:span text:style-name="T3"> from </text:span><text:span text:style-name="T7">object</text:span><text:span text:style-name="T3">. Returns 0 (false) if </text:span><text:span text:style-name="T7">property</text:span><text:span text:style-name="T3"> is not declared in the </text:span><text:span text:style-name="T7">object</text:span><text:span text:style-name="T3">.</text:span></text:p>
      <text:p text:style-name="P14"><text:span text:style-name="T3">Example:</text:span></text:p>
      <text:p text:style-name="P14"><text:span text:style-name="T7"><text:tab/>&lt;OBJECT MYOBJ (MYPROP 123)&gt;<text:line-break/><text:line-break/><text:tab/>&lt;GET &lt;GETPT ,MYOBJ ,P?MYPROP&gt; 0&gt;<text:tab/>--&gt;<text:tab/>123<text:line-break/><text:tab/>&lt;GETPT ,MYOBJ ,P?MYPROP2&gt;<text:tab/><text:tab/>--&gt;<text:tab/>0</text:span></text:p>
      <text:list xml:id="list84753373296051" text:continue-numbering="true" text:style-name="WWNum4">
        <text:list-item>
          <text:list>
            <text:list-item>
              <text:list>
                <text:list-item>
                  <text:p text:style-name="P91"><text:bookmark text:name="_2pcmsun"/>GVAL</text:p>
                </text:list-item>
              </text:list>
            </text:list-item>
          </text:list>
        </text:list-item>
      </text:list>
      <text:p text:style-name="P39"><text:span text:style-name="T19">&lt;GVAL name&gt;<text:line-break/>,name<text:tab/><text:tab/><text:tab/><text:tab/></text:span><text:span text:style-name="T15">;Alternative syntax"</text:span></text:p>
      <text:p text:style-name="P22"/>
      <text:p text:style-name="P14"><text:span text:style-name="T3">Get value of global variable </text:span><text:span text:style-name="T7">name</text:span><text:span text:style-name="T3">. More often used in its short form "</text:span><text:span text:style-name="T7">,name</text:span><text:span text:style-name="T3">". </text:span></text:p>
      <text:p text:style-name="P14"><text:span text:style-name="T3">Example:</text:span></text:p>
      <text:p text:style-name="P14"><text:span text:style-name="T7"><text:tab/>&lt;GLOBAL X 5&gt;<text:line-break/><text:line-break/><text:tab/>&lt;GVAL X&gt;<text:tab/>--&gt;<text:tab/>5<text:line-break/><text:tab/>,X<text:tab/><text:tab/>--&gt;<text:tab/>5</text:span></text:p>
      <text:list xml:id="list84753607315333" text:continue-numbering="true" text:style-name="WWNum4">
        <text:list-item>
          <text:list>
            <text:list-item>
              <text:list>
                <text:list-item>
                  <text:p text:style-name="P91"><text:bookmark text:name="_14hx32g"/>HLIGHT</text:p>
                </text:list-item>
              </text:list>
            </text:list-item>
          </text:list>
        </text:list-item>
      </text:list>
      <text:p text:style-name="P39"><text:span text:style-name="T19">&lt;HLIGHT style&gt;</text:span></text:p>
      <text:p text:style-name="P41"/>
      <text:p text:style-name="P39"><text:span text:style-name="T17">Zapf syntax<text:tab/><text:tab/>Inform syntax</text:span></text:p>
      <text:p text:style-name="P39"><text:span text:style-name="T19">HLIGHT<text:tab/><text:tab/><text:tab/>set_text_style</text:span></text:p>
      <text:p text:style-name="P41"/>
      <text:p text:style-name="P39"><text:span text:style-name="T19">Versions: 4-</text:span></text:p>
      <text:p text:style-name="P41"/>
      <text:p text:style-name="P14"><text:span text:style-name="T3">Set text to </text:span><text:span text:style-name="T8">style</text:span><text:span text:style-name="T3">. It </text:span>is possible<text:span text:style-name="T3"> to combine styles.</text:span></text:p>
      <table:table table:name="Table12" table:style-name="Table12">
        <table:table-column table:style-name="Table12.A"/>
        <table:table-column table:style-name="Table12.B"/>
        <text:soft-page-break/>
        <table:table-row table:style-name="Table12.1">
          <table:table-cell table:style-name="Table12.A1" office:value-type="string">
            <text:p text:style-name="P25"><text:span text:style-name="T3">0</text:span></text:p>
          </table:table-cell>
          <table:table-cell table:style-name="Table12.B1" office:value-type="string">
            <text:p text:style-name="P27"><text:span text:style-name="T3">Normal</text:span></text:p>
          </table:table-cell>
        </table:table-row>
        <table:table-row table:style-name="Table12.1">
          <table:table-cell table:style-name="Table12.A1" office:value-type="string">
            <text:p text:style-name="P25"><text:span text:style-name="T3">1</text:span></text:p>
          </table:table-cell>
          <table:table-cell table:style-name="Table12.B1" office:value-type="string">
            <text:p text:style-name="P27"><text:span text:style-name="T3">Inverse</text:span></text:p>
          </table:table-cell>
        </table:table-row>
        <table:table-row table:style-name="Table12.1">
          <table:table-cell table:style-name="Table12.A1" office:value-type="string">
            <text:p text:style-name="P25"><text:span text:style-name="T3">2</text:span></text:p>
          </table:table-cell>
          <table:table-cell table:style-name="Table12.B1" office:value-type="string">
            <text:p text:style-name="P27"><text:span text:style-name="T3">Bold</text:span></text:p>
          </table:table-cell>
        </table:table-row>
        <table:table-row table:style-name="Table12.1">
          <table:table-cell table:style-name="Table12.A1" office:value-type="string">
            <text:p text:style-name="P25"><text:span text:style-name="T3">4</text:span></text:p>
          </table:table-cell>
          <table:table-cell table:style-name="Table12.B1" office:value-type="string">
            <text:p text:style-name="P27"><text:span text:style-name="T3">Italic</text:span></text:p>
          </table:table-cell>
        </table:table-row>
        <table:table-row table:style-name="Table12.1">
          <table:table-cell table:style-name="Table12.A1" office:value-type="string">
            <text:p text:style-name="P25"><text:span text:style-name="T3">8</text:span></text:p>
          </table:table-cell>
          <table:table-cell table:style-name="Table12.B1" office:value-type="string">
            <text:p text:style-name="P27"><text:span text:style-name="T3">Monospace</text:span></text:p>
          </table:table-cell>
        </table:table-row>
      </table:table>
      <text:p text:style-name="P14"><text:span text:style-name="T7"><text:line-break/></text:span><text:span text:style-name="T3">Example:</text:span></text:p>
      <text:p text:style-name="P14"><text:span text:style-name="T3"><text:tab/></text:span><text:span text:style-name="T7">&lt;HLIGHT 2&gt;<text:tab/><text:tab/>--&gt;<text:tab/>Set font to bold</text:span></text:p>
      <text:list xml:id="list84752491891736" text:continue-numbering="true" text:style-name="WWNum4">
        <text:list-item>
          <text:list>
            <text:list-item>
              <text:list>
                <text:list-item>
                  <text:p text:style-name="P91"><text:bookmark text:name="_3ohklq9"/>IFFLAG</text:p>
                </text:list-item>
              </text:list>
            </text:list-item>
          </text:list>
        </text:list-item>
      </text:list>
      <text:p text:style-name="P39"><text:span text:style-name="T19">&lt;IFFLAG (compilation-flag-condition expressions...) ...&gt;</text:span></text:p>
      <text:p text:style-name="P41"/>
      <text:p text:style-name="P20"><text:span text:style-name="T19">IFFLAG</text:span> inside a <text:span text:style-name="T19">ROUTINE</text:span> have the same behaviour as <text:span text:style-name="T19">IFFLAG</text:span> outside.See <text:span text:style-name="T19">IFFLAG</text:span> (outside <text:span text:style-name="T19">ROUTINE</text:span>) for more information.</text:p>
      <text:list xml:id="list84752692195410" text:continue-numbering="true" text:style-name="WWNum4">
        <text:list-item>
          <text:list>
            <text:list-item>
              <text:list>
                <text:list-item>
                  <text:p text:style-name="P91"><text:bookmark text:name="_23muvy2"/>IGRTR?</text:p>
                </text:list-item>
              </text:list>
            </text:list-item>
          </text:list>
        </text:list-item>
      </text:list>
      <text:p text:style-name="P39"><text:span text:style-name="T19">&lt;IGRTR? name value&gt;</text:span></text:p>
      <text:p text:style-name="P41"/>
      <text:p text:style-name="P39"><text:span text:style-name="T17">Zapf syntax<text:tab/><text:tab/>Inform syntax</text:span></text:p>
      <text:p text:style-name="P39"><text:span text:style-name="T19">IGRTR?<text:tab/><text:tab/><text:tab/>inc_chk</text:span></text:p>
      <text:p text:style-name="P41"/>
      <text:p text:style-name="P39"><text:span text:style-name="T19">All versions</text:span></text:p>
      <text:p text:style-name="P41"/>
      <text:p text:style-name="P14"><text:span text:style-name="T3">Predicate. Increase variable (signed) </text:span><text:span text:style-name="T7">name</text:span><text:span text:style-name="T3"> with 1and returns true if variable </text:span><text:span text:style-name="T7">name</text:span><text:span text:style-name="T3"> is lower than </text:span><text:span text:style-name="T7">value</text:span><text:span text:style-name="T3">, otherwise returns false.</text:span></text:p>
      <text:p text:style-name="P14"><text:span text:style-name="T3">Example:</text:span></text:p>
      <text:p text:style-name="P14"><text:span text:style-name="T3"><text:tab/></text:span><text:span text:style-name="T7">&lt;ROUTINE TEST-IGRTR? (X) <text:line-break/><text:tab/><text:tab/>&lt;PRINTN &lt;IGRTR? X 100&gt;&gt;<text:line-break/><text:tab/><text:tab/>&lt;CRLF&gt; <text:line-break/><text:tab/><text:tab/>&lt;PRINTN .X&gt;<text:line-break/><text:tab/>&gt;<text:line-break/><text:line-break/><text:tab/>&lt;TEST-IGRTR? 100&gt;<text:tab/>--&gt;<text:tab/>"1\n101"<text:line-break/><text:tab/>&lt;TEST-IGRTR? 99&gt;<text:tab/>--&gt;<text:tab/>"0\n100"</text:span><text:span text:style-name="T3"> </text:span></text:p>
      <text:list xml:id="list84753460336644" text:continue-numbering="true" text:style-name="WWNum4">
        <text:list-item>
          <text:list>
            <text:list-item>
              <text:list>
                <text:list-item>
                  <text:p text:style-name="P91"><text:bookmark text:name="_is565v"/>IN?</text:p>
                </text:list-item>
              </text:list>
            </text:list-item>
          </text:list>
        </text:list-item>
      </text:list>
      <text:p text:style-name="P39"><text:span text:style-name="T19">&lt;IN? object1 object2&gt;</text:span></text:p>
      <text:p text:style-name="P41"/>
      <text:p text:style-name="P39"><text:span text:style-name="T17">Zapf syntax<text:tab/><text:tab/>Inform syntax</text:span></text:p>
      <text:p text:style-name="P39"><text:span text:style-name="T19">IN?<text:tab/><text:tab/><text:tab/><text:tab/>jin</text:span></text:p>
      <text:p text:style-name="P41"/>
      <text:p text:style-name="P39"><text:span text:style-name="T19">All versions</text:span></text:p>
      <text:p text:style-name="P41"/>
      <text:p text:style-name="P15"><text:span text:style-name="T3">Predicate. Returns true if </text:span><text:span text:style-name="T7">object1</text:span><text:span text:style-name="T3"> is in </text:span><text:span text:style-name="T7">object2</text:span><text:span text:style-name="T3"> (</text:span><text:span text:style-name="T7">object1</text:span><text:span text:style-name="T3"> has </text:span><text:span text:style-name="T7">object2</text:span><text:span text:style-name="T3"> as parent),otherwise false.</text:span></text:p>
      <text:p text:style-name="P15"><text:span text:style-name="T3">Example:</text:span></text:p>
      <text:p text:style-name="P44"><text:span text:style-name="T7">&lt;OBJECT ANIMAL&gt;<text:line-break/>&lt;OBJECT CAT (LOC ANIMAL)&gt;<text:line-break/><text:line-break/>&lt;IN? ,CAT ,ANIMAL&gt;<text:tab/>--&gt;<text:tab/>T<text:line-break/>&lt;IN? ,ANIMAL ,CAT&gt;<text:tab/>--&gt;<text:tab/>&lt;&gt;</text:span></text:p>
      <text:list xml:id="list84752604080985" text:continue-numbering="true" text:style-name="WWNum4">
        <text:list-item>
          <text:list>
            <text:list-item>
              <text:list>
                <text:list-item>
                  <text:p text:style-name="P91"><text:bookmark text:name="_32rsoto"/>INC</text:p>
                </text:list-item>
              </text:list>
            </text:list-item>
          </text:list>
        </text:list-item>
      </text:list>
      <text:p text:style-name="P39"><text:span text:style-name="T19">&lt;INC name&gt;</text:span></text:p>
      <text:p text:style-name="P41"/>
      <text:p text:style-name="P39"><text:span text:style-name="T17">Zapf syntax<text:tab/><text:tab/>Inform syntax</text:span></text:p>
      <text:p text:style-name="P39"><text:span text:style-name="T19">INC<text:tab/><text:tab/><text:tab/><text:tab/>inc</text:span></text:p>
      <text:p text:style-name="P41"/>
      <text:p text:style-name="P39"><text:span text:style-name="T19">All versions</text:span></text:p>
      <text:p text:style-name="P22"><text:soft-page-break/></text:p>
      <text:p text:style-name="P14"><text:span text:style-name="T3">Increment </text:span><text:span text:style-name="T7">name</text:span><text:span text:style-name="T3"> by 1. (This is signed, so -1 increments to 0)</text:span></text:p>
      <text:p text:style-name="P14"><text:span text:style-name="T3">Example:</text:span></text:p>
      <text:p text:style-name="P14"><text:span text:style-name="T7"><text:tab/>&lt;GLOBAL X 5&gt;<text:line-break/><text:line-break/><text:tab/>&lt;INC ,X&gt;<text:tab/>--&gt;<text:tab/>X=6 <text:s/></text:span></text:p>
      <text:list xml:id="list84752953979165" text:continue-numbering="true" text:style-name="WWNum4">
        <text:list-item>
          <text:list>
            <text:list-item>
              <text:list>
                <text:list-item>
                  <text:p text:style-name="P91"><text:bookmark text:name="_1hx2z1h"/>INPUT</text:p>
                </text:list-item>
              </text:list>
            </text:list-item>
          </text:list>
        </text:list-item>
      </text:list>
      <text:p text:style-name="P39"><text:span text:style-name="T19">&lt;INPUT 1 [time] [routine]&gt;</text:span></text:p>
      <text:p text:style-name="P41"/>
      <text:p text:style-name="P39"><text:span text:style-name="T17">Zapf syntax<text:tab/><text:tab/>Inform syntax</text:span></text:p>
      <text:p text:style-name="P39"><text:span text:style-name="T19">INPUT<text:tab/><text:tab/><text:tab/><text:tab/>read_char</text:span></text:p>
      <text:p text:style-name="P41"/>
      <text:p text:style-name="P39"><text:span text:style-name="T19">Versions: 4-</text:span></text:p>
      <text:p text:style-name="P22"/>
      <text:p text:style-name="P14"><text:span text:style-name="T7">INPUT</text:span><text:span text:style-name="T3"> reads a single character from the keyboard. Calls routine every time*0.1 s. If routine returns true input is aborted.</text:span></text:p>
      <text:p text:style-name="P14"><text:span text:style-name="T3">Examples:</text:span></text:p>
      <text:p text:style-name="P14"><text:span text:style-name="T7"><text:tab/>&lt;INPUT 1&gt;<text:tab/>--&gt;<text:tab/>Wait for keypress<text:line-break/><text:line-break/><text:tab/>&lt;ROUTINE WAIT-TWO-SECONDS () <text:line-break/> <text:tab/><text:tab/>&lt;INPUT 1 20 ABORT-WAIT&gt;<text:line-break/> <text:tab/>&gt;<text:line-break/><text:line-break/> <text:tab/>&lt;ROUTINE ABORT-WAIT () &lt;RETURN T&gt;&gt;<text:line-break/><text:line-break/><text:tab/>&lt;WAIT-TWO-SECONDS&gt;<text:tab/>--&gt; <text:s/>Pause two seconds (if not <text:line-break/><text:tab/><text:tab/><text:tab/><text:tab/><text:tab/><text:tab/>interrupted by a keypress <text:line-break/><text:tab/><text:tab/><text:tab/><text:tab/><text:tab/><text:tab/>from the keyboard</text:span></text:p>
      <text:list xml:id="list84753250377156" text:continue-numbering="true" text:style-name="WWNum4">
        <text:list-item>
          <text:list>
            <text:list-item>
              <text:list>
                <text:list-item>
                  <text:p text:style-name="P91"><text:bookmark text:name="_41wqhpa"/>INTBL?</text:p>
                </text:list-item>
              </text:list>
            </text:list-item>
          </text:list>
        </text:list-item>
      </text:list>
      <text:p text:style-name="P39"><text:span text:style-name="T19">&lt;INTBL? value table length [form]&gt;<text:tab/><text:tab/>;"Version 5"<text:line-break/>&lt;INTBL? value table length&gt;<text:tab/><text:tab/><text:tab/>;"Version 4, 6-"</text:span></text:p>
      <text:p text:style-name="P41"/>
      <text:p text:style-name="P39"><text:span text:style-name="T17">Zapf syntax<text:tab/><text:tab/>Inform syntax</text:span></text:p>
      <text:p text:style-name="P39"><text:span text:style-name="T19">INTBL?<text:tab/><text:tab/><text:tab/>scan_table</text:span></text:p>
      <text:p text:style-name="P41"/>
      <text:p text:style-name="P39"><text:span text:style-name="T19">Versions: 4-</text:span></text:p>
      <text:p text:style-name="P41"/>
      <text:p text:style-name="P14"><text:span text:style-name="T3">Predicate. Returns </text:span><text:span text:style-name="T8">value</text:span><text:span text:style-name="T3"> if </text:span><text:span text:style-name="T8">value</text:span><text:span text:style-name="T3"> is in </text:span><text:span text:style-name="T8">table</text:span><text:span text:style-name="T3"> of </text:span><text:span text:style-name="T8">length</text:span><text:span text:style-name="T3">, otherwise 0.</text:span></text:p>
      <text:p text:style-name="P14"><text:span text:style-name="T3">In version </text:span>5 the <text:span text:style-name="T19">form</text:span><text:span text:style-name="T3"> describes the field where bit 7 is set for words <text:s/>and clear for bytes, rest defines the length </text:span>of the field<text:span text:style-name="T3">.</text:span></text:p>
      <text:p text:style-name="P14"><text:span text:style-name="T3">Examples:</text:span></text:p>
      <text:p text:style-name="P14"><text:span text:style-name="T7"><text:tab/>&lt;INTBLE? 3 &lt;TABLE 1 2 3 4&gt; 4&gt;<text:tab/>--&gt; <text:tab/>3<text:line-break/><text:tab/>&lt;INTBLE? 6 &lt;TABLE 1 2 3 4&gt; 4&gt;<text:tab/>--&gt; <text:tab/>0<text:line-break/><text:tab/>&lt;INTBL? 8 &lt;TABLE (BYTE) 2 0 1 4 0 1 8 0 1&gt; 9 3&gt;</text:span><text:span text:style-name="T19"><text:tab/></text:span><text:span text:style-name="T7">--&gt;<text:tab/>8<text:tab/><text:tab/><text:tab/><text:tab/><text:tab/><text:tab/><text:tab/><text:tab/><text:tab/><text:tab/><text:tab/><text:tab/>;"Ver</text:span><text:span text:style-name="T19"> 8</text:span><text:span text:style-name="T7">"</text:span></text:p>
      <text:list xml:id="list84753968810796" text:continue-numbering="true" text:style-name="WWNum4">
        <text:list-item>
          <text:list>
            <text:list-item>
              <text:list>
                <text:list-item>
                  <text:p text:style-name="P91"><text:bookmark text:name="_2h20rx3"/>IRESTORE</text:p>
                </text:list-item>
              </text:list>
            </text:list-item>
          </text:list>
        </text:list-item>
      </text:list>
      <text:p text:style-name="P39"><text:span text:style-name="T19">&lt;IRESTORE&gt;</text:span></text:p>
      <text:p text:style-name="P41"/>
      <text:p text:style-name="P39"><text:span text:style-name="T17">Zapf syntax<text:tab/><text:tab/>Inform syntax</text:span></text:p>
      <text:p text:style-name="P39"><text:span text:style-name="T19">IRESTORE<text:tab/><text:tab/><text:tab/>restore_undo</text:span></text:p>
      <text:p text:style-name="P41"/>
      <text:p text:style-name="P39"><text:span text:style-name="T19">Versions: 5-</text:span></text:p>
      <text:p text:style-name="P41"/>
      <text:p text:style-name="P14"><text:span text:style-name="T3">Restores game state saved to memory by </text:span><text:span text:style-name="T7">ISAVE</text:span><text:span text:style-name="T3"> (undo). </text:span></text:p>
      <text:list xml:id="list84753833758204" text:continue-numbering="true" text:style-name="WWNum4">
        <text:list-item>
          <text:list>
            <text:list-item>
              <text:list>
                <text:list-item>
                  <text:p text:style-name="P91"><text:bookmark text:name="_w7b24w"/><text:soft-page-break/>ISAVE</text:p>
                </text:list-item>
              </text:list>
            </text:list-item>
          </text:list>
        </text:list-item>
      </text:list>
      <text:p text:style-name="P39"><text:span text:style-name="T19">&lt;ISAVE&gt;</text:span></text:p>
      <text:p text:style-name="P41"/>
      <text:p text:style-name="P39"><text:span text:style-name="T17">Zapf syntax<text:tab/><text:tab/>Inform syntax</text:span></text:p>
      <text:p text:style-name="P39"><text:span text:style-name="T19">ISAVE<text:tab/><text:tab/><text:tab/><text:tab/>save_undo</text:span></text:p>
      <text:p text:style-name="P41"/>
      <text:p text:style-name="P20"><text:span text:style-name="T19"><text:tab/>Versions: 5-</text:span></text:p>
      <text:p text:style-name="P22"/>
      <text:p text:style-name="P14"><text:span text:style-name="T3">Save game state to memory that later can be restored by </text:span><text:span text:style-name="T7">IRESTORE</text:span><text:span text:style-name="T3"> (undo). Returns 0 if </text:span><text:span text:style-name="T7">ISAVE</text:span><text:span text:style-name="T3"> fails, 1 if it is successful and -1 if the </text:span>interpreter does<text:span text:style-name="T3"> not handle undo.</text:span></text:p>
      <text:list xml:id="list84753380501624" text:continue-numbering="true" text:style-name="WWNum4">
        <text:list-item>
          <text:list>
            <text:list-item>
              <text:list>
                <text:list-item>
                  <text:p text:style-name="P91"><text:bookmark text:name="_3g6yksp"/>ITABLE</text:p>
                </text:list-item>
              </text:list>
            </text:list-item>
          </text:list>
        </text:list-item>
      </text:list>
      <text:p text:style-name="P39"><text:span text:style-name="T15">&lt;ITABLE [specifier] count [(flags...)] defaults ...&gt;</text:span></text:p>
      <text:p text:style-name="P21"/>
      <text:p text:style-name="P14"><text:span text:style-name="T3">Defines a table of </text:span><text:span text:style-name="T7">count</text:span><text:span text:style-name="T3"> elements filled with default values: either zeros or, if the </text:span><text:span text:style-name="T7">default</text:span><text:span text:style-name="T3"> list is specified, the specified list of values repeated until the table is full.</text:span></text:p>
      <text:p text:style-name="P14"><text:span text:style-name="T3">The optional </text:span><text:span text:style-name="T7">specifier</text:span><text:span text:style-name="T3"> may be the atoms </text:span><text:span text:style-name="T7">NONE</text:span><text:span text:style-name="T3">, </text:span><text:span text:style-name="T7">BYTE</text:span><text:span text:style-name="T3">, or </text:span><text:span text:style-name="T7">WORD</text:span><text:span text:style-name="T3">. </text:span><text:span text:style-name="T7">BYTE</text:span><text:span text:style-name="T3"> and </text:span><text:span text:style-name="T7">WORD</text:span><text:span text:style-name="T3"> change the type of the table and also turn on the length marker (element 0 in the table contains the length of the table), This can also be done with the flags (see </text:span><text:span text:style-name="T7">TABLE</text:span><text:span text:style-name="T3"> about flags).</text:span></text:p>
      <text:p text:style-name="P14"><text:span text:style-name="T3">Examples:</text:span></text:p>
      <text:p text:style-name="Standard"><text:span text:style-name="T16"><text:tab/>&lt;ITABLE 4 0&gt; <text:s/>--&gt;</text:span></text:p>
      <table:table table:name="Table13" table:style-name="Table13">
        <table:table-column table:style-name="Table13.A"/>
        <table:table-column table:style-name="Table13.B"/>
        <table:table-column table:style-name="Table13.C"/>
        <table:table-column table:style-name="Table13.B"/>
        <table:table-row table:style-name="Table13.1">
          <table:table-cell table:style-name="Table13.A1" office:value-type="string">
            <text:p text:style-name="P25"><text:span text:style-name="T7">Element 0<text:line-break/>WORD</text:span></text:p>
          </table:table-cell>
          <table:table-cell table:style-name="Table13.A1" office:value-type="string">
            <text:p text:style-name="P25"><text:span text:style-name="T7">Element 1<text:line-break/>WORD</text:span></text:p>
          </table:table-cell>
          <table:table-cell table:style-name="Table13.A1" office:value-type="string">
            <text:p text:style-name="P25"><text:span text:style-name="T7">Element 2<text:line-break/>WORD</text:span></text:p>
          </table:table-cell>
          <table:table-cell table:style-name="Table13.D1" office:value-type="string">
            <text:p text:style-name="P25"><text:span text:style-name="T7">Element 3<text:line-break/>WORD</text:span></text:p>
          </table:table-cell>
        </table:table-row>
        <table:table-row table:style-name="Table13.1">
          <table:table-cell table:style-name="Table13.A1" office:value-type="string">
            <text:p text:style-name="P25"><text:span text:style-name="T7">0</text:span></text:p>
          </table:table-cell>
          <table:table-cell table:style-name="Table13.A1" office:value-type="string">
            <text:p text:style-name="P25"><text:span text:style-name="T7">0</text:span></text:p>
          </table:table-cell>
          <table:table-cell table:style-name="Table13.A1" office:value-type="string">
            <text:p text:style-name="P25"><text:span text:style-name="T7">0</text:span></text:p>
          </table:table-cell>
          <table:table-cell table:style-name="Table13.D1" office:value-type="string">
            <text:p text:style-name="P25"><text:span text:style-name="T7">0</text:span></text:p>
          </table:table-cell>
        </table:table-row>
      </table:table>
      <text:p text:style-name="Standard"><text:span text:style-name="T16"><text:tab/></text:span></text:p>
      <text:p text:style-name="Standard"><text:span text:style-name="T16"><text:tab/>&lt;ITABLE (BYTE LENGTH) 4 0&gt; <text:s/>--&gt;</text:span></text:p>
      <table:table table:name="Table14" table:style-name="Table14">
        <table:table-column table:style-name="Table14.A" table:number-columns-repeated="2"/>
        <table:table-column table:style-name="Table14.C"/>
        <table:table-column table:style-name="Table14.D"/>
        <table:table-column table:style-name="Table14.E"/>
        <table:table-row table:style-name="Table14.1">
          <table:table-cell table:style-name="Table14.A1" office:value-type="string">
            <text:p text:style-name="P25"><text:span text:style-name="T7">Element 0<text:line-break/>BYTE</text:span></text:p>
          </table:table-cell>
          <table:table-cell table:style-name="Table14.A1" office:value-type="string">
            <text:p text:style-name="P25"><text:span text:style-name="T7">Element 1<text:line-break/>BYTE</text:span></text:p>
          </table:table-cell>
          <table:table-cell table:style-name="Table14.A1" office:value-type="string">
            <text:p text:style-name="P25"><text:span text:style-name="T7">Element 2<text:line-break/>BYTE</text:span></text:p>
          </table:table-cell>
          <table:table-cell table:style-name="Table14.A1" office:value-type="string">
            <text:p text:style-name="P25"><text:span text:style-name="T7">Element 3<text:line-break/>BYTE</text:span></text:p>
          </table:table-cell>
          <table:table-cell table:style-name="Table14.E1" office:value-type="string">
            <text:p text:style-name="P25"><text:span text:style-name="T7">Element 4<text:line-break/>BYTE</text:span></text:p>
          </table:table-cell>
        </table:table-row>
        <table:table-row table:style-name="Table14.1">
          <table:table-cell table:style-name="Table14.A1" office:value-type="string">
            <text:p text:style-name="P25"><text:span text:style-name="T7">4</text:span></text:p>
          </table:table-cell>
          <table:table-cell table:style-name="Table14.A1" office:value-type="string">
            <text:p text:style-name="P25"><text:span text:style-name="T7">0</text:span></text:p>
          </table:table-cell>
          <table:table-cell table:style-name="Table14.A1" office:value-type="string">
            <text:p text:style-name="P25"><text:span text:style-name="T7">0</text:span></text:p>
          </table:table-cell>
          <table:table-cell table:style-name="Table14.A1" office:value-type="string">
            <text:p text:style-name="P25"><text:span text:style-name="T7">0</text:span></text:p>
          </table:table-cell>
          <table:table-cell table:style-name="Table14.E1" office:value-type="string">
            <text:p text:style-name="P25"><text:span text:style-name="T7">0</text:span></text:p>
          </table:table-cell>
        </table:table-row>
      </table:table>
      <text:p text:style-name="P9"/>
      <text:p text:style-name="Standard"><text:span text:style-name="T16"><text:tab/>&lt;ITABLE BYTE 4 0&gt; <text:s/>--&gt;</text:span></text:p>
      <table:table table:name="Table15" table:style-name="Table15">
        <table:table-column table:style-name="Table15.A" table:number-columns-repeated="2"/>
        <table:table-column table:style-name="Table15.C"/>
        <table:table-column table:style-name="Table15.D"/>
        <table:table-column table:style-name="Table15.E"/>
        <table:table-row table:style-name="Table15.1">
          <table:table-cell table:style-name="Table15.A1" office:value-type="string">
            <text:p text:style-name="P25"><text:span text:style-name="T7">Element 0<text:line-break/>BYTE</text:span></text:p>
          </table:table-cell>
          <table:table-cell table:style-name="Table15.A1" office:value-type="string">
            <text:p text:style-name="P25"><text:span text:style-name="T7">Element 1<text:line-break/>BYTE</text:span></text:p>
          </table:table-cell>
          <table:table-cell table:style-name="Table15.A1" office:value-type="string">
            <text:p text:style-name="P25"><text:span text:style-name="T7">Element 2<text:line-break/>BYTE</text:span></text:p>
          </table:table-cell>
          <table:table-cell table:style-name="Table15.A1" office:value-type="string">
            <text:p text:style-name="P25"><text:span text:style-name="T7">Element 3<text:line-break/>BYTE</text:span></text:p>
          </table:table-cell>
          <table:table-cell table:style-name="Table15.E1" office:value-type="string">
            <text:p text:style-name="P25"><text:span text:style-name="T7">Element 4<text:line-break/>BYTE</text:span></text:p>
          </table:table-cell>
        </table:table-row>
        <table:table-row table:style-name="Table15.1">
          <table:table-cell table:style-name="Table15.A1" office:value-type="string">
            <text:p text:style-name="P25"><text:span text:style-name="T7">4</text:span></text:p>
          </table:table-cell>
          <table:table-cell table:style-name="Table15.A1" office:value-type="string">
            <text:p text:style-name="P25"><text:span text:style-name="T7">0</text:span></text:p>
          </table:table-cell>
          <table:table-cell table:style-name="Table15.A1" office:value-type="string">
            <text:p text:style-name="P25"><text:span text:style-name="T7">0</text:span></text:p>
          </table:table-cell>
          <table:table-cell table:style-name="Table15.A1" office:value-type="string">
            <text:p text:style-name="P25"><text:span text:style-name="T7">0</text:span></text:p>
          </table:table-cell>
          <table:table-cell table:style-name="Table15.E1" office:value-type="string">
            <text:p text:style-name="P25"><text:span text:style-name="T7">0</text:span></text:p>
          </table:table-cell>
        </table:table-row>
      </table:table>
      <text:list xml:id="list84754031260174" text:continue-numbering="true" text:style-name="WWNum4">
        <text:list-item>
          <text:list>
            <text:list-item>
              <text:list>
                <text:list-item>
                  <text:p text:style-name="P91"><text:bookmark text:name="_1vc8v0i"/>L?, LESS?</text:p>
                </text:list-item>
              </text:list>
            </text:list-item>
          </text:list>
        </text:list-item>
      </text:list>
      <text:p text:style-name="P39"><text:span text:style-name="T19">&lt;L? value1 value2&gt;<text:line-break/>&lt;LESS? Value1 value2&gt;<text:tab/><text:tab/></text:span><text:span text:style-name="T15">;Alternative syntax"</text:span></text:p>
      <text:p text:style-name="P22"/>
      <text:p text:style-name="P39"><text:span text:style-name="T17">Zapf syntax<text:tab/><text:tab/>Inform syntax</text:span></text:p>
      <text:p text:style-name="P39"><text:span text:style-name="T19">LESS?<text:tab/><text:tab/><text:tab/><text:tab/>Jl</text:span></text:p>
      <text:p text:style-name="P41"/>
      <text:p text:style-name="P39"><text:span text:style-name="T19">All versions</text:span></text:p>
      <text:p text:style-name="P41"/>
      <text:p text:style-name="P14"><text:span text:style-name="T3">Predicate. Returns true if </text:span><text:span text:style-name="T7">value1</text:span><text:span text:style-name="T3"> is less than </text:span><text:span text:style-name="T7">value2</text:span><text:span text:style-name="T3">, otherwise false.</text:span></text:p>
      <text:p text:style-name="P14"><text:span text:style-name="T3">Examples:</text:span></text:p>
      <text:p text:style-name="P43"><text:soft-page-break/><text:span text:style-name="T7">&lt;L? 5 4&gt;<text:tab/>--&gt;<text:tab/>&lt;&gt;<text:line-break/>&lt;L? 4 5&gt;<text:tab/>--&gt;<text:tab/>T</text:span></text:p>
      <text:list xml:id="list84752641737664" text:continue-numbering="true" text:style-name="WWNum4">
        <text:list-item>
          <text:list>
            <text:list-item>
              <text:list>
                <text:list-item>
                  <text:p text:style-name="P91"><text:bookmark text:name="_4fbwdob"/>L=?</text:p>
                </text:list-item>
              </text:list>
            </text:list-item>
          </text:list>
        </text:list-item>
      </text:list>
      <text:p text:style-name="P39"><text:span text:style-name="T19">&lt;L=? value1 value2&gt;</text:span></text:p>
      <text:p text:style-name="P22"/>
      <text:p text:style-name="P14"><text:span text:style-name="T3">Predicate. Returns true if </text:span><text:span text:style-name="T7">value1</text:span><text:span text:style-name="T3"> is less or equal to </text:span><text:span text:style-name="T7">value2</text:span><text:span text:style-name="T3">, otherwise false.</text:span></text:p>
      <text:p text:style-name="P14"><text:span text:style-name="T3">Examples:</text:span></text:p>
      <text:p text:style-name="P43"><text:span text:style-name="T7">&lt;L=? 5 4&gt;<text:tab/>--&gt;<text:tab/>&lt;&gt;<text:line-break/>&lt;L=? 5 5&gt;<text:tab/>--&gt;<text:tab/>T</text:span></text:p>
      <text:list xml:id="list84753178838550" text:continue-numbering="true" text:style-name="WWNum4">
        <text:list-item>
          <text:list>
            <text:list-item>
              <text:list>
                <text:list-item>
                  <text:p text:style-name="P91"><text:bookmark text:name="_2uh6nw4"/>LEX</text:p>
                </text:list-item>
              </text:list>
            </text:list-item>
          </text:list>
        </text:list-item>
      </text:list>
      <text:p text:style-name="P39"><text:span text:style-name="T19">&lt;LEX text parse [dictionary] [flag]&gt;</text:span></text:p>
      <text:p text:style-name="P41"/>
      <text:p text:style-name="P39"><text:span text:style-name="T17">Zapf syntax<text:tab/><text:tab/>Inform syntax</text:span></text:p>
      <text:p text:style-name="P39"><text:span text:style-name="T19">LEX<text:tab/><text:tab/><text:tab/><text:tab/>tokenise</text:span></text:p>
      <text:p text:style-name="P41"/>
      <text:p text:style-name="P39"><text:span text:style-name="T19">Versions: 4-</text:span></text:p>
      <text:p text:style-name="P22"/>
      <text:p text:style-name="P14"><text:span text:style-name="T3">Parse the </text:span><text:span text:style-name="T7">text</text:span><text:span text:style-name="T3"> into </text:span><text:span text:style-name="T7">parse</text:span><text:span text:style-name="T3">. See </text:span><text:span text:style-name="T7">READ</text:span><text:span text:style-name="T3"> for more info about parsing. The game dictionary is used if not a </text:span><text:span text:style-name="T7">dictionary</text:span><text:span text:style-name="T3"> table (</text:span><text:span text:style-name="T7">LTABLE</text:span><text:span text:style-name="T3">) is supplied. If the length of the </text:span><text:span text:style-name="T7">dictionary</text:span><text:span text:style-name="T3"> is negative, the </text:span><text:span text:style-name="T7">dictionary</text:span><text:span text:style-name="T3"> can be unsorted. If the </text:span><text:span text:style-name="T7">flag</text:span><text:span text:style-name="T3"> is set (true), unrecognized words are not written to </text:span><text:span text:style-name="T7">parse</text:span><text:span text:style-name="T3"> but their slot is left unmodified. This makes it possible to run </text:span><text:span text:style-name="T7">LEX</text:span><text:span text:style-name="T3"> against different dictionaries serially. Also see </text:span><text:span text:style-name="T7">READ</text:span><text:span text:style-name="T3">.</text:span></text:p>
      <text:p text:style-name="P14"><text:span text:style-name="T3">Example:</text:span></text:p>
      <text:p text:style-name="P14"><text:span text:style-name="T7"><text:tab/>&lt;GLOBAL TEXTBUF &lt;TABLE (BYTE) !\c !\a !\t&gt;&gt;<text:line-break/><text:tab/>&lt;GLOBAL PARSEBUF &lt;ITABLE 1 (LEXV) 0 0&gt;&gt;<text:line-break/><text:tab/>&lt;OBJECT CAT (SYNONYM CAT)&gt;<text:line-break/><text:line-break/><text:tab/>&lt;LEX ,TEXTBUF ,PARSEBUF&gt;<text:line-break/><text:tab/>&lt;PRINTB &lt;GET ,PARSEBUF 1&gt;&gt;<text:tab/>--&gt;<text:tab/>"cat"</text:span></text:p>
      <text:list xml:id="list84753227673663" text:continue-numbering="true" text:style-name="WWNum4">
        <text:list-item>
          <text:list>
            <text:list-item>
              <text:list>
                <text:list-item>
                  <text:p text:style-name="P91"><text:bookmark text:name="_19mgy3x"/>LOC</text:p>
                </text:list-item>
              </text:list>
            </text:list-item>
          </text:list>
        </text:list-item>
      </text:list>
      <text:p text:style-name="P39"><text:span text:style-name="T19">&lt;LOC object&gt;</text:span></text:p>
      <text:p text:style-name="P41"/>
      <text:p text:style-name="P39"><text:span text:style-name="T17">Zapf syntax<text:tab/><text:tab/>Inform syntax</text:span></text:p>
      <text:p text:style-name="P39"><text:span text:style-name="T19">LOC<text:tab/><text:tab/><text:tab/><text:tab/>get_parent</text:span></text:p>
      <text:p text:style-name="P41"/>
      <text:p text:style-name="P39"><text:span text:style-name="T19">All versions</text:span></text:p>
      <text:p text:style-name="P41"/>
      <text:p text:style-name="P14"><text:span text:style-name="T3">Returns parent to </text:span><text:span text:style-name="T7">object</text:span><text:span text:style-name="T3">.</text:span></text:p>
      <text:p text:style-name="P14"><text:span text:style-name="T3">Examples:</text:span></text:p>
      <text:p text:style-name="P44"><text:span text:style-name="T7">&lt;OBJECT ANIMAL&gt;<text:line-break/>&lt;OBJECT CAT (LOC ANIMAL)&gt;<text:line-break/><text:line-break/>&lt;=? &lt;LOC ,CAT&gt; ,ANIMAL&gt;<text:tab/>--&gt;<text:tab/>T<text:line-break/>&lt;LOC ,ANIMAL&gt;<text:tab/><text:tab/>--&gt;<text:tab/>0</text:span></text:p>
      <text:list xml:id="list84753035504663" text:continue-numbering="true" text:style-name="WWNum4">
        <text:list-item>
          <text:list>
            <text:list-item>
              <text:list>
                <text:list-item>
                  <text:p text:style-name="P91"><text:bookmark text:name="_3tm4grq"/>LOWCORE-TABLE</text:p>
                </text:list-item>
              </text:list>
            </text:list-item>
          </text:list>
        </text:list-item>
      </text:list>
      <text:p text:style-name="P39"><text:span text:style-name="T19">&lt;LOWCORE-TABLE field-spec length routine&gt;</text:span></text:p>
      <text:p text:style-name="P41"/>
      <text:p text:style-name="P14"><text:span text:style-name="T7">LOWCORE-TABLE</text:span><text:span text:style-name="T3"> reads</text:span> the<text:span text:style-name="T3"> </text:span><text:span text:style-name="T7">length</text:span><text:span text:style-name="T3"> number of bytes from </text:span><text:span text:style-name="T7">field-spec</text:span><text:span text:style-name="T3"> and calls </text:span><text:span text:style-name="T7">routine</text:span><text:span text:style-name="T3"> between each byte. See appendix B for list of valid values for </text:span><text:span text:style-name="T7">field-spec</text:span><text:span text:style-name="T3">.</text:span></text:p>
      <text:p text:style-name="P14"><text:span text:style-name="T3">Example:</text:span></text:p>
      <text:p text:style-name="P14"><text:span text:style-name="T3"><text:tab/></text:span><text:span text:style-name="T7">&lt;LOWCORE-TABLE SERIAL 6 PRINTC&gt;<text:tab/>--&gt;<text:tab/>Reads 6 bytes from<text:line-break/><text:tab/><text:tab/><text:tab/><text:tab/><text:tab/><text:tab/><text:tab/><text:tab/><text:tab/>SERIAL and print each<text:line-break/><text:tab/><text:tab/><text:tab/><text:tab/><text:tab/><text:tab/><text:tab/><text:tab/><text:tab/>byte as character</text:span></text:p>
      <text:list xml:id="list84752933979917" text:continue-numbering="true" text:style-name="WWNum4">
        <text:list-item>
          <text:list>
            <text:list-item>
              <text:list>
                <text:list-item>
                  <text:p text:style-name="P91"><text:bookmark text:name="_28reqzj"/>LOWCORE</text:p>
                </text:list-item>
              </text:list>
            </text:list-item>
          </text:list>
        </text:list-item>
      </text:list>
      <text:p text:style-name="P39"><text:soft-page-break/><text:span text:style-name="T19">&lt;LOWCORE field-spec [new-value]&gt;</text:span></text:p>
      <text:p text:style-name="P41"/>
      <text:p text:style-name="P14"><text:span text:style-name="T7">LOWCORE</text:span><text:span text:style-name="T3"> reads and in some cases writes to the header information fields. See appendix B for list of valid values for </text:span><text:span text:style-name="T7">field-spec</text:span><text:span text:style-name="T3">.</text:span></text:p>
      <text:p text:style-name="P14"><text:span text:style-name="T3">Examples:</text:span></text:p>
      <text:p text:style-name="P14"><text:span text:style-name="T7"><text:tab/>&lt;LOWCORE FLAGS &lt;BOR &lt;LOWCORE FLAGS&gt; 2&gt;&gt;<text:tab/><text:tab/><text:tab/>--&gt; <text:tab/>Monospace<text:tab/>bit (bit 1) in flags 2 is set<text:line-break/><text:tab/>&lt;PUT 0 8 &lt;BOR &lt;GET 0 8&gt; 2&gt;&gt;<text:tab/>--&gt;<text:tab/>Do the same as above<text:line-break/><text:tab/>&lt;PRINTN &lt;BAND &lt;LOWCORE RELEASEID&gt; *3777*&gt;&gt;<text:line-break/><text:tab/><text:tab/><text:tab/></text:span><text:span text:style-name="T19"><text:tab/></text:span><text:span text:style-name="T7">--&gt;<text:tab/>Print the 11 lower bytes in releaseid <text:tab/> </text:span></text:p>
      <text:list xml:id="list84752868614760" text:continue-numbering="true" text:style-name="WWNum4">
        <text:list-item>
          <text:list>
            <text:list-item>
              <text:list>
                <text:list-item>
                  <text:p text:style-name="P91"><text:bookmark text:name="_nwp17c"/>LSH, SHIFT</text:p>
                </text:list-item>
              </text:list>
            </text:list-item>
          </text:list>
        </text:list-item>
      </text:list>
      <text:p text:style-name="P39"><text:span text:style-name="T19">&lt;LSH number places&gt;<text:line-break/>&lt;SHIFT number places&gt;<text:tab/><text:tab/></text:span><text:span text:style-name="T15">;Alternative syntax"</text:span></text:p>
      <text:p text:style-name="P41"/>
      <text:p text:style-name="P39"><text:span text:style-name="T17">Zapf syntax<text:tab/><text:tab/>Inform syntax</text:span></text:p>
      <text:p text:style-name="P39"><text:span text:style-name="T19">SHIFT<text:tab/><text:tab/><text:tab/><text:tab/>log_shift</text:span></text:p>
      <text:p text:style-name="P41"/>
      <text:p text:style-name="P39"><text:span text:style-name="T19">Versions: 5-</text:span></text:p>
      <text:p text:style-name="P41"/>
      <text:p text:style-name="P14"><text:span text:style-name="T3">Bitwise shift. </text:span>Shift<text:span text:style-name="T3"> </text:span><text:span text:style-name="T7">number</text:span><text:span text:style-name="T3"> left when </text:span><text:span text:style-name="T7">places</text:span><text:span text:style-name="T3"> is positive and right if it is negative. When right </text:span>shifting<text:span text:style-name="T3"> the sign is not preserved (0 is always shifted in).</text:span></text:p>
      <text:p text:style-name="P14"><text:span text:style-name="T3"><text:tab/></text:span><text:span text:style-name="T7">1000 0000 0000 1010<text:tab/><text:tab/>--&gt; <text:tab/>0100 0000 0000 0101</text:span></text:p>
      <text:p text:style-name="P14"><text:span text:style-name="T3">Also see </text:span><text:span text:style-name="T8">A</text:span><text:span text:style-name="T7">SH</text:span><text:span text:style-name="T3">. </text:span></text:p>
      <text:p text:style-name="P14"><text:span text:style-name="T3">Examples:</text:span></text:p>
      <text:p text:style-name="P43"><text:span text:style-name="T7"><text:tab/>&lt;LSH 4 1&gt;<text:tab/><text:tab/>--&gt;<text:tab/>8<text:line-break/><text:tab/>&lt;LSH 4 -2&gt;<text:tab/>--&gt;<text:tab/>1</text:span></text:p>
      <text:list xml:id="list84753797728244" text:continue-numbering="true" text:style-name="WWNum4">
        <text:list-item>
          <text:list>
            <text:list-item>
              <text:list>
                <text:list-item>
                  <text:p text:style-name="P91"><text:bookmark text:name="_37wcjv5"/>LTABLE</text:p>
                </text:list-item>
              </text:list>
            </text:list-item>
          </text:list>
        </text:list-item>
      </text:list>
      <text:p text:style-name="P39"><text:span text:style-name="T15">&lt;LTABLE [(flags ...)] values ...&gt;</text:span></text:p>
      <text:p text:style-name="P40"/>
      <text:p text:style-name="P14"><text:span text:style-name="T3">Defines a table containing the specified </text:span><text:span text:style-name="T7">values</text:span><text:span text:style-name="T3"> and with the </text:span><text:span text:style-name="T7">LENGTH</text:span><text:span text:style-name="T3"> flag (see </text:span><text:span text:style-name="T7">TABLE</text:span><text:span text:style-name="T3"> about </text:span><text:span text:style-name="T7">LENGTH</text:span><text:span text:style-name="T3"> and other flags).</text:span></text:p>
      <text:list xml:id="list84753773496638" text:continue-numbering="true" text:style-name="WWNum4">
        <text:list-item>
          <text:list>
            <text:list-item>
              <text:list>
                <text:list-item>
                  <text:p text:style-name="P91"><text:bookmark text:name="_1n1mu2y"/>LVAL</text:p>
                </text:list-item>
              </text:list>
            </text:list-item>
          </text:list>
        </text:list-item>
      </text:list>
      <text:p text:style-name="P39"><text:span text:style-name="T19">&lt;LVAL name&gt;</text:span></text:p>
      <text:p text:style-name="P39"><text:span text:style-name="T19">.name<text:tab/><text:tab/><text:tab/><text:tab/></text:span><text:span text:style-name="T15">;Alternative syntax"</text:span></text:p>
      <text:p text:style-name="P41"/>
      <text:p text:style-name="P14"><text:span text:style-name="T3">Get value of local variable </text:span><text:span text:style-name="T7">name</text:span><text:span text:style-name="T3">. More often used in its short form "</text:span><text:span text:style-name="T7">.name</text:span><text:span text:style-name="T3">".</text:span></text:p>
      <text:p text:style-name="P14"><text:span text:style-name="T3">Example:</text:span></text:p>
      <text:p text:style-name="P14"><text:span text:style-name="T7"><text:tab/>&lt;SET X 5&gt;<text:line-break/><text:tab/>&lt;LVAL X&gt;<text:tab/>--&gt;<text:tab/>5<text:line-break/><text:tab/>.X<text:tab/><text:tab/>--&gt;<text:tab/>5</text:span></text:p>
      <text:list xml:id="list84752762727849" text:continue-numbering="true" text:style-name="WWNum4">
        <text:list-item>
          <text:list>
            <text:list-item>
              <text:list>
                <text:list-item>
                  <text:p text:style-name="P91"><text:bookmark text:name="_471acqr"/>MAP-CONTENTS</text:p>
                </text:list-item>
              </text:list>
            </text:list-item>
          </text:list>
        </text:list-item>
      </text:list>
      <text:p text:style-name="P39"><text:span text:style-name="T19">&lt;MAP-CONTENTS (name [next] object) <text:line-break/><text:tab/>[(END expressions ...)] expressions ...&gt;</text:span></text:p>
      <text:p text:style-name="P41"/>
      <text:p text:style-name="P14"><text:span text:style-name="T3">Loop over all objects that have an </text:span><text:span text:style-name="T7">object</text:span><text:span text:style-name="T3"> as parent (all children to </text:span><text:span text:style-name="T7">object</text:span><text:span text:style-name="T3">). For ech iteration </text:span><text:span text:style-name="T7">name</text:span><text:span text:style-name="T3"> is assigned the current child-object and </text:span><text:span text:style-name="T7">next</text:span><text:span text:style-name="T3"> the child-object that will be </text:span><text:span text:style-name="T7">name</text:span><text:span text:style-name="T3"> in the next iteration (0 if current </text:span><text:span text:style-name="T7">name</text:span><text:span text:style-name="T3"> is the last child).</text:span></text:p>
      <text:p text:style-name="P14"><text:span text:style-name="T3">For each </text:span>iteration<text:span text:style-name="T3"> the </text:span><text:span text:style-name="T7">expressions</text:span><text:span text:style-name="T3"> are evaluated and, if supplied, the </text:span><text:span text:style-name="T7">(END expressions ...)</text:span><text:span text:style-name="T3"> is evaluated last after all iterations.</text:span></text:p>
      <text:p text:style-name="P14"><text:span text:style-name="T3">Example:</text:span></text:p>
      <text:p text:style-name="P39"><text:span text:style-name="T19">&lt;OBJECT SURVIVAL-KIT <text:line-break/><text:tab/>(DESC "adventure survival kit") (WEIGHT 10)&gt;</text:span></text:p>
      <text:p text:style-name="P39"><text:soft-page-break/><text:span text:style-name="T19">&lt;OBJECT SWORD <text:line-break/><text:tab/>(IN SURVIVAL-KIT) (DESC "sword") (WEIGHT 10)&gt;</text:span></text:p>
      <text:p text:style-name="P39"><text:span text:style-name="T19">&lt;OBJECT LAMP <text:line-break/><text:tab/>(IN SURVIVAL-KIT) (DESC "brass lamp") (WEIGHT 5)&gt;</text:span></text:p>
      <text:p text:style-name="P39"><text:span text:style-name="T19">&lt;OBJECT SPOON <text:line-break/><text:tab/>(IN SURVIVAL-KIT) (DESC "chrome spoon") (WEIGHT 2)&gt;</text:span></text:p>
      <text:p text:style-name="P39"><text:span text:style-name="T19"><text:line-break/>&lt;ROUTINE TEST-MAP-CONTENTS ()</text:span></text:p>
      <text:p text:style-name="P39"><text:span text:style-name="T19"><text:s text:c="4"/>&lt;TELL "Your " D ,SURVIVAL-KIT " contains:" CR&gt;</text:span></text:p>
      <text:p text:style-name="P39"><text:span text:style-name="T19"><text:s text:c="4"/>&lt;MAP-CONTENTS (F ,SURVIVAL-KIT)</text:span></text:p>
      <text:p text:style-name="P39"><text:span text:style-name="T19"><text:s text:c="8"/>&lt;TELL " <text:s text:c="3"/>a " D .F CR&gt;</text:span></text:p>
      <text:p text:style-name="P39"><text:span text:style-name="T19"><text:s text:c="4"/>&gt;</text:span></text:p>
      <text:p text:style-name="P39"><text:span text:style-name="T19"><text:line-break/> <text:s text:c="3"/>&lt;TELL "Your " D ,SURVIVAL-KIT " contains:" CR&gt;</text:span></text:p>
      <text:p text:style-name="P39"><text:span text:style-name="T19"><text:s text:c="4"/>&lt;MAP-CONTENTS (F N ,SURVIVAL-KIT)</text:span></text:p>
      <text:p text:style-name="P39"><text:span text:style-name="T19"><text:s text:c="8"/>&lt;TELL " <text:s text:c="3"/>a " D .F &gt;</text:span></text:p>
      <text:p text:style-name="P39"><text:span text:style-name="T19"><text:s text:c="8"/>&lt;COND (.N &lt;TELL " (next item is the " D .N ")"&gt;)&gt;</text:span></text:p>
      <text:p text:style-name="P39"><text:span text:style-name="T19"><text:s text:c="8"/>&lt;TELL CR&gt;</text:span></text:p>
      <text:p text:style-name="P39"><text:span text:style-name="T19"><text:s text:c="4"/>&gt;</text:span></text:p>
      <text:p text:style-name="P39"><text:span text:style-name="T19"><text:line-break/> <text:s text:c="3"/>&lt;BIND ((W 0))</text:span></text:p>
      <text:p text:style-name="P39"><text:span text:style-name="T19"><text:s text:c="8"/>&lt;SET W &lt;GETP ,SURVIVAL-KIT ,P?WEIGHT&gt;&gt;</text:span></text:p>
      <text:p text:style-name="P39"><text:span text:style-name="T19"><text:s text:c="8"/>&lt;MAP-CONTENTS (F ,SURVIVAL-KIT)</text:span></text:p>
      <text:p text:style-name="P39"><text:span text:style-name="T19"><text:s text:c="12"/>(END &lt;TELL "Total weight is = " N .W CR&gt;)</text:span></text:p>
      <text:p text:style-name="P39"><text:span text:style-name="T19"><text:s text:c="12"/>&lt;SET W &lt;+ .W &lt;GETP .F ,P?WEIGHT&gt;&gt;&gt;</text:span></text:p>
      <text:p text:style-name="P39"><text:span text:style-name="T19"><text:s text:c="8"/>&gt;</text:span></text:p>
      <text:p text:style-name="P39"><text:span text:style-name="T19"><text:s text:c="4"/>&gt;</text:span></text:p>
      <text:p text:style-name="P39"><text:span text:style-name="T19">&gt;<text:line-break/><text:line-break/>&lt;TEST-MAP-CONTENTS&gt;<text:tab/><text:tab/>--&gt;</text:span></text:p>
      <text:p text:style-name="P39"><text:span text:style-name="T19"><text:tab/>Your adventure survival kit contains:</text:span></text:p>
      <text:p text:style-name="P39"><text:span text:style-name="T19"><text:tab/> <text:s text:c="3"/>a sword</text:span></text:p>
      <text:p text:style-name="P39"><text:span text:style-name="T19"><text:tab/> <text:s text:c="3"/>a chrome spoon</text:span></text:p>
      <text:p text:style-name="P39"><text:span text:style-name="T19"><text:tab/> <text:s text:c="3"/>a brass lamp</text:span></text:p>
      <text:p text:style-name="P39"><text:span text:style-name="T19"><text:tab/>Your adventure survival kit contains:</text:span></text:p>
      <text:p text:style-name="P39"><text:span text:style-name="T19"><text:s text:c="4"/><text:tab/> <text:s text:c="3"/>a sword (next item is the chrome spoon)</text:span></text:p>
      <text:p text:style-name="P39"><text:span text:style-name="T19"><text:s text:c="4"/><text:tab/> <text:s text:c="3"/>a chrome spoon (next item is the brass lamp)</text:span></text:p>
      <text:p text:style-name="P39"><text:span text:style-name="T19"><text:s text:c="4"/><text:tab/> <text:s text:c="3"/>a brass lamp</text:span></text:p>
      <text:p text:style-name="P39"><text:span text:style-name="T19"><text:tab/>Total weight is = 27</text:span></text:p>
      <text:list xml:id="list84751965394022" text:continue-numbering="true" text:style-name="WWNum4">
        <text:list-item>
          <text:list>
            <text:list-item>
              <text:list>
                <text:list-item>
                  <text:p text:style-name="P91"><text:bookmark text:name="_2m6kmyk"/>MAP-DIRECTIONS</text:p>
                </text:list-item>
              </text:list>
            </text:list-item>
          </text:list>
        </text:list-item>
      </text:list>
      <text:p text:style-name="P39"><text:span text:style-name="T19">&lt;MAP-DIRECTIONS (name pt room)<text:line-break/><text:tab/>[(END expressions ...)] expressions ...&gt;</text:span></text:p>
      <text:p text:style-name="P41"/>
      <text:p text:style-name="P14"><text:span text:style-name="T3">Loop over all directions in a room. For </text:span>each<text:span text:style-name="T3"> iteration </text:span><text:span text:style-name="T7">name</text:span><text:span text:style-name="T3"> is assigned the current direction and </text:span><text:span text:style-name="T7">pt</text:span><text:span text:style-name="T3"> is the room the direction leads to.</text:span></text:p>
      <text:p text:style-name="P14"><text:span text:style-name="T3">For each </text:span>iteration<text:span text:style-name="T3"> the </text:span><text:span text:style-name="T7">expressions</text:span><text:span text:style-name="T3"> are evaluated and, if supplied, the </text:span><text:span text:style-name="T7">(END expressions ...)</text:span><text:span text:style-name="T3"> is evaluated last after all iterations.</text:span></text:p>
      <text:p text:style-name="P14"><text:soft-page-break/><text:span text:style-name="T3">Example:</text:span></text:p>
      <text:p text:style-name="P20"><text:span text:style-name="T19"><text:tab/>&lt;DIRECTIONS NORTH SOUTH EAST WEST&gt;</text:span></text:p>
      <text:p text:style-name="P20"><text:span text:style-name="T19"><text:tab/>&lt;OBJECT CENTER (DESC "center room") <text:s/></text:span></text:p>
      <text:p text:style-name="P20"><text:span text:style-name="T19"><text:s text:c="4"/><text:tab/><text:tab/>(NORTH TO N-ROOM) </text:span></text:p>
      <text:p text:style-name="P20"><text:span text:style-name="T19"><text:s text:c="4"/><text:tab/><text:tab/>(WEST TO W-ROOM)&gt;</text:span></text:p>
      <text:p text:style-name="P20"><text:span text:style-name="T19"><text:tab/>&lt;OBJECT N-ROOM (DESC "north room")&gt;</text:span></text:p>
      <text:p text:style-name="P20"><text:span text:style-name="T19"><text:tab/>&lt;OBJECT W-ROOM (DESC "west room")&gt;</text:span></text:p>
      <text:p text:style-name="P22"/>
      <text:p text:style-name="P20"><text:span text:style-name="T19"><text:tab/>&lt;ROUTINE TEST-MAP-DIRECTIONS ()</text:span></text:p>
      <text:p text:style-name="P20"><text:span text:style-name="T19"><text:s text:c="4"/><text:tab/><text:tab/>&lt;TELL "You're in the " D ,CENTER&gt;</text:span></text:p>
      <text:p text:style-name="P20"><text:span text:style-name="T19"><text:tab/><text:tab/>&lt;TELL CR "Obvious exits:" CR&gt;</text:span></text:p>
      <text:p text:style-name="P20"><text:span text:style-name="T19"><text:s text:c="4"/><text:tab/><text:tab/>&lt;MAP-DIRECTIONS (D P ,CENTER)</text:span></text:p>
      <text:p text:style-name="P20"><text:span text:style-name="T19"><text:s text:c="8"/><text:tab/><text:tab/>(END &lt;TELL "Room description done." CR&gt;)</text:span></text:p>
      <text:p text:style-name="P20"><text:span text:style-name="T19"><text:s text:c="8"/><text:tab/><text:tab/>&lt;COND (&lt;EQUAL? .D ,P?NORTH&gt; &lt;TELL " <text:s text:c="3"/>North"&gt;)</text:span></text:p>
      <text:p text:style-name="P20"><text:span text:style-name="T19"><text:s text:c="14"/><text:tab/><text:tab/> (&lt;EQUAL? .D ,P?SOUTH&gt; &lt;TELL " <text:s text:c="3"/>South"&gt;)</text:span></text:p>
      <text:p text:style-name="P20"><text:span text:style-name="T19"><text:s text:c="14"/><text:tab/><text:tab/> (&lt;EQUAL? .D ,P?EAST&gt; &lt;TELL " <text:s text:c="3"/>East"&gt;)</text:span></text:p>
      <text:p text:style-name="P20"><text:span text:style-name="T19"><text:s text:c="14"/><text:tab/><text:tab/> (&lt;EQUAL? .D ,P?WEST&gt; &lt;TELL " <text:s text:c="3"/>West"&gt;)</text:span></text:p>
      <text:p text:style-name="P20"><text:span text:style-name="T19"><text:s text:c="8"/><text:tab/><text:tab/>&gt;</text:span></text:p>
      <text:p text:style-name="P20"><text:span text:style-name="T19"><text:s text:c="8"/><text:tab/><text:tab/>&lt;VERSION?</text:span></text:p>
      <text:p text:style-name="P20"><text:span text:style-name="T19"><text:s text:c="12"/><text:tab/><text:tab/>(ZIP &lt;TELL " to the " D &lt;GETB .P ,REXIT&gt; CR&gt;)</text:span></text:p>
      <text:p text:style-name="P20"><text:span text:style-name="T19"><text:s text:c="12"/><text:tab/><text:tab/>(ELSE &lt;TELL " to the " D &lt;GET .P ,REXIT&gt; CR&gt;)</text:span></text:p>
      <text:p text:style-name="P20"><text:span text:style-name="T19"><text:s text:c="8"/><text:tab/><text:tab/>&gt;</text:span></text:p>
      <text:p text:style-name="P20"><text:span text:style-name="T19"><text:s text:c="4"/><text:tab/><text:tab/>&gt;</text:span></text:p>
      <text:p text:style-name="P20"><text:span text:style-name="T19"><text:tab/>&gt; <text:s text:c="3"/></text:span></text:p>
      <text:list xml:id="list84753461694255" text:continue-numbering="true" text:style-name="WWNum4">
        <text:list-item>
          <text:list>
            <text:list-item>
              <text:list>
                <text:list-item>
                  <text:p text:style-name="P91"><text:bookmark text:name="_11bux6d"/>MARGIN</text:p>
                </text:list-item>
              </text:list>
            </text:list-item>
          </text:list>
        </text:list-item>
      </text:list>
      <text:p text:style-name="P39"><text:span text:style-name="T19">&lt;MARGIN left right [window-number]&gt;</text:span></text:p>
      <text:p text:style-name="P41"/>
      <text:p text:style-name="P39"><text:span text:style-name="T17">Zapf syntax<text:tab/><text:tab/>Inform syntax</text:span></text:p>
      <text:p text:style-name="P39"><text:span text:style-name="T19">MARGIN<text:tab/><text:tab/><text:tab/>set_margins</text:span></text:p>
      <text:p text:style-name="P41"/>
      <text:p text:style-name="P39"><text:span text:style-name="T19">Versions: 6-</text:span></text:p>
      <text:p text:style-name="P41"/>
      <text:p text:style-name="P14"><text:span text:style-name="T3">Set </text:span><text:span text:style-name="T7">left</text:span><text:span text:style-name="T3"> and </text:span><text:span text:style-name="T7">right</text:span><text:span text:style-name="T3"> margin (in pixels) </text:span>in the given<text:span text:style-name="T3"> </text:span><text:span text:style-name="T7">window-number</text:span><text:span text:style-name="T3">. If no </text:span><text:span text:style-name="T7">window-number</text:span><text:span text:style-name="T3"> is specified </text:span><text:span text:style-name="T7">MARGIN</text:span><text:span text:style-name="T3"> sets margins in </text:span><text:span text:style-name="T7">window-number</text:span><text:span text:style-name="T3"> 0.</text:span></text:p>
      <text:p text:style-name="P14"><text:span text:style-name="T3">Example:</text:span></text:p>
      <text:p text:style-name="P14"><text:span text:style-name="T7"><text:tab/>&lt;MARGIN 1 1&gt;<text:tab/>--&gt; set 1 pixel margin in window 0</text:span></text:p>
      <text:list xml:id="list84752497261225" text:continue-numbering="true" text:style-name="WWNum4">
        <text:list-item>
          <text:list>
            <text:list-item>
              <text:list>
                <text:list-item>
                  <text:p text:style-name="P91"><text:bookmark text:name="_3lbifu6"/>MENU</text:p>
                </text:list-item>
              </text:list>
            </text:list-item>
          </text:list>
        </text:list-item>
      </text:list>
      <text:p text:style-name="P39"><text:soft-page-break/><text:span text:style-name="T19">&lt;MENU number table&gt;</text:span></text:p>
      <text:p text:style-name="P41"/>
      <text:p text:style-name="P39"><text:span text:style-name="T17">Zapf syntax<text:tab/><text:tab/>Inform syntax</text:span></text:p>
      <text:p text:style-name="P39"><text:span text:style-name="T19">MENU<text:tab/><text:tab/><text:tab/><text:tab/>make_menu</text:span></text:p>
      <text:p text:style-name="P41"/>
      <text:p text:style-name="P39"><text:span text:style-name="T19">Versions: 6-</text:span></text:p>
      <text:p text:style-name="P22"/>
      <text:p text:style-name="P14"><text:span text:style-name="T3">Controls menu 3- (not menu 0-2, they are system menus). The </text:span><text:span text:style-name="T7">table</text:span><text:span text:style-name="T3"> is a </text:span><text:span text:style-name="T7">LTABLE</text:span><text:span text:style-name="T3"> of </text:span><text:span text:style-name="T7">LTABLE</text:span><text:span text:style-name="T3">. Item 1 being the menu name. Item 2- are the entries. </text:span></text:p>
      <text:p text:style-name="P14"><text:span text:style-name="T3">Example (from Journey):</text:span></text:p>
      <text:p text:style-name="P14"><text:span text:style-name="T7"><text:tab/>&lt;GLOBAL MAC-SPECIAL-MENU</text:span></text:p>
      <text:p text:style-name="P14"><text:span text:style-name="T7"><text:tab/><text:tab/>&lt;LTABLE &lt;TABLE (STRING LENGTH) "Journey"&gt;</text:span></text:p>
      <text:p text:style-name="P14"><text:span text:style-name="T7"><text:tab/><text:tab/><text:tab/>&lt;TABLE (STRING LENGTH) "Essences"&gt;</text:span></text:p>
      <text:p text:style-name="P14"><text:span text:style-name="T7"><text:tab/><text:tab/><text:tab/>&lt;TABLE (STRING LENGTH) "No Defaults"&gt;&gt;&gt;</text:span></text:p>
      <text:p text:style-name="P14"><text:span text:style-name="T7"><text:tab/>...<text:line-break/><text:tab/>&lt;MENU 3 ,MAC-SPECIAL-MENU&gt;</text:span></text:p>
      <text:list xml:id="list84753363969015" text:continue-numbering="true" text:style-name="WWNum4">
        <text:list-item>
          <text:list>
            <text:list-item>
              <text:list>
                <text:list-item>
                  <text:p text:style-name="P91"><text:bookmark text:name="_20gsq1z"/>MOD</text:p>
                </text:list-item>
              </text:list>
            </text:list-item>
          </text:list>
        </text:list-item>
      </text:list>
      <text:p text:style-name="P39"><text:span text:style-name="T19">&lt;MOD number1 number2&gt;</text:span></text:p>
      <text:p text:style-name="P41"/>
      <text:p text:style-name="P39"><text:span text:style-name="T17">Zapf syntax<text:tab/><text:tab/>Inform syntax</text:span></text:p>
      <text:p text:style-name="P39"><text:span text:style-name="T19">MOD<text:tab/><text:tab/><text:tab/><text:tab/>mod</text:span></text:p>
      <text:p text:style-name="P41"/>
      <text:p text:style-name="P39"><text:span text:style-name="T19">All versions</text:span></text:p>
      <text:p text:style-name="P41"/>
      <text:p text:style-name="P14"><text:span text:style-name="T3">Returns remainder of 16-bit signed division. </text:span><text:span text:style-name="T7">number2</text:span><text:span text:style-name="T3"> is not allowed to be 0 ("Division by zero").</text:span></text:p>
      <text:p text:style-name="P14"><text:span text:style-name="T3">Examples:</text:span></text:p>
      <text:p text:style-name="P14"><text:span text:style-name="T3"><text:tab/></text:span><text:span text:style-name="T7">&lt;MOD 15 4&gt;<text:tab/>--&gt;<text:tab/>3<text:line-break/><text:tab/>&lt;MOD -15 4&gt;<text:tab/>--&gt;<text:tab/>-3<text:line-break/><text:tab/>&lt;MOD -15 -4&gt;<text:tab/>--&gt;<text:tab/>-3<text:line-break/><text:tab/>&lt;MOD 15 -4&gt;<text:tab/>--&gt;<text:tab/>3</text:span></text:p>
      <text:list xml:id="list84753011722696" text:continue-numbering="true" text:style-name="WWNum4">
        <text:list-item>
          <text:list>
            <text:list-item>
              <text:list>
                <text:list-item>
                  <text:p text:style-name="P91"><text:bookmark text:name="_4kgg8ps"/>MOUSE-INFO</text:p>
                </text:list-item>
              </text:list>
            </text:list-item>
          </text:list>
        </text:list-item>
      </text:list>
      <text:p text:style-name="P39"><text:span text:style-name="T19">&lt;MOUSE-INFO table&gt;</text:span></text:p>
      <text:p text:style-name="P41"/>
      <text:p text:style-name="P39"><text:span text:style-name="T17">Zapf syntax<text:tab/><text:tab/>Inform syntax</text:span></text:p>
      <text:p text:style-name="P39"><text:span text:style-name="T19">MOUSE-INFO<text:tab/><text:tab/><text:tab/>read_mouse</text:span></text:p>
      <text:p text:style-name="P41"/>
      <text:p text:style-name="P39"><text:span text:style-name="T19">Versions: 6-</text:span></text:p>
      <text:p text:style-name="P41"/>
      <text:p text:style-name="P14"><text:span text:style-name="T3">Reads mouse information into </text:span><text:span text:style-name="T7">table</text:span><text:span text:style-name="T3">. The table is 4 WORDS (2 bytes) long.</text:span></text:p>
      <text:p text:style-name="P9"/>
      <table:table table:name="Table16" table:style-name="Table16">
        <table:table-column table:style-name="Table16.A"/>
        <table:table-column table:style-name="Table16.B"/>
        <text:soft-page-break/>
        <table:table-row table:style-name="Table16.1">
          <table:table-cell table:style-name="Table16.A1" office:value-type="string">
            <text:p text:style-name="P25"><text:span text:style-name="T3">0</text:span></text:p>
          </table:table-cell>
          <table:table-cell table:style-name="Table16.B1" office:value-type="string">
            <text:p text:style-name="P27"><text:span text:style-name="T3">Y coordinate</text:span></text:p>
          </table:table-cell>
        </table:table-row>
        <table:table-row table:style-name="Table16.1">
          <table:table-cell table:style-name="Table16.A1" office:value-type="string">
            <text:p text:style-name="P25"><text:span text:style-name="T3">1</text:span></text:p>
          </table:table-cell>
          <table:table-cell table:style-name="Table16.B1" office:value-type="string">
            <text:p text:style-name="P27"><text:span text:style-name="T3">X coordinate</text:span></text:p>
          </table:table-cell>
        </table:table-row>
        <table:table-row table:style-name="Table16.1">
          <table:table-cell table:style-name="Table16.A1" office:value-type="string">
            <text:p text:style-name="P25"><text:span text:style-name="T3">2</text:span></text:p>
          </table:table-cell>
          <table:table-cell table:style-name="Table16.B1" office:value-type="string">
            <text:p text:style-name="P27"><text:span text:style-name="T3">Button bits (host dependent)</text:span></text:p>
          </table:table-cell>
        </table:table-row>
        <table:table-row table:style-name="Table16.1">
          <table:table-cell table:style-name="Table16.A1" office:value-type="string">
            <text:p text:style-name="P25"><text:span text:style-name="T3">3</text:span></text:p>
          </table:table-cell>
          <table:table-cell table:style-name="Table16.B1" office:value-type="string">
            <text:p text:style-name="P27"><text:span text:style-name="T3">Menu (number*256+entry)</text:span></text:p>
          </table:table-cell>
        </table:table-row>
      </table:table>
      <text:p text:style-name="P9"/>
      <text:p text:style-name="P14"><text:span text:style-name="T3">Example (from Journey):</text:span></text:p>
      <text:p text:style-name="P14"><text:span text:style-name="T3"><text:tab/></text:span><text:span text:style-name="T7">&lt;GLOBAL MOUSE-INFO-TBL &lt;TABLE 0 0 0 0&gt;&gt;<text:line-break/><text:tab/>...<text:line-break/><text:tab/>&lt;MOUSE-INFO ,MOUSE-INFO-TBL&gt;</text:span></text:p>
      <text:list xml:id="list84752759659267" text:continue-numbering="true" text:style-name="WWNum4">
        <text:list-item>
          <text:list>
            <text:list-item>
              <text:list>
                <text:list-item>
                  <text:p text:style-name="P91"><text:bookmark text:name="_2zlqixl"/>MOUSE-LIMIT</text:p>
                </text:list-item>
              </text:list>
            </text:list-item>
          </text:list>
        </text:list-item>
      </text:list>
      <text:p text:style-name="P39"><text:span text:style-name="T19">&lt;MOUSE-LIMIT window-number&gt;</text:span></text:p>
      <text:p text:style-name="P41"/>
      <text:p text:style-name="P39"><text:span text:style-name="T17">Zapf syntax<text:tab/><text:tab/>Inform syntax</text:span></text:p>
      <text:p text:style-name="P39"><text:span text:style-name="T19">MOUSE-LIMIT<text:tab/><text:tab/>mouse_window</text:span></text:p>
      <text:p text:style-name="P41"/>
      <text:p text:style-name="P39"><text:span text:style-name="T19">Versions: 6-</text:span></text:p>
      <text:p text:style-name="P41"/>
      <text:p text:style-name="P14"><text:span text:style-name="T3">Restricts mouse movement to </text:span><text:span text:style-name="T7">window-number</text:span><text:span text:style-name="T3">. If </text:span><text:span text:style-name="T7">window-number</text:span><text:span text:style-name="T3"> is -1 all restrictions are removed. 1 is default </text:span><text:span text:style-name="T7">window-number</text:span><text:span text:style-name="T3">.</text:span></text:p>
      <text:p text:style-name="P14"><text:span text:style-name="T3">Example:</text:span></text:p>
      <text:p text:style-name="P14"><text:span text:style-name="T7"><text:tab/>&lt;MOUSE-LIMIT 1&gt;<text:tab/><text:tab/>--&gt;<text:tab/>Mouse constrained to window 1</text:span></text:p>
      <text:list xml:id="list84753686215602" text:continue-numbering="true" text:style-name="WWNum4">
        <text:list-item>
          <text:list>
            <text:list-item>
              <text:list>
                <text:list-item>
                  <text:p text:style-name="P91"><text:bookmark text:name="_1er0t5e"/>MOVE</text:p>
                </text:list-item>
              </text:list>
            </text:list-item>
          </text:list>
        </text:list-item>
      </text:list>
      <text:p text:style-name="P39"><text:span text:style-name="T19">&lt;MOVE object1 object2&gt;</text:span></text:p>
      <text:p text:style-name="P41"/>
      <text:p text:style-name="P39"><text:span text:style-name="T17">Zapf syntax<text:tab/><text:tab/>Inform syntax</text:span></text:p>
      <text:p text:style-name="P20"><text:span text:style-name="T19"><text:tab/>MOVE<text:tab/><text:tab/><text:tab/><text:tab/>insert_obj</text:span></text:p>
      <text:p text:style-name="P22"/>
      <text:p text:style-name="P20"><text:span text:style-name="T19"><text:tab/>All versions</text:span></text:p>
      <text:p text:style-name="P22"/>
      <text:p text:style-name="P14"><text:span text:style-name="T3">Move </text:span><text:span text:style-name="T7">object1</text:span><text:span text:style-name="T3"> to </text:span>be the first<text:span text:style-name="T3"> child of </text:span><text:span text:style-name="T7">object2</text:span><text:span text:style-name="T3">. Children of </text:span><text:span text:style-name="T7">object1</text:span><text:span text:style-name="T3"> </text:span>move<text:span text:style-name="T3"> with it.</text:span></text:p>
      <text:p text:style-name="P14"><text:span text:style-name="T3">Example:</text:span></text:p>
      <text:p text:style-name="P14"><text:span text:style-name="T7"><text:tab/>&lt;OBJECT ANIMAL&gt;<text:line-break/><text:tab/>&lt;OBJECT CAT&gt;<text:line-break/><text:line-break/><text:tab/>&lt;MOVE ,CAT ,ANIMAL&gt;<text:line-break/><text:tab/>&lt;IN? ,CAT ,ANIMAL&gt;<text:tab/>--&gt;<text:tab/>T</text:span></text:p>
      <text:list xml:id="list84753284724893" text:continue-numbering="true" text:style-name="WWNum4">
        <text:list-item>
          <text:list>
            <text:list-item>
              <text:list>
                <text:list-item>
                  <text:p text:style-name="P91"><text:bookmark text:name="_3yqobt7"/>N=?, N==?</text:p>
                </text:list-item>
              </text:list>
            </text:list-item>
          </text:list>
        </text:list-item>
      </text:list>
      <text:p text:style-name="P39"><text:span text:style-name="T15">&lt;N=? value1 value2...valueN&gt;</text:span></text:p>
      <text:p text:style-name="P39"><text:span text:style-name="T15">&lt;N==? value1 value2...valueN&gt; <text:tab/>;Alternative syntax"</text:span></text:p>
      <text:p text:style-name="P40"/>
      <text:p text:style-name="P14"><text:span text:style-name="T3">Predicate. True if </text:span><text:span text:style-name="T7">value1</text:span><text:span text:style-name="T3"> is not equal to any of the values </text:span><text:span text:style-name="T7">value2</text:span><text:span text:style-name="T3"> to </text:span><text:span text:style-name="T7">valueN</text:span><text:span text:style-name="T3">.</text:span></text:p>
      <text:p text:style-name="P14"><text:span text:style-name="T3">Examples:</text:span></text:p>
      <text:p text:style-name="P43"><text:span text:style-name="T3"><text:tab/></text:span><text:span text:style-name="T7">&lt;N=? 1 1&gt;<text:tab/><text:tab/>--&gt;<text:tab/>FALSE<text:line-break/><text:tab/>&lt;N=? 1 2&gt;<text:tab/><text:tab/>--&gt;<text:tab/>TRUE<text:line-break/><text:tab/>&lt;N=? 1 2 1&gt;<text:tab/>--&gt;<text:tab/>FALSE</text:span></text:p>
      <text:list xml:id="list84753841996891" text:continue-numbering="true" text:style-name="WWNum4">
        <text:list-item>
          <text:list>
            <text:list-item>
              <text:list>
                <text:list-item>
                  <text:p text:style-name="P91"><text:bookmark text:name="_2dvym10"/>NEXT?</text:p>
                </text:list-item>
              </text:list>
            </text:list-item>
          </text:list>
        </text:list-item>
      </text:list>
      <text:p text:style-name="P39"><text:span text:style-name="T19">&lt;NEXT? object&gt;</text:span></text:p>
      <text:p text:style-name="P41"/>
      <text:p text:style-name="P39"><text:soft-page-break/><text:span text:style-name="T17">Zapf syntax<text:tab/><text:tab/>Inform syntax</text:span></text:p>
      <text:p text:style-name="P39"><text:span text:style-name="T19">NEXT?<text:tab/><text:tab/><text:tab/><text:tab/>get_sibling</text:span></text:p>
      <text:p text:style-name="P41"/>
      <text:p text:style-name="P39"><text:span text:style-name="T19">All versions</text:span></text:p>
      <text:p text:style-name="P41"/>
      <text:p text:style-name="P14"><text:span text:style-name="T3">Returns object after </text:span><text:span text:style-name="T7">object</text:span><text:span text:style-name="T3"> in object-list (sibling). Returns 0 (false) if no object exists.</text:span></text:p>
      <text:p text:style-name="P14"><text:span text:style-name="T3">Example:</text:span></text:p>
      <text:p text:style-name="P14"><text:span text:style-name="T7"><text:tab/>&lt;OBJECT ANIMAL&gt;<text:line-break/><text:tab/>&lt;OBJECT CAT&gt;<text:line-break/><text:tab/>&lt;OBJECT DOG&gt;<text:line-break/><text:line-break/><text:tab/>&lt;MOVE ,CAT ,ANIMAL&gt;<text:line-break/><text:tab/>&lt;MOVE ,DOG ,ANIMAL&gt;<text:line-break/><text:tab/>&lt;=? &lt;NEXT? ,DOG&gt; ,CAT&gt;<text:tab/><text:tab/>--&gt;<text:tab/>T</text:span></text:p>
      <text:list xml:id="list84752801135683" text:continue-numbering="true" text:style-name="WWNum4">
        <text:list-item>
          <text:list>
            <text:list-item>
              <text:list>
                <text:list-item>
                  <text:p text:style-name="P91"><text:bookmark text:name="_t18w8t"/>NEXTP</text:p>
                </text:list-item>
              </text:list>
            </text:list-item>
          </text:list>
        </text:list-item>
      </text:list>
      <text:p text:style-name="P39"><text:span text:style-name="T19">&lt;NEXTP object property&gt;</text:span></text:p>
      <text:p text:style-name="P41"/>
      <text:p text:style-name="P39"><text:span text:style-name="T17">Zapf syntax<text:tab/><text:tab/>Inform syntax</text:span></text:p>
      <text:p text:style-name="P39"><text:span text:style-name="T19">NEXTP<text:tab/><text:tab/><text:tab/><text:tab/>get_next_prop</text:span></text:p>
      <text:p text:style-name="P41"/>
      <text:p text:style-name="P39"><text:span text:style-name="T19">All versions</text:span></text:p>
      <text:p text:style-name="P41"/>
      <text:p text:style-name="P14"><text:span text:style-name="T3">Returns the property that comes after </text:span><text:span text:style-name="T7">property</text:span><text:span text:style-name="T3"> on </text:span>the<text:span text:style-name="T3"> </text:span><text:span text:style-name="T7">object</text:span><text:span text:style-name="T3">. Returns 0 if there </text:span>are no<text:span text:style-name="T3"> more properties after </text:span><text:span text:style-name="T7">property</text:span><text:span text:style-name="T3">. If </text:span><text:span text:style-name="T7">property</text:span><text:span text:style-name="T3"> is 0 then </text:span><text:span text:style-name="T7">NEXTP</text:span><text:span text:style-name="T3"> returns first property on </text:span><text:span text:style-name="T7">object</text:span><text:span text:style-name="T3">.</text:span></text:p>
      <text:p text:style-name="P14"><text:span text:style-name="T3">Example:</text:span></text:p>
      <text:p text:style-name="P14"><text:span text:style-name="T3"><text:tab/></text:span><text:span text:style-name="T7">&lt;OBJECT MYOBJ (FOO 123) (BAR 456)&gt;<text:line-break/><text:line-break/><text:tab/>&lt;=? &lt;NEXTP ,MYOBJ 0&gt; P?FOO&gt;<text:tab/><text:tab/>--&gt;<text:tab/>T<text:line-break/><text:tab/>&lt;=? &lt;NEXTP ,MYOBJ P?FOO&gt; P?BAR&gt;<text:tab/>--&gt;<text:tab/>T<text:line-break/><text:tab/>&lt;NEXTP ,MYOBJ P?BAR&gt;<text:tab/><text:tab/><text:tab/>--&gt;<text:tab/>0 (false) <text:s/></text:span></text:p>
      <text:list xml:id="list84752987256849" text:continue-numbering="true" text:style-name="WWNum4">
        <text:list-item>
          <text:list>
            <text:list-item>
              <text:list>
                <text:list-item>
                  <text:p text:style-name="P91"><text:bookmark text:name="_3d0wewm"/>NOT</text:p>
                </text:list-item>
              </text:list>
            </text:list-item>
          </text:list>
        </text:list-item>
      </text:list>
      <text:p text:style-name="P39"><text:span text:style-name="T19">&lt;NOT expression&gt;</text:span></text:p>
      <text:p text:style-name="P41"/>
      <text:p text:style-name="P14"><text:span text:style-name="T3">Returns the boolean </text:span><text:span text:style-name="T7">NOT</text:span><text:span text:style-name="T3"> of expression.</text:span></text:p>
      <text:p text:style-name="P14"><text:span text:style-name="T3">Examples:</text:span></text:p>
      <text:p text:style-name="P14"><text:span text:style-name="T3"><text:tab/></text:span><text:span text:style-name="T7">&lt;NOT &lt;=? 1 2&gt;&gt;<text:tab/>--&gt;<text:tab/>True (1)</text:span></text:p>
      <text:list xml:id="list84752525719901" text:continue-numbering="true" text:style-name="WWNum4">
        <text:list-item>
          <text:list>
            <text:list-item>
              <text:list>
                <text:list-item>
                  <text:p text:style-name="P94"><text:bookmark text:name="_1s66p4f"/>OR</text:p>
                </text:list-item>
              </text:list>
            </text:list-item>
          </text:list>
        </text:list-item>
      </text:list>
      <text:p text:style-name="P39"><text:span text:style-name="T19">&lt;OR expressions...&gt;</text:span></text:p>
      <text:p text:style-name="P22"/>
      <text:p text:style-name="P14"><text:span text:style-name="T3">Boolean </text:span><text:span text:style-name="T7">OR</text:span><text:span text:style-name="T3">. Requires that one of the </text:span><text:span text:style-name="T7">expressions</text:span><text:span text:style-name="T3"> evaluates to true to return true. Exits </text:span>on the first<text:span text:style-name="T3"> </text:span><text:span text:style-name="T7">expression</text:span><text:span text:style-name="T3"> that evaluates to true (rest of </text:span><text:span text:style-name="T7">expressions</text:span><text:span text:style-name="T3"> are not evaluated).</text:span></text:p>
      <text:p text:style-name="P14"><text:span text:style-name="T3">Because 0 is considered false and all other values are considered true inside a routine </text:span><text:span text:style-name="T7">OR</text:span><text:span text:style-name="T3"> returns 0 if all </text:span><text:span text:style-name="T7">expressions</text:span><text:span text:style-name="T3"> </text:span>are false<text:span text:style-name="T3"> or the value of the first true </text:span><text:span text:style-name="T7">expression.</text:span></text:p>
      <text:p text:style-name="P14"><text:span text:style-name="T3">Example:</text:span></text:p>
      <text:p text:style-name="P14"><text:span text:style-name="T3"><text:tab/></text:span><text:span text:style-name="T7">&lt;OR &lt;=? 1 2&gt; &lt;=? 1 1&gt;&gt;<text:tab/><text:tab/>--&gt;<text:tab/>True<text:line-break/><text:tab/>&lt;OR &lt;=? 1 1&gt; &lt;SET X 2&gt;&gt;<text:tab/><text:tab/>--&gt; <text:tab/>X never set to 2 because<text:line-break/><text:tab/><text:tab/><text:tab/><text:tab/><text:tab/><text:tab/><text:tab/><text:tab/>first predicate evaluates<text:line-break/><text:tab/><text:tab/><text:tab/><text:tab/><text:tab/><text:tab/><text:tab/><text:tab/>to true<text:line-break/><text:tab/>&lt;SET X &lt;OR 0 1 2 3&gt;&gt;<text:tab/><text:tab/>--&gt;<text:tab/>X is set to 1<text:line-break/><text:tab/>&lt;SET X &lt;OR 0 &lt;&gt; 0&gt;&gt;<text:tab/><text:tab/><text:tab/>--&gt;<text:tab/>X is set to 0</text:span></text:p>
      <text:list xml:id="list84752387398270" text:continue-numbering="true" text:style-name="WWNum4">
        <text:list-item>
          <text:list>
            <text:list-item>
              <text:list>
                <text:list-item>
                  <text:p text:style-name="P91"><text:bookmark text:name="_4c5u7s8"/>ORIGINAL?</text:p>
                </text:list-item>
              </text:list>
            </text:list-item>
          </text:list>
        </text:list-item>
      </text:list>
      <text:p text:style-name="P39"><text:span text:style-name="T19">&lt;ORIGINAL?&gt;</text:span></text:p>
      <text:p text:style-name="P41"/>
      <text:p text:style-name="P39"><text:span text:style-name="T17">Zapf syntax<text:tab/><text:tab/>Inform syntax</text:span></text:p>
      <text:p text:style-name="P39"><text:soft-page-break/><text:span text:style-name="T19">ORIGINAL?<text:tab/><text:tab/><text:tab/>piracy</text:span></text:p>
      <text:p text:style-name="P41"/>
      <text:p text:style-name="P39"><text:span text:style-name="T19">Versions: 5-</text:span></text:p>
      <text:p text:style-name="P41"/>
      <text:p text:style-name="P14"><text:span text:style-name="T3">Predicate. Tests </text:span>if the game<text:span text:style-name="T3"> disc is an original. Almost all modern interpreters always return true. </text:span></text:p>
      <text:list xml:id="list84754015802066" text:continue-numbering="true" text:style-name="WWNum4">
        <text:list-item>
          <text:list>
            <text:list-item>
              <text:list>
                <text:list-item>
                  <text:p text:style-name="P91"><text:bookmark text:name="_2rb4i01"/>PICINF</text:p>
                </text:list-item>
              </text:list>
            </text:list-item>
          </text:list>
        </text:list-item>
      </text:list>
      <text:p text:style-name="P39"><text:span text:style-name="T19">&lt;PICINF picture-number table&gt;</text:span></text:p>
      <text:p text:style-name="P41"/>
      <text:p text:style-name="P39"><text:span text:style-name="T17">Zapf syntax<text:tab/><text:tab/>Inform syntax</text:span></text:p>
      <text:p text:style-name="P39"><text:span text:style-name="T19">PICINF<text:tab/><text:tab/><text:tab/>picture_data</text:span></text:p>
      <text:p text:style-name="P41"/>
      <text:p text:style-name="P39"><text:span text:style-name="T19">Versions: 6-</text:span></text:p>
      <text:p text:style-name="P41"/>
      <text:p text:style-name="P14"><text:span text:style-name="T3">Writes picture data from </text:span><text:span text:style-name="T7">picture-number</text:span><text:span text:style-name="T3"> into </text:span><text:span text:style-name="T7">table</text:span><text:span text:style-name="T3">. Word 0 of </text:span><text:span text:style-name="T7">table</text:span><text:span text:style-name="T3"> holds picture width and word 1 holds picture height. Then follows the picture data.</text:span></text:p>
      <text:p text:style-name="P14"><text:span text:style-name="T3">If </text:span><text:span text:style-name="T7">picture-number</text:span><text:span text:style-name="T3"> is 0, the number of available pictures is written into word 0 of </text:span><text:span text:style-name="T7">table</text:span><text:span text:style-name="T3"> and release number of picture file is written into word 1.</text:span></text:p>
      <text:p text:style-name="P14"><text:span text:style-name="T3">Example:<text:line-break/></text:span><text:span text:style-name="T7"><text:tab/>&lt;GLOBAL MYPIC &lt;ITABLE 2048 0&gt;&gt;<text:line-break/><text:line-break/><text:tab/>&lt;PICINFO 1 ,MYPIC&gt;<text:tab/>--&gt;<text:tab/>Writes picture data into MYPIC</text:span></text:p>
      <text:list xml:id="list84752960399333" text:continue-numbering="true" text:style-name="WWNum4">
        <text:list-item>
          <text:list>
            <text:list-item>
              <text:list>
                <text:list-item>
                  <text:p text:style-name="P91"><text:bookmark text:name="_16ges7u"/>PICSET</text:p>
                </text:list-item>
              </text:list>
            </text:list-item>
          </text:list>
        </text:list-item>
      </text:list>
      <text:p text:style-name="P39"><text:span text:style-name="T19">&lt;PICSET table&gt;</text:span></text:p>
      <text:p text:style-name="P41"/>
      <text:p text:style-name="P39"><text:span text:style-name="T17">Zapf syntax<text:tab/><text:tab/>Inform syntax</text:span></text:p>
      <text:p text:style-name="P39"><text:span text:style-name="T19">PICSET<text:tab/><text:tab/><text:tab/>picture_table</text:span></text:p>
      <text:p text:style-name="P41"/>
      <text:p text:style-name="P39"><text:span text:style-name="T19">Versions: 6-</text:span></text:p>
      <text:p text:style-name="P41"/>
      <text:p text:style-name="P14">Give the interpreter<text:span text:style-name="T3"> a </text:span><text:span text:style-name="T7">table</text:span><text:span text:style-name="T3"> of picture numbers that the interpreter can then unpack from disc and cache in memory.</text:span></text:p>
      <text:list xml:id="list84753133661785" text:continue-numbering="true" text:style-name="WWNum4">
        <text:list-item>
          <text:list>
            <text:list-item>
              <text:list>
                <text:list-item>
                  <text:p text:style-name="P91"><text:bookmark text:name="_3qg2avn"/>PLTABLE</text:p>
                </text:list-item>
              </text:list>
            </text:list-item>
          </text:list>
        </text:list-item>
      </text:list>
      <text:p text:style-name="P39"><text:span text:style-name="T15">&lt;PLTABLE [(flags ...)] values ...&gt;</text:span></text:p>
      <text:p text:style-name="P40"/>
      <text:p text:style-name="P14"><text:span text:style-name="T3">Defines a table containing the specified </text:span><text:span text:style-name="T7">values</text:span><text:span text:style-name="T3"> and with the </text:span><text:span text:style-name="T7">PURE</text:span><text:span text:style-name="T3"> and </text:span><text:span text:style-name="T7">LENGTH</text:span><text:span text:style-name="T3"> flag (see </text:span><text:span text:style-name="T7">TABLE</text:span><text:span text:style-name="T3"> about </text:span><text:span text:style-name="T7">LENGTH</text:span><text:span text:style-name="T3">, </text:span><text:span text:style-name="T7">PURE</text:span><text:span text:style-name="T3"> and other flags).</text:span></text:p>
      <text:list xml:id="list84751984021635" text:continue-numbering="true" text:style-name="WWNum4">
        <text:list-item>
          <text:list>
            <text:list-item>
              <text:list>
                <text:list-item>
                  <text:p text:style-name="P92"><text:bookmark text:name="_25lcl3g"/>POP</text:p>
                </text:list-item>
              </text:list>
            </text:list-item>
          </text:list>
        </text:list-item>
      </text:list>
      <text:p text:style-name="P39"><text:span text:style-name="T19">&lt;POP [stack]&gt;</text:span></text:p>
      <text:p text:style-name="P41"/>
      <text:p text:style-name="P39"><text:span text:style-name="T17">Zapf syntax<text:tab/><text:tab/>Inform syntax</text:span></text:p>
      <text:p text:style-name="P39"><text:span text:style-name="T19">POP<text:tab/><text:tab/><text:tab/><text:tab/>pull</text:span></text:p>
      <text:p text:style-name="P41"/>
      <text:p text:style-name="P39"><text:span text:style-name="T19">Versions: 6-</text:span></text:p>
      <text:p text:style-name="P41"><text:soft-page-break/></text:p>
      <text:p text:style-name="P14"><text:span text:style-name="T3">Pops value of stack. If no stack is </text:span>given, a value<text:span text:style-name="T3"> is popped </text:span>from the game<text:span text:style-name="T3"> stack.</text:span></text:p>
      <text:p text:style-name="P14"><text:span text:style-name="T3">Example:</text:span></text:p>
      <text:p text:style-name="P14"><text:span text:style-name="T7"><text:tab/>&lt;PUSH 123&gt;<text:line-break/><text:tab/>&lt;POP&gt;<text:tab/><text:tab/><text:tab/>--&gt;<text:tab/>123<text:line-break/><text:line-break/><text:tab/>&lt;GLOBAL MY-STACK &lt;TABLE 3 0 0 123&gt;&gt;<text:line-break/><text:tab/>&lt;POP ,MY-STACK&gt;<text:tab/>--&gt;<text:tab/>123</text:span></text:p>
      <text:list xml:id="list84752524394356" text:continue-numbering="true" text:style-name="WWNum4">
        <text:list-item>
          <text:list>
            <text:list-item>
              <text:list>
                <text:list-item>
                  <text:p text:style-name="P91"><text:bookmark text:name="_kqmvb9"/>PRINT</text:p>
                </text:list-item>
              </text:list>
            </text:list-item>
          </text:list>
        </text:list-item>
      </text:list>
      <text:p text:style-name="P39"><text:span text:style-name="T19">&lt;PRINT packed-string&gt;</text:span></text:p>
      <text:p text:style-name="P41"/>
      <text:p text:style-name="P39"><text:span text:style-name="T17">Zapf syntax<text:tab/><text:tab/>Inform syntax</text:span></text:p>
      <text:p text:style-name="P39"><text:span text:style-name="T19">PRINT<text:tab/><text:tab/><text:tab/><text:tab/>print_paddr</text:span></text:p>
      <text:p text:style-name="P41"/>
      <text:p text:style-name="P39"><text:span text:style-name="T19">All versions</text:span></text:p>
      <text:p text:style-name="P41"/>
      <text:p text:style-name="P14"><text:span text:style-name="T3">Print </text:span><text:span text:style-name="T7">packed-string</text:span><text:span text:style-name="T3"> from high memory (packed </text:span>address<text:span text:style-name="T3">).</text:span></text:p>
      <text:p text:style-name="P14"><text:span text:style-name="T3">Example:</text:span></text:p>
      <text:p text:style-name="P14"><text:span text:style-name="T7"><text:tab/>&lt;GLOBAL MSG "Hello, sailor!"&gt;<text:line-break/><text:tab/>&lt;PRINT ,MSG&gt;<text:tab/><text:tab/><text:tab/><text:tab/>--&gt; <text:tab/>"Hello, sailor!"</text:span></text:p>
      <text:list xml:id="list84753177122070" text:continue-numbering="true" text:style-name="WWNum4">
        <text:list-item>
          <text:list>
            <text:list-item>
              <text:list>
                <text:list-item>
                  <text:p text:style-name="P91"><text:bookmark text:name="_34qadz2"/>PRINTB</text:p>
                </text:list-item>
              </text:list>
            </text:list-item>
          </text:list>
        </text:list-item>
      </text:list>
      <text:p text:style-name="P39"><text:span text:style-name="T19">&lt;PRINTB unpacked-string&gt;</text:span></text:p>
      <text:p text:style-name="P41"/>
      <text:p text:style-name="P39"><text:span text:style-name="T17">Zapf syntax<text:tab/><text:tab/>Inform syntax</text:span></text:p>
      <text:p text:style-name="P39"><text:span text:style-name="T19">PRINTB<text:tab/><text:tab/><text:tab/></text:span><text:span text:style-name="T15">print_addr</text:span></text:p>
      <text:p text:style-name="P42"/>
      <text:p text:style-name="P39"><text:span text:style-name="T15">All versions</text:span></text:p>
      <text:p text:style-name="P42"/>
      <text:p text:style-name="P14"><text:span text:style-name="T3">Print un</text:span><text:span text:style-name="T7">packed-string</text:span><text:span text:style-name="T3"> from dynamic or static memory (unpacked </text:span>address<text:span text:style-name="T3">).</text:span></text:p>
      <text:p text:style-name="P14"><text:span text:style-name="T3">Example:</text:span></text:p>
      <text:p text:style-name="P14"><text:span text:style-name="T7"><text:tab/>&lt;OBJECT MYOBJECT (SYNONYM HELLO)&gt;<text:line-break/><text:line-break/><text:tab/>&lt;PRINTB &lt;GETP ,MYOBJECT ,P?SYNONYM&gt;&gt;<text:tab/>--&gt;<text:tab/>"hello"</text:span></text:p>
      <text:list xml:id="list84753184361321" text:continue-numbering="true" text:style-name="WWNum4">
        <text:list-item>
          <text:list>
            <text:list-item>
              <text:list>
                <text:list-item>
                  <text:p text:style-name="P91"><text:bookmark text:name="_1jvko6v"/>PRINTC</text:p>
                </text:list-item>
              </text:list>
            </text:list-item>
          </text:list>
        </text:list-item>
      </text:list>
      <text:p text:style-name="P39"><text:span text:style-name="T19">&lt;PRINTC character&gt;</text:span></text:p>
      <text:p text:style-name="P41"/>
      <text:p text:style-name="P39"><text:span text:style-name="T17">Zapf syntax<text:tab/><text:tab/>Inform syntax</text:span></text:p>
      <text:p text:style-name="P39"><text:span text:style-name="T19">PRINTC<text:tab/><text:tab/><text:tab/></text:span><text:span text:style-name="T15">print_char</text:span></text:p>
      <text:p text:style-name="P42"/>
      <text:p text:style-name="P39"><text:span text:style-name="T15">All versions</text:span></text:p>
      <text:p text:style-name="P42"/>
      <text:p text:style-name="P14"><text:span text:style-name="T3">Print </text:span><text:span text:style-name="T7">character</text:span><text:span text:style-name="T3">.</text:span></text:p>
      <text:p text:style-name="P14"><text:span text:style-name="T3">Example:</text:span></text:p>
      <text:p text:style-name="P14"><text:soft-page-break/><text:span text:style-name="T3"><text:tab/></text:span><text:span text:style-name="T7">&lt;PRINTC 65&gt;<text:tab/>--&gt;<text:tab/>A</text:span></text:p>
      <text:list xml:id="list84752064227520" text:continue-numbering="true" text:style-name="WWNum4">
        <text:list-item>
          <text:list>
            <text:list-item>
              <text:list>
                <text:list-item>
                  <text:p text:style-name="P91"><text:bookmark text:name="_43v86uo"/>PRINTD</text:p>
                </text:list-item>
              </text:list>
            </text:list-item>
          </text:list>
        </text:list-item>
      </text:list>
      <text:p text:style-name="P39"><text:span text:style-name="T19">&lt;PRINTD object&gt;</text:span></text:p>
      <text:p text:style-name="P41"/>
      <text:p text:style-name="P39"><text:span text:style-name="T17">Zapf syntax<text:tab/><text:tab/>Inform syntax</text:span></text:p>
      <text:p text:style-name="P39"><text:span text:style-name="T19">PRINTD<text:tab/><text:tab/><text:tab/></text:span><text:span text:style-name="T15">print_obj</text:span></text:p>
      <text:p text:style-name="P42"/>
      <text:p text:style-name="P39"><text:span text:style-name="T15">All versions</text:span></text:p>
      <text:p text:style-name="P42"/>
      <text:p text:style-name="P14"><text:span text:style-name="T3">Print description of </text:span><text:span text:style-name="T7">object</text:span><text:span text:style-name="T3">.</text:span></text:p>
      <text:p text:style-name="P14"><text:span text:style-name="T3">Example:</text:span></text:p>
      <text:p text:style-name="P14"><text:span text:style-name="T7"><text:tab/>&lt;GLOBAL MYOBJECT (DESC "sword"&gt;<text:line-break/><text:line-break/><text:tab/>&lt;PRINTD ,MYOBJECT&gt;<text:tab/>--&gt;<text:tab/>"sword"</text:span></text:p>
      <text:list xml:id="list84751994004712" text:continue-numbering="true" text:style-name="WWNum4">
        <text:list-item>
          <text:list>
            <text:list-item>
              <text:list>
                <text:list-item>
                  <text:p text:style-name="P91"><text:bookmark text:name="_2j0ih2h"/>PRINTF</text:p>
                </text:list-item>
              </text:list>
            </text:list-item>
          </text:list>
        </text:list-item>
      </text:list>
      <text:p text:style-name="P39"><text:span text:style-name="T19">&lt;PRINTF table&gt;</text:span></text:p>
      <text:p text:style-name="P41"/>
      <text:p text:style-name="P39"><text:span text:style-name="T17">Zapf syntax<text:tab/><text:tab/>Inform syntax</text:span></text:p>
      <text:p text:style-name="P39"><text:span text:style-name="T19">PRINTF<text:tab/><text:tab/><text:tab/></text:span><text:span text:style-name="T15">print_form</text:span></text:p>
      <text:p text:style-name="P42"/>
      <text:p text:style-name="P39"><text:span text:style-name="T15">Versions: 6-</text:span></text:p>
      <text:p text:style-name="P42"/>
      <text:p text:style-name="P14"><text:span text:style-name="T3">Print a formatted </text:span><text:span text:style-name="T7">table</text:span><text:span text:style-name="T3">. Each line starts with a WORD that is the number of </text:span>characters<text:span text:style-name="T3"> that follows. Last byte in each line is 0.</text:span></text:p>
      <text:list xml:id="list84753952321305" text:continue-numbering="true" text:style-name="WWNum4">
        <text:list-item>
          <text:list>
            <text:list-item>
              <text:list>
                <text:list-item>
                  <text:p text:style-name="P91"><text:bookmark text:name="_y5sraa"/>PRINTI</text:p>
                </text:list-item>
              </text:list>
            </text:list-item>
          </text:list>
        </text:list-item>
      </text:list>
      <text:p text:style-name="P39"><text:span text:style-name="T19">&lt;PRINTI string&gt;</text:span></text:p>
      <text:p text:style-name="P41"/>
      <text:p text:style-name="P39"><text:span text:style-name="T17">Zapf syntax<text:tab/><text:tab/>Inform syntax</text:span></text:p>
      <text:p text:style-name="P39"><text:span text:style-name="T19">PRINTI<text:tab/><text:tab/><text:tab/></text:span><text:span text:style-name="T15">print</text:span></text:p>
      <text:p text:style-name="P42"/>
      <text:p text:style-name="P39"><text:span text:style-name="T15">All versions</text:span></text:p>
      <text:p text:style-name="P24"/>
      <text:p text:style-name="P14"><text:span text:style-name="T3">Print </text:span><text:span text:style-name="T7">string</text:span><text:span text:style-name="T3">.</text:span></text:p>
      <text:p text:style-name="P14"><text:span text:style-name="T3">Example:</text:span></text:p>
      <text:p text:style-name="P20"><text:span text:style-name="T15"><text:tab/>&lt;PRINTI "Hello, sailor!"&gt;<text:tab/>--&gt; <text:tab/>"Hello, sailor!"</text:span></text:p>
      <text:list xml:id="list84753806846175" text:continue-numbering="true" text:style-name="WWNum4">
        <text:list-item>
          <text:list>
            <text:list-item>
              <text:list>
                <text:list-item>
                  <text:p text:style-name="P91"><text:bookmark text:name="_3i5g9y3"/>PRINTN</text:p>
                </text:list-item>
              </text:list>
            </text:list-item>
          </text:list>
        </text:list-item>
      </text:list>
      <text:p text:style-name="P39"><text:span text:style-name="T19">&lt;PRINTN number&gt;</text:span></text:p>
      <text:p text:style-name="P41"/>
      <text:p text:style-name="P39"><text:span text:style-name="T17">Zapf syntax<text:tab/><text:tab/>Inform syntax</text:span></text:p>
      <text:p text:style-name="P39"><text:soft-page-break/><text:span text:style-name="T19">PRINTN<text:tab/><text:tab/><text:tab/></text:span><text:span text:style-name="T15">print_num</text:span></text:p>
      <text:p text:style-name="P42"/>
      <text:p text:style-name="P39"><text:span text:style-name="T15">All versions</text:span></text:p>
      <text:p text:style-name="P42"/>
      <text:p text:style-name="P20"><text:span text:style-name="T15">Print number.</text:span></text:p>
      <text:p text:style-name="P20"><text:span text:style-name="T15">Example:</text:span></text:p>
      <text:p text:style-name="P20"><text:span text:style-name="T15"><text:tab/>&lt;PRINTN &lt;+ 1 3&gt;&gt;<text:tab/>--&gt;<text:tab/>4<text:line-break/><text:tab/>&lt;PRINTN -42&gt;<text:tab/><text:tab/>--&gt;<text:tab/>-42</text:span></text:p>
      <text:list xml:id="list84752853980871" text:continue-numbering="true" text:style-name="WWNum4">
        <text:list-item>
          <text:list>
            <text:list-item>
              <text:list>
                <text:list-item>
                  <text:p text:style-name="P91"><text:bookmark text:name="_1xaqk5w"/>PRINTR</text:p>
                </text:list-item>
              </text:list>
            </text:list-item>
          </text:list>
        </text:list-item>
      </text:list>
      <text:p text:style-name="P39"><text:span text:style-name="T19">&lt;PRINTR string&gt;</text:span></text:p>
      <text:p text:style-name="P41"/>
      <text:p text:style-name="P39"><text:span text:style-name="T17">Zapf syntax<text:tab/><text:tab/>Inform syntax</text:span></text:p>
      <text:p text:style-name="P39"><text:span text:style-name="T19">PRINTR<text:tab/><text:tab/><text:tab/>print_ret</text:span></text:p>
      <text:p text:style-name="P41"/>
      <text:p text:style-name="P39"><text:span text:style-name="T19">All versions</text:span></text:p>
      <text:p text:style-name="P41"/>
      <text:p text:style-name="P14"><text:span text:style-name="T3">Print </text:span><text:span text:style-name="T7">string</text:span><text:span text:style-name="T3"> and then </text:span><text:span text:style-name="T7">CRLF</text:span><text:span text:style-name="T3">.</text:span></text:p>
      <text:p text:style-name="P14"><text:span text:style-name="T3">Example:</text:span></text:p>
      <text:p text:style-name="P20"><text:span text:style-name="T19"><text:tab/>&lt;PRINTR "Hello. Sailor!"&gt;<text:tab/>--&gt;<text:tab/>"Hello, sailor!\n"</text:span></text:p>
      <text:list xml:id="list84753055777422" text:continue-numbering="true" text:style-name="WWNum4">
        <text:list-item>
          <text:list>
            <text:list-item>
              <text:list>
                <text:list-item>
                  <text:p text:style-name="P91"><text:bookmark text:name="_4hae2tp"/>PRINTT</text:p>
                </text:list-item>
              </text:list>
            </text:list-item>
          </text:list>
        </text:list-item>
      </text:list>
      <text:p text:style-name="P39"><text:span text:style-name="T19">&lt;PRINTT table width [height] [skip]&gt;</text:span></text:p>
      <text:p text:style-name="P41"/>
      <text:p text:style-name="P39"><text:span text:style-name="T17">Zapf syntax<text:tab/><text:tab/>Inform syntax</text:span></text:p>
      <text:p text:style-name="P39"><text:span text:style-name="T19">PRINTT<text:tab/><text:tab/><text:tab/>print_table</text:span></text:p>
      <text:p text:style-name="P41"/>
      <text:p text:style-name="P39"><text:span text:style-name="T19">Versions: 5-</text:span></text:p>
      <text:p text:style-name="P41"/>
      <text:p text:style-name="P14"><text:span text:style-name="T3">Print </text:span><text:span text:style-name="T7">table</text:span><text:span text:style-name="T3"> (string) in rectangle defined by </text:span><text:span text:style-name="T7">width</text:span><text:span text:style-name="T3"> and </text:span><text:span text:style-name="T7">height</text:span><text:span text:style-name="T3">. Default </text:span><text:span text:style-name="T7">height</text:span><text:span text:style-name="T3"> is 1. If </text:span><text:span text:style-name="T7">skip</text:span><text:span text:style-name="T3"> is given then that number of characters is skipped between lines.</text:span></text:p>
      <text:p text:style-name="P14"><text:span text:style-name="T3">Examples:</text:span></text:p>
      <text:p text:style-name="P20"><text:span text:style-name="T19"><text:tab/>&lt;GLOBAL MYTEXT &lt;TABLE (STRING) "hansprestige"&gt;&gt;<text:line-break/><text:line-break/><text:tab/>&lt;PRINTT ,MYTEXT 6&gt;<text:tab/><text:tab/>--&gt;<text:tab/>"hanspr\n"<text:line-break/><text:tab/>&lt;PRINTT ,MYTEXT 4 3&gt;<text:tab/>--&gt;<text:tab/>"hans\npres\ntige\n"<text:line-break/><text:tab/>&lt;PRINTT ,MYTEXT 3 3 1&gt;<text:tab/>--&gt;<text:tab/>"han\npre\ntig\n"</text:span></text:p>
      <text:list xml:id="list84753795604921" text:continue-numbering="true" text:style-name="WWNum4">
        <text:list-item>
          <text:list>
            <text:list-item>
              <text:list>
                <text:list-item>
                  <text:p text:style-name="P91"><text:bookmark text:name="_2wfod1i"/>PRINTU</text:p>
                </text:list-item>
              </text:list>
            </text:list-item>
          </text:list>
        </text:list-item>
      </text:list>
      <text:p text:style-name="P39"><text:span text:style-name="T19">&lt;PRINTU number&gt;</text:span></text:p>
      <text:p text:style-name="P41"/>
      <text:p text:style-name="P39"><text:span text:style-name="T17">Zapf syntax<text:tab/><text:tab/>Inform syntax</text:span></text:p>
      <text:p text:style-name="P39"><text:span text:style-name="T19">PRINTU<text:tab/><text:tab/><text:tab/>print_unicode</text:span></text:p>
      <text:p text:style-name="P41"/>
      <text:p text:style-name="P39"><text:span text:style-name="T19">Versions: 5-</text:span></text:p>
      <text:p text:style-name="P41"><text:soft-page-break/></text:p>
      <text:p text:style-name="P14"><text:span text:style-name="T3">Print unicode-character </text:span><text:span text:style-name="T7">number</text:span><text:span text:style-name="T3">.</text:span></text:p>
      <text:p text:style-name="P14"><text:span text:style-name="T3">Examples:</text:span></text:p>
      <text:p text:style-name="P14"><text:span text:style-name="T3"><text:tab/></text:span><text:span text:style-name="T8">&lt;PRINTU 65&gt;<text:tab/><text:tab/>--&gt;<text:tab/>A<text:line-break/><text:tab/>&lt;PRINTU 196&gt;<text:tab/><text:tab/>--&gt;<text:tab/>Ä</text:span></text:p>
      <text:list xml:id="list84752145102566" text:continue-numbering="true" text:style-name="WWNum4">
        <text:list-item>
          <text:list>
            <text:list-item>
              <text:list>
                <text:list-item>
                  <text:p text:style-name="P91"><text:bookmark text:name="_1bkyn9b"/>PROG</text:p>
                </text:list-item>
              </text:list>
            </text:list-item>
          </text:list>
        </text:list-item>
      </text:list>
      <text:p text:style-name="P39"><text:span text:style-name="T19">&lt;PROG [activation] (bindings...) expressions...&gt;</text:span></text:p>
      <text:p text:style-name="P41"/>
      <text:p text:style-name="P14"><text:span text:style-name="T7">PROG</text:span><text:span text:style-name="T3"> defines a program block with </text:span>its own<text:span text:style-name="T3"> set of </text:span><text:span text:style-name="T7">bindings</text:span><text:span text:style-name="T3">. <text:s/></text:span><text:span text:style-name="T7">PROG</text:span><text:span text:style-name="T3"> is </text:span>similar<text:span text:style-name="T3"> to </text:span><text:span text:style-name="T7">BIND</text:span><text:span text:style-name="T3"> but </text:span><text:span text:style-name="T7">PROG</text:span><text:span text:style-name="T3"> automatically creates a default activation at the start of the block which you optionally can name. This means that </text:span><text:span text:style-name="T7">AGAIN</text:span><text:span text:style-name="T3"> moves program execution to this activation. </text:span><text:span text:style-name="T7">RETURN</text:span><text:span text:style-name="T3"> exits this </text:span><text:span text:style-name="T7">PROG</text:span><text:span text:style-name="T3">-block.</text:span></text:p>
      <text:p text:style-name="P14"><text:span text:style-name="T3">Note that there is a special variable, </text:span><text:span text:style-name="T7">DO-FUNNY-RETURN?</text:span><text:span text:style-name="T3">, that </text:span>controls<text:span text:style-name="T3"> how </text:span><text:span text:style-name="T7">RETURN</text:span><text:span text:style-name="T3"> with value should be handled. If </text:span><text:span text:style-name="T7">DO-FUNNY-RETURN?</text:span><text:span text:style-name="T3"> is true then </text:span><text:span text:style-name="T7">RETURN</text:span><text:span text:style-name="T3"> value returns from </text:span><text:span text:style-name="T7">ROUTINE</text:span><text:span text:style-name="T3">, otherwise it returns from </text:span><text:span text:style-name="T7">PROG</text:span><text:span text:style-name="T3">. </text:span><text:span text:style-name="T7">DO-FUNNY-RETURN?</text:span><text:span text:style-name="T3"> is default false in version 3-4 and default true in versions 5-. </text:span></text:p>
      <text:p text:style-name="P14"><text:span text:style-name="T3">Also see <text:s/></text:span><text:span text:style-name="T7">AGAIN</text:span><text:span text:style-name="T3">, </text:span><text:span text:style-name="T7">BIND</text:span><text:span text:style-name="T3">, </text:span><text:span text:style-name="T7">DO</text:span><text:span text:style-name="T3">, </text:span><text:span text:style-name="T7">REPEAT</text:span><text:span text:style-name="T3"> and </text:span><text:span text:style-name="T7">RETURN</text:span><text:span text:style-name="T3"> for more details how to control program flow. </text:span><text:span text:style-name="T7">AGAIN</text:span><text:span text:style-name="T3"> and </text:span><text:span text:style-name="T7">RETURN</text:span><text:span text:style-name="T3"> have examples on how activation <text:s/>and </text:span><text:span text:style-name="T7">DO-FUNNY-RETURN?</text:span><text:span text:style-name="T3"> works.</text:span></text:p>
      <text:p text:style-name="P14"><text:span text:style-name="T3">Examples:</text:span></text:p>
      <text:p text:style-name="P43"><text:span text:style-name="T7">;"Block have own set of atoms"<text:line-break/>&lt;ROUTINE TEST-PROG-1 ("AUX" X)<text:line-break/> <text:s text:c="3"/>&lt;SET X 2&gt;<text:line-break/> <text:s text:c="3"/>&lt;TELL "START: "&gt;<text:line-break/> <text:s text:c="3"/>&lt;PROG (X)<text:line-break/> <text:s text:c="7"/>&lt;SET X 1&gt;<text:line-break/> <text:s text:c="7"/>&lt;TELL N .X " "&gt; <text:s text:c="3"/>;"Inner X"<text:line-break/> <text:s text:c="3"/>&gt;<text:line-break/> <text:s text:c="3"/>&lt;TELL N .X&gt; <text:s text:c="11"/>;"Outer X"<text:line-break/> <text:s text:c="3"/>&lt;TELL " END" CR CR&gt;<text:line-break/>&gt;<text:line-break/>--&gt;<text:tab/>"START: 1 2 END"<text:line-break/></text:span></text:p>
      <text:p text:style-name="P43"><text:span text:style-name="T7">;"AGAIN, Bare RETURN without ACTIVATION"<text:line-break/>&lt;ROUTINE TEST-PROG-2 ()<text:line-break/>&lt;TELL "START: "&gt;<text:line-break/>&lt;PROG (X) <text:s/>;"X is not reinitialized between iterations.<text:line-break/><text:tab/><text:tab/> <text:s text:c="2"/>Default ACTIVATION created."<text:line-break/> <text:s text:c="7"/>&lt;SET X &lt;+ .X 1&gt;&gt;<text:line-break/> <text:s text:c="7"/>&lt;TELL N .X " "&gt;<text:line-break/> <text:s text:c="7"/>&lt;COND (&lt;=? .X 3&gt; &lt;RETURN&gt;)&gt; <text:s/><text:tab/>;"Bare RETURN without<text:line-break/> <text:tab/><text:tab/><text:tab/><text:tab/><text:tab/><text:tab/><text:tab/></text:span><text:span text:style-name="T19"><text:tab/></text:span><text:span text:style-name="T7">ACTIVATION will exit<text:line-break/><text:tab/><text:tab/><text:tab/><text:tab/><text:tab/><text:tab/><text:tab/><text:tab/><text:tab/>BLOCK"<text:line-break/> <text:s text:c="7"/>&lt;AGAIN&gt; <text:s/>;"AGAIN without ACTIVATION will redo BLOCK"<text:line-break/> <text:s text:c="3"/>&gt;<text:line-break/> <text:s text:c="3"/>&lt;TELL "RETURN EXIT BLOCK" CR CR&gt;<text:line-break/>&gt;<text:line-break/>--&gt;<text:tab/>"START: 1 2 3 RETURN EXIT BLOCK"<text:line-break/><text:line-break/>;"AGAIN, RETURN with value but without ACTIVATION"<text:line-break/>&lt;ROUTINE TEST-PROG-3 ()<text:line-break/> <text:s text:c="3"/>&lt;TELL "START: "&gt;<text:line-break/> <text:s text:c="3"/>&lt;PROG ((X 0))</text:span><text:span text:style-name="T19"><text:tab/></text:span><text:span text:style-name="T7">;"X is not reinitialized between</text:span><text:span text:style-name="T19"><text:line-break/><text:tab/><text:tab/><text:tab/><text:tab/><text:tab/></text:span><text:span text:style-name="T7">iterations</text:span><text:span text:style-name="T19">. </text:span><text:span text:style-name="T7">Default ACTIVATION created."<text:line-break/> <text:s text:c="7"/>&lt;SET X &lt;+ .X 1&gt;&gt;<text:line-break/> <text:s text:c="7"/>&lt;TELL N .X " "&gt;<text:line-break/> <text:s text:c="7"/>&lt;COND (&lt;=? .X 3&gt; <text:line-break/> <text:s text:c="11"/>&lt;COND (,FUNNY-RETURN? <text:line-break/><text:tab/><text:tab/><text:tab/>&lt;TELL "RETURN EXIT ROUTINE" CR CR&gt;)&gt;<text:line-break/> <text:s text:c="11"/>&lt;RETURN T&gt;)&gt;<text:tab/>;"RETURN with value but without<text:line-break/><text:tab/><text:tab/><text:tab/><text:tab/><text:tab/> <text:s/>ACTIVATION will exit ROUTINE<text:line-break/><text:tab/><text:tab/><text:tab/><text:tab/><text:tab/> (FUNNY-RETURN = TRUE)"<text:line-break/> <text:s text:c="7"/>&lt;AGAIN&gt; <text:s/>;"AGAIN without ACTIVATION will redo BLOCK"<text:line-break/> <text:s text:c="3"/>&gt;<text:line-break/> <text:s text:c="3"/>&lt;TELL "RETURN EXIT BLOCK" CR CR&gt;<text:line-break/>&gt;<text:line-break/>--&gt;<text:tab/>"START: 1 2 3 RETURN EXIT ROUTINE"</text:span></text:p>
      <text:list xml:id="list84754016387298" text:continue-numbering="true" text:style-name="WWNum4">
        <text:list-item>
          <text:list>
            <text:list-item>
              <text:list>
                <text:list-item>
                  <text:p text:style-name="P91"><text:bookmark text:name="_3vkm5x4"/>PTABLE</text:p>
                </text:list-item>
              </text:list>
            </text:list-item>
          </text:list>
        </text:list-item>
      </text:list>
      <text:p text:style-name="P39"><text:span text:style-name="T15">&lt;PTABLE [(flags ...)] values ...&gt;</text:span></text:p>
      <text:p text:style-name="P40"/>
      <text:p text:style-name="P14"><text:span text:style-name="T3">Defines a table containing the specified </text:span><text:span text:style-name="T7">values</text:span><text:span text:style-name="T3"> and with the </text:span><text:span text:style-name="T7">PURE</text:span><text:span text:style-name="T3"> flag (see </text:span><text:span text:style-name="T7">TABLE</text:span><text:span text:style-name="T3"> about </text:span><text:span text:style-name="T7">PURE</text:span><text:span text:style-name="T3"> and other flags).</text:span></text:p>
      <text:list xml:id="list84753508624076" text:continue-numbering="true" text:style-name="WWNum4">
        <text:list-item>
          <text:list>
            <text:list-item>
              <text:list>
                <text:list-item>
                  <text:p text:style-name="P91"><text:bookmark text:name="_2apwg4x"/>PTSIZE</text:p>
                </text:list-item>
              </text:list>
            </text:list-item>
          </text:list>
        </text:list-item>
      </text:list>
      <text:p text:style-name="P39"><text:span text:style-name="T19">&lt;PTSIZE property-address&gt;</text:span></text:p>
      <text:p text:style-name="P41"/>
      <text:p text:style-name="P39"><text:span text:style-name="T17">Zapf syntax<text:tab/><text:tab/>Inform syntax</text:span></text:p>
      <text:p text:style-name="P39"><text:span text:style-name="T19">PTSIZE<text:tab/><text:tab/><text:tab/>get_prop_len</text:span></text:p>
      <text:p text:style-name="P41"/>
      <text:p text:style-name="P39"><text:span text:style-name="T19">All versions</text:span></text:p>
      <text:p text:style-name="P41"/>
      <text:p text:style-name="P14"><text:span text:style-name="T3">Get size in bytes of property at </text:span><text:span text:style-name="T7">property-address</text:span><text:span text:style-name="T3">.</text:span></text:p>
      <text:p text:style-name="P14"><text:span text:style-name="T3">Example:</text:span></text:p>
      <text:p text:style-name="P39"><text:span text:style-name="T19">&lt;OBJECT MYOBJECT (FOO 1 2 3)&gt;</text:span></text:p>
      <text:p text:style-name="P39"><text:span text:style-name="T19"><text:line-break/>&lt;PTSIZE &lt;GETPT ,MYOBJECT ,P?FOO&gt;&gt;<text:tab/><text:tab/>--&gt;<text:tab/>6</text:span></text:p>
      <text:list xml:id="list84752895800347" text:continue-numbering="true" text:style-name="WWNum4">
        <text:list-item>
          <text:list>
            <text:list-item>
              <text:list>
                <text:list-item>
                  <text:p text:style-name="P91"><text:bookmark text:name="_pv6qcq"/>PUSH</text:p>
                </text:list-item>
              </text:list>
            </text:list-item>
          </text:list>
        </text:list-item>
      </text:list>
      <text:p text:style-name="P39"><text:span text:style-name="T19">&lt;PUSH value&gt;</text:span></text:p>
      <text:p text:style-name="P41"/>
      <text:p text:style-name="P39"><text:span text:style-name="T17">Zapf syntax<text:tab/><text:tab/>Inform syntax</text:span></text:p>
      <text:p text:style-name="P39"><text:span text:style-name="T19">PUSH<text:tab/><text:tab/><text:tab/><text:tab/>push</text:span></text:p>
      <text:p text:style-name="P41"/>
      <text:p text:style-name="P39"><text:span text:style-name="T19">All versions</text:span></text:p>
      <text:p text:style-name="P41"><text:soft-page-break/></text:p>
      <text:p text:style-name="P14"><text:span text:style-name="T3">Push </text:span><text:span text:style-name="T7">value</text:span><text:span text:style-name="T3"> on game stack.</text:span></text:p>
      <text:p text:style-name="P14"><text:span text:style-name="T3">Example:</text:span></text:p>
      <text:p text:style-name="P14"><text:span text:style-name="T7"><text:tab/>&lt;PUSH 123&gt;</text:span></text:p>
      <text:list xml:id="list84752913982528" text:continue-numbering="true" text:style-name="WWNum4">
        <text:list-item>
          <text:list>
            <text:list-item>
              <text:list>
                <text:list-item>
                  <text:p text:style-name="P91"><text:bookmark text:name="_39uu90j"/>PUT</text:p>
                </text:list-item>
              </text:list>
            </text:list-item>
          </text:list>
        </text:list-item>
      </text:list>
      <text:p text:style-name="P39"><text:span text:style-name="T19">&lt;PUT table offset value&gt;</text:span></text:p>
      <text:p text:style-name="P41"/>
      <text:p text:style-name="P39"><text:span text:style-name="T17">Zapf syntax<text:tab/><text:tab/>Inform syntax</text:span></text:p>
      <text:p text:style-name="P20"><text:span text:style-name="T19"><text:tab/>PUT<text:tab/><text:tab/><text:tab/><text:tab/>storew</text:span></text:p>
      <text:p text:style-name="P22"/>
      <text:p text:style-name="P20"><text:span text:style-name="T19"><text:tab/>All versions</text:span></text:p>
      <text:p text:style-name="P22"/>
      <text:p text:style-name="P14"><text:span text:style-name="T3">Put a 16-bit WORD </text:span><text:span text:style-name="T7">value</text:span><text:span text:style-name="T3"> in the </text:span><text:span text:style-name="T7">table</text:span><text:span text:style-name="T3"> at word position </text:span><text:span text:style-name="T7">offset</text:span><text:span text:style-name="T3">. Actual address is table-address+offset*2.</text:span></text:p>
      <text:p text:style-name="P14"><text:span text:style-name="T3">Note that </text:span><text:span text:style-name="T7">table</text:span><text:span text:style-name="T3"> can be a byte-address in dynamic memory.</text:span></text:p>
      <text:p text:style-name="P14"><text:span text:style-name="T3">Also see </text:span><text:span text:style-name="T7">BACK</text:span><text:span text:style-name="T3">, </text:span><text:span text:style-name="T7">GET</text:span><text:span text:style-name="T3">, </text:span><text:span text:style-name="T7">GETB</text:span><text:span text:style-name="T3">, </text:span><text:span text:style-name="T7">PUTB</text:span><text:span text:style-name="T3"> and </text:span><text:span text:style-name="T7">REST</text:span><text:span text:style-name="T3">.</text:span></text:p>
      <text:p text:style-name="P14"><text:span text:style-name="T3">Examples:</text:span></text:p>
      <text:p text:style-name="P14"><text:span text:style-name="T7"><text:tab/>&lt;PUT ,MYTABLE 1 123&gt;<text:tab/>--&gt; <text:tab/>Stores 123 at position 1 <text:line-break/><text:tab/><text:tab/><text:tab/><text:tab/><text:tab/><text:tab/><text:tab/>in MYTABLE<text:line-break/><text:tab/>&lt;PUT 0 8 &lt;BOR &lt;GET 0 8&gt; 2&gt;&gt;<text:tab/>--&gt;<text:tab/>Sets bit 1 in Flags 2 in<text:line-break/><text:tab/><text:tab/><text:tab/><text:tab/><text:tab/><text:tab/><text:tab/><text:tab/>header (force monospace)</text:span></text:p>
      <text:list xml:id="list84753904045508" text:continue-numbering="true" text:style-name="WWNum4">
        <text:list-item>
          <text:list>
            <text:list-item>
              <text:list>
                <text:list-item>
                  <text:p text:style-name="P91"><text:bookmark text:name="_1p04j8c"/>PUTB</text:p>
                </text:list-item>
              </text:list>
            </text:list-item>
          </text:list>
        </text:list-item>
      </text:list>
      <text:p text:style-name="P39"><text:span text:style-name="T19">&lt;PUTB table offset value&gt;</text:span></text:p>
      <text:p text:style-name="P41"/>
      <text:p text:style-name="P39"><text:span text:style-name="T17">Zapf syntax<text:tab/><text:tab/>Inform syntax</text:span></text:p>
      <text:p text:style-name="P20"><text:span text:style-name="T19"><text:tab/>PUTB<text:tab/><text:tab/><text:tab/><text:tab/>storeb</text:span></text:p>
      <text:p text:style-name="P22"/>
      <text:p text:style-name="P20"><text:span text:style-name="T19"><text:tab/>All versions</text:span></text:p>
      <text:p text:style-name="P22"/>
      <text:p text:style-name="P14"><text:span text:style-name="T3">Put a byte </text:span><text:span text:style-name="T7">value</text:span><text:span text:style-name="T3"> in the </text:span><text:span text:style-name="T7">table</text:span><text:span text:style-name="T3"> at byte position </text:span><text:span text:style-name="T7">offset</text:span><text:span text:style-name="T3">. Actual address is table-address+offset.</text:span></text:p>
      <text:p text:style-name="P14"><text:span text:style-name="T3">Note that </text:span><text:span text:style-name="T7">table</text:span><text:span text:style-name="T3"> can be a byte-address in dynamic memory.</text:span></text:p>
      <text:p text:style-name="P14"><text:span text:style-name="T3">Also see </text:span><text:span text:style-name="T7">BACK</text:span><text:span text:style-name="T3">, </text:span><text:span text:style-name="T7">GET</text:span><text:span text:style-name="T3">, </text:span><text:span text:style-name="T7">GETB</text:span><text:span text:style-name="T3">, </text:span><text:span text:style-name="T7">PUT</text:span><text:span text:style-name="T3"> and </text:span><text:span text:style-name="T7">REST</text:span><text:span text:style-name="T3">.</text:span></text:p>
      <text:p text:style-name="P14"><text:span text:style-name="T3">Example:</text:span></text:p>
      <text:p text:style-name="P14"><text:span text:style-name="T3"><text:tab/></text:span><text:span text:style-name="T7">&lt;PUTB ,MYTABLE 1 !\A&gt;<text:tab/><text:tab/>--&gt;<text:tab/>Stores character A at<text:line-break/><text:tab/><text:tab/><text:tab/><text:tab/><text:tab/><text:tab/><text:tab/><text:tab/>position 1 in MYTABLE</text:span></text:p>
      <text:list xml:id="list84752941664522" text:continue-numbering="true" text:style-name="WWNum4">
        <text:list-item>
          <text:list>
            <text:list-item>
              <text:list>
                <text:list-item>
                  <text:p text:style-name="P91"><text:bookmark text:name="_48zs1w5"/>PUTP</text:p>
                </text:list-item>
              </text:list>
            </text:list-item>
          </text:list>
        </text:list-item>
      </text:list>
      <text:p text:style-name="P39"><text:span text:style-name="T19">&lt;PUTP object property value&gt;</text:span></text:p>
      <text:p text:style-name="P41"/>
      <text:p text:style-name="P39"><text:span text:style-name="T17">Zapf syntax<text:tab/><text:tab/>Inform syntax</text:span></text:p>
      <text:p text:style-name="P20"><text:span text:style-name="T19"><text:tab/>PUTP<text:tab/><text:tab/><text:tab/><text:tab/>put_prop</text:span></text:p>
      <text:p text:style-name="P22"/>
      <text:p text:style-name="P20"><text:soft-page-break/><text:span text:style-name="T19"><text:tab/>All versions</text:span></text:p>
      <text:p text:style-name="P41"/>
      <text:p text:style-name="P14"><text:span text:style-name="T3">Put </text:span><text:span text:style-name="T7">value</text:span><text:span text:style-name="T3"> into </text:span><text:span text:style-name="T7">property</text:span><text:span text:style-name="T3"> on the </text:span><text:span text:style-name="T7">object</text:span><text:span text:style-name="T3">.</text:span></text:p>
      <text:p text:style-name="P14"><text:span text:style-name="T3">Example:</text:span></text:p>
      <text:p text:style-name="P20"><text:span text:style-name="T19"><text:tab/>&lt;OBJECT MYOBJ (MYPROP 123)&gt;<text:line-break/><text:line-break/><text:tab/>&lt;PUTP ,MYOBJ ,P?MYPROP 456&gt;<text:tab/>--&gt;<text:tab/>Stores 456 in property<text:line-break/><text:tab/><text:tab/><text:tab/><text:tab/><text:tab/><text:tab/><text:tab/><text:tab/>MYPROP on MYOBJ</text:span></text:p>
      <text:list xml:id="list84752796679828" text:continue-numbering="true" text:style-name="WWNum4">
        <text:list-item>
          <text:list>
            <text:list-item>
              <text:list>
                <text:list-item>
                  <text:p text:style-name="P91"><text:bookmark text:name="_2o52c3y"/>QUIT</text:p>
                </text:list-item>
              </text:list>
            </text:list-item>
          </text:list>
        </text:list-item>
      </text:list>
      <text:p text:style-name="P39"><text:span text:style-name="T19">&lt;QUIT&gt;</text:span></text:p>
      <text:p text:style-name="P41"/>
      <text:p text:style-name="P39"><text:span text:style-name="T17">Zapf syntax<text:tab/><text:tab/>Inform syntax</text:span></text:p>
      <text:p text:style-name="P39"><text:span text:style-name="T19">QUIT<text:tab/><text:tab/><text:tab/><text:tab/>quit</text:span></text:p>
      <text:p text:style-name="P41"/>
      <text:p text:style-name="P39"><text:span text:style-name="T19">All versions</text:span></text:p>
      <text:p text:style-name="P41"/>
      <text:p text:style-name="P14"><text:span text:style-name="T3">Halts game execution. No questions asked.</text:span></text:p>
      <text:list xml:id="list84752171188352" text:continue-numbering="true" text:style-name="WWNum4">
        <text:list-item>
          <text:list>
            <text:list-item>
              <text:list>
                <text:list-item>
                  <text:p text:style-name="P91"><text:bookmark text:name="_13acmbr"/>RANDOM</text:p>
                </text:list-item>
              </text:list>
            </text:list-item>
          </text:list>
        </text:list-item>
      </text:list>
      <text:p text:style-name="P39"><text:span text:style-name="T19">&lt;RANDOM range&gt;</text:span></text:p>
      <text:p text:style-name="P41"/>
      <text:p text:style-name="P39"><text:span text:style-name="T17">Zapf syntax<text:tab/><text:tab/>Inform syntax</text:span></text:p>
      <text:p text:style-name="P39"><text:span text:style-name="T19">RANDOM<text:tab/><text:tab/><text:tab/>random</text:span></text:p>
      <text:p text:style-name="P41"/>
      <text:p text:style-name="P39"><text:span text:style-name="T19">All versions</text:span></text:p>
      <text:p text:style-name="P41"/>
      <text:p text:style-name="P14">Returns a random<text:span text:style-name="T3"> number between 1 and </text:span><text:span text:style-name="T7">range</text:span><text:span text:style-name="T3">. If </text:span><text:span text:style-name="T7">range</text:span><text:span text:style-name="T3"> is negative the randomizer is reseeded with -</text:span><text:span text:style-name="T7">range</text:span><text:span text:style-name="T3"> (</text:span>absolute<text:span text:style-name="T3"> value of </text:span><text:span text:style-name="T7">range</text:span><text:span text:style-name="T3">). </text:span></text:p>
      <text:p text:style-name="P14"><text:span text:style-name="T3">Example:</text:span></text:p>
      <text:p text:style-name="P14"><text:span text:style-name="T7"><text:tab/>&lt;- &lt;RANDOM 101&gt; 1&gt;<text:tab/>--&gt;<text:tab/>Generates random number <text:line-break/><text:tab/><text:tab/><text:tab/><text:tab/><text:tab/><text:tab/>between 0-100</text:span></text:p>
      <text:list xml:id="list84753485579642" text:continue-numbering="true" text:style-name="WWNum4">
        <text:list-item>
          <text:list>
            <text:list-item>
              <text:list>
                <text:list-item>
                  <text:p text:style-name="P91"><text:bookmark text:name="_3na04zk"/>READ</text:p>
                </text:list-item>
              </text:list>
            </text:list-item>
          </text:list>
        </text:list-item>
      </text:list>
      <text:p text:style-name="P39"><text:span text:style-name="T19">&lt;READ text parse&gt;<text:tab/><text:tab/><text:tab/><text:tab/><text:tab/>;"Versions 1-3"</text:span></text:p>
      <text:p text:style-name="P39"><text:span text:style-name="T19">&lt;READ text parse [time] [routine]&gt;<text:tab/><text:tab/>;"Version 4"<text:line-break/>&lt;READ text [parse] [time] [routine]&gt;<text:tab/>;"Versions 5-"</text:span></text:p>
      <text:p text:style-name="P41"/>
      <text:p text:style-name="P39"><text:span text:style-name="T17">Zapf syntax<text:tab/><text:tab/>Inform syntax</text:span></text:p>
      <text:p text:style-name="P39"><text:span text:style-name="T19">READ<text:tab/><text:tab/><text:tab/><text:tab/>aread / sread</text:span></text:p>
      <text:p text:style-name="P41"/>
      <text:p text:style-name="P39"><text:span text:style-name="T19">All versions</text:span></text:p>
      <text:p text:style-name="P41"/>
      <text:p text:style-name="P14">Read<text:span text:style-name="T3"> text </text:span>from the keyboard<text:span text:style-name="T3"> and parse it. Result is stored in two byte-tables. Byte 0 in </text:span><text:span text:style-name="T7">text</text:span><text:span text:style-name="T3"> </text:span>must<text:span text:style-name="T3"> contain the max-size of the buffer and if </text:span><text:span text:style-name="T7">parse</text:span><text:span text:style-name="T3"> is supplied, byte 0 of it </text:span>must<text:span text:style-name="T3"> </text:span>contain a max<text:span text:style-name="T3"> number of words that will be parsed.</text:span></text:p>
      <text:p text:style-name="P14"><text:span text:style-name="T3">After </text:span><text:span text:style-name="T7">READ</text:span><text:span text:style-name="T3">, </text:span><text:span text:style-name="T7">text</text:span><text:span text:style-name="T3"> contains:</text:span></text:p>
      <text:p text:style-name="P14"><text:soft-page-break/><text:span text:style-name="T3"><text:tab/>Byte<text:tab/>0<text:tab/>Max number of chars read into the buffer<text:line-break/><text:tab/><text:tab/>1<text:tab/>Actual number of chars read into the buffer<text:line-break/><text:tab/><text:tab/>2-<text:tab/>The typed chars all converted to lowercase</text:span></text:p>
      <text:p text:style-name="P14"><text:span text:style-name="T7">parse</text:span><text:span text:style-name="T3"> contains:</text:span></text:p>
      <text:p text:style-name="P14"><text:span text:style-name="T3"><text:tab/>Byte<text:tab/>0<text:tab/>Max number of words parsed<text:line-break/><text:tab/><text:tab/>1<text:tab/>Actual number of words parsed<text:line-break/><text:tab/><text:tab/>2-3<text:tab/></text:span>Address<text:span text:style-name="T3"> to first word in dictionary (0 if word is not in it)<text:line-break/><text:tab/><text:tab/>4<text:tab/>Length of first word<text:line-break/><text:tab/><text:tab/>5<text:tab/>Start position (in </text:span><text:span text:style-name="T7">text</text:span><text:span text:style-name="T3">) of first word<text:line-break/><text:tab/><text:tab/>6-9<text:tab/>Second word<text:line-break/><text:tab/><text:tab/>...</text:span></text:p>
      <text:p text:style-name="P14"><text:span text:style-name="T3">Example:</text:span></text:p>
      <text:p text:style-name="P43"><text:span text:style-name="T7">&lt;GLOBAL READBUF &lt;ITABLE BYTE 63&gt;&gt;<text:line-break/>&lt;GLOBAL PARSEBUF &lt;ITABLE BYTE 28&gt;&gt;<text:line-break/>&lt;ROUTINE READ-TEST ("AUX" WORDS WLEN WSTART WEND)<text:line-break/><text:tab/>&lt;PUTB ,READBUF 0 60&gt;<text:line-break/><text:tab/>&lt;PUTB ,PARSEBUF 0 6&gt;<text:line-break/><text:tab/>&lt;READ ,READBUF ,PARSEBUF&gt;<text:line-break/><text:tab/>&lt;SET WORDS &lt;GETB ,PARSEBUF 1&gt;&gt; <text:s/>;"# of parsed words"<text:line-break/><text:tab/>&lt;DO (I 1 .WORDS)<text:line-break/><text:tab/><text:tab/>&lt;SET WLEN &lt;GETB .PARSEBUF &lt;* .I 4&gt;&gt;&gt;<text:line-break/><text:tab/><text:tab/>&lt;SET WSTART &lt;GETB .PARSEBUF &lt;+&lt;* .I 4&gt; 1&gt;&gt;&gt;<text:line-break/><text:tab/><text:tab/>&lt;SET WEND &lt;+ .WSTART &lt;- .WLEN 1&gt;&gt;&gt;<text:line-break/><text:tab/><text:tab/>&lt;TELL "word " N .I " is " N .WLEN " char long. "&gt;<text:line-break/><text:tab/><text:tab/>&lt;TELL "The word is '"&gt;<text:line-break/><text:tab/><text:tab/>&lt;DO (J .WSTART .WEND)<text:line-break/><text:tab/><text:tab/><text:tab/>&lt;PRINTC &lt;GETB .READBUF .J&gt;&gt; ;"To lcase!"<text:line-break/><text:tab/><text:tab/>&gt;<text:line-break/><text:tab/><text:tab/>&lt;TELL "'." CR&gt;<text:line-break/><text:tab/>&gt;<text:line-break/>&gt;</text:span></text:p>
      <text:p text:style-name="P14"><text:span text:style-name="T3">See </text:span><text:span text:style-name="T2">The Inform Designer’s Manual</text:span><text:span text:style-name="T3"> (ch. §2.5, p. 44-46) for more details about </text:span><text:span text:style-name="T7">READ</text:span><text:span text:style-name="T3">.</text:span></text:p>
      <text:list xml:id="list84752531248662" text:continue-numbering="true" text:style-name="WWNum4">
        <text:list-item>
          <text:list>
            <text:list-item>
              <text:list>
                <text:list-item>
                  <text:p text:style-name="P91"><text:bookmark text:name="_22faf7d"/>REMOVE</text:p>
                </text:list-item>
              </text:list>
            </text:list-item>
          </text:list>
        </text:list-item>
      </text:list>
      <text:p text:style-name="P39"><text:span text:style-name="T19">&lt;REMOVE object&gt;</text:span></text:p>
      <text:p text:style-name="P41"/>
      <text:p text:style-name="P39"><text:span text:style-name="T17">Zapf syntax<text:tab/><text:tab/>Inform syntax</text:span></text:p>
      <text:p text:style-name="P39"><text:span text:style-name="T19">REMOVE<text:tab/><text:tab/><text:tab/>remove_obj<text:line-break/><text:line-break/>All versions</text:span></text:p>
      <text:p text:style-name="P41"/>
      <text:p text:style-name="P14"><text:span text:style-name="T3">Remove </text:span><text:span text:style-name="T7">object</text:span><text:span text:style-name="T3"> from parent. See </text:span><text:span text:style-name="T7">MOVE</text:span><text:span text:style-name="T3"> how to reattach <text:s/>it to another object.</text:span></text:p>
      <text:p text:style-name="P14"><text:span text:style-name="T3">Example:</text:span></text:p>
      <text:p text:style-name="P14"><text:span text:style-name="T7"><text:tab/>&lt;OBJECT ANIMAL&gt;<text:line-break/><text:tab/>&lt;OBJECT CAT (LOC ANIMAL)&gt;<text:line-break/><text:line-break/><text:tab/>&lt;REMOVE ,CAT&gt;<text:tab/><text:tab/>--&gt;<text:tab/>Detach CAT from ANIMAL</text:span></text:p>
      <text:list xml:id="list84753808211555" text:continue-numbering="true" text:style-name="WWNum4">
        <text:list-item>
          <text:list>
            <text:list-item>
              <text:list>
                <text:list-item>
                  <text:p text:style-name="P91"><text:bookmark text:name="_hkkpf6"/>REPEAT</text:p>
                </text:list-item>
              </text:list>
            </text:list-item>
          </text:list>
        </text:list-item>
      </text:list>
      <text:p text:style-name="P39"><text:span text:style-name="T19">&lt;REPEAT [activation] (bindings...) expressions...&gt;</text:span></text:p>
      <text:p text:style-name="P41"/>
      <text:p text:style-name="P14"><text:span text:style-name="T7">REPEAT</text:span><text:span text:style-name="T3"> defines a program block with </text:span>its own<text:span text:style-name="T3"> set of </text:span><text:span text:style-name="T7">bindings</text:span><text:span text:style-name="T3">. <text:s/></text:span><text:span text:style-name="T7">REPEAT</text:span><text:span text:style-name="T3"> is very </text:span>similar<text:span text:style-name="T3"> to </text:span><text:span text:style-name="T7">PROG</text:span><text:span text:style-name="T3"> the only difference is that at the end of the block is an automatic </text:span><text:span text:style-name="T7">AGAIN</text:span><text:span text:style-name="T3">. </text:span><text:span text:style-name="T7">REPEAT</text:span><text:span text:style-name="T3"> automatically creates a default activation at the start of the block which you optionally can name. This means that </text:span><text:span text:style-name="T7">AGAIN</text:span><text:span text:style-name="T3"> moves program execution to this activation. </text:span><text:span text:style-name="T7">RETURN</text:span><text:span text:style-name="T3"> exits this </text:span><text:span text:style-name="T7">REPEAT</text:span><text:span text:style-name="T3">-block.</text:span></text:p>
      <text:p text:style-name="P14"><text:span text:style-name="T3">Note that there is a special variable, </text:span><text:span text:style-name="T7">DO-FUNNY-RETURN?</text:span><text:span text:style-name="T3">, that </text:span>controls<text:span text:style-name="T3"> how </text:span><text:span text:style-name="T7">RETURN</text:span><text:span text:style-name="T3"> with value should be handled. If </text:span><text:span text:style-name="T7">DO-FUNNY-RETURN?</text:span><text:span text:style-name="T3"> is true then </text:span><text:span text:style-name="T7">RETURN</text:span><text:span text:style-name="T3"> value returns from </text:span><text:span text:style-name="T7">ROUTINE</text:span><text:span text:style-name="T3">, otherwise it returns from </text:span><text:span text:style-name="T7">REPEAT</text:span><text:span text:style-name="T3">. </text:span><text:span text:style-name="T7">DO-FUNNY-RETURN?</text:span><text:span text:style-name="T3"> is default false in version 3-4 and default true in versions 5-. </text:span></text:p>
      <text:p text:style-name="P14"><text:span text:style-name="T3">Also see <text:s/></text:span><text:span text:style-name="T7">AGAIN</text:span><text:span text:style-name="T3">, </text:span><text:span text:style-name="T7">BIND</text:span><text:span text:style-name="T3">, </text:span><text:span text:style-name="T7">DO</text:span><text:span text:style-name="T3">, </text:span><text:span text:style-name="T7">PROG</text:span><text:span text:style-name="T3"> and </text:span><text:span text:style-name="T7">RETURN</text:span><text:span text:style-name="T3"> for more details how to control program flow. </text:span><text:span text:style-name="T7">AGAIN</text:span><text:span text:style-name="T3"> and </text:span><text:span text:style-name="T7">RETURN</text:span><text:span text:style-name="T3"> have examples on how activation <text:s/>and </text:span><text:span text:style-name="T7">DO-FUNNY-RETURN?</text:span><text:span text:style-name="T3"> works.</text:span></text:p>
      <text:p text:style-name="P14"><text:span text:style-name="T3">Examples:</text:span></text:p>
      <text:p text:style-name="P43"><text:span text:style-name="T7">;"Bare RETURN without ACTIVATION"<text:line-break/>&lt;ROUTINE TEST-REPEAT-1 ()<text:line-break/>&lt;TELL "START: "&gt;<text:line-break/>&lt;REPEAT (X)<text:tab/>;"X is not reinitialized between iterations.<text:line-break/><text:tab/><text:tab/> <text:tab/> <text:s/>Default ACTIVATION created."<text:line-break/> <text:s text:c="7"/>&lt;SET X &lt;+ .X 1&gt;&gt;<text:line-break/> <text:s text:c="7"/>&lt;TELL N .X " "&gt;<text:line-break/> <text:s text:c="7"/>&lt;COND (&lt;=? .X 3&gt; &lt;RETURN&gt;)&gt; <text:s/><text:tab/>;"Bare RETURN without<text:line-break/> <text:tab/><text:tab/><text:tab/><text:tab/><text:tab/><text:tab/><text:tab/></text:span><text:span text:style-name="T19"><text:tab/></text:span><text:span text:style-name="T7">ACTIVATION will exit<text:line-break/><text:tab/><text:tab/><text:tab/><text:tab/><text:tab/><text:tab/><text:tab/><text:tab/><text:tab/>BLOCK"<text:line-break/> <text:s text:c="3"/>&gt;<text:line-break/> <text:s text:c="3"/>&lt;TELL "RETURN EXIT BLOCK" CR CR&gt;<text:line-break/>&gt;<text:line-break/>--&gt;<text:tab/>"START: 1 2 3 RETURN EXIT BLOCK"<text:line-break/><text:line-break/>;"RETURN with value but without ACTIVATION"<text:line-break/>&lt;ROUTINE TEST-REPEAT-2 ()<text:line-break/> <text:s text:c="3"/>&lt;TELL "START: "&gt;<text:line-break/> <text:s text:c="3"/>&lt;REPEAT ((X 0)) ;"X is not reinitialized between<text:line-break/><text:tab/><text:tab/><text:tab/><text:tab/> <text:s/><text:tab/>iterations. Default ACTIVATION created."<text:line-break/> <text:s text:c="7"/>&lt;SET X &lt;+ .X 1&gt;&gt;<text:line-break/> <text:s text:c="7"/>&lt;TELL N .X " "&gt;<text:line-break/> <text:s text:c="7"/>&lt;COND (&lt;=? .X 3&gt; <text:line-break/> <text:s text:c="11"/>&lt;COND (,FUNNY-RETURN? <text:line-break/><text:tab/><text:tab/><text:tab/>&lt;TELL "RETURN EXIT ROUTINE" CR CR&gt;)&gt;<text:line-break/> <text:s text:c="11"/>&lt;RETURN T&gt;)&gt;<text:tab/>;"RETURN with value but without<text:line-break/><text:tab/><text:tab/><text:tab/><text:tab/><text:tab/> <text:s/>ACTIVATION will exit ROUTINE<text:line-break/><text:tab/><text:tab/><text:tab/><text:tab/><text:tab/> (FUNNY-RETURN = TRUE)"<text:line-break/> <text:s text:c="3"/>&gt;<text:line-break/> <text:s text:c="3"/>&lt;TELL "RETURN EXIT BLOCK" CR CR&gt;<text:line-break/>&gt;<text:line-break/>--&gt;<text:tab/>"START: 1 2 3 RETURN EXIT ROUTINE"</text:span></text:p>
      <text:list xml:id="list84752300897697" text:continue-numbering="true" text:style-name="WWNum4">
        <text:list-item>
          <text:list>
            <text:list-item>
              <text:list>
                <text:list-item>
                  <text:p text:style-name="P91"><text:bookmark text:name="_31k882z"/>REST</text:p>
                </text:list-item>
              </text:list>
            </text:list-item>
          </text:list>
        </text:list-item>
      </text:list>
      <text:p text:style-name="P39"><text:span text:style-name="T19">&lt;REST table [bytes]&gt;</text:span></text:p>
      <text:p text:style-name="P41"/>
      <text:p text:style-name="P14"><text:span text:style-name="T3">Return </text:span><text:span text:style-name="T7">table</text:span><text:span text:style-name="T3"> without its first </text:span><text:span text:style-name="T7">bytes</text:span><text:span text:style-name="T3"> <text:s/>(</text:span><text:span text:style-name="T7">bytes</text:span><text:span text:style-name="T3"> is default 1). Note that this is not a copy of the </text:span><text:span text:style-name="T7">table</text:span><text:span text:style-name="T3">, it is pointing to the same </text:span><text:span text:style-name="T7">table</text:span><text:span text:style-name="T3"> with another starting address. </text:span></text:p>
      <text:p text:style-name="P14"><text:span text:style-name="T3">Also see </text:span><text:span text:style-name="T7">BACK</text:span><text:span text:style-name="T3">, </text:span><text:span text:style-name="T7">GET</text:span><text:span text:style-name="T3">, </text:span><text:span text:style-name="T7">GETB</text:span><text:span text:style-name="T3">, </text:span><text:span text:style-name="T7">PUT</text:span><text:span text:style-name="T3"> and </text:span><text:span text:style-name="T7">PUTB</text:span><text:span text:style-name="T3">.</text:span></text:p>
      <text:p text:style-name="P14"><text:span text:style-name="T3">Example:</text:span></text:p>
      <text:p text:style-name="P43"><text:span text:style-name="T7">&lt;GLOBAL TBL1 &lt;TABLE 1 2 3 4&gt;&gt;<text:tab/><text:tab/>--&gt;<text:tab/>TBL1 = [1 2 3 4]<text:line-break/>&lt;GLOBAL TBL2 &lt;REST ,TBL1 2&gt;&gt;<text:tab/><text:tab/>--&gt;<text:tab/>TBL2 = [2 3 4]<text:line-break/><text:tab/><text:tab/><text:tab/><text:tab/><text:tab/><text:tab/><text:tab/><text:tab/>Move 2 because<text:line-break/><text:tab/><text:tab/><text:tab/><text:tab/><text:tab/><text:tab/><text:tab/><text:tab/>WORD-table!<text:line-break/>&lt;PUT ,TBL2 0 5&gt;<text:tab/><text:tab/><text:tab/><text:tab/>--&gt;<text:tab/>TBL1 = [1 5 3 4],<text:line-break/><text:tab/><text:tab/><text:tab/><text:tab/><text:tab/><text:tab/><text:tab/><text:tab/>TBL2 = [5 3 4]</text:span></text:p>
      <text:list xml:id="list84753209573918" text:continue-numbering="true" text:style-name="WWNum4">
        <text:list-item>
          <text:list>
            <text:list-item>
              <text:list>
                <text:list-item>
                  <text:p text:style-name="P91"><text:bookmark text:name="_1gpiias"/>RESTART</text:p>
                </text:list-item>
              </text:list>
            </text:list-item>
          </text:list>
        </text:list-item>
      </text:list>
      <text:p text:style-name="P39"><text:span text:style-name="T19">&lt;RESTART&gt;</text:span></text:p>
      <text:p text:style-name="P41"/>
      <text:p text:style-name="P39"><text:span text:style-name="T17">Zapf syntax<text:tab/><text:tab/>Inform syntax</text:span></text:p>
      <text:p text:style-name="P39"><text:span text:style-name="T19">RESTART<text:tab/><text:tab/><text:tab/>restart</text:span></text:p>
      <text:p text:style-name="P41"/>
      <text:p text:style-name="P39"><text:soft-page-break/><text:span text:style-name="T19">All versions</text:span></text:p>
      <text:p text:style-name="P41"/>
      <text:p text:style-name="P14">Restarts the game<text:span text:style-name="T3">. No questions asked. The only things that </text:span>survive<text:span text:style-name="T3"> a restart are bit 0 and bit 1 of Flags 2 in the header (setting for transcribing and monospace).</text:span></text:p>
      <text:list xml:id="list84752555395022" text:continue-numbering="true" text:style-name="WWNum4">
        <text:list-item>
          <text:list>
            <text:list-item>
              <text:list>
                <text:list-item>
                  <text:p text:style-name="P91"><text:bookmark text:name="_40p60yl"/>RESTORE</text:p>
                </text:list-item>
              </text:list>
            </text:list-item>
          </text:list>
        </text:list-item>
      </text:list>
      <text:p text:style-name="P39"><text:span text:style-name="T19">&lt;RESTORE&gt;<text:tab/><text:tab/><text:tab/><text:tab/><text:tab/><text:tab/><text:tab/>;"Versions 1-4"<text:line-break/>&lt;RESTORE [table] [bytes] [filename]&gt;<text:tab/>;"Versions 5-"</text:span></text:p>
      <text:p text:style-name="P41"/>
      <text:p text:style-name="P39"><text:span text:style-name="T17">Zapf syntax<text:tab/><text:tab/>Inform syntax</text:span></text:p>
      <text:p text:style-name="P39"><text:span text:style-name="T19">RESTORE<text:tab/><text:tab/><text:tab/>restore</text:span></text:p>
      <text:p text:style-name="P41"/>
      <text:p text:style-name="P39"><text:span text:style-name="T19">All versions</text:span></text:p>
      <text:p text:style-name="P41"/>
      <text:p text:style-name="P14"><text:span text:style-name="T7">RESTORE</text:span><text:span text:style-name="T3"> a game to a previously saved state. All questions about filename and path are asked by the interpreter. </text:span></text:p>
      <text:p text:style-name="P14"><text:span text:style-name="T3">If </text:span><text:span text:style-name="T7">RESTORE</text:span><text:span text:style-name="T3"> </text:span>fails, game<text:span text:style-name="T3"> execution continues </text:span>with the next<text:span text:style-name="T3"> statement after </text:span><text:span text:style-name="T7">RESTORE</text:span><text:span text:style-name="T3">.</text:span></text:p>
      <text:p text:style-name="P14"><text:span text:style-name="T3">If </text:span><text:span text:style-name="T7">RESTORE</text:span><text:span text:style-name="T3"> is successful game execution continues from where the </text:span><text:span text:style-name="T7">SAVE</text:span><text:span text:style-name="T3"> was issued (</text:span><text:span text:style-name="T7">SAVE</text:span><text:span text:style-name="T3"> returns 2 in this case).</text:span></text:p>
      <text:p text:style-name="P14"><text:span text:style-name="T3">See </text:span><text:span text:style-name="T2">The Inform Designer’s Manual</text:span><text:span text:style-name="T3"> (ch. §42, p. 319) and </text:span><text:span text:style-name="T2">The Z-machine Standards Document</text:span><text:span text:style-name="T3"> for a description about how to </text:span><text:span text:style-name="T7">SAVE</text:span><text:span text:style-name="T3"> and </text:span><text:span text:style-name="T7">RESTORE</text:span><text:span text:style-name="T3"> auxiliary files.</text:span></text:p>
      <text:p text:style-name="P14"><text:span text:style-name="T3">Example:</text:span></text:p>
      <text:p text:style-name="P14"><text:span text:style-name="T7"><text:tab/>&lt;ROUTINE SAVE-GAME ("AUX" RESULT)<text:line-break/><text:tab/><text:tab/>&lt;SET RESULT &lt;SAVE&gt;&gt;<text:line-break/><text:tab/><text:tab/>&lt;COND (&lt;=? .RESULT 0&gt; &lt;TELL "Save failed." CR&gt;)&gt;<text:line-break/><text:tab/><text:tab/>&lt;COND (&lt;=? .RESULT 1&gt; &lt;TELL "Save successful." CR&gt;)&gt;<text:line-break/><text:tab/><text:tab/>&lt;COND (&lt;=? .RESULT 2&gt; &lt;TELL "Restore successful." CR&gt;)&gt;<text:line-break/><text:tab/>&gt;<text:line-break/><text:line-break/><text:tab/>&lt;ROUTINE RESTORE-GAME ()<text:line-break/><text:tab/><text:tab/>&lt;RESTORE&gt;<text:line-break/><text:tab/><text:tab/>&lt;TELL "Restore failed." CR&gt;<text:line-break/><text:tab/>&gt;</text:span></text:p>
      <text:list xml:id="list84753372041274" text:continue-numbering="true" text:style-name="WWNum4">
        <text:list-item>
          <text:list>
            <text:list-item>
              <text:list>
                <text:list-item>
                  <text:p text:style-name="P91"><text:bookmark text:name="_2fugb6e"/>RETURN</text:p>
                </text:list-item>
              </text:list>
            </text:list-item>
          </text:list>
        </text:list-item>
      </text:list>
      <text:p text:style-name="P39"><text:span text:style-name="T19">&lt;RETURN [value] [activation]&gt;</text:span></text:p>
      <text:p text:style-name="P41"/>
      <text:p text:style-name="P39"><text:span text:style-name="T17">Zapf syntax<text:tab/><text:tab/>Inform syntax</text:span></text:p>
      <text:p text:style-name="P39"><text:span text:style-name="T19">RETURN<text:tab/><text:tab/><text:tab/>ret</text:span></text:p>
      <text:p text:style-name="P41"/>
      <text:p text:style-name="P39"><text:span text:style-name="T19">All versions<text:line-break/></text:span></text:p>
      <text:p text:style-name="P14"><text:span text:style-name="T7">RETURN</text:span><text:span text:style-name="T3"> from current routine with </text:span><text:span text:style-name="T7">value</text:span><text:span text:style-name="T3">. Returns 1 (true) if no </text:span><text:span text:style-name="T7">value</text:span><text:span text:style-name="T3"> is given.</text:span></text:p>
      <text:p text:style-name="P14"><text:span text:style-name="T7">RETURN</text:span><text:span text:style-name="T3"> is also used in commands that control program flow to exit program blocks. Also see </text:span><text:span text:style-name="T7">AGAIN</text:span><text:span text:style-name="T3">, </text:span><text:span text:style-name="T7">BIND</text:span><text:span text:style-name="T3">, </text:span><text:span text:style-name="T7">DO</text:span><text:span text:style-name="T3">, </text:span><text:span text:style-name="T7">PROG</text:span><text:span text:style-name="T3"> and </text:span><text:span text:style-name="T7">REPEAT</text:span><text:span text:style-name="T3"> for more details how to control program flow.</text:span></text:p>
      <text:p text:style-name="P14"><text:span text:style-name="T3">Examples:</text:span></text:p>
      <text:p text:style-name="P14"><text:span text:style-name="T7"><text:tab/>&lt;RETURN&gt;<text:tab/><text:tab/><text:tab/>--&gt; Returns 1<text:line-break/><text:tab/>&lt;RETURN 42&gt;<text:tab/><text:tab/>--&gt; Returns 42</text:span></text:p>
      <text:list xml:id="list84752438022281" text:continue-numbering="true" text:style-name="WWNum4">
        <text:list-item>
          <text:list>
            <text:list-item>
              <text:list>
                <text:list-item>
                  <text:p text:style-name="P91"><text:bookmark text:name="_uzqle7"/>RFALSE</text:p>
                </text:list-item>
              </text:list>
            </text:list-item>
          </text:list>
        </text:list-item>
      </text:list>
      <text:p text:style-name="P39"><text:span text:style-name="T19">&lt;RFALSE&gt;</text:span></text:p>
      <text:p text:style-name="P41"/>
      <text:p text:style-name="P39"><text:span text:style-name="T17">Zapf syntax<text:tab/><text:tab/>Inform syntax</text:span></text:p>
      <text:p text:style-name="P39"><text:span text:style-name="T19">RFALSE<text:tab/><text:tab/><text:tab/>rfalse</text:span></text:p>
      <text:p text:style-name="P41"/>
      <text:p text:style-name="P39"><text:span text:style-name="T19">All versions</text:span></text:p>
      <text:p text:style-name="P41"/>
      <text:p text:style-name="P14"><text:soft-page-break/><text:span text:style-name="T7">RFALSE</text:span><text:span text:style-name="T3"> always exits routine and returns false (0). Note that this differs from </text:span><text:span text:style-name="T7">RETURN</text:span><text:span text:style-name="T3"> that can both exit program blocks and routines.</text:span></text:p>
      <text:list xml:id="list84753172862419" text:continue-numbering="true" text:style-name="WWNum4">
        <text:list-item>
          <text:list>
            <text:list-item>
              <text:list>
                <text:list-item>
                  <text:p text:style-name="P91"><text:bookmark text:name="_3eze420"/>RFATAL</text:p>
                </text:list-item>
              </text:list>
            </text:list-item>
          </text:list>
        </text:list-item>
      </text:list>
      <text:p text:style-name="P39"><text:span text:style-name="T19">&lt;RFATAL&gt;</text:span></text:p>
      <text:p text:style-name="P41"/>
      <text:p text:style-name="P14"><text:span text:style-name="T7">RFATAL</text:span><text:span text:style-name="T3"> always exits routine and returns </text:span><text:span text:style-name="T7">FATAL-VALUE</text:span><text:span text:style-name="T3"> (2). Note that this differs from </text:span><text:span text:style-name="T7">RETURN</text:span><text:span text:style-name="T3"> that can both exit program blocks and routines.</text:span></text:p>
      <text:list xml:id="list84752820052079" text:continue-numbering="true" text:style-name="WWNum4">
        <text:list-item>
          <text:list>
            <text:list-item>
              <text:list>
                <text:list-item>
                  <text:p text:style-name="P91"><text:bookmark text:name="_1u4oe9t"/>RSTACK</text:p>
                </text:list-item>
              </text:list>
            </text:list-item>
          </text:list>
        </text:list-item>
      </text:list>
      <text:p text:style-name="P39"><text:span text:style-name="T19">&lt;RSTACK&gt;</text:span></text:p>
      <text:p text:style-name="P41"/>
      <text:p text:style-name="P39"><text:span text:style-name="T17">Zapf syntax<text:tab/><text:tab/>Inform syntax</text:span></text:p>
      <text:p text:style-name="P39"><text:span text:style-name="T19">RSTACK<text:tab/><text:tab/><text:tab/>ret_popped</text:span></text:p>
      <text:p text:style-name="P41"/>
      <text:p text:style-name="P39"><text:span text:style-name="T19">All versions</text:span></text:p>
      <text:p text:style-name="P41"/>
      <text:p text:style-name="P14"><text:span text:style-name="T3">Pops value from game stack and returns that value.</text:span></text:p>
      <text:p text:style-name="P14"><text:span text:style-name="T3">Example:</text:span></text:p>
      <text:p text:style-name="P14"><text:span text:style-name="T3"><text:tab/></text:span><text:span text:style-name="T7">&lt;PUSH 42&gt;<text:line-break/><text:tab/>&lt;RSTACK&gt;<text:tab/><text:tab/>--&gt; <text:tab/>Returns 42</text:span></text:p>
      <text:list xml:id="list84752663901753" text:continue-numbering="true" text:style-name="WWNum4">
        <text:list-item>
          <text:list>
            <text:list-item>
              <text:list>
                <text:list-item>
                  <text:p text:style-name="P94"><text:bookmark text:name="_4e4bwxm"/>RTRUE</text:p>
                </text:list-item>
              </text:list>
            </text:list-item>
          </text:list>
        </text:list-item>
      </text:list>
      <text:p text:style-name="P39"><text:span text:style-name="T19">&lt;RTRUE&gt;</text:span></text:p>
      <text:p text:style-name="P41"/>
      <text:p text:style-name="P39"><text:span text:style-name="T17">Zapf syntax<text:tab/><text:tab/>Inform syntax</text:span></text:p>
      <text:p text:style-name="P39"><text:span text:style-name="T19">RTRUE<text:tab/><text:tab/><text:tab/><text:tab/>rtrue</text:span></text:p>
      <text:p text:style-name="P41"/>
      <text:p text:style-name="P39"><text:span text:style-name="T19">All versions</text:span></text:p>
      <text:p text:style-name="P41"/>
      <text:p text:style-name="P14"><text:span text:style-name="T7">RTRUE</text:span><text:span text:style-name="T3"> always exits routine and returns true (1). Note that this differs from </text:span><text:span text:style-name="T7">RETURN</text:span><text:span text:style-name="T3"> that can both exit program blocks and routines.</text:span></text:p>
      <text:list xml:id="list84753942284447" text:continue-numbering="true" text:style-name="WWNum4">
        <text:list-item>
          <text:list>
            <text:list-item>
              <text:list>
                <text:list-item>
                  <text:p text:style-name="P91"><text:bookmark text:name="_2t9m75f"/>SAVE</text:p>
                </text:list-item>
              </text:list>
            </text:list-item>
          </text:list>
        </text:list-item>
      </text:list>
      <text:p text:style-name="P39"><text:span text:style-name="T19">&lt;SAVE&gt;<text:tab/><text:tab/><text:tab/><text:tab/><text:tab/><text:tab/><text:tab/>;"Versions 1-4"<text:line-break/>&lt;SAVE [table] [bytes] [filename]&gt;<text:tab/><text:tab/>;"Versions 5-"</text:span></text:p>
      <text:p text:style-name="P41"/>
      <text:p text:style-name="P39"><text:span text:style-name="T17">Zapf syntax<text:tab/><text:tab/>Inform syntax</text:span></text:p>
      <text:p text:style-name="P39"><text:span text:style-name="T19">SAVE<text:tab/><text:tab/><text:tab/><text:tab/>save</text:span></text:p>
      <text:p text:style-name="P41"/>
      <text:p text:style-name="P39"><text:span text:style-name="T19">All versions</text:span></text:p>
      <text:p text:style-name="P41"/>
      <text:p text:style-name="P14"><text:span text:style-name="T7">SAVE</text:span><text:span text:style-name="T3"> a game state that later can be restored. All questions about filename and path are asked by the interpreter. </text:span></text:p>
      <text:p text:style-name="P14"><text:span text:style-name="T7">SAVE</text:span><text:span text:style-name="T3"> returns 0 if </text:span><text:span text:style-name="T7">SAVE</text:span><text:span text:style-name="T3"> fails and 1 if it is successful.</text:span></text:p>
      <text:p text:style-name="P14"><text:span text:style-name="T7">SAVE</text:span><text:span text:style-name="T3"> also can return 2. That means this is a continuation from a successful </text:span><text:span text:style-name="T7">RESTORE</text:span><text:span text:style-name="T3">.</text:span></text:p>
      <text:p text:style-name="P14"><text:soft-page-break/><text:span text:style-name="T3">See </text:span><text:span text:style-name="T7">RESTORE</text:span><text:span text:style-name="T3"> on code example on </text:span><text:span text:style-name="T7">SAVE</text:span><text:span text:style-name="T3"> and </text:span><text:span text:style-name="T7">RESTORE</text:span><text:span text:style-name="T3">.</text:span></text:p>
      <text:p text:style-name="P14"><text:span text:style-name="T3">See </text:span><text:span text:style-name="T2">The Inform Designer’s Manual</text:span><text:span text:style-name="T3"> (ch. §42, p. 319) and </text:span><text:span text:style-name="T2">The Z-machine Standards Document</text:span><text:span text:style-name="T3"> for a description about how to </text:span><text:span text:style-name="T7">SAVE</text:span><text:span text:style-name="T3"> and </text:span><text:span text:style-name="T7">RESTORE</text:span><text:span text:style-name="T3"> auxiliary files.</text:span></text:p>
      <text:list xml:id="list84752108741801" text:continue-numbering="true" text:style-name="WWNum4">
        <text:list-item>
          <text:list>
            <text:list-item>
              <text:list>
                <text:list-item>
                  <text:p text:style-name="P91"><text:bookmark text:name="_18ewhd8"/>SCREEN</text:p>
                </text:list-item>
              </text:list>
            </text:list-item>
          </text:list>
        </text:list-item>
      </text:list>
      <text:p text:style-name="P39"><text:span text:style-name="T19">&lt;SCREEN window-number&gt;</text:span></text:p>
      <text:p text:style-name="P41"/>
      <text:p text:style-name="P39"><text:span text:style-name="T17">Zapf syntax<text:tab/><text:tab/>Inform syntax</text:span></text:p>
      <text:p text:style-name="P39"><text:span text:style-name="T19">SCREEN<text:tab/><text:tab/><text:tab/>set_window</text:span></text:p>
      <text:p text:style-name="P41"/>
      <text:p text:style-name="P39"><text:span text:style-name="T19">Versions: 3-</text:span></text:p>
      <text:p text:style-name="P41"/>
      <text:p text:style-name="P14"><text:span text:style-name="T3">Select </text:span><text:span text:style-name="T7">window-number</text:span><text:span text:style-name="T3"> for text output.</text:span></text:p>
      <text:p text:style-name="P14"><text:span text:style-name="T3">Note that in versions 3-5 only the lower screen (</text:span><text:span text:style-name="T7">window-number</text:span><text:span text:style-name="T3"> = 0) has text-buffering and word-wrap.</text:span></text:p>
      <text:p text:style-name="P14"><text:span text:style-name="T3">Example:</text:span></text:p>
      <text:p text:style-name="P14"><text:span text:style-name="T3"><text:tab/></text:span><text:span text:style-name="T7">&lt;SPLIT 3&gt;<text:line-break/><text:tab/>&lt;SCREEN 1&gt;<text:line-break/><text:tab/>&lt;TELL "West of House"&gt;<text:tab/>--&gt;<text:tab/>Split screen in 2 (upper<text:line-break/><text:tab/><text:tab/><text:tab/><text:tab/><text:tab/><text:tab/><text:tab/>screen is 3 rows) and write<text:line-break/><text:tab/><text:tab/><text:tab/><text:tab/><text:tab/><text:tab/><text:tab/>"West of House" in upper screen</text:span></text:p>
      <text:list xml:id="list84753057266550" text:continue-numbering="true" text:style-name="WWNum4">
        <text:list-item>
          <text:list>
            <text:list-item>
              <text:list>
                <text:list-item>
                  <text:p text:style-name="P91"><text:bookmark text:name="_3sek011"/>SCROLL</text:p>
                </text:list-item>
              </text:list>
            </text:list-item>
          </text:list>
        </text:list-item>
      </text:list>
      <text:p text:style-name="P39"><text:span text:style-name="T19">&lt;SCROLL window-number pixels&gt;</text:span></text:p>
      <text:p text:style-name="P41"/>
      <text:p text:style-name="P39"><text:span text:style-name="T17">Zapf syntax<text:tab/><text:tab/>Inform syntax</text:span></text:p>
      <text:p text:style-name="P39"><text:span text:style-name="T19">SCROLL<text:tab/><text:tab/><text:tab/>scroll_window</text:span></text:p>
      <text:p text:style-name="P41"/>
      <text:p text:style-name="P39"><text:span text:style-name="T19">Versions: 6-</text:span></text:p>
      <text:p text:style-name="P41"/>
      <text:p text:style-name="P20">Scrolls <text:span text:style-name="T19">window-number</text:span> up (<text:span text:style-name="T19">pixels</text:span> is positive) or down (<text:span text:style-name="T19">pixels</text:span> is negative) the number of <text:span text:style-name="T19">pixels</text:span> supplied. The new lines are empty (background color).</text:p>
      <text:list xml:id="list84753216715349" text:continue-numbering="true" text:style-name="WWNum4">
        <text:list-item>
          <text:list>
            <text:list-item>
              <text:list>
                <text:list-item>
                  <text:p text:style-name="P91"><text:bookmark text:name="_27jua8u"/>SET</text:p>
                </text:list-item>
              </text:list>
            </text:list-item>
          </text:list>
        </text:list-item>
      </text:list>
      <text:p text:style-name="P39"><text:span text:style-name="T19">&lt;SET name value&gt;</text:span></text:p>
      <text:p text:style-name="P41"/>
      <text:p text:style-name="P39"><text:span text:style-name="T17">Zapf syntax<text:tab/><text:tab/>Inform syntax</text:span></text:p>
      <text:p text:style-name="P39"><text:span text:style-name="T19">SET<text:tab/><text:tab/><text:tab/><text:tab/>store</text:span></text:p>
      <text:p text:style-name="P41"/>
      <text:p text:style-name="P39"><text:span text:style-name="T19">All versions</text:span></text:p>
      <text:p text:style-name="P41"/>
      <text:p text:style-name="P14"><text:span text:style-name="T3">Store </text:span><text:span text:style-name="T7">value</text:span><text:span text:style-name="T3"> in local variable </text:span><text:span text:style-name="T7">name</text:span><text:span text:style-name="T3">.</text:span></text:p>
      <text:p text:style-name="P14"><text:span text:style-name="T3">Example:</text:span></text:p>
      <text:p text:style-name="P14"><text:span text:style-name="T3"><text:tab/></text:span><text:span text:style-name="T7">&lt;SET MYVAR 42&gt;<text:tab/><text:tab/>--&gt;<text:tab/>Store 42 in local variable MYVAR </text:span></text:p>
      <text:list xml:id="list84752656988168" text:continue-numbering="true" text:style-name="WWNum4">
        <text:list-item>
          <text:list>
            <text:list-item>
              <text:list>
                <text:list-item>
                  <text:p text:style-name="P91"><text:bookmark text:name="_mp4kgn"/>SETG</text:p>
                </text:list-item>
              </text:list>
            </text:list-item>
          </text:list>
        </text:list-item>
      </text:list>
      <text:p text:style-name="P39"><text:span text:style-name="T19">&lt;SETG name value&gt;</text:span></text:p>
      <text:p text:style-name="P41"><text:soft-page-break/></text:p>
      <text:p text:style-name="P39"><text:span text:style-name="T17">Zapf syntax<text:tab/><text:tab/>Inform syntax</text:span></text:p>
      <text:p text:style-name="P39"><text:span text:style-name="T19">SET<text:tab/><text:tab/><text:tab/><text:tab/>store</text:span></text:p>
      <text:p text:style-name="P41"/>
      <text:p text:style-name="P39"><text:span text:style-name="T19">All versions</text:span></text:p>
      <text:p text:style-name="P41"/>
      <text:p text:style-name="P14"><text:span text:style-name="T3">Store </text:span><text:span text:style-name="T7">value</text:span><text:span text:style-name="T3"> in global variable </text:span><text:span text:style-name="T7">name</text:span><text:span text:style-name="T3">. The </text:span><text:span text:style-name="T7">name</text:span><text:span text:style-name="T3"> variable must be declared with </text:span><text:span text:style-name="T7">GLOBAL</text:span><text:span text:style-name="T3"> outside the </text:span><text:span text:style-name="T7">ROUTINE</text:span><text:span text:style-name="T3">.</text:span></text:p>
      <text:p text:style-name="P14"><text:span text:style-name="T3">Example:</text:span></text:p>
      <text:p text:style-name="P43"><text:span text:style-name="T7">&lt;SETG MYVAR 42&gt;<text:tab/>--&gt;<text:tab/>Store 42 in global variable MYVAR </text:span></text:p>
      <text:list xml:id="list84753999252270" text:continue-numbering="true" text:style-name="WWNum4">
        <text:list-item>
          <text:list>
            <text:list-item>
              <text:list>
                <text:list-item>
                  <text:p text:style-name="P91"><text:bookmark text:name="_36os34g"/>SOUND</text:p>
                </text:list-item>
              </text:list>
            </text:list-item>
          </text:list>
        </text:list-item>
      </text:list>
      <text:p text:style-name="P39"><text:span text:style-name="T19">&lt;SOUND number [effect] [volrep]&gt;<text:tab/><text:tab/><text:tab/>;"Versions 3-4"<text:line-break/>&lt;SOUND number [effect] [volrep] [routine]&gt;<text:tab/>;"Versions 5-"</text:span></text:p>
      <text:p text:style-name="P41"/>
      <text:p text:style-name="P39"><text:span text:style-name="T17">Zapf syntax<text:tab/><text:tab/>Inform syntax</text:span></text:p>
      <text:p text:style-name="P39"><text:span text:style-name="T19">SOUND<text:tab/><text:tab/><text:tab/><text:tab/>sound_effect</text:span></text:p>
      <text:p text:style-name="P41"/>
      <text:p text:style-name="P39"><text:span text:style-name="T19">Versions: 3-</text:span></text:p>
      <text:p text:style-name="P41"/>
      <text:p text:style-name="P14"><text:span text:style-name="T3">Plays sound </text:span><text:span text:style-name="T7">number</text:span><text:span text:style-name="T3"> (1 = high-pitch beep, 2 = low-pitch beep and 3- is user defined). </text:span></text:p>
      <text:p text:style-name="P14"><text:span text:style-name="T3">Valid entries for </text:span><text:span text:style-name="T7">effect</text:span><text:span text:style-name="T3"> are 1 = prepare, 2 = start, 3 = stop and 4 = finished with.</text:span></text:p>
      <text:p text:style-name="P14"><text:span text:style-name="T3">The </text:span><text:span text:style-name="T7">volrep</text:span><text:span text:style-name="T3"> is calculated as 256 * repetitions + volume. Repetitions can be 0-255 (255 = infinite) and volume 1-8, 255 (1 = <text:s/>quiet, 8 = loud, 255 = loudest possible.</text:span></text:p>
      <text:p text:style-name="P14"><text:span text:style-name="T3">If </text:span><text:span text:style-name="T7">routine</text:span><text:span text:style-name="T3"> is supplied it is called after sound is finished.</text:span></text:p>
      <text:p text:style-name="P14"><text:span text:style-name="T3">See </text:span><text:span text:style-name="T2">The Inform Designer’s Manual</text:span><text:span text:style-name="T3"> (ch. §42, p. 315-316 and ch. §43) and </text:span><text:span text:style-name="T2">The Z-machine Standards Document</text:span><text:span text:style-name="T3"> for a description about how to include sound in games.</text:span></text:p>
      <text:list xml:id="list84753165575500" text:continue-numbering="true" text:style-name="WWNum4">
        <text:list-item>
          <text:list>
            <text:list-item>
              <text:list>
                <text:list-item>
                  <text:p text:style-name="P91"><text:bookmark text:name="_1lu2dc9"/>SPLIT</text:p>
                </text:list-item>
              </text:list>
            </text:list-item>
          </text:list>
        </text:list-item>
      </text:list>
      <text:p text:style-name="P39"><text:span text:style-name="T19">&lt;SPLIT number&gt;</text:span></text:p>
      <text:p text:style-name="P41"/>
      <text:p text:style-name="P39"><text:span text:style-name="T17">Zapf syntax<text:tab/><text:tab/>Inform syntax</text:span></text:p>
      <text:p text:style-name="P39"><text:span text:style-name="T19">SPLIT<text:tab/><text:tab/><text:tab/><text:tab/>split_window</text:span></text:p>
      <text:p text:style-name="P41"/>
      <text:p text:style-name="P39"><text:span text:style-name="T19">Versions: 3-</text:span></text:p>
      <text:p text:style-name="P41"/>
      <text:p text:style-name="P14"><text:span text:style-name="T7">SPLIT</text:span><text:span text:style-name="T3"> screen in two parts with the upper part having </text:span><text:span text:style-name="T7">number</text:span><text:span text:style-name="T3"> rows. If </text:span><text:span text:style-name="T7">number</text:span><text:span text:style-name="T3"> is 0 the screen is unsplit.The upper screen is window-number 1 and the lower screen is window-number 0.</text:span></text:p>
      <text:p text:style-name="P14"><text:span text:style-name="T3">See </text:span><text:span text:style-name="T7">SCREEN</text:span><text:span text:style-name="T3"> for example on how to use </text:span><text:span text:style-name="T7">SPLIT</text:span><text:span text:style-name="T3">.</text:span></text:p>
      <text:list xml:id="list84753069256830" text:continue-numbering="true" text:style-name="WWNum4">
        <text:list-item>
          <text:list>
            <text:list-item>
              <text:list>
                <text:list-item>
                  <text:p text:style-name="P91"><text:bookmark text:name="_45tpw02"/>T?</text:p>
                </text:list-item>
              </text:list>
            </text:list-item>
          </text:list>
        </text:list-item>
      </text:list>
      <text:p text:style-name="P39"><text:span text:style-name="T19">&lt;T? expression&gt;</text:span></text:p>
      <text:p text:style-name="P41"/>
      <text:p text:style-name="P14"><text:span text:style-name="T3">Predicate. Test if </text:span><text:span text:style-name="T7">expression</text:span><text:span text:style-name="T3"> evaluates to true ( not 0).</text:span></text:p>
      <text:p text:style-name="P14"><text:soft-page-break/><text:span text:style-name="T3">Example:</text:span></text:p>
      <text:p text:style-name="P14"><text:span text:style-name="T7"><text:tab/>&lt;T? &lt;=? 1 1&gt;&gt;<text:tab/><text:tab/>--&gt;<text:tab/>True<text:line-break/><text:tab/>&lt;T? &lt;=? 1 2&gt;&gt;<text:tab/><text:tab/>--&gt;<text:tab/>False</text:span></text:p>
      <text:list xml:id="list84753190435906" text:continue-numbering="true" text:style-name="WWNum4">
        <text:list-item>
          <text:list>
            <text:list-item>
              <text:list>
                <text:list-item>
                  <text:p text:style-name="P91"><text:bookmark text:name="_2kz067v"/>TABLE</text:p>
                </text:list-item>
              </text:list>
            </text:list-item>
          </text:list>
        </text:list-item>
      </text:list>
      <text:p text:style-name="P39"><text:span text:style-name="T15">&lt;TABLE [(flags ...)] values ...&gt;</text:span></text:p>
      <text:p text:style-name="P40"/>
      <text:p text:style-name="P14"><text:span text:style-name="T3">Defines a table containing the specified </text:span><text:span text:style-name="T7">values</text:span><text:span text:style-name="T3">.</text:span></text:p>
      <text:p text:style-name="P14"><text:span text:style-name="T3">These </text:span><text:span text:style-name="T7">flags</text:span><text:span text:style-name="T3"> control the format of the table:</text:span></text:p>
      <text:list xml:id="list2283507305" text:style-name="WWNum14">
        <text:list-item>
          <text:p text:style-name="P72"><text:span text:style-name="T7">WORD</text:span><text:span text:style-name="T3"> causes the elements to be 2-byte words. This is the default.</text:span></text:p>
        </text:list-item>
        <text:list-item>
          <text:p text:style-name="P72"><text:span text:style-name="T7">BYTE</text:span><text:span text:style-name="T3"> causes the elements to be single bytes.</text:span></text:p>
        </text:list-item>
        <text:list-item>
          <text:p text:style-name="P72"><text:span text:style-name="T7">LEXV</text:span><text:span text:style-name="T3"> <text:s/>causes the elements to be 4-byte records. If </text:span><text:span text:style-name="T7">default</text:span><text:span text:style-name="T3"> values are given to </text:span><text:span text:style-name="T7">ITABLE</text:span><text:span text:style-name="T3"> with this flag, they will be split into groups of three: the first compiled as a word, the next two compiled as bytes. The table is also prefixed with a byte indicating the number of records, followed by a zero byte</text:span></text:p>
        </text:list-item>
        <text:list-item>
          <text:p text:style-name="P77"><text:span text:style-name="T7">STRING</text:span><text:span text:style-name="T3"> causes the elements to be single bytes and also changes the initializer format. This flag may not be used with </text:span><text:span text:style-name="T7">ITABLE</text:span><text:span text:style-name="T3">. When this flag is given, any </text:span><text:span text:style-name="T7">values</text:span><text:span text:style-name="T3"> given as strings will be compiled as a series of individual ASCII characters, rather than as string addresses.</text:span></text:p>
        </text:list-item>
      </text:list>
      <text:p text:style-name="P14"><text:span text:style-name="T3">These </text:span><text:span text:style-name="T7">flags</text:span><text:span text:style-name="T3"> alter the table without changing its basic format:</text:span></text:p>
      <text:list xml:id="list1042201508" text:style-name="WWNum3">
        <text:list-item>
          <text:p text:style-name="P73"><text:span text:style-name="T7">LENGTH</text:span><text:span text:style-name="T3"> <text:s/>causes a length marker to be written at the beginning of the table, indicating the number of elements that follow. The length marker is a byte if </text:span><text:span text:style-name="T7">BYTE</text:span><text:span text:style-name="T3"> or </text:span><text:span text:style-name="T7">STRING</text:span><text:span text:style-name="T3"> are also given; otherwise the length marker is a </text:span><text:span text:style-name="T7">WORD</text:span><text:span text:style-name="T3">. This flag is ignored if </text:span><text:span text:style-name="T7">LEXV</text:span><text:span text:style-name="T3"> is given</text:span></text:p>
        </text:list-item>
        <text:list-item>
          <text:p text:style-name="P78"><text:span text:style-name="T7">PURE</text:span><text:span text:style-name="T3"> causes the table to be compiled into static memory (ROM).</text:span></text:p>
        </text:list-item>
      </text:list>
      <text:p text:style-name="P14"><text:span text:style-name="T3">The flags </text:span><text:span text:style-name="T7">LENGTH</text:span><text:span text:style-name="T3"> and </text:span><text:span text:style-name="T7">PURE</text:span><text:span text:style-name="T3"> are implied in </text:span><text:span text:style-name="T7">LTABLE</text:span><text:span text:style-name="T3">, </text:span><text:span text:style-name="T7">PTABLE</text:span><text:span text:style-name="T3"> or </text:span><text:span text:style-name="T7">PLTABLE</text:span><text:span text:style-name="T3">.</text:span></text:p>
      <text:p text:style-name="P14"><text:span text:style-name="T3">Examples:</text:span></text:p>
      <text:p text:style-name="Standard"><text:span text:style-name="T16"><text:tab/>&lt;TABLE 1 2 3 4&gt; <text:s/>--&gt;</text:span></text:p>
      <table:table table:name="Table17" table:style-name="Table17">
        <table:table-column table:style-name="Table17.A"/>
        <table:table-column table:style-name="Table17.B"/>
        <table:table-column table:style-name="Table17.C"/>
        <table:table-column table:style-name="Table17.B"/>
        <table:table-row table:style-name="Table17.1">
          <table:table-cell table:style-name="Table17.A1" office:value-type="string">
            <text:p text:style-name="P25"><text:span text:style-name="T7">Element 0<text:line-break/>WORD</text:span></text:p>
          </table:table-cell>
          <table:table-cell table:style-name="Table17.A1" office:value-type="string">
            <text:p text:style-name="P25"><text:span text:style-name="T7">Element 1<text:line-break/>WORD</text:span></text:p>
          </table:table-cell>
          <table:table-cell table:style-name="Table17.A1" office:value-type="string">
            <text:p text:style-name="P25"><text:span text:style-name="T7">Element 2<text:line-break/>WORD</text:span></text:p>
          </table:table-cell>
          <table:table-cell table:style-name="Table17.D1" office:value-type="string">
            <text:p text:style-name="P25"><text:span text:style-name="T7">Element 3<text:line-break/>WORD</text:span></text:p>
          </table:table-cell>
        </table:table-row>
        <table:table-row table:style-name="Table17.1">
          <table:table-cell table:style-name="Table17.A1" office:value-type="string">
            <text:p text:style-name="P25"><text:span text:style-name="T7">1</text:span></text:p>
          </table:table-cell>
          <table:table-cell table:style-name="Table17.A1" office:value-type="string">
            <text:p text:style-name="P25"><text:span text:style-name="T7">2</text:span></text:p>
          </table:table-cell>
          <table:table-cell table:style-name="Table17.A1" office:value-type="string">
            <text:p text:style-name="P25"><text:span text:style-name="T7">3</text:span></text:p>
          </table:table-cell>
          <table:table-cell table:style-name="Table17.D1" office:value-type="string">
            <text:p text:style-name="P25"><text:span text:style-name="T7">4</text:span></text:p>
          </table:table-cell>
        </table:table-row>
      </table:table>
      <text:p text:style-name="Standard"><text:span text:style-name="T16"><text:tab/></text:span></text:p>
      <text:p text:style-name="Standard"><text:span text:style-name="T16"><text:tab/>&lt;TABLE (BYTE LENGTH) 1 2 3 4&gt; <text:s/>--&gt;</text:span></text:p>
      <table:table table:name="Table18" table:style-name="Table18">
        <table:table-column table:style-name="Table18.A" table:number-columns-repeated="2"/>
        <table:table-column table:style-name="Table18.C"/>
        <table:table-column table:style-name="Table18.D"/>
        <table:table-column table:style-name="Table18.E"/>
        <table:table-row table:style-name="Table18.1">
          <table:table-cell table:style-name="Table18.A1" office:value-type="string">
            <text:p text:style-name="P25"><text:span text:style-name="T7">Element 0<text:line-break/>BYTE</text:span></text:p>
          </table:table-cell>
          <table:table-cell table:style-name="Table18.A1" office:value-type="string">
            <text:p text:style-name="P25"><text:span text:style-name="T7">Element 1<text:line-break/>BYTE</text:span></text:p>
          </table:table-cell>
          <table:table-cell table:style-name="Table18.A1" office:value-type="string">
            <text:p text:style-name="P25"><text:span text:style-name="T7">Element 2<text:line-break/>BYTE</text:span></text:p>
          </table:table-cell>
          <table:table-cell table:style-name="Table18.A1" office:value-type="string">
            <text:p text:style-name="P25"><text:span text:style-name="T7">Element 3<text:line-break/>BYTE</text:span></text:p>
          </table:table-cell>
          <table:table-cell table:style-name="Table18.E1" office:value-type="string">
            <text:p text:style-name="P25"><text:span text:style-name="T7">Element 4<text:line-break/>BYTE</text:span></text:p>
          </table:table-cell>
        </table:table-row>
        <table:table-row table:style-name="Table18.1">
          <table:table-cell table:style-name="Table18.A1" office:value-type="string">
            <text:p text:style-name="P25"><text:span text:style-name="T7">4</text:span></text:p>
          </table:table-cell>
          <table:table-cell table:style-name="Table18.A1" office:value-type="string">
            <text:p text:style-name="P25"><text:span text:style-name="T7">1</text:span></text:p>
          </table:table-cell>
          <table:table-cell table:style-name="Table18.A1" office:value-type="string">
            <text:p text:style-name="P25"><text:span text:style-name="T7">2</text:span></text:p>
          </table:table-cell>
          <table:table-cell table:style-name="Table18.A1" office:value-type="string">
            <text:p text:style-name="P25"><text:span text:style-name="T7">3</text:span></text:p>
          </table:table-cell>
          <table:table-cell table:style-name="Table18.E1" office:value-type="string">
            <text:p text:style-name="P25"><text:span text:style-name="T7">4</text:span></text:p>
          </table:table-cell>
        </table:table-row>
      </table:table>
      <text:list xml:id="list84753430704335" text:continue-list="list84753190435906" text:style-name="WWNum4">
        <text:list-item>
          <text:list>
            <text:list-item>
              <text:list>
                <text:list-item>
                  <text:p text:style-name="P91"><text:bookmark text:name="_104agfo"/>TELL</text:p>
                </text:list-item>
              </text:list>
            </text:list-item>
          </text:list>
        </text:list-item>
      </text:list>
      <text:p text:style-name="P39"><text:span text:style-name="T19">&lt;TELL token-commands ...&gt;</text:span></text:p>
      <text:p text:style-name="P41"/>
      <text:p text:style-name="P14"><text:span text:style-name="T3">Print formatted text to screen. There is a set built-in tokens that can be replaced with </text:span><text:span text:style-name="T7">TELL-TOKENS</text:span><text:span text:style-name="T3"> or </text:span>expanded<text:span text:style-name="T3"> with </text:span><text:span text:style-name="T7">ADD-TELL-TOKENS</text:span><text:span text:style-name="T3">.</text:span></text:p>
      <text:p text:style-name="P14"><text:span text:style-name="T3">The built-in tokens are:</text:span></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25"><text:span text:style-name="T4">Pattern</text:span></text:p>
          </table:table-cell>
          <table:table-cell table:style-name="Table19.A1" office:value-type="string">
            <text:p text:style-name="P27"><text:span text:style-name="T4">Form</text:span></text:p>
          </table:table-cell>
          <table:table-cell table:style-name="Table19.C1" office:value-type="string">
            <text:p text:style-name="P27"><text:span text:style-name="T4">Description</text:span></text:p>
          </table:table-cell>
        </table:table-row>
        <table:table-row table:style-name="Table19.1">
          <table:table-cell table:style-name="Table19.A1" office:value-type="string">
            <text:p text:style-name="P25"><text:span text:style-name="T7">(CR CRLF)</text:span></text:p>
          </table:table-cell>
          <table:table-cell table:style-name="Table19.A1" office:value-type="string">
            <text:p text:style-name="P27"><text:span text:style-name="T7">&lt;CRLF&gt;</text:span></text:p>
          </table:table-cell>
          <table:table-cell table:style-name="Table19.C1" office:value-type="string">
            <text:p text:style-name="P27"><text:span text:style-name="T7">Print CR</text:span></text:p>
          </table:table-cell>
        </table:table-row>
        <table:table-row table:style-name="Table19.1">
          <table:table-cell table:style-name="Table19.A1" office:value-type="string">
            <text:p text:style-name="P25"><text:span text:style-name="T7">D *</text:span></text:p>
          </table:table-cell>
          <table:table-cell table:style-name="Table19.A1" office:value-type="string">
            <text:p text:style-name="P27"><text:span text:style-name="T7">&lt;PRINTD .X&gt;</text:span></text:p>
          </table:table-cell>
          <table:table-cell table:style-name="Table19.C1" office:value-type="string">
            <text:p text:style-name="P27"><text:span text:style-name="T7">Print object-description</text:span></text:p>
          </table:table-cell>
        </table:table-row>
        <table:table-row table:style-name="Table19.1">
          <table:table-cell table:style-name="Table19.A1" office:value-type="string">
            <text:p text:style-name="P25"><text:span text:style-name="T7">N *</text:span></text:p>
          </table:table-cell>
          <table:table-cell table:style-name="Table19.A1" office:value-type="string">
            <text:p text:style-name="P27"><text:span text:style-name="T7">&lt;PRINTN .X&gt;</text:span></text:p>
          </table:table-cell>
          <table:table-cell table:style-name="Table19.C1" office:value-type="string">
            <text:p text:style-name="P27"><text:span text:style-name="T7">Print number</text:span></text:p>
          </table:table-cell>
        </table:table-row>
        <table:table-row table:style-name="Table19.1">
          <table:table-cell table:style-name="Table19.A1" office:value-type="string">
            <text:p text:style-name="P25"><text:span text:style-name="T7">C *</text:span></text:p>
          </table:table-cell>
          <table:table-cell table:style-name="Table19.A1" office:value-type="string">
            <text:p text:style-name="P27"><text:span text:style-name="T7">&lt;PRINTC .X&gt;</text:span></text:p>
          </table:table-cell>
          <table:table-cell table:style-name="Table19.C1" office:value-type="string">
            <text:p text:style-name="P27"><text:span text:style-name="T7">Print character</text:span></text:p>
          </table:table-cell>
        </table:table-row>
        <table:table-row table:style-name="Table19.1">
          <table:table-cell table:style-name="Table19.A1" office:value-type="string">
            <text:p text:style-name="P25"><text:span text:style-name="T7">B *</text:span></text:p>
          </table:table-cell>
          <table:table-cell table:style-name="Table19.A1" office:value-type="string">
            <text:p text:style-name="P27"><text:span text:style-name="T7">&lt;PRINTB .X&gt;</text:span></text:p>
          </table:table-cell>
          <table:table-cell table:style-name="Table19.C1" office:value-type="string">
            <text:p text:style-name="P27"><text:span text:style-name="T7">Print unpacked-string</text:span></text:p>
          </table:table-cell>
        </table:table-row>
      </table:table>
      <text:p text:style-name="P9"/>
      <text:p text:style-name="P14"><text:span text:style-name="T3">Example:</text:span></text:p>
      <text:p text:style-name="P14"><text:soft-page-break/><text:span text:style-name="T3"><text:tab/></text:span><text:span text:style-name="T7">&lt;TELL "You have " N ,SCORE " points." CR&gt;<text:line-break/><text:tab/><text:tab/>--&gt;<text:tab/>"You have 42 points.\n"</text:span></text:p>
      <text:list xml:id="list84754028735804" text:continue-numbering="true" text:style-name="WWNum4">
        <text:list-item>
          <text:list>
            <text:list-item>
              <text:list>
                <text:list-item>
                  <text:p text:style-name="P91"><text:bookmark text:name="_3k3xz3h"/>THROW</text:p>
                </text:list-item>
              </text:list>
            </text:list-item>
          </text:list>
        </text:list-item>
      </text:list>
      <text:p text:style-name="P39"><text:span text:style-name="T19">&lt;THROW value stack-frame&gt;</text:span></text:p>
      <text:p text:style-name="P41"/>
      <text:p text:style-name="P39"><text:span text:style-name="T17">Zapf syntax<text:tab/><text:tab/>Inform syntax</text:span></text:p>
      <text:p text:style-name="P39"><text:span text:style-name="T19">THROW<text:tab/><text:tab/><text:tab/><text:tab/>throw</text:span></text:p>
      <text:p text:style-name="P22"/>
      <text:p text:style-name="P20"><text:span text:style-name="T19"><text:tab/>Versions: 5-</text:span></text:p>
      <text:p text:style-name="P41"/>
      <text:p text:style-name="P14"><text:span text:style-name="T3">Used in conjunction with </text:span><text:span text:style-name="T7">CATCH</text:span><text:span text:style-name="T3">. </text:span><text:span text:style-name="T7">THROW</text:span><text:span text:style-name="T3"> sets the stack to </text:span><text:span text:style-name="T7">stack-frame</text:span><text:span text:style-name="T3"> and returns </text:span><text:span text:style-name="T7">value</text:span><text:span text:style-name="T3"> (the result is that execution returns from the routine where the </text:span><text:span text:style-name="T7">stack-frame</text:span><text:span text:style-name="T3"> were "caught" with </text:span><text:span text:style-name="T7">value</text:span><text:span text:style-name="T3"> as the routines return value. Also see </text:span><text:span text:style-name="T7">CATCH</text:span><text:span text:style-name="T3">.</text:span></text:p>
      <text:p text:style-name="P14"><text:span text:style-name="T3">Example:</text:span></text:p>
      <text:p text:style-name="P20"><text:span text:style-name="T19"><text:tab/>&lt;ROUTINE TEST-CATCH ("AUX" X)</text:span></text:p>
      <text:p text:style-name="P20"><text:span text:style-name="T19"><text:tab/><text:tab/>&lt;SET X &lt;CATCH&gt;&gt;</text:span></text:p>
      <text:p text:style-name="P20"><text:span text:style-name="T19"><text:tab/><text:tab/>&lt;THROWER .X&gt;</text:span></text:p>
      <text:p text:style-name="P20"><text:span text:style-name="T19"><text:tab/><text:tab/>123</text:span></text:p>
      <text:p text:style-name="P20"><text:span text:style-name="T19"><text:tab/>&gt;</text:span></text:p>
      <text:p text:style-name="P22"/>
      <text:p text:style-name="P20"><text:span text:style-name="T19"><text:tab/>&lt;ROUTINE THROWER (F)</text:span></text:p>
      <text:p text:style-name="P20"><text:span text:style-name="T19"><text:tab/><text:tab/>&lt;THROW 456 .F&gt;</text:span></text:p>
      <text:p text:style-name="P20"><text:span text:style-name="T19"><text:tab/>&gt;</text:span></text:p>
      <text:p text:style-name="P22"/>
      <text:p text:style-name="P20"><text:span text:style-name="T19"><text:tab/>&lt;TEST-CATCH&gt;<text:tab/>--&gt;<text:tab/>456 </text:span></text:p>
      <text:list xml:id="list84753255017222" text:continue-numbering="true" text:style-name="WWNum4">
        <text:list-item>
          <text:list>
            <text:list-item>
              <text:list>
                <text:list-item>
                  <text:p text:style-name="P91"><text:bookmark text:name="_1z989ba"/>USL</text:p>
                </text:list-item>
              </text:list>
            </text:list-item>
          </text:list>
        </text:list-item>
      </text:list>
      <text:p text:style-name="P39"><text:span text:style-name="T19">&lt;USL&gt;</text:span></text:p>
      <text:p text:style-name="P41"/>
      <text:p text:style-name="P39"><text:span text:style-name="T17">Zapf syntax<text:tab/><text:tab/>Inform syntax</text:span></text:p>
      <text:p text:style-name="P39"><text:span text:style-name="T19">USL<text:tab/><text:tab/><text:tab/><text:tab/>show_status</text:span></text:p>
      <text:p text:style-name="P41"/>
      <text:p text:style-name="P39"><text:span text:style-name="T19">Versions: 3</text:span></text:p>
      <text:p text:style-name="P41"/>
      <text:p text:style-name="P14"><text:span text:style-name="T3">Update status line. In other versions than 3 this command is ignored.</text:span></text:p>
      <text:list xml:id="list84752825290281" text:continue-numbering="true" text:style-name="WWNum4">
        <text:list-item>
          <text:list>
            <text:list-item>
              <text:list>
                <text:list-item>
                  <text:p text:style-name="P91"><text:bookmark text:name="_4j8vrz3"/>VALUE</text:p>
                </text:list-item>
              </text:list>
            </text:list-item>
          </text:list>
        </text:list-item>
      </text:list>
      <text:p text:style-name="P39"><text:span text:style-name="T19">&lt;VALUE name/number&gt;</text:span></text:p>
      <text:p text:style-name="P41"/>
      <text:p text:style-name="P39"><text:span text:style-name="T17">Zapf syntax<text:tab/><text:tab/>Inform syntax</text:span></text:p>
      <text:p text:style-name="P39"><text:span text:style-name="T19">VALUE<text:tab/><text:tab/><text:tab/><text:tab/>load</text:span></text:p>
      <text:p text:style-name="P41"><text:soft-page-break/></text:p>
      <text:p text:style-name="P20"><text:span text:style-name="T19"><text:tab/>All versions</text:span></text:p>
      <text:p text:style-name="P22"/>
      <text:p text:style-name="P14"><text:span text:style-name="T3">Load </text:span><text:span text:style-name="T7">name/number</text:span><text:span text:style-name="T3">. Command is mostly redundant and rarely used.</text:span></text:p>
      <text:p text:style-name="P14"><text:span text:style-name="T3">Examples:</text:span></text:p>
      <text:p text:style-name="P20"><text:span text:style-name="T19"><text:tab/>&lt;VALUE X&gt;<text:tab/>--&gt;<text:tab/>Loads local or global variable X. Recommended<text:line-break/><text:tab/><text:tab/><text:tab/><text:tab/>to use LVAL or GVAL instead (.X or ,X)</text:span></text:p>
      <text:list xml:id="list84752359259925" text:continue-numbering="true" text:style-name="WWNum4">
        <text:list-item>
          <text:list>
            <text:list-item>
              <text:list>
                <text:list-item>
                  <text:p text:style-name="P91"><text:bookmark text:name="_2ye626w"/>VERIFY</text:p>
                </text:list-item>
              </text:list>
            </text:list-item>
          </text:list>
        </text:list-item>
      </text:list>
      <text:p text:style-name="P39"><text:span text:style-name="T19">&lt;VERIFY&gt;</text:span></text:p>
      <text:p text:style-name="P41"/>
      <text:p text:style-name="P39"><text:span text:style-name="T17">Zapf syntax<text:tab/><text:tab/>Inform syntax</text:span></text:p>
      <text:p text:style-name="P39"><text:span text:style-name="T19">VERIFY<text:tab/><text:tab/><text:tab/>verify</text:span></text:p>
      <text:p text:style-name="P41"/>
      <text:p text:style-name="P39"><text:span text:style-name="T19">All versions</text:span></text:p>
      <text:p text:style-name="P41"/>
      <text:p text:style-name="P14"><text:span text:style-name="T3">Returns true if sum(</text:span><text:span text:style-name="T7">$0040</text:span><text:span text:style-name="T3">:</text:span><text:span text:style-name="T7">PLENTH</text:span><text:span text:style-name="T3"> (byte 26-27 in header)) </text:span><text:span text:style-name="T7">MOD</text:span><text:span text:style-name="T3"> </text:span><text:span text:style-name="T7">$10000</text:span><text:span text:style-name="T3"> = </text:span><text:span text:style-name="T7">PCHKSUM</text:span><text:span text:style-name="T3"> (byte 28-29 in header), otherwise false.</text:span></text:p>
      <text:list xml:id="list84753154060699" text:continue-numbering="true" text:style-name="WWNum4">
        <text:list-item>
          <text:list>
            <text:list-item>
              <text:list>
                <text:list-item>
                  <text:p text:style-name="P91"><text:bookmark text:name="_1djgcep"/>VERSION?</text:p>
                </text:list-item>
              </text:list>
            </text:list-item>
          </text:list>
        </text:list-item>
      </text:list>
      <text:p text:style-name="P39"><text:span text:style-name="T19">&lt;VERSION? (name/number expressions...)...&gt;</text:span></text:p>
      <text:p text:style-name="P41"/>
      <text:p text:style-name="P14"><text:span text:style-name="T7">VERSION?</text:span><text:span text:style-name="T3"> Lets the game use different logic depending on which version the game is compiled in. The version is read from </text:span><text:span text:style-name="T7">ZVERSION</text:span><text:span text:style-name="T3"> (byte 0-1) in the header. Valid </text:span><text:span text:style-name="T7">name/number</text:span><text:span text:style-name="T3"> are:<text:line-break/><text:tab/></text:span><text:span text:style-name="T8">3<text:tab/>ZIP<text:tab/><text:line-break/><text:tab/>4<text:tab/>EZIP<text:line-break/><text:tab/>5<text:tab/>XZIP<text:line-break/><text:tab/>6<text:tab/>YZIP<text:line-break/><text:tab/>7<text:line-break/><text:tab/>8<text:line-break/><text:tab/><text:tab/>ELSE/T</text:span><text:span text:style-name="T19"><text:line-break/></text:span><text:span text:style-name="T3"><text:line-break/>Example:</text:span></text:p>
      <text:p text:style-name="P14"><text:span text:style-name="T7"><text:tab/>&lt;VERSION?<text:line-break/><text:tab/><text:tab/>(ZIP &lt;SET X 1&gt; &lt;SET Y 1&gt;)<text:line-break/><text:tab/><text:tab/>(XZIP &lt;SET X 2&gt; &lt;SET Y 2&gt;)<text:line-break/><text:tab/><text:tab/>(ELSE &lt;SET X 3&gt; &lt;SET Y 2&gt;)<text:line-break/><text:tab/>&gt; <text:s/></text:span></text:p>
      <text:list xml:id="list84752748350786" text:continue-numbering="true" text:style-name="WWNum4">
        <text:list-item>
          <text:list>
            <text:list-item>
              <text:list>
                <text:list-item>
                  <text:p text:style-name="P91"><text:bookmark text:name="_3xj3v2i"/>WINATTR</text:p>
                </text:list-item>
              </text:list>
            </text:list-item>
          </text:list>
        </text:list-item>
      </text:list>
      <text:p text:style-name="P39"><text:span text:style-name="T19">&lt;WINATTR window-number flags operation&gt;</text:span></text:p>
      <text:p text:style-name="P41"/>
      <text:p text:style-name="P39"><text:span text:style-name="T17">Zapf syntax<text:tab/><text:tab/>Inform syntax</text:span></text:p>
      <text:p text:style-name="P39"><text:span text:style-name="T19">WINATTR<text:tab/><text:tab/><text:tab/>window_style</text:span></text:p>
      <text:p text:style-name="P41"/>
      <text:p text:style-name="P39"><text:span text:style-name="T19">Versions: 6-</text:span></text:p>
      <text:p text:style-name="P41"/>
      <text:p text:style-name="P14"><text:span text:style-name="T3">Change flags for </text:span><text:span text:style-name="T7">window-number</text:span><text:span text:style-name="T3">. The </text:span><text:span text:style-name="T7">flags</text:span><text:span text:style-name="T3"> are:<text:line-break/><text:tab/>Bit 0:<text:tab/>Keep text inside margins<text:line-break/><text:tab/>Bit 1:<text:tab/>Scroll when reaching bottom<text:line-break/><text:tab/>Bit 2:<text:tab/>Copy text to stream 2 (printer)<text:line-break/><text:tab/>Bit 3:<text:tab/>Buffer text and word-wrap</text:span></text:p>
      <text:p text:style-name="P14"><text:span text:style-name="T3"><text:s/>The </text:span><text:span text:style-name="T7">opertions</text:span><text:span text:style-name="T3"> are:<text:line-break/><text:tab/>0:<text:tab/>Set to </text:span><text:span text:style-name="T7">flags</text:span><text:span text:style-name="T3"><text:line-break/><text:tab/>1:<text:tab/>Set bits supplied (BOR)<text:line-break/><text:tab/>2:<text:tab/>Clear bits supplied<text:line-break/><text:tab/>3:<text:tab/>Reverse bits supplied</text:span></text:p>
      <text:list xml:id="list84753147890278" text:continue-numbering="true" text:style-name="WWNum4">
        <text:list-item>
          <text:list>
            <text:list-item>
              <text:list>
                <text:list-item>
                  <text:p text:style-name="P91"><text:bookmark text:name="_2coe5ab"/>WINGET</text:p>
                </text:list-item>
              </text:list>
            </text:list-item>
          </text:list>
        </text:list-item>
      </text:list>
      <text:p text:style-name="P39"><text:span text:style-name="T19">&lt;WINGET window-number property&gt;</text:span></text:p>
      <text:p text:style-name="P41"/>
      <text:p text:style-name="P39"><text:span text:style-name="T17">Zapf syntax<text:tab/><text:tab/>Inform syntax</text:span></text:p>
      <text:p text:style-name="P39"><text:span text:style-name="T19">WINGET<text:tab/><text:tab/><text:tab/>get_wind_prop</text:span></text:p>
      <text:p text:style-name="P41"/>
      <text:p text:style-name="P39"><text:soft-page-break/><text:span text:style-name="T19">Versions: 6-</text:span></text:p>
      <text:p text:style-name="P22"/>
      <text:p text:style-name="P14"><text:span text:style-name="T7">Reads property</text:span><text:span text:style-name="T3"> on </text:span><text:span text:style-name="T7">window-number.</text:span></text:p>
      <text:list xml:id="list84752361483745" text:continue-numbering="true" text:style-name="WWNum4">
        <text:list-item>
          <text:list>
            <text:list-item>
              <text:list>
                <text:list-item>
                  <text:p text:style-name="P91"><text:bookmark text:name="_rtofi4"/>WINPOS</text:p>
                </text:list-item>
              </text:list>
            </text:list-item>
          </text:list>
        </text:list-item>
      </text:list>
      <text:p text:style-name="P39"><text:span text:style-name="T19">&lt;WINPOS window-number row column&gt;</text:span></text:p>
      <text:p text:style-name="P41"/>
      <text:p text:style-name="P39"><text:span text:style-name="T17">Zapf syntax<text:tab/><text:tab/>Inform syntax</text:span></text:p>
      <text:p text:style-name="P39"><text:span text:style-name="T19">WINPOS<text:tab/><text:tab/><text:tab/>move_window</text:span></text:p>
      <text:p text:style-name="P41"/>
      <text:p text:style-name="P39"><text:span text:style-name="T19">Versions: 6-</text:span></text:p>
      <text:p text:style-name="P41"/>
      <text:p text:style-name="P14"><text:span text:style-name="T3">Move </text:span><text:span text:style-name="T7">window-number</text:span><text:span text:style-name="T3"> to position </text:span><text:span text:style-name="T7">row</text:span><text:span text:style-name="T3"> </text:span><text:span text:style-name="T7">column</text:span><text:span text:style-name="T3"> (pixels). (1, 1) </text:span>is in the top<text:span text:style-name="T3"> left corner.</text:span></text:p>
      <text:list xml:id="list84753239078875" text:continue-numbering="true" text:style-name="WWNum4">
        <text:list-item>
          <text:list>
            <text:list-item>
              <text:list>
                <text:list-item>
                  <text:p text:style-name="P91"><text:bookmark text:name="_3btby5x"/>WINPUT</text:p>
                </text:list-item>
              </text:list>
            </text:list-item>
          </text:list>
        </text:list-item>
      </text:list>
      <text:p text:style-name="P39"><text:span text:style-name="T19">&lt;WINPUT window-number property value&gt;</text:span></text:p>
      <text:p text:style-name="P41"/>
      <text:p text:style-name="P39"><text:span text:style-name="T17">Zapf syntax<text:tab/><text:tab/>Inform syntax</text:span></text:p>
      <text:p text:style-name="P39"><text:span text:style-name="T19">WINPUT<text:tab/><text:tab/><text:tab/>put_wind_prop</text:span></text:p>
      <text:p text:style-name="P41"/>
      <text:p text:style-name="P39"><text:span text:style-name="T19">Versions: 6-</text:span></text:p>
      <text:p text:style-name="P41"/>
      <text:p text:style-name="P14"><text:span text:style-name="T3">Writes </text:span><text:span text:style-name="T7">value</text:span><text:span text:style-name="T3"> to </text:span><text:span text:style-name="T7">property</text:span><text:span text:style-name="T3"> </text:span><text:span text:style-name="T7">window-number</text:span><text:span text:style-name="T3">.</text:span></text:p>
      <text:list xml:id="list84752242515000" text:continue-numbering="true" text:style-name="WWNum4">
        <text:list-item>
          <text:list>
            <text:list-item>
              <text:list>
                <text:list-item>
                  <text:p text:style-name="P91"><text:bookmark text:name="_1qym8dq"/>WINSIZE</text:p>
                </text:list-item>
              </text:list>
            </text:list-item>
          </text:list>
        </text:list-item>
      </text:list>
      <text:p text:style-name="P39"><text:span text:style-name="T19">&lt;WINSIZE window-number height width&gt;</text:span></text:p>
      <text:p text:style-name="P41"/>
      <text:p text:style-name="P39"><text:span text:style-name="T17">Zapf syntax<text:tab/><text:tab/>Inform syntax</text:span></text:p>
      <text:p text:style-name="P39"><text:span text:style-name="T19">WINSIZE<text:tab/><text:tab/><text:tab/>window_size</text:span></text:p>
      <text:p text:style-name="P41"/>
      <text:p text:style-name="P39"><text:span text:style-name="T19">Varsions: 6-</text:span></text:p>
      <text:p text:style-name="P41"/>
      <text:p text:style-name="P14"><text:span text:style-name="T3">Changes size on </text:span><text:span text:style-name="T7">window-number</text:span><text:span text:style-name="T3">.</text:span></text:p>
      <text:list xml:id="list84752393012947" text:continue-numbering="true" text:style-name="WWNum4">
        <text:list-item>
          <text:list>
            <text:list-item>
              <text:list>
                <text:list-item>
                  <text:p text:style-name="P91"><text:bookmark text:name="_4ay9r1j"/>XPUSH</text:p>
                </text:list-item>
              </text:list>
            </text:list-item>
          </text:list>
        </text:list-item>
      </text:list>
      <text:p text:style-name="P39"><text:span text:style-name="T19">&lt;XPUSH value stack&gt;</text:span></text:p>
      <text:p text:style-name="P41"/>
      <text:p text:style-name="P39"><text:span text:style-name="T17">Zapf syntax<text:tab/><text:tab/>Inform syntax</text:span></text:p>
      <text:p text:style-name="P39"><text:span text:style-name="T19">XPUSH<text:tab/><text:tab/><text:tab/><text:tab/>push_stack</text:span></text:p>
      <text:p text:style-name="P41"/>
      <text:p text:style-name="P39"><text:soft-page-break/><text:span text:style-name="T19">Versions: 6-</text:span></text:p>
      <text:p text:style-name="P41"/>
      <text:p text:style-name="P14"><text:span text:style-name="T3">Push </text:span><text:span text:style-name="T7">value</text:span><text:span text:style-name="T3"> on </text:span><text:span text:style-name="T7">stack</text:span><text:span text:style-name="T3">.</text:span></text:p>
      <text:p text:style-name="P14"><text:span text:style-name="T3">Example:</text:span></text:p>
      <text:p text:style-name="P14"><text:span text:style-name="T7"><text:tab/>&lt;GLOBAL MY-STACK &lt;TABLE 1 0 0 0&gt;&gt;<text:line-break/><text:tab/>&lt;XPUSH 123 ,MY-STACK&gt;<text:tab/>--&gt;<text:tab/>MY-STACK &lt;TABLE 2 0 123 0&gt;</text:span></text:p>
      <text:list xml:id="list84753144198066" text:continue-numbering="true" text:style-name="WWNum4">
        <text:list-item>
          <text:list>
            <text:list-item>
              <text:list>
                <text:list-item>
                  <text:p text:style-name="P91"><text:bookmark text:name="_2q3k19c"/>ZWSTR</text:p>
                </text:list-item>
              </text:list>
            </text:list-item>
          </text:list>
        </text:list-item>
      </text:list>
      <text:p text:style-name="P39"><text:span text:style-name="T19">&lt;ZWSTR src-table length offset dest-table&gt;</text:span></text:p>
      <text:p text:style-name="P41"/>
      <text:p text:style-name="P39"><text:span text:style-name="T17">Zapf syntax<text:tab/><text:tab/>Inform syntax</text:span></text:p>
      <text:p text:style-name="P39"><text:span text:style-name="T19">ZWSTR<text:tab/><text:tab/><text:tab/><text:tab/>encode_text</text:span></text:p>
      <text:p text:style-name="P41"/>
      <text:p text:style-name="P39"><text:span text:style-name="T19">Varsions: 5-</text:span></text:p>
      <text:p text:style-name="P41"/>
      <text:p text:style-name="P14"><text:span text:style-name="T3">Encode </text:span><text:span text:style-name="T7">length</text:span><text:span text:style-name="T3"> characters starting at </text:span><text:span text:style-name="T7">offset</text:span><text:span text:style-name="T3"> from ZSCII word </text:span><text:span text:style-name="T7">zscii-text</text:span><text:span text:style-name="T3"> and stores result in 6-byte Z-encoded </text:span><text:span text:style-name="T7">dest-table</text:span><text:span text:style-name="T3">.</text:span></text:p>
      <text:p text:style-name="P14"><text:span text:style-name="T3">Example:</text:span></text:p>
      <text:p text:style-name="P14"><text:span text:style-name="T7"><text:tab/>&lt;GLOBAL SRCBUF &lt;TABLE (STRING) "hello"&gt;&gt;<text:line-break/><text:tab/>&lt;GLOBAL DSTBUF &lt;TABLE 0 0 0&gt;&gt;<text:line-break/><text:line-break/><text:tab/>&lt;ZWSTR ,SRCBUF 5 1 ,DSTBUF&gt;<text:line-break/><text:tab/>&lt;PRINTB ,DSTBUF&gt;<text:tab/><text:tab/>--&gt;<text:tab/>"hello"</text:span></text:p>
      <text:list xml:id="list84752438607381" text:continue-numbering="true" text:style-name="WWNum4">
        <text:list-item>
          <text:list>
            <text:list-item>
              <text:p text:style-name="P84"><text:bookmark text:name="_158ubh5"/></text:p>
            </text:list-item>
            <text:list-item>
              <text:p text:style-name="P85"><text:bookmark text:name="_hg55qag1kvng"/>Appendix A: Other Z-machine OP-codes</text:p>
            </text:list-item>
          </text:list>
        </text:list-item>
      </text:list>
      <text:p text:style-name="P14"><text:span text:style-name="T3">These OP-codes don't have direct ZIL-equivalent (they are used to call routines and control the program counter).</text:span></text:p>
      <text:p text:style-name="P14"><text:span text:style-name="T3">Sources:</text:span></text:p>
      <text:p text:style-name="P14"><text:span text:style-name="T2"><text:tab/>The Z-Machine Standards Document, Graham Nelson</text:span></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20"><text:span text:style-name="T17">ZAPF syntax</text:span></text:p>
          </table:table-cell>
          <table:table-cell table:style-name="Table20.A1" office:value-type="string">
            <text:p text:style-name="P20"><text:span text:style-name="T17">Inform Syntax</text:span></text:p>
          </table:table-cell>
          <table:table-cell table:style-name="Table20.C1" office:value-type="string">
            <text:p text:style-name="P20"><text:span text:style-name="T17">Description (Z specifikations 1.0)</text:span></text:p>
          </table:table-cell>
        </table:table-row>
        <table:table-row table:style-name="Table20.1">
          <table:table-cell table:style-name="Table20.A1" office:value-type="string">
            <text:p text:style-name="P20"><text:span text:style-name="T18">CALL1</text:span></text:p>
          </table:table-cell>
          <table:table-cell table:style-name="Table20.A1" office:value-type="string">
            <text:p text:style-name="P20"><text:span text:style-name="T18">call_1s</text:span></text:p>
          </table:table-cell>
          <table:table-cell table:style-name="Table20.C1" office:value-type="string">
            <text:p text:style-name="P20"><text:span text:style-name="T23">Executes routine() and stores resulting return value. </text:span></text:p>
          </table:table-cell>
        </table:table-row>
        <table:table-row table:style-name="Table20.1">
          <table:table-cell table:style-name="Table20.A1" office:value-type="string">
            <text:p text:style-name="P20"><text:span text:style-name="T18">CALL2</text:span></text:p>
          </table:table-cell>
          <table:table-cell table:style-name="Table20.A1" office:value-type="string">
            <text:p text:style-name="P20"><text:span text:style-name="T18">call_2s</text:span></text:p>
          </table:table-cell>
          <table:table-cell table:style-name="Table20.C1" office:value-type="string">
            <text:p text:style-name="P20"><text:span text:style-name="T23">Executes routine(arg1) and stores resulting return value. </text:span></text:p>
          </table:table-cell>
        </table:table-row>
        <table:table-row table:style-name="Table20.1">
          <table:table-cell table:style-name="Table20.A1" office:value-type="string">
            <text:p text:style-name="P20"><text:span text:style-name="T18">CALL</text:span></text:p>
          </table:table-cell>
          <table:table-cell table:style-name="Table20.A1" office:value-type="string">
            <text:p text:style-name="P20"><text:span text:style-name="T18">call_vs</text:span></text:p>
          </table:table-cell>
          <table:table-cell table:style-name="Table20.C1" office:value-type="string">
            <text:p text:style-name="P20"><text:span text:style-name="T23">The only call instruction in Version 3. It calls the routine with 0, 1, 2 or 3 arguments as supplied and stores the resulting return value. (When the address 0 is called as a routine, nothing happens and the return value is false.) </text:span></text:p>
          </table:table-cell>
        </table:table-row>
        <table:table-row table:style-name="Table20.1">
          <table:table-cell table:style-name="Table20.A1" office:value-type="string">
            <text:p text:style-name="P20"><text:span text:style-name="T18">ICALL1</text:span></text:p>
          </table:table-cell>
          <table:table-cell table:style-name="Table20.A1" office:value-type="string">
            <text:p text:style-name="P20"><text:span text:style-name="T18">call_1n</text:span></text:p>
          </table:table-cell>
          <table:table-cell table:style-name="Table20.C1" office:value-type="string">
            <text:p text:style-name="P20"><text:span text:style-name="T23">Executes routine() and throws away the <text:s/>result. </text:span></text:p>
          </table:table-cell>
        </table:table-row>
        <table:table-row table:style-name="Table20.1">
          <table:table-cell table:style-name="Table20.A1" office:value-type="string">
            <text:p text:style-name="P20"><text:span text:style-name="T18">ICALL2</text:span></text:p>
          </table:table-cell>
          <table:table-cell table:style-name="Table20.A1" office:value-type="string">
            <text:p text:style-name="P20"><text:span text:style-name="T18">call_2n</text:span></text:p>
          </table:table-cell>
          <table:table-cell table:style-name="Table20.C1" office:value-type="string">
            <text:p text:style-name="P20"><text:span text:style-name="T23">Executes routine(arg1) and throws away the result. </text:span></text:p>
          </table:table-cell>
        </table:table-row>
        <table:table-row table:style-name="Table20.1">
          <table:table-cell table:style-name="Table20.A1" office:value-type="string">
            <text:p text:style-name="P20"><text:span text:style-name="T18">ICALL</text:span></text:p>
          </table:table-cell>
          <table:table-cell table:style-name="Table20.A1" office:value-type="string">
            <text:p text:style-name="P20"><text:span text:style-name="T18">call_vn</text:span></text:p>
          </table:table-cell>
          <table:table-cell table:style-name="Table20.C1" office:value-type="string">
            <text:p text:style-name="P20"><text:span text:style-name="T23">Like </text:span><text:span text:style-name="T18">CALL</text:span><text:span text:style-name="T23">, but throws away the result. </text:span></text:p>
          </table:table-cell>
        </table:table-row>
        <table:table-row table:style-name="Table20.1">
          <table:table-cell table:style-name="Table20.A1" office:value-type="string">
            <text:p text:style-name="P20"><text:span text:style-name="T18">IXCALL</text:span></text:p>
          </table:table-cell>
          <table:table-cell table:style-name="Table20.A1" office:value-type="string">
            <text:p text:style-name="P20"><text:span text:style-name="T18">call_vn2</text:span></text:p>
          </table:table-cell>
          <table:table-cell table:style-name="Table20.C1" office:value-type="string">
            <text:p text:style-name="P20"><text:span text:style-name="T18">CALL</text:span><text:span text:style-name="T23"> with a variable number (from 0 to 7) of arguments, then throw away the result. This (and call_vs2) uniquely have an extra byte of opcode types to specify the types of arguments 4 to 7. Note that it is legal to use these opcodes with fewer than 4 arguments (in which case the second byte of type information will just be $FF). </text:span></text:p>
          </table:table-cell>
        </table:table-row>
        <table:table-row table:style-name="Table20.1">
          <table:table-cell table:style-name="Table20.A1" office:value-type="string">
            <text:p text:style-name="P20"><text:span text:style-name="T18">JUMP</text:span></text:p>
          </table:table-cell>
          <table:table-cell table:style-name="Table20.A1" office:value-type="string">
            <text:p text:style-name="P20"><text:span text:style-name="T18">jump</text:span></text:p>
          </table:table-cell>
          <table:table-cell table:style-name="Table20.C1" office:value-type="string">
            <text:p text:style-name="P20"><text:span text:style-name="T23">Jump (unconditionally) to the given label. (This is not a branch instruction and the operand is a 2-byte signed offset to apply to the program counter.) It is legal for this to jump into a different routine (which should not change the routine call state), although it is considered bad practice to do so and the Txd disassembler is confused by it.</text:span><text:span text:style-name="T18"> </text:span></text:p>
          </table:table-cell>
        </table:table-row>
        <table:table-row table:style-name="Table20.1">
          <table:table-cell table:style-name="Table20.A1" office:value-type="string">
            <text:p text:style-name="P20"><text:span text:style-name="T18">NOOP</text:span></text:p>
          </table:table-cell>
          <table:table-cell table:style-name="Table20.A1" office:value-type="string">
            <text:p text:style-name="P20"><text:span text:style-name="T18">nop</text:span></text:p>
          </table:table-cell>
          <table:table-cell table:style-name="Table20.C1" office:value-type="string">
            <text:p text:style-name="P20"><text:span text:style-name="T23">Probably the official "no operation" instruction, which, appropriately, was never operated (in any of the Infocom datafiles): it may once have been a breakpoint.</text:span><text:span text:style-name="T18"> </text:span></text:p>
          </table:table-cell>
        </table:table-row>
        <table:table-row table:style-name="Table20.1">
          <table:table-cell table:style-name="Table20.A1" office:value-type="string">
            <text:p text:style-name="P20"><text:span text:style-name="T18">XCALL</text:span></text:p>
          </table:table-cell>
          <table:table-cell table:style-name="Table20.A1" office:value-type="string">
            <text:p text:style-name="P20"><text:span text:style-name="T18">call_vs2</text:span></text:p>
          </table:table-cell>
          <table:table-cell table:style-name="Table20.C1" office:value-type="string">
            <text:p text:style-name="P20"><text:span text:style-name="T23">Like </text:span><text:span text:style-name="T18">IXCALL</text:span><text:span text:style-name="T23">, but </text:span>stores the resulting<text:span text:style-name="T23"> value. </text:span></text:p>
          </table:table-cell>
        </table:table-row>
      </table:table>
      <text:p text:style-name="P23"/>
      <text:list xml:id="list84753125355030" text:continue-numbering="true" text:style-name="WWNum4">
        <text:list-item>
          <text:list>
            <text:list-item>
              <text:p text:style-name="P84"><text:bookmark text:name="_3p8hu4y"/>Appendix B – Field-spec for header</text:p>
            </text:list-item>
          </text:list>
        </text:list-item>
      </text:list>
      <text:p text:style-name="P14"><text:span text:style-name="T3">The information here is mostly from </text:span><text:span text:style-name="T2">The Z-Machine Standards Document, Graham Nelson </text:span><text:span text:style-name="T3">and ZILF Source Code. See </text:span><text:span text:style-name="T2">The Z-Machine Standards Document </text:span><text:span text:style-name="T3">for a more detailed discussion. The </text:span><text:span text:style-name="T7">field-spec</text:span><text:span text:style-name="T3"> is used in </text:span><text:span text:style-name="T7">LOWCORE</text:span><text:span text:style-name="T3"> and </text:span><text:span text:style-name="T7">LOWCORE-TABLE</text:span><text:span text:style-name="T3">.</text:span></text:p>
      <text:list xml:id="list84753769796854" text:continue-numbering="true" text:style-name="WWNum4">
        <text:list-item>
          <text:list>
            <text:list-item>
              <text:list>
                <text:list-item>
                  <text:p text:style-name="P91"><text:bookmark text:name="_24ds4cr"/>Ordinary header</text:p>
                </text:list-item>
              </text:list>
            </text:list-item>
          </text:list>
        </text:list-item>
      </text:list>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office:value-type="string">
            <text:p text:style-name="P27"><text:span text:style-name="T4">Field-spec</text:span></text:p>
          </table:table-cell>
          <table:table-cell table:style-name="Table21.A1" office:value-type="string">
            <text:p text:style-name="P25"><text:span text:style-name="T4">Byte</text:span></text:p>
          </table:table-cell>
          <table:table-cell table:style-name="Table21.A1" office:value-type="string">
            <text:p text:style-name="P25"><text:span text:style-name="T4">Ver</text:span></text:p>
          </table:table-cell>
          <table:table-cell table:style-name="Table21.A1" office:value-type="string">
            <text:p text:style-name="P25"><text:span text:style-name="T4">R/W</text:span></text:p>
          </table:table-cell>
          <table:table-cell table:style-name="Table21.E1" office:value-type="string">
            <text:p text:style-name="P27"><text:span text:style-name="T4">Description</text:span></text:p>
          </table:table-cell>
        </table:table-row>
        <table:table-row table:style-name="Table21.1">
          <table:table-cell table:style-name="Table21.A1" office:value-type="string">
            <text:p text:style-name="P27"><text:span text:style-name="T7">ZVERSION</text:span></text:p>
          </table:table-cell>
          <table:table-cell table:style-name="Table21.A1" office:value-type="string">
            <text:p text:style-name="P25"><text:span text:style-name="T7">0-1</text:span></text:p>
          </table:table-cell>
          <table:table-cell table:style-name="Table21.A1" office:value-type="string">
            <text:p text:style-name="P25"><text:span text:style-name="T7">1-</text:span></text:p>
          </table:table-cell>
          <table:table-cell table:style-name="Table21.A1" office:value-type="string">
            <text:p text:style-name="P25"><text:span text:style-name="T7">R</text:span></text:p>
          </table:table-cell>
          <table:table-cell table:style-name="Table21.E1" office:value-type="string">
            <text:p text:style-name="P27"><text:span text:style-name="T3">Byte 0 Version number</text:span></text:p>
          </table:table-cell>
        </table:table-row>
        <table:table-row table:style-name="Table21.1">
          <table:table-cell table:style-name="Table21.A1" office:value-type="string">
            <text:p text:style-name="P28"/>
          </table:table-cell>
          <table:table-cell table:style-name="Table21.A1" office:value-type="string">
            <text:p text:style-name="P29"/>
          </table:table-cell>
          <table:table-cell table:style-name="Table21.A1" office:value-type="string">
            <text:p text:style-name="P25"><text:span text:style-name="T7">1-3</text:span></text:p>
          </table:table-cell>
          <table:table-cell table:style-name="Table21.A1" office:value-type="string">
            <text:p text:style-name="P25"><text:span text:style-name="T7">-</text:span></text:p>
          </table:table-cell>
          <table:table-cell table:style-name="Table21.E1" office:value-type="string">
            <text:p text:style-name="P27"><text:span text:style-name="T3">Byte 1 Flag 1</text:span></text:p>
          </table:table-cell>
        </table:table-row>
        <table:table-row table:style-name="Table21.1">
          <table:table-cell table:style-name="Table21.A1" office:value-type="string">
            <text:p text:style-name="P28"/>
          </table:table-cell>
          <table:table-cell table:style-name="Table21.A1" office:value-type="string">
            <text:p text:style-name="P29"/>
          </table:table-cell>
          <table:table-cell table:style-name="Table21.A1" office:value-type="string">
            <text:p text:style-name="P29"/>
          </table:table-cell>
          <table:table-cell table:style-name="Table21.A1" office:value-type="string">
            <text:p text:style-name="P25"><text:span text:style-name="T7">R</text:span></text:p>
          </table:table-cell>
          <table:table-cell table:style-name="Table21.E1" office:value-type="string">
            <text:p text:style-name="P27"><text:span text:style-name="T3">Bit 1: Status line type: 0=score/turns, 1=hh:mm</text:span></text:p>
          </table:table-cell>
        </table:table-row>
        <table:table-row table:style-name="Table21.1">
          <table:table-cell table:style-name="Table21.A1" office:value-type="string">
            <text:p text:style-name="P28"/>
          </table:table-cell>
          <table:table-cell table:style-name="Table21.A1" office:value-type="string">
            <text:p text:style-name="P29"/>
          </table:table-cell>
          <table:table-cell table:style-name="Table21.A1" office:value-type="string">
            <text:p text:style-name="P29"/>
          </table:table-cell>
          <table:table-cell table:style-name="Table21.A1" office:value-type="string">
            <text:p text:style-name="P25"><text:span text:style-name="T7">R</text:span></text:p>
          </table:table-cell>
          <table:table-cell table:style-name="Table21.E1" office:value-type="string">
            <text:p text:style-name="P27"><text:span text:style-name="T3">Bit 2: Story file split over two discs</text:span></text:p>
          </table:table-cell>
        </table:table-row>
        <table:table-row table:style-name="Table21.1">
          <table:table-cell table:style-name="Table21.A1" office:value-type="string">
            <text:p text:style-name="P28"/>
          </table:table-cell>
          <table:table-cell table:style-name="Table21.A1" office:value-type="string">
            <text:p text:style-name="P29"/>
          </table:table-cell>
          <table:table-cell table:style-name="Table21.A1" office:value-type="string">
            <text:p text:style-name="P29"/>
          </table:table-cell>
          <table:table-cell table:style-name="Table21.A1" office:value-type="string">
            <text:p text:style-name="P25"><text:span text:style-name="T7">R</text:span></text:p>
          </table:table-cell>
          <table:table-cell table:style-name="Table21.E1" office:value-type="string">
            <text:p text:style-name="P27"><text:span text:style-name="T3">Bit 3: Tandy-bit</text:span></text:p>
          </table:table-cell>
        </table:table-row>
        <table:table-row table:style-name="Table21.1">
          <table:table-cell table:style-name="Table21.A1" office:value-type="string">
            <text:p text:style-name="P28"/>
          </table:table-cell>
          <table:table-cell table:style-name="Table21.A1" office:value-type="string">
            <text:p text:style-name="P29"/>
          </table:table-cell>
          <table:table-cell table:style-name="Table21.A1" office:value-type="string">
            <text:p text:style-name="P29"/>
          </table:table-cell>
          <table:table-cell table:style-name="Table21.A1" office:value-type="string">
            <text:p text:style-name="P25"><text:span text:style-name="T7">R</text:span></text:p>
          </table:table-cell>
          <table:table-cell table:style-name="Table21.E1" office:value-type="string">
            <text:p text:style-name="P27"><text:span text:style-name="T3">Bit 4: Status line not available</text:span></text:p>
          </table:table-cell>
        </table:table-row>
        <text:soft-page-break/>
        <table:table-row table:style-name="Table21.1">
          <table:table-cell table:style-name="Table21.A1" office:value-type="string">
            <text:p text:style-name="P28"/>
          </table:table-cell>
          <table:table-cell table:style-name="Table21.A1" office:value-type="string">
            <text:p text:style-name="P29"/>
          </table:table-cell>
          <table:table-cell table:style-name="Table21.A1" office:value-type="string">
            <text:p text:style-name="P29"/>
          </table:table-cell>
          <table:table-cell table:style-name="Table21.A1" office:value-type="string">
            <text:p text:style-name="P25"><text:span text:style-name="T7">R</text:span></text:p>
          </table:table-cell>
          <table:table-cell table:style-name="Table21.E1" office:value-type="string">
            <text:p text:style-name="P27"><text:span text:style-name="T3">Bit 5: Screen-splitting available</text:span></text:p>
          </table:table-cell>
        </table:table-row>
        <table:table-row table:style-name="Table21.1">
          <table:table-cell table:style-name="Table21.A1" office:value-type="string">
            <text:p text:style-name="P28"/>
          </table:table-cell>
          <table:table-cell table:style-name="Table21.A1" office:value-type="string">
            <text:p text:style-name="P29"/>
          </table:table-cell>
          <table:table-cell table:style-name="Table21.A1" office:value-type="string">
            <text:p text:style-name="P29"/>
          </table:table-cell>
          <table:table-cell table:style-name="Table21.A1" office:value-type="string">
            <text:p text:style-name="P25"><text:span text:style-name="T7">R</text:span></text:p>
          </table:table-cell>
          <table:table-cell table:style-name="Table21.E1" office:value-type="string">
            <text:p text:style-name="P27"><text:span text:style-name="T3">Bit 6: Is a proportional font the default</text:span></text:p>
          </table:table-cell>
        </table:table-row>
        <table:table-row table:style-name="Table21.1">
          <table:table-cell table:style-name="Table21.A1" office:value-type="string">
            <text:p text:style-name="P28"/>
          </table:table-cell>
          <table:table-cell table:style-name="Table21.A1" office:value-type="string">
            <text:p text:style-name="P29"/>
          </table:table-cell>
          <table:table-cell table:style-name="Table21.A1" office:value-type="string">
            <text:p text:style-name="P25"><text:span text:style-name="T7">4-</text:span></text:p>
          </table:table-cell>
          <table:table-cell table:style-name="Table21.A1" office:value-type="string">
            <text:p text:style-name="P25"><text:span text:style-name="T7">-</text:span></text:p>
          </table:table-cell>
          <table:table-cell table:style-name="Table21.E1" office:value-type="string">
            <text:p text:style-name="P27"><text:span text:style-name="T3">*01 Flag 1</text:span></text:p>
          </table:table-cell>
        </table:table-row>
        <table:table-row table:style-name="Table21.1">
          <table:table-cell table:style-name="Table21.A1" office:value-type="string">
            <text:p text:style-name="P28"/>
          </table:table-cell>
          <table:table-cell table:style-name="Table21.A1" office:value-type="string">
            <text:p text:style-name="P29"/>
          </table:table-cell>
          <table:table-cell table:style-name="Table21.A1" office:value-type="string">
            <text:p text:style-name="P29"/>
          </table:table-cell>
          <table:table-cell table:style-name="Table21.A1" office:value-type="string">
            <text:p text:style-name="P25"><text:span text:style-name="T7">R</text:span></text:p>
          </table:table-cell>
          <table:table-cell table:style-name="Table21.E1" office:value-type="string">
            <text:p text:style-name="P27"><text:span text:style-name="T3">Bit 0: Colors available</text:span></text:p>
          </table:table-cell>
        </table:table-row>
        <table:table-row table:style-name="Table21.1">
          <table:table-cell table:style-name="Table21.A1" office:value-type="string">
            <text:p text:style-name="P28"/>
          </table:table-cell>
          <table:table-cell table:style-name="Table21.A1" office:value-type="string">
            <text:p text:style-name="P29"/>
          </table:table-cell>
          <table:table-cell table:style-name="Table21.A1" office:value-type="string">
            <text:p text:style-name="P29"/>
          </table:table-cell>
          <table:table-cell table:style-name="Table21.A1" office:value-type="string">
            <text:p text:style-name="P25"><text:span text:style-name="T7">R</text:span></text:p>
          </table:table-cell>
          <table:table-cell table:style-name="Table21.E1" office:value-type="string">
            <text:p text:style-name="P27"><text:span text:style-name="T3">Bit 1: Picture displaying available</text:span></text:p>
          </table:table-cell>
        </table:table-row>
        <table:table-row table:style-name="Table21.1">
          <table:table-cell table:style-name="Table21.A1" office:value-type="string">
            <text:p text:style-name="P28"/>
          </table:table-cell>
          <table:table-cell table:style-name="Table21.A1" office:value-type="string">
            <text:p text:style-name="P29"/>
          </table:table-cell>
          <table:table-cell table:style-name="Table21.A1" office:value-type="string">
            <text:p text:style-name="P29"/>
          </table:table-cell>
          <table:table-cell table:style-name="Table21.A1" office:value-type="string">
            <text:p text:style-name="P25"><text:span text:style-name="T7">R</text:span></text:p>
          </table:table-cell>
          <table:table-cell table:style-name="Table21.E1" office:value-type="string">
            <text:p text:style-name="P27"><text:span text:style-name="T3">Bit 2: Bold available</text:span></text:p>
          </table:table-cell>
        </table:table-row>
        <table:table-row table:style-name="Table21.1">
          <table:table-cell table:style-name="Table21.A1" office:value-type="string">
            <text:p text:style-name="P28"/>
          </table:table-cell>
          <table:table-cell table:style-name="Table21.A1" office:value-type="string">
            <text:p text:style-name="P29"/>
          </table:table-cell>
          <table:table-cell table:style-name="Table21.A1" office:value-type="string">
            <text:p text:style-name="P29"/>
          </table:table-cell>
          <table:table-cell table:style-name="Table21.A1" office:value-type="string">
            <text:p text:style-name="P25"><text:span text:style-name="T7">R</text:span></text:p>
          </table:table-cell>
          <table:table-cell table:style-name="Table21.E1" office:value-type="string">
            <text:p text:style-name="P27"><text:span text:style-name="T3">Bit 3: Italic available</text:span></text:p>
          </table:table-cell>
        </table:table-row>
        <text:soft-page-break/>
        <table:table-row table:style-name="Table21.1">
          <table:table-cell table:style-name="Table21.A1" office:value-type="string">
            <text:p text:style-name="P28"/>
          </table:table-cell>
          <table:table-cell table:style-name="Table21.A1" office:value-type="string">
            <text:p text:style-name="P29"/>
          </table:table-cell>
          <table:table-cell table:style-name="Table21.A1" office:value-type="string">
            <text:p text:style-name="P29"/>
          </table:table-cell>
          <table:table-cell table:style-name="Table21.A1" office:value-type="string">
            <text:p text:style-name="P25"><text:span text:style-name="T7">R</text:span></text:p>
          </table:table-cell>
          <table:table-cell table:style-name="Table21.E1" office:value-type="string">
            <text:p text:style-name="P27"><text:span text:style-name="T3">Bit 4: Monospace (fixed) font available</text:span></text:p>
          </table:table-cell>
        </table:table-row>
        <table:table-row table:style-name="Table21.1">
          <table:table-cell table:style-name="Table21.A1" office:value-type="string">
            <text:p text:style-name="P28"/>
          </table:table-cell>
          <table:table-cell table:style-name="Table21.A1" office:value-type="string">
            <text:p text:style-name="P29"/>
          </table:table-cell>
          <table:table-cell table:style-name="Table21.A1" office:value-type="string">
            <text:p text:style-name="P29"/>
          </table:table-cell>
          <table:table-cell table:style-name="Table21.A1" office:value-type="string">
            <text:p text:style-name="P25"><text:span text:style-name="T7">R</text:span></text:p>
          </table:table-cell>
          <table:table-cell table:style-name="Table21.E1" office:value-type="string">
            <text:p text:style-name="P27"><text:span text:style-name="T3">Bit 5: Sound effects available</text:span></text:p>
          </table:table-cell>
        </table:table-row>
        <table:table-row table:style-name="Table21.1">
          <table:table-cell table:style-name="Table21.A1" office:value-type="string">
            <text:p text:style-name="P28"/>
          </table:table-cell>
          <table:table-cell table:style-name="Table21.A1" office:value-type="string">
            <text:p text:style-name="P29"/>
          </table:table-cell>
          <table:table-cell table:style-name="Table21.A1" office:value-type="string">
            <text:p text:style-name="P29"/>
          </table:table-cell>
          <table:table-cell table:style-name="Table21.A1" office:value-type="string">
            <text:p text:style-name="P25"><text:span text:style-name="T7">R</text:span></text:p>
          </table:table-cell>
          <table:table-cell table:style-name="Table21.E1" office:value-type="string">
            <text:p text:style-name="P27"><text:span text:style-name="T3">Bit 7: Timed keyboard input available</text:span></text:p>
          </table:table-cell>
        </table:table-row>
        <table:table-row table:style-name="Table21.1">
          <table:table-cell table:style-name="Table21.A1" office:value-type="string">
            <text:p text:style-name="P27"><text:span text:style-name="T7">ZORKID/RELEASEID</text:span></text:p>
          </table:table-cell>
          <table:table-cell table:style-name="Table21.A1" office:value-type="string">
            <text:p text:style-name="P25"><text:span text:style-name="T7">2-3</text:span></text:p>
          </table:table-cell>
          <table:table-cell table:style-name="Table21.A1" office:value-type="string">
            <text:p text:style-name="P25"><text:span text:style-name="T7">1-</text:span></text:p>
          </table:table-cell>
          <table:table-cell table:style-name="Table21.A1" office:value-type="string">
            <text:p text:style-name="P25"><text:span text:style-name="T7">R</text:span></text:p>
          </table:table-cell>
          <table:table-cell table:style-name="Table21.E1" office:value-type="string">
            <text:p text:style-name="P27"><text:span text:style-name="T3">Release number (word).</text:span></text:p>
            <text:p text:style-name="P27"><text:span text:style-name="T3">Note: </text:span>Traditionally<text:span text:style-name="T3"> in Infocom only 11 bits are used for release-id (binary and *3777*). That </text:span>suggests<text:span text:style-name="T3"> that the higher 5 bits sometime was used or reserved for other information.</text:span></text:p>
          </table:table-cell>
        </table:table-row>
        <table:table-row table:style-name="Table21.1">
          <table:table-cell table:style-name="Table21.A1" office:value-type="string">
            <text:p text:style-name="P27"><text:span text:style-name="T7">ENDLOD</text:span></text:p>
          </table:table-cell>
          <table:table-cell table:style-name="Table21.A1" office:value-type="string">
            <text:p text:style-name="P25"><text:span text:style-name="T7">4-5</text:span></text:p>
          </table:table-cell>
          <table:table-cell table:style-name="Table21.A1" office:value-type="string">
            <text:p text:style-name="P25"><text:span text:style-name="T7">1-</text:span></text:p>
          </table:table-cell>
          <table:table-cell table:style-name="Table21.A1" office:value-type="string">
            <text:p text:style-name="P25"><text:span text:style-name="T7">R</text:span></text:p>
          </table:table-cell>
          <table:table-cell table:style-name="Table21.E1" office:value-type="string">
            <text:p text:style-name="P27"><text:span text:style-name="T3">Base of high memory (byte address)</text:span></text:p>
          </table:table-cell>
        </table:table-row>
        <table:table-row table:style-name="Table21.1">
          <table:table-cell table:style-name="Table21.A1" office:value-type="string">
            <text:p text:style-name="P27"><text:span text:style-name="T7">START</text:span></text:p>
          </table:table-cell>
          <table:table-cell table:style-name="Table21.A1" office:value-type="string">
            <text:p text:style-name="P25"><text:span text:style-name="T7">6-7</text:span></text:p>
          </table:table-cell>
          <table:table-cell table:style-name="Table21.A1" office:value-type="string">
            <text:p text:style-name="P25"><text:span text:style-name="T7">1-5</text:span></text:p>
          </table:table-cell>
          <table:table-cell table:style-name="Table21.A1" office:value-type="string">
            <text:p text:style-name="P25"><text:span text:style-name="T7">R</text:span></text:p>
          </table:table-cell>
          <table:table-cell table:style-name="Table21.E1" office:value-type="string">
            <text:p text:style-name="P27"><text:span text:style-name="T3">Initial value of program counter (byte address)</text:span></text:p>
          </table:table-cell>
        </table:table-row>
        <table:table-row table:style-name="Table21.1">
          <table:table-cell table:style-name="Table21.A1" office:value-type="string">
            <text:p text:style-name="P28"/>
          </table:table-cell>
          <table:table-cell table:style-name="Table21.A1" office:value-type="string">
            <text:p text:style-name="P29"/>
          </table:table-cell>
          <table:table-cell table:style-name="Table21.A1" office:value-type="string">
            <text:p text:style-name="P25"><text:span text:style-name="T7">6</text:span></text:p>
          </table:table-cell>
          <table:table-cell table:style-name="Table21.A1" office:value-type="string">
            <text:p text:style-name="P25"><text:span text:style-name="T7">R</text:span></text:p>
          </table:table-cell>
          <table:table-cell table:style-name="Table21.E1" office:value-type="string">
            <text:p text:style-name="P27"><text:span text:style-name="T3">Packed address of initial "main" routine</text:span></text:p>
          </table:table-cell>
        </table:table-row>
        <text:soft-page-break/>
        <table:table-row table:style-name="Table21.1">
          <table:table-cell table:style-name="Table21.A1" office:value-type="string">
            <text:p text:style-name="P27"><text:span text:style-name="T7">VOCAB</text:span></text:p>
          </table:table-cell>
          <table:table-cell table:style-name="Table21.A1" office:value-type="string">
            <text:p text:style-name="P25"><text:span text:style-name="T7">8-9</text:span></text:p>
          </table:table-cell>
          <table:table-cell table:style-name="Table21.A1" office:value-type="string">
            <text:p text:style-name="P25"><text:span text:style-name="T7">1-</text:span></text:p>
          </table:table-cell>
          <table:table-cell table:style-name="Table21.A1" office:value-type="string">
            <text:p text:style-name="P25"><text:span text:style-name="T7">R</text:span></text:p>
          </table:table-cell>
          <table:table-cell table:style-name="Table21.E1" office:value-type="string">
            <text:p text:style-name="P27"><text:span text:style-name="T3">Location of dictionary (byte address)</text:span></text:p>
          </table:table-cell>
        </table:table-row>
        <table:table-row table:style-name="Table21.1">
          <table:table-cell table:style-name="Table21.A1" office:value-type="string">
            <text:p text:style-name="P27"><text:span text:style-name="T7">OBJECT</text:span></text:p>
          </table:table-cell>
          <table:table-cell table:style-name="Table21.A1" office:value-type="string">
            <text:p text:style-name="P25"><text:span text:style-name="T7">*10-11</text:span></text:p>
          </table:table-cell>
          <table:table-cell table:style-name="Table21.A1" office:value-type="string">
            <text:p text:style-name="P25"><text:span text:style-name="T7">1-</text:span></text:p>
          </table:table-cell>
          <table:table-cell table:style-name="Table21.A1" office:value-type="string">
            <text:p text:style-name="P25"><text:span text:style-name="T7">R</text:span></text:p>
          </table:table-cell>
          <table:table-cell table:style-name="Table21.E1" office:value-type="string">
            <text:p text:style-name="P27"><text:span text:style-name="T3">Location of object table (byte address)</text:span></text:p>
          </table:table-cell>
        </table:table-row>
        <table:table-row table:style-name="Table21.1">
          <table:table-cell table:style-name="Table21.A1" office:value-type="string">
            <text:p text:style-name="P27"><text:span text:style-name="T7">GLOBALS</text:span></text:p>
          </table:table-cell>
          <table:table-cell table:style-name="Table21.A1" office:value-type="string">
            <text:p text:style-name="P25"><text:span text:style-name="T7">*12-13</text:span></text:p>
          </table:table-cell>
          <table:table-cell table:style-name="Table21.A1" office:value-type="string">
            <text:p text:style-name="P25"><text:span text:style-name="T7">1-</text:span></text:p>
          </table:table-cell>
          <table:table-cell table:style-name="Table21.A1" office:value-type="string">
            <text:p text:style-name="P25"><text:span text:style-name="T7">R</text:span></text:p>
          </table:table-cell>
          <table:table-cell table:style-name="Table21.E1" office:value-type="string">
            <text:p text:style-name="P27"><text:span text:style-name="T3">Location of global variables table(byte address)</text:span></text:p>
          </table:table-cell>
        </table:table-row>
        <table:table-row table:style-name="Table21.1">
          <table:table-cell table:style-name="Table21.A1" office:value-type="string">
            <text:p text:style-name="P27"><text:span text:style-name="T7">PURBOT</text:span></text:p>
          </table:table-cell>
          <table:table-cell table:style-name="Table21.A1" office:value-type="string">
            <text:p text:style-name="P25"><text:span text:style-name="T7">*14-15</text:span></text:p>
          </table:table-cell>
          <table:table-cell table:style-name="Table21.A1" office:value-type="string">
            <text:p text:style-name="P25"><text:span text:style-name="T7">1-</text:span></text:p>
          </table:table-cell>
          <table:table-cell table:style-name="Table21.A1" office:value-type="string">
            <text:p text:style-name="P25"><text:span text:style-name="T7">R</text:span></text:p>
          </table:table-cell>
          <table:table-cell table:style-name="Table21.E1" office:value-type="string">
            <text:p text:style-name="P27"><text:span text:style-name="T3">Base of static memory (byte address)</text:span></text:p>
          </table:table-cell>
        </table:table-row>
        <table:table-row table:style-name="Table21.1">
          <table:table-cell table:style-name="Table21.A1" office:value-type="string">
            <text:p text:style-name="P27"><text:span text:style-name="T7">FLAGS</text:span></text:p>
          </table:table-cell>
          <table:table-cell table:style-name="Table21.A1" office:value-type="string">
            <text:p text:style-name="P25"><text:span text:style-name="T7">*16-17</text:span></text:p>
          </table:table-cell>
          <table:table-cell table:style-name="Table21.A1" office:value-type="string">
            <text:p text:style-name="P25"><text:span text:style-name="T7">-</text:span></text:p>
          </table:table-cell>
          <table:table-cell table:style-name="Table21.A1" office:value-type="string">
            <text:p text:style-name="P25"><text:span text:style-name="T7">-</text:span></text:p>
          </table:table-cell>
          <table:table-cell table:style-name="Table21.E1" office:value-type="string">
            <text:p text:style-name="P27"><text:span text:style-name="T3">Flags 2:</text:span></text:p>
          </table:table-cell>
        </table:table-row>
        <table:table-row table:style-name="Table21.1">
          <table:table-cell table:style-name="Table21.A1" office:value-type="string">
            <text:p text:style-name="P28"/>
          </table:table-cell>
          <table:table-cell table:style-name="Table21.A1" office:value-type="string">
            <text:p text:style-name="P29"/>
          </table:table-cell>
          <table:table-cell table:style-name="Table21.A1" office:value-type="string">
            <text:p text:style-name="P25"><text:span text:style-name="T7">1-</text:span></text:p>
          </table:table-cell>
          <table:table-cell table:style-name="Table21.A1" office:value-type="string">
            <text:p text:style-name="P25"><text:span text:style-name="T7">R/W</text:span></text:p>
          </table:table-cell>
          <table:table-cell table:style-name="Table21.E1" office:value-type="string">
            <text:p text:style-name="P27"><text:span text:style-name="T3">Bit 0: Set when transcripting is on</text:span></text:p>
          </table:table-cell>
        </table:table-row>
        <table:table-row table:style-name="Table21.1">
          <table:table-cell table:style-name="Table21.A1" office:value-type="string">
            <text:p text:style-name="P28"/>
          </table:table-cell>
          <table:table-cell table:style-name="Table21.A1" office:value-type="string">
            <text:p text:style-name="P29"/>
          </table:table-cell>
          <table:table-cell table:style-name="Table21.A1" office:value-type="string">
            <text:p text:style-name="P25"><text:span text:style-name="T7">3-</text:span></text:p>
          </table:table-cell>
          <table:table-cell table:style-name="Table21.A1" office:value-type="string">
            <text:p text:style-name="P25"><text:span text:style-name="T7">R/W</text:span></text:p>
          </table:table-cell>
          <table:table-cell table:style-name="Table21.E1" office:value-type="string">
            <text:p text:style-name="P27"><text:span text:style-name="T3">Bit 1: Set to force printing in monospace font</text:span></text:p>
          </table:table-cell>
        </table:table-row>
        <text:soft-page-break/>
        <table:table-row table:style-name="Table21.1">
          <table:table-cell table:style-name="Table21.A1" office:value-type="string">
            <text:p text:style-name="P28"/>
          </table:table-cell>
          <table:table-cell table:style-name="Table21.A1" office:value-type="string">
            <text:p text:style-name="P29"/>
          </table:table-cell>
          <table:table-cell table:style-name="Table21.A1" office:value-type="string">
            <text:p text:style-name="P25"><text:span text:style-name="T7">6-</text:span></text:p>
          </table:table-cell>
          <table:table-cell table:style-name="Table21.A1" office:value-type="string">
            <text:p text:style-name="P25"><text:span text:style-name="T7">R/W</text:span></text:p>
          </table:table-cell>
          <table:table-cell table:style-name="Table21.E1" office:value-type="string">
            <text:p text:style-name="P27"><text:span text:style-name="T3">Bit 2: Int sets to request screen redraw, game clears when it complies with this</text:span></text:p>
          </table:table-cell>
        </table:table-row>
        <table:table-row table:style-name="Table21.1">
          <table:table-cell table:style-name="Table21.A1" office:value-type="string">
            <text:p text:style-name="P28"/>
          </table:table-cell>
          <table:table-cell table:style-name="Table21.A1" office:value-type="string">
            <text:p text:style-name="P29"/>
          </table:table-cell>
          <table:table-cell table:style-name="Table21.A1" office:value-type="string">
            <text:p text:style-name="P25"><text:span text:style-name="T7">5-</text:span></text:p>
          </table:table-cell>
          <table:table-cell table:style-name="Table21.A1" office:value-type="string">
            <text:p text:style-name="P25"><text:span text:style-name="T7">R</text:span></text:p>
          </table:table-cell>
          <table:table-cell table:style-name="Table21.E1" office:value-type="string">
            <text:p text:style-name="P27"><text:span text:style-name="T3">Bit 3: If set, game wants to use pictures</text:span></text:p>
          </table:table-cell>
        </table:table-row>
        <table:table-row table:style-name="Table21.1">
          <table:table-cell table:style-name="Table21.A1" office:value-type="string">
            <text:p text:style-name="P28"/>
          </table:table-cell>
          <table:table-cell table:style-name="Table21.A1" office:value-type="string">
            <text:p text:style-name="P29"/>
          </table:table-cell>
          <table:table-cell table:style-name="Table21.A1" office:value-type="string">
            <text:p text:style-name="P25"><text:span text:style-name="T7">3</text:span></text:p>
          </table:table-cell>
          <table:table-cell table:style-name="Table21.A1" office:value-type="string">
            <text:p text:style-name="P25"><text:span text:style-name="T7">R</text:span></text:p>
          </table:table-cell>
          <table:table-cell table:style-name="Table21.E1" office:value-type="string">
            <text:p text:style-name="P27"><text:span text:style-name="T3">Bit 4: Amigs ver of "The Lurking Horror" sets this probably sound.</text:span></text:p>
          </table:table-cell>
        </table:table-row>
        <table:table-row table:style-name="Table21.1">
          <table:table-cell table:style-name="Table21.A1" office:value-type="string">
            <text:p text:style-name="P28"/>
          </table:table-cell>
          <table:table-cell table:style-name="Table21.A1" office:value-type="string">
            <text:p text:style-name="P29"/>
          </table:table-cell>
          <table:table-cell table:style-name="Table21.A1" office:value-type="string">
            <text:p text:style-name="P25"><text:span text:style-name="T7">5-</text:span></text:p>
          </table:table-cell>
          <table:table-cell table:style-name="Table21.A1" office:value-type="string">
            <text:p text:style-name="P25"><text:span text:style-name="T7">R</text:span></text:p>
          </table:table-cell>
          <table:table-cell table:style-name="Table21.E1" office:value-type="string">
            <text:p text:style-name="P27"><text:span text:style-name="T3">Bit 4: If set, game wants to use UNDO</text:span></text:p>
          </table:table-cell>
        </table:table-row>
        <table:table-row table:style-name="Table21.1">
          <table:table-cell table:style-name="Table21.A1" office:value-type="string">
            <text:p text:style-name="P28"/>
          </table:table-cell>
          <table:table-cell table:style-name="Table21.A1" office:value-type="string">
            <text:p text:style-name="P29"/>
          </table:table-cell>
          <table:table-cell table:style-name="Table21.A1" office:value-type="string">
            <text:p text:style-name="P25"><text:span text:style-name="T7">5-</text:span></text:p>
          </table:table-cell>
          <table:table-cell table:style-name="Table21.A1" office:value-type="string">
            <text:p text:style-name="P25"><text:span text:style-name="T7">R</text:span></text:p>
          </table:table-cell>
          <table:table-cell table:style-name="Table21.E1" office:value-type="string">
            <text:p text:style-name="P27"><text:span text:style-name="T3">Bit 5: If set, game wants to use mouse</text:span></text:p>
          </table:table-cell>
        </table:table-row>
        <table:table-row table:style-name="Table21.1">
          <table:table-cell table:style-name="Table21.A1" office:value-type="string">
            <text:p text:style-name="P28"/>
          </table:table-cell>
          <table:table-cell table:style-name="Table21.A1" office:value-type="string">
            <text:p text:style-name="P29"/>
          </table:table-cell>
          <table:table-cell table:style-name="Table21.A1" office:value-type="string">
            <text:p text:style-name="P25"><text:span text:style-name="T7">5-</text:span></text:p>
          </table:table-cell>
          <table:table-cell table:style-name="Table21.A1" office:value-type="string">
            <text:p text:style-name="P25"><text:span text:style-name="T7">R</text:span></text:p>
          </table:table-cell>
          <table:table-cell table:style-name="Table21.E1" office:value-type="string">
            <text:p text:style-name="P27"><text:span text:style-name="T3">Bit 6:If set, game wants to use colors</text:span></text:p>
          </table:table-cell>
        </table:table-row>
        <table:table-row table:style-name="Table21.1">
          <table:table-cell table:style-name="Table21.A1" office:value-type="string">
            <text:p text:style-name="P28"/>
          </table:table-cell>
          <table:table-cell table:style-name="Table21.A1" office:value-type="string">
            <text:p text:style-name="P29"/>
          </table:table-cell>
          <table:table-cell table:style-name="Table21.A1" office:value-type="string">
            <text:p text:style-name="P25"><text:span text:style-name="T7">5-</text:span></text:p>
          </table:table-cell>
          <table:table-cell table:style-name="Table21.A1" office:value-type="string">
            <text:p text:style-name="P25"><text:span text:style-name="T7">R</text:span></text:p>
          </table:table-cell>
          <table:table-cell table:style-name="Table21.E1" office:value-type="string">
            <text:p text:style-name="P27"><text:span text:style-name="T3">Bit 7: If set, </text:span>game<text:span text:style-name="T3"> wants to use sound</text:span></text:p>
          </table:table-cell>
        </table:table-row>
        <text:soft-page-break/>
        <table:table-row table:style-name="Table21.1">
          <table:table-cell table:style-name="Table21.A1" office:value-type="string">
            <text:p text:style-name="P28"/>
          </table:table-cell>
          <table:table-cell table:style-name="Table21.A1" office:value-type="string">
            <text:p text:style-name="P29"/>
          </table:table-cell>
          <table:table-cell table:style-name="Table21.A1" office:value-type="string">
            <text:p text:style-name="P25"><text:span text:style-name="T7">6</text:span></text:p>
          </table:table-cell>
          <table:table-cell table:style-name="Table21.A1" office:value-type="string">
            <text:p text:style-name="P25"><text:span text:style-name="T7">R</text:span></text:p>
          </table:table-cell>
          <table:table-cell table:style-name="Table21.E1" office:value-type="string">
            <text:p text:style-name="P27"><text:span text:style-name="T3">Bit 8: If set, </text:span>game<text:span text:style-name="T3"> wants to use menu</text:span></text:p>
          </table:table-cell>
        </table:table-row>
        <table:table-row table:style-name="Table21.1">
          <table:table-cell table:style-name="Table21.A1" office:value-type="string">
            <text:p text:style-name="P27"><text:span text:style-name="T7">SERIAL</text:span></text:p>
          </table:table-cell>
          <table:table-cell table:style-name="Table21.A1" office:value-type="string">
            <text:p text:style-name="P25"><text:span text:style-name="T7">18-19</text:span></text:p>
          </table:table-cell>
          <table:table-cell table:style-name="Table21.A1" office:value-type="string">
            <text:p text:style-name="P25"><text:span text:style-name="T7">3-</text:span></text:p>
          </table:table-cell>
          <table:table-cell table:style-name="Table21.A1" office:value-type="string">
            <text:p text:style-name="P25"><text:span text:style-name="T7">R</text:span></text:p>
          </table:table-cell>
          <table:table-cell table:style-name="Table21.E1" office:value-type="string">
            <text:p text:style-name="P27"><text:span text:style-name="T3">Serial number,YY-part</text:span></text:p>
          </table:table-cell>
        </table:table-row>
        <table:table-row table:style-name="Table21.1">
          <table:table-cell table:style-name="Table21.A1" office:value-type="string">
            <text:p text:style-name="P27"><text:span text:style-name="T7">SERI1</text:span></text:p>
          </table:table-cell>
          <table:table-cell table:style-name="Table21.A1" office:value-type="string">
            <text:p text:style-name="P25"><text:span text:style-name="T7">20-21</text:span></text:p>
          </table:table-cell>
          <table:table-cell table:style-name="Table21.A1" office:value-type="string">
            <text:p text:style-name="P25"><text:span text:style-name="T7">3-</text:span></text:p>
          </table:table-cell>
          <table:table-cell table:style-name="Table21.A1" office:value-type="string">
            <text:p text:style-name="P25"><text:span text:style-name="T7">R</text:span></text:p>
          </table:table-cell>
          <table:table-cell table:style-name="Table21.E1" office:value-type="string">
            <text:p text:style-name="P27"><text:span text:style-name="T3">Serial number,MM-part</text:span></text:p>
          </table:table-cell>
        </table:table-row>
        <table:table-row table:style-name="Table21.1">
          <table:table-cell table:style-name="Table21.A1" office:value-type="string">
            <text:p text:style-name="P27"><text:span text:style-name="T7">SERI2</text:span></text:p>
          </table:table-cell>
          <table:table-cell table:style-name="Table21.A1" office:value-type="string">
            <text:p text:style-name="P25"><text:span text:style-name="T7">22-23</text:span></text:p>
          </table:table-cell>
          <table:table-cell table:style-name="Table21.A1" office:value-type="string">
            <text:p text:style-name="P25"><text:span text:style-name="T7">3-</text:span></text:p>
          </table:table-cell>
          <table:table-cell table:style-name="Table21.A1" office:value-type="string">
            <text:p text:style-name="P25"><text:span text:style-name="T7">R</text:span></text:p>
          </table:table-cell>
          <table:table-cell table:style-name="Table21.E1" office:value-type="string">
            <text:p text:style-name="P27"><text:span text:style-name="T3">Serial number,DD-part</text:span></text:p>
          </table:table-cell>
        </table:table-row>
        <table:table-row table:style-name="Table21.1">
          <table:table-cell table:style-name="Table21.A1" office:value-type="string">
            <text:p text:style-name="P27"><text:span text:style-name="T7">FWORDS</text:span></text:p>
          </table:table-cell>
          <table:table-cell table:style-name="Table21.A1" office:value-type="string">
            <text:p text:style-name="P25"><text:span text:style-name="T7">24-25</text:span></text:p>
          </table:table-cell>
          <table:table-cell table:style-name="Table21.A1" office:value-type="string">
            <text:p text:style-name="P25"><text:span text:style-name="T7">2-</text:span></text:p>
          </table:table-cell>
          <table:table-cell table:style-name="Table21.A1" office:value-type="string">
            <text:p text:style-name="P25"><text:span text:style-name="T7">R</text:span></text:p>
          </table:table-cell>
          <table:table-cell table:style-name="Table21.E1" office:value-type="string">
            <text:p text:style-name="P27"><text:span text:style-name="T3">Location of abbreviations table (byte </text:span>address<text:span text:style-name="T3">)</text:span></text:p>
          </table:table-cell>
        </table:table-row>
        <table:table-row table:style-name="Table21.1">
          <table:table-cell table:style-name="Table21.A1" office:value-type="string">
            <text:p text:style-name="P27"><text:span text:style-name="T7">PLENTH</text:span></text:p>
          </table:table-cell>
          <table:table-cell table:style-name="Table21.A1" office:value-type="string">
            <text:p text:style-name="P25"><text:span text:style-name="T7">26-27</text:span></text:p>
          </table:table-cell>
          <table:table-cell table:style-name="Table21.A1" office:value-type="string">
            <text:p text:style-name="P25"><text:span text:style-name="T7">3-</text:span></text:p>
          </table:table-cell>
          <table:table-cell table:style-name="Table21.A1" office:value-type="string">
            <text:p text:style-name="P25"><text:span text:style-name="T7">R</text:span></text:p>
          </table:table-cell>
          <table:table-cell table:style-name="Table21.E1" office:value-type="string">
            <text:p text:style-name="P27"><text:span text:style-name="T3">Length of file</text:span></text:p>
          </table:table-cell>
        </table:table-row>
        <table:table-row table:style-name="Table21.1">
          <table:table-cell table:style-name="Table21.A1" office:value-type="string">
            <text:p text:style-name="P27"><text:span text:style-name="T7">PCHKSUM</text:span></text:p>
          </table:table-cell>
          <table:table-cell table:style-name="Table21.A1" office:value-type="string">
            <text:p text:style-name="P25"><text:span text:style-name="T7">28-29</text:span></text:p>
          </table:table-cell>
          <table:table-cell table:style-name="Table21.A1" office:value-type="string">
            <text:p text:style-name="P25"><text:span text:style-name="T7">3-</text:span></text:p>
          </table:table-cell>
          <table:table-cell table:style-name="Table21.A1" office:value-type="string">
            <text:p text:style-name="P25"><text:span text:style-name="T7">R</text:span></text:p>
          </table:table-cell>
          <table:table-cell table:style-name="Table21.E1" office:value-type="string">
            <text:p text:style-name="P27"><text:span text:style-name="T3">File checksum</text:span></text:p>
          </table:table-cell>
        </table:table-row>
        <text:soft-page-break/>
        <table:table-row table:style-name="Table21.1">
          <table:table-cell table:style-name="Table21.A1" office:value-type="string">
            <text:p text:style-name="P27"><text:span text:style-name="T7">INTWRD</text:span></text:p>
          </table:table-cell>
          <table:table-cell table:style-name="Table21.A1" office:value-type="string">
            <text:p text:style-name="P25"><text:span text:style-name="T7">30-31</text:span></text:p>
          </table:table-cell>
          <table:table-cell table:style-name="Table21.A1" office:value-type="string">
            <text:p text:style-name="P25"><text:span text:style-name="T7">4-</text:span></text:p>
          </table:table-cell>
          <table:table-cell table:style-name="Table21.A1" office:value-type="string">
            <text:p text:style-name="P25"><text:span text:style-name="T7">R</text:span></text:p>
          </table:table-cell>
          <table:table-cell table:style-name="Table21.E1" office:value-type="string">
            <text:p text:style-name="P27"><text:span text:style-name="T3">Interpreter </text:span>number and<text:span text:style-name="T3"> version</text:span></text:p>
          </table:table-cell>
        </table:table-row>
        <table:table-row table:style-name="Table21.1">
          <table:table-cell table:style-name="Table21.A1" office:value-type="string">
            <text:p text:style-name="P27"><text:span text:style-name="T7">INTID</text:span></text:p>
          </table:table-cell>
          <table:table-cell table:style-name="Table21.A1" office:value-type="string">
            <text:p text:style-name="P25"><text:span text:style-name="T7">30</text:span></text:p>
          </table:table-cell>
          <table:table-cell table:style-name="Table21.A1" office:value-type="string">
            <text:p text:style-name="P25"><text:span text:style-name="T7">4-</text:span></text:p>
          </table:table-cell>
          <table:table-cell table:style-name="Table21.A1" office:value-type="string">
            <text:p text:style-name="P25"><text:span text:style-name="T7">R</text:span></text:p>
          </table:table-cell>
          <table:table-cell table:style-name="Table21.E1" office:value-type="string">
            <text:p text:style-name="P27"><text:span text:style-name="T3">Interpreter number</text:span></text:p>
          </table:table-cell>
        </table:table-row>
        <table:table-row table:style-name="Table21.1">
          <table:table-cell table:style-name="Table21.A1" office:value-type="string">
            <text:p text:style-name="P27"><text:span text:style-name="T7">INTVER</text:span></text:p>
          </table:table-cell>
          <table:table-cell table:style-name="Table21.A1" office:value-type="string">
            <text:p text:style-name="P25"><text:span text:style-name="T7">31</text:span></text:p>
          </table:table-cell>
          <table:table-cell table:style-name="Table21.A1" office:value-type="string">
            <text:p text:style-name="P25"><text:span text:style-name="T7">4-</text:span></text:p>
          </table:table-cell>
          <table:table-cell table:style-name="Table21.A1" office:value-type="string">
            <text:p text:style-name="P25"><text:span text:style-name="T7">R</text:span></text:p>
          </table:table-cell>
          <table:table-cell table:style-name="Table21.E1" office:value-type="string">
            <text:p text:style-name="P27"><text:span text:style-name="T3">Interpreter version</text:span></text:p>
          </table:table-cell>
        </table:table-row>
        <table:table-row table:style-name="Table21.1">
          <table:table-cell table:style-name="Table21.A1" office:value-type="string">
            <text:p text:style-name="P27"><text:span text:style-name="T7">SCRWRD</text:span></text:p>
          </table:table-cell>
          <table:table-cell table:style-name="Table21.A1" office:value-type="string">
            <text:p text:style-name="P25"><text:span text:style-name="T7">32-33</text:span></text:p>
          </table:table-cell>
          <table:table-cell table:style-name="Table21.A1" office:value-type="string">
            <text:p text:style-name="P25"><text:span text:style-name="T7">4-</text:span></text:p>
          </table:table-cell>
          <table:table-cell table:style-name="Table21.A1" office:value-type="string">
            <text:p text:style-name="P25"><text:span text:style-name="T7">R</text:span></text:p>
          </table:table-cell>
          <table:table-cell table:style-name="Table21.E1" office:value-type="string">
            <text:p text:style-name="P27"><text:span text:style-name="T3">Screen width and </text:span>height</text:p>
          </table:table-cell>
        </table:table-row>
        <table:table-row table:style-name="Table21.1">
          <table:table-cell table:style-name="Table21.A1" office:value-type="string">
            <text:p text:style-name="P27"><text:span text:style-name="T7">SCRV</text:span></text:p>
          </table:table-cell>
          <table:table-cell table:style-name="Table21.A1" office:value-type="string">
            <text:p text:style-name="P25"><text:span text:style-name="T7">32</text:span></text:p>
          </table:table-cell>
          <table:table-cell table:style-name="Table21.A1" office:value-type="string">
            <text:p text:style-name="P25"><text:span text:style-name="T7">4-</text:span></text:p>
          </table:table-cell>
          <table:table-cell table:style-name="Table21.A1" office:value-type="string">
            <text:p text:style-name="P25"><text:span text:style-name="T7">R</text:span></text:p>
          </table:table-cell>
          <table:table-cell table:style-name="Table21.E1" office:value-type="string">
            <text:p text:style-name="P27"><text:span text:style-name="T3">Screen height(lines), 255 = infinite</text:span></text:p>
          </table:table-cell>
        </table:table-row>
        <table:table-row table:style-name="Table21.1">
          <table:table-cell table:style-name="Table21.A1" office:value-type="string">
            <text:p text:style-name="P27"><text:span text:style-name="T7">SCRH</text:span></text:p>
          </table:table-cell>
          <table:table-cell table:style-name="Table21.A1" office:value-type="string">
            <text:p text:style-name="P25"><text:span text:style-name="T7">33</text:span></text:p>
          </table:table-cell>
          <table:table-cell table:style-name="Table21.A1" office:value-type="string">
            <text:p text:style-name="P25"><text:span text:style-name="T7">4-</text:span></text:p>
          </table:table-cell>
          <table:table-cell table:style-name="Table21.A1" office:value-type="string">
            <text:p text:style-name="P25"><text:span text:style-name="T7">R</text:span></text:p>
          </table:table-cell>
          <table:table-cell table:style-name="Table21.E1" office:value-type="string">
            <text:p text:style-name="P27"><text:span text:style-name="T3">Screen width (characters)</text:span></text:p>
          </table:table-cell>
        </table:table-row>
        <table:table-row table:style-name="Table21.1">
          <table:table-cell table:style-name="Table21.A1" office:value-type="string">
            <text:p text:style-name="P27"><text:span text:style-name="T7">HWRD</text:span></text:p>
          </table:table-cell>
          <table:table-cell table:style-name="Table21.A1" office:value-type="string">
            <text:p text:style-name="P25"><text:span text:style-name="T7">34-35</text:span></text:p>
          </table:table-cell>
          <table:table-cell table:style-name="Table21.A1" office:value-type="string">
            <text:p text:style-name="P25"><text:span text:style-name="T7">5-</text:span></text:p>
          </table:table-cell>
          <table:table-cell table:style-name="Table21.A1" office:value-type="string">
            <text:p text:style-name="P25"><text:span text:style-name="T7">R</text:span></text:p>
          </table:table-cell>
          <table:table-cell table:style-name="Table21.E1" office:value-type="string">
            <text:p text:style-name="P27"><text:span text:style-name="T3">Screen width in units</text:span></text:p>
          </table:table-cell>
        </table:table-row>
        <text:soft-page-break/>
        <table:table-row table:style-name="Table21.1">
          <table:table-cell table:style-name="Table21.A1" office:value-type="string">
            <text:p text:style-name="P27"><text:span text:style-name="T7">VWRD</text:span></text:p>
          </table:table-cell>
          <table:table-cell table:style-name="Table21.A1" office:value-type="string">
            <text:p text:style-name="P25"><text:span text:style-name="T7">36-37</text:span></text:p>
          </table:table-cell>
          <table:table-cell table:style-name="Table21.A1" office:value-type="string">
            <text:p text:style-name="P25"><text:span text:style-name="T7">5-</text:span></text:p>
          </table:table-cell>
          <table:table-cell table:style-name="Table21.A1" office:value-type="string">
            <text:p text:style-name="P25"><text:span text:style-name="T7">R</text:span></text:p>
          </table:table-cell>
          <table:table-cell table:style-name="Table21.E1" office:value-type="string">
            <text:p text:style-name="P27"><text:span text:style-name="T3">Screen height in units</text:span></text:p>
          </table:table-cell>
        </table:table-row>
        <table:table-row table:style-name="Table21.1">
          <table:table-cell table:style-name="Table21.A1" office:value-type="string">
            <text:p text:style-name="P27"><text:span text:style-name="T7">FWRD</text:span></text:p>
          </table:table-cell>
          <table:table-cell table:style-name="Table21.A1" office:value-type="string">
            <text:p text:style-name="P25"><text:span text:style-name="T7">38-39</text:span></text:p>
          </table:table-cell>
          <table:table-cell table:style-name="Table21.A1" office:value-type="string">
            <text:p text:style-name="P25"><text:span text:style-name="T7">-</text:span></text:p>
          </table:table-cell>
          <table:table-cell table:style-name="Table21.A1" office:value-type="string">
            <text:p text:style-name="P25"><text:span text:style-name="T7">R</text:span></text:p>
          </table:table-cell>
          <table:table-cell table:style-name="Table21.E1" office:value-type="string">
            <text:p text:style-name="P27"><text:span text:style-name="T3">Font width and height</text:span></text:p>
          </table:table-cell>
        </table:table-row>
        <table:table-row table:style-name="Table21.1">
          <table:table-cell table:style-name="Table21.A1" office:value-type="string">
            <text:p text:style-name="P28"/>
          </table:table-cell>
          <table:table-cell table:style-name="Table21.A1" office:value-type="string">
            <text:p text:style-name="P25"><text:span text:style-name="T7">38</text:span></text:p>
          </table:table-cell>
          <table:table-cell table:style-name="Table21.A1" office:value-type="string">
            <text:p text:style-name="P25"><text:span text:style-name="T7">5</text:span></text:p>
          </table:table-cell>
          <table:table-cell table:style-name="Table21.A1" office:value-type="string">
            <text:p text:style-name="P25"><text:span text:style-name="T7">R</text:span></text:p>
          </table:table-cell>
          <table:table-cell table:style-name="Table21.E1" office:value-type="string">
            <text:p text:style-name="P27"><text:span text:style-name="T3">Font width in units (width of '0')</text:span></text:p>
          </table:table-cell>
        </table:table-row>
        <table:table-row table:style-name="Table21.1">
          <table:table-cell table:style-name="Table21.A1" office:value-type="string">
            <text:p text:style-name="P28"/>
          </table:table-cell>
          <table:table-cell table:style-name="Table21.A1" office:value-type="string">
            <text:p text:style-name="P29"/>
          </table:table-cell>
          <table:table-cell table:style-name="Table21.A1" office:value-type="string">
            <text:p text:style-name="P25"><text:span text:style-name="T7">6-</text:span></text:p>
          </table:table-cell>
          <table:table-cell table:style-name="Table21.A1" office:value-type="string">
            <text:p text:style-name="P25"><text:span text:style-name="T7">R</text:span></text:p>
          </table:table-cell>
          <table:table-cell table:style-name="Table21.E1" office:value-type="string">
            <text:p text:style-name="P27"><text:span text:style-name="T3">Font height in units</text:span></text:p>
          </table:table-cell>
        </table:table-row>
        <table:table-row table:style-name="Table21.1">
          <table:table-cell table:style-name="Table21.A1" office:value-type="string">
            <text:p text:style-name="P28"/>
          </table:table-cell>
          <table:table-cell table:style-name="Table21.A1" office:value-type="string">
            <text:p text:style-name="P25"><text:span text:style-name="T7">39</text:span></text:p>
          </table:table-cell>
          <table:table-cell table:style-name="Table21.A1" office:value-type="string">
            <text:p text:style-name="P25"><text:span text:style-name="T7">5</text:span></text:p>
          </table:table-cell>
          <table:table-cell table:style-name="Table21.A1" office:value-type="string">
            <text:p text:style-name="P25"><text:span text:style-name="T7">R</text:span></text:p>
          </table:table-cell>
          <table:table-cell table:style-name="Table21.E1" office:value-type="string">
            <text:p text:style-name="P27"><text:span text:style-name="T3">Font height in units</text:span></text:p>
          </table:table-cell>
        </table:table-row>
        <table:table-row table:style-name="Table21.1">
          <table:table-cell table:style-name="Table21.A1" office:value-type="string">
            <text:p text:style-name="P28"/>
          </table:table-cell>
          <table:table-cell table:style-name="Table21.A1" office:value-type="string">
            <text:p text:style-name="P29"/>
          </table:table-cell>
          <table:table-cell table:style-name="Table21.A1" office:value-type="string">
            <text:p text:style-name="P25"><text:span text:style-name="T7">6-</text:span></text:p>
          </table:table-cell>
          <table:table-cell table:style-name="Table21.A1" office:value-type="string">
            <text:p text:style-name="P25"><text:span text:style-name="T7">R</text:span></text:p>
          </table:table-cell>
          <table:table-cell table:style-name="Table21.E1" office:value-type="string">
            <text:p text:style-name="P27"><text:span text:style-name="T3">Font width in units (width of '0')</text:span></text:p>
          </table:table-cell>
        </table:table-row>
        <table:table-row table:style-name="Table21.1">
          <table:table-cell table:style-name="Table21.A1" office:value-type="string">
            <text:p text:style-name="P27"><text:span text:style-name="T7">LMRG / FOFF</text:span></text:p>
          </table:table-cell>
          <table:table-cell table:style-name="Table21.A1" office:value-type="string">
            <text:p text:style-name="P25"><text:span text:style-name="T7">40-41</text:span></text:p>
          </table:table-cell>
          <table:table-cell table:style-name="Table21.A1" office:value-type="string">
            <text:p text:style-name="P25"><text:span text:style-name="T7">5-</text:span></text:p>
          </table:table-cell>
          <table:table-cell table:style-name="Table21.A1" office:value-type="string">
            <text:p text:style-name="P25"><text:span text:style-name="T7">R</text:span></text:p>
          </table:table-cell>
          <table:table-cell table:style-name="Table21.E1" office:value-type="string">
            <text:p text:style-name="P27"><text:span text:style-name="T3">Routines offset (divided by 8)</text:span></text:p>
          </table:table-cell>
        </table:table-row>
        <text:soft-page-break/>
        <table:table-row table:style-name="Table21.1">
          <table:table-cell table:style-name="Table21.A1" office:value-type="string">
            <text:p text:style-name="P27"><text:span text:style-name="T7">RMRG / SOFF</text:span></text:p>
          </table:table-cell>
          <table:table-cell table:style-name="Table21.A1" office:value-type="string">
            <text:p text:style-name="P25"><text:span text:style-name="T7">42-43</text:span></text:p>
          </table:table-cell>
          <table:table-cell table:style-name="Table21.A1" office:value-type="string">
            <text:p text:style-name="P25"><text:span text:style-name="T7">5</text:span></text:p>
          </table:table-cell>
          <table:table-cell table:style-name="Table21.A1" office:value-type="string">
            <text:p text:style-name="P25"><text:span text:style-name="T7">R</text:span></text:p>
          </table:table-cell>
          <table:table-cell table:style-name="Table21.E1" office:value-type="string">
            <text:p text:style-name="P27"><text:span text:style-name="T3">Static strings offset(divided by 8)</text:span></text:p>
          </table:table-cell>
        </table:table-row>
        <table:table-row table:style-name="Table21.1">
          <table:table-cell table:style-name="Table21.A1" office:value-type="string">
            <text:p text:style-name="P27"><text:span text:style-name="T7">CLRWRD</text:span></text:p>
          </table:table-cell>
          <table:table-cell table:style-name="Table21.A1" office:value-type="string">
            <text:p text:style-name="P25"><text:span text:style-name="T7">44-45</text:span></text:p>
          </table:table-cell>
          <table:table-cell table:style-name="Table21.A1" office:value-type="string">
            <text:p text:style-name="P25"><text:span text:style-name="T7">5-</text:span></text:p>
          </table:table-cell>
          <table:table-cell table:style-name="Table21.A1" office:value-type="string">
            <text:p text:style-name="P25"><text:span text:style-name="T7">R</text:span></text:p>
          </table:table-cell>
          <table:table-cell table:style-name="Table21.E1" office:value-type="string">
            <text:p text:style-name="P27"><text:span text:style-name="T3">Default background and foreground color</text:span></text:p>
          </table:table-cell>
        </table:table-row>
        <table:table-row table:style-name="Table21.1">
          <table:table-cell table:style-name="Table21.A1" office:value-type="string">
            <text:p text:style-name="P28"/>
          </table:table-cell>
          <table:table-cell table:style-name="Table21.A1" office:value-type="string">
            <text:p text:style-name="P25"><text:span text:style-name="T7">44</text:span></text:p>
          </table:table-cell>
          <table:table-cell table:style-name="Table21.A1" office:value-type="string">
            <text:p text:style-name="P25"><text:span text:style-name="T7">5-</text:span></text:p>
          </table:table-cell>
          <table:table-cell table:style-name="Table21.A1" office:value-type="string">
            <text:p text:style-name="P25"><text:span text:style-name="T7">R</text:span></text:p>
          </table:table-cell>
          <table:table-cell table:style-name="Table21.E1" office:value-type="string">
            <text:p text:style-name="P27"><text:span text:style-name="T3">Default background color</text:span></text:p>
          </table:table-cell>
        </table:table-row>
        <table:table-row table:style-name="Table21.1">
          <table:table-cell table:style-name="Table21.A1" office:value-type="string">
            <text:p text:style-name="P28"/>
          </table:table-cell>
          <table:table-cell table:style-name="Table21.A1" office:value-type="string">
            <text:p text:style-name="P25"><text:span text:style-name="T7">45</text:span></text:p>
          </table:table-cell>
          <table:table-cell table:style-name="Table21.A1" office:value-type="string">
            <text:p text:style-name="P25"><text:span text:style-name="T7">5-</text:span></text:p>
          </table:table-cell>
          <table:table-cell table:style-name="Table21.A1" office:value-type="string">
            <text:p text:style-name="P25"><text:span text:style-name="T7">R</text:span></text:p>
          </table:table-cell>
          <table:table-cell table:style-name="Table21.E1" office:value-type="string">
            <text:p text:style-name="P27"><text:span text:style-name="T3">Default foreground color</text:span></text:p>
          </table:table-cell>
        </table:table-row>
        <table:table-row table:style-name="Table21.1">
          <table:table-cell table:style-name="Table21.A1" office:value-type="string">
            <text:p text:style-name="P27"><text:span text:style-name="T7">TCHARS</text:span></text:p>
          </table:table-cell>
          <table:table-cell table:style-name="Table21.A1" office:value-type="string">
            <text:p text:style-name="P25"><text:span text:style-name="T7">46-47</text:span></text:p>
          </table:table-cell>
          <table:table-cell table:style-name="Table21.A1" office:value-type="string">
            <text:p text:style-name="P25"><text:span text:style-name="T7">5-</text:span></text:p>
          </table:table-cell>
          <table:table-cell table:style-name="Table21.A1" office:value-type="string">
            <text:p text:style-name="P25"><text:span text:style-name="T7">R</text:span></text:p>
          </table:table-cell>
          <table:table-cell table:style-name="Table21.E1" office:value-type="string">
            <text:p text:style-name="P27"><text:span text:style-name="T3">Address of terminating characters table (bytes)</text:span></text:p>
          </table:table-cell>
        </table:table-row>
        <table:table-row table:style-name="Table21.1">
          <table:table-cell table:style-name="Table21.A1" office:value-type="string">
            <text:p text:style-name="P27"><text:span text:style-name="T7">CRCNT</text:span></text:p>
          </table:table-cell>
          <table:table-cell table:style-name="Table21.A1" office:value-type="string">
            <text:p text:style-name="P25"><text:span text:style-name="T7">48-49</text:span></text:p>
          </table:table-cell>
          <table:table-cell table:style-name="Table21.A1" office:value-type="string">
            <text:p text:style-name="P25"><text:span text:style-name="T7">5</text:span></text:p>
          </table:table-cell>
          <table:table-cell table:style-name="Table21.A1" office:value-type="string">
            <text:p text:style-name="P25"><text:span text:style-name="T7">R/W</text:span></text:p>
          </table:table-cell>
          <table:table-cell table:style-name="Table21.E1" office:value-type="string">
            <text:p text:style-name="P27"><text:span text:style-name="T3">???</text:span></text:p>
          </table:table-cell>
        </table:table-row>
        <table:table-row table:style-name="Table21.1">
          <table:table-cell table:style-name="Table21.A1" office:value-type="string">
            <text:p text:style-name="P27"><text:span text:style-name="T7">TWID</text:span></text:p>
          </table:table-cell>
          <table:table-cell table:style-name="Table21.A1" office:value-type="string">
            <text:p text:style-name="P25"><text:span text:style-name="T7">48-49</text:span></text:p>
          </table:table-cell>
          <table:table-cell table:style-name="Table21.A1" office:value-type="string">
            <text:p text:style-name="P25"><text:span text:style-name="T7">6-</text:span></text:p>
          </table:table-cell>
          <table:table-cell table:style-name="Table21.A1" office:value-type="string">
            <text:p text:style-name="P25"><text:span text:style-name="T7">R</text:span></text:p>
          </table:table-cell>
          <table:table-cell table:style-name="Table21.E1" office:value-type="string">
            <text:p text:style-name="P27"><text:span text:style-name="T3">Total width in pixels of text sent to output stream 3</text:span></text:p>
          </table:table-cell>
        </table:table-row>
        <text:soft-page-break/>
        <table:table-row table:style-name="Table21.1">
          <table:table-cell table:style-name="Table21.A1" office:value-type="string">
            <text:p text:style-name="P27"><text:span text:style-name="T7">CRFUNC /STDREV</text:span></text:p>
          </table:table-cell>
          <table:table-cell table:style-name="Table21.A1" office:value-type="string">
            <text:p text:style-name="P25"><text:span text:style-name="T7">50-51</text:span></text:p>
          </table:table-cell>
          <table:table-cell table:style-name="Table21.A1" office:value-type="string">
            <text:p text:style-name="P25"><text:span text:style-name="T7">1-</text:span></text:p>
          </table:table-cell>
          <table:table-cell table:style-name="Table21.A1" office:value-type="string">
            <text:p text:style-name="P25"><text:span text:style-name="T7">R/W</text:span></text:p>
          </table:table-cell>
          <table:table-cell table:style-name="Table21.E1" office:value-type="string">
            <text:p text:style-name="P27"><text:span text:style-name="T3">Standard revision number</text:span></text:p>
          </table:table-cell>
        </table:table-row>
        <table:table-row table:style-name="Table21.1">
          <table:table-cell table:style-name="Table21.A1" office:value-type="string">
            <text:p text:style-name="P27"><text:span text:style-name="T7">CHRSET</text:span></text:p>
          </table:table-cell>
          <table:table-cell table:style-name="Table21.A1" office:value-type="string">
            <text:p text:style-name="P25"><text:span text:style-name="T7">52-53</text:span></text:p>
          </table:table-cell>
          <table:table-cell table:style-name="Table21.A1" office:value-type="string">
            <text:p text:style-name="P25"><text:span text:style-name="T7">5-</text:span></text:p>
          </table:table-cell>
          <table:table-cell table:style-name="Table21.A1" office:value-type="string">
            <text:p text:style-name="P25"><text:span text:style-name="T7">R</text:span></text:p>
          </table:table-cell>
          <table:table-cell table:style-name="Table21.E1" office:value-type="string">
            <text:p text:style-name="P27"><text:span text:style-name="T3">Alphabet table address (bytes), or 0 for default</text:span></text:p>
          </table:table-cell>
        </table:table-row>
        <table:table-row table:style-name="Table21.1">
          <table:table-cell table:style-name="Table21.A1" office:value-type="string">
            <text:p text:style-name="P27"><text:span text:style-name="T7">EXTAB</text:span></text:p>
          </table:table-cell>
          <table:table-cell table:style-name="Table21.A1" office:value-type="string">
            <text:p text:style-name="P25"><text:span text:style-name="T7">54-55</text:span></text:p>
          </table:table-cell>
          <table:table-cell table:style-name="Table21.A1" office:value-type="string">
            <text:p text:style-name="P25"><text:span text:style-name="T7">5-</text:span></text:p>
          </table:table-cell>
          <table:table-cell table:style-name="Table21.A1" office:value-type="string">
            <text:p text:style-name="P25"><text:span text:style-name="T7">R</text:span></text:p>
          </table:table-cell>
          <table:table-cell table:style-name="Table21.E1" office:value-type="string">
            <text:p text:style-name="P27"><text:span text:style-name="T3">Header </text:span>extension table<text:span text:style-name="T3"> address (bytes)</text:span></text:p>
          </table:table-cell>
        </table:table-row>
      </table:table>
      <text:p text:style-name="Standard"/>
      <text:list xml:id="list84754288031488" text:continue-numbering="true" text:style-name="WWNum4">
        <text:list-item>
          <text:list>
            <text:list-item>
              <text:list>
                <text:list-item>
                  <text:p text:style-name="P91"><text:bookmark text:name="_jj2ekk"/>Extended header</text:p>
                </text:list-item>
              </text:list>
            </text:list-item>
          </text:list>
        </text:list-item>
      </text:list>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office:value-type="string">
            <text:p text:style-name="P27"><text:span text:style-name="T4">Field-spec</text:span></text:p>
          </table:table-cell>
          <table:table-cell table:style-name="Table22.A1" office:value-type="string">
            <text:p text:style-name="P25"><text:span text:style-name="T4">Byte</text:span></text:p>
          </table:table-cell>
          <table:table-cell table:style-name="Table22.A1" office:value-type="string">
            <text:p text:style-name="P25"><text:span text:style-name="T4">Ver</text:span></text:p>
          </table:table-cell>
          <table:table-cell table:style-name="Table22.A1" office:value-type="string">
            <text:p text:style-name="P25"><text:span text:style-name="T4">R/W</text:span></text:p>
          </table:table-cell>
          <table:table-cell table:style-name="Table22.E1" office:value-type="string">
            <text:p text:style-name="P27"><text:span text:style-name="T4">Description</text:span></text:p>
          </table:table-cell>
        </table:table-row>
        <table:table-row table:style-name="Table22.1">
          <table:table-cell table:style-name="Table22.A1" office:value-type="string">
            <text:p text:style-name="P28"/>
          </table:table-cell>
          <table:table-cell table:style-name="Table22.A1" office:value-type="string">
            <text:p text:style-name="P25"><text:span text:style-name="T7">0-1</text:span></text:p>
          </table:table-cell>
          <table:table-cell table:style-name="Table22.A1" office:value-type="string">
            <text:p text:style-name="P25"><text:span text:style-name="T7">-</text:span></text:p>
          </table:table-cell>
          <table:table-cell table:style-name="Table22.A1" office:value-type="string">
            <text:p text:style-name="P25"><text:span text:style-name="T7">R</text:span></text:p>
          </table:table-cell>
          <table:table-cell table:style-name="Table22.E1" office:value-type="string">
            <text:p text:style-name="P27"><text:span text:style-name="T3">Number of further words in table</text:span></text:p>
          </table:table-cell>
        </table:table-row>
        <table:table-row table:style-name="Table22.1">
          <table:table-cell table:style-name="Table22.A1" office:value-type="string">
            <text:p text:style-name="P27"><text:span text:style-name="T7">MSLOCX</text:span></text:p>
          </table:table-cell>
          <table:table-cell table:style-name="Table22.A1" office:value-type="string">
            <text:p text:style-name="P25"><text:span text:style-name="T7">2-3</text:span></text:p>
          </table:table-cell>
          <table:table-cell table:style-name="Table22.A1" office:value-type="string">
            <text:p text:style-name="P25"><text:span text:style-name="T7">5-</text:span></text:p>
          </table:table-cell>
          <table:table-cell table:style-name="Table22.A1" office:value-type="string">
            <text:p text:style-name="P25"><text:span text:style-name="T7">R</text:span></text:p>
          </table:table-cell>
          <table:table-cell table:style-name="Table22.E1" office:value-type="string">
            <text:p text:style-name="P27"><text:span text:style-name="T3">X-coordinate of mouse after a click</text:span></text:p>
          </table:table-cell>
        </table:table-row>
        <table:table-row table:style-name="Table22.1">
          <table:table-cell table:style-name="Table22.A1" office:value-type="string">
            <text:p text:style-name="P27"><text:span text:style-name="T7">MSLOCY</text:span></text:p>
          </table:table-cell>
          <table:table-cell table:style-name="Table22.A1" office:value-type="string">
            <text:p text:style-name="P25"><text:span text:style-name="T7">4-5</text:span></text:p>
          </table:table-cell>
          <table:table-cell table:style-name="Table22.A1" office:value-type="string">
            <text:p text:style-name="P25"><text:span text:style-name="T7">5-</text:span></text:p>
          </table:table-cell>
          <table:table-cell table:style-name="Table22.A1" office:value-type="string">
            <text:p text:style-name="P25"><text:span text:style-name="T7">R</text:span></text:p>
          </table:table-cell>
          <table:table-cell table:style-name="Table22.E1" office:value-type="string">
            <text:p text:style-name="P27"><text:span text:style-name="T3">Y-coordinate of mouse after a click</text:span></text:p>
          </table:table-cell>
        </table:table-row>
        <table:table-row table:style-name="Table22.1">
          <table:table-cell table:style-name="Table22.A1" office:value-type="string">
            <text:p text:style-name="P27"><text:span text:style-name="T7">MSETBL / UNITBL</text:span></text:p>
          </table:table-cell>
          <table:table-cell table:style-name="Table22.A1" office:value-type="string">
            <text:p text:style-name="P25"><text:span text:style-name="T7">6-7</text:span></text:p>
          </table:table-cell>
          <table:table-cell table:style-name="Table22.A1" office:value-type="string">
            <text:p text:style-name="P25"><text:span text:style-name="T7">5-</text:span></text:p>
          </table:table-cell>
          <table:table-cell table:style-name="Table22.A1" office:value-type="string">
            <text:p text:style-name="P25"><text:span text:style-name="T7">R/W</text:span></text:p>
          </table:table-cell>
          <table:table-cell table:style-name="Table22.E1" office:value-type="string">
            <text:p text:style-name="P27"><text:span text:style-name="T3">Unicode translation table (optional)</text:span></text:p>
          </table:table-cell>
        </table:table-row>
        <table:table-row table:style-name="Table22.1">
          <table:table-cell table:style-name="Table22.A1" office:value-type="string">
            <text:p text:style-name="P27"><text:span text:style-name="T7">MSEDIR / FLAGS3</text:span></text:p>
          </table:table-cell>
          <table:table-cell table:style-name="Table22.A1" office:value-type="string">
            <text:p text:style-name="P25"><text:span text:style-name="T7">8-9</text:span></text:p>
          </table:table-cell>
          <table:table-cell table:style-name="Table22.A1" office:value-type="string">
            <text:p text:style-name="P25"><text:span text:style-name="T7">5-</text:span></text:p>
          </table:table-cell>
          <table:table-cell table:style-name="Table22.A1" office:value-type="string">
            <text:p text:style-name="P25"><text:span text:style-name="T7">R/W</text:span></text:p>
          </table:table-cell>
          <table:table-cell table:style-name="Table22.E1" office:value-type="string">
            <text:p text:style-name="P27"><text:span text:style-name="T3">Flags 3: Bit 0: If set, game wants to use transparency</text:span></text:p>
          </table:table-cell>
        </table:table-row>
        <table:table-row table:style-name="Table22.1">
          <table:table-cell table:style-name="Table22.A1" office:value-type="string">
            <text:p text:style-name="P27"><text:span text:style-name="T7">MSEINV / TRUFGC</text:span></text:p>
          </table:table-cell>
          <table:table-cell table:style-name="Table22.A1" office:value-type="string">
            <text:p text:style-name="P25"><text:span text:style-name="T7">10-11</text:span></text:p>
          </table:table-cell>
          <table:table-cell table:style-name="Table22.A1" office:value-type="string">
            <text:p text:style-name="P25"><text:span text:style-name="T7">5-</text:span></text:p>
          </table:table-cell>
          <table:table-cell table:style-name="Table22.A1" office:value-type="string">
            <text:p text:style-name="P25"><text:span text:style-name="T7">R/W</text:span></text:p>
          </table:table-cell>
          <table:table-cell table:style-name="Table22.E1" office:value-type="string">
            <text:p text:style-name="P27"><text:span text:style-name="T3">True default foreground colour</text:span></text:p>
          </table:table-cell>
        </table:table-row>
        <table:table-row table:style-name="Table22.1">
          <table:table-cell table:style-name="Table22.A1" office:value-type="string">
            <text:p text:style-name="P27"><text:span text:style-name="T7">MSEVRB / TRUBGC</text:span></text:p>
          </table:table-cell>
          <table:table-cell table:style-name="Table22.A1" office:value-type="string">
            <text:p text:style-name="P25"><text:span text:style-name="T7">12-13</text:span></text:p>
          </table:table-cell>
          <table:table-cell table:style-name="Table22.A1" office:value-type="string">
            <text:p text:style-name="P25"><text:span text:style-name="T7">5-</text:span></text:p>
          </table:table-cell>
          <table:table-cell table:style-name="Table22.A1" office:value-type="string">
            <text:p text:style-name="P25"><text:span text:style-name="T7">R/W</text:span></text:p>
          </table:table-cell>
          <table:table-cell table:style-name="Table22.E1" office:value-type="string">
            <text:p text:style-name="P27"><text:span text:style-name="T3">True default background colour</text:span></text:p>
          </table:table-cell>
        </table:table-row>
        <table:table-row table:style-name="Table22.1">
          <table:table-cell table:style-name="Table22.A1" office:value-type="string">
            <text:p text:style-name="P27"><text:span text:style-name="T7">MSEWRD</text:span></text:p>
          </table:table-cell>
          <table:table-cell table:style-name="Table22.A1" office:value-type="string">
            <text:p text:style-name="P25"><text:span text:style-name="T7">14-15</text:span></text:p>
          </table:table-cell>
          <table:table-cell table:style-name="Table22.A1" office:value-type="string">
            <text:p text:style-name="P25"><text:span text:style-name="T7">5-</text:span></text:p>
          </table:table-cell>
          <table:table-cell table:style-name="Table22.A1" office:value-type="string">
            <text:p text:style-name="P25"><text:span text:style-name="T7">R/W</text:span></text:p>
          </table:table-cell>
          <table:table-cell table:style-name="Table22.E1" office:value-type="string">
            <text:p text:style-name="P30"/>
          </table:table-cell>
        </table:table-row>
        <table:table-row table:style-name="Table22.1">
          <table:table-cell table:style-name="Table22.A1" office:value-type="string">
            <text:p text:style-name="P27"><text:span text:style-name="T7">BUTTON</text:span></text:p>
          </table:table-cell>
          <table:table-cell table:style-name="Table22.A1" office:value-type="string">
            <text:p text:style-name="P25"><text:span text:style-name="T7">16-17</text:span></text:p>
          </table:table-cell>
          <table:table-cell table:style-name="Table22.A1" office:value-type="string">
            <text:p text:style-name="P25"><text:span text:style-name="T7">5-</text:span></text:p>
          </table:table-cell>
          <table:table-cell table:style-name="Table22.A1" office:value-type="string">
            <text:p text:style-name="P25"><text:span text:style-name="T7">R/W</text:span></text:p>
          </table:table-cell>
          <table:table-cell table:style-name="Table22.E1" office:value-type="string">
            <text:p text:style-name="P30"/>
          </table:table-cell>
        </table:table-row>
        <table:table-row table:style-name="Table22.1">
          <table:table-cell table:style-name="Table22.A1" office:value-type="string">
            <text:p text:style-name="P27"><text:span text:style-name="T7">JOYSTICK</text:span></text:p>
          </table:table-cell>
          <table:table-cell table:style-name="Table22.A1" office:value-type="string">
            <text:p text:style-name="P25"><text:span text:style-name="T7">18-19</text:span></text:p>
          </table:table-cell>
          <table:table-cell table:style-name="Table22.A1" office:value-type="string">
            <text:p text:style-name="P25"><text:span text:style-name="T7">5-</text:span></text:p>
          </table:table-cell>
          <table:table-cell table:style-name="Table22.A1" office:value-type="string">
            <text:p text:style-name="P25"><text:span text:style-name="T7">R/W</text:span></text:p>
          </table:table-cell>
          <table:table-cell table:style-name="Table22.E1" office:value-type="string">
            <text:p text:style-name="P30"/>
          </table:table-cell>
        </table:table-row>
        <table:table-row table:style-name="Table22.1">
          <table:table-cell table:style-name="Table22.A1" office:value-type="string">
            <text:p text:style-name="P27"><text:span text:style-name="T7">BSTAT</text:span></text:p>
          </table:table-cell>
          <table:table-cell table:style-name="Table22.A1" office:value-type="string">
            <text:p text:style-name="P25"><text:span text:style-name="T7">20-21</text:span></text:p>
          </table:table-cell>
          <table:table-cell table:style-name="Table22.A1" office:value-type="string">
            <text:p text:style-name="P25"><text:span text:style-name="T7">5-</text:span></text:p>
          </table:table-cell>
          <table:table-cell table:style-name="Table22.A1" office:value-type="string">
            <text:p text:style-name="P25"><text:span text:style-name="T7">R/W</text:span></text:p>
          </table:table-cell>
          <table:table-cell table:style-name="Table22.E1" office:value-type="string">
            <text:p text:style-name="P30"/>
          </table:table-cell>
        </table:table-row>
        <table:table-row table:style-name="Table22.1">
          <table:table-cell table:style-name="Table22.A1" office:value-type="string">
            <text:p text:style-name="P27"><text:span text:style-name="T7">JSTAT</text:span></text:p>
          </table:table-cell>
          <table:table-cell table:style-name="Table22.A1" office:value-type="string">
            <text:p text:style-name="P25"><text:span text:style-name="T7">22-23</text:span></text:p>
          </table:table-cell>
          <table:table-cell table:style-name="Table22.A1" office:value-type="string">
            <text:p text:style-name="P25"><text:span text:style-name="T7">5-</text:span></text:p>
          </table:table-cell>
          <table:table-cell table:style-name="Table22.A1" office:value-type="string">
            <text:p text:style-name="P25"><text:span text:style-name="T7">R/W</text:span></text:p>
          </table:table-cell>
          <table:table-cell table:style-name="Table22.E1" office:value-type="string">
            <text:p text:style-name="P30"/>
          </table:table-cell>
        </table:table-row>
      </table:table>
      <text:p text:style-name="Standard"/>
      <text:list xml:id="list84753637551080" text:continue-numbering="true" text:style-name="WWNum4">
        <text:list-item>
          <text:list>
            <text:list-item>
              <text:p text:style-name="P84"><text:bookmark text:name="_33ipx8d"/></text:p>
            </text:list-item>
            <text:list-item>
              <text:p text:style-name="P85"><text:bookmark text:name="_lzl71kiszlvw"/>Appendix C - Reserved constants, globals &amp; locals</text:p>
            </text:list-item>
          </text:list>
        </text:list-item>
      </text:list>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27"><text:span text:style-name="T9">Name</text:span></text:p>
          </table:table-cell>
          <table:table-cell table:style-name="Table23.A1" office:value-type="string">
            <text:p text:style-name="P27"><text:span text:style-name="T9">Type</text:span></text:p>
          </table:table-cell>
          <table:table-cell table:style-name="Table23.A1" office:value-type="string">
            <text:p text:style-name="P27"><text:span text:style-name="T9">Value</text:span></text:p>
          </table:table-cell>
          <table:table-cell table:style-name="Table23.D1" office:value-type="string">
            <text:p text:style-name="P27"><text:span text:style-name="T9">Description</text:span></text:p>
          </table:table-cell>
        </table:table-row>
        <table:table-row table:style-name="Table23.1">
          <table:table-cell table:style-name="Table23.A1" office:value-type="string">
            <text:p text:style-name="P27"><text:span text:style-name="T7">DO-FUNNY-RETURNS?</text:span></text:p>
          </table:table-cell>
          <table:table-cell table:style-name="Table23.A1" office:value-type="string">
            <text:p text:style-name="P27"><text:span text:style-name="T7">GLOBAL</text:span></text:p>
          </table:table-cell>
          <table:table-cell table:style-name="Table23.A1" office:value-type="string">
            <text:p text:style-name="P27"><text:span text:style-name="T7">&lt;&gt; Versions 3-4<text:line-break/>T <text:s/>Versions 5-</text:span></text:p>
          </table:table-cell>
          <table:table-cell table:style-name="Table23.D1" office:value-type="string">
            <text:p text:style-name="P28"/>
          </table:table-cell>
        </table:table-row>
        <table:table-row table:style-name="Table23.1">
          <table:table-cell table:style-name="Table23.A1" office:value-type="string">
            <text:p text:style-name="P27"><text:span text:style-name="T7">FALSE-VALUE</text:span></text:p>
          </table:table-cell>
          <table:table-cell table:style-name="Table23.A1" office:value-type="string">
            <text:p text:style-name="P27"><text:span text:style-name="T7">CONSTANT</text:span></text:p>
          </table:table-cell>
          <table:table-cell table:style-name="Table23.A1" office:value-type="string">
            <text:p text:style-name="P27"><text:span text:style-name="T7">0</text:span></text:p>
          </table:table-cell>
          <table:table-cell table:style-name="Table23.D1" office:value-type="string">
            <text:p text:style-name="P28"/>
          </table:table-cell>
        </table:table-row>
        <table:table-row table:style-name="Table23.1">
          <table:table-cell table:style-name="Table23.A1" office:value-type="string">
            <text:p text:style-name="P27"><text:span text:style-name="T7">FATAL-VALUE</text:span></text:p>
          </table:table-cell>
          <table:table-cell table:style-name="Table23.A1" office:value-type="string">
            <text:p text:style-name="P27"><text:span text:style-name="T7">CONSTANT</text:span></text:p>
          </table:table-cell>
          <table:table-cell table:style-name="Table23.A1" office:value-type="string">
            <text:p text:style-name="P27"><text:span text:style-name="T7">2</text:span></text:p>
          </table:table-cell>
          <table:table-cell table:style-name="Table23.D1" office:value-type="string">
            <text:p text:style-name="P28"/>
          </table:table-cell>
        </table:table-row>
        <table:table-row table:style-name="Table23.1">
          <table:table-cell table:style-name="Table23.A1" office:value-type="string">
            <text:p text:style-name="P27"><text:span text:style-name="T19">IN-ZILCH</text:span></text:p>
          </table:table-cell>
          <table:table-cell table:style-name="Table23.A1" office:value-type="string">
            <text:p text:style-name="P27"><text:span text:style-name="T19">COMPILATION-FLAG</text:span></text:p>
          </table:table-cell>
          <table:table-cell table:style-name="Table23.A1" office:value-type="string">
            <text:p text:style-name="P27"><text:span text:style-name="T19">&lt;&gt;</text:span></text:p>
          </table:table-cell>
          <table:table-cell table:style-name="Table23.D1" office:value-type="string">
            <text:p text:style-name="P28"/>
          </table:table-cell>
        </table:table-row>
        <table:table-row table:style-name="Table23.1">
          <table:table-cell table:style-name="Table23.A1" office:value-type="string">
            <text:p text:style-name="Standard"><text:span text:style-name="T19">NEW-PARSER?</text:span></text:p>
          </table:table-cell>
          <table:table-cell table:style-name="Table23.A1" office:value-type="string">
            <text:p text:style-name="Standard"><text:span text:style-name="T19">GLOBAL</text:span></text:p>
          </table:table-cell>
          <table:table-cell table:style-name="Table23.A1" office:value-type="string">
            <text:p text:style-name="Standard"><text:span text:style-name="T19">Not defined</text:span></text:p>
          </table:table-cell>
          <table:table-cell table:style-name="Table23.D1" office:value-type="string">
            <text:p text:style-name="P27"><text:span text:style-name="T19">&lt;SETG NEW-PARSER T&gt; to use new parser in v6</text:span></text:p>
          </table:table-cell>
        </table:table-row>
        <table:table-row table:style-name="Table23.1">
          <table:table-cell table:style-name="Table23.A1" office:value-type="string">
            <text:p text:style-name="Standard"><text:span text:style-name="T19">REDEFINE</text:span></text:p>
          </table:table-cell>
          <table:table-cell table:style-name="Table23.A1" office:value-type="string">
            <text:p text:style-name="Standard"><text:span text:style-name="T19">LOCAL</text:span></text:p>
          </table:table-cell>
          <table:table-cell table:style-name="Table23.A1" office:value-type="string">
            <text:p text:style-name="Standard"><text:span text:style-name="T19">&lt;&gt;</text:span></text:p>
          </table:table-cell>
          <table:table-cell table:style-name="Table23.D1" office:value-type="string">
            <text:p text:style-name="P28"/>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zxx"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zxx"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indent="-0.0102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in" fo:margin-right="0in" fo:margin-top="0.1665in" fo:margin-bottom="0.0835in" loext:contextual-spacing="false" fo:line-height="100%" fo:text-indent="-0.3957in" style:auto-text-indent="false" fo:keep-with-next="always"/>
      <style:text-properties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5in" fo:margin-right="0in" fo:margin-top="0.1665in" fo:margin-bottom="0.0835in" loext:contextual-spacing="false" fo:line-height="100%" fo:text-indent="-0.5in" style:auto-text-indent="false" fo:keep-with-next="always"/>
      <style:text-properties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6in" fo:margin-right="0in" fo:margin-top="0.1665in" fo:margin-bottom="0.0835in" loext:contextual-spacing="false" fo:line-height="100%" fo:text-indent="-0.6in" style:auto-text-indent="false" fo:keep-with-next="always"/>
      <style:text-properties style:font-name="Arial" fo:font-family="Arial" style:font-family-generic="roman" style:font-pitch="variable" fo:font-size="12pt" fo:font-style="italic" fo:font-weight="bold"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indent="-0.7in" style:auto-text-indent="false"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left="0.8in" fo:margin-right="0in" fo:margin-top="0.1665in" fo:margin-bottom="0.0835in" loext:contextual-spacing="false" fo:line-height="100%" fo:text-indent="-0.8in" style:auto-text-indent="false" fo:keep-with-next="always"/>
      <style:text-properties style:font-name="Arial" fo:font-family="Arial" style:font-family-generic="roman" style:font-pitch="variable" fo:font-size="10.5pt" fo:font-weight="bold" style:font-name-asian="Arial1" style:font-family-asian="Arial" style:font-family-generic-asian="system" style:font-pitch-asian="variable" style:font-size-asian="10.5pt" style:font-weight-asian="bold" style:font-name-complex="Arial1" style:font-family-complex="Arial" style:font-family-generic-complex="system" style:font-pitch-complex="variable" style:font-size-complex="10.5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fo:font-size="12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fo:font-weight="normal"/>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fo:font-weight="normal"/>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fo:font-weight="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fo:font-weight="normal"/>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fo:font-weight="normal"/>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fo:font-weight="normal"/>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fo:font-weight="normal"/>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fo:font-weight="normal"/>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fo:font-weight="normal"/>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fo:font-weight="normal"/>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2pt" style:text-underline-style="none" fo:font-weight="normal"/>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fo:font-weight="normal"/>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3.3457in" style:type="center"/>
          <style:tab-stop style:position="6.6925in" style:type="right"/>
        </style:tab-stops>
      </style:paragraph-properties>
    </style:style>
    <style:style style:name="MT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71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page-layout style:name="Mpm2">
      <style:page-layout-properties fo:page-width="8.2681in" fo:page-height="11.6929in" style:num-format="1" style:print-orientation="portrait" fo:margin-top="0.7874in" fo:margin-bottom="1.1756in" fo:margin-left="0.7874in" fo:margin-right="0.7874in" style:writing-mode="lr-tb" style:layout-grid-color="#c0c0c0" style:layout-grid-lines="2471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 </text:span><text:page-number text:select-page="current">120</text:page-number><text:span text:style-name="MT1"><text:s/>-</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3" meta:image-count="0" meta:object-count="0" meta:page-count="120" meta:paragraph-count="3575" meta:word-count="26269" meta:character-count="154103" meta:non-whitespace-character-count="126134"/>
    <meta:generator>LibreOfficeDev/6.0.5.2$Linux_X86_64 LibreOffice_project/</meta:generator>
  </office:meta>
</office:document-meta>
</file>